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JSC Marinka Direcion Rusian军队炮击了St. Krasnogorivka</text:span>
</text:h>
      <text:p text:style-name="P4">
作者: liveuamap (Language: en)</text:p>
      <text:p text:style-name="P4">
时间: 2023-07-07T-28:25:00</text:p>
      <text:p text:style-name="P4">
地点: Donetsk Oblast (Latitude:47.91531 Longtitude:37.46218)</text:p>
      <text:p text:style-name="P4">
视频: []</text:p>
      <text:p text:style-name="P4">
图片: []</text:p>
      <text:p text:style-name="P4">
标签: ["Russia"]</text:p>
      <text:p text:style-name="P4">
Id: 22574464</text:p>
      <!--METADATA-->
      <text:p text:style-name="P4">
在玛丽卡(Maryinka)方向，俄罗斯军队炮击Krasnohorivka，Heorhiyivka，Maksymilyanivka，Hostre，Hostre，Maryinka和Donetsk地区的Pobyeda。 俄罗斯武器在克拉斯诺霍利夫卡(Krasnohorivka)进行了空袭 - 乌克兰的武装部队在《早晨报告》中说</text:p>
      <text:p text:style-name="P4">
新闻收集链接：<text:a xlink:type="simple" xlink:href="https：\/\/liveuamap.com \/en \/2023 \/7- 7月7日 -  at-maryinka-directionlection-russian-army-army-shelled-krasnohorivka" text:style-name="Internet_20_link" text:visited-style-name="Visited_20_Internet_20_Link">
https：\/\/liveuamap.com \/en \/2023 \/7- 7--- at-at-at-maryinka-directionlection-russian-army-army-shelled-krasnohorivka</text:a>
</text:p>
      <text:p text:style-name="P4">
News Source: <text:a xlink:type="simple" xlink:href="https://t.me/lumsrc/5295" text:style-name="Internet_20_link" text:visited-style-name="Visited_20_Internet_20_Link">
https://t.me/lumsrc/5295</text:a>
</text:p>
      <!--NEWS-->
      <text:h text:style-name="P10" text:outline-level="1">
<text:span text:style-name="T4">
军队的JSC Shakhtar Directio Rusian炮击了Blessed，煤炭，Golden Niva，Shakhtar ...</text:span>
</text:h>
      <text:p text:style-name="P4">
作者: liveuamap (Language: en)</text:p>
      <text:p text:style-name="P4">
时间: 2023-07-07T-30:25:00</text:p>
      <text:p text:style-name="P4">
地点: Vuhledar, Donetsk Oblast (Latitude:47.77971 Longtitude:37.24503)</text:p>
      <text:p text:style-name="P4">
视频: []</text:p>
      <text:p text:style-name="P4">
图片: []</text:p>
      <text:p text:style-name="P4">
标签: ["Russia"]</text:p>
      <text:p text:style-name="P4">
Id: 22574463</text:p>
      <!--METADATA-->
      <text:p text:style-name="P4">
在沙克塔克(Shakhtarske)的指示，俄罗斯军队炮击了顿涅茨克地区的布拉霍达(Vuhledar)，Vuhledar，Zolotanyva，Shakhtarske和Velyka Novosilka。 俄罗斯航空导入的空袭在Vuhledar，乌克兰武装部队在早晨的报告中</text:p>
      <text:p text:style-name="P4">
新闻集链接：<text:a xlink:type="simple" xlink:href="https：\/\/liveuamap.com \/en \/2023 \/7- 7月7日-At-at-Shakhtarske-directionlectiondirceptionle-army-army-army-shelled-blahodatne" text:style-name="Internet_20_link" text:visited-style-name="Visited_20_Internet_20_Link">
https：\/\/liveuamap.com \/en \/2023 \/7-- 7-七月 -  at-as-at-shakhtarske-directiondirection-Russian-army-army-shelled-blahodatne</text:a>
</text:p>
      <text:p text:style-name="P4">
News Source: <text:a xlink:type="simple" xlink:href="https://t.me/lumsrc/5296" text:style-name="Internet_20_link" text:visited-style-name="Visited_20_Internet_20_Link">
https://t.me/lumsrc/5296</text:a>
</text:p>
      <!--NEWS-->
      <text:h text:style-name="P10" text:outline-level="1">
<text:span text:style-name="T4">
JSC Zaporizhzhia和Kherson Direction Rusian军队炮击了Malinovka，Guliaypole，Iron Monk ...</text:span>
</text:h>
      <text:p text:style-name="P4">
作者: liveuamap (Language: en)</text:p>
      <text:p text:style-name="P4">
时间: 2023-07-07T-32:25:00</text:p>
      <text:p text:style-name="P4">
地点: Zaporizhzhia (Latitude:47.60269 Longtitude:35.8877)</text:p>
      <text:p text:style-name="P4">
视频: []</text:p>
      <text:p text:style-name="P4">
图片: []</text:p>
      <text:p text:style-name="P4">
标签: ["Russia"]</text:p>
      <text:p text:style-name="P4">
Id: 22574462</text:p>
      <!--METADATA-->
      <text:p text:style-name="P4">
在Zaporizhzhzhia和Kherson的指示，俄罗斯军队炮击了Malynivka，Huliapole，Zaliznychne，Yehorivka，Zaporizhzhuanet的Mala Tokmachka； Zolota Balka，Sadove，Antonivka，Kherson地区的Pryozerne和Kherson City。 Donetsk地区Velyka Novosilka的俄罗斯航空诱使航空； Novodarivka，Chervonakrynynytsya，Zaporizhzhzhzhzhzhzhia地区的Novodanylivka</text:p>
      <text:p text:style-name="P4">
新闻集链接：(https：\/\/liveuamap.com \/en \/2023 \/7- 7月7日-At-at-at-Zaporizhzhzhzhzhzhzhia-and-kherson-directions-directions-russian-army-army)</text:p>
      <text:p text:style-name="P4">
News Source: <text:a xlink:type="simple" xlink:href="https://t.me/lumsrc/5297" text:style-name="Internet_20_link" text:visited-style-name="Visited_20_Internet_20_Link">
https://t.me/lumsrc/5297</text:a>
</text:p>
      <!--NEWS-->
      <text:h text:style-name="P10" text:outline-level="1">
<text:span text:style-name="T4">
俄罗斯部队在顿涅茨克和卢汉斯克地区采取进攻行动。 乌克兰军事...</text:span>
</text:h>
      <text:p text:style-name="P4">
作者: liveuamap (Language: en)</text:p>
      <text:p text:style-name="P4">
时间: 2023-07-07T-34:25:00</text:p>
      <text:p text:style-name="P4">
地点: Donetsk (Latitude:47.84727 Longtitude:37.50252)</text:p>
      <text:p text:style-name="P4">
视频: []</text:p>
      <text:p text:style-name="P4">
图片: []</text:p>
      <text:p text:style-name="P4">
标签: ["Russia"]</text:p>
      <text:p text:style-name="P4">
Id: 22574461</text:p>
      <!--METADATA-->
      <text:p text:style-name="P4">
俄罗斯军队在顿涅茨克和卢汉斯克地区进行进攻行动。Ukrainian军方与卢汉斯克地区的Karmazynivka附近的俄罗斯军队进行了30次战斗活动 上午报告</text:p>
      <text:p text:style-name="P4">
新闻集链接：<text:a xlink:type="simple" xlink:href="https：\/\/liveuamap.com \/en \/2023 \/7- 7月7日 - 俄罗斯 - 佛罗里达 - 导入犯罪行为 - 迪内茨克" text:style-name="Internet_20_link" text:visited-style-name="Visited_20_Internet_20_Link">
https：\/\/liveuamap.com \/en \/2023 \/7- 7月7日 - 俄罗斯 - 俄罗斯 - 连导犯罪 - 犯罪行为 -  in-donetsk</text:a>
</text:p>
      <text:p text:style-name="P4">
News Source: <text:a xlink:type="simple" xlink:href="https://t.me/lumsrc/5298" text:style-name="Internet_20_link" text:visited-style-name="Visited_20_Internet_20_Link">
https://t.me/lumsrc/5298</text:a>
</text:p>
      <!--NEWS-->
      <text:h text:style-name="P10" text:outline-level="1">
<text:span text:style-name="T4">
下线。 该倡议现在是-Volodymyr Zelenskyy</text:span>
</text:h>
      <text:p text:style-name="P4">
作者: ['АРМІЯINFORM']</text:p>
      <text:p text:style-name="P4">
时间: 2023-07-07T16:00:00-04:00</text:p>
      <text:p text:style-name="P4">
描述: 乌克兰沃迪米尔Zelensky Pid Hour总裁捷克彼得...与乌克兰2022年的战争，与乌克兰与乌克兰的最新新闻战争，今天与乌克兰2022年的新闻战争，乌克兰和俄罗斯之间的战争以及俄罗斯之间的战争以及何时在俄罗斯之间发生战争他们在2022年与乌克兰有一年</text:p>
      <text:p text:style-name="P4">
图片: ['<text:a xlink:type="simple" xlink:href="https://armyinform.com.ua/wp-content/uploads/2023/07/355929718_173228845743213_8763579277450913968_n.png" text:style-name="Internet_20_link" text:visited-style-name="Visited_20_Internet_20_Link">
355929718_173228845743213_8763579277450913968_n.png</text:a>
']</text:p>
      <text:p text:style-name="P4">
标签: ['STOPRUSSIA', 'АГРЕСІЯ РФ', 'ВІЙНА', 'ВОЛОДИМИР ЗЕЛЕНСЬКИЙ', 'ВТОРГНЕННЯ РФ', 'ПЕТР ПАВЕЛ', 'ЧЕХІЯ']</text:p>
      <text:p text:style-name="P4">
类别: News</text:p>
      <!--METADATA-->
      <text:p text:style-name="P4">
<draw:frame draw:style-name="fr1" draw:name="Image2" text:anchor-type="as-char" svg:width="6.9236in" svg:height="4.330958in" draw:z-index="0">
<draw:image xlink:href="../Images/AРМІЯINFORM/2023-07-07T16-00-00-04-00/355929718_173228845743213_8763579277450913968_n.png" xlink:type="simple" xlink:show="embed" xlink:actuate="onLoad" draw:mime-type="image/png"/>
</draw:frame>
乌克兰沃罗迪米尔·泽伦斯基(Volodymyr Zelensky)总裁在布拉格(Prague)的捷克共和国帕维尔(Pavel Pavel)主席联合时，感谢捷克政府和为了欧洲自由而付诸实践的一切统治和自愿支持的人民：武器的援助：对俄罗斯的制裁，对乌克兰的援助。</text:p>
      <text:p text:style-name="P4">
弗拉基米尔·泽伦斯基(Vladimir Zelensky)与捷克政治，公众和媒体的代表进行的直播<text:a xlink:type="simple" xlink:href="https://www.facebook.com/president.gov.ua/videos/1299959020645480/" text:style-name="Internet_20_link" text:visited-style-name="Visited_20_Internet_20_Link">
放置</text:a>
乌克兰总统办公室在其Facebook页面上。</text:p>
      <text:p text:style-name="P4">
乌克兰国家负责人回答了捷克电视记者有关反攻面性的问题的问题，目前正处于前线时，乌克兰州的负责人说：“至于对比。 下线。 该计划现在是。 进攻不是快速的，头痛。 但是，尽管如此，我们前进，不像俄罗斯人一样向后移动。因此，我看到了这种积极的态度。”</text:p>
      <text:p text:style-name="P4">
Volodymyr Zelenskyy早些时候<text:a xlink:type="simple" xlink:href="https://t.me/V_Zelenskiy_official/6876" text:style-name="Internet_20_link" text:visited-style-name="Visited_20_Internet_20_Link">
宣布</text:a>
在捷克共和国，他还计划与总理Petro Fiala，参议院的负责人和议会议会，Milos Vistrchil和Marquet Bakerova Adamova，政府，议会，媒体代表的成员。</text:p>
      <text:p text:style-name="P4">
News Source: <text:a xlink:type="simple" xlink:href="https://armyinform.com.ua/2023/07/07/my-nastupayemo-inicziatyva-zaraz-u-nas-volodymyr-zelenskyj-pro-kontrnastup/" text:style-name="Internet_20_link" text:visited-style-name="Visited_20_Internet_20_Link">
https://armyinform.com.ua/2023/07/07/my-nastupayemo-inicziatyva-zaraz-u-nas-volodymyr-zelenskyj-pro-kontrnastup/</text:a>
</text:p>
      <!--NEWS-->
      <text:h text:style-name="P10" text:outline-level="1">
<text:span text:style-name="T4">
据报道在卢汉斯地区的索罗基（Krasnodon）爆炸</text:span>
</text:h>
      <text:p text:style-name="P4">
作者: liveuamap (Language: en)</text:p>
      <text:p text:style-name="P4">
时间: 2023-07-07T17:47:00</text:p>
      <text:p text:style-name="P4">
地点: Krasnodon,Luhans'ka oblast (Latitude:48.29314 Longtitude:39.73703)</text:p>
      <text:p text:style-name="P4">
视频: []</text:p>
      <text:p text:style-name="P4">
图片: []</text:p>
      <text:p text:style-name="P4">
标签: []</text:p>
      <text:p text:style-name="P4">
Id: 22574532</text:p>
      <!--METADATA-->
      <text:p text:style-name="P4">
据报道，索罗奇爆炸了(克拉斯诺顿)卢汉斯克地区</text:p>
      <text:p text:style-name="P4">
新闻集合链接：<text:a xlink:type="simple" xlink:href="https：\/\/liveuamap.com \/en \/2023 \/7- 7月7日 - 示例，在卢汉斯克(Sorokynekrasnodon of-Luhansk)" text:style-name="Internet_20_link" text:visited-style-name="Visited_20_Internet_20_Link">
https：\/\/liveuamap.com \/en \/2023 \/7- 7-七月释放 - 在卢汉斯克(in-Sorokynekrasnodon)中报告了卢汉斯克的报告</text:a>
</text:p>
      <text:p text:style-name="P4">
News Source: <text:a xlink:type="simple" xlink:href="https://t.me/war_monitor/8618" text:style-name="Internet_20_link" text:visited-style-name="Visited_20_Internet_20_Link">
https://t.me/war_monitor/8618</text:a>
</text:p>
      <!--NEWS-->
      <text:h text:style-name="P10" text:outline-level="1">
<text:span text:style-name="T4">
Alexei Reznikov和Lloyd Austin在下一个Ramstein之前验证了时钟</text:span>
</text:h>
      <text:p text:style-name="P4">
作者: ['АРМІЯINFORM']</text:p>
      <text:p text:style-name="P4">
时间: 2023-07-07T18:00:00-04:00</text:p>
      <text:p text:style-name="P4">
描述: 乌克兰Oleksiy Reznikov Mav Klumnov Rozmov ZM ZM Ministr of Minist of Minist of Minist of United of Unitaty of Undicaty的Miniter防御...与乌克兰2022年与乌克兰的战争，与乌克兰的最新新闻，《与乌克兰的新闻》，《与乌克兰2022年的新闻战争》，今天，乌克兰与俄罗斯和俄罗斯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7/reznikov-ostin.jpg" text:style-name="Internet_20_link" text:visited-style-name="Visited_20_Internet_20_Link">
reznikov-ostin.jpg</text:a>
']</text:p>
      <text:p text:style-name="P4">
标签: ['STOPRUSSIA', 'АГРЕСІЯ РФ', 'ВТОРГНЕННЯ РФ', 'ЛЛОЙД ДЖ. ОСТІН III', 'ОЛЕКСІЙ РЕЗНІКОВ', 'РАМШТАЙН']</text:p>
      <text:p text:style-name="P4">
类别: News</text:p>
      <!--METADATA-->
      <text:p text:style-name="P4">
<draw:frame draw:style-name="fr1" draw:name="Image3" text:anchor-type="as-char" svg:width="6.9236in" svg:height="3.877216in" draw:z-index="0">
<draw:image xlink:href="../Images/AРМІЯINFORM/2023-07-07T18-00-00-04-00/reznikov-ostin.jpg" xlink:type="simple" xlink:show="embed" xlink:actuate="onLoad" draw:mime-type="image/jpeg"/>
</draw:frame>
乌克兰Oleksiy Reznikov国防部长与美国部长劳埃德·詹姆斯·奥斯汀(Lloyd James Austin)进行了电话交谈。</text:p>
      <text:p text:style-name="P4">
关于它，乌克兰国防部的负责人<text:a xlink:type="simple" xlink:href="https://twitter.com/oleksiireznikov/status/1677038781034029058" text:style-name="Internet_20_link" text:visited-style-name="Visited_20_Internet_20_Link">
报告</text:a>
制作一个Twitter页面。</text:p>
      <text:p text:style-name="P4">
“我与同事Lloyd J. Austin III进行了富有成效的电话交谈。目前的情况以及反性运营的进一步步骤以及其他主题问题已经完成。 我们已经验证了乌克兰防御联系人的接触小组之前的时钟(udcg)在北约维尔纽斯峰会之后不久将在formattistein中进行。</text:p>
      <text:p text:style-name="P4">
我们还讨论了与不同类型存储的供应有关的新项目。 跟踪好消息...”  -  Alexei Reznikov写道。</text:p>
      <text:p text:style-name="P4">
News Source: <text:a xlink:type="simple" xlink:href="https://armyinform.com.ua/2023/07/07/oleksij-reznikov-ta-llojd-ostin-zviryly-godynnyky-pered-nastupnym-ramshtajnom/" text:style-name="Internet_20_link" text:visited-style-name="Visited_20_Internet_20_Link">
https://armyinform.com.ua/2023/07/07/oleksij-reznikov-ta-llojd-ostin-zviryly-godynnyky-pered-nastupnym-ramshtajnom/</text:a>
</text:p>
      <!--NEWS-->
      <text:h text:style-name="P10" text:outline-level="1">
<text:span text:style-name="T4">
您的血液可以打架 - 乌克兰卫生部建议如何成为血液的捐助者</text:span>
</text:h>
      <text:p text:style-name="P4">
作者: ['АРМІЯINFORM']</text:p>
      <text:p text:style-name="P4">
时间: 2023-07-07T20:00:00-04:00</text:p>
      <text:p text:style-name="P4">
描述: 一家硫化硫磺的硫磺需要迅速赔偿的需求 - 与乌克兰2022年的战争，与乌克兰的战争是今天的最新新闻，这是与乌克兰2022年的新闻战争，这是今天的最后一场战争，将会发生一场战争他们说，乌克兰和俄罗斯以及2022年与乌克兰的战争是在与乌克兰在不久的将来与乌克兰发生战争的时候在俄罗斯</text:p>
      <text:p text:style-name="P4">
图片: ['<text:a xlink:type="simple" xlink:href="https://armyinform.com.ua/wp-content/uploads/2023/07/donor.jpg" text:style-name="Internet_20_link" text:visited-style-name="Visited_20_Internet_20_Link">
donor.jpg</text:a>
']</text:p>
      <text:p text:style-name="P4">
标签: ['STOPRUSSIA', 'БАНК КРОВІ', 'ДОНОРИ КРОВІ', 'МОЗ УКРАЇНИ']</text:p>
      <text:p text:style-name="P4">
类别: News</text:p>
      <!--METADATA-->
      <text:p text:style-name="P4">
<draw:frame draw:style-name="fr1" draw:name="Image4" text:anchor-type="as-char" svg:width="6.9236in" svg:height="4.615733in" draw:z-index="0">
<draw:image xlink:href="../Images/AРМІЯINFORM/2023-07-07T20-00-00-04-00/donor.jpg" xlink:type="simple" xlink:show="embed" xlink:actuate="onLoad" draw:mime-type="image/jpeg"/>
</draw:frame>
说明性照片</text:p>
      <text:p text:style-name="P4">
严重失血的战士需要及时补偿 - 这样的液体复苏。 还为现代协议医学提供了此过程。</text:p>
      <text:p text:style-name="P4">
在战斗损伤的情况下，全血或其成分的输血是替换失血损失的金标准。 在这种情况下，及时输血至关重要。 特别是在长时间撤离期间。</text:p>
      <text:p text:style-name="P4">
在您的官方网站上有关它<text:a xlink:type="simple" xlink:href="https://moz.gov.ua/article/news/rishennja-urjadu-nablizilo-donorsku-krov-do-frontu" text:style-name="Internet_20_link" text:visited-style-name="Visited_20_Internet_20_Link">
写信</text:a>
乌克兰卫生部。</text:p>
      <text:p text:style-name="P4">
始终需要可靠且稳定的血液及其成分。 您的鲜血不仅可以由军队挽救您的生命，而且还可以受到平民的生命，这些平民受到俄罗斯对乌克兰战争的影响。</text:p>
      <text:p text:style-name="P4">
加入捐赠和捐赠血液非常容易。 选项 - 几个。可以选择最方便的：</text:p>
      <text:p text:style-name="P4">
<text:span text:style-name="T5">
如果您在一个大城市生存 - 致电城市中心并注册某个时间和时间； </text:span>
如果您在一个村庄或小镇中生存，而血液服务中心则是您的血液中心或最接近的地区医院。 您可以找出何时在您所在地区工作的鲜血团队。</text:p>
      <text:p text:style-name="P4">
当前的血液中心手机可以在[现场]上找到(https://utcc.gov.ua/tvoya-krov-mozhe-voyuvaty/)乌克兰世纪教育协调(UCTK).</text:p>
      <text:p text:style-name="P4">
Якщо вам складно відірватися від роботи, але серед ваших колег є багатооднодумців, так само готових поділитися кровʼю з пораненими героями, — можнаорганізувати день донора у своєму офісі. Алгоритм його організації та механіказапрошення виїзної бригади в офіс можна знайти на сайті УЦТК.</text:p>
      <text:p text:style-name="P4">
News Source: <text:a xlink:type="simple" xlink:href="https://armyinform.com.ua/2023/07/07/tvoya-krov-mozhe-voyuvaty-moz-ukrayiny-poradylo-yak-staty-donorom-krovi/" text:style-name="Internet_20_link" text:visited-style-name="Visited_20_Internet_20_Link">
https://armyinform.com.ua/2023/07/07/tvoya-krov-mozhe-voyuvaty-moz-ukrayiny-poradylo-yak-staty-donorom-krovi/</text:a>
</text:p>
      <!--NEWS-->
      <text:h text:style-name="P10" text:outline-level="1">
<text:span text:style-name="T4">
6月，重返社会部将UAH 4210万转移给了囚犯的家庭</text:span>
</text:h>
      <text:p text:style-name="P4">
作者: ['АРМІЯINFORM']</text:p>
      <text:p text:style-name="P4">
时间: 2023-07-07T22:00:00-04:00</text:p>
      <text:p text:style-name="P4">
描述: 乌克兰乌克兰人的Zwan Rementegraita Timchasovo Terrix的Min thevosty ...与乌克兰2022年与乌克兰的战争，今天与乌克兰的最新新闻，今天与乌克兰的新闻战争，今天与乌克兰的新闻战争上次，乌克兰和俄罗斯之间的战争将在20222年之间发生战争他们说，是否在不久的将来会与乌克兰发动战争</text:p>
      <text:p text:style-name="P4">
图片: ['<text:a xlink:type="simple" xlink:href="https://armyinform.com.ua/wp-content/uploads/2023/07/2022-09-28-tryvayut-peremovyny-shhodo-obminu.jpg" text:style-name="Internet_20_link" text:visited-style-name="Visited_20_Internet_20_Link">
2022-09-28-tryvayut-peremovyny-shhodo-obminu.jpg</text:a>
']</text:p>
      <text:p text:style-name="P4">
标签: ['STOPRUSSIA', 'АГРЕСІЯ РФ', 'ВІЙСЬКОВОПОЛОНЕНІ', 'ВТОРГНЕННЯ РФ', 'ДЕРЖАВНА ДОПОМОГА', 'МІНРЕІНТЕГРАЦІЇ']</text:p>
      <text:p text:style-name="P4">
类别: News</text:p>
      <!--METADATA-->
      <text:p text:style-name="P4">
<draw:frame draw:style-name="fr1" draw:name="Image5" text:anchor-type="as-char" svg:width="6.9236in" svg:height="3.957991in" draw:z-index="0">
<draw:image xlink:href="../Images/AРМІЯINFORM/2023-07-07T22-00-00-04-00/2022-09-28-tryvayut-peremovyny-shhodo-obminu.jpg" xlink:type="simple" xlink:show="embed" xlink:actuate="onLoad" draw:mime-type="image/jpeg"/>
</draw:frame>
乌克兰暂时占领领土的重新融入部，旨在支付国家财政援助，以确立由于反对乌克兰的武装侵略而确立了剥夺自由事实的人的利益。</text:p>
      <text:p text:style-name="P4">
在重返社会部的官方网站上<text:a xlink:type="simple" xlink:href="https://minre.gov.ua/2023/07/06/u-chervni-minreintegracziyi-pererahuvalo-421-mln-gryven-simyam-polonenyh/" text:style-name="Internet_20_link" text:visited-style-name="Visited_20_Internet_20_Link">
参考</text:a>
6月，它在俄罗斯联邦非法拘留的乌克兰公民家族的银行账户中向UAH喷洒了4210万个事实。</text:p>
      <text:p text:style-name="P4">
因此，另外243家政治犯，平民和战俘的家庭收到了每年被囚禁的UAH 100,000的国家援助。 此外，其中许多人 - 在几年的自由场所退化。</text:p>
      <text:p text:style-name="P4">
Renoctration部指出，自年初以来，它已从被囚禁中支付给州的毒性，而俘虏的家属总额为1.244亿UAH。</text:p>
      <text:p text:style-name="P4">
News Source: <text:a xlink:type="simple" xlink:href="https://armyinform.com.ua/2023/07/07/u-chervni-minreintegracziyi-pererahuvalo-421-mln-gryven-simyam-polonenyh/" text:style-name="Internet_20_link" text:visited-style-name="Visited_20_Internet_20_Link">
https://armyinform.com.ua/2023/07/07/u-chervni-minreintegracziyi-pererahuvalo-421-mln-gryven-simyam-polonenyh/</text:a>
</text:p>
      <!--NEWS-->
      <text:h text:style-name="P10" text:outline-level="1">
<text:span text:style-name="T4">
在Belgorod地区的Schebekyne报道的炮击</text:span>
</text:h>
      <text:p text:style-name="P4">
作者: liveuamap (Language: en)</text:p>
      <text:p text:style-name="P4">
时间: 2023-07-07T22:07:00</text:p>
      <text:p text:style-name="P4">
地点: Schebekyne (Latitude:50.41081 Longtitude:36.89054)</text:p>
      <text:p text:style-name="P4">
视频: []</text:p>
      <text:p text:style-name="P4">
图片: ["<text:a xlink:type="simple" xlink:href="https://liveuamap.com/pics/2023/07/08/22574537_0.jpg" text:style-name="Internet_20_link" text:visited-style-name="Visited_20_Internet_20_Link">
22574537_0.jpg</text:a>
", "<text:a xlink:type="simple" xlink:href="https://liveuamap.com/pics/2023/07/08/22574537_1.jpg" text:style-name="Internet_20_link" text:visited-style-name="Visited_20_Internet_20_Link">
22574537_1.jpg</text:a>
"]</text:p>
      <text:p text:style-name="P4">
标签: ["Russia", "Central and Eastern Europe"]</text:p>
      <text:p text:style-name="P4">
Id: 22574537</text:p>
      <!--METADATA-->
      <text:p text:style-name="P4">
在Belgorod地区的Schebekyne报道的炮击</text:p>
      <text:p text:style-name="P4">
<draw:frame draw:style-name="fr1" draw:name="Image6" text:anchor-type="as-char" svg:width="6.9236in" svg:height="5.1927in" draw:z-index="0">
<draw:image xlink:href="../Images/liveuamap/2023-07-07T22-07-00/22574537_0.jpg" xlink:type="simple" xlink:show="embed" xlink:actuate="onLoad" draw:mime-type="image/jpeg"/>
</draw:frame>
<draw:frame draw:style-name="fr1" draw:name="Image7" text:anchor-type="as-char" svg:width="6.9236in" svg:height="5.1927in" draw:z-index="0">
<draw:image xlink:href="../Images/liveuamap/2023-07-07T22-07-00/22574537_1.jpg" xlink:type="simple" xlink:show="embed" xlink:actuate="onLoad" draw:mime-type="image/jpeg"/>
</draw:frame>
新闻集链接：<text:a xlink:type="simple" xlink:href="https：\/\/liveuamap.com \/en \/2023 \/8- 7月8日 - 贝尔戈罗德 - 区域的报道" text:style-name="Internet_20_link" text:visited-style-name="Visited_20_Internet_20_Link">
https：\/\/liveuamap.com \/en \/2023 \/8- 7月7日 - 贝尔戈罗德 - 地区的报道报告</text:a>
</text:p>
      <text:p text:style-name="P4">
News Source: <text:a xlink:type="simple" xlink:href="https://t.me/zhest_belgorod/29529" text:style-name="Internet_20_link" text:visited-style-name="Visited_20_Internet_20_Link">
https://t.me/zhest_belgorod/29529</text:a>
</text:p>
      <!--NEWS-->
      <text:h text:style-name="P10" text:outline-level="1">
<text:span text:style-name="T4">
据报道，Zaporizhzhia区的爆炸是可能的S-300导弹罢工</text:span>
</text:h>
      <text:p text:style-name="P4">
作者: liveuamap (Language: en)</text:p>
      <text:p text:style-name="P4">
时间: 2023-07-07T22:25:00</text:p>
      <text:p text:style-name="P4">
地点: Zaporizhzhia, Zaporiz'ka oblast (Latitude:47.87399 Longtitude:35.19144)</text:p>
      <text:p text:style-name="P4">
视频: []</text:p>
      <text:p text:style-name="P4">
图片: []</text:p>
      <text:p text:style-name="P4">
标签: ["Europe", "Central and Eastern Europe"]</text:p>
      <text:p text:style-name="P4">
Id: 22574533</text:p>
      <!--METADATA-->
      <text:p text:style-name="P4">
在Zaporizhzhia区报道了爆炸，可能是S300导弹罢工  新闻集链接：<text:a xlink:type="simple" xlink:href="https：\/\/liveuamap.com \/en \/2023 \/8- 7月7日 - 开发在zaporizhzhia-district中报告" text:style-name="Internet_20_link" text:visited-style-name="Visited_20_Internet_20_Link">
https：\/\/liveuamap.com \/en \/2023 \/8-七月7-7-7-爆炸，在zaporizhzhia-district中报告了</text:a>
</text:p>
      <text:p text:style-name="P4">
News Source: <text:a xlink:type="simple" xlink:href="https://t.me/info_zp/40397" text:style-name="Internet_20_link" text:visited-style-name="Visited_20_Internet_20_Link">
https://t.me/info_zp/40397</text:a>
</text:p>
      <!--NEWS-->
      <text:h text:style-name="P10" text:outline-level="1">
<text:span text:style-name="T4">
乌克兰Kraken Gro的特殊部门为Kharkiv地区的居民提供人道主义援助</text:span>
</text:h>
      <text:p text:style-name="P4">
作者: ['АРМІЯINFORM']</text:p>
      <text:p text:style-name="P4">
时间: 2023-07-07T24:00:00-04:00</text:p>
      <text:p text:style-name="P4">
描述: 特殊Prodrodil Gur Kraken Kraken Kraken持续了3个Mysytsi志愿者...与乌克兰2022年的战争，与乌克兰的最新新闻战争，今天与乌克兰的新闻战争，今天与乌克兰2022年的新闻战，乌克兰和俄罗斯之间的战争是否会发生战争他们说，与否，他们会在不久的将来与乌克兰发动战争，他们说与乌克兰的战争，今天的乌克兰新闻，乌克兰的新闻，乌克兰的新闻</text:p>
      <text:p text:style-name="P4">
图片: ['<text:a xlink:type="simple" xlink:href="https://armyinform.com.ua/wp-content/uploads/2023/07/20230706-02-06.jpg" text:style-name="Internet_20_link" text:visited-style-name="Visited_20_Internet_20_Link">
20230706-02-06.jpg</text:a>
']</text:p>
      <text:p text:style-name="P4">
标签: ['KRAKEN', 'ГУР МО УКРАЇНИ', 'ХАРКІВЩИНА']</text:p>
      <text:p text:style-name="P4">
类别: News</text:p>
      <!--METADATA-->
      <text:p text:style-name="P4">
<draw:frame draw:style-name="fr1" draw:name="Image8" text:anchor-type="as-char" svg:width="6.9236in" svg:height="4.529188in" draw:z-index="0">
<draw:image xlink:href="../Images/AРМІЯINFORM/2023-07-07T24-00-00-04-00/20230706-02-06.jpg" xlink:type="simple" xlink:show="embed" xlink:actuate="onLoad" draw:mime-type="image/jpeg"/>
</draw:frame>
在过去的三个月中，在过去的三个月中，乌克兰·克雷肯国防部的特别部门向哈尔基夫居民提供了2500多套人道主义援助。</text:p>
      <text:p text:style-name="P4">
关于它<text:a xlink:type="simple" xlink:href="https://gur.gov.ua/content/spetspidrozdil-hur-mo-ukrainy-kraken-nadaie-humanitarnu-dopomohu-meshkantsiam-kharkivshchyny.html" text:style-name="Internet_20_link" text:visited-style-name="Visited_20_Internet_20_Link">
报告</text:a>
古尔·穆克兰(Gur Munukrain)。</text:p>
      <text:p text:style-name="P4">
在4月，5月和6月，Kraken国防部情报部特别部门的代表与Kharkiv慈善基金会的人道主义中心交付给了Kharkiv地区的俄罗斯居民的居民。</text:p>
      <text:p text:style-name="P4">
这些食物套装提供了5500多名公民，这些公民现在位于工业村庄：Borisovka，Musty，Lukikhanka，Morokhovets，Morokhovets，Red，Sagittar Lisogirka，Novopavlivka，Savinka，Savinka，Savinka，savovenkove，Yakovenkove，Yakovenkove，Yakovenkove，Yakovenkove，donetsk，donetsk，donetsk，topolsk，mala komishuvaka，kamianuianka，kamamishaka，dd. Osinovo，Senkovo，Brigadyrivka，Blessed，Grushivka，Nechalodivka，RSTM“ Novolypetsky”以及Kupyansk和Izum的城市。</text:p>
      <text:p text:style-name="P4">
此外，作为一个单独的项目的一部分，他们参观了在哈尔基夫地区被占领的领土上的家庭住宅，并由乌克兰武装部队的反官方行动的入口释放。 家庭被带到食品人文和许多礼物上。</text:p>
      <text:p text:style-name="P4">
News Source: <text:a xlink:type="simple" xlink:href="https://armyinform.com.ua/2023/07/07/speczpidrozdil-gur-mo-ukrayiny-kraken-nadaye-gumanitarnu-dopomogu-meshkanczyam-harkivshhyny/" text:style-name="Internet_20_link" text:visited-style-name="Visited_20_Internet_20_Link">
https://armyinform.com.ua/2023/07/07/speczpidrozdil-gur-mo-ukrayiny-kraken-nadaye-gumanitarnu-dopomogu-meshkanczyam-harkivshhyny/</text:a>
</text:p>
      <!--NEWS-->
      <text:h text:style-name="P10" text:outline-level="1">
<text:span text:style-name="T4">
15个乌克兰地区将在赫尔森地区重建26个定居点</text:span>
</text:h>
      <text:p text:style-name="P4">
作者: ['АРМІЯINFORM']</text:p>
      <text:p text:style-name="P4">
时间: 2023-07-07T26:00:00-04:00</text:p>
      <text:p text:style-name="P4">
描述: -Araitsyuvati plich-o-o-plich to Rewind vidbodovy-those，Who Who，与乌克兰2022年的战争，与乌克兰最新新闻的战争，与乌克兰2022年的新闻战争，乌克兰和俄罗斯，俄罗斯以及俄罗斯以及俄罗斯以及俄罗斯以及俄罗斯以及俄罗斯以及俄罗斯以及俄罗斯以及俄罗斯以及俄罗斯以及俄罗斯以及俄罗斯以及俄罗斯以及俄罗斯以及俄罗斯以及俄罗斯以及俄罗斯和俄罗斯在2022年与乌克兰的战争将在不久的将来与乌克兰战争，乌克兰与乌克兰的战争，今天的乌克兰新闻，乌克兰的新闻，乌克兰媒体在俄罗斯的乌克兰新闻</text:p>
      <text:p text:style-name="P4">
图片: ['<text:a xlink:type="simple" xlink:href="https://armyinform.com.ua/wp-content/uploads/2023/07/photo_2023-07-06_19-53-49.jpg" text:style-name="Internet_20_link" text:visited-style-name="Visited_20_Internet_20_Link">
photo_2023-07-06_19-53-49.jpg</text:a>
', '<text:a xlink:type="simple" xlink:href="https://armyinform.com.ua/wp-content/uploads/2023/07/photo_2023-07-06_19-55-11-150x150.jpg" text:style-name="Internet_20_link" text:visited-style-name="Visited_20_Internet_20_Link">
photo_2023-07-06_19-55-11-150x150.jpg</text:a>
', '<text:a xlink:type="simple" xlink:href="https://armyinform.com.ua/wp-content/uploads/2023/07/photo_2023-07-06_19-53-53-150x150.jpg" text:style-name="Internet_20_link" text:visited-style-name="Visited_20_Internet_20_Link">
photo_2023-07-06_19-53-53-150x150.jpg</text:a>
']</text:p>
      <text:p text:style-name="P4">
标签: ['ВІДБУДОВА', 'ОЛЕКСІЙ КУЛЕБА', 'ХЕРСОНЩИНА']</text:p>
      <text:p text:style-name="P4">
类别: News</text:p>
      <!--METADATA-->
      <text:p text:style-name="P4">
<draw:frame draw:style-name="fr1" draw:name="Image9" text:anchor-type="as-char" svg:width="6.9236in" svg:height="3.932388in" draw:z-index="0">
<draw:image xlink:href="../Images/AРМІЯINFORM/2023-07-07T26-00-00-04-00/photo_2023-07-06_19-53-49.jpg" xlink:type="simple" xlink:show="embed" xlink:actuate="onLoad" draw:mime-type="image/jpeg"/>
</draw:frame>
 - 乌克兰需要并排工作以赢得重建和恢复工作。 这是我们的团结公式，我们已经证明了将近500天的全尺度战争 -  <text:a xlink:type="simple" xlink:href="https://t.me/OleksiyKuleba/3523" text:style-name="Internet_20_link" text:visited-style-name="Visited_20_Internet_20_Link">
报告</text:a>
办公室副主席Alexei Kuleb电报。</text:p>
      <ul>
        <li>
从现在开始，“并排”是泰洛夫地区社区与受ED俄罗斯入侵最受影响的不同地区的城市和村庄之间合作的新页面。 乌克兰的能力社区是在他们在赫尔森地区的赞助下占据的。 该地区成为飞行员。 他强调，15个地区将在右岸重建26个插图点。</li>
      </ul>
      <text:p text:style-name="P4">
<text:a xlink:type="simple" xlink:href="https://armyinform.com.ua/wp-content/uploads/2023/07/photo_2023-07-06_19-55-11.jpg" text:style-name="Internet_20_link" text:visited-style-name="Visited_20_Internet_20_Link">
!(Images/AРМІЯINFORM/2023-07-07T26-00-00-04-00/photo_2023-07-06_19-55-11-150x150.jpg)</text:a>
</text:p>
      <text:p text:style-name="P4">
<text:a xlink:type="simple" xlink:href="https://armyinform.com.ua/wp-content/uploads/2023/07/photo_2023-07-06_19-53-53.jpg" text:style-name="Internet_20_link" text:visited-style-name="Visited_20_Internet_20_Link">
<draw:frame draw:style-name="fr1" draw:name="Image10" text:anchor-type="as-char" svg:width="6.9236in" svg:height="6.9236in" draw:z-index="0">
<draw:image xlink:href="../Images/AРМІЯINFORM/2023-07-07T26-00-00-04-00/photo_2023-07-06_19-53-53-150x150.jpg" xlink:type="simple" xlink:show="embed" xlink:actuate="onLoad" draw:mime-type="image/jpeg"/>
</draw:frame>
</text:a>
据他说，其他地区以及乌克兰人与自治之间的伙伴关系，团结，援助和联系的加强。</text:p>
      <text:p text:style-name="P4">
News Source: <text:a xlink:type="simple" xlink:href="https://armyinform.com.ua/2023/07/07/pyatnadczyat-ukrayinskyh-regioniv-vidbuduyut-26-naselenyh-punktiv-na-hersonshhyni/" text:style-name="Internet_20_link" text:visited-style-name="Visited_20_Internet_20_Link">
https://armyinform.com.ua/2023/07/07/pyatnadczyat-ukrayinskyh-regioniv-vidbuduyut-26-naselenyh-punktiv-na-hersonshhyni/</text:a>
</text:p>
      <!--NEWS-->
      <text:h text:style-name="P10" text:outline-level="1">
<text:span text:style-name="T4">
占用者将精力集中在四个方向上，每天发生30次战斗冲突</text:span>
</text:h>
      <text:p text:style-name="P4">
作者: ['АРМІЯINFORM']</text:p>
      <text:p text:style-name="P4">
时间: 2023-07-07T28:00:00-04:00</text:p>
      <text:p text:style-name="P4">
描述:  - 我在巴赫穆特斯基（Bakhmutsky）的利曼斯基（Limansky）做的Zoservilu的敌人……与乌克兰2022年的战争，与乌克兰的战争是今天的最新消息，与乌克兰2022年的新闻战是今天的最后一场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7/nastup.jpg" text:style-name="Internet_20_link" text:visited-style-name="Visited_20_Internet_20_Link">
nastup.jpg</text:a>
']</text:p>
      <text:p text:style-name="P4">
标签: ['STOPRUSSIA', 'АГРЕСІЯ РФ', 'ГШ ЗСУ']</text:p>
      <text:p text:style-name="P4">
类别: News</text:p>
      <!--METADATA-->
      <text:p text:style-name="P4">
<draw:frame draw:style-name="fr1" draw:name="Image11" text:anchor-type="as-char" svg:width="6.9236in" svg:height="3.894525in" draw:z-index="0">
<draw:image xlink:href="../Images/AРМІЯINFORM/2023-07-07T28-00-00-04-00/nastup.jpg" xlink:type="simple" xlink:show="embed" xlink:actuate="onLoad" draw:mime-type="image/jpeg"/>
</draw:frame>
**🔥i</text:p>
      <ul>
        <li>
敌人继续将主要努力集中在利曼，巴赫穆特，阿夫迪夫和马林斯克的指示上 - 在最后一天，发生了30次战斗 - 关于<text:a xlink:type="simple" xlink:href="https://www.facebook.com/GeneralStaff.ua/" text:style-name="Internet_20_link" text:visited-style-name="Visited_20_Internet_20_Link">
报告</text:a>
乌克兰总参谋部。</li>
      </ul>
      <text:p text:style-name="P4">
<text:span text:style-name="T4">
在Volyn和Polissya的指示中</text:span>
操作情况没有重大变化。 没有发现敌人进攻群体形成的迹象。 白俄罗斯武装部队的定义部队在与乌克兰边境地区执行任务。</text:p>
      <text:p text:style-name="P4">
<text:span text:style-name="T4">
在Siversky和Slobozhansky的指示中</text:span>
敌人在Kharkiv地区Gatyshche地区撞了一架飞机脚手架。 白天，他制作了15多个定居点的迫击炮tartil。</text:p>
      <text:p text:style-name="P4">
<text:span text:style-name="T4">
在库皮斯克方向</text:span>
我们的战士继续防守。</text:p>
      <text:p text:style-name="P4">
**在白天，在航空的支持下，敌人设法使我们的部队摆脱了卢汉斯克地区西部 -  examsinivka地区的位置，没有成功。</text:p>
      <text:p text:style-name="P4">
<text:span text:style-name="T4">
在Bakhmut方向</text:span>
，在密集的航空火灾和炮兵下，我们的捍卫者成功地反映了顿涅茨克地区伯基夫卡地区的敌人的袭击。 敌人被伊万诺夫斯基的航空罢工击中。 同时，我们的勇士继续领导进攻和巴赫穆特以北，他们固定在达到的边界上。</text:p>
      <text:p text:style-name="P4">
<text:span text:style-name="T4">
在Avdeevsky的方向</text:span>
国防军继续限制Pervomaisky Donetsk地区的Nastprostian部队。 敌人在诺茨克地区的诺瓦卡利诺夫地区和阿夫迪夫卡地区给予了道达。</text:p>
      <text:p text:style-name="P4">
<text:span text:style-name="T4">
在马林斯基(Mariinsky)的方向上</text:span>
在炮兵的敌对大火下，我们的捍卫者反映了马林卡(Marinka)地区的所有敌对袭击。 敌人将飞机送往Krasnogorivka附近的飞机。 敌人以10多个人口射击。</text:p>
      <text:p text:style-name="P4">
<text:span text:style-name="T4">
在矿物方向</text:span>
敌人在顿涅茨克地区的里夫米夫卡夫卡(Rivmivkaivka)进行了不成功的进攻行动。 在煤炭附近引起了航空罢工。开火了15多个定居点。</text:p>
      <text:p text:style-name="P4">
<text:span text:style-name="T4">
在Zaporizhzhya和Kherson的指示</text:span>
敌人将主要资产集中在防止我们部队晋升上。 乌克兰的力量定义了梅利托波尔和贝迪安斯克的进攻行动，固定在实现的边界上，进行了巡回斗争的措施。在最后一天，火箭部队和炮兵部门受到敌人的生命力，武器和军事设备的1人的影响，1个储藏室，6个在火灾位置的炮兵设施和3个占领者的放射性斗争的站点。</text:p>
      <text:p text:style-name="P4">
News Source: <text:a xlink:type="simple" xlink:href="https://armyinform.com.ua/2023/07/07/okupanty-zoseredzhuyut-zusyllya-na-chotyroh-napryamkah-za-dobu-vidbulos-30-bojovyh-zitknen/" text:style-name="Internet_20_link" text:visited-style-name="Visited_20_Internet_20_Link">
https://armyinform.com.ua/2023/07/07/okupanty-zoseredzhuyut-zusyllya-na-chotyroh-napryamkah-za-dobu-vidbulos-30-bojovyh-zitknen/</text:a>
</text:p>
      <!--NEWS-->
      <text:h text:style-name="P10" text:outline-level="1">
<text:span text:style-name="T4">
乌克兰防守者每天消除了500多名入侵者，摧毁了20个手工艺系统和12 bbm</text:span>
</text:h>
      <text:p text:style-name="P4">
作者: ['АРМІЯINFORM']</text:p>
      <text:p text:style-name="P4">
时间: 2023-07-07T30:00:00-04:00</text:p>
      <text:p text:style-name="P4">
描述: Zagalni Boyov，将敌人于02.24.22至07.07.23 Orintovo成为：...与乌克兰2022的战争，与乌克兰与乌克兰的最新新闻，今天与乌克兰的新闻战争，今天与乌克兰2022年的新闻战争，乌克兰和俄罗斯之间的战争将会当战争时，当战争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7/photo_5276302018614514635_w-scaled.jpg" text:style-name="Internet_20_link" text:visited-style-name="Visited_20_Internet_20_Link">
photo_5276302018614514635_w-scaled.jpg</text:a>
']</text:p>
      <text:p text:style-name="P4">
标签: ['ВІЙНА', 'ВТРАТИ ВОРОГА', 'ГЕНЕРАЛЬНИЙ ШТАБ ЗС УКРАЇНИ']</text:p>
      <text:p text:style-name="P4">
类别: News</text:p>
      <!--METADATA-->
      <text:p text:style-name="P4">
<draw:frame draw:style-name="fr1" draw:name="Image12" text:anchor-type="as-char" svg:width="6.9236in" svg:height="6.975527in" draw:z-index="0">
<draw:image xlink:href="../Images/AРМІЯINFORM/2023-07-07T30-00-00-04-00/photo_5276302018614514635_w-scaled.jpg" xlink:type="simple" xlink:show="embed" xlink:actuate="onLoad" draw:mime-type="image/jpeg"/>
</draw:frame>
从24.02.22到07.07.23的敌人的总损失将是指向的：</text:p>
      <text:p text:style-name="P4">
<text:span text:style-name="T4">
<text:span text:style-name="T5">
人员 -  </text:span>
* 232810(+510)淘汰的人</text:span>
<text:span text:style-name="T5">
坦克 -  </text:span>
<text:span text:style-name="T5">
 4070(+2)</text:span>
<text:span text:style-name="T4">
战斗装甲车 -  </text:span>
 7944(+12)<text:span text:style-name="T4">
<text:span text:style-name="T5">
炮兵系统 -  </text:span>
<text:span text:style-name="T5">
 4330(+20)</text:span>
 </text:span>
 rszv- <text:span text:style-name="T4">
 658(+1)</text:span>
<text:span text:style-name="T5">
防空 -  </text:span>
<text:span text:style-name="T5">
 408(+4)</text:span>
<text:span text:style-name="T4">
飞机 -  </text:span>
 315(0)<text:span text:style-name="T4">
<text:span text:style-name="T5">
直升机 -  </text:span>
* 309(0)</text:span>
<text:span text:style-name="T5">
无人机手术级别 -  </text:span>
<text:span text:style-name="T5">
 3652(+17)</text:span>
<text:span text:style-name="T4">
有翼的导弹 -  </text:span>
 1271(+7)<text:span text:style-name="T4">
<text:span text:style-name="T5">
船 /船 -  </text:span>
* 18(0)</text:span>
<text:span text:style-name="T5">
汽车设备和坦克 -  </text:span>
<text:span text:style-name="T5">
 6898(+10)</text:span>
<text:span text:style-name="T4">
特殊技术 -  </text:span>
 612(+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7.07.23。</text:p>
      <text:p text:style-name="P4">
News Source: <text:a xlink:type="simple" xlink:href="https://armyinform.com.ua/2023/07/07/ukrayinski-zahysnyky-za-dobu-likviduvaly-ponad-500-okupantiv-znyshhyly-20-artsystemu-i-12-bbm/" text:style-name="Internet_20_link" text:visited-style-name="Visited_20_Internet_20_Link">
https://armyinform.com.ua/2023/07/07/ukrayinski-zahysnyky-za-dobu-likviduvaly-ponad-500-okupantiv-znyshhyly-20-artsystemu-i-12-bbm/</text:a>
</text:p>
      <!--NEWS-->
      <text:h text:style-name="P10" text:outline-level="1">
<text:span text:style-name="T4">
Volodymyr Zelenskyy和Peter Pavel与捷克共和国接受治疗的乌克兰男孩会面</text:span>
</text:h>
      <text:p text:style-name="P4">
作者: ['АРМІЯINFORM']</text:p>
      <text:p text:style-name="P4">
时间: 2023-07-07T59:00:00-04:00</text:p>
      <text:p text:style-name="P4">
描述: 在最前沿，乌克兰总统沃罗迪米尔·泽伦斯基（Volodymyr Zelensky I I Resbubbleki peter Pavel ...与乌克兰2022年的战争，与乌克兰的最新消息，今天与乌克兰的新闻战争，今天与乌克兰2022年的最新新闻，今天，乌克兰和俄罗斯之间的战争将是何时，何时，乌克兰的新闻，与乌克兰的战争将是不久的</text:p>
      <text:p text:style-name="P4">
图片: ['<text:a xlink:type="simple" xlink:href="https://armyinform.com.ua/wp-content/uploads/2023/07/1-2.jpeg" text:style-name="Internet_20_link" text:visited-style-name="Visited_20_Internet_20_Link">
1-2.jpeg</text:a>
', '<text:a xlink:type="simple" xlink:href="https://armyinform.com.ua/wp-content/uploads/2023/07/2-1.jpeg" text:style-name="Internet_20_link" text:visited-style-name="Visited_20_Internet_20_Link">
2-1.jpeg</text:a>
', '<text:a xlink:type="simple" xlink:href="https://armyinform.com.ua/wp-content/uploads/2023/07/3-3.jpeg" text:style-name="Internet_20_link" text:visited-style-name="Visited_20_Internet_20_Link">
3-3.jpeg</text:a>
']</text:p>
      <text:p text:style-name="P4">
标签: ['STOPRUSSIA', 'ВОЛОДИМИР ЗЕЛЕНСЬКИЙ', 'ПЕТР ПАВЕЛ', 'ПРЕЗИДЕНТ УКРАЇНИ', 'ЧЕХІЯ']</text:p>
      <text:p text:style-name="P4">
类别: News</text:p>
      <!--METADATA-->
      <text:p text:style-name="P4">
<draw:frame draw:style-name="fr1" draw:name="Image13" text:anchor-type="as-char" svg:width="6.9236in" svg:height="4.617948in" draw:z-index="0">
<draw:image xlink:href="../Images/AРМІЯINFORM/2023-07-07T59-00-00-04-00/1-2.jpeg" xlink:type="simple" xlink:show="embed" xlink:actuate="onLoad" draw:mime-type="image/jpeg"/>
</draw:frame>
在布拉格，乌克兰沃迪米尔·泽伦斯基总统和捷克共和国帕维尔的总裁与来自博里斯拉夫利夫市的14岁乌克兰安东·科茨(Anton Kotsk)会面。</text:p>
      <text:p text:style-name="P4">
关于它<text:a xlink:type="simple" xlink:href="https://www.president.gov.ua/news/u-prazi-volodimir-zelenskij-i-petr-pavel-zustrilisya-z-ukray-84125" text:style-name="Internet_20_link" text:visited-style-name="Visited_20_Internet_20_Link">
写作</text:a>
乌克兰代表的官方网站。</text:p>
      <text:p text:style-name="P4">
自2022年3月以来，Anton Kotsko就一直在接受治疗。 这个男孩与乌克兰总统做梦，甚至向他录制了视频地址。 国家元首还记录了对安东的呼吁。</text:p>
      <text:p text:style-name="P4">
Volodymyr Zelensky问了男孩的事务，并给了他一个带有“ Patron”的品牌，标语“更强大”。</text:p>
      <text:p text:style-name="P4">
<draw:frame draw:style-name="fr1" draw:name="Image14" text:anchor-type="as-char" svg:width="6.9236in" svg:height="4.617948in" draw:z-index="0">
<draw:image xlink:href="../Images/AРМІЯINFORM/2023-07-07T59-00-00-04-00/2-1.jpeg" xlink:type="simple" xlink:show="embed" xlink:actuate="onLoad" draw:mime-type="image/jpeg"/>
</draw:frame>
总统说：“我希望你胜利，并感谢你的坚强信仰。”</text:p>
      <text:p text:style-name="P4">
男孩说：“总统先生，我很高兴我们今天见面，这是一个更加渴望的渴望。”</text:p>
      <text:p text:style-name="P4">
安东·科茨科(Anton Kotsko)在乌克兰总统的绘画中介绍了T恤，这是“我们在一起的力量”，以心脏形式的纪念品以及皇家女神的形象。</text:p>
      <text:p text:style-name="P4">
“非常感谢您带领乌克兰取得了胜利。 我想给予司法女神，以便在乌克兰，乌克兰的诚实将得到信任，任何邪恶都将受到正确的惩罚。 我在这个女神中看到您每天都会向世界展示。 我为您和整个乌克兰感到骄傲!”  - 安东说。</text:p>
      <text:p text:style-name="P4">
<draw:frame draw:style-name="fr1" draw:name="Image15" text:anchor-type="as-char" svg:width="6.9236in" svg:height="4.617948in" draw:z-index="0">
<draw:image xlink:href="../Images/AРМІЯINFORM/2023-07-07T59-00-00-04-00/3-3.jpeg" xlink:type="simple" xlink:show="embed" xlink:actuate="onLoad" draw:mime-type="image/jpeg"/>
</draw:frame>
“非常感谢您，Antone!这是非常重要的 - 团结一致，在一起。 我认为所有礼物!”  -  Volodymyr Zelenskyy回答。</text:p>
      <text:p text:style-name="P4">
安东·科茨科(Anton Kotsko)还赠送了彼得·帕维尔(Peter Pavel)的礼物，并感谢他的Zeala。</text:p>
      <text:p text:style-name="P4">
News Source: <text:a xlink:type="simple" xlink:href="https://armyinform.com.ua/2023/07/07/volodymyr-zelenskyj-i-petr-pavel-zustrilysya-z-ukrayinskym-hlopchykom-yakyj-likuyetsya-v-chehiyi/" text:style-name="Internet_20_link" text:visited-style-name="Visited_20_Internet_20_Link">
https://armyinform.com.ua/2023/07/07/volodymyr-zelenskyj-i-petr-pavel-zustrilysya-z-ukrayinskym-hlopchykom-yakyj-likuyetsya-v-chehiyi/</text:a>
</text:p>
      <!--NEWS-->
      <text:h text:style-name="P10" text:outline-level="1">
<text:span text:style-name="T4">
敌人加强了他在赫森地区的宣传</text:span>
</text:h>
      <text:p text:style-name="P4">
作者: ['АРМІЯINFORM']</text:p>
      <text:p text:style-name="P4">
时间: 2023-07-07T61:00:00-04:00</text:p>
      <text:p text:style-name="P4">
描述: Timchasovo Partniy Khersonsko Verazo的Analiza a antariza the the the timchasovo partniy of ...与乌克兰2022年的战争，与乌克兰的最新新闻，今天与乌克兰2022年的新闻战争，今天上次与乌克兰2022年战争，乌克兰和俄罗斯之间的战争将与乌克兰之间的战争，当他们说，2022年，是否会在不久的将来与乌克兰进行战争</text:p>
      <text:p text:style-name="P4">
图片: ['<text:a xlink:type="simple" xlink:href="https://armyinform.com.ua/wp-content/uploads/2023/07/vgtrk-1280x640-1-1160x580-1.jpeg" text:style-name="Internet_20_link" text:visited-style-name="Visited_20_Internet_20_Link">
vgtrk-1280x640-1-1160x580-1.jpeg</text:a>
']</text:p>
      <text:p text:style-name="P4">
标签: ['АГРЕСІЯ РФ', 'ХЕРСОНЩИНА']</text:p>
      <text:p text:style-name="P4">
类别: News</text:p>
      <!--METADATA-->
      <text:p text:style-name="P4">
<draw:frame draw:style-name="fr1" draw:name="Image16" text:anchor-type="as-char" svg:width="6.9236in" svg:height="3.4618in" draw:z-index="0">
<draw:image xlink:href="../Images/AРМІЯINFORM/2023-07-07T61-00-00-04-00/vgtrk-1280x640-1-1160x580-1.jpeg" xlink:type="simple" xlink:show="embed" xlink:actuate="onLoad" draw:mime-type="image/jpeg"/>
</draw:frame>
对赫尔森地区暂时占据部分的信息空间的分析表明，俄罗斯军事政治领导层增加了旨在忠于占领管理的宣传内容的材料数量。</text:p>
      <text:p text:style-name="P4">
关于它<text:a xlink:type="simple" xlink:href="https://sprotyv.mod.gov.ua/posylennya-propagandy-protyvnyka-na-hersonshhyni/" text:style-name="Internet_20_link" text:visited-style-name="Visited_20_Internet_20_Link">
报告</text:a>
国家抵抗中心。</text:p>
      <text:p text:style-name="P4">
因此，以下叙述在印刷出版物和受控社区中普遍存在：</text:p>
      <text:p text:style-name="P4">
<text:span text:style-name="T5">
“俄罗斯领导层为提高该地区居民的生活水平做出了贡献”； </text:span>
“圣彼得堡的经济论坛已经证明了赫森地区的优势，并将促进该地区在俄罗斯联邦的密切融合”； <text:span text:style-name="T5">
“俄罗斯高等教育机构已准备好接受科尔森的参赛者”； </text:span>
“乌克兰放弃了历史过去，忽略了“祖父母”的荣耀。</text:p>
      <text:p text:style-name="P4">
上述论文旨在实现霍森地区的公众思想的影响和改变，尤其是鼓励年轻人参加克里姆林宫的地区参与克里姆林宫的区域参与，以及融入俄罗斯的社会和文化领域作为进入俄罗斯或受控大学的机会。</text:p>
      <text:p text:style-name="P4">
中枢神经系统提醒该信息是对敌人的反对者信息和心理影响的一部分，其中包含逻辑上的矛盾，并导致了乌克兰公民的迷失方向和错误信息。</text:p>
      <text:p text:style-name="P4">
News Source: <text:a xlink:type="simple" xlink:href="https://armyinform.com.ua/2023/07/07/protyvnyk-posylyuye-svoyu-propagandu-na-hersonshhyny/" text:style-name="Internet_20_link" text:visited-style-name="Visited_20_Internet_20_Link">
https://armyinform.com.ua/2023/07/07/protyvnyk-posylyuye-svoyu-propagandu-na-hersonshhyny/</text:a>
</text:p>
      <!--NEWS-->
      <text:h text:style-name="P10" text:outline-level="1">
<text:span text:style-name="T4">
俄罗斯入侵者在利维夫的火箭罢工导致的死亡人数增加了</text:span>
</text:h>
      <text:p text:style-name="P4">
作者: ['АРМІЯINFORM']</text:p>
      <text:p text:style-name="P4">
时间: 2023-07-07T63:00:00-04:00</text:p>
      <text:p text:style-name="P4">
描述: 在澄清的Danimi，Kilkiy，Rosieki Policus的导弹罢工的弯曲之后...与乌克兰2022年的战争，与乌克兰的最新新闻，今天与乌克兰的新闻，乌克兰2022年上次与乌克兰进行战争，乌克兰，俄罗斯，俄罗斯，俄罗斯，俄罗斯，俄罗斯，俄罗斯，俄罗斯和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7/photo_2023-07-06_21-13-21.jpg" text:style-name="Internet_20_link" text:visited-style-name="Visited_20_Internet_20_Link">
photo_2023-07-06_21-13-21.jpg</text:a>
']</text:p>
      <text:p text:style-name="P4">
标签: ['АГРЕСІЯ РФ', 'КРИЛАТІ РАКЕТИ', 'ЛЬВІВ']</text:p>
      <text:p text:style-name="P4">
类别: News</text:p>
      <!--METADATA-->
      <text:p text:style-name="P4">
<draw:frame draw:style-name="fr1" draw:name="Image17" text:anchor-type="as-char" svg:width="6.9236in" svg:height="4.61393in" draw:z-index="0">
<draw:image xlink:href="../Images/AРМІЯINFORM/2023-07-07T63-00-00-04-00/photo_2023-07-06_21-13-21.jpg" xlink:type="simple" xlink:show="embed" xlink:actuate="onLoad" draw:mime-type="image/jpeg"/>
</draw:frame>
根据指定的数据，俄罗斯火箭袭击杀死的人数(https://armyinform.com.ua/2023/07/06/raketnyj-udar-po-lvovu-ye-zagybli-ta-poraneni/?utm_source=mainnews&amp;utm_medium=article&amp;utm_campaign=traficsource)7月6日，星期四，它增加到9人。 此外，有42人死亡(他们三个孩子)不同程度的严重程度。</text:p>
      <text:p text:style-name="P4">
关于它<text:a xlink:type="simple" xlink:href="https://t.me/mvs_ukraine/27111" text:style-name="Internet_20_link" text:visited-style-name="Visited_20_Internet_20_Link">
报告</text:a>
在乌克兰内政部电报中。</text:p>
      <text:p text:style-name="P4">
超过35套房屋，250多个公寓，10个小屋，一个儿童房屋和其他民事基础设施已损坏和摧毁。</text:p>
      <text:p text:style-name="P4">
News Source: <text:a xlink:type="simple" xlink:href="https://armyinform.com.ua/2023/07/07/kilkist-zagyblyh-unaslidok-raketnogo-udaru-rosijskyh-okupantiv-po-lvovu-zrosla/" text:style-name="Internet_20_link" text:visited-style-name="Visited_20_Internet_20_Link">
https://armyinform.com.ua/2023/07/07/kilkist-zagyblyh-unaslidok-raketnogo-udaru-rosijskyh-okupantiv-po-lvovu-zrosla/</text:a>
</text:p>
      <!--NEWS-->
      <text:h text:style-name="P10" text:outline-level="1">
<text:span text:style-name="T4">
Shahaneda夜间袭击乌克兰：空中国防军在18个冲击无人机中摧毁了12人</text:span>
</text:h>
      <text:p text:style-name="P4">
作者: ['АРМІЯINFORM']</text:p>
      <text:p text:style-name="P4">
时间: 2023-07-07T65:00:00-04:00</text:p>
      <text:p text:style-name="P4">
描述: 在尼克（Nich）在7 Lipnya的Nich，Rosiyski pervatzInt vissyska遭到乌克兰冲击的袭击...与乌克兰2022年的战争，与乌克兰的最新消息，今天与乌克兰的新闻，乌克兰2022年的新闻战争，今天，乌克兰和俄罗斯和俄罗斯之间以及何时及时会发生战争与乌克兰与乌克兰的战争将是不可行</text:p>
      <text:p text:style-name="P4">
图片: ['<text:a xlink:type="simple" xlink:href="https://armyinform.com.ua/wp-content/uploads/2023/07/646f0598c5206-screenshot_1164_768.webp" text:style-name="Internet_20_link" text:visited-style-name="Visited_20_Internet_20_Link">
646f0598c5206-screenshot_1164_768.webp</text:a>
']</text:p>
      <text:p text:style-name="P4">
标签: ['АТАКА ДРОНІВ', 'ВІЙНА', 'ПОВІТРЯНІ СИЛИ ЗБРОЙНИХ СИЛ УКРАЇНИ']</text:p>
      <text:p text:style-name="P4">
类别: News</text:p>
      <!--METADATA-->
      <text:p text:style-name="P4">
<draw:frame draw:style-name="fr1" draw:name="Image18" text:anchor-type="as-char" svg:width="6.9236in" svg:height="5.1927in" draw:z-index="0">
<draw:image xlink:href="../ConvertedIMGs/AРМІЯINFORM/2023-07-07T65-00-00-04-00/646f0598c5206-screenshot_1164_768.png" xlink:type="simple" xlink:show="embed" xlink:actuate="onLoad" draw:mime-type="image/png"/>
</draw:frame>
7月7日晚上，俄罗斯占领部队袭击了伊朗的Shahd-136/131的伊朗冲击无人机。</text:p>
      <text:p text:style-name="P4">
关于它<text:a xlink:type="simple" xlink:href="https://t.me/kpszsu/3128" text:style-name="Internet_20_link" text:visited-style-name="Visited_20_Internet_20_Link">
报告</text:a>
武装部队司令部。</text:p>
      <text:p text:style-name="P4">
总共从东南方向记录了18个“ Shahmed”发射(Primorsko-Akhtarsk，Krasnodar领土).</text:p>
      <text:p text:style-name="P4">
Підрозділами зенітних ракетних військ, винищувальною авіацією та мобільнимивогневими групами Повітряних Сил знищено 12 ударних БПЛА.</text:p>
      <text:p text:style-name="P4">
«У південних та східних регіонах працювала протиповітряна оборона», — додали вкомандуванні.</text:p>
      <text:p text:style-name="P4">
News Source: <text:a xlink:type="simple" xlink:href="https://armyinform.com.ua/2023/07/07/nichna-ataka-shahediv-na-ukrayinu-syly-ppo-znyshhyly-12-z-18-udarnyh-droniv/" text:style-name="Internet_20_link" text:visited-style-name="Visited_20_Internet_20_Link">
https://armyinform.com.ua/2023/07/07/nichna-ataka-shahediv-na-ukrayinu-syly-ppo-znyshhyly-12-z-18-udarnyh-droniv/</text:a>
</text:p>
      <!--NEWS-->
      <text:h text:style-name="P10" text:outline-level="1">
<text:span text:style-name="T4">
在Shakhtarsk指令，俄罗斯军队搁置了Novomikhailivka，Elizabethka，Bokhoynalenka，...</text:span>
</text:h>
      <text:p text:style-name="P4">
作者: liveuamap (Language: en)</text:p>
      <text:p text:style-name="P4">
时间: 2023-07-08T-11:58:00</text:p>
      <text:p text:style-name="P4">
地点: Velyka Novosilka (Latitude:47.8324 Longtitude:36.83836)</text:p>
      <text:p text:style-name="P4">
视频: []</text:p>
      <text:p text:style-name="P4">
图片: []</text:p>
      <text:p text:style-name="P4">
标签: ["Russia"]</text:p>
      <text:p text:style-name="P4">
Id: 22574544</text:p>
      <!--METADATA-->
      <text:p text:style-name="P4">
在沙赫塔克(Shakhtarske)的指示，俄罗斯军队炮击了诺维尔卡·莱夫卡(Novomykhaylivka)，Yelyzavetivka，Bohoyavlenka，Vuhledar，Vuhledar，Zolota Nyva和Donetsk地区的Syeverne。 俄罗斯武装部在乌克兰的武装部队的Velyka Novosilka进行空袭。</text:p>
      <text:p text:style-name="P4">
新闻集链接：[https：\/\/liveuamap.com \/en \/2023 \/8-July-at-at-at-shakhtarske-directionlection-tircection-russian-army-army-army shelled-novomykhaylivka]](https：\/\/liveuamap.com \/en \/2023 \/8- 7月7日-At-Shakhtarske-directionlectionlectiondirection-russian-army-army-shelled-novomykhaylivka)</text:p>
      <text:p text:style-name="P4">
News Source: <text:a xlink:type="simple" xlink:href="https://t.me/lumsrc/5305" text:style-name="Internet_20_link" text:visited-style-name="Visited_20_Internet_20_Link">
https://t.me/lumsrc/5305</text:a>
</text:p>
      <!--NEWS-->
      <text:h text:style-name="P10" text:outline-level="1">
<text:span text:style-name="T4">
武装部队部长称乌克兰人为“牢不可破的部队”</text:span>
</text:h>
      <text:p text:style-name="P4">
作者: Ukrinform (Person)</text:p>
      <text:p text:style-name="P4">
出版商: Укринформ (Organization)</text:p>
      <text:p text:style-name="P4">
出版时间: 2023-07-08T-13:02:00+03:00</text:p>
      <text:p text:style-name="P4">
修改时间: 2023-07-08T16:02:00+03:00</text:p>
      <text:p text:style-name="P4">
描述: 英国武装部队部长詹姆斯·吉皮（James Gippi）在全面入侵俄罗斯进入乌克兰的第500天之际扩大了职位，他将乌克兰人称为“坚不可摧的部队”。  - 乌克林。</text:p>
      <text:p text:style-name="P4">
图片: ['<text:a xlink:type="simple" xlink:href="https://static.ukrinform.com/photos/2023_07/thumb_files/630_360_1688821312-216.jpg" text:style-name="Internet_20_link" text:visited-style-name="Visited_20_Internet_20_Link">
630_360_16888...</text:a>
']</text:p>
      <text:p text:style-name="P4">
标签: ['Британія', 'Війна з Росією']</text:p>
      <text:p text:style-name="P4">
类型: Article</text:p>
      <!--METADATA-->
      <text:p text:style-name="P4">
<draw:frame draw:style-name="fr1" draw:name="Image19" text:anchor-type="as-char" svg:width="6.9236in" svg:height="3.956343in" draw:z-index="0">
<draw:image xlink:href="../Images/yкринформ/2023-07-08T-13-02-00-03-00/630_360_1688821312-216.jpg" xlink:type="simple" xlink:show="embed" xlink:actuate="onLoad" draw:mime-type="image/jpeg"/>
</draw:frame>
英国装甲部队詹姆斯·吉皮(James Gippi)在全面入侵俄罗斯进入乌克兰的第500天之际扩大了职位，他将乌克兰人称为“坚不可摧”。</text:p>
      <text:p text:style-name="P4">
根据乌克林福姆的说法，希皮在[Twitter]的页面上写了有关它的文章。(https://twitter.com/DefenceHQ/status/1677649051968208896)“从非法入侵的开始，就有一种顽强的力量； 乌克兰人民和希望的力量和精神将被乌克兰的所有意愿所分享。”英国部长说。</text:p>
      <text:p text:style-name="P4">
他补充说，在俄罗斯 - 乌克兰人[战争]的第500天(https://www.ukrinform.ua/rubric-ato)王国的武装力量“赋予乌克兰人民的独立决心”，以保护自己的自由。</text:p>
      <text:p text:style-name="P4">
<text:span text:style-name="T4">
另请阅读：</text:span>
 <text:a xlink:type="simple" xlink:href="https://www.ukrinform.ua/rubric-polytics/3733162-posli-krain-g7-vislovili-pidtrimku-ukraini-u-500j-den-povnomasstabnogo-vtorgnenna-rf.html" text:style-name="Internet_20_link" text:visited-style-name="Visited_20_Internet_20_Link">
G7国家大使在全面入侵俄罗斯联邦的第500天表示支持乌克兰</text:a>
据乌克林福姆报道，2022年2月24日，俄罗斯发起了未经证实的全面入侵乌克兰。</text:p>
      <text:p text:style-name="P4">
早些时候，欧盟委员会主席Ursula von der Lyen以及摩尔多瓦总统玛雅·桑杜(Maya Sandu)在500天的全面维护之际得到了乌克兰的支持。</text:p>
      <text:p text:style-name="P4">
News Source: <text:a xlink:type="simple" xlink:href="https://www.ukrinform.ua/rubric-polytics/3733234-ministr-zs-britanii-nazvav-ukrainciv-nezlamnou-silou.html" text:style-name="Internet_20_link" text:visited-style-name="Visited_20_Internet_20_Link">
https://www.ukrinform.ua/rubric-polytics/3733234-ministr-zs-britanii-nazvav-ukrainciv-nezlamnou-silou.html</text:a>
</text:p>
      <!--NEWS-->
      <text:h text:style-name="P10" text:outline-level="1">
<text:span text:style-name="T4">
在Zaporizhzhia和Kherson的指示，俄罗斯军队炮击了Novodarivka，Levadne，Malynivka，...</text:span>
</text:h>
      <text:p text:style-name="P4">
作者: liveuamap (Language: en)</text:p>
      <text:p text:style-name="P4">
时间: 2023-07-08T-13:58:00</text:p>
      <text:p text:style-name="P4">
地点: Kherson (Latitude:46.638 Longtitude:32.62785)</text:p>
      <text:p text:style-name="P4">
视频: []</text:p>
      <text:p text:style-name="P4">
图片: []</text:p>
      <text:p text:style-name="P4">
标签: ["Russia"]</text:p>
      <text:p text:style-name="P4">
Id: 22574543</text:p>
      <!--METADATA-->
      <text:p text:style-name="P4">
在Zaporizhzhia和Kherson指示俄罗斯军队炮击了Novodarivka，Levadne，Malynivka，Huliaipole，Huliaipole，Zaporizhzhzhia地区的Zaliznychne，Oblasti oblasti；</text:p>
      <text:p text:style-name="P4">
新闻集链接：<text:a xlink:type="simple" xlink:href="https：\/\/liveuamap.com \/en \/2023 \/8- 7月7日-At-at-at-zaporizhzhzhzhzhia-and-kherson-directions-directions-russian-army-army" text:style-name="Internet_20_link" text:visited-style-name="Visited_20_Internet_20_Link">
https：\/\/liveuamap.com \/en \/2023 \/8- july-at-at-at-zaporizhzhzhzhia-and-kherson-directions-directions-russian-army</text:a>
</text:p>
      <text:p text:style-name="P4">
News Source: <text:a xlink:type="simple" xlink:href="https://t.me/lumsrc/5306" text:style-name="Internet_20_link" text:visited-style-name="Visited_20_Internet_20_Link">
https://t.me/lumsrc/5306</text:a>
</text:p>
      <!--NEWS-->
      <text:h text:style-name="P10" text:outline-level="1">
<text:span text:style-name="T4">
发现了俄罗斯造成的俄罗斯补偿机制 -</text:span>
</text:h>
      <text:p text:style-name="P4">
作者: Ukrinform (Person)</text:p>
      <text:p text:style-name="P4">
出版商: Укринформ (Organization)</text:p>
      <text:p text:style-name="P4">
出版时间: 2023-07-08T-1:07:00+03:00</text:p>
      <text:p text:style-name="P4">
修改时间: 2023-07-08T21:07:00+03:00</text:p>
      <text:p text:style-name="P4">
描述: 发现俄罗斯联邦对乌克兰的侵略造成的损失的赔偿机制。  - 乌克林。</text:p>
      <text:p text:style-name="P4">
图片: ['<text:a xlink:type="simple" xlink:href="https://static.ukrinform.com/photos/2022_11/thumb_files/630_360_1669739046-749.jpg" text:style-name="Internet_20_link" text:visited-style-name="Visited_20_Internet_20_Link">
630_360_16697...</text:a>
']</text:p>
      <text:p text:style-name="P4">
标签: ['Велика сімка', 'Малюська', 'Війна з Росією']</text:p>
      <text:p text:style-name="P4">
类型: Article</text:p>
      <!--METADATA-->
      <text:p text:style-name="P4">
<draw:frame draw:style-name="fr1" draw:name="Image20" text:anchor-type="as-char" svg:width="6.9236in" svg:height="3.956343in" draw:z-index="0">
<draw:image xlink:href="../Images/yкринформ/2023-07-08T-1-07-00-03-00/630_360_1669739046-749.jpg" xlink:type="simple" xlink:show="embed" xlink:actuate="onLoad" draw:mime-type="image/jpeg"/>
</draw:frame>
发现俄罗斯联邦对乌克兰的侵略造成的损失的赔偿机制。</text:p>
      <text:p text:style-name="P4">
关于<text:a xlink:type="simple" xlink:href="https://www.youtube.com/watch" text:style-name="Internet_20_link" text:visited-style-name="Visited_20_Internet_20_Link">
temachonfon曾经</text:a>
乌克林福姆报道，司法部长丹尼斯·马斯斯(Denis M. Masus)说。</text:p>
      <text:p text:style-name="P4">
“发现了对乌克兰造成的损害的补偿机制。在东京司法大臣的会议，讨论的关键主题是对俄罗斯联邦侵略的法律反应。</text:p>
      <text:p text:style-name="P4">
<text:span text:style-name="T4">
另请阅读：</text:span>
 <text:a xlink:type="simple" xlink:href="https://www.ukrinform.ua/rubric-world/3732744-ministri-usticii-g7-pidtverdili-pidtrimku-rozsliduvanna-voennih-zlociniv-rosian-v-ukraini.html" text:style-name="Internet_20_link" text:visited-style-name="Visited_20_Internet_20_Link">
G7司法部长证实了调查俄罗斯人在乌克兰的俄罗斯犯罪的支持</text:a>
他指出，这种机制由三个关键要素组成。 第一个元素是创建损失登记册 - 所有照片，视频证据，节目等。</text:p>
      <text:p text:style-name="P4">
“他已经处于实施的中间。 Masuska说：“创建了一个国际组织，称为国际损失登记册。</text:p>
      <text:p text:style-name="P4">
他强调，有40多个国家加入了这种机制，以确保其资金和运作。</text:p>
      <text:p text:style-name="P4">
<text:span text:style-name="T4">
另请阅读：</text:span>
 <text:a xlink:type="simple" xlink:href="https://www.ukrinform.ua/rubric-society/3725521-kerivnik-miznarodnoi-komisii-z-pitan-zniklih-bezvisti-rozpoviv-pro-slahi-pidtrimki-ukraini.html" text:style-name="Internet_20_link" text:visited-style-name="Visited_20_Internet_20_Link">
国际失踪委员会主管关于支持乌克兰的方法的失踪方法</text:a>
乌克兰方希望该注册表将被充分创建和推出，并将在年底更接近，并将“从我们的本地内注册中提出的信息，以及其他将发布的数据和证据”。</text:p>
      <text:p text:style-name="P4">
马苏斯的第二个要素称创建薪酬委员会，该委员会将考虑要求并告诉多少人，俄罗斯从补偿点向谁和俄罗斯联合会。</text:p>
      <text:p text:style-name="P4">
“在这里，我们对同事也有了解。 只有法律手续的问题。我们在讨论和讨论的过程中。 我们预计决策和讨论将在夏季结束时(今年初秋季)收获。”司法部长说。</text:p>
      <text:p text:style-name="P4">
<text:span text:style-name="T4">
另请阅读：</text:span>
 <text:a xlink:type="simple" xlink:href="https://www.ukrinform.ua/rubric-society/3685074-u-londoni-ministri-usticii-obgovorili-rozsliduvanna-zlociniv-rf-v-ukraini.html" text:style-name="Internet_20_link" text:visited-style-name="Visited_20_Internet_20_Link">
在伦敦，司法部长讨论了乌克兰俄罗斯RF的调查</text:a>
</text:p>
      <text:p text:style-name="P4">
“与美国的同事合作。他们没收了俄罗斯寡头之一的最新行为。从这种没收的情况下，在试点模式下收取的资金，我们将尝试将这种补偿机制发送给帐户。因此，我们正在努力选择西方俄罗斯联邦的所有资产，并向他们发送赔偿。”</text:p>
      <text:p text:style-name="P4">
根据乌克林福姆的说法，七组国家的司法部长确认了他们的任务，以确保对俄罗斯对乌克兰战争期间犯下的战争罪进行调查。</text:p>
      <text:p text:style-name="P4">
News Source: <text:a xlink:type="simple" xlink:href="https://www.ukrinform.ua/rubric-society/3733311-znajdenij-mehanizm-kompensacii-za-zavdani-rosieu-zbitki-maluska.html" text:style-name="Internet_20_link" text:visited-style-name="Visited_20_Internet_20_Link">
https://www.ukrinform.ua/rubric-society/3733311-znajdenij-mehanizm-kompensacii-za-zavdani-rosieu-zbitki-maluska.html</text:a>
</text:p>
      <!--NEWS-->
      <text:h text:style-name="P10" text:outline-level="1">
<text:span text:style-name="T4">
荷兰总理由于执政联盟瓦解而提交了辞职请求</text:span>
</text:h>
      <text:p text:style-name="P4">
作者: Ukrinform (Person)</text:p>
      <text:p text:style-name="P4">
出版商: Укринформ (Organization)</text:p>
      <text:p text:style-name="P4">
出版时间: 2023-07-08T-20:38:00+03:00</text:p>
      <text:p text:style-name="P4">
修改时间: 2023-07-08T10:38:00+03:00</text:p>
      <text:p text:style-name="P4">
描述: 荷兰总理马克·鲁特（Mark Rutte）由于统治联盟的瓦解而提交了国王辞职，该联盟未能就移民政策达成共识。  - 乌克林。</text:p>
      <text:p text:style-name="P4">
图片: ['<text:a xlink:type="simple" xlink:href="https://static.ukrinform.com/photos/2016_10/thumb_files/630_360_1477059367-2657.jpg" text:style-name="Internet_20_link" text:visited-style-name="Visited_20_Internet_20_Link">
630_360_14770...</text:a>
']</text:p>
      <text:p text:style-name="P4">
标签: ['Нідерланди', "Прем'єр", 'Відставка']</text:p>
      <text:p text:style-name="P4">
类型: Article</text:p>
      <!--METADATA-->
      <text:p text:style-name="P4">
<draw:frame draw:style-name="fr1" draw:name="Image21" text:anchor-type="as-char" svg:width="6.9236in" svg:height="3.956343in" draw:z-index="0">
<draw:image xlink:href="../Images/yкринформ/2023-07-08T-20-38-00-03-00/630_360_1477059367-2657.jpg" xlink:type="simple" xlink:show="embed" xlink:actuate="onLoad" draw:mime-type="image/jpeg"/>
</draw:frame>
荷兰总理马克·鲁特(Mark Rutte)由于统治联盟而向国王提交了辞职请求，该联盟无法就移民政治达成共识。</text:p>
      <text:p text:style-name="P4">
正如乌克林福姆报道的那样，它报告了<text:a xlink:type="simple" xlink:href="https://nos.nl/collectie/13942/liveblog/2481941-rutte-praat-koning-bij-over-val-verkiezingen-half-november-verwacht" text:style-name="Internet_20_link" text:visited-style-name="Visited_20_Internet_20_Link">
nos</text:a>
。</text:p>
      <text:p text:style-name="P4">
“离开职位的总理鲁特(Rutte)今天将访问国王阿拉克德拉(King-Allexandra)，以告知他统治联盟的崩溃。因为这位国王从度假中返回。鲁特(Rutte)昨天已经为国王提供了国王[辞职]。(https://www.ukrinform.ua/tag-vidstavka)他的办公室以书面形式说：“  - 消息写着。</text:p>
      <text:p text:style-name="P4">
值得注意的是，周一，关于统治联盟崩溃的辩论将在众议院举行，该众议院将从夏季市场返回。 他们将从总理关于辞职的声明开始。</text:p>
      <text:p text:style-name="P4">
<text:span text:style-name="T4">
另请阅读：</text:span>
 <text:a xlink:type="simple" xlink:href="https://www.ukrinform.ua/rubric-polytics/3732894-niderlandi-vidigrali-odnu-z-liderskih-rolej-u-koalicii-f16-dla-ukraini-posol.html" text:style-name="Internet_20_link" text:visited-style-name="Visited_20_Internet_20_Link">
<text:span text:style-name="T4">
荷兰语</text:span>
，并在F -16乌克兰联盟 - 大使扮演的领导角色之一</text:a>
从更遥远的角度来看，议会选举大约在中间。 立法建立 -  90天，但有必要增加水状和秋季假期。 政党还应列出候选人的清单</text:p>
      <text:p text:style-name="P4">
正如乌克林福姆报道的，<text:a xlink:type="simple" xlink:href="https://www.ukrinform.ua/rubric-world/3732986-uradova-koalicia-niderlandiv-rozpalasa-cerez-rozbiznosti-sodo-migracijnoi-politiki-zmi.html" text:style-name="Internet_20_link" text:visited-style-name="Visited_20_Internet_20_Link">
荷兰政府联盟破裂</text:a>
由于移民政策的差异。</text:p>
      <text:p text:style-name="P4">
News Source: <text:a xlink:type="simple" xlink:href="https://www.ukrinform.ua/rubric-world/3733101-premer-niderlandiv-podav-prohanna-pro-vidstavku-cerez-rozpad-pravlacoi-koalicii.html" text:style-name="Internet_20_link" text:visited-style-name="Visited_20_Internet_20_Link">
https://www.ukrinform.ua/rubric-world/3733101-premer-niderlandiv-podav-prohanna-pro-vidstavku-cerez-rozpad-pravlacoi-koalicii.html</text:a>
</text:p>
      <!--NEWS-->
      <text:h text:style-name="P10" text:outline-level="1">
<text:span text:style-name="T4">
梅利托波利市市长宣布了一个兄弟 - 在美国的城市</text:span>
</text:h>
      <text:p text:style-name="P4">
作者: Ukrinform (Person)</text:p>
      <text:p text:style-name="P4">
出版商: Укринформ (Organization)</text:p>
      <text:p text:style-name="P4">
出版时间: 2023-07-08T-2:00:51+03:00</text:p>
      <text:p text:style-name="P4">
修改时间: 2023-07-08T21:00:51+03:00</text:p>
      <text:p text:style-name="P4">
描述: 梅利托波（Melitopol）历史上第一次，合作伙伴城市将出现在美国。  - 乌克林。</text:p>
      <text:p text:style-name="P4">
图片: ['<text:a xlink:type="simple" xlink:href="https://static.ukrinform.com/photos/2023_05/thumb_files/630_360_1685444472-679.jpg" text:style-name="Internet_20_link" text:visited-style-name="Visited_20_Internet_20_Link">
630_360_16854...</text:a>
']</text:p>
      <text:p text:style-name="P4">
标签: ['Мелітополь', 'США', 'Федоров']</text:p>
      <text:p text:style-name="P4">
类型: Article</text:p>
      <!--METADATA-->
      <text:p text:style-name="P4">
<draw:frame draw:style-name="fr1" draw:name="Image22" text:anchor-type="as-char" svg:width="6.9236in" svg:height="3.956343in" draw:z-index="0">
<draw:image xlink:href="../Images/yкринформ/2023-07-08T-2-00-51-03-00/630_360_1685444472-679.jpg" xlink:type="simple" xlink:show="embed" xlink:actuate="onLoad" draw:mime-type="image/jpeg"/>
</draw:frame>
Melitopol Vistoria将首次出现在美国。</text:p>
      <text:p text:style-name="P4">
关于<text:a xlink:type="simple" xlink:href="https://t.me/ivan_fedorov_melitopol/2468" text:style-name="Internet_20_link" text:visited-style-name="Visited_20_Internet_20_Link">
电报</text:a>
乌克林福姆报道说，梅利托波尔·伊万·费多罗夫市长报告说。</text:p>
      <text:p text:style-name="P4">
``与美国城市之一的风暴协议将于周一签署。 这对可持续发展很重要，因为梅利托波尔的历史上没有这样的事情。 我们正在美国建立 - 在美国之间建立关系，这将是我们与合作伙伴之间的联系，这是在纽约市之后发展的城市发展，以研究经验，创新，新领域。”</text:p>
      <text:p text:style-name="P4">
<text:span text:style-name="T4">
另请阅读：</text:span>
 <text:a xlink:type="simple" xlink:href="https://www.ukrinform.ua/rubric-regions/3733235-desatki-meskanciv-melitopola-znahodatsa-v-rosijskih-sizo-fedorov.html" text:style-name="Internet_20_link" text:visited-style-name="Visited_20_Internet_20_Link">
数十个居民<text:span text:style-name="T4">
 melitopo </text:span>
 la是乌罗西亚拘留中心-Fedorov</text:a>
他补充说，新姊妹城市将是新泽西州的霍克斯。</text:p>
      <text:p text:style-name="P4">
据报道，两个月前，他在前往美国的工作期间结识了市政当局并进行了谈判。</text:p>
      <text:p text:style-name="P4">
News Source: <text:a xlink:type="simple" xlink:href="https://www.ukrinform.ua/rubric-regions/3733314-mer-melitopola-anonsuvav-pobratimsku-ugodu-iz-mistom-u-ssa.html" text:style-name="Internet_20_link" text:visited-style-name="Visited_20_Internet_20_Link">
https://www.ukrinform.ua/rubric-regions/3733314-mer-melitopola-anonsuvav-pobratimsku-ugodu-iz-mistom-u-ssa.html</text:a>
</text:p>
      <!--NEWS-->
      <text:h text:style-name="P10" text:outline-level="1">
<text:span text:style-name="T4">
在Kupyansk指令俄罗斯军队Shele Kolodyazhn，Novomolinsk，Dvorichny，West，Masuti ...</text:span>
</text:h>
      <text:p text:style-name="P4">
作者: liveuamap (Language: en)</text:p>
      <text:p text:style-name="P4">
时间: 2023-07-08T-2:57:00</text:p>
      <text:p text:style-name="P4">
地点: Kupiansk (Latitude:49.63562 Longtitude:37.91245)</text:p>
      <text:p text:style-name="P4">
视频: []</text:p>
      <text:p text:style-name="P4">
图片: []</text:p>
      <text:p text:style-name="P4">
标签: ["Russia"]</text:p>
      <text:p text:style-name="P4">
Id: 22574549</text:p>
      <!--METADATA-->
      <text:p text:style-name="P4">
在Kupiansk方向，俄罗斯军队炮击了Kolodyazne，Novomlynsk，Dvorichna，Zapadne，Masutivka，Kupyansk和Kharkiv地区的Kyslivka，乌克兰武装部队在早晨的报告中说</text:p>
      <text:p text:style-name="P4">
新闻集链接：<text:a xlink:type="simple" xlink:href="https：\/\/liveuamap.com \/en \/2023 \/8- 7月7日 -  kupiansk-tircelectioncelect-russian-army-army-shelled-kolodyazne" text:style-name="Internet_20_link" text:visited-style-name="Visited_20_Internet_20_Link">
https：\/\/liveuamap.com \/en \/2023 \/8-- july-at-at-at-at-at-artirection-directionlection-russian-army-army-shelled-kolodyazne</text:a>
</text:p>
      <text:p text:style-name="P4">
News Source: <text:a xlink:type="simple" xlink:href="https://t.me/lumsrc/5300" text:style-name="Internet_20_link" text:visited-style-name="Visited_20_Internet_20_Link">
https://t.me/lumsrc/5300</text:a>
</text:p>
      <!--NEWS-->
      <text:h text:style-name="P10" text:outline-level="1">
<text:span text:style-name="T4">
Chubarov对克里米亚合作者的歇斯底里感到满意</text:span>
</text:h>
      <text:p text:style-name="P4">
作者: Ukrinform (Person)</text:p>
      <text:p text:style-name="P4">
出版商: Укринформ (Organization)</text:p>
      <text:p text:style-name="P4">
出版时间: 2023-07-08T-4:57:40+03:00</text:p>
      <text:p text:style-name="P4">
修改时间: 2023-07-08T20:57:40+03:00</text:p>
      <text:p text:style-name="P4">
描述: 克里米亚塔塔尔人的玛利亚人负责人，乌克兰雷德·丘巴罗夫（Ukraine Refat Chubarov）副手表示，克里米亚的合作者介绍了歇斯底里的歇斯底里。  - 乌克林。</text:p>
      <text:p text:style-name="P4">
图片: ['<text:a xlink:type="simple" xlink:href="https://static.ukrinform.com/photos/2020_02/thumb_files/630_360_1582205932-217.jpg" text:style-name="Internet_20_link" text:visited-style-name="Visited_20_Internet_20_Link">
630_360_15822...</text:a>
']</text:p>
      <text:p text:style-name="P4">
标签: ['Чубаров', 'Крим', 'Колаборант']</text:p>
      <text:p text:style-name="P4">
类型: Article</text:p>
      <!--METADATA-->
      <text:p text:style-name="P4">
<draw:frame draw:style-name="fr1" draw:name="Image23" text:anchor-type="as-char" svg:width="6.9236in" svg:height="3.956343in" draw:z-index="0">
<draw:image xlink:href="../Images/yкринформ/2023-07-08T-4-57-40-03-00/630_360_1582205932-217.jpg" xlink:type="simple" xlink:show="embed" xlink:actuate="onLoad" draw:mime-type="image/jpeg"/>
</draw:frame>
克里米亚塔塔尔人(Crimean Tatar)的负责人，乌克兰人民副代表Revat Chubarov，克里米亚合作者吞噬了歇斯底里的歇斯底里。</text:p>
      <text:p text:style-name="P4">
他在[电报]中写了有关它的文章(https://t.me/chubarov_refat/1987)乌克林福姆报道，在评论乌克兰和土耳其总统会议的照片-Vladimir和Recep Taiip Erdogan。</text:p>
      <text:p text:style-name="P4">
“对涵盖克里米亚合作者的歇斯底里感到满意……”  - 写道。</text:p>
      <text:p text:style-name="P4">
<text:span text:style-name="T4">
另请阅读：</text:span>
 [乌克兰返回了五名防守者“ <text:span text:style-name="T4">
 Azov </text:span>
 Steel”，并与土耳其进行了会谈的准备(https://www.ukrinform.ua/rubric-society/3733284-ukraina-povernula-patoh-zahisnikiv-azovstali-za-rezultatami-peregovoriv-iz-tureccinou.html)据乌克林福姆称，由于与土耳其一方的谈判，乌克兰返回了五名阿佐夫斯塔尔捍卫者的祖国，他们在被释放出俄罗斯囚禁后在土耳其。</text:p>
      <text:p text:style-name="P4">
沃迪米尔总统Zelenskyy在伊斯坦布尔机场会见了捍卫者，并成长。</text:p>
      <text:p text:style-name="P4">
乌克兰士兵Denis Prokopenko，Svyatoslav Palamar，Sergey Volynsky，Oleghomenko，Denis Sleg终于能够与亲戚在一起。</text:p>
      <text:p text:style-name="P4">
<text:span text:style-name="T4">
另请阅读：</text:span>
 [Zelensky带着“ <text:span text:style-name="T4">
 Azov </text:span>
 Steel”从土耳其返回乌克兰]](https://www.ukrinform.ua/rubric-society/3733242-zelenskij-povertaetsa-z-tureccini-do-ukraini-iz-zahisnikami-azovstali.html)俄罗斯总统发言人德米特里·佩斯科夫(Dmitry Peskov)回应了阿佐夫战斗机从土耳其返回乌克兰的返回，并指出这是“违反现有的负担能力”。</text:p>
      <text:p text:style-name="P4">
News Source: <text:a xlink:type="simple" xlink:href="https://www.ukrinform.ua/rubric-crimea/3733313-cubarov-zadovolenij-isterikou-sered-krimskih-kolaborantiv.html" text:style-name="Internet_20_link" text:visited-style-name="Visited_20_Internet_20_Link">
https://www.ukrinform.ua/rubric-crimea/3733313-cubarov-zadovolenij-isterikou-sered-krimskih-kolaborantiv.html</text:a>
</text:p>
      <!--NEWS-->
      <text:h text:style-name="P10" text:outline-level="1">
<text:span text:style-name="T4">
Yarmolenko返回后打进了Dynamo的第一个进球</text:span>
</text:h>
      <text:p text:style-name="P4">
作者: Ukrinform (Person)</text:p>
      <text:p text:style-name="P4">
出版商: Укринформ (Organization)</text:p>
      <text:p text:style-name="P4">
出版时间: 2023-07-08T-5:47:46+03:00</text:p>
      <text:p text:style-name="P4">
修改时间: 2023-07-08T20:47:46+03:00</text:p>
      <text:p text:style-name="P4">
描述: 安德鲁（Andrew）在对照比赛中与沃尔夫斯伯格（FC Wolfsberger）的比赛中被区分。  - 乌克林。</text:p>
      <text:p text:style-name="P4">
图片: ['<text:a xlink:type="simple" xlink:href="https://static.ukrinform.com/photos/2023_07/thumb_files/630_360_1688838398-445.jpg" text:style-name="Internet_20_link" text:visited-style-name="Visited_20_Internet_20_Link">
630_360_16888...</text:a>
']</text:p>
      <text:p text:style-name="P4">
标签: ['Ярмоленко', 'Динамо', 'Футбол']</text:p>
      <text:p text:style-name="P4">
类型: Article</text:p>
      <!--METADATA-->
      <text:p text:style-name="P4">
<draw:frame draw:style-name="fr1" draw:name="Image24" text:anchor-type="as-char" svg:width="6.9236in" svg:height="3.956343in" draw:z-index="0">
<draw:image xlink:href="../Images/yкринформ/2023-07-08T-5-47-46-03-00/630_360_1688838398-445.jpg" xlink:type="simple" xlink:show="embed" xlink:actuate="onLoad" draw:mime-type="image/jpeg"/>
</draw:frame>
安德里(Andriy)在与足球俱乐部沃尔夫斯伯格(FC Wolfsberger)的控制比赛中被授予。</text:p>
      <text:p text:style-name="P4">
Dynamo中场球员Andriy Yarmolenko在社交盖洛克斯“ Wolfsberger”中进球(8：0)，报道乌克林福姆。</text:p>
      <text:p text:style-name="P4">
Yarmolenko在下半场进入了场地，并在第87分钟攻入了UGRI的第六个进球，在11米高的区域接球，击败了守门员并拳打了远处。</text:p>
      <text:p text:style-name="P4">
这是返回基辅俱乐部后的足球运动员的第一场比赛。</text:p>
      <text:p text:style-name="P4">
Mircea Lucescu团队以8：0的成绩赢得了比赛，这要归功于Lednev的进球，Kabaev(双倍的)，Shepelev，贝尼托(双倍的)，Yarmolenko和Buyalsky。</text:p>
      <text:p text:style-name="P4">
<text:span text:style-name="T4">
另请阅读：</text:span>
 <text:a xlink:type="simple" xlink:href="https://www.ukrinform.ua/rubric-sports/3732005-dinamo-rozgromilo-rumunskih-odnoklubnikiv-na-zborah-v-avstrii.html" text:style-name="Internet_20_link" text:visited-style-name="Visited_20_Internet_20_Link">
“ <text:span text:style-name="T4">
 dynamo </text:span>
”在奥地利击败了罗马尼亚同学</text:a>
正如乌克林福姆(Ukrinform)报道的那样，这是季后训练框架中的第二场比赛，在第一次控制会议“ Dynamo”击败了罗马尼亚“ Dinamo”。</text:p>
      <text:p text:style-name="P4">
照片：fcdynamo.com</text:p>
      <text:p text:style-name="P4">
News Source: <text:a xlink:type="simple" xlink:href="https://www.ukrinform.ua/rubric-sports/3733310-armolenko-zabiv-persij-gol-za-dinamo-pisla-povernenna.html" text:style-name="Internet_20_link" text:visited-style-name="Visited_20_Internet_20_Link">
https://www.ukrinform.ua/rubric-sports/3733310-armolenko-zabiv-persij-gol-za-dinamo-pisla-povernenna.html</text:a>
</text:p>
      <!--NEWS-->
      <text:h text:style-name="P10" text:outline-level="1">
<text:span text:style-name="T4">
军队的JSU Bakhmut Directio Rusian炮击Vasyukivka，Bogdanivka，Ivanivske，Kisschivka，Ole ...</text:span>
</text:h>
      <text:p text:style-name="P4">
作者: liveuamap (Language: en)</text:p>
      <text:p text:style-name="P4">
时间: 2023-07-08T-5:58:00</text:p>
      <text:p text:style-name="P4">
地点: Donetsk Oblast (Latitude:48.39319 Longtitude:37.91622)</text:p>
      <text:p text:style-name="P4">
视频: []</text:p>
      <text:p text:style-name="P4">
图片: []</text:p>
      <text:p text:style-name="P4">
标签: ["Russia"]</text:p>
      <text:p text:style-name="P4">
Id: 22574547</text:p>
      <!--METADATA-->
      <text:p text:style-name="P4">
在巴赫穆特，俄罗斯军队炮击了Vasukivka，Bohdanivka，Ivanivske，Klischiyivka，Oleksandro-Shultyne，Bila Hora和Donetsk地区的Dyliyivka。 Ivka和Pivnichne， -  乌克兰的武装部队在上午的报告中说</text:p>
      <text:p text:style-name="P4">
新闻集链接：<text:a xlink:type="simple" xlink:href="https：\/\/liveuamap.com \/en \/2023 \/8- 7月7日-At-at-Bakhmut-directiondirection-Russian-army-army-shelled-vasukivka" text:style-name="Internet_20_link" text:visited-style-name="Visited_20_Internet_20_Link">
https：\/\/liveuamap.com \/en \/2023 \/8-- 7月7日-At-at-bakhmut-directionlection-Russian-Army-army-Shelled-vasukivka</text:a>
</text:p>
      <text:p text:style-name="P4">
News Source: <text:a xlink:type="simple" xlink:href="https://t.me/lumsrc/5302" text:style-name="Internet_20_link" text:visited-style-name="Visited_20_Internet_20_Link">
https://t.me/lumsrc/5302</text:a>
</text:p>
      <!--NEWS-->
      <text:h text:style-name="P10" text:outline-level="1">
<text:span text:style-name="T4">
佩斯科夫（Peskov</text:span>
</text:h>
      <text:p text:style-name="P4">
作者: Ukrinform (Person)</text:p>
      <text:p text:style-name="P4">
出版商: Укринформ (Organization)</text:p>
      <text:p text:style-name="P4">
出版时间: 2023-07-08T-6:46:00+03:00</text:p>
      <text:p text:style-name="P4">
修改时间: 2023-07-08T20:46:00+03:00</text:p>
      <text:p text:style-name="P4">
描述: 俄罗斯总统德米特里·佩斯科夫（Dmitry Peskov）的发言人回应了阿佐夫斯塔尔（Azovstal）从土耳其返回乌克兰的捍卫者，并指出这是“违反可用协议”。  - 乌克林。</text:p>
      <text:p text:style-name="P4">
图片: ['<text:a xlink:type="simple" xlink:href="https://static.ukrinform.com/photos/2016_03/thumb_files/630_360_1458213800-5278.jpg" text:style-name="Internet_20_link" text:visited-style-name="Visited_20_Internet_20_Link">
630_360_14582...</text:a>
']</text:p>
      <text:p text:style-name="P4">
标签: ['Азов', 'Азовсталь', 'Кремль', 'Пєсков', 'Україна', 'Росія']</text:p>
      <text:p text:style-name="P4">
类型: Article</text:p>
      <!--METADATA-->
      <text:p text:style-name="P4">
<draw:frame draw:style-name="fr1" draw:name="Image25" text:anchor-type="as-char" svg:width="6.9236in" svg:height="3.956343in" draw:z-index="0">
<draw:image xlink:href="../Images/yкринформ/2023-07-08T-6-46-00-03-00/630_360_1458213800-5278.jpg" xlink:type="simple" xlink:show="embed" xlink:actuate="onLoad" draw:mime-type="image/jpeg"/>
</draw:frame>
发言人德米特里·佩斯科夫(Dmitry Peskov)回应了阿佐夫斯塔尔(Azovstal)捍卫者从土耳其返回乌克兰的返回，并指出这是“违反现有事务的行为”。</text:p>
      <text:p text:style-name="P4">
正如乌克林福姆报道的那样，它报告了<text:a xlink:type="simple" xlink:href="https://life.ru/p/1592136" text:style-name="Internet_20_link" text:visited-style-name="Visited_20_Internet_20_Link">
生命</text:a>
认可RIA“ Novosti”。</text:p>
      <text:p text:style-name="P4">
佩斯科夫说：“从土耳其到乌克兰的“阿佐夫”领导人的回归无非是对可用协议条件的直接破坏。”</text:p>
      <text:p text:style-name="P4">
克里姆林宫发言人强调，根据协议，战斗机“ <text:a xlink:type="simple" xlink:href="https://www.ukrinform.ua/tag-azov" text:style-name="Internet_20_link" text:visited-style-name="Visited_20_Internet_20_Link">
Azov</text:a>
»它应该在土耳其进行，直到芬兰 - 乌克兰战争，并指责乌克兰和土耳其都和解提到的协议。</text:p>
      <text:p text:style-name="P4">
他补充说，莫斯科没有被告知军事基辅的转移。</text:p>
      <text:p text:style-name="P4">
<text:span text:style-name="T4">
另请阅读：</text:span>
 <text:a xlink:type="simple" xlink:href="https://www.ukrinform.ua/rubric-society/3733284-ukraina-povernula-patoh-zahisnikiv-azovstali-za-rezultatami-peregovoriv-iz-tureccinou.html" text:style-name="Internet_20_link" text:visited-style-name="Visited_20_Internet_20_Link">
乌克兰返回了五名后卫“ <text:span text:style-name="T4">
 azovst </text:span>
 li”，并与土耳其进行了会谈的储备</text:a>
正如乌克兰福明(Ukrinform)报道的那样，乌克兰沃迪米尔·泽伦斯基(Ukraine Volodymyr Zelensky)总裁报告说<text:a xlink:type="simple" xlink:href="https://www.ukrinform.ua/rubric-society/3733242-zelenskij-povertaetsa-z-tureccini-do-ukraini-iz-zahisnikami-azovstali.html" text:style-name="Internet_20_link" text:visited-style-name="Visited_20_Internet_20_Link">
与“阿佐夫斯塔尔”(Azovstal)的捍卫者的回报</text:a>
谁在2022年。</text:p>
      <text:p text:style-name="P4">
据他说，乌克兰士兵Denis Prokopenko，Svyatoslav Palamar，Sergivolynsky，Oleg Khomenko，Denis Sleg最终将与他们的亲戚在一起。</text:p>
      <text:p text:style-name="P4">
2022年9月，有215名乌克兰捍卫者在交易所的一部分中被释放，其中包括阿佐夫斯塔尔捍卫者的指挥官。 从那以后，在土耳其总统雷切普·泰耶普·埃尔多安(Recep Tayyip Erdogan)的保护和安全保证的情况下，有五个亚齐夫人在土耳其出现在土耳其。</text:p>
      <text:p text:style-name="P4">
News Source: <text:a xlink:type="simple" xlink:href="https://www.ukrinform.ua/rubric-polytics/3733312-povernenna-zahisnikiv-azovstali-peskov-zvinuvativ-ukrainu-j-tureccinu-v-porusenni-domovlenostej.html" text:style-name="Internet_20_link" text:visited-style-name="Visited_20_Internet_20_Link">
https://www.ukrinform.ua/rubric-polytics/3733312-povernenna-zahisnikiv-azovstali-peskov-zvinuvativ-ukrainu-j-tureccinu-v-porusenni-domovlenostej.html</text:a>
</text:p>
      <!--NEWS-->
      <text:h text:style-name="P10" text:outline-level="1">
<text:span text:style-name="T4">
德国对美国决定将盒式弹药移交给乌克兰的决定受到了限制</text:span>
</text:h>
      <text:p text:style-name="P4">
作者: Ukrinform (Person)</text:p>
      <text:p text:style-name="P4">
出版商: Укринформ (Organization)</text:p>
      <text:p text:style-name="P4">
出版时间: 2023-07-08T-7:26:00+03:00</text:p>
      <text:p text:style-name="P4">
修改时间: 2023-07-08T20:26:00+03:00</text:p>
      <text:p text:style-name="P4">
描述: 德国总体上反对使用盒式弹药，但就乌克兰而言，它是关于保护其领土的。  - 乌克林。</text:p>
      <text:p text:style-name="P4">
图片: ['<text:a xlink:type="simple" xlink:href="https://static.ukrinform.com/photos/2023_06/thumb_files/630_360_1686771692-782.jpeg" text:style-name="Internet_20_link" text:visited-style-name="Visited_20_Internet_20_Link">
630_360_16867...</text:a>
']</text:p>
      <text:p text:style-name="P4">
标签: ['Німеччина', 'Україна', 'Боєприпаси', 'Війна з Росією']</text:p>
      <text:p text:style-name="P4">
类型: Article</text:p>
      <!--METADATA-->
      <text:p text:style-name="P4">
<draw:frame draw:style-name="fr1" draw:name="Image26" text:anchor-type="as-char" svg:width="6.9236in" svg:height="3.956343in" draw:z-index="0">
<draw:image xlink:href="../Images/yкринформ/2023-07-08T-7-26-00-03-00/630_360_1686771692-782.jpeg" xlink:type="simple" xlink:show="embed" xlink:actuate="onLoad" draw:mime-type="image/jpeg"/>
</draw:frame>
德国通常反对使用盒式弹药，但就乌克兰而言，它是关于保护其领土的。</text:p>
      <text:p text:style-name="P4">
因此，他回答了记者要求对美国转移到乌克兰的决定的决定。</text:p>
      <text:p text:style-name="P4">
“在这种情况下，我们正在处理一种特殊情况：乌克兰使用<text:a xlink:type="simple" xlink:href="https://www.ukrinform.ua/tag-boepripasi" text:style-name="Internet_20_link" text:visited-style-name="Visited_20_Internet_20_Link">
弹药</text:a>
保护平民。 发言人说：“这是关于自己政府解放领土的行动。”</text:p>
      <text:p text:style-name="P4">
他还敦促俄罗斯在针对乌克兰的入侵战争中已经“使用”了自助餐厅。</text:p>
      <text:p text:style-name="P4">
<text:span text:style-name="T4">
另请阅读：</text:span>
 [<text:span text:style-name="T4">
五角大楼</text:span>
已宣布了一个新软件包(https://www.ukrinform.ua/rubric-ato/3732977-pentagon-ogolosiv-pro-novij-paket-dopomogi-ukraini-z-kasetnimi-boepripasami.html)同时，吉布斯蒂特(GebbeStyte)强调，德国联邦政府对这种诉讼的立场明显反映了以下事实：德国已在2010年加入了《库赛式初级公约》。 但他回忆说，与联邦共和国不同，美国图克兰不是参加奥斯陆大会的参与者。</text:p>
      <text:p text:style-name="P4">
发言人还表达了“美国朋友不容易传输到相关弹药”的信心。</text:p>
      <text:p text:style-name="P4">
同时，联邦政府外交事务委员会主席迈克尔·罗特(Michael Rot)(会员SPD)在广播电台[WDR]上说明(https://www1.wdr.de/nachrichten/streumunition-usa-ukraine-100.html)“乌克兰处于特殊情况，急需弹药。”但他补充说，他希望乌克兰军队已尽快停止在许多国家 /地区使用磁带弹药。</text:p>
      <text:p text:style-name="P4">
来自CDU Jurgen Gardt Naradio的反对派保守街区的联邦政府代理人<text:a xlink:type="simple" xlink:href="https://www.ndr.de/nachrichten/info/Streubomben-fuer-die-Ukraine-Kein-Risiko-fuer-Zivilisten,audio1419116.html" text:style-name="Internet_20_link" text:visited-style-name="Visited_20_Internet_20_Link">
NDR</text:a>
他指出，德国应批评美国伙伴的矛盾交付，阿德尼米菌无法增加“经典”弹药的生产来保护他们乌克兰。</text:p>
      <text:p text:style-name="P4">
<text:span text:style-name="T4">
另请阅读：</text:span>
 <text:a xlink:type="simple" xlink:href="https://www.ukrinform.ua/rubric-ato/3733120-reznikov-nazvav-pat-principiv-ukraini-sodo-zastosuvanna-kasetnih-boepripasiv.html" text:style-name="Internet_20_link" text:visited-style-name="Visited_20_Internet_20_Link">
Reznikov在申请中任命五个乌克兰原则<text:span text:style-name="T4">
录音机</text:span>
他们的弹药</text:a>
</text:p>
      <text:p text:style-name="P4">
据报道，联邦军开始处置大量的盒式盒式盒子，该盒子在冷战期间服役，这是2001年环保纯净的纯净的盒子，并于2015年11月完成。</text:p>
      <text:p text:style-name="P4">
奥斯陆公约于2008年通过，并于2010年生效。 参与者约有100个州。 乌克兰，俄罗斯联合会和美国不是这个数字的一​​部分。</text:p>
      <text:p text:style-name="P4">
News Source: <text:a xlink:type="simple" xlink:href="https://www.ukrinform.ua/rubric-ato/3733309-nimeccina-strimano-vidreaguvala-na-risenna-ssa-peredati-ukraini-kasetni-boepripasi.html" text:style-name="Internet_20_link" text:visited-style-name="Visited_20_Internet_20_Link">
https://www.ukrinform.ua/rubric-ato/3733309-nimeccina-strimano-vidreaguvala-na-risenna-ssa-peredati-ukraini-kasetni-boepripasi.html</text:a>
</text:p>
      <!--NEWS-->
      <text:h text:style-name="P10" text:outline-level="1">
<text:span text:style-name="T4">
JSC Avdiivka Directio Rusian军队炮击陶瓷，Zhalane，Avdiivka，Severne，Karlovka，...</text:span>
</text:h>
      <text:p text:style-name="P4">
作者: liveuamap (Language: en)</text:p>
      <text:p text:style-name="P4">
时间: 2023-07-08T-7:58:00</text:p>
      <text:p text:style-name="P4">
地点: Donetsk Oblast (Latitude:48.05869 Longtitude:37.57393)</text:p>
      <text:p text:style-name="P4">
视频: []</text:p>
      <text:p text:style-name="P4">
图片: []</text:p>
      <text:p text:style-name="P4">
标签: ["Russia"]</text:p>
      <text:p text:style-name="P4">
Id: 22574546</text:p>
      <!--METADATA-->
      <text:p text:style-name="P4">
在Avdiyivka方向，俄罗斯军队炮击了Keramik，Zhelane，Zhelane，Avdiyivka，Syeverne，Karlivka，Pervomayske和Donetsk地区的Nevelske，乌克兰武装部队的武装部队在早上的报告中说</text:p>
      <text:p text:style-name="P4">
新闻集合链接：<text:a xlink:type="simple" xlink:href="https：\/\/liveuamap.com \/en \/2023 \/8-七月 -  at-at-at-avdiyivka-directionlection-russian-army-army-shelled-keramik" text:style-name="Internet_20_link" text:visited-style-name="Visited_20_Internet_20_Link">
https：\/\/liveuamap.com \/en \/2023 \/8-July-at-at-at-avdiyivka-direction-russian-army-army-army-shelled-keramik</text:a>
</text:p>
      <text:p text:style-name="P4">
News Source: <text:a xlink:type="simple" xlink:href="https://t.me/lumsrc/5303" text:style-name="Internet_20_link" text:visited-style-name="Visited_20_Internet_20_Link">
https://t.me/lumsrc/5303</text:a>
</text:p>
      <!--NEWS-->
      <text:h text:style-name="P10" text:outline-level="1">
<text:span text:style-name="T4">
Tsurenko：不幸的是，由于整个身体竖立的东西，有些平局不是很高</text:span>
</text:h>
      <text:p text:style-name="P4">
作者: Ukrinform (Person)</text:p>
      <text:p text:style-name="P4">
出版商: Укринформ (Organization)</text:p>
      <text:p text:style-name="P4">
出版时间: 2023-07-08T-8:22:37+03:00</text:p>
      <text:p text:style-name="P4">
修改时间: 2023-07-08T20:22:37+03:00</text:p>
      <text:p text:style-name="P4">
描述: 乌克兰人将在温布尔登第四个圈子中踢球。  - 乌克林。</text:p>
      <text:p text:style-name="P4">
图片: ['<text:a xlink:type="simple" xlink:href="https://static.ukrinform.com/photos/2023_07/thumb_files/630_360_1688836860-973.jpg" text:style-name="Internet_20_link" text:visited-style-name="Visited_20_Internet_20_Link">
630_360_16888...</text:a>
']</text:p>
      <text:p text:style-name="P4">
标签: ['Цуренко', 'Теніс', 'Вімблдон']</text:p>
      <text:p text:style-name="P4">
类型: Article</text:p>
      <!--METADATA-->
      <text:p text:style-name="P4">
<draw:frame draw:style-name="fr1" draw:name="Image27" text:anchor-type="as-char" svg:width="6.9236in" svg:height="3.956343in" draw:z-index="0">
<draw:image xlink:href="../Images/yкринформ/2023-07-08T-8-22-37-03-00/630_360_1688836860-973.jpg" xlink:type="simple" xlink:show="embed" xlink:actuate="onLoad" draw:mime-type="image/jpeg"/>
</draw:frame>
乌克兰人一直在温网第四个圈子里比赛。</text:p>
      <text:p text:style-name="P4">
乌克兰网球运动员Lesya Tsurenko在<text:a xlink:type="simple" xlink:href="https://btu.org.ua/ua/golovne/45743-lesya-curenko-u-deyakih-momentah-matchiv-koli-vzhe-sil-zovsim-nemaye-ya-sobi-nagaduyu-sho-ya-z-ukrayini.html" text:style-name="Internet_20_link" text:visited-style-name="Visited_20_Internet_20_Link">
评论</text:a>
BTU.org报道说，其释放到温布尔登的1/8决赛。</text:p>
      <text:p text:style-name="P4">
“自早晨以来，我头疼。 也许是因为今天的热量与过去的日子相当。 这就是为什么我无法像我那样专注的原因之一。 头痛是如此的脉动，尤其是图纸延迟。 我认为这是造成大量错误的主要原因，因为很难关注。</text:p>
      <text:p text:style-name="P4">
抽筋始于整个身体：在第二组中 - 在手中，第三组 - 甚至是手和腿。 因此，不幸的是，由于整个身体完全减少了，有些平局在定性上不是很可能。 比赛结束后，门廊无法站起来并使我的手正常化，因为我有一个无效的男人。 在某个时候，我只是害怕起床，以免被带到。 但是比赛结束后，幸运的是，有可能避免这种情况的继续，因为碰巧还有40分钟可以继续。 我尽快吃了一切。因此，比赛结束后我设法避开法院的最重要的事情。” Azurenko说。</text:p>
      <text:p text:style-name="P4">
Lesya Tsurenko在第三个Colivimbledon中从罗马尼亚赢得了Ana Bogdan -4：6、6：3、7：6(20-18).</text:p>
      <text:p text:style-name="P4">
<text:span text:style-name="T4">
Читайте також:</text:span>
 <text:a xlink:type="simple" xlink:href="https://www.ukrinform.ua/rubric-sports/3732946-curenko-uvijsla-v-istoriu-vigravsi-najtrivalisij-tajbrejk-na-grand-slam.html" text:style-name="Internet_20_link" text:visited-style-name="Visited_20_Internet_20_Link">
 Леся <text:span text:style-name="T4">
Цуренко</text:span>
 увійшла в історію, вигравшинайтриваліший тайбрейк на Grand Slam </text:a>
正如乌克林福姆(Ukrinform)报道的那样，四分之一决赛Tsurenko的门票正在美国杰西卡·佩古拉(Jessica Pegula)播种的第四个数字，后者将这座山占据了意大利化的Kocherto之上(6：4，6：0).</text:p>
      <text:p text:style-name="P4">
Фото: twitter.com/Wimbledon</text:p>
      <text:p text:style-name="P4">
News Source: <text:a xlink:type="simple" xlink:href="https://www.ukrinform.ua/rubric-sports/3733304-curenko-deaki-rozigrasi-na-zal-buli-ne-duze-akisnimi-same-cerez-te-so-zvodilo-vse-tilo.html" text:style-name="Internet_20_link" text:visited-style-name="Visited_20_Internet_20_Link">
https://www.ukrinform.ua/rubric-sports/3733304-curenko-deaki-rozigrasi-na-zal-buli-ne-duze-akisnimi-same-cerez-te-so-zvodilo-vse-tilo.html</text:a>
</text:p>
      <!--NEWS-->
      <text:h text:style-name="P10" text:outline-level="1">
<text:span text:style-name="T4">
在玛丽卡（Maryinka）方向，俄罗斯军队炮击Krasnohorivka，Maryinka和Donetsk Reg的Pobyeda ...</text:span>
</text:h>
      <text:p text:style-name="P4">
作者: liveuamap (Language: en)</text:p>
      <text:p text:style-name="P4">
时间: 2023-07-08T-9:58:00</text:p>
      <text:p text:style-name="P4">
地点: Donetsk Oblast (Latitude:47.91427 Longtitude:37.45806)</text:p>
      <text:p text:style-name="P4">
视频: []</text:p>
      <text:p text:style-name="P4">
图片: []</text:p>
      <text:p text:style-name="P4">
标签: ["Russia"]</text:p>
      <text:p text:style-name="P4">
Id: 22574545</text:p>
      <!--METADATA-->
      <text:p text:style-name="P4">
在玛丽卡(Maryinka)方向，俄罗斯军队炮击了Krasnohorivka，Maryinka和Pobyedaof Donetsk地区。 俄罗斯航空在乌克兰武装部队的一般工作人员Krasnohorivka附近进行了空袭。</text:p>
      <text:p text:style-name="P4">
新闻集链接：<text:a xlink:type="simple" xlink:href="https：\/\/liveuamap.com \/en \/2023 \/8- 7月7日-At-at-Maryinka-directionlection-Russian-army-army-shelled-krasnohorivka" text:style-name="Internet_20_link" text:visited-style-name="Visited_20_Internet_20_Link">
https：\/\/liveuamap.com \/en \/2023 \/8- July-at-at-Maryinka-directionlection-russian-army-army-shelled-krasnohorivka</text:a>
</text:p>
      <text:p text:style-name="P4">
News Source: <text:a xlink:type="simple" xlink:href="https://t.me/lumsrc/5304" text:style-name="Internet_20_link" text:visited-style-name="Visited_20_Internet_20_Link">
https://t.me/lumsrc/5304</text:a>
</text:p>
      <!--NEWS-->
      <text:h text:style-name="P10" text:outline-level="1">
<text:span text:style-name="T4">
一夜</text:span>
</text:h>
      <text:p text:style-name="P4">
作者: liveuamap (Language: en)</text:p>
      <text:p text:style-name="P4">
时间: 2023-07-08T01:29:24</text:p>
      <text:p text:style-name="P4">
地点: Kryvyi Rih (Latitude:47.85729 Longtitude:33.41423)</text:p>
      <text:p text:style-name="P4">
视频: []</text:p>
      <text:p text:style-name="P4">
图片: ["<text:a xlink:type="simple" xlink:href="https://liveuamap.com/pics/2023/07/08/22574535_0.jpg" text:style-name="Internet_20_link" text:visited-style-name="Visited_20_Internet_20_Link">
22574535_0.jpg</text:a>
"]</text:p>
      <text:p text:style-name="P4">
标签: ["Europe", "Central and Eastern Europe"]</text:p>
      <text:p text:style-name="P4">
Id: 22574535</text:p>
      <!--METADATA-->
      <text:p text:style-name="P4">
一夜</text:p>
      <text:p text:style-name="P4">
<draw:frame draw:style-name="fr1" draw:name="Image28" text:anchor-type="as-char" svg:width="6.9236in" svg:height="4.612849in" draw:z-index="0">
<draw:image xlink:href="../Images/liveuamap/2023-07-08T01-29-24/22574535_0.jpg" xlink:type="simple" xlink:show="embed" xlink:actuate="onLoad" draw:mime-type="image/jpeg"/>
</draw:frame>
新闻集链接：<text:a xlink:type="simple" xlink:href="https：\/\/liveuamap.com \/en \/2023 \/8-July-1-1-pers-wounded-as-as-as-as russian-drone-intake" text:style-name="Internet_20_link" text:visited-style-name="Visited_20_Internet_20_Link">
https：\/\/liveuamap.com \/en \/2023 \/8-July-1-per-1-pers-wounded-as-as as-as-as-as-Russian-Drone-Drone-Ittack</text:a>
</text:p>
      <text:p text:style-name="P4">
News Source: <text:a xlink:type="simple" xlink:href="https://t.me/info_zp/40400" text:style-name="Internet_20_link" text:visited-style-name="Visited_20_Internet_20_Link">
https://t.me/info_zp/40400</text:a>
</text:p>
      <!--NEWS-->
      <text:h text:style-name="P10" text:outline-level="1">
<text:span text:style-name="T4">
俄罗斯国防部长Shoigu检查了在培训训练中对军人的战斗培训...</text:span>
</text:h>
      <text:p text:style-name="P4">
作者: liveuamap (Language: en)</text:p>
      <text:p text:style-name="P4">
时间: 2023-07-08T01:33:34</text:p>
      <text:p text:style-name="P4">
地点: Rostov, Rostovskaya oblast' (Latitude:47.21677 Longtitude:39.65378)</text:p>
      <text:p text:style-name="P4">
视频: []</text:p>
      <text:p text:style-name="P4">
图片: []</text:p>
      <text:p text:style-name="P4">
标签: ["Russia", "Central and Eastern Europe"]</text:p>
      <text:p text:style-name="P4">
Id: 22574536</text:p>
      <!--METADATA-->
      <text:p text:style-name="P4">
俄罗斯国防部长Shoigu在南部军事区的训练场上检查了军人的战斗训练</text:p>
      <text:p text:style-name="P4">
新闻集链接：<text:a xlink:type="simple" xlink:href="https：\/\/liveuamap.com \/en \/2023 \/8- 7月7日 - 俄罗斯 - 俄罗斯 - 防御 - 米尼斯特·舒格(Shoigu-shoigu-shoigu)检查了 - 战斗机" text:style-name="Internet_20_link" text:visited-style-name="Visited_20_Internet_20_Link">
https：\/\/liveuamap.com \/en \/2023 \/8- 7月8日 - 俄罗斯 - 俄罗斯防御 - 米尼斯特·舒格(Shoigu-Shoigu-Shoigu-Shoigu-Shoigu-Schecked-checked the-combat)</text:a>
</text:p>
      <text:p text:style-name="P4">
News Source: <text:a xlink:type="simple" xlink:href="https://t.me/rusbrief/134386" text:style-name="Internet_20_link" text:visited-style-name="Visited_20_Internet_20_Link">
https://t.me/rusbrief/134386</text:a>
</text:p>
      <!--NEWS-->
      <text:h text:style-name="P10" text:outline-level="1">
<text:span text:style-name="T4">
1人受伤，俄罗斯火炮被炮击了Vovchansk</text:span>
</text:h>
      <text:p text:style-name="P4">
作者: liveuamap (Language: en)</text:p>
      <text:p text:style-name="P4">
时间: 2023-07-08T02:55:16</text:p>
      <text:p text:style-name="P4">
地点: Kharkiv (Latitude:50.29077 Longtitude:36.93707)</text:p>
      <text:p text:style-name="P4">
视频: []</text:p>
      <text:p text:style-name="P4">
图片: []</text:p>
      <text:p text:style-name="P4">
标签: ["Europe", "Central and Eastern Europe"]</text:p>
      <text:p text:style-name="P4">
Id: 22574541</text:p>
      <!--METADATA-->
      <text:p text:style-name="P4">
1人受伤，俄罗斯火炮被炮击了Vovchansk</text:p>
      <text:p text:style-name="P4">
新闻集链接：<text:a xlink:type="simple" xlink:href="https：\/\/liveuamap.com \/en \/2023 \/8-July-1-1-person-1-as-as-Russian-Artillery-Artillery-Shelled-Vovchansk" text:style-name="Internet_20_link" text:visited-style-name="Visited_20_Internet_20_Link">
https：\/\/liveuamap.com \/en \/2023 \/8-July-1-1-pers-wounded-as-as-Russian-Artillery-Artillery-shelled-Vovchansk</text:a>
</text:p>
      <text:p text:style-name="P4">
News Source: <text:a xlink:type="simple" xlink:href="https://twitter.com/UKRINFORM/status/1677571277341507584" text:style-name="Internet_20_link" text:visited-style-name="Visited_20_Internet_20_Link">
https://twitter.com/UKRINFORM/status/1677571277341507584</text:a>
</text:p>
      <!--NEWS-->
      <text:h text:style-name="P10" text:outline-level="1">
<text:span text:style-name="T4">
在Sivershchyna和Slobozhanschyna的指示俄罗斯军队炮击了Chernihiv Regi的Popivka ...</text:span>
</text:h>
      <text:p text:style-name="P4">
作者: liveuamap (Language: en)</text:p>
      <text:p text:style-name="P4">
时间: 2023-07-08T02:57:00</text:p>
      <text:p text:style-name="P4">
地点: Dvorichna (Latitude:49.78703 Longtitude:37.76585)</text:p>
      <text:p text:style-name="P4">
视频: []</text:p>
      <text:p text:style-name="P4">
图片: []</text:p>
      <text:p text:style-name="P4">
标签: ["Russia"]</text:p>
      <text:p text:style-name="P4">
Id: 22574550</text:p>
      <!--METADATA-->
      <text:p text:style-name="P4">
在Sivershchyna和Slobozhanschyna的指示，俄罗斯军队炮击了Chernihiv地区的Popivka； Sumy地区的Krasnopillya和Okip，Neskuchne，Vovchansk，Budarky和Kharkiv地区的Rublene。 俄罗斯航空在哈尔基夫地区进行了空袭，乌克兰武装部队的总参谋部在早晨的报告中说</text:p>
      <text:p text:style-name="P4">
新闻集链接：<text:a xlink:type="simple" xlink:href="https：\/\/liveuamap.com \/en \/2023 \/8- 7月7日-At-at-Sivershchyna and-slobozhanschyna-directions-directions-Russian" text:style-name="Internet_20_link" text:visited-style-name="Visited_20_Internet_20_Link">
https：\/\/liveuamap.com \/en \/2023 \/8-July-at-at-sivershchyna-and-slobozhanschyna-directions russian</text:a>
</text:p>
      <text:p text:style-name="P4">
News Source: <text:a xlink:type="simple" xlink:href="https://t.me/lumsrc/5299" text:style-name="Internet_20_link" text:visited-style-name="Visited_20_Internet_20_Link">
https://t.me/lumsrc/5299</text:a>
</text:p>
      <!--NEWS-->
      <text:h text:style-name="P10" text:outline-level="1">
<text:span text:style-name="T4">
在莱曼（Lyman）的指导下，俄罗斯军队炮击了卢汉斯克地区的bilohorivka和罗兹（Roz）的维塞尔（Vesele）...</text:span>
</text:h>
      <text:p text:style-name="P4">
作者: liveuamap (Language: en)</text:p>
      <text:p text:style-name="P4">
时间: 2023-07-08T02:58:00</text:p>
      <text:p text:style-name="P4">
地点: Bakhmut (Latitude:48.80664 Longtitude:38.25079)</text:p>
      <text:p text:style-name="P4">
视频: []</text:p>
      <text:p text:style-name="P4">
图片: []</text:p>
      <text:p text:style-name="P4">
标签: ["Russia"]</text:p>
      <text:p text:style-name="P4">
Id: 22574548</text:p>
      <!--METADATA-->
      <text:p text:style-name="P4">
在莱曼(Lyman)的方向上，俄罗斯军队炮击了顿涅茨克地区的罗兹多利夫卡(Rozdolivka)的卢汉斯克地区(Luhansk)地区和维塞尔(Vesele)的Nevske。 俄罗斯航空在卢汉斯克地区的比洛霍利夫卡(Bilohorivka)和顿涅茨克地区的斯皮恩(Spirne) - 乌克兰武装部队的一般工作人员说</text:p>
      <text:p text:style-name="P4">
新闻集链接：<text:a xlink:type="simple" xlink:href="https：\/\/liveuamap.com \/en \/2023 \/8-- 7月7日 - 莱曼方向 - 俄罗斯 - 武装shelled-nevske-nevske-bilohorivka" text:style-name="Internet_20_link" text:visited-style-name="Visited_20_Internet_20_Link">
https：\/\/liveuamap.com \/en \/2023 \/8-July-at-at-lyman-directionlection-Russian-army-army-shelled-nevske-nevske-bilohorivka</text:a>
</text:p>
      <text:p text:style-name="P4">
News Source: <text:a xlink:type="simple" xlink:href="https://t.me/lumsrc/5301" text:style-name="Internet_20_link" text:visited-style-name="Visited_20_Internet_20_Link">
https://t.me/lumsrc/5301</text:a>
</text:p>
      <!--NEWS-->
      <text:h text:style-name="P10" text:outline-level="1">
<text:span text:style-name="T4">
俄罗斯部队在顿涅茨克和卢汉斯克地区采取进攻行动。 乌克兰军事...</text:span>
</text:h>
      <text:p text:style-name="P4">
作者: liveuamap (Language: en)</text:p>
      <text:p text:style-name="P4">
时间: 2023-07-08T03:00:05</text:p>
      <text:p text:style-name="P4">
地点: Velyka Novosilka (Latitude:47.77763 Longtitude:36.83973)</text:p>
      <text:p text:style-name="P4">
视频: []</text:p>
      <text:p text:style-name="P4">
图片: []</text:p>
      <text:p text:style-name="P4">
标签: ["Russia"]</text:p>
      <text:p text:style-name="P4">
Id: 22574542</text:p>
      <!--METADATA-->
      <text:p text:style-name="P4">
俄罗斯军队在顿涅茨克和卢汉斯克地区进行进攻行动。乌克兰军方与卢汉斯克地区的诺夫斯克夫斯克(Novoselivske)附近的俄罗斯军队进行了36次战斗活动 地区， - 乌克兰武装部队的总参谋部在早上报告中说</text:p>
      <text:p text:style-name="P4">
新闻集链接：<text:a xlink:type="simple" xlink:href="https：\/\/liveuamap.com \/en \/2023 \/8- 7月7日 - 俄罗斯 - 荷里 - 犯罪犯罪 - 犯罪行为 -  donetsk" text:style-name="Internet_20_link" text:visited-style-name="Visited_20_Internet_20_Link">
https：\/\/liveuamap.com \/en \/2023 \/8- 7月8日 - 俄罗斯 - 俄罗斯 - 连导犯罪 - 犯罪行为 -  donetsk</text:a>
</text:p>
      <text:p text:style-name="P4">
News Source: <text:a xlink:type="simple" xlink:href="https://t.me/lumsrc/5307" text:style-name="Internet_20_link" text:visited-style-name="Visited_20_Internet_20_Link">
https://t.me/lumsrc/5307</text:a>
</text:p>
      <!--NEWS-->
      <text:h text:style-name="P10" text:outline-level="1">
<text:span text:style-name="T4">
在莱曼（Lyman）报道的炮击</text:span>
</text:h>
      <text:p text:style-name="P4">
作者: liveuamap (Language: en)</text:p>
      <text:p text:style-name="P4">
时间: 2023-07-08T04:07:00</text:p>
      <text:p text:style-name="P4">
地点: Lyman (Latitude:48.98393 Longtitude:37.81322)</text:p>
      <text:p text:style-name="P4">
视频: []</text:p>
      <text:p text:style-name="P4">
图片: []</text:p>
      <text:p text:style-name="P4">
标签: ["Europe", "Central and Eastern Europe"]</text:p>
      <text:p text:style-name="P4">
Id: 22574670</text:p>
      <!--METADATA-->
      <text:p text:style-name="P4">
在莱曼(Lyman)报道的炮击</text:p>
      <text:p text:style-name="Quotations">

<text:p text:style-name="P4">
<text:a xlink:type="simple" xlink:href="https://t.co/cbyrV4KcJg" text:style-name="Internet_20_link" text:visited-style-name="Visited_20_Internet_20_Link">
https://t.co/cbyrv4kcjg</text:a>
&gt;
&gt;
 — <text:a xlink:type="simple" xlink:href="https://twitter.com/krasniyliman/status/1677575216795353089" text:style-name="Internet_20_link" text:visited-style-name="Visited_20_Internet_20_Link">
 </text:a>
__跳到地图</text:p>

</text:p>
      <text:p text:style-name="P4">
<text:span text:style-name="T4">
 lyman </text:span>
 <text:a xlink:type="simple" xlink:href="https://europe.liveuamap.com" text:style-name="Internet_20_link" text:visited-style-name="Visited_20_Internet_20_Link">
#europe</text:a>
<text:a xlink:type="simple" xlink:href="https://cee.liveuamap.com" text:style-name="Internet_20_link" text:visited-style-name="Visited_20_Internet_20_Link">
#central和东欧</text:a>
观看更多</text:p>
      <text:p text:style-name="P4">
<text:a xlink:type="simple" xlink:href="https://liveuamap.com/en/2022/8-october-another-image-of-collapsed-road-part-of-crimean" text:style-name="Internet_20_link" text:visited-style-name="Visited_20_Internet_20_Link">
</text:a>
<text:a xlink:type="simple" xlink:href="https://liveuamap.com" text:style-name="Internet_20_link" text:visited-style-name="Visited_20_Internet_20_Link">
乌克兰</text:a>
<text:a xlink:type="simple" xlink:href="https://liveuamap.com/en/2022/8-october-another-image-of-collapsed-road-part-of-crimean" text:style-name="Internet_20_link" text:visited-style-name="Visited_20_Internet_20_Link">
克里米亚大桥倒塌的路的另一张图像</text:a>
</text:p>
      <text:p text:style-name="P4">
<text:a xlink:type="simple" xlink:href="https://liveuamap.com/en/2022/30-august-new-explosions-at-antonivsky-bridge" text:style-name="Internet_20_link" text:visited-style-name="Visited_20_Internet_20_Link">
 </text:a>
<text:a xlink:type="simple" xlink:href="https://liveuamap.com" text:style-name="Internet_20_link" text:visited-style-name="Visited_20_Internet_20_Link">
乌克兰</text:a>
<text:a xlink:type="simple" xlink:href="https://liveuamap.com/en/2022/30-august-new-explosions-at-antonivsky-bridge" text:style-name="Internet_20_link" text:visited-style-name="Visited_20_Internet_20_Link">
Antonivsky Bridge的新爆炸</text:a>
</text:p>
      <text:p text:style-name="P4">
<text:a xlink:type="simple" xlink:href="https://liveuamap.com/en/2022/9-august-big-column-of-smoke-over-novofedorivka-airfield" text:style-name="Internet_20_link" text:visited-style-name="Visited_20_Internet_20_Link">
 </text:a>
<text:a xlink:type="simple" xlink:href="https://liveuamap.com" text:style-name="Internet_20_link" text:visited-style-name="Visited_20_Internet_20_Link">
乌克兰</text:a>
[在克里米亚西部的诺诺夫德里瓦卡飞机场的大型专栏(https://liveuamap.com/en/2022/9-august-big-column-of-smoke-over-novofedorivka-airfield)显示评论</text:p>
      <text:p text:style-name="P4">
新闻集合链接：<text:a xlink:type="simple" xlink:href="https：\/\/liveuamap.com \/en \/2023 \/8-七月7-7-在Lyman中报告" text:style-name="Internet_20_link" text:visited-style-name="Visited_20_Internet_20_Link">
https：\/\/liveuamap.com \/en \/2023 \/8- 7月7日在莱曼中报告</text:a>
</text:p>
      <text:p text:style-name="P4">
News Source: <text:a xlink:type="simple" xlink:href="https://twitter.com/krasniyliman/status/1677575216795353089" text:style-name="Internet_20_link" text:visited-style-name="Visited_20_Internet_20_Link">
https://twitter.com/krasniyliman/status/1677575216795353089</text:a>
</text:p>
      <!--NEWS-->
      <text:h text:style-name="P10" text:outline-level="1">
<text:span text:style-name="T4">
莱曼（Lyman）俄罗斯炮击造成8人丧生，13人受伤</text:span>
</text:h>
      <text:p text:style-name="P4">
作者: liveuamap (Language: en)</text:p>
      <text:p text:style-name="P4">
时间: 2023-07-08T07:08:54</text:p>
      <text:p text:style-name="P4">
地点: Lyman (Latitude:48.98486 Longtitude:37.80932)</text:p>
      <text:p text:style-name="P4">
视频: []</text:p>
      <text:p text:style-name="P4">
图片: ["<text:a xlink:type="simple" xlink:href="https://liveuamap.com/pics/2023/07/08/22574679_0.jpg" text:style-name="Internet_20_link" text:visited-style-name="Visited_20_Internet_20_Link">
22574679_0.jpg</text:a>
"]</text:p>
      <text:p text:style-name="P4">
标签: []</text:p>
      <text:p text:style-name="P4">
Id: 22574679</text:p>
      <!--METADATA-->
      <text:p text:style-name="P4">
莱曼(Lyman)俄罗斯炮击造成8人丧生，13人受伤</text:p>
      <text:p text:style-name="P4">
<draw:frame draw:style-name="fr1" draw:name="Image29" text:anchor-type="as-char" svg:width="6.9236in" svg:height="3.193511in" draw:z-index="0">
<draw:image xlink:href="../Images/liveuamap/2023-07-08T07-08-54/22574679_0.jpg" xlink:type="simple" xlink:show="embed" xlink:actuate="onLoad" draw:mime-type="image/jpeg"/>
</draw:frame>
新闻集链接：<text:a xlink:type="simple" xlink:href="https：\/\/liveuamap.com \/en \/2023 \/8- 7月8日-8-person-kill-13-killed-13-nounded-as-as as-as-as as russian-shelling" text:style-name="Internet_20_link" text:visited-style-name="Visited_20_Internet_20_Link">
https：\/\/liveuamap.com \/en \/2023 \/8- 7月8日-8-per-kill-kill-kill-13-wounded-as as-as as-as as russian-shelling</text:a>
</text:p>
      <text:p text:style-name="P4">
News Source: <text:a xlink:type="simple" xlink:href="https://t.me/hyevuy_dnepr/56011" text:style-name="Internet_20_link" text:visited-style-name="Visited_20_Internet_20_Link">
https://t.me/hyevuy_dnepr/56011</text:a>
</text:p>
      <!--NEWS-->
      <text:h text:style-name="P10" text:outline-level="1">
<text:span text:style-name="T4">
Kostyuk在一次排放中完成了温网上的表演</text:span>
</text:h>
      <text:p text:style-name="P4">
作者: Ukrinform (Person)</text:p>
      <text:p text:style-name="P4">
出版商: Укринформ (Organization)</text:p>
      <text:p text:style-name="P4">
出版时间: 2023-07-08T0:10:20+03:00</text:p>
      <text:p text:style-name="P4">
修改时间: 2023-07-08T21:10:20+03:00</text:p>
      <text:p text:style-name="P4">
描述: 乌克兰人让位于美国人。  - 乌克林。</text:p>
      <text:p text:style-name="P4">
图片: ['<text:a xlink:type="simple" xlink:href="https://static.ukrinform.com/photos/2023_07/thumb_files/630_360_1688839743-533.jpg" text:style-name="Internet_20_link" text:visited-style-name="Visited_20_Internet_20_Link">
630_360_16888...</text:a>
']</text:p>
      <text:p text:style-name="P4">
标签: ['Теніс', 'Марта Костюк', 'Вімблдон']</text:p>
      <text:p text:style-name="P4">
类型: Article</text:p>
      <!--METADATA-->
      <text:p text:style-name="P4">
<draw:frame draw:style-name="fr1" draw:name="Image30" text:anchor-type="as-char" svg:width="6.9236in" svg:height="3.956343in" draw:z-index="0">
<draw:image xlink:href="../Images/yкринформ/2023-07-08T0-10-20-03-00/630_360_1688839743-533.jpg" xlink:type="simple" xlink:show="embed" xlink:actuate="onLoad" draw:mime-type="image/jpeg"/>
</draw:frame>
乌克兰山羊已经发生了。</text:p>
      <text:p text:style-name="P4">
乌克兰·乌克林福姆(Ukrinform)报道，乌克兰网球运动员玛塔·科斯蒂克(Marta Kostyuk)让位于UNTREA KOLI WIMBLEDON的美国人麦迪逊·基兹(Madison Kizz)-4：6、1：6报道。</text:p>
      <text:p text:style-name="P4">
在第一盘之后，乌克兰人将医生送到法院，但能够继续繁殖。 在第二盘中，科斯蒂克(Kostyuk)无能为力，只能赢得一场比赛。</text:p>
      <text:p text:style-name="P4">
第三个圆圈是温布尔登科斯蒂克的最佳结果。</text:p>
      <text:p text:style-name="P4">
今天，7月8日，乌克兰人将在温布尔登(Wimbledon)进行另一场比赛。 从Marselo Arealo Kostyuk配对将抵抗Duetuvinus-Andreysk。 比赛将不早于22:20。</text:p>
      <text:p text:style-name="P4">
*!(https://www.ukrinform.ua/rubric-sports/3732976-svitolina-vijsla-do-18-finalu-vimbldona-obigravsi-cempionku-australian-open-kenin.html)正如乌克林福姆(Ukrinform)报道的那样，明天7月9日，两名乌克兰人将来到草药“ Maidora”的法庭上：Tsurenko将与Svitolina Coment Coment Meazarenko一起玩。</text:p>
      <text:p text:style-name="P4">
照片：Daniel Kopatsch</text:p>
      <text:p text:style-name="P4">
News Source: <text:a xlink:type="simple" xlink:href="https://www.ukrinform.ua/rubric-sports/3733315-kostuk-zaversila-vistupi-na-vimbldoni-v-odinocnomu-rozradi.html" text:style-name="Internet_20_link" text:visited-style-name="Visited_20_Internet_20_Link">
https://www.ukrinform.ua/rubric-sports/3733315-kostuk-zaversila-vistupi-na-vimbldoni-v-odinocnomu-rozradi.html</text:a>
</text:p>
      <!--NEWS-->
      <text:h text:style-name="P10" text:outline-level="1">
<text:span text:style-name="T4">
在赫尔森（Kherson），布博夫萨（Bombovsa</text:span>
</text:h>
      <text:p text:style-name="P4">
作者: Ukrinform (Person)</text:p>
      <text:p text:style-name="P4">
出版商: Укринформ (Organization)</text:p>
      <text:p text:style-name="P4">
出版时间: 2023-07-08T10:38:00+03:00</text:p>
      <text:p text:style-name="P4">
修改时间: 2023-07-08T10:38:00+03:00</text:p>
      <text:p text:style-name="P4">
描述: 在赫尔森（Kherson），“从宪法到独立性”开始了炸弹庇护所的壁画艺术节。  - 乌克林。</text:p>
      <text:p text:style-name="P4">
图片: ['<text:a xlink:type="simple" xlink:href="https://static.ukrinform.com/photos/2023_07/thumb_files/630_360_1688801785-129.jpeg" text:style-name="Internet_20_link" text:visited-style-name="Visited_20_Internet_20_Link">
630_360_16888...</text:a>
']</text:p>
      <text:p text:style-name="P4">
标签: ['Фестиваль', 'Херсон', 'Мурал', 'Бомбосховище']</text:p>
      <text:p text:style-name="P4">
类型: Article</text:p>
      <!--METADATA-->
      <text:p text:style-name="P4">
<draw:frame draw:style-name="fr1" draw:name="Image31" text:anchor-type="as-char" svg:width="6.9236in" svg:height="3.956343in" draw:z-index="0">
<draw:image xlink:href="../Images/yкринформ/2023-07-08T10-38-00-03-00/630_360_1688801785-129.jpeg" xlink:type="simple" xlink:show="embed" xlink:actuate="onLoad" draw:mime-type="image/jpeg"/>
</draw:frame>
在Khersonistart，他是炸弹庇护所的壁画艺术节“是根据优势的构成”。</text:p>
      <text:p text:style-name="P4">
关于<text:a xlink:type="simple" xlink:href="https://t.me/kherson_miskrada/16934" text:style-name="Internet_20_link" text:visited-style-name="Visited_20_Internet_20_Link">
电报</text:a>
据报道，MBA报道。</text:p>
      <text:p text:style-name="P4">
“我们邀请您参加“独立遗产”的炸弹收容所中的壁画公开艺术节。 艺术节的任务之一是吸引公众注意解决这座城市的安全状况<text:a xlink:type="simple" xlink:href="https://www.ukrinform.ua/tag-herson" text:style-name="Internet_20_link" text:visited-style-name="Visited_20_Internet_20_Link">
Kherson</text:a>
信息，以及参与其组织，志愿者，城市公民和乌克兰的公民。”</text:p>
      <text:p text:style-name="P4">
该节日旨在通过艺术疗法来支持Kherson，并在城市的街道上增加积极的心情和美学，以促进乌克兰掌握乌克兰的掌握并提供安全基础设施对象(混凝土盖)情感上有吸引力的形象。</text:p>
      <text:p text:style-name="P4">
炸弹庇护所“从宪法到独立”的壁画艺术节由霍森市议会文化部以及专业艺术教育机构以及库尔森地区的乌克兰州紧急服务机构举行。它将持续直到2023年8月24日。</text:p>
      <text:p text:style-name="P4">
<text:span text:style-name="T4">
另请阅读：</text:span>
 <text:a xlink:type="simple" xlink:href="https://www.ukrinform.ua/rubric-culture/3729375-murali-posteri-ta-memi-pro-vijnu-v-ukraini-stvorili-portal-mistectvo-peremogi.html" text:style-name="Internet_20_link" text:visited-style-name="Visited_20_Internet_20_Link">
<text:span text:style-name="T4">
壁画</text:span>
以及关于战争的海报和模因：在乌克兰的门户“胜利艺术”</text:a>
每个人都可以参加艺术节：专业艺术家，学生，艺术学校的学生，创意业余协会的成员等等。 每个参与者或小组都可以提交无限的工作。</text:p>
      <text:p text:style-name="P4">
艺术节的主题是任意的，但优势将得到“赫尔森牢不可破”的指示，“乌克兰内心深处”，“赫尔森绽放”，以及“ kherson-of the Sun of the Sun of Sun”，“库尔森地区动物区系动植物和“ Polina Rayko的遗产”。</text:p>
      <text:p text:style-name="P4">
参与者将在Kherson安装的街头炸弹上绘制壁画。</text:p>
      <text:p text:style-name="P4">
正如乌克林福姆(Ukrinform)报道的那样，这位艺术家[帕维尔·古斯夫(https://www.ukrinform.ua/rubric-regions/3731631-zitomirskij-hudoznik-stvoriv-murali-lisova-pisna-ta-malvi.html)在Zhytomyr地区，还有另外两个“森林歌”和“ Malva”的壁画。</text:p>
      <text:p text:style-name="P4">
<text:span text:style-name="T5">
照片：桥</text:span>
</text:p>
      <text:p text:style-name="P4">
News Source: <text:a xlink:type="simple" xlink:href="https://www.ukrinform.ua/rubric-culture/3733098-u-hersoni-startuvav-festival-muraliv-na-bomboshovisah-vid-konstitucii-do-nezaleznosti.html" text:style-name="Internet_20_link" text:visited-style-name="Visited_20_Internet_20_Link">
https://www.ukrinform.ua/rubric-culture/3733098-u-hersoni-startuvav-festival-muraliv-na-bomboshovisah-vid-konstitucii-do-nezaleznosti.html</text:a>
</text:p>
      <!--NEWS-->
      <text:h text:style-name="P10" text:outline-level="1">
<text:span text:style-name="T4">
青年部将与欧洲委员会重建青年和体育行业协调</text:span>
</text:h>
      <text:p text:style-name="P4">
作者: Ukrinform (Person)</text:p>
      <text:p text:style-name="P4">
出版商: Укринформ (Organization)</text:p>
      <text:p text:style-name="P4">
出版时间: 2023-07-08T10:39:06+03:00</text:p>
      <text:p text:style-name="P4">
修改时间: 2023-07-08T10:39:06+03:00</text:p>
      <text:p text:style-name="P4">
描述: 在他访问布鲁塞尔期间，乌克兰总统的青年事务代表团会议，与副首席执行官Arturo Kabalierro Bassedas领导的欧洲委员会教育，青年，体育和文化总局代表的会议，被举行了。  - 乌克林。</text:p>
      <text:p text:style-name="P4">
图片: ['<text:a xlink:type="simple" xlink:href="https://static.ukrinform.com/photos/2023_07/thumb_files/630_360_1688801734-312.jpg" text:style-name="Internet_20_link" text:visited-style-name="Visited_20_Internet_20_Link">
630_360_16888...</text:a>
']</text:p>
      <text:p text:style-name="P4">
标签: ['Брюссель', 'Єврокомісія', 'Спорт', 'Україна', 'Міністерство молоді та спорту']</text:p>
      <text:p text:style-name="P4">
类型: Article</text:p>
      <!--METADATA-->
      <text:p text:style-name="P4">
<draw:frame draw:style-name="fr1" draw:name="Image35" text:anchor-type="as-char" svg:width="6.9236in" svg:height="3.956343in" draw:z-index="0">
<draw:image xlink:href="../Images/yкринформ/2023-07-08T10-39-06-03-00/630_360_1688801734-312.jpg" xlink:type="simple" xlink:show="embed" xlink:actuate="onLoad" draw:mime-type="image/jpeg"/>
</draw:frame>
在Vyazite期间，与Arturo Kabalierro Bassedas的副手领导的欧洲委员会教育，青年，体育和文化局的代表与布鲁塞尔遇到了欧洲委员会。</text:p>
      <text:p text:style-name="P4">
代表乌克兰瓦迪姆·古扎特(Ukraine Vadim Gutzait)的青年和体育部长，他的代表和切斯诺科夫(感谢欧洲方面)(http://https://mms.gov.ua/news/minmolodsport-koordynuvatyme-iz-ievrokomisiieiu-zusyllia-iz-vidbudovy-molodizhnoi-i-sportyvnoi-haluzei)乌克林福姆报道，该协议关于根据伊拉斯mus+计划启动乌克兰机构赠款的青年塔斯波特分支机构的可能性的安排。</text:p>
      <text:p text:style-name="P4">
同意为乌克兰代表举行许多准备研讨会。</text:p>
      <text:p text:style-name="P4">
<text:span text:style-name="T4">
另请阅读：</text:span>
 <text:a xlink:type="simple" xlink:href="https://www.ukrinform.ua/rubric-sports/3726697-gutcajt-otrimav-vidznaku-vid-ministra-sportu-i-turizmu-respubliki-polsa.html" text:style-name="Internet_20_link" text:visited-style-name="Visited_20_Internet_20_Link">
<text:span text:style-name="T4">
 gutzait </text:span>
从波兰共和国伊斯兰教体育大臣那里获得的</text:a>
此外，在对青年政策部关于乌克兰 - 乌克兰 - 乌克兰 - 乌克兰 - 乌克兰 - 欧洲政策的社会议程的详细阐述的背景下，其联合加工是为了发展其共同处理而实现的目的与ECC的其他导航员一起，由一个单独的计划重建青年和体育领域。</text:p>
      <text:p text:style-name="P4">
照片：mms.gov.ua。</text:p>
      <text:p text:style-name="P4">
News Source: <text:a xlink:type="simple" xlink:href="https://www.ukrinform.ua/rubric-sports/3733099-minmolodsport-koordinuvatime-z-evrokomisieu-vidbudovu-molodiznoi-i-sportivnoi-galuzej.html" text:style-name="Internet_20_link" text:visited-style-name="Visited_20_Internet_20_Link">
https://www.ukrinform.ua/rubric-sports/3733099-minmolodsport-koordinuvatime-z-evrokomisieu-vidbudovu-molodiznoi-i-sportivnoi-galuzej.html</text:a>
</text:p>
      <!--NEWS-->
      <text:h text:style-name="P10" text:outline-level="1">
<text:span text:style-name="T4">
颁发了十七届欧洲青年奥林匹克节的奖牌</text:span>
</text:h>
      <text:p text:style-name="P4">
作者: Ukrinform (Person)</text:p>
      <text:p text:style-name="P4">
出版商: Укринформ (Organization)</text:p>
      <text:p text:style-name="P4">
出版时间: 2023-07-08T10:48:00+03:00</text:p>
      <text:p text:style-name="P4">
修改时间: 2023-07-08T10:48:00+03:00</text:p>
      <text:p text:style-name="P4">
描述: 举行了在斯洛文尼亚城市马里波尔举行的XVII夏季欧洲青年奥运会-2023的奖牌。  - 乌克林。</text:p>
      <text:p text:style-name="P4">
图片: ['<text:a xlink:type="simple" xlink:href="https://static.ukrinform.com/photos/2023_07/thumb_files/630_360_1688802371-748.jpg" text:style-name="Internet_20_link" text:visited-style-name="Visited_20_Internet_20_Link">
630_360_16888...</text:a>
']</text:p>
      <text:p text:style-name="P4">
标签: ['Європа', 'Словенія', 'Спорт', 'Європейський юнацький олімпійський фестиваль']</text:p>
      <text:p text:style-name="P4">
类型: Article</text:p>
      <!--METADATA-->
      <text:p text:style-name="P4">
<draw:frame draw:style-name="fr1" draw:name="Image36" text:anchor-type="as-char" svg:width="6.9236in" svg:height="3.956343in" draw:z-index="0">
<draw:image xlink:href="../Images/yкринформ/2023-07-08T10-48-00-03-00/630_360_1688802371-748.jpg" xlink:type="simple" xlink:show="embed" xlink:actuate="onLoad" draw:mime-type="image/jpeg"/>
</draw:frame>
在斯洛文尼亚城市马里波尔(Maribor)举行的XVII夏季欧洲青年奥林匹克音乐节的奖牌的颁奖典礼。</text:p>
      <text:p text:style-name="P4">
多运动论坛的竞争<text:a xlink:type="simple" xlink:href="https://noc-ukr.org/news/23887/" text:style-name="Internet_20_link" text:visited-style-name="Visited_20_Internet_20_Link">
将举行</text:a>
7月23日至7月29日。 乌克林福姆报告说，他们将有14-18岁的运动员参加。</text:p>
      <text:p text:style-name="P4">
奖牌的设计是根据官方Eyofmaribor 2023徽标的概念设计的，该徽标展示了这座城市作为Tangavsky Nature国家的体育心脏的统一，以及滴水象征着需要实现最高努力的水。结果。</text:p>
      <text:p text:style-name="P4">
<text:span text:style-name="T4">
另请阅读：</text:span>
 <text:a xlink:type="simple" xlink:href="https://www.ukrinform.ua/rubric-sports/3731699-23-lipna-startue-xvii-litnij-evropejskij-unackij-olimpijskij-festival.html" text:style-name="Internet_20_link" text:visited-style-name="Visited_20_Internet_20_Link">
7月23日开始XVII夏季欧洲青年奥林匹克节</text:a>
该奖项托盘是与Umarbori高级培训合作开发的。 Linden和Beech被用来做到这一点。 有趣的是，制作它的学生的名字是用这样的托盘写的。</text:p>
      <text:p text:style-name="P4">
照片：noc-ukr.org。</text:p>
      <text:p text:style-name="P4">
News Source: <text:a xlink:type="simple" xlink:href="https://www.ukrinform.ua/rubric-sports/3733103-prezentovano-medali-litnogo-evropejskogo-unackogo-olimpijskogo-festivalu.html" text:style-name="Internet_20_link" text:visited-style-name="Visited_20_Internet_20_Link">
https://www.ukrinform.ua/rubric-sports/3733103-prezentovano-medali-litnogo-evropejskogo-unackogo-olimpijskogo-festivalu.html</text:a>
</text:p>
      <!--NEWS-->
      <text:h text:style-name="P10" text:outline-level="1">
<text:span text:style-name="T4">
在Zaporozhye，水位下降到正常水平低2.6米以上</text:span>
</text:h>
      <text:p text:style-name="P4">
作者: Ukrinform (Person)</text:p>
      <text:p text:style-name="P4">
出版商: Укринформ (Organization)</text:p>
      <text:p text:style-name="P4">
出版时间: 2023-07-08T10:49:00+03:00</text:p>
      <text:p text:style-name="P4">
修改时间: 2023-07-08T10:49:00+03:00</text:p>
      <text:p text:style-name="P4">
描述: 在Zaporozhye，下Biet的Kakhovka水电站，水位下降到2.64米以下。  - 乌克林。</text:p>
      <text:p text:style-name="P4">
图片: ['<text:a xlink:type="simple" xlink:href="https://static.ukrinform.com/photos/2023_06/thumb_files/630_360_1687854483-369.jpg" text:style-name="Internet_20_link" text:visited-style-name="Visited_20_Internet_20_Link">
630_360_16878...</text:a>
']</text:p>
      <text:p text:style-name="P4">
标签: ['Вода', 'Каховська ГЕС', 'Запоріжжя', 'Запорізька АЕС']</text:p>
      <text:p text:style-name="P4">
类型: Article</text:p>
      <!--METADATA-->
      <text:p text:style-name="P4">
<draw:frame draw:style-name="fr1" draw:name="Image37" text:anchor-type="as-char" svg:width="6.9236in" svg:height="3.956343in" draw:z-index="0">
<draw:image xlink:href="../Images/yкринформ/2023-07-08T10-49-00-03-00/630_360_1687854483-369.jpg" xlink:type="simple" xlink:show="embed" xlink:actuate="onLoad" draw:mime-type="image/jpeg"/>
</draw:frame>
乌扎普里齐希(Uzaporizhzhi)由于下比特(Bieter)的卡科夫卡水力局(Kakhovka Hydreelectric Power Station)的爆炸，水位为2.64米。</text:p>
      <text:p text:style-name="P4">
关于<text:a xlink:type="simple" xlink:href="https://t.me/zoda_gov_ua/20156" text:style-name="Internet_20_link" text:visited-style-name="Visited_20_Internet_20_Link">
电报</text:a>
乌克林福姆报道，尤里·马拉什科(Yuriy Malashko)，尤里·马拉什科(Yuriy Malashko)报道。</text:p>
      <text:p text:style-name="P4">
该声明说：“关于Zaporizhhya地区的Kakhovsky水力发电站的后果。下Bietff的水位为11.86 m，低于Norm的水平为2.64 m，”该声明说。</text:p>
      <text:p text:style-name="P4">
饮用水以常规模式提供。</text:p>
      <text:p text:style-name="P4">
在冷却器池塘中<text:a xlink:type="simple" xlink:href="https://www.ukrinform.ua/tag-zaporizka-aes" text:style-name="Internet_20_link" text:visited-style-name="Visited_20_Internet_20_Link">
Zaporizhhya npp</text:a>
允许规范内的水位。</text:p>
      <text:p text:style-name="P4">
<text:span text:style-name="T4">
另请阅读：</text:span>
 <text:a xlink:type="simple" xlink:href="https://www.ukrinform.ua/rubric-society/3732965-urad-zminiv-poradok-viplat-dopomogi-postrazdalim-vid-pidrivu-kahovskoi-ges.html" text:style-name="Internet_20_link" text:visited-style-name="Visited_20_Internet_20_Link">
政府已更改了向受害者支付援助的顺序<text:span text:style-name="T4">
 Kakhovsk </text:span>
哦，水力发电站</text:a>
卡科夫卡水库和德尼普罗的其他地区都没有海外。</text:p>
      <text:p text:style-name="P4">
据报道，6月6日<text:a xlink:type="simple" xlink:href="https://www.ukrinform.ua/rubric-other_news/3723441-pidriv-rosianami-kahovskoi-ges-usi-novini.html" text:style-name="Internet_20_link" text:visited-style-name="Visited_20_Internet_20_Link">
俄罗斯入侵者破坏了卡霍夫斯克水力发电站</text:a>
 .</text:p>
      <text:p text:style-name="P4">
News Source: <text:a xlink:type="simple" xlink:href="https://www.ukrinform.ua/rubric-regions/3733106-u-zaporizzi-riven-vodi-vpav-na-ponad-26-metra-nizce-normi.html" text:style-name="Internet_20_link" text:visited-style-name="Visited_20_Internet_20_Link">
https://www.ukrinform.ua/rubric-regions/3733106-u-zaporizzi-riven-vodi-vpav-na-ponad-26-metra-nizce-normi.html</text:a>
</text:p>
      <!--NEWS-->
      <text:h text:style-name="P10" text:outline-level="1">
<text:span text:style-name="T4">
艾伦敦促中国增加对打击气候变化的国际努力的支持</text:span>
</text:h>
      <text:p text:style-name="P4">
作者: Ukrinform (Person)</text:p>
      <text:p text:style-name="P4">
出版商: Укринформ (Organization)</text:p>
      <text:p text:style-name="P4">
出版时间: 2023-07-08T10:50:55+03:00</text:p>
      <text:p text:style-name="P4">
修改时间: 2023-07-08T10:50:55+03:00</text:p>
      <text:p text:style-name="P4">
描述: 美国财政部长珍妮特·埃伦（Janet Ellen）表示，作为世界上最大的经济体，美国和中国应该在气候变化领域共同努力，并敦促北京增加该领域的国际努力。  - 乌克林。</text:p>
      <text:p text:style-name="P4">
图片: ['<text:a xlink:type="simple" xlink:href="https://static.ukrinform.com/photos/2020_11/thumb_files/630_360_1606202775-232.jpg" text:style-name="Internet_20_link" text:visited-style-name="Visited_20_Internet_20_Link">
630_360_16062...</text:a>
']</text:p>
      <text:p text:style-name="P4">
标签: ['Китай', 'Клімат', 'США']</text:p>
      <text:p text:style-name="P4">
类型: Article</text:p>
      <!--METADATA-->
      <text:p text:style-name="P4">
<draw:frame draw:style-name="fr1" draw:name="Image38" text:anchor-type="as-char" svg:width="6.9236in" svg:height="3.956343in" draw:z-index="0">
<draw:image xlink:href="../Images/yкринформ/2023-07-08T10-50-55-03-00/630_360_1606202775-232.jpg" xlink:type="simple" xlink:show="embed" xlink:actuate="onLoad" draw:mime-type="image/jpeg"/>
</draw:frame>
美国部长珍妮特·埃伦(Janet Ellen)表示，作为世界上最大的经济体，美国和中国应在打击变革的领域共同努力，并敦促北京增加对该领域的国际努力的支持。</text:p>
      <text:p text:style-name="P4">
她在北京说，这是在北京与中国政府官员的气候专家的圆桌会议，并引用[路透社]。(https://www.reuters.com/sustainability/sustainable-finance-reporting/yellen-urges-china-support-existing-institutions-fight-climate-change-2023-07-08/)艾伦指出，美国与[中国]之间的初步合作(https://www.ukrinform.ua/tag-kitaj)关于气候变化，会导致许多全球突破，例如2015年巴黎气候协议。</text:p>
      <text:p text:style-name="P4">
“我们与气候资金合作的延续至关重要。 作为世界上最大的排放和最大投资者对可再生能源的最大投资者的国家，我们承担了共同的责任，并有能力成为领导者。”她说。</text:p>
      <text:p text:style-name="P4">
鉴于由于气候变化而导致的损失和损失规模，中国安全之间的合作对于预防最昂贵后果的国际努力至关重要。</text:p>
      <text:p text:style-name="P4">
艾伦强调，这类努力的资金应该有效而有效。 她认为，以当前的多边气候格式(例如绿色气候基金)支持北京(GCF)与华盛顿和其他国家一起，气候投资基金可能会加剧。</text:p>
      <text:p text:style-name="P4">
<text:span text:style-name="T4">
另请阅读：</text:span>
 <text:a xlink:type="simple" xlink:href="https://www.ukrinform.ua/rubric-economy/3732847-ssa-i-kitaj-obgovorili-globalni-ekonomicni-ta-finansovi-pitanna.html" text:style-name="Internet_20_link" text:visited-style-name="Visited_20_Internet_20_Link">
美国和中国讨论了全球经济和财务记录</text:a>
根据部长的说法，中国可以加入美国，并于9月份为GCF承担下一轮金融负债。它补充说，总统乔·贝登(Joe Baiden)的决定，该基金总统由基金总统又有10亿美元。</text:p>
      <text:p text:style-name="P4">
正如乌克林福姆报道的，美国财政部长珍妮特·艾伦(Janet Ellen)在多帕林(Dopeperene)访问期间[与中国总理李·泰恩(Lee Tsean)会面]](https://www.ukrinform.ua/rubric-economy/3732847-ssa-i-kitaj-obgovorili-globalni-ekonomicni-ta-finansovi-pitanna.html)，她讨论了双边关系中“健康经济竞争”的方法。</text:p>
      <text:p text:style-name="P4">
_foto：Getty Images _</text:p>
      <text:p text:style-name="P4">
News Source: <text:a xlink:type="simple" xlink:href="https://www.ukrinform.ua/rubric-world/3733105-ellen-zaklikala-kitaj-zbilsiti-pidtrimku-miznarodnih-zusil-u-borotbi-zi-zminami-klimatu.html" text:style-name="Internet_20_link" text:visited-style-name="Visited_20_Internet_20_Link">
https://www.ukrinform.ua/rubric-world/3733105-ellen-zaklikala-kitaj-zbilsiti-pidtrimku-miznarodnih-zusil-u-borotbi-zi-zminami-klimatu.html</text:a>
</text:p>
      <!--NEWS-->
      <text:h text:style-name="P10" text:outline-level="1">
<text:span text:style-name="T4">
ZPEP费用的水位仍然是稳定的Emergoatom</text:span>
</text:h>
      <text:p text:style-name="P4">
作者: Ukrinform (Person)</text:p>
      <text:p text:style-name="P4">
出版商: Укринформ (Organization)</text:p>
      <text:p text:style-name="P4">
出版时间: 2023-07-08T10:52:00+03:00</text:p>
      <text:p text:style-name="P4">
修改时间: 2023-07-08T10:52:00+03:00</text:p>
      <text:p text:style-name="P4">
描述: Zaporizhhya核电站保护者的水位保持稳定，为16.53 m-ukrinform。</text:p>
      <text:p text:style-name="P4">
图片: ['<text:a xlink:type="simple" xlink:href="https://static.ukrinform.com/photos/2023_06/thumb_files/630_360_1687518913-693.jpg" text:style-name="Internet_20_link" text:visited-style-name="Visited_20_Internet_20_Link">
630_360_16875...</text:a>
']</text:p>
      <text:p text:style-name="P4">
标签: ['Каховська ГЕС', 'Запорізька АЕС', 'Війна з Росією']</text:p>
      <text:p text:style-name="P4">
类型: Article</text:p>
      <!--METADATA-->
      <text:p text:style-name="P4">
<draw:frame draw:style-name="fr1" draw:name="Image39" text:anchor-type="as-char" svg:width="6.9236in" svg:height="3.956343in" draw:z-index="0">
<draw:image xlink:href="../Images/yкринформ/2023-07-08T10-52-00-03-00/630_360_1687518913-693.jpg" xlink:type="simple" xlink:show="embed" xlink:actuate="onLoad" draw:mime-type="image/jpeg"/>
</draw:frame>
Zaporizhzhya核电站保护剂中的水水平保持稳定，为16.53 m。</text:p>
      <text:p text:style-name="P4">
Energoatom在[Telegram]中报道了这一点(https://t.me/energoatom_ua/13882)，报道乌克林福姆。</text:p>
      <text:p text:style-name="P4">
“尽管大坝的俄罗斯居民(Kakhovskaya水力发电站)(https://www.ukrinform.ua/tag-kahovska-ges)情况保持稳定和控制。 截至7月8日10:00，记录较冷速率的水平略有下降。 目前是Canalis的水位16.53 m，从ZEP的池塘加油的地方，在11.08。»， -   - 指出能量。</text:p>
      <text:p text:style-name="P4">
同时，能量原子提醒NPP自2012年9月以来一直没有运行，因此从那时起，池塘冷却器从池塘冷却器中积极蒸发就没有被忽视。</text:p>
      <text:p text:style-name="P4">
<text:span text:style-name="T4">
另请阅读：</text:span>
 [[俄罗斯人每天都在<text:span text:style-name="T4">
 Zaporizh进行了62个节拍</text:span>
(https://www.ukrinform.ua/rubric-regions/3733059-rosiani-za-dobu-zavdali-62-udari-po-zaporizkij-oblasti-dvoe-poranenih.html)据报道，俄罗斯人于6月6日对Kakhovskaya水力发电站进行了恐怖袭击。</text:p>
      <text:p text:style-name="P4">
在武装部队的总参谋部中，从2022年3月4日占领的ZPP领土上，俄罗斯入侵者有可能。</text:p>
      <text:p text:style-name="P4">
News Source: <text:a xlink:type="simple" xlink:href="https://www.ukrinform.ua/rubric-economy/3733109-riven-vodi-u-stavkuoholodzuvaci-zaes-zalisaetsa-stabilnim-energoatom.html" text:style-name="Internet_20_link" text:visited-style-name="Visited_20_Internet_20_Link">
https://www.ukrinform.ua/rubric-economy/3733109-riven-vodi-u-stavkuoholodzuvaci-zaes-zalisaetsa-stabilnim-energoatom.html</text:a>
</text:p>
      <!--NEWS-->
      <text:h text:style-name="P10" text:outline-level="1">
<text:span text:style-name="T4">
大战的500天：俄罗斯留下的罪行</text:span>
</text:h>
      <text:p text:style-name="P4">
作者: Ukrinform (Person)</text:p>
      <text:p text:style-name="P4">
出版商: Укринформ (Organization)</text:p>
      <text:p text:style-name="P4">
出版时间: 2023-07-08T10:58:00+03:00</text:p>
      <text:p text:style-name="P4">
修改时间: 2023-07-08T10:58:00+03:00</text:p>
      <text:p text:style-name="P4">
描述: 俄罗斯在乌克兰销售的全面战争已经进行了500天 - 乌克林形式。</text:p>
      <text:p text:style-name="P4">
图片: ['<text:a xlink:type="simple" xlink:href="https://static.ukrinform.com/photos/2023_07/thumb_files/630_360_1688803101-224.jpg" text:style-name="Internet_20_link" text:visited-style-name="Visited_20_Internet_20_Link">
630_360_16888...</text:a>
', '<text:a xlink:type="simple" xlink:href="https://static.ukrinform.com/photos/2023_07/1688803071-574.jpg" text:style-name="Internet_20_link" text:visited-style-name="Visited_20_Internet_20_Link">
1688803071-57...</text:a>
']</text:p>
      <text:p text:style-name="P4">
标签: None</text:p>
      <text:p text:style-name="P4">
类型: Article</text:p>
      <!--METADATA-->
      <text:p text:style-name="P4">
<draw:frame draw:style-name="fr1" draw:name="Image40" text:anchor-type="as-char" svg:width="6.9236in" svg:height="3.956343in" draw:z-index="0">
<draw:image xlink:href="../Images/yкринформ/2023-07-08T10-58-00-03-00/630_360_1688803101-224.jpg" xlink:type="simple" xlink:show="embed" xlink:actuate="onLoad" draw:mime-type="image/jpeg"/>
</draw:frame>
俄罗斯一直在乌克兰进行的全面战争已经进行了500天</text:p>
      <text:p text:style-name="P4">
<text:span text:style-name="T4">
 500天的谋杀，暴行，虐待和破坏。 在这段时间里，俄罗斯侵略受伤了24862名平民(根据联合国人权高级专员的说法，截至2023年6月18日).</text:span>
</text:p>
      <text:p text:style-name="P4">
<draw:frame draw:style-name="fr1" draw:name="Image41" text:anchor-type="as-char" svg:width="1.561371in" svg:height="10.0in" draw:z-index="0">
<draw:image xlink:href="../Images/yкринформ/2023-07-08T10-58-00-03-00/1688803071-574.jpg" xlink:type="simple" xlink:show="embed" xlink:actuate="onLoad" draw:mime-type="image/jpeg"/>
</draw:frame>
根据媒体</text:p>
      <text:p text:style-name="P4">
News Source: <text:a xlink:type="simple" xlink:href="https://www.ukrinform.ua/rubric-ato/3733110-500-dniv-velikoi-vijni-aki-zlocini-zalisila-po-sobi-rosia.html" text:style-name="Internet_20_link" text:visited-style-name="Visited_20_Internet_20_Link">
https://www.ukrinform.ua/rubric-ato/3733110-500-dniv-velikoi-vijni-aki-zlocini-zalisila-po-sobi-rosia.html</text:a>
</text:p>
      <!--NEWS-->
      <text:h text:style-name="P10" text:outline-level="1">
<text:span text:style-name="T4">
俄罗斯人交付给ZPP矿山和炸药 - 情报</text:span>
</text:h>
      <text:p text:style-name="P4">
作者: Ukrinform (Person)</text:p>
      <text:p text:style-name="P4">
出版商: Укринформ (Organization)</text:p>
      <text:p text:style-name="P4">
出版时间: 2023-07-08T11:00:00+03:00</text:p>
      <text:p text:style-name="P4">
修改时间: 2023-07-08T11:00:00+03:00</text:p>
      <text:p text:style-name="P4">
描述: 俄罗斯入侵者运送到Zaporizhzhya核电站地雷和炸药领土。  - 乌克林。</text:p>
      <text:p text:style-name="P4">
图片: ['<text:a xlink:type="simple" xlink:href="https://static.ukrinform.com/photos/2022_08/thumb_files/630_360_1659775244-220.jpg" text:style-name="Internet_20_link" text:visited-style-name="Visited_20_Internet_20_Link">
630_360_16597...</text:a>
']</text:p>
      <text:p text:style-name="P4">
标签: ['Розвідка', 'Запорізька АЕС', 'Війна з Росією']</text:p>
      <text:p text:style-name="P4">
类型: Article</text:p>
      <!--METADATA-->
      <text:p text:style-name="P4">
<draw:frame draw:style-name="fr1" draw:name="Image42" text:anchor-type="as-char" svg:width="6.9236in" svg:height="3.956343in" draw:z-index="0">
<draw:image xlink:href="../Images/yкринформ/2023-07-08T11-00-00-03-00/630_360_1659775244-220.jpg" xlink:type="simple" xlink:show="embed" xlink:actuate="onLoad" draw:mime-type="image/jpeg"/>
</draw:frame>
俄罗斯 - 犹太人将矿山的Zaporizhhzhya核电站运送到领土。</text:p>
      <text:p text:style-name="P4">
根据乌克尼弗罗姆(Ukrnifform)的说法，<text:a xlink:type="simple" xlink:href="http://https://t.me/DIUkraine/2557" text:style-name="Internet_20_link" text:visited-style-name="Visited_20_Internet_20_Link">
在电报中</text:a>
告知主要国防情报局。</text:p>
      <text:p text:style-name="P4">
“入侵者继续挖掘Zaporizhhya核电站和车站的物体。 目前在领土上<text:a xlink:type="simple" xlink:href="https://www.ukrinform.ua/tag-zaporizka-aes" text:style-name="Internet_20_link" text:visited-style-name="Visited_20_Internet_20_Link">
ZPE</text:a>
分钟和爆炸物已交付。”消息写道。</text:p>
      <text:p text:style-name="P4">
正如情报中指出的那样，在技术室和机器大厅安装和爆炸性障碍物中，由受控的远程征税的反矿山组成。</text:p>
      <text:p text:style-name="P4">
在大多数情况下，使用了苏联样品的定向类型的地雷：MES-50，MES-90，MES-100，MES-200。</text:p>
      <text:p text:style-name="P4">
<text:span text:style-name="T4">
另请阅读：</text:span>
 [凉爽速度的水位<text:span text:style-name="T4">
 zpp </text:span>
保持稳定能量(https://www.ukrinform.ua/rubric-economy/3733109-riven-vodi-u-stavkuoholodzuvaci-zaes-zalisaetsa-stabilnim-energoatom.html)正如乌克林福姆(Ukrinform)报道的，在Zaporizhzhya核电站<text:a xlink:type="simple" xlink:href="https://www.ukrinform.ua/rubric-ato/3733058-kirienko-pobuvav-na-zaes-dla-virisenna-problem-z-personalom-rozvidka.html" text:style-name="Internet_20_link" text:visited-style-name="Visited_20_Internet_20_Link">
访问了俄罗斯联邦总统管理局的第一任副主管</text:a>
Volodymyr Putin Sergiyrienko，以证明缺乏恐慌并试图确定员工人员的问题。</text:p>
      <text:p text:style-name="P4">
News Source: <text:a xlink:type="simple" xlink:href="https://www.ukrinform.ua/rubric-ato/3733112-rosiani-dostavlaut-na-zaes-mini-ta-vibuhovi-recovini-rozvidka.html" text:style-name="Internet_20_link" text:visited-style-name="Visited_20_Internet_20_Link">
https://www.ukrinform.ua/rubric-ato/3733112-rosiani-dostavlaut-na-zaes-mini-ta-vibuhovi-recovini-rozvidka.html</text:a>
</text:p>
      <!--NEWS-->
      <text:h text:style-name="P10" text:outline-level="1">
<text:span text:style-name="T4">
来自俄罗斯和白俄罗斯的运动员将被允许参加亚洲运动会 - 媒体</text:span>
</text:h>
      <text:p text:style-name="P4">
作者: Ukrinform (Person)</text:p>
      <text:p text:style-name="P4">
出版商: Укринформ (Organization)</text:p>
      <text:p text:style-name="P4">
出版时间: 2023-07-08T11:06:00+03:00</text:p>
      <text:p text:style-name="P4">
修改时间: 2023-07-08T23:06:00+03:00</text:p>
      <text:p text:style-name="P4">
描述: 大约有500名俄罗斯和白俄罗斯运动员将获得参加今年在中国汉切斯的亚洲运动会的许可，这将帮助他们参加2024年奥运会的资格。  - 乌克林。</text:p>
      <text:p text:style-name="P4">
图片: ['<text:a xlink:type="simple" xlink:href="https://static.ukrinform.com/photos/2023_07/thumb_files/630_360_1688837216-430.jpg" text:style-name="Internet_20_link" text:visited-style-name="Visited_20_Internet_20_Link">
630_360_16888...</text:a>
']</text:p>
      <text:p text:style-name="P4">
标签: ['Білорусь', 'Олімпіада', 'Росія']</text:p>
      <text:p text:style-name="P4">
类型: Article</text:p>
      <!--METADATA-->
      <text:p text:style-name="P4">
<draw:frame draw:style-name="fr1" draw:name="Image43" text:anchor-type="as-char" svg:width="6.9236in" svg:height="3.951288in" draw:z-index="0">
<draw:image xlink:href="../Images/yкринформ/2023-07-08T11-06-00-03-00/630_360_1688837216-430.jpg" xlink:type="simple" xlink:show="embed" xlink:actuate="onLoad" draw:mime-type="image/jpeg"/>
</draw:frame>
约有500名俄罗斯和白俄罗斯运动员将获得中国汉切斯的圣亚洲运动会的许可，这将帮助他们在2024年奥运会上获得资格。</text:p>
      <text:p text:style-name="P4">
根据乌克林福姆的报道，它报告了<text:a xlink:type="simple" xlink:href="https://www.insidethegames.biz/articles/1138715/russia-belarus-asian-games-hangzhou-2022" text:style-name="Internet_20_link" text:visited-style-name="Visited_20_Internet_20_Link">
奥运会内部</text:a>
。</text:p>
      <text:p text:style-name="P4">
值得注意的是，俄罗斯和白俄罗斯运动员将在9月23日至10月8日在中国举行的亚洲Gygraphs 2024竞争，并在中国举行。 他们也将无法夺取奖牌。</text:p>
      <text:p text:style-name="P4">
<text:span text:style-name="T4">
另请阅读：</text:span>
 <text:a xlink:type="simple" xlink:href="https://www.ukrinform.ua/rubric-sports/3731887-rosijskih-sportsmenok-zaavili-na-panarabskih-igrah-ak-sirijskih.html" text:style-name="Internet_20_link" text:visited-style-name="Visited_20_Internet_20_Link">
俄罗斯运动员在Yakyrian的Panarab游戏中说的</text:a>
俄罗斯联邦和白俄罗斯参加亚洲运动会的运动员的参与将使他们获得参加2024年奥运会的资格，该奥运会将在巴黎举行。</text:p>
      <text:p text:style-name="P4">
在2024年在亚洲大会上投票后，所有体育的理事机构将由所有体育的理事机构做出相应的决定。</text:p>
      <text:p text:style-name="P4">
<text:span text:style-name="T4">
另请阅读：</text:span>
 <text:a xlink:type="simple" xlink:href="https://www.ukrinform.ua/rubric-sports/3729357-cehia-zaboronila-sportsmenam-iz-rf-ta-bilorusi-ucast-u-zmagannah-na-teritorii-kraini.html" text:style-name="Internet_20_link" text:visited-style-name="Visited_20_Internet_20_Link">
捷克共和国已禁止参加俄罗斯联合会和白俄罗斯的运动员参加该国的参与</text:a>
正如乌克林福姆报道的那样，欧洲委员会议会议会已批准，该议会建议国际奥运会委员会不允许俄罗斯和白俄罗斯的体育运动出口参加2024年在巴黎的奥林匹克和残奥会的gigram，即使是中立的国旗也是如此。</text:p>
      <text:p text:style-name="P4">
News Source: <text:a xlink:type="simple" xlink:href="https://www.ukrinform.ua/rubric-sports/3733307-sportsmenam-z-rosii-ta-bilorusi-dozvolat-vzati-ucast-v-azijskih-igrah-zmi.html" text:style-name="Internet_20_link" text:visited-style-name="Visited_20_Internet_20_Link">
https://www.ukrinform.ua/rubric-sports/3733307-sportsmenam-z-rosii-ta-bilorusi-dozvolat-vzati-ucast-v-azijskih-igrah-zmi.html</text:a>
</text:p>
      <!--NEWS-->
      <text:h text:style-name="P10" text:outline-level="1">
<text:span text:style-name="T4">
Zelensky将乌克兰英雄的头衔分配给49名捍卫者</text:span>
</text:h>
      <text:p text:style-name="P4">
作者: Ukrinform (Person)</text:p>
      <text:p text:style-name="P4">
出版商: Укринформ (Organization)</text:p>
      <text:p text:style-name="P4">
出版时间: 2023-07-08T11:08:54+03:00</text:p>
      <text:p text:style-name="P4">
修改时间: 2023-07-08T11:08:54+03:00</text:p>
      <text:p text:style-name="P4">
描述: 总统沃罗迪米尔·泽伦斯基（Volodymyr Zelensky）授予“乌克兰英雄” 49号的头衔，其中包括46个。  - 乌克林。</text:p>
      <text:p text:style-name="P4">
图片: ['<text:a xlink:type="simple" xlink:href="https://static.ukrinform.com/photos/2023_07/thumb_files/630_360_1688502148-599.jpeg" text:style-name="Internet_20_link" text:visited-style-name="Visited_20_Internet_20_Link">
630_360_16885...</text:a>
']</text:p>
      <text:p text:style-name="P4">
标签: ['Герой України', 'Зеленський', 'Війна з Росією']</text:p>
      <text:p text:style-name="P4">
类型: Article</text:p>
      <!--METADATA-->
      <text:p text:style-name="P4">
<draw:frame draw:style-name="fr1" draw:name="Image44" text:anchor-type="as-char" svg:width="6.9236in" svg:height="3.956343in" draw:z-index="0">
<draw:image xlink:href="../Images/yкринформ/2023-07-08T11-08-54-03-00/630_360_1688502148-599.jpeg" xlink:type="simple" xlink:show="embed" xlink:actuate="onLoad" draw:mime-type="image/jpeg"/>
</draw:frame>
总统洛尔迪尔·泽伦斯基(Lordir Zelensky)授予49人的“乌克兰英雄”，其中包括46人。</text:p>
      <text:p text:style-name="P4">
相关法令№381/2023 -№429/2023发表在<text:a xlink:type="simple" xlink:href="https://www.president.gov.ua/documents/decrees" text:style-name="Internet_20_link" text:visited-style-name="Visited_20_Internet_20_Link">
国家元首地点</text:a>
报道乌克林福姆。</text:p>
      <text:p text:style-name="P4">
总统在[电报]中写道(https://t.me/V_Zelenskiy_official/6898)：“我们的战士，我们的乌克兰英雄。 他签署了关于乌克兰英雄头衔的作品的法令。 每个名字都是一个勇气的故事，这是一个意志的故事，是乌克兰的历史。 谢谢我们的英雄!感谢每个为乌克兰筹集此类战士的家庭!”。</text:p>
      <text:p text:style-name="P4">
<text:span text:style-name="T4">
另请阅读：</text:span>
 <text:a xlink:type="simple" xlink:href="https://www.ukrinform.ua/rubric-ato/3733003-500-dniv-velikoi-vijni-ukraina-ta-svit-narostili-mazi-a-rosia-oslabla.html" text:style-name="Internet_20_link" text:visited-style-name="Visited_20_Internet_20_Link">
<text:span text:style-name="T4">
 500 </text:span>
大战争天：乌克兰和增长世界，俄罗斯被削弱</text:a>
我们将于7月8日提醒，沃迪米尔·Zelenskyy总统<text:a xlink:type="simple" xlink:href="https://www.ukrinform.ua/rubric-ato/3733042-zelenskij-pobuvav-na-zmiinomu.html" text:style-name="Internet_20_link" text:visited-style-name="Visited_20_Internet_20_Link">
参观了蛇岛</text:a>
在那里他向乌克兰英雄们致敬，并感谢已经与俄罗斯侵略作斗争的每个人。</text:p>
      <text:p text:style-name="P4">
News Source: <text:a xlink:type="simple" xlink:href="https://www.ukrinform.ua/rubric-society/3733113-zelenskij-prisvoiv-zvanna-geroa-ukraini-49-zahisnikam.html" text:style-name="Internet_20_link" text:visited-style-name="Visited_20_Internet_20_Link">
https://www.ukrinform.ua/rubric-society/3733113-zelenskij-prisvoiv-zvanna-geroa-ukraini-49-zahisnikam.html</text:a>
</text:p>
      <!--NEWS-->
      <text:h text:style-name="P10" text:outline-level="1">
<text:span text:style-name="T4">
在顿涅茨克（Donetsk</text:span>
</text:h>
      <text:p text:style-name="P4">
作者: Ukrinform (Person)</text:p>
      <text:p text:style-name="P4">
出版商: Укринформ (Organization)</text:p>
      <text:p text:style-name="P4">
出版时间: 2023-07-08T11:10:00+03:00</text:p>
      <text:p text:style-name="P4">
修改时间: 2023-07-08T11:10:00+03:00</text:p>
      <text:p text:style-name="P4">
描述: 在顿涅茨克地区，屋顶在TPP倒塌，导致一个人死亡，被认为缺失了两个人。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онеччина', 'Обстріл', 'ТЕС', 'Війна з Росією']</text:p>
      <text:p text:style-name="P4">
类型: Article</text:p>
      <!--METADATA-->
      <text:p text:style-name="P4">
<draw:frame draw:style-name="fr1" draw:name="Image45" text:anchor-type="as-char" svg:width="6.9236in" svg:height="3.948443in" draw:z-index="0">
<draw:image xlink:href="../Images/yкринформ/2023-07-08T11-10-00-03-00/630_360_1538997483-946.jpg" xlink:type="simple" xlink:show="embed" xlink:actuate="onLoad" draw:mime-type="image/jpeg"/>
</draw:frame>
在TPP屋顶的Udantian地区，一个人被杀死，被认为缺失了两个人。</text:p>
      <text:p text:style-name="P4">
关于它报告<text:a xlink:type="simple" xlink:href="https://mev.gov.ua/novyna/sytuatsiya-v-enerhosystemi-na-8-lypnya-cherez-nehodu-v-krayini-znestrumleni-ponad-300" text:style-name="Internet_20_link" text:visited-style-name="Visited_20_Internet_20_Link">
能源部</text:a>
，报道乌克林福姆。</text:p>
      <text:p text:style-name="P4">
“在顿涅茨克地区的TPP，曾多次经历过敌对的<text:a xlink:type="simple" xlink:href="https://www.ukrinform.ua/tag-obstril" text:style-name="Internet_20_link" text:visited-style-name="Visited_20_Internet_20_Link">
炮击</text:a>
，发生了一次事故 - 一家danch -thurbin商店倒下，这导致工作人员断开电源单位的连接。 一名男子被杀，两人被认为失踪，三人受伤，医院送了一名医院。</text:p>
      <text:p text:style-name="P4">
<text:span text:style-name="T4">
另请阅读：</text:span>
 <text:a xlink:type="simple" xlink:href="https://www.ukrinform.ua/rubric-regions/3733044-zagarbniki-za-dobu-poranili-na-doneccini-patoh-civilnih.html" text:style-name="Internet_20_link" text:visited-style-name="Visited_20_Internet_20_Link">
每天的入侵者在<text:span text:style-name="T4">
 donetsk </text:span>
五五个教堂中受伤</text:a>
取代倒塌。 事件的原因是设定的。</text:p>
      <text:p text:style-name="P4">
News Source: <text:a xlink:type="simple" xlink:href="https://www.ukrinform.ua/rubric-regions/3733122-na-doneccini-obvalivsa-dah-na-tes-odin-zagiblij-troe-travmovanih.html" text:style-name="Internet_20_link" text:visited-style-name="Visited_20_Internet_20_Link">
https://www.ukrinform.ua/rubric-regions/3733122-na-doneccini-obvalivsa-dah-na-tes-odin-zagiblij-troe-travmovanih.html</text:a>
</text:p>
      <!--NEWS-->
      <text:h text:style-name="P10" text:outline-level="1">
<text:span text:style-name="T4">
通过Melitopol，入侵者扔了军事装备</text:span>
</text:h>
      <text:p text:style-name="P4">
作者: Ukrinform (Person)</text:p>
      <text:p text:style-name="P4">
出版商: Укринформ (Organization)</text:p>
      <text:p text:style-name="P4">
出版时间: 2023-07-08T11:11:00+03:00</text:p>
      <text:p text:style-name="P4">
修改时间: 2023-07-08T11:11:00+03:00</text:p>
      <text:p text:style-name="P4">
描述: 通过Melitopol，入侵者将设备扔到俄罗斯人的街道上，而不是当地居民。  - 乌克林。</text:p>
      <text:p text:style-name="P4">
图片: ['<text:a xlink:type="simple" xlink:href="https://static.ukrinform.com/photos/2023_07/thumb_files/630_360_1688803608-930.png" text:style-name="Internet_20_link" text:visited-style-name="Visited_20_Internet_20_Link">
630_360_16888...</text:a>
']</text:p>
      <text:p text:style-name="P4">
标签: ['Мелітополь', 'Військова техніка', 'Війна з Росією']</text:p>
      <text:p text:style-name="P4">
类型: Article</text:p>
      <!--METADATA-->
      <text:p text:style-name="P4">
<draw:frame draw:style-name="fr1" draw:name="Image46" text:anchor-type="as-char" svg:width="6.9236in" svg:height="3.956343in" draw:z-index="0">
<draw:image xlink:href="../Images/yкринформ/2023-07-08T11-11-00-03-00/630_360_1688803608-930.png" xlink:type="simple" xlink:show="embed" xlink:actuate="onLoad" draw:mime-type="image/png"/>
</draw:frame>
通过Melyitopol，入侵者将设备扔到俄罗斯人的街道上，Tee居民。</text:p>
      <text:p text:style-name="P4">
关于<text:a xlink:type="simple" xlink:href="https://t.me/ivan_fedorov_melitopol/2453" text:style-name="Internet_20_link" text:visited-style-name="Visited_20_Internet_20_Link">
电报</text:a>
乌克林福姆报道，梅利托波尔报道，梅利托波尔·伊万·费多罗夫(Melitopol Ivan Fedorov)报道。</text:p>
      <text:p text:style-name="P4">
“占领者继续将Melitopol用作后勤和行政中心。通过全城市，敌对的<text:a xlink:type="simple" xlink:href="https://www.ukrinform.ua/tag-vijskova-tehnika" text:style-name="Internet_20_link" text:visited-style-name="Visited_20_Internet_20_Link">
技术</text:a>
，在Zmerphia巡回演出的街道上，比当地居民更多。 最近几天，Lomonosov街上的弯路道路上的负担增加了：它们都在前后的Biszaporozhye线中移动，向南 - 向南到Crimea，”  - 写道。</text:p>
      <text:p text:style-name="P4">
Fedorov补充说，在这座城市开始巡逻吉普车，类似于锁的设备可能是在听电话对话。 在这种汽车的方向盘上是军事，该军事位于第三体育学校地区。</text:p>
      <text:p text:style-name="P4">
<text:span text:style-name="T4">
另请阅读：</text:span>
 <text:a xlink:type="simple" xlink:href="https://www.ukrinform.ua/rubric-regions/3732499-u-melitopoli-zagarbniki-rozselaut-u-vilni-kvartiri-vijskovih-mer.html" text:style-name="Internet_20_link" text:visited-style-name="Visited_20_Internet_20_Link">
在<text:span text:style-name="T4">
 Melitopol </text:span>
，入侵者在军事的“自由”公寓中流离失所 - 市长</text:a>
此外，出现了许多带有车牌共和党和北奥塞梯的汽车。</text:p>
      <text:p text:style-name="P4">
正如乌克林福姆所报告的(https://www.ukrinform.ua/rubric-regions/3732243-u-melitopoli-zagarbniki-v-likarnah-vistavili-vijskovij-konvoj.html) .</text:p>
      <text:p text:style-name="P4">
News Source: <text:a xlink:type="simple" xlink:href="https://www.ukrinform.ua/rubric-regions/3733114-cerez-melitopol-zagarbniki-perekidaut-vijskovu-tehniku.html" text:style-name="Internet_20_link" text:visited-style-name="Visited_20_Internet_20_Link">
https://www.ukrinform.ua/rubric-regions/3733114-cerez-melitopol-zagarbniki-perekidaut-vijskovu-tehniku.html</text:a>
</text:p>
      <!--NEWS-->
      <text:h text:style-name="P10" text:outline-level="1">
<text:span text:style-name="T4">
埃德加·林奇维奇（Edgar Rinkevich）进入拉脱维亚总统的职位</text:span>
</text:h>
      <text:p text:style-name="P4">
作者: Ukrinform (Person)</text:p>
      <text:p text:style-name="P4">
出版商: Укринформ (Organization)</text:p>
      <text:p text:style-name="P4">
出版时间: 2023-07-08T11:18:43+03:00</text:p>
      <text:p text:style-name="P4">
修改时间: 2023-07-08T11:18:43+03:00</text:p>
      <text:p text:style-name="P4">
描述: 埃德加·林克维奇（Edgar Rinkevich）连续多年担任拉脱维亚外交部的职位，并于7月8日星期六在西马斯（Seimas）的一次庄严会议上宣誓就职。  - 乌克林。</text:p>
      <text:p text:style-name="P4">
图片: ['<text:a xlink:type="simple" xlink:href="https://static.ukrinform.com/photos/2023_07/thumb_files/630_360_1688804132-535.jpg" text:style-name="Internet_20_link" text:visited-style-name="Visited_20_Internet_20_Link">
630_360_16888...</text:a>
']</text:p>
      <text:p text:style-name="P4">
标签: ['Латвія', 'Президент']</text:p>
      <text:p text:style-name="P4">
类型: Article</text:p>
      <!--METADATA-->
      <text:p text:style-name="P4">
<draw:frame draw:style-name="fr1" draw:name="Image47" text:anchor-type="as-char" svg:width="6.9236in" svg:height="3.956343in" draw:z-index="0">
<draw:image xlink:href="../Images/yкринформ/2023-07-08T11-18-43-03-00/630_360_1688804132-535.jpg" xlink:type="simple" xlink:show="embed" xlink:actuate="onLoad" draw:mime-type="image/jpeg"/>
</draw:frame>
埃德加斯林克维奇(Edgarsrinkevich)连续多年在7月8日担任拉脱维亚外交部的职位，在庄严的会议上宣誓就职。</text:p>
      <text:p text:style-name="P4">
关于它报告<text:a xlink:type="simple" xlink:href="https://rus.delfi.lv/news/daily/latvia/nasha-latviya-odna-i-v-to-zhe-vremya-dlya-kazhdogo-svoya-edgar-rinkevich-vstupil-v-dolzhnost-prezidenta-strany.d" text:style-name="Internet_20_link" text:visited-style-name="Visited_20_Internet_20_Link">
Delfi</text:a>
，报道乌克林福姆。</text:p>
      <text:p text:style-name="P4">
“我发誓，我所有的活动都将致力于[拉脱维亚]的利益(https://www.ukrinform.ua/tag-latvia)。 我将竭尽所能促进拉特维亚国家及其人口的井。 我会……遵守Satversme Latvia(拉脱维亚宪法 - 编辑。)但是国家的法律。我将与所有人保持公平，我将履行良心的职责。</text:p>
      <text:p text:style-name="P4">
然后，这位政客们以庄严的签名向文件保证。</text:p>
      <text:p text:style-name="P4">
因此，林克维奇(Rinkevich)成为该国的第七任总统，在恢复州独立后当选。 在接下来的几年中，他加入了这个职位。 自2019年7月8日起，他的前任是Egils Levit。</text:p>
      <text:p text:style-name="P4">
<text:span text:style-name="T4">
另请阅读：</text:span>
 <text:a xlink:type="simple" xlink:href="https://www.ukrinform.ua/rubric-polytics/3725581-agresiu-rf-proti-ukraini-rinkevics-zaklikae-krainicleni-radi-evropi-priednatisa-do-reestru-zbitkiv.html" text:style-name="Internet_20_link" text:visited-style-name="Visited_20_Internet_20_Link">
俄罗斯联邦对乌克兰的侵略：<text:span text:style-name="T4">
 Rinkevich </text:span>
呼吁欧洲理事会成员国加入损害登记册</text:a>
在此之前，Rinkevich是11年，8个月零11天，是拉脱维亚的恒定法律部长。</text:p>
      <text:p text:style-name="P4">
正如乌克林福姆报道的那样，5月31日，在拉脱维亚总统选举的第三轮比赛中<text:a xlink:type="simple" xlink:href="https://www.ukrinform.ua/rubric-world/3716551-u-latvii-obrali-novim-prezidentom-edgarsa-rinkevicsa.html" text:style-name="Internet_20_link" text:visited-style-name="Visited_20_Internet_20_Link">
胜利赢得了“新统一”的候选人</text:a>
，外交部长埃德加斯林基维奇(Edgarsrinkevich)获得了Seimas代表的52票。</text:p>
      <text:p text:style-name="P4">
照片：莱塔</text:p>
      <text:p text:style-name="P4">
News Source: <text:a xlink:type="simple" xlink:href="https://www.ukrinform.ua/rubric-world/3733118-edgars-rinkevics-vstupiv-na-posadu-prezidenta-latvii.html" text:style-name="Internet_20_link" text:visited-style-name="Visited_20_Internet_20_Link">
https://www.ukrinform.ua/rubric-world/3733118-edgars-rinkevics-vstupiv-na-posadu-prezidenta-latvii.html</text:a>
</text:p>
      <!--NEWS-->
      <text:h text:style-name="P10" text:outline-level="1">
<text:span text:style-name="T4">
雷兹尼科夫（Reznikov</text:span>
</text:h>
      <text:p text:style-name="P4">
作者: Ukrinform (Person)</text:p>
      <text:p text:style-name="P4">
出版商: Укринформ (Organization)</text:p>
      <text:p text:style-name="P4">
出版时间: 2023-07-08T11:22:00+03:00</text:p>
      <text:p text:style-name="P4">
修改时间: 2023-07-08T11:22:00+03:00</text:p>
      <text:p text:style-name="P4">
描述: 国防部长阿列克谢·雷兹尼科夫（Alexei Reznikov）提出了五个原则，乌克兰将遵循美国提供的盒式弹药。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Міноборони', 'Боєприпаси', 'Резніков', 'Війна з Росією']</text:p>
      <text:p text:style-name="P4">
类型: Article</text:p>
      <!--METADATA-->
      <text:p text:style-name="P4">
<draw:frame draw:style-name="fr1" draw:name="Image48" text:anchor-type="as-char" svg:width="6.9236in" svg:height="3.956343in" draw:z-index="0">
<draw:image xlink:href="../Images/yкринформ/2023-07-08T11-22-00-03-00/630_360_1678276922-524.jpg" xlink:type="simple" xlink:show="embed" xlink:actuate="onLoad" draw:mime-type="image/jpeg"/>
</draw:frame>
部委亚历克西岛(Alexei Reznikov)任命了五个原则，即乌克兰人将用于使用美国提供的磁带弹药。</text:p>
      <text:p text:style-name="P4">
他在<text:a xlink:type="simple" xlink:href="https://twitter.com/oleksiireznikov/status/1677410470108471298" text:style-name="Internet_20_link" text:visited-style-name="Visited_20_Internet_20_Link">
Twitter</text:a>
，报道乌克林福姆。</text:p>
      <text:p text:style-name="P4">
谅解备忘录的负责人祝贺美国决定为乌克兰提供“新的解放武器，这将帮助我们加深我们的领土，挽救乌克兰士兵的生命。”</text:p>
      <text:p text:style-name="P4">
雷兹尼科夫说：“我要强调的是，在行使我们不可剥夺的自卫权时，我们将继续严格遵守乌克兰签署和批准的所有国际人道主义公约。”</text:p>
      <text:p text:style-name="P4">
他强调，俄罗斯是从未加工过的大规模侵略的第一天就被盒式壳壳无意间使用的，尤其是在哈尔基夫住宅区被解雇。</text:p>
      <text:p text:style-name="P4">
这位部长指出，乌克兰试图返回领土并挽救人民的生命，为此，有必要对敌人造成最大的伤害。</text:p>
      <text:p text:style-name="P4">
<text:span text:style-name="T4">
另请阅读：</text:span>
 <text:a xlink:type="simple" xlink:href="https://www.ukrinform.ua/rubric-ato/3732875-kraini-nato-okremo-mozut-virisuvati-ci-davati-ukraini-kasetni-boepripasi-stoltenberg.html" text:style-name="Internet_20_link" text:visited-style-name="Visited_20_Internet_20_Link">
北约国家可以单独决定是否给乌克兰克斯特弹药-Stoltenberg</text:a>
“我们将造成的损失越多，乌克兰人的生命就越多。 为了我们的利益，以维护士兵的生命。 这就是为什么我们将使用所有致命的武器来做到这一点的原因。” Reznikov说。</text:p>
      <text:p text:style-name="P4">
他还任命了乌克兰遵守磁带弹药的五个关键原则，这清楚地告诉了包括美国在内的所有合作伙伴。</text:p>
      <text:p text:style-name="P4">
尤其是，乌克兰将使用这些弹药将其国际公认的领土占上风。 它们不会在俄罗斯的正式认可领土上使用。</text:p>
      <text:p text:style-name="P4">
盒式盒<text:a xlink:type="simple" xlink:href="https://www.ukrinform.ua/tag-boepripasi" text:style-name="Internet_20_link" text:visited-style-name="Visited_20_Internet_20_Link">
弹药</text:a>
不会在城市地区发布(城市)避免杂音的风险。 它们将仅在俄罗斯军队集群中使用，并以最小的乌克兰士兵风险打破敌人的防守。</text:p>
      <text:p text:style-name="P4">
同时，乌克兰将严格注册这些武器和当地区域的使用。</text:p>
      <text:p text:style-name="P4">
在乌克兰的占领和胜利之后，使用胫骨的领土将被优先考虑。<text:span text:style-name="T4">
另请阅读：</text:span>
 <text:a xlink:type="simple" xlink:href="https://www.ukrinform.ua/rubric-other_news/3732846-nimeccina-peredala-cergovij-paket-vijskovoi-dopomogi-ukraini.html" text:style-name="Internet_20_link" text:visited-style-name="Visited_20_Internet_20_Link">
德国移交了下一个包装<text:span text:style-name="T4">
军事</text:span>
福利**和乌克兰</text:a>
正如乌克林福姆报道的那样，美国周五宣布了乌克兰分配<text:a xlink:type="simple" xlink:href="https://www.ukrinform.ua/rubric-ato/3732977-pentagon-ogolosiv-pro-novij-paket-dopomogi-ukraini-z-kasetnimi-boepripasami.html" text:style-name="Internet_20_link" text:visited-style-name="Visited_20_Internet_20_Link">
另一个军事援助方案</text:a>
。 它包括炮弹，包括磁带弹药，系统爱国者和Himars的导弹，BMP Bradley，Btr Stryker和其他营地武器。</text:p>
      <text:p text:style-name="P4">
美国总统乔·拜登(Joe Biden)承认，<text:a xlink:type="simple" xlink:href="https://www.ukrinform.ua/rubric-ato/3733015-bajden-pro-kasetni-snaradi-dla-ukraini-vazke-risenna-ale-voni-ij-potribni.html" text:style-name="Internet_20_link" text:visited-style-name="Visited_20_Internet_20_Link">
向乌克兰提供盒式磁带作为“困难的解决方案”</text:a>
，Alesu需要他们反对意见。</text:p>
      <text:p text:style-name="P4">
包括英国，法国和德国在内的100多个国家签署了禁止其使用和生产的盒式弹药。 美国和乌克兰(还有俄罗斯)没有加入这个禁令。</text:p>
      <text:p text:style-name="P4">
News Source: <text:a xlink:type="simple" xlink:href="https://www.ukrinform.ua/rubric-ato/3733120-reznikov-nazvav-pat-principiv-ukraini-sodo-zastosuvanna-kasetnih-boepripasiv.html" text:style-name="Internet_20_link" text:visited-style-name="Visited_20_Internet_20_Link">
https://www.ukrinform.ua/rubric-ato/3733120-reznikov-nazvav-pat-principiv-ukraini-sodo-zastosuvanna-kasetnih-boepripasiv.html</text:a>
</text:p>
      <!--NEWS-->
      <text:h text:style-name="P10" text:outline-level="1">
<text:span text:style-name="T4">
乌克兰运动员在法国的比赛中赢得了两个“黄金”</text:span>
</text:h>
      <text:p text:style-name="P4">
作者: Ukrinform (Person)</text:p>
      <text:p text:style-name="P4">
出版商: Укринформ (Organization)</text:p>
      <text:p text:style-name="P4">
出版时间: 2023-07-08T11:23:51+03:00</text:p>
      <text:p text:style-name="P4">
修改时间: 2023-07-08T11:23:51+03:00</text:p>
      <text:p text:style-name="P4">
描述: 两枚金牌赢得了乌克兰妇女在世界竞技大陆比赛中赢得了国际索特维尔2023年的大陆巡回演出。</text:p>
      <text:p text:style-name="P4">
图片: ['<text:a xlink:type="simple" xlink:href="https://static.ukrinform.com/photos/2023_07/thumb_files/630_360_1688804423-528.jpg" text:style-name="Internet_20_link" text:visited-style-name="Visited_20_Internet_20_Link">
630_360_16888...</text:a>
']</text:p>
      <text:p text:style-name="P4">
标签: ['Франція', 'Легка атлетика', 'Спорт', 'Збірна України']</text:p>
      <text:p text:style-name="P4">
类型: Article</text:p>
      <!--METADATA-->
      <text:p text:style-name="P4">
<draw:frame draw:style-name="fr1" draw:name="Image49" text:anchor-type="as-char" svg:width="6.9236in" svg:height="3.956343in" draw:z-index="0">
<draw:image xlink:href="../Images/yкринформ/2023-07-08T11-23-51-03-00/630_360_1688804423-528.jpg" xlink:type="simple" xlink:show="embed" xlink:actuate="onLoad" draw:mime-type="image/jpeg"/>
</draw:frame>
在世界运动大陆巡回赛的比赛中，两名黄金规模的乌克兰妇女在国际迪斯维尔2023年的比赛中。</text:p>
      <text:p text:style-name="P4">
银类锦标赛<text:a xlink:type="simple" xlink:href="https://www.facebook.com/olympicua" text:style-name="Internet_20_link" text:visited-style-name="Visited_20_Internet_20_Link">
通过</text:a>
Ufranium，乌克林福姆报道。</text:p>
      <text:p text:style-name="P4">
Natalia Krol首次完成-2.00.55，距离为800米。</text:p>
      <text:p text:style-name="P4">
<text:span text:style-name="T4">
另请阅读：</text:span>
 <text:a xlink:type="simple" xlink:href="https://www.ukrinform.ua/rubric-sports/3730603-ukraina-zaversila-vistup-na-iii-evropejskih-igrah-41-medal-trete-komandne-misce.html" text:style-name="Internet_20_link" text:visited-style-name="Visited_20_Internet_20_Link">
乌克兰在III欧洲奥运会上完成了表演：41奖牌，第三指挥所</text:a>
尤里亚·乔马奇科(Yulia Chumachenko)表现出了本赛季的最佳成绩-1.92 m，胜利的高度跳高领域。</text:p>
      <text:p text:style-name="P4">
照片：facebook.com/olympicua。</text:p>
      <text:p text:style-name="P4">
News Source: <text:a xlink:type="simple" xlink:href="https://www.ukrinform.ua/rubric-sports/3733121-ukrainski-legkoatletki-vigrali-dva-zolota-na-turniri-u-francii.html" text:style-name="Internet_20_link" text:visited-style-name="Visited_20_Internet_20_Link">
https://www.ukrinform.ua/rubric-sports/3733121-ukrainski-legkoatletki-vigrali-dva-zolota-na-turniri-u-francii.html</text:a>
</text:p>
      <!--NEWS-->
      <text:h text:style-name="P10" text:outline-level="1">
<text:span text:style-name="T4">
敌人开了河口 - 六人死亡，五人受伤</text:span>
</text:h>
      <text:p text:style-name="P4">
作者: Ukrinform (Person)</text:p>
      <text:p text:style-name="P4">
出版商: Укринформ (Organization)</text:p>
      <text:p text:style-name="P4">
出版时间: 2023-07-08T11:24:00+03:00</text:p>
      <text:p text:style-name="P4">
修改时间: 2023-07-08T11:24:00+03:00</text:p>
      <text:p text:style-name="P4">
描述: 至少有六人被杀，五人因俄罗斯利曼的俄罗斯军队炮击而受伤。  - 乌克林。</text:p>
      <text:p text:style-name="P4">
图片: ['<text:a xlink:type="simple" xlink:href="https://static.ukrinform.com/photos/2018_10/thumb_files/630_360_1538997471-852.jpg" text:style-name="Internet_20_link" text:visited-style-name="Visited_20_Internet_20_Link">
630_360_15389...</text:a>
']</text:p>
      <text:p text:style-name="P4">
标签: ['Донеччина', 'Обстріл', 'Війна', 'Лиман', 'Війна з Росією']</text:p>
      <text:p text:style-name="P4">
类型: Article</text:p>
      <!--METADATA-->
      <text:p text:style-name="P4">
<draw:frame draw:style-name="fr1" draw:name="Image50" text:anchor-type="as-char" svg:width="6.9236in" svg:height="3.948443in" draw:z-index="0">
<draw:image xlink:href="../Images/yкринформ/2023-07-08T11-24-00-03-00/630_360_1538997471-852.jpg" xlink:type="simple" xlink:show="embed" xlink:actuate="onLoad" draw:mime-type="image/jpeg"/>
</draw:frame>
至少由于俄罗斯俄罗斯利马人的炮击，至少有5人受伤。</text:p>
      <text:p text:style-name="P4">
根据乌克尼弗罗姆(Ukrnifform)的说法，<text:a xlink:type="simple" xlink:href="https://t.me/pavlokyrylenko_donoda/8713" text:style-name="Internet_20_link" text:visited-style-name="Visited_20_Internet_20_Link">
在电报中</text:a>
顿涅茨克地区军事管理局负责人帕维尔·基里伦科(Pavel Kirilenko)通知。</text:p>
      <text:p text:style-name="P4">
“由于[炮击]，至少有6人被杀，5人受伤(https://www.ukrinform.ua/tag-obstril)俄罗斯恐怖分子，”基里伦科写道。</text:p>
      <text:p text:style-name="P4">
据他说，俄罗斯人在凌晨10点左右从RSSU袭击了这座城市，亲吻了私营部门。 损坏的房屋和商店。</text:p>
      <text:p text:style-name="P4">
*!(https://www.ukrinform.ua/rubric-regions/3733122-na-doneccini-obvalivsa-dah-na-tes-odin-zagiblij-troe-travmovanih.html)警方正在炮击现场工作。 护理人员向受害者提供必要的医疗援助。</text:p>
      <text:p text:style-name="P4">
随后，警方说，俄罗斯在河口中的袭击夺走了四个妇女和两名男子的生命。</text:p>
      <text:p text:style-name="P4">
三名妇女和两名男子受伤，护理人员给了他们医疗援助。</text:p>
      <text:p text:style-name="P4">
私人住宅，商店，汽车损坏。</text:p>
      <text:p text:style-name="P4">
据报道，昨天，7月7日，[俄罗斯人受伤了5名居民。 这是给出的(https://www.ukrinform.ua/rubric-regions/3733044-zagarbniki-za-dobu-poranili-na-doneccini-patoh-civilnih.html)</text:p>
      <text:p text:style-name="P4">
News Source: <text:a xlink:type="simple" xlink:href="https://www.ukrinform.ua/rubric-ato/3733127-vorog-obstrilav-liman-sestero-zagiblih-i-patero-poranenih.html" text:style-name="Internet_20_link" text:visited-style-name="Visited_20_Internet_20_Link">
https://www.ukrinform.ua/rubric-ato/3733127-vorog-obstrilav-liman-sestero-zagiblih-i-patero-poranenih.html</text:a>
</text:p>
      <!--NEWS-->
      <text:h text:style-name="P10" text:outline-level="1">
<text:span text:style-name="T4">
丹尼洛夫：乌克兰已经越来越接近胜利了500天</text:span>
</text:h>
      <text:p text:style-name="P4">
作者: Ukrinform (Person)</text:p>
      <text:p text:style-name="P4">
出版商: Укринформ (Organization)</text:p>
      <text:p text:style-name="P4">
出版时间: 2023-07-08T11:31:00+03:00</text:p>
      <text:p text:style-name="P4">
修改时间: 2023-07-08T11:31:00+03:00</text:p>
      <text:p text:style-name="P4">
描述: 国家安全与国防委员会秘书亚历克西（Alexei Danilov）强调，乌克兰已越来越接近胜利。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РНБО', 'Україна', 'Данілов', 'Війна з Росією']</text:p>
      <text:p text:style-name="P4">
类型: Article</text:p>
      <!--METADATA-->
      <text:p text:style-name="P4">
<draw:frame draw:style-name="fr1" draw:name="Image51" text:anchor-type="as-char" svg:width="6.9236in" svg:height="3.956343in" draw:z-index="0">
<draw:image xlink:href="../Images/yкринформ/2023-07-08T11-31-00-03-00/630_360_1680783784-260.jpg" xlink:type="simple" xlink:show="embed" xlink:actuate="onLoad" draw:mime-type="image/jpeg"/>
</draw:frame>
国家安全与国防委员会秘书亚历克西(Alexei Danilov)强调，乌克兰已越来越接近胜利。</text:p>
      <text:p text:style-name="P4">
根据乌克林福姆的说法，他在[Facebook]上写道(https://www.facebook.com/danilov.oleksiy/posts/pfbid02ZC8MccPHERnfXzVo789hYg4QhPurWpjwKFNfn2EtCrn651PjhuxEKVVPYAxjiRcyl).</text:p>
      <text:p text:style-name="P4">
За словами Данілова, три дні знадобилось, щоби зруйнувати міф про "другуармію", 49 днів – щоби відправити на дно крейсер "Москва" і 61 – щоби зібрати"Рамштайн".</text:p>
      <text:p text:style-name="P4">
Як нагадав секретар РНБО, за 126 днів був звільнений острів Зміїний, а за 230днів "сильно "втомився" так званий "Кримський міст".</text:p>
      <text:p text:style-name="P4">
"На 260-й день українські воїни скинули російського півня й піднялиукраїнський прапор над <text:a xlink:type="simple" xlink:href="https://www.ukrinform.ua/tag-herson" text:style-name="Internet_20_link" text:visited-style-name="Visited_20_Internet_20_Link">
 Херсоном </text:a>
“，”丹尼洛夫说道。</text:p>
      <text:p text:style-name="P4">
战争开始后的301天，乌克兰总统举行了美国国会。“分配“豹”的决定是在335天内和F16(F16-至449年)的决定，这是NSDC秘书强调的。</text:p>
      <text:p text:style-name="P4">
据他说，在俄罗斯侵略的第361天，美国总统正在基辅的米哈伊尔广场漫步。</text:p>
      <text:p text:style-name="P4">
<text:span text:style-name="T4">
另请阅读：</text:span>
 <text:a xlink:type="simple" xlink:href="https://www.ukrinform.ua/rubric-ato/3733100-rosia-za-500-dniv-vbila-v-ukraini-ponad-105-tisaci-civilnih-i-skoila-94-tisaci-voennih-zlociniv.html" text:style-name="Internet_20_link" text:visited-style-name="Visited_20_Internet_20_Link">
俄罗斯<text:span text:style-name="T4">
 500 </text:span>
 <text:span text:style-name="T4">
天</text:span>
在乌克兰杀害了超过10.5万平民，并犯下了94,000次战争罪</text:a>
“ 433天需要未知的反对法西斯主义者和战争的反对者被送往克里姆林宫。丹尼洛夫说。</text:p>
      <text:p text:style-name="P4">
他强调：战争500天。普京和俄罗斯的审判日的时钟。射手的离开是不可避免的...在500天内，我们变得越来越接近胜利。为自由和正义而战。其构造板的历史运动开始了，在这一运动中，真理在我们的野猪上。”</text:p>
      <text:p text:style-name="P4">
据报道，2022年2月24日<text:a xlink:type="simple" xlink:href="https://www.ukrinform.ua/rubric-ato/3733045-500-dniv-velikoi-vijni-peremogi-ukraini-ta-vtrati-rosii.html" text:style-name="Internet_20_link" text:visited-style-name="Visited_20_Internet_20_Link">
俄罗斯开始血腥</text:a>
在乌克兰未加工，野蛮的全尺度发射。 但是，根据入侵者的意图，“特殊操作”仅为两周，已推迟500天。</text:p>
      <text:p text:style-name="P4">
在国防部<text:a xlink:type="simple" xlink:href="https://www.ukrinform.ua/rubric-ato/3733036-u-minoboroni-pidbili-pidsumki-500-dniv-povnomasstabnoi-vijni.html" text:style-name="Internet_20_link" text:visited-style-name="Visited_20_Internet_20_Link">
总结500天</text:a>
俄罗斯针对乌克兰的大规模战争。</text:p>
      <text:p text:style-name="P4">
News Source: <text:a xlink:type="simple" xlink:href="https://www.ukrinform.ua/rubric-ato/3733129-danilov-ukraina-na-500-dniv-stala-blizce-do-peremogi.html" text:style-name="Internet_20_link" text:visited-style-name="Visited_20_Internet_20_Link">
https://www.ukrinform.ua/rubric-ato/3733129-danilov-ukraina-na-500-dniv-stala-blizce-do-peremogi.html</text:a>
</text:p>
      <!--NEWS-->
      <text:h text:style-name="P10" text:outline-level="1">
<text:span text:style-name="T4">
乌克兰国家队在XVII夏季Eyoff-2023的组成已批准</text:span>
</text:h>
      <text:p text:style-name="P4">
作者: Ukrinform (Person)</text:p>
      <text:p text:style-name="P4">
出版商: Укринформ (Organization)</text:p>
      <text:p text:style-name="P4">
出版时间: 2023-07-08T11:33:52+03:00</text:p>
      <text:p text:style-name="P4">
修改时间: 2023-07-08T11:33:52+03:00</text:p>
      <text:p text:style-name="P4">
描述: 乌克兰国家奥运会委员会执行委员会批准了乌克兰国家团队官方代表团的参与者的组成，以参加XVII夏季欧洲青年奥运会（EYOF）。  - 乌克林。</text:p>
      <text:p text:style-name="P4">
图片: ['<text:a xlink:type="simple" xlink:href="https://static.ukrinform.com/photos/2023_07/thumb_files/630_360_1688546419-106.jpg" text:style-name="Internet_20_link" text:visited-style-name="Visited_20_Internet_20_Link">
630_360_16885...</text:a>
']</text:p>
      <text:p text:style-name="P4">
标签: ['Олімпіада', 'Словенія', 'Спорт', 'Збірна України', 'Європейський юнацький олімпійський фестиваль']</text:p>
      <text:p text:style-name="P4">
类型: Article</text:p>
      <!--METADATA-->
      <text:p text:style-name="P4">
<draw:frame draw:style-name="fr1" draw:name="Image52" text:anchor-type="as-char" svg:width="6.9236in" svg:height="3.956343in" draw:z-index="0">
<draw:image xlink:href="../Images/yкринформ/2023-07-08T11-33-52-03-00/630_360_1688546419-106.jpg" xlink:type="simple" xlink:show="embed" xlink:actuate="onLoad" draw:mime-type="image/jpeg"/>
</draw:frame>
乌克兰国家奥林匹克委员会执行委员会批准了乌克兰国家代表团的参与者的组成，参加了第十七欧洲青年奥运会(є).</text:p>
      <text:p text:style-name="P4">
На змаганнях, що відбудуться 23-29 липня у місті Марибор (斯洛文尼亚)，我们的乌克兰<text:a xlink:type="simple" xlink:href="http://https://noc-ukr.org/news/23888/" text:style-name="Internet_20_link" text:visited-style-name="Visited_20_Internet_20_Link">
代表</text:a>
报道说，有56名运动员和女运动员。</text:p>
      <text:p text:style-name="P4">
值得注意的是，这个节日由性别平等作为乌克兰国家队的一部分组成：27名女孩和29个男孩。</text:p>
      <text:p text:style-name="P4">
我们的团队将参加七项运动：3x3篮球，骑自行车(路)， 骑自行车(Mountterab)，体操，柔道，灯光和游泳。</text:p>
      <text:p text:style-name="P4">
节日节目将首次参加滑板，篮球3x3和骑自行车的比赛。</text:p>
      <text:p text:style-name="P4">
<text:span text:style-name="T4">
另请阅读：</text:span>
 <text:a xlink:type="simple" xlink:href="https://www.ukrinform.ua/rubric-sports/3731699-23-lipna-startue-xvii-litnij-evropejskij-unackij-olimpijskij-festival.html" text:style-name="Internet_20_link" text:visited-style-name="Visited_20_Internet_20_Link">
7月23日开始XVII夏季欧洲青年奥林匹克节</text:a>
来自48个国家 /地区的运动员将在多运动论坛上介绍，该论坛将参加742枚奖牌。</text:p>
      <text:p text:style-name="P4">
照片：facebook.com/olympicua。</text:p>
      <text:p text:style-name="P4">
News Source: <text:a xlink:type="simple" xlink:href="https://www.ukrinform.ua/rubric-sports/3733130-zatverdzeno-sklad-zbirnoi-ukraini-na-xvii-litnij-euof2023.html" text:style-name="Internet_20_link" text:visited-style-name="Visited_20_Internet_20_Link">
https://www.ukrinform.ua/rubric-sports/3733130-zatverdzeno-sklad-zbirnoi-ukraini-na-xvii-litnij-euof2023.html</text:a>
</text:p>
      <!--NEWS-->
      <text:h text:style-name="P10" text:outline-level="1">
<text:span text:style-name="T4">
俄罗斯在黑海中占据了五艘船，没有火箭架</text:span>
</text:h>
      <text:p text:style-name="P4">
作者: Ukrinform (Person)</text:p>
      <text:p text:style-name="P4">
出版商: Укринформ (Organization)</text:p>
      <text:p text:style-name="P4">
出版时间: 2023-07-08T11:35:20+03:00</text:p>
      <text:p text:style-name="P4">
修改时间: 2023-07-08T11:35:20+03:00</text:p>
      <text:p text:style-name="P4">
描述: 在黑海，俄罗斯在黑海占据了五艘船，其中没有“口径”的有翼火箭。  - 乌克林。</text:p>
      <text:p text:style-name="P4">
图片: ['<text:a xlink:type="simple" xlink:href="https://static.ukrinform.com/photos/2022_05/thumb_files/630_360_1652062755-937.jpg" text:style-name="Internet_20_link" text:visited-style-name="Visited_20_Internet_20_Link">
630_360_16520...</text:a>
']</text:p>
      <text:p text:style-name="P4">
标签: [' Чорне море', 'Корабель', 'Війна з Росією']</text:p>
      <text:p text:style-name="P4">
类型: Article</text:p>
      <!--METADATA-->
      <text:p text:style-name="P4">
<draw:frame draw:style-name="fr1" draw:name="Image53" text:anchor-type="as-char" svg:width="6.9236in" svg:height="3.956343in" draw:z-index="0">
<draw:image xlink:href="../Images/yкринформ/2023-07-08T11-35-20-03-00/630_360_1652062755-937.jpg" xlink:type="simple" xlink:show="embed" xlink:actuate="onLoad" draw:mime-type="image/jpeg"/>
</draw:frame>
在黑海烤，俄罗斯拥有五艘船，其中包括口径类型的马车导弹。</text:p>
      <text:p text:style-name="P4">
根据乌克林福姆的说法，在[Facebook]上(https://www.facebook.com/navy.mil.gov.ua/posts/pfbid02hijruFwTyk6D2Tp1CQVJqTRy6aLuYSPXjAMm884n8BDoUXHC6ETjBH6L7v5fKRpYl)<text:a xlink:type="simple" xlink:href="https://www.facebook.com/navy.mil.gov.ua/posts/pfbid02hijruFwTyk6D2Tp1CQVJqTRy6aLuYSPXjAMm884n8BDoUXHC6ETjBH6L7v5fKRpYl" text:style-name="Internet_20_link" text:visited-style-name="Visited_20_Internet_20_Link">
</text:a>
据报道武装部队的海军。</text:p>
      <text:p text:style-name="P4">
在地中海的亚齐夫海中有一艘敌方船 - 船的祝福，其中一艘碳载体总数总高达16枚导弹。</text:p>
      <text:p text:style-name="P4">
<text:span text:style-name="T4">
另请阅读：</text:span>
 <text:a xlink:type="simple" xlink:href="https://www.ukrinform.ua/rubric-ato/3733036-u-minoboroni-pidbili-pidsumki-500-dniv-povnomasstabnoi-vijni.html" text:style-name="Internet_20_link" text:visited-style-name="Visited_20_Internet_20_Link">
国防部总结了500天的全层战争</text:a>
根据乌克林福姆的说法，据南南联合出版社中心负责人纳塔利亚·汉尼克(Natalia Humeniuk(https://www.ukrinform.ua/rubric-ato/3732101-vipuseni-z-mora-kalibri-pokrivaut-fakticno-vsu-teritoriu-ukraini-gumenuk.html)”他们几乎可以覆盖乌克兰的整个领土。</text:p>
      <text:p text:style-name="P4">
News Source: <text:a xlink:type="simple" xlink:href="https://www.ukrinform.ua/rubric-ato/3733131-rosia-trimae-u-cornomu-mori-pat-korabliv-raketonosiiv-nemae.html" text:style-name="Internet_20_link" text:visited-style-name="Visited_20_Internet_20_Link">
https://www.ukrinform.ua/rubric-ato/3733131-rosia-trimae-u-cornomu-mori-pat-korabliv-raketonosiiv-nemae.html</text:a>
</text:p>
      <!--NEWS-->
      <text:h text:style-name="P10" text:outline-level="1">
<text:span text:style-name="T4">
414个农场在喀尔巴阡地区被淹没</text:span>
</text:h>
      <text:p text:style-name="P4">
作者: Ukrinform (Person)</text:p>
      <text:p text:style-name="P4">
出版商: Укринформ (Organization)</text:p>
      <text:p text:style-name="P4">
出版时间: 2023-07-08T11:37:34+03:00</text:p>
      <text:p text:style-name="P4">
修改时间: 2023-07-08T11:37:34+03:00</text:p>
      <text:p text:style-name="P4">
描述: 在喀尔巴阡地区，仍有14栋房屋，414个农场和26个酒窖淹没。  - 乌克林。</text:p>
      <text:p text:style-name="P4">
图片: ['<text:a xlink:type="simple" xlink:href="https://static.ukrinform.com/photos/2023_07/thumb_files/630_360_1688805314-772.jpeg" text:style-name="Internet_20_link" text:visited-style-name="Visited_20_Internet_20_Link">
630_360_16888...</text:a>
']</text:p>
      <text:p text:style-name="P4">
标签: ['Прикарпаття', 'Негода', 'Підтоплення']</text:p>
      <text:p text:style-name="P4">
类型: Article</text:p>
      <!--METADATA-->
      <text:p text:style-name="P4">
<draw:frame draw:style-name="fr1" draw:name="Image55" text:anchor-type="as-char" svg:width="6.9236in" svg:height="3.956343in" draw:z-index="0">
<draw:image xlink:href="../Images/yкринформ/2023-07-08T11-37-34-03-00/630_360_1688805314-772.jpeg" xlink:type="simple" xlink:show="embed" xlink:actuate="onLoad" draw:mime-type="image/jpeg"/>
</draw:frame>
在喀尔巴阡地区，仍有14座住宅建筑，414个农场和26个地窖淹没。</text:p>
      <text:p text:style-name="P4">
关于<text:a xlink:type="simple" xlink:href="https://t.me/onyshchuksvitlana/7734" text:style-name="Internet_20_link" text:visited-style-name="Visited_20_Internet_20_Link">
电报</text:a>
乌克林福姆报道，Ivano-Frankivsk Ova S​​vetlana Onishchuk的记者。</text:p>
      <text:p text:style-name="P4">
“ 14座住宅建筑，414个农场，26个地下室仍然被洪水淹没； 掉落了3,11公里的当地道路，WIR行人桥被损坏。 Bystrica-Solotvinsk在Ivano-Frankivsk中，” Onishchuk告知。</text:p>
      <text:p text:style-name="P4">
据她说，救出了14人，另外80人被撤离。</text:p>
      <text:p text:style-name="P4">
OVA的头指出，大多数由于<text:a xlink:type="simple" xlink:href="https://www.ukrinform.ua/tag-negoda" text:style-name="Internet_20_link" text:visited-style-name="Visited_20_Internet_20_Link">
恶劣天气</text:a>
kolomyshchyna受伤。</text:p>
      <text:p text:style-name="P4">
相关服务消除了元素的影响，包括抽水。已恢复了与该地区定居点的运输连接。</text:p>
      <text:p text:style-name="P4">
*!(https://www.ukrinform.ua/rubric-regions/3733061-v-ivanofrankivskij-gromadi-stalisa-pidtoplenna-cerez-zlivi.html)该地区领土的降水停止了，大部分地区的水从被洪水淹没的地区独立进行。 首席保证，这种情况得到了控制。</text:p>
      <text:p text:style-name="P4">
据报道，在喀尔巴阡地区，阵雨造成了农场，开放区和当地道路的洪水。</text:p>
      <text:p text:style-name="P4">
News Source: <text:a xlink:type="simple" xlink:href="https://www.ukrinform.ua/rubric-regions/3733132-na-prikarpatti-dosi-pidtopleni-414-dvorogospodarstv.html" text:style-name="Internet_20_link" text:visited-style-name="Visited_20_Internet_20_Link">
https://www.ukrinform.ua/rubric-regions/3733132-na-prikarpatti-dosi-pidtopleni-414-dvorogospodarstv.html</text:a>
</text:p>
      <!--NEWS-->
      <text:h text:style-name="P10" text:outline-level="1">
<text:span text:style-name="T4">
U20篮球运动员将与瑞典一起在欧元集团中效力</text:span>
</text:h>
      <text:p text:style-name="P4">
作者: Ukrinform (Person)</text:p>
      <text:p text:style-name="P4">
出版商: Укринформ (Organization)</text:p>
      <text:p text:style-name="P4">
出版时间: 2023-07-08T11:46:31+03:00</text:p>
      <text:p text:style-name="P4">
修改时间: 2023-07-08T11:46:31+03:00</text:p>
      <text:p text:style-name="P4">
描述: 7月8日，乌克兰U20的男子青年队将在Skopje（北马其顿）的U20欧洲锦标赛上举行第二场比赛。  - 乌克林。</text:p>
      <text:p text:style-name="P4">
图片: ['<text:a xlink:type="simple" xlink:href="https://static.ukrinform.com/photos/2023_07/thumb_files/630_360_1688805720-881.jpg" text:style-name="Internet_20_link" text:visited-style-name="Visited_20_Internet_20_Link">
630_360_16888...</text:a>
']</text:p>
      <text:p text:style-name="P4">
标签: ['Баскетбол', 'Швеція', 'Збірна України', 'Молодь', 'Чоловіки']</text:p>
      <text:p text:style-name="P4">
类型: Article</text:p>
      <!--METADATA-->
      <text:p text:style-name="P4">
<draw:frame draw:style-name="fr1" draw:name="Image58" text:anchor-type="as-char" svg:width="6.9236in" svg:height="3.956343in" draw:z-index="0">
<draw:image xlink:href="../Images/yкринформ/2023-07-08T11-46-31-03-00/630_360_1688805720-881.jpg" xlink:type="simple" xlink:show="embed" xlink:actuate="onLoad" draw:mime-type="image/jpeg"/>
</draw:frame>
7月8日，乌克兰U20的男子团队将在B分区的U20锦标赛上举行第二场比赛，该冠军在Skopje举行(马其顿北部).</text:p>
      <text:p text:style-name="P4">
Команда Дмитра Забірченка <text:a xlink:type="simple" xlink:href="http://https://fbu.ua/news/bitva-za-lderstvo-v-grup-anons-matchu-ukrana---shvecya-na-cholovchomu-vrobasket-u-20" text:style-name="Internet_20_link" text:visited-style-name="Visited_20_Internet_20_Link">
 стартувала </text:a>
在锦标赛中，以重要而自信的胜利击败了佐治亚州(82:55)报道说，现在瑞典将成为瑞典。</text:p>
      <text:p text:style-name="P4">
瑞典人在Eurobasket之前以整个锦标赛的名义开始在该部门开始的瑞典网站，也以自信的胜利开始，以102：50的比分击败了Zazerbaijan。</text:p>
      <text:p text:style-name="P4">
鉴于欧洲冠军第一轮的预测预测和比赛，乌克兰和瑞典的比赛将是赢得该团体的潜在战斗。</text:p>
      <text:p text:style-name="P4">
<text:span text:style-name="T4">
另请阅读：</text:span>
 <text:a xlink:type="simple" xlink:href="https://www.ukrinform.ua/rubric-sports/3732974-molodizna-zbirna-ukraini-z-basketbolu-rozgromila-gruziu-na-starti-evro2023.html" text:style-name="Internet_20_link" text:visited-style-name="Visited_20_Internet_20_Link">
乌克兰青年队与<text:span text:style-name="T4">
篮球</text:span>
失败了欧洲2023年</text:a>
瑞典比赛 - 乌克兰将在基辅时间22.00开始。</text:p>
      <text:p text:style-name="P4">
照片：fbu.ua。</text:p>
      <text:p text:style-name="P4">
News Source: <text:a xlink:type="simple" xlink:href="https://www.ukrinform.ua/rubric-sports/3733139-basketbolisti-ukraini-u20-zigraut-za-liderstvo-u-grupi-evro-zi-svecieu.html" text:style-name="Internet_20_link" text:visited-style-name="Visited_20_Internet_20_Link">
https://www.ukrinform.ua/rubric-sports/3733139-basketbolisti-ukraini-u20-zigraut-za-liderstvo-u-grupi-evro-zi-svecieu.html</text:a>
</text:p>
      <!--NEWS-->
      <text:h text:style-name="P10" text:outline-level="1">
<text:span text:style-name="T4">
乌克兰多瑙河有12个航站楼，以增加港口容量</text:span>
</text:h>
      <text:p text:style-name="P4">
作者: Ukrinform (Person)</text:p>
      <text:p text:style-name="P4">
出版商: Укринформ (Organization)</text:p>
      <text:p text:style-name="P4">
出版时间: 2023-07-08T11:50:27+03:00</text:p>
      <text:p text:style-name="P4">
修改时间: 2023-07-08T11:50:27+03:00</text:p>
      <text:p text:style-name="P4">
描述: 多瑙河沿线有12个航站楼，以提高港口的能力，而乌克兰多瑙河的发展依赖罗马尼亚的地位，尤其是疏ging厂。  - 乌克林。</text:p>
      <text:p text:style-name="P4">
图片: ['<text:a xlink:type="simple" xlink:href="https://static.ukrinform.com/photos/2023_07/thumb_files/630_360_1688805848-245.jpg" text:style-name="Internet_20_link" text:visited-style-name="Visited_20_Internet_20_Link">
630_360_16888...</text:a>
']</text:p>
      <text:p text:style-name="P4">
标签: ['Порт', 'Ріка', 'Дунай', 'Судноплавство']</text:p>
      <text:p text:style-name="P4">
类型: Article</text:p>
      <!--METADATA-->
      <text:p text:style-name="P4">
<draw:frame draw:style-name="fr1" draw:name="Image59" text:anchor-type="as-char" svg:width="6.9236in" svg:height="3.956343in" draw:z-index="0">
<draw:image xlink:href="../Images/yкринформ/2023-07-08T11-50-27-03-00/630_360_1688805848-245.jpg" xlink:type="simple" xlink:show="embed" xlink:actuate="onLoad" draw:mime-type="image/jpeg"/>
</draw:frame>
多瑙河海岸由12个航站楼建造，以增加港口的能力，而乌克兰多瑙河的发展依赖罗马尼亚的位置，尤其是疏ed工作的行为。</text:p>
      <text:p text:style-name="P4">
这是在评论中所说的<text:a xlink:type="simple" xlink:href="https://ukr.radio/news.html" text:style-name="Internet_20_link" text:visited-style-name="Visited_20_Internet_20_Link">
乌克兰广播电台</text:a>
乌克林福姆报道，运输中心谢尔盖·沃夫克(Sergey Vovk)的主任。</text:p>
      <text:p text:style-name="P4">
这位专家指出，在多瑙河 -  izmail领土上的三个港口，Renite Ust-Danube-are现在非常活跃。 “那就是现在，除了苏联时代，它们几乎没有超负荷，因为它们不仅是出口谷物产品的一种方式。因此，我们现在看到了“多瑙河的复兴”和一个这些港口中投资者和托运人的兴趣增加。”狼说。</text:p>
      <text:p text:style-name="P4">
他指出，多瑙河现在有12个新终端。 狼说，但他将能够成为黑海港口的全面替代者。</text:p>
      <text:p text:style-name="P4">
<text:span text:style-name="T4">
另请阅读：</text:span>
 [乌克兰人<text:span text:style-name="T4">
多瑙河</text:span>
运输部已经列出了他们的agrain naukations(https://www.ukrinform.ua/rubric-economy/3726877-ukrainske-dunajske-paroplavstvo-vistavilo-na-aukcion-svoi-poslugi-z-agroperevezenna.html)“无论如何，它只是运输的一种变体。如果您在谷物上进行交谈，则有50％的人在谷物倡议中穿过敖德萨的港口，25％通过多瑙河，另外25％通过西方边境交叉。大约20个。百万吨，”  - 运输策略中心主任说。</text:p>
      <text:p text:style-name="P4">
据他说<text:a xlink:type="simple" xlink:href="https://www.ukrinform.ua/tag-dunaj" text:style-name="Internet_20_link" text:visited-style-name="Visited_20_Internet_20_Link">
多瑙河</text:a>
为了成为运输动脉并帮助乌克兰经济，他收到了第二个，这一点很重要的是，在开放大敖德萨的港口之后，它仍然是发展和出口物流的优先领域。</text:p>
      <text:p text:style-name="P4">
“首先，送大型船派对更具优势。其次，多瑙河的铁路关税比波特斯塔的昂贵，现在多瑙河上的转运费用对许多人来说是很高的，”专家。</text:p>
      <text:p text:style-name="P4">
据他说，多瑙河的主要问题是不允许与大型船舶派对一起工作的深度。 因此，重要的是要获得挖泥工作的同意方面，以及无视其他许多技术时刻，包括在不参与舰队的情况下使用突袭转移到罗马尼亚的可能性。Vovk说：“特别是，有一项ESPO惯例，它调节了口腔的疏go，并阻止了这种能力。在苏利纳，它在乌克兰港口加载，并以负载的乌克兰港口流入乌克兰部分。”</text:p>
      <text:p text:style-name="P4">
他补充说，基础设施和恢复部的代表团一直在与罗马尼亚方面合作。</text:p>
      <text:p text:style-name="P4">
据报道，PJSC“乌克兰多瑙河运输”讨论了与世界谷物贸易商签订合同的掌握，该合同在中间多瑙河的农业生产运输方面。</text:p>
      <text:p text:style-name="P4">
News Source: <text:a xlink:type="simple" xlink:href="https://www.ukrinform.ua/rubric-economy/3733142-uzdovz-ukrainskogo-dunau-buduut-12-terminaliv-dla-zbilsenna-potuznosti-portiv.html" text:style-name="Internet_20_link" text:visited-style-name="Visited_20_Internet_20_Link">
https://www.ukrinform.ua/rubric-economy/3733142-uzdovz-ukrainskogo-dunau-buduut-12-terminaliv-dla-zbilsenna-potuznosti-portiv.html</text:a>
</text:p>
      <!--NEWS-->
      <text:h text:style-name="P10" text:outline-level="1">
<text:span text:style-name="T4">
国防部命名了乌克兰解放战争的10个独特事实</text:span>
</text:h>
      <text:p text:style-name="P4">
作者: Ukrinform (Person)</text:p>
      <text:p text:style-name="P4">
出版商: Укринформ (Organization)</text:p>
      <text:p text:style-name="P4">
出版时间: 2023-07-08T11:52:00+03:00</text:p>
      <text:p text:style-name="P4">
修改时间: 2023-07-08T11:52:00+03:00</text:p>
      <text:p text:style-name="P4">
描述: 国防部副部长安娜·马里亚尔（Anna Malyar）指出，乌克兰的国防军是一支无所畏惧的现象和前所未有的悖论的大军，并发表了10个解放战争的独特事实。  - 乌克林。</text:p>
      <text:p text:style-name="P4">
图片: ['<text:a xlink:type="simple" xlink:href="https://static.ukrinform.com/photos/2023_06/thumb_files/630_360_1686368008-969.jpg" text:style-name="Internet_20_link" text:visited-style-name="Visited_20_Internet_20_Link">
630_360_16863...</text:a>
']</text:p>
      <text:p text:style-name="P4">
标签: ['Міноборони', 'Україна', 'Війна з Росією', 'Ганна Маляр']</text:p>
      <text:p text:style-name="P4">
类型: Article</text:p>
      <!--METADATA-->
      <text:p text:style-name="P4">
<draw:frame draw:style-name="fr1" draw:name="Image60" text:anchor-type="as-char" svg:width="6.9236in" svg:height="3.956343in" draw:z-index="0">
<draw:image xlink:href="../Images/yкринформ/2023-07-08T11-52-00-03-00/630_360_1686368008-969.jpg" xlink:type="simple" xlink:show="embed" xlink:actuate="onLoad" draw:mime-type="image/jpeg"/>
</draw:frame>
国防部副部长安娜·马里亚尔(Anna Malyar)指出，乌克兰的国防军是军队的现象和前所未有的悖论，并发表了10个解放战争的独特事实。</text:p>
      <text:p text:style-name="P4">
根据乌克林福姆的说法，她在[电报]中写了有关它的文章(https://t.me/annamaliar/920?fbclid=IwAR3Y2dGoz5tzuXvuEtgek9R5cUhMAr7Rrs1mHo9HYL80oHLJfp_Yk4fdtBE).</text:p>
      <text:p text:style-name="P4">
“500 днів + 8 років <text:span text:style-name="T4">
реального бойового досвіду</text:span>
 : жодна сучасна армія світуне була задіяна у війні такої високої інтенсивності. Війна, яку розв’язалаРосія в Україні, стала наймасштабнішим конфліктом в Європі з часів Другоїсвітової війни”, - зазначила Маляр.</text:p>
      <text:p text:style-name="P4">
За її словами, “цю війну можна впевнено вважати <text:span text:style-name="T4">
“першою війноюбезпілотників”</text:span>
 . Насиченість бойових підрозділів ЗСУ безпілотними літальнимиапаратами не має аналогів в світі. Безпілотні повітряні, наземні та водніапарати інтегровані в кожен етап бойових дій. Ми першими в світі почали широкозастосовувати ударні квадрокоптери і FPV-дрони”.</text:p>
      <text:p text:style-name="P4">
Протиповітряна оборона України <text:span text:style-name="T4">
вперше в світі обʼєднала</text:span>
 і ефективновикористовує новітні західні та радянські системи, винищувальну авіацію імобільні групи з ПЗРК.</text:p>
      <text:p text:style-name="P4">
<text:span text:style-name="T4">
Читайте також:</text:span>
 <text:a xlink:type="simple" xlink:href="https://www.ukrinform.ua/rubric-ato/3733129-danilov-ukraina-na-500-dniv-stala-blizce-do-peremogi.html" text:style-name="Internet_20_link" text:visited-style-name="Visited_20_Internet_20_Link">
 Данілов: Україна на <text:span text:style-name="T4">
500</text:span>
 днів стала ближче до перемоги</text:a>
“武装部队的进攻行动<text:span text:style-name="T4">
否认了一项基本假设</text:span>
军事科学关于数值的需求(3-5次)进攻期间这种武器的现场力量的优势。 乌克兰军队在敌人的完全优势的条件下 - 在服役和人员人数中，都在胜利，并解放了土地。”画家强调。</text:p>
      <text:p text:style-name="P4">
<text:span text:style-name="T4">
火线上有5000名妇女</text:span>
在[武装部队]的42,000名妇女中(https://www.ukrinform.ua/tag-zsu)。</text:p>
      <text:p text:style-name="P4">
副部长说：“ **已经建立了一个独特的援助系统。 这种军事和平民医疗机构以及专门发展的物流系统，涵盖了国家的整个领土并使用所有物种。 结果是后来返回该系统的乌克兰军队中最多有82％。”</text:p>
      <text:p text:style-name="P4">
在SO称为的黄金时段，80％的受伤者获得了适当的援助。撤离阶段军方的疲劳尽可能减少。乌克兰军队<text:span text:style-name="T4">
首次击败了高超音速俄罗斯匕首火箭</text:span>
。 敌对的目标被爱国者防空导弹系统摧毁。</text:p>
      <text:p text:style-name="P4">
画家提醒美国陆军将军在第一个世界上的话：“步兵赢得战斗，后勤赢得战争。”</text:p>
      <text:p text:style-name="P4">
<text:span text:style-name="T4">
另请阅读：</text:span>
 <text:a xlink:type="simple" xlink:href="https://www.ukrinform.ua/rubric-ato/3733004-500-dniv-velikoi-vijni-na-foto-ukrinformu.html" text:style-name="Internet_20_link" text:visited-style-name="Visited_20_Internet_20_Link">
<text:span text:style-name="T4">
 500 </text:span>
乌克林福姆照片的大战天数</text:a>
“尽管我们的战线长度巨大，而且军队增加了数十万，但<text:span text:style-name="T4">
始终用</text:span>
食品，燃料，设备，武器和音乐补充。 副部长强调，考虑到航空火箭中风的威胁，物流得到了很好的优化。”</text:p>
      <text:p text:style-name="P4">
她还指出，<text:span text:style-name="T4">
“图形 - 武器” </text:span>
。 在战争后的500天内，提出了决定来管理战斗，运营及其全面安全：</text:p>
      <text:p text:style-name="P4">
<text:span text:style-name="T5">
战术链接管理“荨麻”的战斗系统； </text:span>
三角洲情境意识平台； <text:span text:style-name="T5">
北约logfas物流支持支持； </text:span>
项目“眼”。</text:p>
      <text:p text:style-name="P4">
正如乌克林福姆(Ukrinform)报道的，国防部副部长安娜·马里亚尔(Anna Malyar(https://www.ukrinform.ua/rubric-ato/3733036-u-minoboroni-pidbili-pidsumki-500-dniv-povnomasstabnoi-vijni.html)。</text:p>
      <text:p text:style-name="P4">
<text:span text:style-name="T5">
foto：总人员</text:span>
</text:p>
      <text:p text:style-name="P4">
News Source: <text:a xlink:type="simple" xlink:href="https://www.ukrinform.ua/rubric-ato/3733147-u-minoboroni-nazvali-10-unikalnih-faktiv-vizvolnoi-vijni-ukraini.html" text:style-name="Internet_20_link" text:visited-style-name="Visited_20_Internet_20_Link">
https://www.ukrinform.ua/rubric-ato/3733147-u-minoboroni-nazvali-10-unikalnih-faktiv-vizvolnoi-vijni-ukraini.html</text:a>
</text:p>
      <!--NEWS-->
      <text:h text:style-name="P10" text:outline-level="1">
<text:span text:style-name="T4">
在乌克兰庆祝家庭日 - 卢比尼特（Lubinets）祝贺假期</text:span>
</text:h>
      <text:p text:style-name="P4">
作者: Ukrinform (Person)</text:p>
      <text:p text:style-name="P4">
出版商: Укринформ (Organization)</text:p>
      <text:p text:style-name="P4">
出版时间: 2023-07-08T12:09:56+03:00</text:p>
      <text:p text:style-name="P4">
修改时间: 2023-07-08T12:09:56+03:00</text:p>
      <text:p text:style-name="P4">
描述: Verkhovna Rada人权专员Dmitry Lubinets强调，乌克兰人是一个大家庭，将庆祝与俄罗斯战争的胜利。  - 乌克林。</text:p>
      <text:p text:style-name="P4">
图片: ['<text:a xlink:type="simple" xlink:href="https://static.ukrinform.com/photos/2023_07/thumb_files/630_360_1688807206-571.jpg" text:style-name="Internet_20_link" text:visited-style-name="Visited_20_Internet_20_Link">
630_360_16888...</text:a>
']</text:p>
      <text:p text:style-name="P4">
标签: ['Омбудсмен', 'День сімей', 'Дмитро Лубінець']</text:p>
      <text:p text:style-name="P4">
类型: Article</text:p>
      <!--METADATA-->
      <text:p text:style-name="P4">
<draw:frame draw:style-name="fr1" draw:name="Image61" text:anchor-type="as-char" svg:width="6.9236in" svg:height="3.956343in" draw:z-index="0">
<draw:image xlink:href="../Images/yкринформ/2023-07-08T12-09-56-03-00/630_360_1688807206-571.jpg" xlink:type="simple" xlink:show="embed" xlink:actuate="onLoad" draw:mime-type="image/jpeg"/>
</draw:frame>
Verkhovna Rada的专员Dmitry Lubinets在他的家人当天宣布，乌克兰人是一个大家庭，将庆祝与俄罗斯的胜利。</text:p>
      <text:p text:style-name="P4">
根据乌克林福姆的说法，申诉专员在[Telegram]中写了这一点(https://t.me/dmytro_lubinetzs/2921?fbclid=IwAR2MIjfEr_jHMewqw7p4EaGe9Bx-xvERx80K00IGDsw4CsTSx3EcHcCqUso)。</text:p>
      <text:p text:style-name="P4">
“每个人的家庭都是最昂贵的人，他们爱和理解。 Ubatkovsky House对他的祖国，语言和文化灌输了爱，老板家族是乌克兰原始塔特拉迪族人价值观的生命来源。”</text:p>
      <text:p text:style-name="P4">
据他说，随着俄罗斯军队在乌克兰的全面入侵，许多家庭离婚了。 申诉专员补充说：“一位亲戚在这场残酷的战争中保护和捍卫我们的乌克兰，有人为我们的自由献出了生命，有人出国，逃离了战争。”</text:p>
      <text:p text:style-name="P4">
<text:span text:style-name="T4">
另请阅读：</text:span>
 <text:a xlink:type="simple" xlink:href="https://www.ukrinform.ua/rubric-society/3732691-civilnimi-zarucnikami-rosii-vvazautsa-bils-ak-25-tisac-ukrainciv-lubinec.html" text:style-name="Internet_20_link" text:visited-style-name="Visited_20_Internet_20_Link">
俄罗斯的平民人质被认为超过25,000名乌克兰人 -  <text:span text:style-name="T4">
 lubinets </text:span>
 b</text:a>
“家庭是要分裂悲伤和繁殖喜悦。 这是关于爱与理解的。 这是关于在艰难时刻的支持。”卢比尼特强调。</text:p>
      <text:p text:style-name="P4">
正如申诉专员所指出的那样，现在我们可以肯定地说乌克兰人是一个大家庭。“我们现在正在互相支持和支持。 我们一起哭泣，错过了寡妇杀害我们的人民。 当我们的捍卫者和捍卫者从不洁的土地上释放我们的土地时，我们会一起欢喜。 我们在一起被无限地爱着乌克兰，我们将竭尽所能使它自由和开花。”他说。</text:p>
      <text:p text:style-name="P4">
Lubinets强调说：“我们都是一个大型乌克兰家庭，在我们胜利后将庆祝这件事。”</text:p>
      <text:p text:style-name="P4">
<text:span text:style-name="T4">
另请阅读：</text:span>
 [乌克兰设法返回382被驱逐出境玫瑰(https://www.ukrinform.ua/rubric-society/3732665-do-ukraini-vdalosa-povernuti-382-deportovani-rosieu-ditini.html)据报道，自2012年7月8日以来，在乌克兰庆祝。</text:p>
      <text:p text:style-name="P4">
照片：Dmitry Lubinets，TG</text:p>
      <text:p text:style-name="P4">
News Source: <text:a xlink:type="simple" xlink:href="https://www.ukrinform.ua/rubric-society/3733149-v-ukraini-vidznacaut-den-rodini-lubinec-privitav-zi-svatom.html" text:style-name="Internet_20_link" text:visited-style-name="Visited_20_Internet_20_Link">
https://www.ukrinform.ua/rubric-society/3733149-v-ukraini-vidznacaut-den-rodini-lubinec-privitav-zi-svatom.html</text:a>
</text:p>
      <!--NEWS-->
      <text:h text:style-name="P10" text:outline-level="1">
<text:span text:style-name="T4">
泽伦斯基在伊斯坦布尔参加了为乌克兰战争受害者的葬礼祈祷</text:span>
</text:h>
      <text:p text:style-name="P4">
作者: Ukrinform (Person)</text:p>
      <text:p text:style-name="P4">
出版商: Укринформ (Organization)</text:p>
      <text:p text:style-name="P4">
出版时间: 2023-07-08T12:12:00+03:00</text:p>
      <text:p text:style-name="P4">
修改时间: 2023-07-08T12:12:00+03:00</text:p>
      <text:p text:style-name="P4">
描述: 沃迪米尔·泽伦斯基（Volodymyr Zelenskyy）总统与普世的族长巴塞洛缪（Bartholomew）一起参加了乌克兰战争的受害者的葬礼祈祷仪式，位于伊斯坦布尔的范纳里（Fanari）的圣乔治大教堂。  - 乌克林。</text:p>
      <text:p text:style-name="P4">
图片: ['<text:a xlink:type="simple" xlink:href="https://static.ukrinform.com/photos/2023_07/thumb_files/630_360_1688808057-894.jpg" text:style-name="Internet_20_link" text:visited-style-name="Visited_20_Internet_20_Link">
630_360_16888...</text:a>
']</text:p>
      <text:p text:style-name="P4">
标签: ['Стамбул', 'Варфоломій', 'Зеленський']</text:p>
      <text:p text:style-name="P4">
类型: Article</text:p>
      <!--METADATA-->
      <text:p text:style-name="P4">
<draw:frame draw:style-name="fr1" draw:name="Image62" text:anchor-type="as-char" svg:width="6.9236in" svg:height="3.956343in" draw:z-index="0">
<draw:image xlink:href="../Images/yкринформ/2023-07-08T12-12-00-03-00/630_360_1688808057-894.jpg" xlink:type="simple" xlink:show="embed" xlink:actuate="onLoad" draw:mime-type="image/jpeg"/>
</draw:frame>
总统的洛尔迪尔·泽伦斯基(Lordir Zelensky)与普世的族长巴塞洛缪(Bartholomew)一起参加了乌克兰战争的受害者在伊斯坦布尔的圣乔治·纳法纳里大教堂(St. George Nafanari)大教堂。</text:p>
      <text:p text:style-name="P4">
国家元首在[电报]中讲述了它(https://t.me/V_Zelenskiy_official/6899)，报道乌克林福姆。</text:p>
      <text:p text:style-name="P4">
“在伊斯坦布尔，在乌克兰的乌克兰战争受害者的葬礼祈祷。 我感谢乌克兰和乌克兰人的精神支持，感谢普世的族长巴塞洛缪(Bartholomew)，为我们所有的土地和和平祈祷。</text:p>
      <text:p text:style-name="P4">
<text:span text:style-name="T4">
另请阅读：</text:span>
 <text:a xlink:type="simple" xlink:href="https://www.ukrinform.ua/rubric-polytics/3733005-prezidenti-ukraini-j-tureccini-obgovorili-pidgotovku-do-samitu-nato.html" text:style-name="Internet_20_link" text:visited-style-name="Visited_20_Internet_20_Link">
乌克兰和土耳其总统已经讨论了北约达马特的准备</text:a>
在OP [知情]中(https://www.president.gov.ua/news/u-stambuli-prezident-uzyav-uchast-u-pominalnomu-molebni-za-z-84189)乌克兰塔格雷茨(Tagrets)的祈祷服务是由普遍宝座的阿克里姆(Archimandrite)统治的。</text:p>
      <text:p text:style-name="P4">
</text:p>
      <text:p text:style-name="P4">
<text:a xlink:type="simple" xlink:href="https://static.ukrinform.com/photos/2023_07/1688808927-7306.jpeg" text:style-name="Internet_20_link" text:visited-style-name="Visited_20_Internet_20_Link">
 </text:a>
 <text:a xlink:type="simple" xlink:href="https://static.ukrinform.com/photos/2023_07/1688808927-1058.jpeg" text:style-name="Internet_20_link" text:visited-style-name="Visited_20_Internet_20_Link">
</text:a>
 <text:a xlink:type="simple" xlink:href="https://static.ukrinform.com/photos/2023_07/1688808927-4991.jpeg" text:style-name="Internet_20_link" text:visited-style-name="Visited_20_Internet_20_Link">
</text:a>
 <text:a xlink:type="simple" xlink:href="https://static.ukrinform.com/photos/2023_07/1688808927-2772.jpeg" text:style-name="Internet_20_link" text:visited-style-name="Visited_20_Internet_20_Link">
</text:a>
 <text:a xlink:type="simple" xlink:href="https://static.ukrinform.com/photos/2023_07/1688808927-9852.jpeg" text:style-name="Internet_20_link" text:visited-style-name="Visited_20_Internet_20_Link">
</text:a>
正如乌克林福姆报道的那样，总统沃迪米尔·泽伦斯基(Volodymyr Zelenskyy)于7月7日晚上抵达土耳其，并与土耳其领导人Rezhemptoip Erdogan进行了谈判。</text:p>
      <text:p text:style-name="P4">
早些时候，7月6日至7日，Zelensky访问了捷克共和国的保加利亚，斯洛伐克。</text:p>
      <text:p text:style-name="P4">
News Source: <text:a xlink:type="simple" xlink:href="https://www.ukrinform.ua/rubric-society/3733153-u-stambuli-zelenskij-vzav-ucast-u-pominalnomu-molebni-za-zertvami-vijni-v-ukraini.html" text:style-name="Internet_20_link" text:visited-style-name="Visited_20_Internet_20_Link">
https://www.ukrinform.ua/rubric-society/3733153-u-stambuli-zelenskij-vzav-ucast-u-pominalnomu-molebni-za-zertvami-vijni-v-ukraini.html</text:a>
</text:p>
      <!--NEWS-->
      <text:h text:style-name="P10" text:outline-level="1">
<text:span text:style-name="T4">
由于俄罗斯在首都的侵略，约有800所房屋被摧毁-Klitschko</text:span>
</text:h>
      <text:p text:style-name="P4">
作者: Ukrinform (Person)</text:p>
      <text:p text:style-name="P4">
出版商: Укринформ (Organization)</text:p>
      <text:p text:style-name="P4">
出版时间: 2023-07-08T12:19:00+03:00</text:p>
      <text:p text:style-name="P4">
修改时间: 2023-07-08T12:19:00+03:00</text:p>
      <text:p text:style-name="P4">
描述: 基辅一直是俄罗斯入侵者的目的，俄罗斯入侵者从全面的侵略开始就造成了近800座大都市房屋，其中有420多座住宅建筑被摧毁了。  - 乌克林。</text:p>
      <text:p text:style-name="P4">
图片: ['<text:a xlink:type="simple" xlink:href="https://static.ukrinform.com/photos/2022_11/thumb_files/630_360_1669634972-155.jpg" text:style-name="Internet_20_link" text:visited-style-name="Visited_20_Internet_20_Link">
630_360_16696...</text:a>
']</text:p>
      <text:p text:style-name="P4">
标签: ['Віталій Кличко', 'Київ', 'Війна з Росією', 'Єдині новини']</text:p>
      <text:p text:style-name="P4">
类型: Article</text:p>
      <!--METADATA-->
      <text:p text:style-name="P4">
<draw:frame draw:style-name="fr1" draw:name="Image69" text:anchor-type="as-char" svg:width="6.9236in" svg:height="3.956343in" draw:z-index="0">
<draw:image xlink:href="../Images/yкринформ/2023-07-08T12-19-00-03-00/630_360_1669634972-155.jpg" xlink:type="simple" xlink:show="embed" xlink:actuate="onLoad" draw:mime-type="image/jpeg"/>
</draw:frame>
基辅为俄罗斯入侵者的目标感到尴尬，俄罗斯入侵者从全面的侵略开始就造成了近800所大都市房屋，其中420多名居民被摧毁。</text:p>
      <text:p text:style-name="P4">
乌克利福德通讯员报道，基辅市长Vitaliy Klitschko报道了这一点。</text:p>
      <text:p text:style-name="P4">
市长说：“我们的城市没有前线，但约有800栋房屋被摧毁，有420多座房屋是基督教院的房屋。”</text:p>
      <text:p text:style-name="P4">
据他说，绝大多数房屋已经恢复，在修复欺凌行为的地方，城市当局已竭尽所能使人们回家。</text:p>
      <text:p text:style-name="P4">
*!(https://www.ukrinform.ua/rubric-ato/3733100-rosia-za-500-dniv-vbila-v-ukraini-ponad-105-tisaci-civilnih-i-skoila-94-tisaci-voennih-zlociniv.html)同时，克里奇科(Klitschko)指出，从最近在首都发行的国家抵抗准备中研究平民的重要性。 他表示希望在学习平民期间不必使用他，但是“有必要为不同的情况做好准备。”</text:p>
      <text:p text:style-name="P4">
首都的董事长再次感谢乌克兰的国际合作伙伴提供了现代武器，并指出防空变得更加强大，击倒了几乎所有占地的无人机和火箭，这些无人机和火箭触发了首都的入侵者。 同时，他无法放松：“基辅是该国的心脏，基辅是决策中心，基辅是该国最大的城市，它曾经是而且仍然是侵略者的一部分。”</text:p>
      <text:p text:style-name="P4">
克里奇科指出，纽约市呼吁政府批准在无法快速建立固定质量存储设施的地区最大的混凝土庇护所的要求。</text:p>
      <text:p text:style-name="P4">
<text:span text:style-name="T4">
另请阅读：</text:span>
 [俄罗斯人在乌克兰的500天入侵1051名儿童的500天内受伤]](https://www.ukrinform.ua/rubric-ato/3733082-rosiani-za-500-dniv-povnomasstabnogo-vtorgnenna-poranili-v-ukraini-1051-ditinu.html)“我们已经准备好购买和安装这些结构。 现在，这笔钱已分配给250 sprs。”市长说。</text:p>
      <text:p text:style-name="P4">
据报道，基辅市长Vitaliy Klitschko针对快速的民事保护结构的标准介绍了首映式Denis Shmigal(šszscz)模块化类型和可能引入其民用保护结构资金的可能性。</text:p>
      <text:p text:style-name="P4">
News Source: <text:a xlink:type="simple" xlink:href="https://www.ukrinform.ua/rubric-kyiv/3733151-unaslidok-rosijskoi-agresii-u-stolici-zaznali-rujnuvan-blizko-800-budinkiv-klicko.html" text:style-name="Internet_20_link" text:visited-style-name="Visited_20_Internet_20_Link">
https://www.ukrinform.ua/rubric-kyiv/3733151-unaslidok-rosijskoi-agresii-u-stolici-zaznali-rujnuvan-blizko-800-budinkiv-klicko.html</text:a>
</text:p>
      <!--NEWS-->
      <text:h text:style-name="P10" text:outline-level="1">
<text:span text:style-name="T4">
UEFA确定了2023年青年最佳球员</text:span>
</text:h>
      <text:p text:style-name="P4">
作者: Ukrinform (Person)</text:p>
      <text:p text:style-name="P4">
出版商: Укринформ (Organization)</text:p>
      <text:p text:style-name="P4">
出版时间: 2023-07-08T12:20:00+03:00</text:p>
      <text:p text:style-name="P4">
修改时间: 2023-07-08T23:20:00+03:00</text:p>
      <text:p text:style-name="P4">
描述: 比赛的冠军是英格兰国家队的球员。  - 乌克林。</text:p>
      <text:p text:style-name="P4">
图片: ['<text:a xlink:type="simple" xlink:href="https://static.ukrinform.com/photos/2023_07/thumb_files/630_360_1688847532-332.jpg" text:style-name="Internet_20_link" text:visited-style-name="Visited_20_Internet_20_Link">
630_360_16888...</text:a>
']</text:p>
      <text:p text:style-name="P4">
标签: ['Футбол']</text:p>
      <text:p text:style-name="P4">
类型: Article</text:p>
      <!--METADATA-->
      <text:p text:style-name="P4">
<draw:frame draw:style-name="fr1" draw:name="Image70" text:anchor-type="as-char" svg:width="6.9236in" svg:height="3.956343in" draw:z-index="0">
<draw:image xlink:href="../Images/yкринформ/2023-07-08T12-20-00-03-00/630_360_1688847532-332.jpg" xlink:type="simple" xlink:show="embed" xlink:actuate="onLoad" draw:mime-type="image/jpeg"/>
</draw:frame>
冠军成为英格兰国家队的球员。</text:p>
      <text:p text:style-name="P4">
UEFA <text:a xlink:type="simple" xlink:href="https://www.uefa.com/under21/news/0283-1871d669de39-41d3412d964f-1000--player-of-the-tournament-gordon/" text:style-name="Internet_20_link" text:visited-style-name="Visited_20_Internet_20_Link">
正式</text:a>
乌克兰报道，他确定了最佳的青年 - 赫罗-2023足球足球运动员，该奖项是由安东尼·戈登(Anthony Gordon)的英国人获得的。</text:p>
      <text:p text:style-name="P4">
俱乐部级别的22岁戈登代表纽卡斯尔，以2个进球和一个助手为自己出名。 作为李·卡尔斯利(Lee Karsley)团队的一部分，温格里(Wingeri)处于进攻的边缘。</text:p>
      <text:p text:style-name="P4">
戈登对英格兰四分之一决赛击败葡萄牙同龄人的贡献(1：0) -  Anthony在第34分钟的比赛中花了一个决定性的进球。 Shcheodin进球他通过与以色列的小组赛打开比分得分(2：0).</text:p>
      <text:p text:style-name="P4">
<text:span text:style-name="T4">
Читайте також:</text:span>
 <text:a xlink:type="simple" xlink:href="https://www.ukrinform.ua/rubric-sports/3733318-zbirna-anglii-peremozec-molodiznogo-evro-z-futbolu.html" text:style-name="Internet_20_link" text:visited-style-name="Visited_20_Internet_20_Link">
 Збірна Англії – переможець молодіжного Євро з <text:span text:style-name="T4">
футбол</text:span>
у </text:a>
在比赛的最佳得分手名单中，攻击者立即与八名球员分配了第二名，其中包括乌克兰Artem Bondarenko的队长，同胞Cameron Archer和Emil Smit-Rou。</text:p>
      <text:p text:style-name="P4">
照片：盖蒂图像</text:p>
      <text:p text:style-name="P4">
News Source: <text:a xlink:type="simple" xlink:href="https://www.ukrinform.ua/rubric-sports/3733332-uefa-viznaciv-najkrasogo-futbolista-molodiznogo-evro2023.html" text:style-name="Internet_20_link" text:visited-style-name="Visited_20_Internet_20_Link">
https://www.ukrinform.ua/rubric-sports/3733332-uefa-viznaciv-najkrasogo-futbolista-molodiznogo-evro2023.html</text:a>
</text:p>
      <!--NEWS-->
      <text:h text:style-name="P10" text:outline-level="1">
<text:span text:style-name="T4">
在选择UEFA冠军的Dnipro-1和Panatinaikos之间的著名仲裁员</text:span>
</text:h>
      <text:p text:style-name="P4">
作者: Ukrinform (Person)</text:p>
      <text:p text:style-name="P4">
出版商: Укринформ (Organization)</text:p>
      <text:p text:style-name="P4">
出版时间: 2023-07-08T12:20:17+03:00</text:p>
      <text:p text:style-name="P4">
修改时间: 2023-07-08T12:20:17+03:00</text:p>
      <text:p text:style-name="P4">
描述: Dnipro-1球员和希腊panatinaikos之间欧洲冠军联赛第二次资格赛的仲裁员已闻名。  - 乌克林。</text:p>
      <text:p text:style-name="P4">
图片: ['<text:a xlink:type="simple" xlink:href="https://static.ukrinform.com/photos/2023_07/thumb_files/630_360_1688807846-608.jpg" text:style-name="Internet_20_link" text:visited-style-name="Visited_20_Internet_20_Link">
630_360_16888...</text:a>
']</text:p>
      <text:p text:style-name="P4">
标签: ['Футбол', 'Греція', 'Ліга чемпіонів', 'Україна', 'Дніпро-1']</text:p>
      <text:p text:style-name="P4">
类型: Article</text:p>
      <!--METADATA-->
      <text:p text:style-name="P4">
<draw:frame draw:style-name="fr1" draw:name="Image71" text:anchor-type="as-char" svg:width="6.9236in" svg:height="3.956343in" draw:z-index="0">
<draw:image xlink:href="../Images/yкринформ/2023-07-08T12-20-17-03-00/630_360_1688807846-608.jpg" xlink:type="simple" xlink:show="embed" xlink:actuate="onLoad" draw:mime-type="image/jpeg"/>
</draw:frame>
尤利福·德尼普罗1球员和希腊panatinaikos的冠军联赛第二赛排位赛的星比拉斯。</text:p>
      <text:p text:style-name="P4">
第一次会议将于7月25日在斯洛伐克市Kosice举行(开始O21.00)乌克林福姆报道，这是由丹尼尔克菲(Danielekphfey)领导的意大利法官司法旅。</text:p>
      <text:p text:style-name="P4">
线条法官 - 阿尔贝托·特戈尼(Alberto Tegoni)和瓦莱里奥·科拉罗斯(Valerio Colarosse)。 第四裁判 - 费利西亚人。</text:p>
      <text:p text:style-name="P4">
<text:span text:style-name="T4">
另请阅读：</text:span>
 <text:a xlink:type="simple" xlink:href="https://www.ukrinform.ua/rubric-sports/3728998-dnipro1-rozgromiv-sevlus-u-persomu-sparingu-sezonu.html" text:style-name="Internet_20_link" text:visited-style-name="Visited_20_Internet_20_Link">
“ <text:span text:style-name="T4">
 dnipro </text:span>
 -1” <text:span text:style-name="T4">
睡觉</text:span>
“ Sevlyush”在本赛季的第一季中</text:a>
8月1日在雅典回应决斗(20.30)德国首席仲裁者巴斯蒂安·丹克特(Bastian Dankert)将工作。 他的合同将有助于：林斯曼 - 多米尼克·帕尔(Dominic)和马赛·詹格(Marsiles Junger)，第四任裁判 - 丹尼尔·施拉格勒(Daniel Schlagler)。</text:p>
      <text:p text:style-name="P4">
在照片中：Daniele Kiffi/scdnipro1.com.ua。</text:p>
      <text:p text:style-name="P4">
News Source: <text:a xlink:type="simple" xlink:href="https://www.ukrinform.ua/rubric-sports/3733152-vidomi-arbitri-matciv-miz-dniprom1-ta-panatinaikosom-u-vidbori-lc-uefa.html" text:style-name="Internet_20_link" text:visited-style-name="Visited_20_Internet_20_Link">
https://www.ukrinform.ua/rubric-sports/3733152-vidomi-arbitri-matciv-miz-dniprom1-ta-panatinaikosom-u-vidbori-lc-uefa.html</text:a>
</text:p>
      <!--NEWS-->
      <text:h text:style-name="P10" text:outline-level="1">
<text:span text:style-name="T4">
Markarova强调了向乌克兰提供盒式磁带的重要性</text:span>
</text:h>
      <text:p text:style-name="P4">
作者: Ukrinform (Person)</text:p>
      <text:p text:style-name="P4">
出版商: Укринформ (Organization)</text:p>
      <text:p text:style-name="P4">
出版时间: 2023-07-08T12:28:00+03:00</text:p>
      <text:p text:style-name="P4">
修改时间: 2023-07-08T12:28:00+03:00</text:p>
      <text:p text:style-name="P4">
描述: 将盒式弹药传输到美国的决定对乌克兰很重要。  - 乌克林。</text:p>
      <text:p text:style-name="P4">
图片: ['<text:a xlink:type="simple" xlink:href="https://static.ukrinform.com/photos/2021_05/thumb_files/630_360_1620955279-427.jpg" text:style-name="Internet_20_link" text:visited-style-name="Visited_20_Internet_20_Link">
630_360_16209...</text:a>
']</text:p>
      <text:p text:style-name="P4">
标签: ['США', 'Україна', 'Маркарова', 'Боєприпаси', 'Війна з Росією']</text:p>
      <text:p text:style-name="P4">
类型: Article</text:p>
      <!--METADATA-->
      <text:p text:style-name="P4">
<draw:frame draw:style-name="fr1" draw:name="Image72" text:anchor-type="as-char" svg:width="6.9236in" svg:height="3.956343in" draw:z-index="0">
<draw:image xlink:href="../Images/yкринформ/2023-07-08T12-28-00-03-00/630_360_1620955279-427.jpg" xlink:type="simple" xlink:show="embed" xlink:actuate="onLoad" draw:mime-type="image/jpeg"/>
</draw:frame>
解决美国盒式弹药的解决方案对乌克兰很重要。</text:p>
      <text:p text:style-name="P4">
关于这个<text:a xlink:type="simple" xlink:href="https://ukrainian.voanews.com/a/7171887.html" text:style-name="Internet_20_link" text:visited-style-name="Visited_20_Internet_20_Link">
美国的声音</text:a>
乌克林福姆说，乌克兰驻美国奥克萨纳·马尔卡罗娃的大使说。</text:p>
      <text:p text:style-name="P4">
根据她的说法，基辅了解使用这种胸部的保留，武装部队将负责任地使用它们来解放其领土和人民。</text:p>
      <text:p text:style-name="P4">
“我们需要这些功能。 我们的伴侣得到了保证，我们与敌人不同，将使用它们(盒式盒<text:a xlink:type="simple" xlink:href="https://www.ukrinform.ua/tag-boepripasi" text:style-name="Internet_20_link" text:visited-style-name="Visited_20_Internet_20_Link">
弹药</text:a>
- 命令。)非常负责任。 显然，我们正在我们自己的领土上战斗，我们的捍卫者没有说他们可以以这样的方式解放领土，村庄实际上可以保护在那里占领的人。”</text:p>
      <text:p text:style-name="P4">
她补充说，乌克兰了解与此问题相关的所有敏感时刻，并非常感谢合作伙伴决定提供这些弹药的决定。 乌克兰“捍卫者很快将能够拥有这种必要性”的表达大使。</text:p>
      <text:p text:style-name="P4">
<text:span text:style-name="T4">
另请阅读：</text:span>
 <text:a xlink:type="simple" xlink:href="https://www.ukrinform.ua/rubric-ato/3733120-reznikov-nazvav-pat-principiv-ukraini-sodo-zastosuvanna-kasetnih-boepripasiv.html" text:style-name="Internet_20_link" text:visited-style-name="Visited_20_Internet_20_Link">
Reznikov在申请中任命五个乌克兰原则<text:span text:style-name="T4">
录音机</text:span>
他们的弹药</text:a>
但是，她说，战场上没有能力解决。 “我们所有的优先事项仍然需要 - 从飞机到飞机，更具装甲工程，并且可以持续很长时间。 这就是为什么这是与我们的合作伙伴不断工作的原因。”马克罗娃强调。</text:p>
      <text:p text:style-name="P4">
正如乌克林福姆报道的那样，美国周五宣布<text:a xlink:type="simple" xlink:href="https://www.ukrinform.ua/rubric-ato/3732977-pentagon-ogolosiv-pro-novij-paket-dopomogi-ukraini-z-kasetnimi-boepripasami.html" text:style-name="Internet_20_link" text:visited-style-name="Visited_20_Internet_20_Link">
下一个军事援助计划的乌克兰</text:a>
。 它包括炮弹，包括磁带弹药，系统爱国者和Himars的导弹，BMP Bradley，Btr Stryker和其他营地武器。</text:p>
      <text:p text:style-name="P4">
美国总统乔·拜登(Joe Biden)承认，向乌克兰提供盒式弹药<text:a xlink:type="simple" xlink:href="https://www.ukrinform.ua/rubric-ato/3733015-bajden-pro-kasetni-snaradi-dla-ukraini-vazke-risenna-ale-voni-ij-potribni.html" text:style-name="Internet_20_link" text:visited-style-name="Visited_20_Internet_20_Link">
是一个“困难的解决方案”</text:a>
，Alesu需要他们反对意见。</text:p>
      <text:p text:style-name="P4">
News Source: <text:a xlink:type="simple" xlink:href="https://www.ukrinform.ua/rubric-ato/3733158-markarova-nagolosila-na-vazlivosti-nadanna-ukraini-kasetnih-boepripasiv.html" text:style-name="Internet_20_link" text:visited-style-name="Visited_20_Internet_20_Link">
https://www.ukrinform.ua/rubric-ato/3733158-markarova-nagolosila-na-vazlivosti-nadanna-ukraini-kasetnih-boepripasiv.html</text:a>
</text:p>
      <!--NEWS-->
      <text:h text:style-name="P10" text:outline-level="1">
<text:span text:style-name="T4">
Brinka在俄罗斯入侵的第500天向乌克兰人呼吁：我知道乌克兰会赢</text:span>
</text:h>
      <text:p text:style-name="P4">
作者: Ukrinform (Person)</text:p>
      <text:p text:style-name="P4">
出版商: Укринформ (Organization)</text:p>
      <text:p text:style-name="P4">
出版时间: 2023-07-08T12:31:36+03:00</text:p>
      <text:p text:style-name="P4">
修改时间: 2023-07-08T12:31:36+03:00</text:p>
      <text:p text:style-name="P4">
描述: 美国驻乌克兰布里奇特·布林克（Bridget Brinka）大使在500天的全面入侵俄罗斯呼吁乌克兰人，并强调，美国将来将支持乌克兰。  - 乌克林。</text:p>
      <text:p text:style-name="P4">
图片: ['<text:a xlink:type="simple" xlink:href="https://static.ukrinform.com/photos/2023_03/thumb_files/630_360_1679678436-506.jpg" text:style-name="Internet_20_link" text:visited-style-name="Visited_20_Internet_20_Link">
630_360_16796...</text:a>
']</text:p>
      <text:p text:style-name="P4">
标签: ['США', 'Війна з Росією', 'Бріджит Брінк']</text:p>
      <text:p text:style-name="P4">
类型: Article</text:p>
      <!--METADATA-->
      <text:p text:style-name="P4">
<draw:frame draw:style-name="fr1" draw:name="Image73" text:anchor-type="as-char" svg:width="6.9236in" svg:height="3.956343in" draw:z-index="0">
<draw:image xlink:href="../Images/yкринформ/2023-07-08T12-31-36-03-00/630_360_1679678436-506.jpg" xlink:type="simple" xlink:show="embed" xlink:actuate="onLoad" draw:mime-type="image/jpeg"/>
</draw:frame>
大使在500天的全面入侵俄罗斯时，陆上了乌克兰布里奇特·布林克(Bridget Brynk)，并强调美国将来将支持乌克兰。</text:p>
      <text:p text:style-name="P4">
外交官在<text:a xlink:type="simple" xlink:href="https://twitter.com/USAmbKyiv/status/1677560579664363520" text:style-name="Internet_20_link" text:visited-style-name="Visited_20_Internet_20_Link">
Twitter</text:a>
，报道乌克林福姆。</text:p>
      <text:p text:style-name="P4">
“今天是[俄罗斯]以来的500天(https://www.ukrinform.ua/tag-rosia)它已经开始对乌克兰的全面入侵。 在500天内，克里姆林宫的侵略性战争引起了乌克兰的痛苦 - 成千上万的危险，包括500多名儿童，成千上万的非法出口到俄罗斯，对被迫流离失所的人的毒化。”</text:p>
      <text:p text:style-name="P4">
<text:span text:style-name="T5">
video：Twitter Bridget Brink</text:span>
</text:p>
      <text:p text:style-name="P4">
根据她的说法，在这500天里，世界对乌克兰人民的勇气和可持续性感到惊讶 - 其受启发的领导，熟练的武装部队救援人员，不懈的志愿者和普通人，他们为共同业务做出了非凡的贡献。</text:p>
      <text:p text:style-name="P4">
她强调，在500天内，美国和盟友在艰难时期支持乌克兰。</text:p>
      <text:p text:style-name="P4">
<text:span text:style-name="T4">
另请阅读：</text:span>
 <text:a xlink:type="simple" xlink:href="https://www.ukrinform.ua/rubric-ato/3733042-zelenskij-pobuvav-na-zmiinomu.html" text:style-name="Internet_20_link" text:visited-style-name="Visited_20_Internet_20_Link">
<text:span text:style-name="T4">
 Zelens </text:span>
什么访问了蛇并尊敬乌克兰英雄</text:a>
“而且我们不会削弱这些努力。 只要您正在努力购买自己的土地并寻求对乌克兰土地上犯下的暴行和战争罪寻求正义的人，我们就会与您同在。 尽管俄罗斯一直做出了努力，但我们将与您一起帮助乌克兰康复。 我知道你是什么，乌克兰和自由 - 将赢得胜利。 荣耀乌克兰!”  - 布林克说。</text:p>
      <text:p text:style-name="P4">
据报道，据报道，2022年2月24日，俄罗斯发起了一场未使用的全面入侵乌克兰。</text:p>
      <text:p text:style-name="P4">
News Source: <text:a xlink:type="simple" xlink:href="https://www.ukrinform.ua/rubric-polytics/3733159-brink-zvernulasa-do-ukrainciv-na-500j-den-vtorgnenna-rosii-znau-ukraina-peremoze.html" text:style-name="Internet_20_link" text:visited-style-name="Visited_20_Internet_20_Link">
https://www.ukrinform.ua/rubric-polytics/3733159-brink-zvernulasa-do-ukrainciv-na-500j-den-vtorgnenna-rosii-znau-ukraina-peremoze.html</text:a>
</text:p>
      <!--NEWS-->
      <text:h text:style-name="P10" text:outline-level="1">
<text:span text:style-name="T4">
对于Metalist-1925来说，将演奏Chernomorets的表演</text:span>
</text:h>
      <text:p text:style-name="P4">
作者: Ukrinform (Person)</text:p>
      <text:p text:style-name="P4">
出版商: Укринформ (Organization)</text:p>
      <text:p text:style-name="P4">
出版时间: 2023-07-08T12:41:20+03:00</text:p>
      <text:p text:style-name="P4">
修改时间: 2023-07-08T12:41:20+03:00</text:p>
      <text:p text:style-name="P4">
描述: Kharkiv足球俱乐部“ Metalist 1925”正式宣布了Dmitry Yusov前锋的签约。  - 乌克林。</text:p>
      <text:p text:style-name="P4">
图片: ['<text:a xlink:type="simple" xlink:href="https://static.ukrinform.com/photos/2023_07/thumb_files/630_360_1688808809-372.jpg" text:style-name="Internet_20_link" text:visited-style-name="Visited_20_Internet_20_Link">
630_360_16888...</text:a>
']</text:p>
      <text:p text:style-name="P4">
标签: ['Футбол', 'Металіст-1925', "Прем'єр-ліга", 'Україна', 'Чорноморець']</text:p>
      <text:p text:style-name="P4">
类型: Article</text:p>
      <!--METADATA-->
      <text:p text:style-name="P4">
<draw:frame draw:style-name="fr1" draw:name="Image74" text:anchor-type="as-char" svg:width="6.9236in" svg:height="3.956343in" draw:z-index="0">
<draw:image xlink:href="../Images/yкринформ/2023-07-08T12-41-20-03-00/630_360_1688808809-372.jpg" xlink:type="simple" xlink:show="embed" xlink:actuate="onLoad" draw:mime-type="image/jpeg"/>
</draw:frame>
Kharkiv足球俱乐部“ Metalist 1925”正式宣布了前锋Dmitry Yusov的签约。</text:p>
      <text:p text:style-name="P4">
与30岁的球员合同<text:a xlink:type="simple" xlink:href="http://https://metalist1925.com/" text:style-name="Internet_20_link" text:visited-style-name="Visited_20_Internet_20_Link">
计算</text:a>
一年。 乌克林福姆报道，在1925年的《金属主义者》中，攻击者将达到第14个数字。</text:p>
      <text:p text:style-name="P4">
以前的Yusov俱乐部是Odessa Chernomorets，他上赛季在比赛中度过了19场比赛，并打进4球。</text:p>
      <text:p text:style-name="P4">
攻击者赞成冶金(Zaporizhzhia)，白俄罗斯队“花岗岩”，“ slutsk”，“鱼雷”，“伊斯洛奇”和贝特以及摩尔达维亚的“达奇亚”。</text:p>
      <text:p text:style-name="P4">
<text:span text:style-name="T4">
另请阅读：</text:span>
 <text:a xlink:type="simple" xlink:href="https://www.ukrinform.ua/rubric-sports/3732713-na-peregladi-u-metalisti-1925-perebuvae-brazilec-ari-moura.html" text:style-name="Internet_20_link" text:visited-style-name="Visited_20_Internet_20_Link">
在1925年的《金属主义者》(Metalist)观看是阿里莫拉(Arimoura)巴西人</text:a>
在1925年《金属主义者》的最后一场冠军赛中，UPL举行了12日。</text:p>
      <text:p text:style-name="P4">
照片：facebook.com/metalist1925。</text:p>
      <text:p text:style-name="P4">
News Source: <text:a xlink:type="simple" xlink:href="https://www.ukrinform.ua/rubric-sports/3733161-za-metalist1925-gratime-eksforvard-cornomorca.html" text:style-name="Internet_20_link" text:visited-style-name="Visited_20_Internet_20_Link">
https://www.ukrinform.ua/rubric-sports/3733161-za-metalist1925-gratime-eksforvard-cornomorca.html</text:a>
</text:p>
      <!--NEWS-->
      <text:h text:style-name="P10" text:outline-level="1">
<text:span text:style-name="T4">
G7国家大使在全面入侵俄罗斯联邦的第500天表示支持乌克兰</text:span>
</text:h>
      <text:p text:style-name="P4">
作者: Ukrinform (Person)</text:p>
      <text:p text:style-name="P4">
出版商: Укринформ (Organization)</text:p>
      <text:p text:style-name="P4">
出版时间: 2023-07-08T12:42:58+03:00</text:p>
      <text:p text:style-name="P4">
修改时间: 2023-07-08T12:42:58+03:00</text:p>
      <text:p text:style-name="P4">
描述: 英国驻乌克兰梅琳达·西蒙斯（Melinda Simmons）的大使在全面入侵俄罗斯的500天之际表示，伦敦将尽可能多地支持乌克兰的斗争。  - 乌克林。</text:p>
      <text:p text:style-name="P4">
图片: ['<text:a xlink:type="simple" xlink:href="https://static.ukrinform.com/photos/2018_06/thumb_files/630_360_1528600995-9562.jpg" text:style-name="Internet_20_link" text:visited-style-name="Visited_20_Internet_20_Link">
630_360_15286...</text:a>
']</text:p>
      <text:p text:style-name="P4">
标签: ['Посол', 'Велика сімка', 'Війна з Росією']</text:p>
      <text:p text:style-name="P4">
类型: Article</text:p>
      <!--METADATA-->
      <text:p text:style-name="P4">
<draw:frame draw:style-name="fr1" draw:name="Image75" text:anchor-type="as-char" svg:width="6.9236in" svg:height="3.956343in" draw:z-index="0">
<draw:image xlink:href="../Images/yкринформ/2023-07-08T12-42-58-03-00/630_360_1528600995-9562.jpg" xlink:type="simple" xlink:show="embed" xlink:actuate="onLoad" draw:mime-type="image/jpeg"/>
</draw:frame>
英国驻乌克兰梅琳达·西蒙斯(Melinda Simmons)的大使在500天的俄罗斯完整协调之际表示，伦敦将尽可能多地支持乌克兰的斗争。</text:p>
      <text:p text:style-name="P4">
她在[Twitter]中写了有关它的文章(https://twitter.com/MelSimmonsFCDO/status/1677578103915249664)，报道乌克林福姆。</text:p>
      <text:p text:style-name="P4">
“今天是从乌克兰全面入侵俄罗斯的那一刻500天。 她强调，乌克兰牢不可破，坚定不移，坚定不移 - 乌克兰将恢复其领土，并将转变为强大的欧洲民主国家。”她强调。</text:p>
      <text:p text:style-name="P4">
根据西蒙斯的说法，英国将支持乌克兰的斗争，以保护乌克兰人的生活和共同价值观。</text:p>
      <text:p text:style-name="P4">
<text:span text:style-name="T4">
另请阅读：</text:span>
 <text:a xlink:type="simple" xlink:href="https://www.ukrinform.ua/rubric-polytics/3726116-posli-g7-pidtverdili-pidtrimku-formuli-miru-zelenskogo.html" text:style-name="Internet_20_link" text:visited-style-name="Visited_20_Internet_20_Link">
G7大使确认了Zelensky Peace Formula的支持</text:a>
G7的所有大使都向乌克兰表示支持。</text:p>
      <text:p text:style-name="P4">
“在不公平的全面入侵俄罗斯在乌克兰，我们确认我们坚定地准备保持乌克兰为保护自己的努力，以保护自己尽可能多的努力。”(https://twitter.com/G7AmbReformUA/status/1677536878650695680)。</text:p>
      <text:p text:style-name="P4">
据报道，据报道，2022年2月24日，俄罗斯发起了一场未使用的全面入侵乌克兰。</text:p>
      <text:p text:style-name="P4">
News Source: <text:a xlink:type="simple" xlink:href="https://www.ukrinform.ua/rubric-polytics/3733162-posli-krain-g7-vislovili-pidtrimku-ukraini-u-500j-den-povnomasstabnogo-vtorgnenna-rf.html" text:style-name="Internet_20_link" text:visited-style-name="Visited_20_Internet_20_Link">
https://www.ukrinform.ua/rubric-polytics/3733162-posli-krain-g7-vislovili-pidtrimku-ukraini-u-500j-den-povnomasstabnogo-vtorgnenna-rf.html</text:a>
</text:p>
      <!--NEWS-->
      <text:h text:style-name="P10" text:outline-level="1">
<text:span text:style-name="T4">
由于天气恶劣，在乌克兰，已有300多个定居点被剥夺</text:span>
</text:h>
      <text:p text:style-name="P4">
作者: Ukrinform (Person)</text:p>
      <text:p text:style-name="P4">
出版商: Укринформ (Organization)</text:p>
      <text:p text:style-name="P4">
出版时间: 2023-07-08T12:44:17+03:00</text:p>
      <text:p text:style-name="P4">
修改时间: 2023-07-08T12:44:17+03:00</text:p>
      <text:p text:style-name="P4">
描述: 由于天气恶劣，乌克兰十个地区的300多个定居点被停用。  - 乌克林。</text:p>
      <text:p text:style-name="P4">
图片: ['<text:a xlink:type="simple" xlink:href="https://static.ukrinform.com/photos/2023_02/thumb_files/630_360_1677090548-641.jpg" text:style-name="Internet_20_link" text:visited-style-name="Visited_20_Internet_20_Link">
630_360_16770...</text:a>
']</text:p>
      <text:p text:style-name="P4">
标签: ['Електроенергія', 'Міненерго', 'Негода']</text:p>
      <text:p text:style-name="P4">
类型: Article</text:p>
      <!--METADATA-->
      <text:p text:style-name="P4">
<draw:frame draw:style-name="fr1" draw:name="Image76" text:anchor-type="as-char" svg:width="6.9236in" svg:height="3.956343in" draw:z-index="0">
<draw:image xlink:href="../Images/yкринформ/2023-07-08T12-44-17-03-00/630_360_1677090548-641.jpg" xlink:type="simple" xlink:show="embed" xlink:actuate="onLoad" draw:mime-type="image/jpeg"/>
</draw:frame>
由于天气恶劣，在乌克兰十个地区的十个地区有超过300点的分数。</text:p>
      <text:p text:style-name="P4">
关于它报告<text:a xlink:type="simple" xlink:href="https://mev.gov.ua/novyna/sytuatsiya-v-enerhosystemi-na-8-lypnya-cherez-nehodu-v-krayini-znestrumleni-ponad-300" text:style-name="Internet_20_link" text:visited-style-name="Visited_20_Internet_20_Link">
能源部</text:a>
，报道乌克林福姆。</text:p>
      <text:p text:style-name="P4">
消息说：“由于大规模雷暴已经通过了该国，101个居住的地线在10个地区遭到损害。”</text:p>
      <text:p text:style-name="P4">
根据该机构的说法，Chernihiv，Odesa，Kirovograd，Poltava地区的定居点受到最大影响。 也是因为<text:a xlink:type="simple" xlink:href="https://www.ukrinform.ua/tag-negoda" text:style-name="Internet_20_link" text:visited-style-name="Visited_20_Internet_20_Link">
恶劣天气</text:a>
它仍然没有Sumy，Dnipropetrovsk，Kyiv，Cherkasy，Donetsk，Mykolaiv地区的储蓄部分。</text:p>
      <text:p text:style-name="P4">
康复工作目前正在进行中。</text:p>
      <text:p text:style-name="P4">
*!(https://www.ukrinform.ua/rubric-economy/3732703-v-energosistemi-ukraini-zafiksuvali-rekordne-spozivanna-elektriki.html)关于与俄罗斯联邦的前部和边界的局势，预计能源部预计乌唐纳克地区的45个定居点因炮击而被断开。 此外，乌扎波齐亚，赫尔森，苏米，哈尔基夫，切尼希夫地区的一部分仍然没有光。</text:p>
      <text:p text:style-name="P4">
维修人员在安全状况允许的情况下工作，强调了访问。</text:p>
      <text:p text:style-name="P4">
据报道，截至7月7日起，基辅地区是Negoda的<text:a xlink:type="simple" xlink:href="https://www.ukrinform.ua/rubric-regions/3732952-na-kiivsini-vnaslidok-negodi-znestrumleni-50-naselenih-punktiv.html" text:style-name="Internet_20_link" text:visited-style-name="Visited_20_Internet_20_Link">
50个定居点被停用</text:a>
，其中12个完全。</text:p>
      <text:p text:style-name="P4">
News Source: <text:a xlink:type="simple" xlink:href="https://www.ukrinform.ua/rubric-economy/3733163-v-ukraini-vnaslidok-negodi-znestrumleni-ponad-300-naselenih-punktiv.html" text:style-name="Internet_20_link" text:visited-style-name="Visited_20_Internet_20_Link">
https://www.ukrinform.ua/rubric-economy/3733163-v-ukraini-vnaslidok-negodi-znestrumleni-ponad-300-naselenih-punktiv.html</text:a>
</text:p>
      <!--NEWS-->
      <text:h text:style-name="P10" text:outline-level="1">
<text:span text:style-name="T4">
在顿涅茨克的TPP的瓦砾下可以是两个人</text:span>
</text:h>
      <text:p text:style-name="P4">
作者: Ukrinform (Person)</text:p>
      <text:p text:style-name="P4">
出版商: Укринформ (Organization)</text:p>
      <text:p text:style-name="P4">
出版时间: 2023-07-08T12:46:07+03:00</text:p>
      <text:p text:style-name="P4">
修改时间: 2023-07-08T12:46:07+03:00</text:p>
      <text:p text:style-name="P4">
描述: 由于顿涅茨克地区TPP的金属 - 混凝土结构破坏了，可能还有两个人在瓦砾中。  - 乌克林。</text:p>
      <text:p text:style-name="P4">
图片: ['<text:a xlink:type="simple" xlink:href="https://static.ukrinform.com/photos/2023_07/thumb_files/630_360_1688809524-201.jpg" text:style-name="Internet_20_link" text:visited-style-name="Visited_20_Internet_20_Link">
630_360_16888...</text:a>
']</text:p>
      <text:p text:style-name="P4">
标签: ['Донеччина', 'Обвалення', 'ТЕС']</text:p>
      <text:p text:style-name="P4">
类型: Article</text:p>
      <!--METADATA-->
      <text:p text:style-name="P4">
<draw:frame draw:style-name="fr1" draw:name="Image77" text:anchor-type="as-char" svg:width="6.9236in" svg:height="3.956343in" draw:z-index="0">
<draw:image xlink:href="../Images/yкринформ/2023-07-08T12-46-07-03-00/630_360_1688809524-201.jpg" xlink:type="simple" xlink:show="embed" xlink:actuate="onLoad" draw:mime-type="image/jpeg"/>
</draw:frame>
由于顿涅茨克地区TPP的金属 - 混凝土结构破坏了，两个人可能是亚面。</text:p>
      <text:p text:style-name="P4">
关于<text:a xlink:type="simple" xlink:href="https://t.me/Donetsk_obl_prokuratura/1347" text:style-name="Internet_20_link" text:visited-style-name="Visited_20_Internet_20_Link">
电报</text:a>
乌克林福姆报道，顿涅茨克地区检察官办公室报告报告。</text:p>
      <text:p text:style-name="P4">
据该部门称，在7月7日的23:10左右，库拉科沃(Kurakhovo)的屋顶和关键基础设施的几层楼层崩溃。 由于金属混凝土结构的破坏，一名工人被杀。</text:p>
      <text:p text:style-name="P4">
三名遭受开放性创伤，肋骨骨折和屠宰的工人被送往医院。 医疗还提供给了一名前女性的女性。</text:p>
      <text:p text:style-name="P4">
根据初步数据，屋顶<text:a xlink:type="simple" xlink:href="https://www.ukrinform.ua/tag-obvalenna" text:style-name="Internet_20_link" text:visited-style-name="Visited_20_Internet_20_Link">
倒塌</text:a>
由于敌人过去对企业的攻击。</text:p>
      <text:p text:style-name="P4">
执法人员检查员工在紧急受众中工作的事实。</text:p>
      <text:p text:style-name="P4">
<text:span text:style-name="T4">
另请阅读：</text:span>
 <text:a xlink:type="simple" xlink:href="https://www.ukrinform.ua/rubric-regions/3733044-zagarbniki-za-dobu-poranili-na-doneccini-patoh-civilnih.html" text:style-name="Internet_20_link" text:visited-style-name="Visited_20_Internet_20_Link">
每天的入侵者在<text:span text:style-name="T4">
 donetsk </text:span>
五五个教堂中受伤</text:a>
在检察官办公室增加了瓦砾，可能还有两个人。</text:p>
      <text:p text:style-name="P4">
据报道，在TPP的Donetsk地区，<text:a xlink:type="simple" xlink:href="https://www.ukrinform.ua/rubric-regions/3733122-na-doneccini-obvalivsa-dah-na-tes-odin-zagiblij-troe-travmovanih.html" text:style-name="Internet_20_link" text:visited-style-name="Visited_20_Internet_20_Link">
反复进行射击</text:a>
，烧烤店的屋顶倒塌了。</text:p>
      <text:p text:style-name="P4">
News Source: <text:a xlink:type="simple" xlink:href="https://www.ukrinform.ua/rubric-regions/3733164-pid-zavalami-tes-na-doneccini-mozut-perebuvati-dvoe-ludej.html" text:style-name="Internet_20_link" text:visited-style-name="Visited_20_Internet_20_Link">
https://www.ukrinform.ua/rubric-regions/3733164-pid-zavalami-tes-na-doneccini-mozut-perebuvati-dvoe-ludej.html</text:a>
</text:p>
      <!--NEWS-->
      <text:h text:style-name="P10" text:outline-level="1">
<text:span text:style-name="T4">
在Vinnitsa，Monocosse的驾驶员受到5岁儿童的伤害</text:span>
</text:h>
      <text:p text:style-name="P4">
作者: Ukrinform (Person)</text:p>
      <text:p text:style-name="P4">
出版商: Укринформ (Organization)</text:p>
      <text:p text:style-name="P4">
出版时间: 2023-07-08T12:52:43+03:00</text:p>
      <text:p text:style-name="P4">
修改时间: 2023-07-08T12:52:43+03:00</text:p>
      <text:p text:style-name="P4">
描述: 在Vinnitsa，单接受者的驾驶员受伤了一个5岁的孩子。  - 乌克林。</text:p>
      <text:p text:style-name="P4">
图片: ['<text:a xlink:type="simple" xlink:href="https://static.ukrinform.com/photos/2023_07/thumb_files/630_360_1688809726-591.jpg" text:style-name="Internet_20_link" text:visited-style-name="Visited_20_Internet_20_Link">
630_360_16888...</text:a>
']</text:p>
      <text:p text:style-name="P4">
标签: ['Аварія', 'Діти', 'Вінниця']</text:p>
      <text:p text:style-name="P4">
类型: Article</text:p>
      <!--METADATA-->
      <text:p text:style-name="P4">
<draw:frame draw:style-name="fr1" draw:name="Image78" text:anchor-type="as-char" svg:width="6.9236in" svg:height="3.956343in" draw:z-index="0">
<draw:image xlink:href="../Images/yкринформ/2023-07-08T12-52-43-03-00/630_360_1688809726-591.jpg" xlink:type="simple" xlink:show="embed" xlink:actuate="onLoad" draw:mime-type="image/jpeg"/>
</draw:frame>
在Vinnytsia，一个5岁的儿童受伤了单接受。</text:p>
      <text:p text:style-name="P4">
关于IT报告<text:a xlink:type="simple" xlink:href="https://vn.npu.gov.ua/news/u-vinnytsi-vodii-monokolesa-travmuvav-6-richnu-dytynu-slidchi-vstanovliuiut-obstavyny-ta-prychyny-podii" text:style-name="Internet_20_link" text:visited-style-name="Visited_20_Internet_20_Link">
Vinnytsia Oblast警察传播部</text:a>
，报道乌克林福姆。</text:p>
      <text:p text:style-name="P4">
“该活动发生在7月7日下午2点在区域中心的欧洲广场上。 根据调查，一个5岁的男孩和他的妈妈在广场周围一起遇到了创伤。 他管理了一个34岁的Vinnytsia单核。”消息写道。</text:p>
      <text:p text:style-name="P4">
这个孩子被带到<text:a xlink:type="simple" xlink:href="https://www.ukrinform.ua/tag-bolnica" text:style-name="Internet_20_link" text:visited-style-name="Visited_20_Internet_20_Link">
医院</text:a>
。 这个男孩之后被释放回家。</text:p>
      <text:p text:style-name="P4">
Moncoleso被删除。 经理经过认证，他很清醒。</text:p>
      <text:p text:style-name="P4">
*!(https://www.ukrinform.ua/rubric-kyiv/3724708-u-stolicnij-bagatopoverhivci-znajsli-tila-dvoh-nepovnolitnih-divcat.html)警方正在调查ART下的诉讼程序。 291(违反运输中有效的规则)乌克兰的刑法。 这样的罪行被罚款两到五千不及时的最低收入公民或惩教工作长达两年的罚款，或者通过限制Volyn长达五年，或最高五年的监禁。</text:p>
      <text:p text:style-name="P4">
正如乌克林福姆(Ukrinform)报道的，在文尼特地区(Vinnytsia地区(https://www.ukrinform.ua/rubric-regions/3730912-na-vinniccini-vstanovili-osobi-pidlitkiv-aki-pobili-colovika-i-viklali-video-v-internet.html)击败该男子，拍摄并发布了一段视频，并在互联网上击败。</text:p>
      <text:p text:style-name="P4">
News Source: <text:a xlink:type="simple" xlink:href="https://www.ukrinform.ua/rubric-regions/3733168-u-vinnici-vodij-monokolesa-travmuvav-5ricnu-ditinu.html" text:style-name="Internet_20_link" text:visited-style-name="Visited_20_Internet_20_Link">
https://www.ukrinform.ua/rubric-regions/3733168-u-vinnici-vodij-monokolesa-travmuvav-5ricnu-ditinu.html</text:a>
</text:p>
      <!--NEWS-->
      <text:h text:style-name="P10" text:outline-level="1">
<text:span text:style-name="T4">
Zelensky会见了普世的族长Bartholomew-讨论了和平的公式</text:span>
</text:h>
      <text:p text:style-name="P4">
作者: Ukrinform (Person)</text:p>
      <text:p text:style-name="P4">
出版商: Укринформ (Organization)</text:p>
      <text:p text:style-name="P4">
出版时间: 2023-07-08T12:55:00+03:00</text:p>
      <text:p text:style-name="P4">
修改时间: 2023-07-08T12:55:00+03:00</text:p>
      <text:p text:style-name="P4">
描述: 总统沃迪米尔·泽伦斯基（Volodymyr Zelenskyy）与普世的族长巴塞洛缪（Bartholomew）讨论了乌克兰和平公式的实施，俄罗斯被俄罗斯驱逐出境。  - 乌克林。</text:p>
      <text:p text:style-name="P4">
图片: ['<text:a xlink:type="simple" xlink:href="https://static.ukrinform.com/photos/2023_07/thumb_files/630_360_1688811041-184.jpeg" text:style-name="Internet_20_link" text:visited-style-name="Visited_20_Internet_20_Link">
630_360_16888...</text:a>
']</text:p>
      <text:p text:style-name="P4">
标签: ['Варфоломій', 'Зеленський', 'Війна з Росією', 'Формула миру']</text:p>
      <text:p text:style-name="P4">
类型: Article</text:p>
      <!--METADATA-->
      <text:p text:style-name="P4">
<draw:frame draw:style-name="fr1" draw:name="Image79" text:anchor-type="as-char" svg:width="6.9236in" svg:height="3.956343in" draw:z-index="0">
<draw:image xlink:href="../Images/yкринформ/2023-07-08T12-55-00-03-00/630_360_1688811041-184.jpeg" xlink:type="simple" xlink:show="embed" xlink:actuate="onLoad" draw:mime-type="image/jpeg"/>
</draw:frame>
总统洛尔迪尔·泽伦斯基(Lordir Zelensky)与乌克兰和平公式的普遍族长族长对统治和俄罗斯驱逐的俄罗斯返回讨论。</text:p>
      <text:p text:style-name="P4">
国家元首在[电报]中报告了这一点(https://t.me/V_Zelenskiy_official/6903)，报道乌克林福姆。</text:p>
      <text:p text:style-name="P4">
“与普世的族长Bartholomew会面。 他们讨论了公式的实施，以及被占领者驱逐出境的儿童的返回，我们必须能够返回我们的亲戚回到乌克兰。 感谢您坚决对Tamoliths和平的支持，谴责侵略性和犯罪，以及受到战争导致受伤的乌克兰人影响的乌克兰人的所有帮助!” Zelensky说。</text:p>
      <text:p text:style-name="P4">
在<text:a xlink:type="simple" xlink:href="https://www.president.gov.ua/news/u-stambuli-volodimir-zelenskij-zustrivsya-zi-vselenskim-patr-84193" text:style-name="Internet_20_link" text:visited-style-name="Visited_20_Internet_20_Link">
OP PRESS服务</text:a>
值得注意的是，国家元首向普世的族长通报了侵略者对乌克兰平民的前部和最近的犯罪。</text:p>
      <text:p text:style-name="P4">
总统感谢他的工会坚决支持乌克兰的支持，和平的祈祷，对侵略和犯罪的谴责以及对意识到战争的乌克兰人的全面援助。</text:p>
      <text:p text:style-name="P4">
</text:p>
      <text:p text:style-name="P4">
“今天是重要的一天 - 自全面入侵以来，我们的斗争一直在500天。 我们得到了他的圣洁，悠闲战士的祈祷，为我们的人民，我们的人民，在乌克兰的生活，” Zelensky说。</text:p>
      <text:p text:style-name="P4">
<text:span text:style-name="T4">
另请阅读：</text:span>
 <text:a xlink:type="simple" xlink:href="https://www.ukrinform.ua/rubric-society/3733153-u-stambuli-zelenskij-vzav-ucast-u-pominalnomu-molebni-za-zertvami-vijni-v-ukraini.html" text:style-name="Internet_20_link" text:visited-style-name="Visited_20_Internet_20_Link">
在<text:span text:style-name="T4">
 istanbul </text:span>
 <text:span text:style-name="T4">
 </text:span>
 Zelensky <text:span text:style-name="T4">
 </text:span>
 <text:span text:style-name="T4">
 </text:span>
 <text:span text:style-name="T4">
 </text:span>
 <text:span text:style-name="T4">
 </text:span>
 <text:span text:style-name="T4">
 </text:span>
 in <text:span text:style-name="T4">
 funeral </text:span>
 <text:span text:style-name="T4">
 </text:span>
 <text:span text:style-name="T4">
 </text:span>
祈祷<text:span text:style-name="T5">
在乌克兰</text:span>
*</text:a>
视频：<text:a xlink:type="simple" xlink:href="https://t.me/OP_UA/9908" text:style-name="Internet_20_link" text:visited-style-name="Visited_20_Internet_20_Link">
转弯</text:a>
族长巴塞洛缪(Bartholomew)指出，在乌克兰实现和平的重要性。</text:p>
      <text:p text:style-name="P4">
他强调说：“作为乌克兰全东正教教堂的母亲，普世的重祖族人总是收获，”他强调自己的圣洁，并补充说：“我想看看所有现在来自家中的俘虏和所有的孩子。 “</text:p>
      <text:p text:style-name="P4">
正如乌克林福姆(Ukrinform)报道的，总统弗拉基米尔<text:a xlink:type="simple" xlink:href="https://www.ukrinform.ua/tag-zelenskij" text:style-name="Internet_20_link" text:visited-style-name="Visited_20_Internet_20_Link">
Zelensky</text:a>
7月7日晚上，他访问了乌塔雷基纳(Utarechyna)，并与土耳其领导人雷杰普·泰伊普·埃尔多安(Recep Taiip Taiip Erdogan)进行了谈判。</text:p>
      <text:p text:style-name="P4">
在那之前，Zelensky访问了捷克共和国的保加利亚，斯洛伐克。</text:p>
      <text:p text:style-name="P4">
News Source: <text:a xlink:type="simple" xlink:href="https://www.ukrinform.ua/rubric-society/3733177-zelenskij-zustrivsa-iz-vselenskim-patriarhom-varfolomiem-obgovorili-formuli-miru.html" text:style-name="Internet_20_link" text:visited-style-name="Visited_20_Internet_20_Link">
https://www.ukrinform.ua/rubric-society/3733177-zelenskij-zustrivsa-iz-vselenskim-patriarhom-varfolomiem-obgovorili-formuli-miru.html</text:a>
</text:p>
      <!--NEWS-->
      <text:h text:style-name="P10" text:outline-level="1">
<text:span text:style-name="T4">
由于一辆公共汽车的事故，Cherkasy地区有23人受伤</text:span>
</text:h>
      <text:p text:style-name="P4">
作者: Ukrinform (Person)</text:p>
      <text:p text:style-name="P4">
出版商: Укринформ (Organization)</text:p>
      <text:p text:style-name="P4">
出版时间: 2023-07-08T12:57:00+03:00</text:p>
      <text:p text:style-name="P4">
修改时间: 2023-07-08T12:57:00+03:00</text:p>
      <text:p text:style-name="P4">
描述: 在Cherkasy地区，一辆公共汽车发生了事故，导致驾驶员和22名乘客，包括三名未成年人。  - 乌克林。</text:p>
      <text:p text:style-name="P4">
图片: ['<text:a xlink:type="simple" xlink:href="https://static.ukrinform.com/photos/2023_07/thumb_files/630_360_1688810178-601.jpg" text:style-name="Internet_20_link" text:visited-style-name="Visited_20_Internet_20_Link">
630_360_16888...</text:a>
']</text:p>
      <text:p text:style-name="P4">
标签: ['Черкащина', 'ДТП', 'Автобус']</text:p>
      <text:p text:style-name="P4">
类型: Article</text:p>
      <!--METADATA-->
      <text:p text:style-name="P4">
<draw:frame draw:style-name="fr1" draw:name="Image81" text:anchor-type="as-char" svg:width="6.9236in" svg:height="3.956343in" draw:z-index="0">
<draw:image xlink:href="../Images/yкринформ/2023-07-08T12-57-00-03-00/630_360_1688810178-601.jpg" xlink:type="simple" xlink:show="embed" xlink:actuate="onLoad" draw:mime-type="image/jpeg"/>
</draw:frame>
Uherkassk地区在一次事故中有一辆公共汽车，导致受害者和22名乘客，包括三名未成年人。</text:p>
      <text:p text:style-name="P4">
关于它报告<text:a xlink:type="simple" xlink:href="https://ch.npu.gov.ua/news/na-umanshchyni-v-dtp-potrapyv-reisovyi-avtobus-23-liudyny-zaznaly-travm" text:style-name="Internet_20_link" text:visited-style-name="Visited_20_Internet_20_Link">
Cherkasy地区的警察</text:a>
，报道乌克林福姆。</text:p>
      <text:p text:style-name="P4">
事故发生在早晨第二点，在Uman区的Dobrodovius村附近。</text:p>
      <text:p text:style-name="P4">
*!(https://www.ukrinform.ua/rubric-regions/3732248-na-hmelniccini-v-dtp-z-mikroavtobusom-odna-ludina-zaginula-ta-ponad-20-travmuvalisa.html)执法人员发现，公共汽车在Khmelnitsky-Kremenchuk路线上跑，沙龙中有41名乘客。</text:p>
      <text:p text:style-name="P4">
以前已经确定，在多兹芬(Dorozhin)圆形部分的EOS巴士的驾驶员选择了一个安全的速度，并且由于车辆的结果而没有考虑到道路情况，他开车超越了道路并推翻了道路。</text:p>
      <text:p text:style-name="P4">
警方正在警察局：“ 56岁的公交车司机和22名乘客，包括三名未成年人，严重程度不同，被带到医院。”</text:p>
      <text:p text:style-name="P4">
<text:span text:style-name="T4">
另请阅读：</text:span>
 <text:a xlink:type="simple" xlink:href="https://www.ukrinform.ua/rubric-regions/3730582-u-dtp-v-dnipri-postrazdali-dvoe-ditej.html" text:style-name="Internet_20_link" text:visited-style-name="Visited_20_Internet_20_Link">
在<text:span text:style-name="T4">
一场事故</text:span>
 dnieper的事故已受到两个孩子的伤害</text:a>
调查人员根据《艺术》第1部分开始了刑事诉讼。 286(违反交通管理人员的交通安全或运输运营的行动)乌克兰的刑法。</text:p>
      <text:p text:style-name="P4">
调查正在进行中。</text:p>
      <text:p text:style-name="P4">
据报道，在赫梅尔尼特(Khmelnytsky)地区，事故导致了两辆汽车和一个小巴，一名男子被杀，有21人被杀。</text:p>
      <text:p text:style-name="P4">
News Source: <text:a xlink:type="simple" xlink:href="https://www.ukrinform.ua/rubric-regions/3733171-na-cerkasini-23-ludini-postrazdali-vnaslidok-dtp-z-avtobusom.html" text:style-name="Internet_20_link" text:visited-style-name="Visited_20_Internet_20_Link">
https://www.ukrinform.ua/rubric-regions/3733171-na-cerkasini-23-ludini-postrazdali-vnaslidok-dtp-z-avtobusom.html</text:a>
</text:p>
      <!--NEWS-->
      <text:h text:style-name="P10" text:outline-level="1">
<text:span text:style-name="T4">
部长的内阁分配了237亿，以重建，但资金的发展很慢 -  Shmigal</text:span>
</text:h>
      <text:p text:style-name="P4">
作者: Ukrinform (Person)</text:p>
      <text:p text:style-name="P4">
出版商: Укринформ (Organization)</text:p>
      <text:p text:style-name="P4">
出版时间: 2023-07-08T13:04:24+03:00</text:p>
      <text:p text:style-name="P4">
修改时间: 2023-07-08T13:04:24+03:00</text:p>
      <text:p text:style-name="P4">
描述: 部长的内阁已分配了237亿美元的UAH，以重建乌克兰，但在发展场所的资金中非常慢。  - 乌克林。</text:p>
      <text:p text:style-name="P4">
图片: ['<text:a xlink:type="simple" xlink:href="https://static.ukrinform.com/photos/2023_07/thumb_files/630_360_1688810375-872.jpeg" text:style-name="Internet_20_link" text:visited-style-name="Visited_20_Internet_20_Link">
630_360_16888...</text:a>
']</text:p>
      <text:p text:style-name="P4">
标签: ['Кабмін', 'Уряд', 'Гроші', 'Шмигаль', 'Відбудова', 'Відновлення України']</text:p>
      <text:p text:style-name="P4">
类型: Article</text:p>
      <!--METADATA-->
      <text:p text:style-name="P4">
<draw:frame draw:style-name="fr1" draw:name="Image83" text:anchor-type="as-char" svg:width="6.9236in" svg:height="3.956343in" draw:z-index="0">
<draw:image xlink:href="../Images/yкринформ/2023-07-08T13-04-24-03-00/630_360_1688810375-872.jpeg" xlink:type="simple" xlink:show="embed" xlink:actuate="onLoad" draw:mime-type="image/jpeg"/>
</draw:frame>
内阁部长分配了UAH 237亿美元以重建乌克兰，但在资金的位置非常慢。</text:p>
      <text:p text:style-name="P4">
总理丹尼斯·施米加尔(Denis Shmigal)在[电报]中写了有关它的文章(https://t.me/Denys_Smyhal/5578)乌克林福姆报道，根据与OVA和工人的负责人会议的结果。</text:p>
      <text:p text:style-name="P4">
乌克兰已经开始康复。 我们有所有的资源和机会，可以在不等待战争的情况下建造。 他们与个人资料部的负责人举行了一次会议。 他们讨论了恢复和有问题的问题的进展，以阻止它们迅速移动。 政府已经为[重建]分发了237亿美元(https://www.ukrinform.ua/tag-vidbudova)但是，在代码的开发场所的开发场所非常慢。”他告诉他。</text:p>
      <text:p text:style-name="P4">
Schmigal说，在会议上提出的重要问题中，人们的帮助修复了受损的住房。</text:p>
      <text:p text:style-name="P4">
<text:span text:style-name="T5">
!on </text:span>
<text:span text:style-name="T5">
恢复</text:span>
<text:span text:style-name="T5">
  -  </text:span>
<text:span text:style-name="T5">
 shmigal </text:span>
*](https://www.ukrinform.ua/rubric-vidbudova/3732865-urad-za-kilka-tizniv-vidiliv-regionam-ponad-16-milardiv-subvencii-na-vidnovlenna-smigal.html)是的，政府负责人指出，该计划已经在起作用，有必要提高付款率。</text:p>
      <text:p text:style-name="P4">
他说，此外，关于被摧毁财产的赔偿电子系统的工作已经完成。 8月，该系统应起作用。</text:p>
      <text:p text:style-name="P4">
Schmigal呼吁OVA的负责人更积极地与部委沟通可能会遇到官僚主义的障碍，以迅速消除它们，而不是减慢部门的恢复。</text:p>
      <text:p text:style-name="P4">
据报道，7月7日，部长的内阁批准了将允许[欧洲投资银行11亿欧洲投资银行11亿的决定]的决定](https://www.ukrinform.ua/rubric-vidbudova/3732884-urad-shvaliv-zalucenna-vid-eib-dodatkovih-11-milarda-na-proekti-z-rozvitku-ta-vidnovlenna-regioniv.html)与地区发展有关的两个重要领域。</text:p>
      <text:p text:style-name="P4">
_照片：Denis Shmigal Telegram _</text:p>
      <text:p text:style-name="P4">
News Source: <text:a xlink:type="simple" xlink:href="https://www.ukrinform.ua/rubric-vidbudova/3733174-kabmin-rozpodiliv-237-milarda-na-vidbudovu-ale-osvoenna-kostiv-povilne-smigal.html" text:style-name="Internet_20_link" text:visited-style-name="Visited_20_Internet_20_Link">
https://www.ukrinform.ua/rubric-vidbudova/3733174-kabmin-rozpodiliv-237-milarda-na-vidbudovu-ale-osvoenna-kostiv-povilne-smigal.html</text:a>
</text:p>
      <!--NEWS-->
      <text:h text:style-name="P10" text:outline-level="1">
<text:span text:style-name="T4">
Pavlyuk：如果普京疯狂地去了基辅</text:span>
</text:h>
      <text:p text:style-name="P4">
作者: Ukrinform (Person)</text:p>
      <text:p text:style-name="P4">
出版商: Укринформ (Organization)</text:p>
      <text:p text:style-name="P4">
出版时间: 2023-07-08T13:07:00+03:00</text:p>
      <text:p text:style-name="P4">
修改时间: 2023-07-08T13:07:00+03:00</text:p>
      <text:p text:style-name="P4">
描述: 乌克兰并不排除俄罗斯人在基辅重新攻击的可能性，但对首都的辩护是多人且非常有力的。  - 乌克林。</text:p>
      <text:p text:style-name="P4">
图片: ['<text:a xlink:type="simple" xlink:href="https://static.ukrinform.com/photos/2023_05/thumb_files/630_360_1683207177-974.jpg" text:style-name="Internet_20_link" text:visited-style-name="Visited_20_Internet_20_Link">
630_360_16832...</text:a>
']</text:p>
      <text:p text:style-name="P4">
标签: ['Київ', 'Війна з Росією', 'Єдині новини']</text:p>
      <text:p text:style-name="P4">
类型: Article</text:p>
      <!--METADATA-->
      <text:p text:style-name="P4">
<draw:frame draw:style-name="fr1" draw:name="Image85" text:anchor-type="as-char" svg:width="6.9236in" svg:height="3.956343in" draw:z-index="0">
<draw:image xlink:href="../Images/yкринформ/2023-07-08T13-07-00-03-00/630_360_1683207177-974.jpg" xlink:type="simple" xlink:show="embed" xlink:actuate="onLoad" draw:mime-type="image/jpeg"/>
</draw:frame>
乌克兰并没有定义重新攻击基辅俄罗斯人的可能性，但对首都的辩护是多封次的，而且非常强大。</text:p>
      <text:p text:style-name="P4">
乌克林福音通讯员报道，第一任国防部副部长亚历山大·帕夫洛克(Alexander Pavlyuk)强调了这一点。</text:p>
      <text:p text:style-name="P4">
“我们不排除任何机会。 病人的头部可能有不同的选择，但是对[基辅]进行适当攻势的力量和手段(https://www.ukrinform.ua/rubric-kyiv)考虑到我们有一个非常强大，多培养的防御，因此没有常识的选择。”帕夫洛克说。</text:p>
      <text:p text:style-name="P4">
由于问题是，如果俄罗斯人仍然决定乌克兰首都的新袭击，帕夫洛克回答：“好吧，如果他们再次对领导人有足够的疯狂，我们将转移几千。”</text:p>
      <text:p text:style-name="P4">
同时，他回忆说，在全面入侵俄罗斯军队的全面入侵开始时，俄罗斯军队集中在基辅纳普里姆卡(Kiev Naprymka)上。</text:p>
      <text:p text:style-name="P4">
<text:span text:style-name="T4">
另请阅读：</text:span>
 <text:a xlink:type="simple" xlink:href="https://www.ukrinform.ua/rubric-kyiv/3733151-unaslidok-rosijskoi-agresii-u-stolici-zaznali-rujnuvan-blizko-800-budinkiv-klicko.html" text:style-name="Internet_20_link" text:visited-style-name="Visited_20_Internet_20_Link">
由于首都俄罗斯的侵略，首都摧毁了800座房屋 -  <text:span text:style-name="T4">
 Klitsk </text:span>
 o</text:a>
据中将中尉称，突然的因素并不能帮助敌人，即使在第一分钟内，乌克兰的后卫也能与他相遇，也能够适当地组织抵抗，并造成这样的损失，以致敌人无法在没有补给的情况下移动。</text:p>
      <text:p text:style-name="P4">
帕夫林(Pavlyuk)提到，保护基辅最热，最不可预测的是2022年3月中旬，当时敌人抓住了欧彭海岸领土上的桥头。</text:p>
      <text:p text:style-name="P4">
“将其淘汰非常重要，我们成功了。 巨大的努力，但敌人被摧毁了，然后开始了基辅地区的解放。 他没有力量和手段 - 他们在东方都很紧张 - 以牺牲其他部队为代价制定犯罪。”第一任副部长解释说。</text:p>
      <text:p text:style-name="P4">
他说，此后，俄罗斯军队从基辅，切尼希夫和苏米地区撤退。</text:p>
      <text:p text:style-name="P4">
“意识到在多个方向上没有成功，敌人被迫从NESC统治下逃离基辅，苏米，切尔尼希夫地区。 他没有自己去 - 经常战斗，我们不断地试图摧毁它。 在这种压力下……他被迫离开这个领土，专注于顿涅茨克和卢汉斯克地区，”  -  Papavlyuk说。据报道，2022年2月24日，俄罗斯联邦针对乌克兰发起了一个新舞台，自2014年以来一直在进行全面入侵。</text:p>
      <text:p text:style-name="P4">
在打击俄罗斯侵略的500天内，乌克兰捍卫者在1900定居点附近被扣除，[消除了约23.3万俄罗斯入侵者。 这是给出的(https://www.ukrinform.ua/rubric-ato/3733034-sili-oboroni-likviduvali-vze-233-440-rosijskih-vijskovih.html)</text:p>
      <text:p text:style-name="P4">
News Source: <text:a xlink:type="simple" xlink:href="https://www.ukrinform.ua/rubric-kyiv/3733172-pavluk-akso-putinu-stane-bezumstva-piti-na-kiiv-peremelemo-se-kilka-tisac-zagarbnikiv.html" text:style-name="Internet_20_link" text:visited-style-name="Visited_20_Internet_20_Link">
https://www.ukrinform.ua/rubric-kyiv/3733172-pavluk-akso-putinu-stane-bezumstva-piti-na-kiiv-peremelemo-se-kilka-tisac-zagarbnikiv.html</text:a>
</text:p>
      <!--NEWS-->
      <text:h text:style-name="P10" text:outline-level="1">
<text:span text:style-name="T4">
历史项目“卢汉斯克在一场完整战争的火焰中开始”</text:span>
</text:h>
      <text:p text:style-name="P4">
作者: Ukrinform (Person)</text:p>
      <text:p text:style-name="P4">
出版商: Укринформ (Organization)</text:p>
      <text:p text:style-name="P4">
出版时间: 2023-07-08T13:10:01+03:00</text:p>
      <text:p text:style-name="P4">
修改时间: 2023-07-08T13:10:01+03:00</text:p>
      <text:p text:style-name="P4">
描述: 卢汉斯克（Luhansk）的国家档案馆启动了历史项目“卢汉斯克（Luhansk）的全面战争”。  - 乌克林。</text:p>
      <text:p text:style-name="P4">
图片: ['<text:a xlink:type="simple" xlink:href="https://static.ukrinform.com/photos/2023_05/thumb_files/630_360_1682937325-544.jpg" text:style-name="Internet_20_link" text:visited-style-name="Visited_20_Internet_20_Link">
630_360_16829...</text:a>
']</text:p>
      <text:p text:style-name="P4">
标签: ['Луганщина', 'Війна з Росією']</text:p>
      <text:p text:style-name="P4">
类型: Article</text:p>
      <!--METADATA-->
      <text:p text:style-name="P4">
<draw:frame draw:style-name="fr1" draw:name="Image86" text:anchor-type="as-char" svg:width="6.9236in" svg:height="3.956343in" draw:z-index="0">
<draw:image xlink:href="../Images/yкринформ/2023-07-08T13-10-01-03-00/630_360_1682937325-544.jpg" xlink:type="simple" xlink:show="embed" xlink:actuate="onLoad" draw:mime-type="image/jpeg"/>
</draw:frame>
卢汉斯克地区的国家档案开始了历史项目“卢汉斯克在整个战争的火焰中”。</text:p>
      <text:p text:style-name="P4">
关于<text:a xlink:type="simple" xlink:href="https://t.me/luhanskaVTSA/11923" text:style-name="Internet_20_link" text:visited-style-name="Visited_20_Internet_20_Link">
电报</text:a>
乌克林福姆报道，阿尔特姆·利索格(Artem Lisogor)报道了首席卢汉斯克·奥瓦(Luhansk Ova)。</text:p>
      <text:p text:style-name="P4">
根据Lisogor的说法，该项目的目的是收集和保存现代历史：“不要扭曲，不是在反对乌克兰的叙述中睡着，而是真实的。”</text:p>
      <text:p text:style-name="P4">
*!(https://www.ukrinform.ua/rubric-regions/3730689-zagarbniki-rozgornuli-na-lugansini-se-odin-cilodobovij-mobilnij-krematorij-lisogor.html)据他说，该地区的每个居民都有其独特的历史：有人失去了亲戚和亲戚，某人 - 房屋和财产，有人去捍卫乌克兰或开始自愿和帮助。</text:p>
      <text:p text:style-name="P4">
OVA的负责人敦促同胞参加该项目，并为他们的回忆录和与全面战争相关的经验提供档案馆。</text:p>
      <text:p text:style-name="P4">
所提供的信息仅在记忆作者的许可下，根据“国家档案基金和档案机构”的法律。</text:p>
      <text:p text:style-name="P4">
<text:span text:style-name="T4">
另请阅读：</text:span>
 <text:a xlink:type="simple" xlink:href="https://www.ukrinform.ua/rubric-regions/3733065-rosiani-but-po-logistici-sob-ziteli-zvilnenih-sil-lugansini-ne-otrimali-dopomogu.html" text:style-name="Internet_20_link" text:visited-style-name="Visited_20_Internet_20_Link">
俄罗斯人击败物流，以便没有协助解放的Sillluhansk地区的居民</text:a>
据报道，4月在基辅，有一个试点问题“ #in in fact_historia”的介绍，该问题将揭穿历史pro -kremllovian Kinaar。</text:p>
      <text:p text:style-name="P4">
News Source: <text:a xlink:type="simple" xlink:href="https://www.ukrinform.ua/rubric-regions/3733176-startue-istoricnij-proekt-lugansina-u-polumi-povnomasstabnoi-vijni.html" text:style-name="Internet_20_link" text:visited-style-name="Visited_20_Internet_20_Link">
https://www.ukrinform.ua/rubric-regions/3733176-startue-istoricnij-proekt-lugansina-u-polumi-povnomasstabnoi-vijni.html</text:a>
</text:p>
      <!--NEWS-->
      <text:h text:style-name="P10" text:outline-level="1">
<text:span text:style-name="T4">
在切尔尼夫（Chernihiv），正在引入运输改革</text:span>
</text:h>
      <text:p text:style-name="P4">
作者: Ukrinform (Person)</text:p>
      <text:p text:style-name="P4">
出版商: Укринформ (Organization)</text:p>
      <text:p text:style-name="P4">
出版时间: 2023-07-08T13:12:36+03:00</text:p>
      <text:p text:style-name="P4">
修改时间: 2023-07-08T13:12:36+03:00</text:p>
      <text:p text:style-name="P4">
描述: 7月10日，在切尼夫（Chernihiv）进行交通改革 - 该市将拥有新的，低地板的运输工具。  - 乌克林。</text:p>
      <text:p text:style-name="P4">
图片: ['<text:a xlink:type="simple" xlink:href="https://static.ukrinform.com/photos/2023_07/thumb_files/630_360_1688811088-350.jpg" text:style-name="Internet_20_link" text:visited-style-name="Visited_20_Internet_20_Link">
630_360_16888...</text:a>
']</text:p>
      <text:p text:style-name="P4">
标签: ['Транспорт', 'Чернігів', 'Автобус']</text:p>
      <text:p text:style-name="P4">
类型: Article</text:p>
      <!--METADATA-->
      <text:p text:style-name="P4">
<draw:frame draw:style-name="fr1" draw:name="Image87" text:anchor-type="as-char" svg:width="6.9236in" svg:height="3.956343in" draw:z-index="0">
<draw:image xlink:href="../Images/yкринформ/2023-07-08T13-12-36-03-00/630_360_1688811088-350.jpg" xlink:type="simple" xlink:show="embed" xlink:actuate="onLoad" draw:mime-type="image/jpeg"/>
</draw:frame>
将于7月10日进行运输改革 - 将引入新的，低地板的运输。</text:p>
      <text:p text:style-name="P4">
在<text:a xlink:type="simple" xlink:href="https://www.facebook.com/lomako.oleksandr/posts/pfbid0zym2HfTfAffyLAjc8517jCtJYWVhwEzyvbmxVUeJugKuWoDJHC2bTiAgbGb6oVKQl" text:style-name="Internet_20_link" text:visited-style-name="Visited_20_Internet_20_Link">
Facebook</text:a>
乌克林福姆报道，代理市长Chernihiv Alexander Lomako写道。</text:p>
      <text:p text:style-name="P4">
“ 7月10日，星期一。从那天开始，切尔尼希夫将看到该市开始实施的运输改革的结果，从2022年5月开始。99个设备将每天通往他们的路线，其中75个 - 高地板 - 地板，44 -2022/2023。到7月底，每个人都将安装固定验证器。” Lomako写道。</text:p>
      <text:p text:style-name="P4">
*!(https://www.ukrinform.ua/rubric-society/3732676-dania-zapuskae-programu-pidtrimki-gromadanskogo-suspilstva-v-ukraini-na-6-miljoniv.html)据他说，通过所有汽车路线的竞争，确定了四个载体。 他们将受到刺激以更新公共汽车。 如果他们满足条件 -  Cenzo地板并及时到达停车场，则该市将为每公里的承运人提供补偿。 组成部分而不是一个人的补偿已将此类概念视为一条不利的途径。</text:p>
      <text:p text:style-name="P4">
Lomako补充说：“没有夸张的话，可以说今天在切尼希夫，乌克兰最高的公共交通工具。”</text:p>
      <text:p text:style-name="P4">
正如乌克林福姆报道的，在切尼希夫(Chernihiv)开设了Desna临时桥的通道，该桥梁将与基辅区域中心联系起来。</text:p>
      <text:p text:style-name="P4">
News Source: <text:a xlink:type="simple" xlink:href="https://www.ukrinform.ua/rubric-regions/3733178-u-cernigovi-zaprovadzuut-transportnu-reformu.html" text:style-name="Internet_20_link" text:visited-style-name="Visited_20_Internet_20_Link">
https://www.ukrinform.ua/rubric-regions/3733178-u-cernigovi-zaprovadzuut-transportnu-reformu.html</text:a>
</text:p>
      <!--NEWS-->
      <text:h text:style-name="P10" text:outline-level="1">
<text:span text:style-name="T4">
Zorya FC已宣布向第一新移民团队过渡</text:span>
</text:h>
      <text:p text:style-name="P4">
作者: Ukrinform (Person)</text:p>
      <text:p text:style-name="P4">
出版商: Укринформ (Organization)</text:p>
      <text:p text:style-name="P4">
出版时间: 2023-07-08T13:19:06+03:00</text:p>
      <text:p text:style-name="P4">
修改时间: 2023-07-08T13:19:06+03:00</text:p>
      <text:p text:style-name="P4">
描述: 乌克兰英超联赛“ Zorya”（卢根斯克）的足球俱乐部宣布在两个新球员的淡季签约。  - 乌克林。</text:p>
      <text:p text:style-name="P4">
图片: ['<text:a xlink:type="simple" xlink:href="https://static.ukrinform.com/photos/2023_07/thumb_files/630_360_1688811108-985.jpg" text:style-name="Internet_20_link" text:visited-style-name="Visited_20_Internet_20_Link">
630_360_16888...</text:a>
']</text:p>
      <text:p text:style-name="P4">
标签: ['Футбол', "Прем'єр-ліга", 'Україна', 'Зоря']</text:p>
      <text:p text:style-name="P4">
类型: Article</text:p>
      <!--METADATA-->
      <text:p text:style-name="P4">
<draw:frame draw:style-name="fr1" draw:name="Image88" text:anchor-type="as-char" svg:width="6.9236in" svg:height="3.956343in" draw:z-index="0">
<draw:image xlink:href="../Images/yкринформ/2023-07-08T13-19-06-03-00/630_360_1688811108-985.jpg" xlink:type="simple" xlink:show="embed" xlink:actuate="onLoad" draw:mime-type="image/jpeg"/>
</draw:frame>
乌克兰超级联赛“ Zorya”的足球俱乐部(卢甘斯克)她宣布签署两个新球员。</text:p>
      <text:p text:style-name="P4">
从现在开始，卢汉斯克<text:a xlink:type="simple" xlink:href="https://www.facebook.com/FCZoryaLuhansk/" text:style-name="Internet_20_link" text:visited-style-name="Visited_20_Internet_20_Link">
表演</text:a>
据报道，前锋弗拉迪斯拉夫(Vladislav Bugay)和哈夫贝肯·戈洛夫金(Khavbekivan Golovkin)报道说。</text:p>
      <text:p text:style-name="P4">
这位25岁的Bugay始于基辅迪纳摩学院。 Shakhtar的Zayunatsky球队参加了比赛，包括在UEFA青年联赛中(4个决斗-1GOL).</text:p>
      <text:p text:style-name="P4">
Був в орендах у чернівецькій «Буковині» (23场比赛-1个进球和2个齿轮)，IFC“ Nikolaev”(20场比赛 -  6个进球和4个齿轮)，Mariupoli(5个比赛)，敖德萨·切尔诺曼(Odessa Chernomorets)(37场比赛-6头和6个助手)和PFC“ LVIV”(29场比赛 -  4个进球和1个装备).</text:p>
      <text:p text:style-name="P4">
23-річний Головкін є вихованцем донецького «Шахтаря». Дорослу кар'єру розпочав2017 року, коли перейшов до складу херсонського «Кристала» (27场比赛-1 Golta 1传输). Зіграв один поєдинок за луцьку «Волинь». Останньою командоюІвана був «Інгулець» з Петрового (21场比赛-1个进球).</text:p>
      <text:p text:style-name="P4">
<text:span text:style-name="T4">
Читайте також:</text:span>
 <text:a xlink:type="simple" xlink:href="https://www.ukrinform.ua/rubric-sports/3731519-zora-vigrala-persij-matc-pid-kerivnictvom-lalatovica.html" text:style-name="Internet_20_link" text:visited-style-name="Visited_20_Internet_20_Link">
 « <text:span text:style-name="T4">
Зоря</text:span>
 » виграла перший матч під керівництвомЛалатовича </text:a>
我们将补充说，在最后一次UPL冠军赛中，卢汉斯成为铜牌获得者。</text:p>
      <text:p text:style-name="P4">
照片：Ivan Golovkin/facebook.com/fczoryaluhansk。</text:p>
      <text:p text:style-name="P4">
News Source: <text:a xlink:type="simple" xlink:href="https://www.ukrinform.ua/rubric-sports/3733180-fk-zora-ogolosiv-pro-perehid-do-komandi-persih-novackiv.html" text:style-name="Internet_20_link" text:visited-style-name="Visited_20_Internet_20_Link">
https://www.ukrinform.ua/rubric-sports/3733180-fk-zora-ogolosiv-pro-perehid-do-komandi-persih-novackiv.html</text:a>
</text:p>
      <!--NEWS-->
      <text:h text:style-name="P10" text:outline-level="1">
<text:span text:style-name="T4">
空军在扎卢兹尼周年纪念日时展示了“问候空调”</text:span>
</text:h>
      <text:p text:style-name="P4">
作者: Ukrinform (Person)</text:p>
      <text:p text:style-name="P4">
出版商: Укринформ (Organization)</text:p>
      <text:p text:style-name="P4">
出版时间: 2023-07-08T13:22:00+03:00</text:p>
      <text:p text:style-name="P4">
修改时间: 2023-07-08T13:22:00+03:00</text:p>
      <text:p text:style-name="P4">
描述: 空军在美国管理的JDAM-ER上发表了乌克兰瓦莱里·扎卢兹尼武装部队总司令的问候。  - 乌克林。</text:p>
      <text:p text:style-name="P4">
图片: ['<text:a xlink:type="simple" xlink:href="https://static.ukrinform.com/photos/2023_07/thumb_files/630_360_1688811235-117.jpg" text:style-name="Internet_20_link" text:visited-style-name="Visited_20_Internet_20_Link">
630_360_16888...</text:a>
']</text:p>
      <text:p text:style-name="P4">
标签: ['Повітряні сили ЗСУ', 'Валерій Залужний', 'Війна з Росією']</text:p>
      <text:p text:style-name="P4">
类型: Article</text:p>
      <!--METADATA-->
      <text:p text:style-name="P4">
<draw:frame draw:style-name="fr1" draw:name="Image89" text:anchor-type="as-char" svg:width="6.9236in" svg:height="3.956343in" draw:z-index="0">
<draw:image xlink:href="../Images/yкринформ/2023-07-08T13-22-00-03-00/630_360_1688811235-117.jpg" xlink:type="simple" xlink:show="embed" xlink:actuate="onLoad" draw:mime-type="image/jpeg"/>
</draw:frame>
空世向乌克兰Valeriusaluzhnaya武装部队的总司令向美国托管JDAM-ER的武装部队致以问候。</text:p>
      <text:p text:style-name="P4">
据报道(https://t.me/MykolaOleshchuk/106)，报道乌克林福姆。</text:p>
      <text:p text:style-name="P4">
“今天，我们勇敢的飞行员决定祝贺武装部队乡村指挥官在美国托管空气邦克丹姆(Air-Bombjdam-e)成立50周年之际!好吧，我只是为了。” Oleshchuk说：“我加入了到达!在一起胜利!”</text:p>
      <text:p text:style-name="P4">
*!(https://www.ukrinform.ua/rubric-society/3733033-golovnokomanduvac-zsu-valerij-zaluznij-vidznacae-den-narodzenna.html)他还用铭文发布了一张“问候飞机”的照片：“周年纪念日，Valery Fedorovich!最好的礼物是死去的俄罗斯人。”</text:p>
      <text:p text:style-name="P4">
据报道，武装部队瓦莱里·扎卢兹尼(Valery Zaluzhny)的总司令在7月8日庆祝50周年。</text:p>
      <text:p text:style-name="P4">
News Source: <text:a xlink:type="simple" xlink:href="https://www.ukrinform.ua/rubric-ato/3733179-povitrani-sili-pokazali-vitalnu-aviabombu-z-nagodi-uvileu-zaluznogo.html" text:style-name="Internet_20_link" text:visited-style-name="Visited_20_Internet_20_Link">
https://www.ukrinform.ua/rubric-ato/3733179-povitrani-sili-pokazali-vitalnu-aviabombu-z-nagodi-uvileu-zaluznogo.html</text:a>
</text:p>
      <!--NEWS-->
      <text:h text:style-name="P10" text:outline-level="1">
<text:span text:style-name="T4">
亚齐夫指挥官：我们一定会在战斗中说出我们的话</text:span>
</text:h>
      <text:p text:style-name="P4">
作者: Ukrinform (Person)</text:p>
      <text:p text:style-name="P4">
出版商: Укринформ (Organization)</text:p>
      <text:p text:style-name="P4">
出版时间: 2023-07-08T13:29:00+03:00</text:p>
      <text:p text:style-name="P4">
修改时间: 2023-07-08T23:29:00+03:00</text:p>
      <text:p text:style-name="P4">
描述: Azov指挥官Denis Prokopenko（Redis）与战斗兄弟一起从土耳其抵达乌克兰，并告知他打算返回前线。  - 乌克林。</text:p>
      <text:p text:style-name="P4">
图片: ['<text:a xlink:type="simple" xlink:href="https://static.ukrinform.com/photos/2023_07/thumb_files/630_360_1688848927-195.jpg" text:style-name="Internet_20_link" text:visited-style-name="Visited_20_Internet_20_Link">
630_360_16888...</text:a>
']</text:p>
      <text:p text:style-name="P4">
标签: ['Азов', 'Військові', 'Полонені', 'Війна з Росією']</text:p>
      <text:p text:style-name="P4">
类型: Article</text:p>
      <!--METADATA-->
      <text:p text:style-name="P4">
<draw:frame draw:style-name="fr1" draw:name="Image90" text:anchor-type="as-char" svg:width="6.9236in" svg:height="3.956343in" draw:z-index="0">
<draw:image xlink:href="../Images/yкринформ/2023-07-08T13-29-00-03-00/630_360_1688848927-195.jpg" xlink:type="simple" xlink:show="embed" xlink:actuate="onLoad" draw:mime-type="image/jpeg"/>
</draw:frame>
亚齐夫指挥官丹尼斯·普罗科本科(Denis Prokopenko)(Redis)今天，他与今天的战斗兄弟一起从土耳其来到乌克兰，告知打算返回前线。</text:p>
      <text:p text:style-name="P4">
乌克林福姆报道，Prokopenko在与LVIV的记者进行沟通时说。</text:p>
      <text:p text:style-name="P4">
“我深信军队是一项团队合作，从现在开始，我们继续进行斗争，我们一定会在战斗中说出我们的话。最重要的是，乌克兰在前线和各个方面的千层型倡议和每个人都在下午，我们向前迈进，摧毁敌人，暂时释放占领领土，我相信我们将尽我们所能，不可能加速这一过程<text:a xlink:type="simple" xlink:href="https://www.ukrinform.ua/tag-vijna-z-rosieu" text:style-name="Internet_20_link" text:visited-style-name="Visited_20_Internet_20_Link">
战争</text:a>
她来到了逻辑上的核心，”阿佐夫指挥官强调。</text:p>
      <text:p text:style-name="P4">
</text:p>
      <text:p text:style-name="P4">
为了回答记者的问题，他们是否会回到前面，红色，“当然，我们已经回到乌克兰，这是我们最重要的。”</text:p>
      <text:p text:style-name="P4">
<text:span text:style-name="T4">
另请阅读：</text:span>
 <text:a xlink:type="simple" xlink:href="https://www.ukrinform.ua/rubric-society/3733322-na-500j-den-vijni-mi-povernuli-dodomu-nasih-geroiv-zelenskij.html" text:style-name="Internet_20_link" text:visited-style-name="Visited_20_Internet_20_Link">
Zelensky：在战争的第500天，我们回到了我们的英雄家</text:a>
Prokopenko感谢乌克兰总统，他的团队，国防部队以及所有争取乌克兰并保护其免受敌人的人。</text:p>
      <text:p text:style-name="P4">
据乌克林福姆称，由于与土耳其一方的谈判，乌克兰返回了五名阿佐夫斯塔尔捍卫者的祖国，他们在被释放出俄罗斯囚禁后在土耳其。</text:p>
      <text:p text:style-name="P4">
<text:span text:style-name="T4">
另请阅读：</text:span>
 <text:a xlink:type="simple" xlink:href="https://www.ukrinform.ua/rubric-society/3733284-ukraina-povernula-patoh-zahisnikiv-azovstali-za-rezultatami-peregovoriv-iz-tureccinou.html" text:style-name="Internet_20_link" text:visited-style-name="Visited_20_Internet_20_Link">
乌克兰与与土耳其的会谈储备一起返回了五名Azovstal Defenders</text:a>
乌克兰士兵Denis Prokopenko，Svyatoslav Palamar，Sergey Volynsky，Oleghomenko，Denis Sleg终于能够与亲戚在一起。</text:p>
      <text:p text:style-name="P4">
News Source: <text:a xlink:type="simple" xlink:href="https://www.ukrinform.ua/rubric-ato/3733334-komandir-azova-mi-obovazkovo-skazemo-svoe-slovo-v-bou.html" text:style-name="Internet_20_link" text:visited-style-name="Visited_20_Internet_20_Link">
https://www.ukrinform.ua/rubric-ato/3733334-komandir-azova-mi-obovazkovo-skazemo-svoe-slovo-v-bou.html</text:a>
</text:p>
      <!--NEWS-->
      <text:h text:style-name="P10" text:outline-level="1">
<text:span text:style-name="T4">
在利马，炮击受害者的数量增加到七个</text:span>
</text:h>
      <text:p text:style-name="P4">
作者: Ukrinform (Person)</text:p>
      <text:p text:style-name="P4">
出版商: Укринформ (Organization)</text:p>
      <text:p text:style-name="P4">
出版时间: 2023-07-08T13:36:00+03:00</text:p>
      <text:p text:style-name="P4">
修改时间: 2023-07-08T13:36:00+03:00</text:p>
      <text:p text:style-name="P4">
描述: 由于俄罗斯对顿涅茨克地区利马的炮击而导致的死亡人数增加到七人。  - 乌克林。</text:p>
      <text:p text:style-name="P4">
图片: ['<text:a xlink:type="simple" xlink:href="https://static.ukrinform.com/photos/2023_07/thumb_files/630_360_1688812974-544.jpeg" text:style-name="Internet_20_link" text:visited-style-name="Visited_20_Internet_20_Link">
630_360_16888...</text:a>
']</text:p>
      <text:p text:style-name="P4">
标签: ['Донеччина', 'Обстріл', 'Загибель', 'Лиман', 'Війна з Росією']</text:p>
      <text:p text:style-name="P4">
类型: Article</text:p>
      <!--METADATA-->
      <text:p text:style-name="P4">
<draw:frame draw:style-name="fr1" draw:name="Image92" text:anchor-type="as-char" svg:width="6.9236in" svg:height="3.956343in" draw:z-index="0">
<draw:image xlink:href="../Images/yкринформ/2023-07-08T13-36-00-03-00/630_360_1688812974-544.jpeg" xlink:type="simple" xlink:show="embed" xlink:actuate="onLoad" draw:mime-type="image/jpeg"/>
</draw:frame>
到目前为止，由于俄罗斯对顿涅茨克地区利马的炮击而导致的人数有所增加。</text:p>
      <text:p text:style-name="P4">
正如乌克林福姆报道的那样，在[电报]中(https://t.me/mvs_ukraine/27179)内政部报告。</text:p>
      <text:p text:style-name="P4">
“目前已知大约8人死亡和5人受伤，这是由于早晨敌对的<text:a xlink:type="simple" xlink:href="https://www.ukrinform.ua/tag-obstril" text:style-name="Internet_20_link" text:visited-style-name="Visited_20_Internet_20_Link">
炮击</text:a>
“， - 消息说。</text:p>
      <text:p text:style-name="P4">
照片：乌克兰内政部<text:span text:style-name="T4">
也阅读：</text:span>
 <text:a xlink:type="simple" xlink:href="https://www.ukrinform.ua/rubric-regions/3733122-na-doneccini-obvalivsa-dah-na-tes-odin-zagiblij-troe-travmovanih.html" text:style-name="Internet_20_link" text:visited-style-name="Visited_20_Internet_20_Link">
<text:span text:style-name="T4">
 donetsk地区</text:span>
 <text:span text:style-name="T4">
失败</text:span>
 <text:span text:style-name="T4">
 </text:span>
 <text:span text:style-name="T4">
屋顶</text:span>
 on <text:span text:style-name="T4">
 tpp </text:span>
 \  -  <text:span text:style-name="T4">
一个</text:span>
一个<text:span text:style-name="T4">
 </text:span>
 <text:span text:style-name="T4">
 </text:span>
死<text:span text:style-name="T4">
，</text:span>
三个<text:span text:style-name="T4">
 </text:span>
受伤**</text:a>
救援人员在私人公寓大楼，排行榜的附属建筑和下午爆发的三辆汽车中消除了大火。</text:p>
      <text:p text:style-name="P4">
也<text:a xlink:type="simple" xlink:href="https://t.me/mvs_ukraine/27182" text:style-name="Internet_20_link" text:visited-style-name="Visited_20_Internet_20_Link">
在内政部添加</text:a>
，根据规定的信息，受伤人数增加到13人。</text:p>
      <text:p text:style-name="P4">
后来，该部门补充说，根据已知七人死亡的更新数据。</text:p>
      <text:p text:style-name="P4">
俄罗斯军队于7月8日上午报道<text:a xlink:type="simple" xlink:href="https://www.ukrinform.ua/rubric-ato/3733127-vorog-obstrilav-liman-sestero-zagiblih-i-patero-poranenih.html" text:style-name="Internet_20_link" text:visited-style-name="Visited_20_Internet_20_Link">
从RSZV开火</text:a>
。 据报道，六人被ipyatro杀害。</text:p>
      <text:p text:style-name="P4">
News Source: <text:a xlink:type="simple" xlink:href="https://www.ukrinform.ua/rubric-regions/3733189-u-limani-kilkist-zertv-obstrilu-zrosla-do-vosmi.html" text:style-name="Internet_20_link" text:visited-style-name="Visited_20_Internet_20_Link">
https://www.ukrinform.ua/rubric-regions/3733189-u-limani-kilkist-zertv-obstrilu-zrosla-do-vosmi.html</text:a>
</text:p>
      <!--NEWS-->
      <text:h text:style-name="P10" text:outline-level="1">
<text:span text:style-name="T4">
普世的族长希望尽快返回乌克兰囚犯和儿童</text:span>
</text:h>
      <text:p text:style-name="P4">
作者: Ukrinform (Person)</text:p>
      <text:p text:style-name="P4">
出版商: Укринформ (Organization)</text:p>
      <text:p text:style-name="P4">
出版时间: 2023-07-08T13:50:00+03:00</text:p>
      <text:p text:style-name="P4">
修改时间: 2023-07-08T13:50:00+03:00</text:p>
      <text:p text:style-name="P4">
描述: 普世的族长巴塞洛缪（Bartholomew）希望乌克兰的和平唯一，并返回家庭囚犯和儿童。  - 乌克林。</text:p>
      <text:p text:style-name="P4">
图片: ['<text:a xlink:type="simple" xlink:href="https://static.ukrinform.com/photos/2023_07/thumb_files/630_360_1688811999-7529.jpeg" text:style-name="Internet_20_link" text:visited-style-name="Visited_20_Internet_20_Link">
630_360_16888...</text:a>
']</text:p>
      <text:p text:style-name="P4">
标签: ['Діти', 'Стамбул', 'Варфоломій', 'Зеленський']</text:p>
      <text:p text:style-name="P4">
类型: Article</text:p>
      <!--METADATA-->
      <text:p text:style-name="P4">
<draw:frame draw:style-name="fr1" draw:name="Image94" text:anchor-type="as-char" svg:width="6.9236in" svg:height="3.956343in" draw:z-index="0">
<draw:image xlink:href="../Images/yкринформ/2023-07-08T13-50-00-03-00/630_360_1688811999-7529.jpeg" xlink:type="simple" xlink:show="embed" xlink:actuate="onLoad" draw:mime-type="image/jpeg"/>
</draw:frame>
普世的族长巴塞洛缪(Bartholomew)希望尽快返回乌克兰的和平，以返回家庭囚犯和儿童。</text:p>
      <text:p text:style-name="P4">
他在与总统弗拉基米尔·泽伦斯基(Vladimir Zelensky)联合(与媒体的沟通)中说了这一点(https://www.youtube.com/watch?v=alFDazlxCW8&amp;ab_channel=%D0%9E%D1%84%D1%96%D1%81%D0%9F%D1%80%D0%B5%D0%B7%D0%B8%D0%B4%D0%B5%D0%BD%D1%82%D0%B0%D0%A3%D0%BA%D1%80%D0%B0%D1%97%D0%BD%D0%B8)，报道乌克林福姆。</text:p>
      <text:p text:style-name="P4">
他说：“我希望所有囚犯都返回，尤其是所有远离家园的孩子。”</text:p>
      <text:p text:style-name="P4">
<text:span text:style-name="T4">
另请阅读：</text:span>
 <text:a xlink:type="simple" xlink:href="https://www.ukrinform.ua/rubric-society/3733177-zelenskij-zustrivsa-iz-vselenskim-patriarhom-varfolomiem-obgovorili-formuli-miru.html" text:style-name="Internet_20_link" text:visited-style-name="Visited_20_Internet_20_Link">
<text:span text:style-name="T4">
 zelens </text:span>
我遇到了普遍的父权制群岛 - 讨论了和平的公式</text:a>
他指出，泽伦斯基不是第一次访问宗主的，他保证他始终是接受乌克兰总统的快乐和幸福。</text:p>
      <text:p text:style-name="P4">
族长巴塞洛缪(Bartholomew)强调：“我们希望总统再次来到祖国的和平时。”</text:p>
      <text:p text:style-name="P4">
他的圣洁还强调，乌克兰的普世教宗主作为母教东正教一直站在他们的身边。</text:p>
      <text:p text:style-name="P4">
<text:span text:style-name="T4">
另请阅读：</text:span>
 [在伊斯坦布尔<text:span text:style-name="T4">
 zelen </text:span>
参加了葬礼(https://www.ukrinform.ua/rubric-society/3733153-u-stambuli-zelenskij-vzav-ucast-u-pominalnomu-molebni-za-zertvami-vijni-v-ukraini.html)据乌克林福姆称，7月7日，沃迪米尔·泽伦斯基总统Zelenskyy于7月7日抵达土耳其。</text:p>
      <text:p text:style-name="P4">
在那之前，Zelensky访问了捷克共和国的保加利亚，斯洛伐克。</text:p>
      <text:p text:style-name="P4">
照片：作品</text:p>
      <text:p text:style-name="P4">
News Source: <text:a xlink:type="simple" xlink:href="https://www.ukrinform.ua/rubric-society/3733191-vselenskij-patriarh-pobazav-aknajsvidsogo-povernenna-dodomu-ukrainskih-polonenih-i-ditej.html" text:style-name="Internet_20_link" text:visited-style-name="Visited_20_Internet_20_Link">
https://www.ukrinform.ua/rubric-society/3733191-vselenskij-patriarh-pobazav-aknajsvidsogo-povernenna-dodomu-ukrainskih-polonenih-i-ditej.html</text:a>
</text:p>
      <!--NEWS-->
      <text:h text:style-name="P10" text:outline-level="1">
<text:span text:style-name="T4">
SANDU-在乌克兰的全面战争的第500天：感谢摩尔多瓦和平武装部队的勇气</text:span>
</text:h>
      <text:p text:style-name="P4">
作者: Ukrinform (Person)</text:p>
      <text:p text:style-name="P4">
出版商: Укринформ (Organization)</text:p>
      <text:p text:style-name="P4">
出版时间: 2023-07-08T14:02:24+03:00</text:p>
      <text:p text:style-name="P4">
修改时间: 2023-07-08T14:02:24+03:00</text:p>
      <text:p text:style-name="P4">
描述: 在俄罗斯联邦在乌克兰的全面入侵的第500天，摩尔多瓦·玛雅·桑杜（Mordova Maya Sandu）总裁宣布与乌克兰人民团结，并强调Chisinau将继续支持基辅。  - 乌克林。</text:p>
      <text:p text:style-name="P4">
图片: ['<text:a xlink:type="simple" xlink:href="https://static.ukrinform.com/photos/2023_07/thumb_files/630_360_1688813942-507.jpg" text:style-name="Internet_20_link" text:visited-style-name="Visited_20_Internet_20_Link">
630_360_16888...</text:a>
']</text:p>
      <text:p text:style-name="P4">
标签: ['Молдова', 'Україна', 'Санду', 'Війна з Росією']</text:p>
      <text:p text:style-name="P4">
类型: Article</text:p>
      <!--METADATA-->
      <text:p text:style-name="P4">
<draw:frame draw:style-name="fr1" draw:name="Image95" text:anchor-type="as-char" svg:width="6.9236in" svg:height="3.956343in" draw:z-index="0">
<draw:image xlink:href="../Images/yкринформ/2023-07-08T14-02-24-03-00/630_360_1688813942-507.jpg" xlink:type="simple" xlink:show="embed" xlink:actuate="onLoad" draw:mime-type="image/jpeg"/>
</draw:frame>
在俄罗斯联邦在乌克兰的全面入侵的第500天，摩尔多瓦玛雅·桑杜(Moldova Maya Sandu)总裁宣布与乌克兰人民团结一致，并强调Shchischyn将继续支持基辅。</text:p>
      <text:p text:style-name="P4">
关于它报告<text:a xlink:type="simple" xlink:href="https://newsmaker.md/rus/novosti/ukraina-pobedit-inache-i-byt-ne-mozhet-mayya-sandu-opublikovala-obraschenie-v-500-y-den-voyny/" text:style-name="Internet_20_link" text:visited-style-name="Visited_20_Internet_20_Link">
新闻记者</text:a>
，报道乌克林福姆。</text:p>
      <text:p text:style-name="P4">
“自从睡在家里，土地的静脉，从炸弹和坦克的咆哮中醒来以来，已经过去了500天。 无辜的人留下了，尸体被留在街上或扔进大众坟墓。 在Bucha，Irpen，Gostomel，Borodyanka。 被强奸的妇女被Bombamis杀害或瘫痪……这场残酷的战争播下了死亡和恐怖，” Sandu在[Facebook]上写道。(https://www.facebook.com/maia.sandu/posts/831771841650940?ref=embed_post)。</text:p>
      <text:p text:style-name="P4">
她保证摩尔多瓦与乌克兰人民团结一致，并继续支持乌克兰。</text:p>
      <text:p text:style-name="P4">
<text:span text:style-name="T4">
另请阅读：</text:span>
 <text:a xlink:type="simple" xlink:href="https://www.ukrinform.ua/rubric-polytics/3733162-posli-krain-g7-vislovili-pidtrimku-ukraini-u-500j-den-povnomasstabnogo-vtorgnenna-rf.html" text:style-name="Internet_20_link" text:visited-style-name="Visited_20_Internet_20_Link">
G7国家的大使在<text:span text:style-name="T4">
 500 </text:span>
  - 全天入侵俄罗斯联邦的一天中表示支持乌克兰</text:a>
“由于乌克兰军队的勇气，由于[摩尔多瓦]平民的抵制(https://www.ukrinform.ua/tag-moldova)和平。 我们在乌克兰是团结的，我们将竭尽所能支持它。 乌克兰人将在我国等待。 我们的道路和铁轨是将乌克兰产品运送到市场。 作为国际社会的一部分，我们将与乌克兰相结合，以吸引俄罗斯参考战争。 乌克兰将获胜。 否则，就不可能。”桑杜写道。</text:p>
      <text:p text:style-name="P4">
<text:span text:style-name="T4">
另请阅读：</text:span>
 [俄罗斯将继续在摩尔多瓦 -  <text:span text:style-name="T4">
 sandu </text:span>
的州空中尝试(https://www.ukrinform.ua/rubric-world/3725036-rosia-prodovzit-sprobi-derzperevorotu-v-moldovi-sandu.html)据报道，据报道，2022年2月24日，俄罗斯发起了一场未使用的全面入侵乌克兰。</text:p>
      <text:p text:style-name="P4">
_照片：Facebook/Maia Sandu _</text:p>
      <text:p text:style-name="P4">
News Source: <text:a xlink:type="simple" xlink:href="https://www.ukrinform.ua/rubric-ato/3733195-sandu-u-500j-den-povnomasstabnoi-vijni-v-ukraini-zavdaki-muznosti-zsu-u-moldovi-mir.html" text:style-name="Internet_20_link" text:visited-style-name="Visited_20_Internet_20_Link">
https://www.ukrinform.ua/rubric-ato/3733195-sandu-u-500j-den-povnomasstabnoi-vijni-v-ukraini-zavdaki-muznosti-zsu-u-moldovi-mir.html</text:a>
</text:p>
      <!--NEWS-->
      <text:h text:style-name="P10" text:outline-level="1">
<text:span text:style-name="T4">
Zelensky与葡萄牙总理讨论了为北约峰会做准备</text:span>
</text:h>
      <text:p text:style-name="P4">
作者: Ukrinform (Person)</text:p>
      <text:p text:style-name="P4">
出版商: Укринформ (Organization)</text:p>
      <text:p text:style-name="P4">
出版时间: 2023-07-08T14:04:42+03:00</text:p>
      <text:p text:style-name="P4">
修改时间: 2023-07-08T14:04:42+03:00</text:p>
      <text:p text:style-name="P4">
描述: 沃迪米尔·泽伦斯基（Volodymyr Zelensky）总统与葡萄牙安东尼（Antonu）总理讨论了为北约维尔纽斯峰会（Nato Vilnius Summit）做准备的问题，和平，能源与粮食安全的实施以及Ecocide。  - 乌克林。</text:p>
      <text:p text:style-name="P4">
图片: ['<text:a xlink:type="simple" xlink:href="https://static.ukrinform.com/photos/2023_07/thumb_files/630_360_1688814239-361.jpg" text:style-name="Internet_20_link" text:visited-style-name="Visited_20_Internet_20_Link">
630_360_16888...</text:a>
']</text:p>
      <text:p text:style-name="P4">
标签: ['НАТО', 'Португалія', 'Зеленський']</text:p>
      <text:p text:style-name="P4">
类型: Article</text:p>
      <!--METADATA-->
      <text:p text:style-name="P4">
<draw:frame draw:style-name="fr1" draw:name="Image96" text:anchor-type="as-char" svg:width="6.9236in" svg:height="3.956343in" draw:z-index="0">
<draw:image xlink:href="../Images/yкринформ/2023-07-08T14-04-42-03-00/630_360_1688814239-361.jpg" xlink:type="simple" xlink:show="embed" xlink:actuate="onLoad" draw:mime-type="image/jpeg"/>
</draw:frame>
Zelensky的总统鸿沟与葡萄牙Antoniu总理讨论了北约维尔纽斯峰会的准备成本，和平，能源与粮食安全的实施以及ecocide。</text:p>
      <text:p text:style-name="P4">
国家元首从土耳其进行了电话交谈，该电话正在访问中，并报告了<text:a xlink:type="simple" xlink:href="https://t.me/V_Zelenskiy_official/6904" text:style-name="Internet_20_link" text:visited-style-name="Visited_20_Internet_20_Link">
Telegram-Channel</text:a>
乌克兰领导人。</text:p>
      <text:p text:style-name="P4">
“他们在北约维尔纽斯峰会前夕协调了职位。 强调联盟对乌克兰未来成员的重要立场。 我感谢工件要特别参与乌克兰公式的三个要点的实施：关于食品和能源安全以及Ecocid，” Zelensky说。</text:p>
      <text:p text:style-name="P4">
<text:span text:style-name="T4">
另请阅读：</text:span>
 <text:a xlink:type="simple" xlink:href="https://www.ukrinform.ua/rubric-society/3733177-zelenskij-zustrivsa-iz-vselenskim-patriarhom-varfolomiem-obgovorili-formuli-miru.html" text:style-name="Internet_20_link" text:visited-style-name="Visited_20_Internet_20_Link">
<text:span text:style-name="T4">
 zelens </text:span>
我遇到了普遍的父权制群岛 - 讨论了和平的公式</text:a>
据报道，乌克兰州的负责人于7月7日晚上到达土耳其。</text:p>
      <text:p text:style-name="P4">
照片：作品</text:p>
      <text:p text:style-name="P4">
News Source: <text:a xlink:type="simple" xlink:href="https://www.ukrinform.ua/rubric-polytics/3733196-zelenskij-obgovoriv-z-premerom-portugalii-pidgotovku-do-samitu-nato.html" text:style-name="Internet_20_link" text:visited-style-name="Visited_20_Internet_20_Link">
https://www.ukrinform.ua/rubric-polytics/3733196-zelenskij-obgovoriv-z-premerom-portugalii-pidgotovku-do-samitu-nato.html</text:a>
</text:p>
      <!--NEWS-->
      <text:h text:style-name="P10" text:outline-level="1">
<text:span text:style-name="T4">
UEFA和KONMEBOL宣布了电话杯</text:span>
</text:h>
      <text:p text:style-name="P4">
作者: Ukrinform (Person)</text:p>
      <text:p text:style-name="P4">
出版商: Укринформ (Organization)</text:p>
      <text:p text:style-name="P4">
出版时间: 2023-07-08T14:08:49+03:00</text:p>
      <text:p text:style-name="P4">
修改时间: 2023-07-08T14:08:49+03:00</text:p>
      <text:p text:style-name="P4">
描述: 作为合作的一部分，欧洲和南美欧洲大陆足球会议和康梅尔宣布了杯赛的飞行员抽奖。  - 乌克林。</text:p>
      <text:p text:style-name="P4">
图片: ['<text:a xlink:type="simple" xlink:href="https://static.ukrinform.com/photos/2023_07/thumb_files/630_360_1688812143-137.jpg" text:style-name="Internet_20_link" text:visited-style-name="Visited_20_Internet_20_Link">
630_360_16888...</text:a>
']</text:p>
      <text:p text:style-name="P4">
标签: ['Європа', 'Футбол', 'Спорт', 'УЄФА', 'Південна Америка']</text:p>
      <text:p text:style-name="P4">
类型: Article</text:p>
      <!--METADATA-->
      <text:p text:style-name="P4">
<draw:frame draw:style-name="fr1" draw:name="Image97" text:anchor-type="as-char" svg:width="6.9236in" svg:height="3.956343in" draw:z-index="0">
<draw:image xlink:href="../Images/yкринформ/2023-07-08T14-08-49-03-00/630_360_1688812143-137.jpg" xlink:type="simple" xlink:show="embed" xlink:actuate="onLoad" draw:mime-type="image/jpeg"/>
</draw:frame>
在合作社的框架内，欧洲和南美大陆足球和欧洲足球俱乐部和Konmebol宣布了杯赛的飞行员抽奖。</text:p>
      <text:p text:style-name="P4">
在比赛中<text:a xlink:type="simple" xlink:href="https://www.uefa.com/insideuefa/news/0283-186f82c21c7a-bad12820a98b-1000--%D1%83%D0%B5%D1%84%D0%B0-%D0%B8-%D0%BA/" text:style-name="Internet_20_link" text:visited-style-name="Visited_20_Internet_20_Link">
将参加</text:a>
乌克林福姆报道，欧罗巴联赛和南美杯的获胜者，也就是大陆比赛的第二场比赛。</text:p>
      <text:p text:style-name="P4">
在7月19日的第一个电话杯中，桑切斯·皮斯库恩(Sanchez-Pisjuan)体育场将与西班牙俱乐部“塞维利亚”会面，独立的德尔瓦利尔团队将与所有人见面(厄瓜多尔).</text:p>
      <text:p text:style-name="P4">
<text:span text:style-name="T4">
Читайте також:</text:span>
 <text:a xlink:type="simple" xlink:href="https://www.ukrinform.ua/rubric-sports/3733152-vidomi-arbitri-matciv-miz-dniprom1-ta-panatinaikosom-u-vidbori-lc-uefa.html" text:style-name="Internet_20_link" text:visited-style-name="Visited_20_Internet_20_Link">
 Відомі арбітри матчів між «Дніпром-1» та «Панатінаїкосом»у відборі ЛЧ <text:span text:style-name="T4">
УЄФА</text:span>
 </text:a>
有趣的是，在平局的情况下，团队不会打更多的时间，但会立即产生一系列罚款。</text:p>
      <text:p text:style-name="P4">
照片：facebook.com/uefa。</text:p>
      <text:p text:style-name="P4">
News Source: <text:a xlink:type="simple" xlink:href="https://www.ukrinform.ua/rubric-sports/3733200-uefa-ta-konmebol-anonsuvali-kubok-vikliku.html" text:style-name="Internet_20_link" text:visited-style-name="Visited_20_Internet_20_Link">
https://www.ukrinform.ua/rubric-sports/3733200-uefa-ta-konmebol-anonsuvali-kubok-vikliku.html</text:a>
</text:p>
      <!--NEWS-->
      <text:h text:style-name="P10" text:outline-level="1">
<text:span text:style-name="T4">
几乎解决了保护基辅天空免受俄罗斯火箭弹的任务-Rennikov</text:span>
</text:h>
      <text:p text:style-name="P4">
作者: Ukrinform (Person)</text:p>
      <text:p text:style-name="P4">
出版商: Укринформ (Organization)</text:p>
      <text:p text:style-name="P4">
出版时间: 2023-07-08T14:11:00+03:00</text:p>
      <text:p text:style-name="P4">
修改时间: 2023-07-08T14:11:00+03:00</text:p>
      <text:p text:style-name="P4">
描述: 保护基辅天空免受俄罗斯火箭弹的影响几乎已经解决了，现在军方正在努力防止LVIV，Kharkiv，Dnipro，Zaporozhye和Odessa的导弹罢工。  - 乌克林。</text:p>
      <text:p text:style-name="P4">
图片: ['<text:a xlink:type="simple" xlink:href="https://static.ukrinform.com/photos/2023_02/thumb_files/630_360_1675612449-508.jpg" text:style-name="Internet_20_link" text:visited-style-name="Visited_20_Internet_20_Link">
630_360_16756...</text:a>
']</text:p>
      <text:p text:style-name="P4">
标签: ['Ракета', 'Резніков', 'Війна з Росією']</text:p>
      <text:p text:style-name="P4">
类型: Article</text:p>
      <!--METADATA-->
      <text:p text:style-name="P4">
<draw:frame draw:style-name="fr1" draw:name="Image98" text:anchor-type="as-char" svg:width="6.9236in" svg:height="3.956343in" draw:z-index="0">
<draw:image xlink:href="../Images/yкринформ/2023-07-08T14-11-00-03-00/630_360_1675612449-508.jpg" xlink:type="simple" xlink:show="embed" xlink:actuate="onLoad" draw:mime-type="image/jpeg"/>
</draw:frame>
保护基辅天空免受俄罗斯火箭的影响几乎已经解决了，现在军方正在努力防止LVIV，Kharkiv，Dnipro，Zaporizhzhya Odessa的导弹罢工。</text:p>
      <text:p text:style-name="P4">
根据乌克林福姆的说法，在[Facebook]上报道了乌克兰Alexei Rennikov的国防部长。(https://www.facebook.com/reznikovoleksii/posts/pfbid02GpsdiFsKgbGbcnayoaHLsgwAYQyJQYhNd1pJ8V1ZE9ZsgCAZB2teruqXgojBxTeXl)“我不相信俄罗斯人会开始解雇和平城市。 因为这显然违背了他们的目的。 因此，最常见的挑战所感知到对我们天空的可靠保护。 在基辅，我们几乎解决了这项任务。 在利沃夫，哈尔基夫，dnipro，Zaporozhye，Odessa-我们不是，但我们工作。”他说。</text:p>
      <text:p text:style-name="P4">
正如部长强调的那样，他无法想象像[RF]这样的伟大国家的人口(https://www.ukrinform.ua/tag-rosia)它可以完全失去道德，降低动物状况。 “我们不仅在可怕的射线中看到表现，而且还听到了与父母，男人与乌雷德亚(Uredia)的妻子一起传达孩子的声音。 他们一路做到了自己。”他补充说。</text:p>
      <text:p text:style-name="P4">
根据雷兹尼科夫(Reznikov)的说法，他第一次惊讶于去年白俄罗斯(Berarus)三月的谈判中，他建议俄罗斯一方占领成千上万的尸体被分散在乌克兰森林和田野中的士兵摧毁的尸体。</text:p>
      <text:p text:style-name="P4">
<text:span text:style-name="T4">
另请阅读：</text:span>
 [<text:span text:style-name="T4">
 pavlyuk </text:span>
：如果普京生气去基辅(https://www.ukrinform.ua/rubric-kyiv/3733172-pavluk-akso-putinu-stane-bezumstva-piti-na-kiiv-peremelemo-se-kilka-tisac-zagarbnikiv.html)他指出，俄罗斯人不仅放弃了自己的人 - 他们独自撒谎，没有人员伤亡。</text:p>
      <text:p text:style-name="P4">
根据国防部负责人的说法，要纠正这种道德降级将需要数十年的时间。</text:p>
      <text:p text:style-name="P4">
这位部长说：“因此，我们不仅必须从它们中释放我们的土地 - 我们必须使这种邪恶很长一段时间内不恢复，而且几代人都无法侵略。”</text:p>
      <text:p text:style-name="P4">
根据雷兹尼科夫(Reznikov)的说法，战斗的延续不是抽象规范法的战争，这是一场自由生活权，幸福地在美丽的土地上并确定未来的斗争。</text:p>
      <text:p text:style-name="P4">
“战后，这将是新的乌克兰。 或者会没有。”他补充说。</text:p>
      <text:p text:style-name="P4">
Reznikov警告说，乌克兰在不久的将来会期望多重，因为乌克兰人不仅与一个残酷的敌人作战，而且还选择了世界上的某种位置和胜利。 他说：“伟大的世界是竞争。”“这将非常困难。 会有压力，会有损失和破坏。 会有挫败感和绝望。 这是正常的，因为测试实际上很大。 我们和平。 确保 - 我们将克服一切，我们将取得成功。 我们有真正的朋友，它的重量很大。”国防部长说。</text:p>
      <text:p text:style-name="P4">
根据500天前的雷兹尼科夫(Reznikov)的说法，没有人会相信乌克兰将成为现在的地步。 “我们每天移动。 这就是为什么要以错误的方式推动这么多的原因。”他补充说。</text:p>
      <text:p text:style-name="P4">
根据乌克林福姆的报道，国防部准备了<text:a xlink:type="simple" xlink:href="https://www.ukrinform.ua/rubric-polytics/3732697-minoboroni-pidgotuvalo-koncepciu-transformacii-bezpekovogo-sektoru-reznikov.html" text:style-name="Internet_20_link" text:visited-style-name="Visited_20_Internet_20_Link">
</text:a>
<text:a xlink:type="simple" xlink:href="https://www.ukrinform.ua/rubric-polytics/3732697-minoboroni-pidgotuvalo-koncepciu-transformacii-bezpekovogo-sektoru-reznikov.html" text:style-name="Internet_20_link" text:visited-style-name="Visited_20_Internet_20_Link">
安全部门转型的概念</text:a>
 <text:a xlink:type="simple" xlink:href="https://www.ukrinform.ua/rubric-polytics/3732697-minoboroni-pidgotuvalo-koncepciu-transformacii-bezpekovogo-sektoru-reznikov.html" text:style-name="Internet_20_link" text:visited-style-name="Visited_20_Internet_20_Link">
 . </text:a>
</text:p>
      <text:p text:style-name="P4">
News Source: <text:a xlink:type="simple" xlink:href="https://www.ukrinform.ua/rubric-ato/3733203-zavdanna-iz-zahistu-neba-kieva-vid-rosijskih-raket-majze-virisene-reznikov.html" text:style-name="Internet_20_link" text:visited-style-name="Visited_20_Internet_20_Link">
https://www.ukrinform.ua/rubric-ato/3733203-zavdanna-iz-zahistu-neba-kieva-vid-rosijskih-raket-majze-virisene-reznikov.html</text:a>
</text:p>
      <!--NEWS-->
      <text:h text:style-name="P10" text:outline-level="1">
<text:span text:style-name="T4">
在LVIV中，由于火箭火而告别了三人死亡</text:span>
</text:h>
      <text:p text:style-name="P4">
作者: Ukrinform (Person)</text:p>
      <text:p text:style-name="P4">
出版商: Укринформ (Organization)</text:p>
      <text:p text:style-name="P4">
出版时间: 2023-07-08T14:13:00+03:00</text:p>
      <text:p text:style-name="P4">
修改时间: 2023-07-08T14:13:00+03:00</text:p>
      <text:p text:style-name="P4">
描述: 在今天的利维夫，他们在7月6日晚上与俄罗斯引起的三名火箭中风的受害者说再见。  - 乌克林。</text:p>
      <text:p text:style-name="P4">
图片: ['<text:a xlink:type="simple" xlink:href="https://static.ukrinform.com/photos/2023_07/thumb_files/630_360_1688821023-7722.jpeg" text:style-name="Internet_20_link" text:visited-style-name="Visited_20_Internet_20_Link">
630_360_16888...</text:a>
']</text:p>
      <text:p text:style-name="P4">
标签: ['Львів', 'Прощання', 'Загибель', 'Війна з Росією', 'Ракетний удар']</text:p>
      <text:p text:style-name="P4">
类型: Article</text:p>
      <!--METADATA-->
      <text:p text:style-name="P4">
<draw:frame draw:style-name="fr1" draw:name="Image99" text:anchor-type="as-char" svg:width="6.9236in" svg:height="3.956343in" draw:z-index="0">
<draw:image xlink:href="../Images/yкринформ/2023-07-08T14-13-00-03-00/630_360_1688821023-7722.jpeg" xlink:type="simple" xlink:show="embed" xlink:actuate="onLoad" draw:mime-type="image/jpeg"/>
</draw:frame>
在利维夫，今天他们向7月6日晚上俄罗斯引起的三名火箭罢工的受害者说再见。</text:p>
      <text:p text:style-name="P4">
关于它在[电报]中报告了利维夫市议会(https://t.me/lviv_adm/41635)，报道乌克林福姆。</text:p>
      <text:p text:style-name="P4">
如图所述，今天他们隐藏了Anastasia Seniv，Miroslav Sadov和Nadizpizhevsk。</text:p>
      <text:p text:style-name="P4">
</text:p>
      <text:p text:style-name="P4">
<text:a xlink:type="simple" xlink:href="https://static.ukrinform.com/photos/2023_07/1688821021-6755.jpeg" text:style-name="Internet_20_link" text:visited-style-name="Visited_20_Internet_20_Link">
 </text:a>
 <text:a xlink:type="simple" xlink:href="https://static.ukrinform.com/photos/2023_07/1688821021-8529.jpeg" text:style-name="Internet_20_link" text:visited-style-name="Visited_20_Internet_20_Link">
</text:a>
 <text:a xlink:type="simple" xlink:href="https://static.ukrinform.com/photos/2023_07/1688821021-7276.jpeg" text:style-name="Internet_20_link" text:visited-style-name="Visited_20_Internet_20_Link">
</text:a>
 <text:a xlink:type="simple" xlink:href="https://static.ukrinform.com/photos/2023_07/1688821021-3044.jpeg" text:style-name="Internet_20_link" text:visited-style-name="Visited_20_Internet_20_Link">
</text:a>
 <text:a xlink:type="simple" xlink:href="https://static.ukrinform.com/photos/2023_07/1688821021-9411.jpeg" text:style-name="Internet_20_link" text:visited-style-name="Visited_20_Internet_20_Link">
</text:a>
 <text:a xlink:type="simple" xlink:href="https://static.ukrinform.com/photos/2023_07/1688821021-5646.jpeg" text:style-name="Internet_20_link" text:visited-style-name="Visited_20_Internet_20_Link">
</text:a>
 <text:a xlink:type="simple" xlink:href="https://static.ukrinform.com/photos/2023_07/1688821023-4971.jpeg" text:style-name="Internet_20_link" text:visited-style-name="Visited_20_Internet_20_Link">
</text:a>
 <text:a xlink:type="simple" xlink:href="https://static.ukrinform.com/photos/2023_07/1688821023-3276.jpeg" text:style-name="Internet_20_link" text:visited-style-name="Visited_20_Internet_20_Link">
</text:a>
 <text:a xlink:type="simple" xlink:href="https://static.ukrinform.com/photos/2023_07/1688821023-7722.jpeg" text:style-name="Internet_20_link" text:visited-style-name="Visited_20_Internet_20_Link">
<draw:frame draw:style-name="fr1" draw:name="Image109" text:anchor-type="as-char" svg:width="6.9236in" svg:height="3.956343in" draw:z-index="0">
<draw:image xlink:href="../Images/yкринформ/2023-07-08T14-13-00-03-00/630_360_1688821023-7722.jpeg" xlink:type="simple" xlink:show="embed" xlink:actuate="onLoad" draw:mime-type="image/jpeg"/>
</draw:frame>
</text:a>
 <text:a xlink:type="simple" xlink:href="https://static.ukrinform.com/photos/2023_07/1688821023-1086.jpeg" text:style-name="Internet_20_link" text:visited-style-name="Visited_20_Internet_20_Link">
</text:a>
 <text:a xlink:type="simple" xlink:href="https://static.ukrinform.com/photos/2023_07/1688821023-8331.jpeg" text:style-name="Internet_20_link" text:visited-style-name="Visited_20_Internet_20_Link">
</text:a>
周日，将向另外两个[死亡]告别(https://www.ukrinform.ua/tag-zagibel)\  - 奥尔加·杜德卡(Olga Dudka)和伊琳娜·米洛瓦诺娃(Irina Milovanova)。</text:p>
      <text:p text:style-name="P4">
<text:span text:style-name="T4">
另请阅读：</text:span>
 <text:a xlink:type="simple" xlink:href="https://www.ukrinform.ua/rubric-regions/3732722-najbilsa-ataka-na-lviv-za-cas-povnomasstabnoi-vijni.html" text:style-name="Internet_20_link" text:visited-style-name="Visited_20_Internet_20_Link">
<text:span text:style-name="T4">
最大</text:span>
 <text:span text:style-name="T4">
攻击</text:span>
在<text:span text:style-name="T4">
 lviv </text:span>
 for <text:span text:style-name="T4">
时间</text:span>
 <text:span text:style-name="T4">
 </text:span>
 <text:span text:style-name="T4">
 </text:span>
完整-Scale <text:span text:style-name="T4">
** WARS </text:span>
</text:a>
</text:p>
      <text:p text:style-name="P4">
News Source: <text:a xlink:type="simple" xlink:href="https://www.ukrinform.ua/rubric-regions/3733201-u-lvovi-prosautsa-z-troma-zagiblimi-vnaslidok-raketnogo-obstrilu.html" text:style-name="Internet_20_link" text:visited-style-name="Visited_20_Internet_20_Link">
https://www.ukrinform.ua/rubric-regions/3733201-u-lvovi-prosautsa-z-troma-zagiblimi-vnaslidok-raketnogo-obstrilu.html</text:a>
</text:p>
      <!--NEWS-->
      <text:h text:style-name="P10" text:outline-level="1">
<text:span text:style-name="T4">
乌克兰和阿塞拜疆同意获得2024年国际货运的配额许可证</text:span>
</text:h>
      <text:p text:style-name="P4">
作者: Ukrinform (Person)</text:p>
      <text:p text:style-name="P4">
出版商: Укринформ (Organization)</text:p>
      <text:p text:style-name="P4">
出版时间: 2023-07-08T14:19:38+03:00</text:p>
      <text:p text:style-name="P4">
修改时间: 2023-07-08T14:19:38+03:00</text:p>
      <text:p text:style-name="P4">
描述: 乌克兰和阿塞拜疆同意获得2024年国际货运运输的配额许可。  - 乌克林。</text:p>
      <text:p text:style-name="P4">
图片: ['<text:a xlink:type="simple" xlink:href="https://static.ukrinform.com/photos/2022_05/thumb_files/630_360_1652707983-349.jpg" text:style-name="Internet_20_link" text:visited-style-name="Visited_20_Internet_20_Link">
630_360_16527...</text:a>
']</text:p>
      <text:p text:style-name="P4">
标签: ['Азербайджан', 'Україна']</text:p>
      <text:p text:style-name="P4">
类型: Article</text:p>
      <!--METADATA-->
      <text:p text:style-name="P4">
<draw:frame draw:style-name="fr1" draw:name="Image113" text:anchor-type="as-char" svg:width="6.9236in" svg:height="3.956343in" draw:z-index="0">
<draw:image xlink:href="../Images/yкринформ/2023-07-08T14-19-38-03-00/630_360_1652707983-349.jpg" xlink:type="simple" xlink:show="embed" xlink:actuate="onLoad" draw:mime-type="image/jpeg"/>
</draw:frame>
乌克兰Taigaerbaijan同意获得2024年国际货运运输的配额许可证。</text:p>
      <text:p text:style-name="P4">
根据乌克林福称<text:a xlink:type="simple" xlink:href="https://www.facebook.com/Ministry.for.restoration/posts/pfbid02oWfqqu9KUyvYVuAZcrZW8sKGRw4XRUcDmwLdjUrjQGawTeu4HXkPCjRjhsBJ2zXwl" text:style-name="Internet_20_link" text:visited-style-name="Visited_20_Internet_20_Link">
社区，领土和基础设施发展部的新闻服务</text:a>
，这一决定是在乌克兰 - 艾艾比亚尼(Ukrainian-Azerbaijani)国际汽车委员会的一次会议上做出的。</text:p>
      <text:p text:style-name="P4">
乌克兰和阿塞拜疆在2024年就普遍许可证的增加了88％。 分别交换过境运输许可证的可能性； 授予通过道路实施不规则运输的许可证。</text:p>
      <text:p text:style-name="P4">
<text:span text:style-name="T4">
另请阅读：</text:span>
 [奥地利不会干扰军事装备的过境，即(https://www.ukrinform.ua/rubric-ato/3730624-avstria-ne-pereskodzae-tranzitu-vijskovoi-tehniki-do-ukraini-glava-mzs.html)总共，明年的运营商将获得每个国家的11 550许可。 其中，有6000个通用，5000-运输，500-用于往返第三国的运输，50-通用乘客运输许可证。</text:p>
      <text:p text:style-name="P4">
此外，今年交换的决定是2000件金额的权限的普遍配额。</text:p>
      <text:p text:style-name="P4">
根据乌克林福姆的说法，在7月7日的一次会议上，在2023年9月15日将其出口到罗马尼亚的会议上，在7月7日的一次会议上举行的会议。</text:p>
      <text:p text:style-name="P4">
News Source: <text:a xlink:type="simple" xlink:href="https://www.ukrinform.ua/rubric-economy/3733205-ukraina-ta-azerbajdzan-pogodili-kvotu-dozvoliv-na-miznarodni-vantazni-perevezenna-na-2024-rik.html" text:style-name="Internet_20_link" text:visited-style-name="Visited_20_Internet_20_Link">
https://www.ukrinform.ua/rubric-economy/3733205-ukraina-ta-azerbajdzan-pogodili-kvotu-dozvoliv-na-miznarodni-vantazni-perevezenna-na-2024-rik.html</text:a>
</text:p>
      <!--NEWS-->
      <text:h text:style-name="P10" text:outline-level="1">
<text:span text:style-name="T4">
葡萄牙在适当的情况下支持乌克兰在北约的会员资格</text:span>
</text:h>
      <text:p text:style-name="P4">
作者: Ukrinform (Person)</text:p>
      <text:p text:style-name="P4">
出版商: Укринформ (Organization)</text:p>
      <text:p text:style-name="P4">
出版时间: 2023-07-08T14:21:00+03:00</text:p>
      <text:p text:style-name="P4">
修改时间: 2023-07-08T14:21:00+03:00</text:p>
      <text:p text:style-name="P4">
描述: 乌克兰和葡萄牙总结了一项声明，为里斯本基辅提供了支持，包括在欧洲和欧洲 - 大西洋融合的背景下。  - 乌克林。</text:p>
      <text:p text:style-name="P4">
图片: ['<text:a xlink:type="simple" xlink:href="https://static.ukrinform.com/photos/2022_12/thumb_files/630_360_1670813052-848.jpg" text:style-name="Internet_20_link" text:visited-style-name="Visited_20_Internet_20_Link">
630_360_16708...</text:a>
']</text:p>
      <text:p text:style-name="P4">
标签: ['НАТО', 'Португалія']</text:p>
      <text:p text:style-name="P4">
类型: Article</text:p>
      <!--METADATA-->
      <text:p text:style-name="P4">
<draw:frame draw:style-name="fr1" draw:name="Image114" text:anchor-type="as-char" svg:width="6.9236in" svg:height="3.956343in" draw:z-index="0">
<draw:image xlink:href="../Images/yкринформ/2023-07-08T14-21-00-03-00/630_360_1670813052-848.jpg" xlink:type="simple" xlink:show="embed" xlink:actuate="onLoad" draw:mime-type="image/jpeg"/>
</draw:frame>
乌克兰iPortugal发表了一份声明，为里斯本基辅提供了支持，包括在欧洲和欧洲 - 大西洋融合的背景下。</text:p>
      <text:p text:style-name="P4">
该文件在周六的电话交谈中获得了批准，乌克林福姆总统弗拉基米尔泽斯基和葡萄牙共和国总理安东尼·右，乌克林福姆报告说<text:a xlink:type="simple" xlink:href="https://www.president.gov.ua/news/spilna-deklaraciya-ukrayini-ta-portugalskoyi-respubliki-84201" text:style-name="Internet_20_link" text:visited-style-name="Visited_20_Internet_20_Link">
国务家新闻服务。</text:a>
“葡萄牙共和国将继续为乌克兰提供政治，金融，人道主义和军事支持，尽可能多地 - 是个人的 - 是个人，并且通过欧盟的国际合作，<text:a xlink:type="simple" xlink:href="https://www.ukrinform.ua/tag-nato" text:style-name="Internet_20_link" text:visited-style-name="Visited_20_Internet_20_Link">
北约</text:a>
，联合国和其他格式，”在声明中。</text:p>
      <text:p text:style-name="P4">
此外，葡萄牙“强烈支持”乌克兰为了改革开始谈判入境所需要求的要求，等待向欧洲委员会提交非政府报告所必需的要求。</text:p>
      <text:p text:style-name="P4">
在北约，葡萄牙继续专注于乌克兰的直接支持，尤其是通过加强综合联盟援助计划，与成员国和合作伙伴的不协调继续支持乌克兰的捍卫能力，并提醒乌克兰拥有自己的预防措施。</text:p>
      <text:p text:style-name="P4">
<text:span text:style-name="T4">
另请阅读：</text:span>
 <text:a xlink:type="simple" xlink:href="https://www.ukrinform.ua/rubric-polytics/3732999-ukraina-zaslugovue-na-clenstvo-v-nato-erdogan.html" text:style-name="Internet_20_link" text:visited-style-name="Visited_20_Internet_20_Link">
ERDOGAN：乌克兰值得在<text:span text:style-name="T4">
北约</text:span>
</text:a>
“葡萄牙共和国将继续支持乌克兰在居住的成员中的道路上，并主张乌克兰在适当的条件下成为北约的成员。 该文件说：“乌克兰和葡萄牙共和国正在等待2023年7月纳图·维尔纽斯峰会未来所有这些问题的解决。”</text:p>
      <text:p text:style-name="P4">
声明的全文发布在OP网站上。</text:p>
      <text:p text:style-name="P4">
据报道，北约峰会将于7月11日至12日在维尔纽斯举行。</text:p>
      <text:p text:style-name="P4">
News Source: <text:a xlink:type="simple" xlink:href="https://www.ukrinform.ua/rubric-polytics/3733208-portugalia-pidtrimue-clenstvo-ukraini-v-nato-koli-budut-vidpovidni-umovi.html" text:style-name="Internet_20_link" text:visited-style-name="Visited_20_Internet_20_Link">
https://www.ukrinform.ua/rubric-polytics/3733208-portugalia-pidtrimue-clenstvo-ukraini-v-nato-koli-budut-vidpovidni-umovi.html</text:a>
</text:p>
      <!--NEWS-->
      <text:h text:style-name="P10" text:outline-level="1">
<text:span text:style-name="T4">
在500天的斗争中，乌克兰证明，它值得支持欧盟和北约 - 库莱巴的武器和融合</text:span>
</text:h>
      <text:p text:style-name="P4">
作者: Ukrinform (Person)</text:p>
      <text:p text:style-name="P4">
出版商: Укринформ (Organization)</text:p>
      <text:p text:style-name="P4">
出版时间: 2023-07-08T14:28:00+03:00</text:p>
      <text:p text:style-name="P4">
修改时间: 2023-07-08T14:28:00+03:00</text:p>
      <text:p text:style-name="P4">
描述: 外交大臣德米特里·库勒布（Dmitry Kuleb）在全面入侵俄罗斯的第500天表示，世界已经收到了许多支持乌克兰的支持和北约融合的论点。  - 乌克林。</text:p>
      <text:p text:style-name="P4">
图片: ['<text:a xlink:type="simple" xlink:href="https://static.ukrinform.com/photos/2023_05/thumb_files/630_360_1685367365-251.jpg" text:style-name="Internet_20_link" text:visited-style-name="Visited_20_Internet_20_Link">
630_360_16853...</text:a>
']</text:p>
      <text:p text:style-name="P4">
标签: ['Дмитро Кулеба', 'МЗС', 'Війна з Росією']</text:p>
      <text:p text:style-name="P4">
类型: Article</text:p>
      <!--METADATA-->
      <text:p text:style-name="P4">
<draw:frame draw:style-name="fr1" draw:name="Image115" text:anchor-type="as-char" svg:width="6.9236in" svg:height="3.956343in" draw:z-index="0">
<draw:image xlink:href="../Images/yкринформ/2023-07-08T14-28-00-03-00/630_360_1685367365-251.jpg" xlink:type="simple" xlink:show="embed" xlink:actuate="onLoad" draw:mime-type="image/jpeg"/>
</draw:frame>
在全面入侵俄罗斯的第500天，法律委员会部长辩称，世界已经收到了相同数量的争论，以支持乌克兰的支持和北约融合。</text:p>
      <text:p text:style-name="P4">
他在<text:a xlink:type="simple" xlink:href="https://twitter.com/DmytroKuleba/status/1677600707396919297" text:style-name="Internet_20_link" text:visited-style-name="Visited_20_Internet_20_Link">
Twitter</text:a>
，报道乌克林福姆。</text:p>
      <text:p text:style-name="P4">
“ 500天。 500个相信乌克兰的理由。 500关于乌克兰支持，欧盟和北约融合的争论，以及带来重大胜利的其他方法。”他写道。</text:p>
      <text:p text:style-name="P4">
<text:span text:style-name="T4">
另请阅读：</text:span>
 <text:a xlink:type="simple" xlink:href="https://www.ukrinform.ua/rubric-polytics/3733162-posli-krain-g7-vislovili-pidtrimku-ukraini-u-500j-den-povnomasstabnogo-vtorgnenna-rf.html" text:style-name="Internet_20_link" text:visited-style-name="Visited_20_Internet_20_Link">
G7国家的大使在<text:span text:style-name="T4">
 500 </text:span>
  - 全天入侵俄罗斯联邦的一天中表示支持乌克兰</text:a>
据报道，据报道，2022年2月24日，俄罗斯发起了一场未使用的全面入侵乌克兰。</text:p>
      <text:p text:style-name="P4">
早些时候，美国和英国的大使以及GCA7的大使在500天的全面维护俄罗斯时一直在乌克兰的支持下。</text:p>
      <text:p text:style-name="P4">
News Source: <text:a xlink:type="simple" xlink:href="https://www.ukrinform.ua/rubric-polytics/3733175-za-500-dniv-borotbi-ukraina-dovela-so-gidna-pidtrimki-zbroeu-ta-integracii-v-es-i-nato-kuleba.html" text:style-name="Internet_20_link" text:visited-style-name="Visited_20_Internet_20_Link">
https://www.ukrinform.ua/rubric-polytics/3733175-za-500-dniv-borotbi-ukraina-dovela-so-gidna-pidtrimki-zbroeu-ta-integracii-v-es-i-nato-kuleba.html</text:a>
</text:p>
      <!--NEWS-->
      <text:h text:style-name="P10" text:outline-level="1">
<text:span text:style-name="T4">
Yermak在周年纪念日向Zaluzhny打招呼</text:span>
</text:h>
      <text:p text:style-name="P4">
作者: Ukrinform (Person)</text:p>
      <text:p text:style-name="P4">
出版商: Укринформ (Organization)</text:p>
      <text:p text:style-name="P4">
出版时间: 2023-07-08T14:29:27+03:00</text:p>
      <text:p text:style-name="P4">
修改时间: 2023-07-08T14:29:27+03:00</text:p>
      <text:p text:style-name="P4">
描述: 总统办公室负责人安德里·耶尔马克（Andriy Yermak）祝贺武装部队委员瓦莱里·扎卢兹（Valery Zaluzhny）周年纪念日，并希望下一个生日能够见到胜利。  - 乌克林。</text:p>
      <text:p text:style-name="P4">
图片: ['<text:a xlink:type="simple" xlink:href="https://static.ukrinform.com/photos/2023_07/thumb_files/630_360_1688815750-674.jpg" text:style-name="Internet_20_link" text:visited-style-name="Visited_20_Internet_20_Link">
630_360_16888...</text:a>
']</text:p>
      <text:p text:style-name="P4">
标签: ['ЗСУ', 'Єрмак', 'Валерій Залужний']</text:p>
      <text:p text:style-name="P4">
类型: Article</text:p>
      <!--METADATA-->
      <text:p text:style-name="P4">
<draw:frame draw:style-name="fr1" draw:name="Image116" text:anchor-type="as-char" svg:width="6.9236in" svg:height="3.956343in" draw:z-index="0">
<draw:image xlink:href="../Images/yкринформ/2023-07-08T14-29-27-03-00/630_360_1688815750-674.jpg" xlink:type="simple" xlink:show="embed" xlink:actuate="onLoad" draw:mime-type="image/jpeg"/>
</draw:frame>
总统主管安德里·耶尔马克(Andriy Yermak)祝贺武装部队专员瓦莱里亚鲁兹尼(Valeriazaluzhny)周年纪念日，并希望与下一个生日见面。</text:p>
      <text:p text:style-name="P4">
他在[电报]中写了有关它的文章(https://t.me/ermaka2022/3160)，报道乌克林福姆。</text:p>
      <text:p text:style-name="P4">
“生日快乐!力量和耐力以及身体健康。 我希望他们是51岁的胜利!伊尔马克(Yermak)写着并与Zaluzhny一起出版了一张普通照片。</text:p>
      <text:p text:style-name="P4">
*!(https://www.ukrinform.ua/rubric-society/3733033-golovnokomanduvac-zsu-valerij-zaluznij-vidznacae-den-narodzenna.html)据报道，武装部队瓦莱里·扎卢兹尼(Valery Zaluzhny)的总司令在7月8日庆祝50周年。</text:p>
      <text:p text:style-name="P4">
照片：Andriy Yermak，TG</text:p>
      <text:p text:style-name="P4">
News Source: <text:a xlink:type="simple" xlink:href="https://www.ukrinform.ua/rubric-society/3733211-ermak-privitav-zaluznogo-z-uvileem.html" text:style-name="Internet_20_link" text:visited-style-name="Visited_20_Internet_20_Link">
https://www.ukrinform.ua/rubric-society/3733211-ermak-privitav-zaluznogo-z-uvileem.html</text:a>
</text:p>
      <!--NEWS-->
      <text:h text:style-name="P10" text:outline-level="1">
<text:span text:style-name="T4">
在Poltava地区，23个定居点已停用，敖德萨地区有28个定居点</text:span>
</text:h>
      <text:p text:style-name="P4">
作者: Ukrinform (Person)</text:p>
      <text:p text:style-name="P4">
出版商: Укринформ (Organization)</text:p>
      <text:p text:style-name="P4">
出版时间: 2023-07-08T14:31:33+03:00</text:p>
      <text:p text:style-name="P4">
修改时间: 2023-07-08T14:31:33+03:00</text:p>
      <text:p text:style-name="P4">
描述: 在Poltava地区，由于恶劣的天气，有23个定居点没有电源，而28个定居点。-乌克林形式在敖德萨仍然存在 - 乌克尼方。</text:p>
      <text:p text:style-name="P4">
图片: ['<text:a xlink:type="simple" xlink:href="https://static.ukrinform.com/photos/2022_11/thumb_files/630_360_1667410092-587.jpg" text:style-name="Internet_20_link" text:visited-style-name="Visited_20_Internet_20_Link">
630_360_16674...</text:a>
']</text:p>
      <text:p text:style-name="P4">
标签: ['Електроенергія', 'Одещина', 'Полтавщина', 'Негода']</text:p>
      <text:p text:style-name="P4">
类型: Article</text:p>
      <!--METADATA-->
      <text:p text:style-name="P4">
<draw:frame draw:style-name="fr1" draw:name="Image117" text:anchor-type="as-char" svg:width="6.9236in" svg:height="3.948443in" draw:z-index="0">
<draw:image xlink:href="../Images/yкринформ/2023-07-08T14-31-33-03-00/630_360_1667410092-587.jpg" xlink:type="simple" xlink:show="embed" xlink:actuate="onLoad" draw:mime-type="image/jpeg"/>
</draw:frame>
由于天气恶劣，Upolta地区仍没有电力供电23个涂漆点，并且在敖德萨仍然断开了连接28。</text:p>
      <text:p text:style-name="P4">
关于它报告了乌克林福姆，参考区域军事行政部门的负责人数据。</text:p>
      <text:p text:style-name="P4">
“恶劣的天气已经重新连接了波尔塔瓦地区的定居点。 21完全，两个部分 - ”  -   -  poltava ova dmitry lunin的负责人[Telegram]。(https://t.me/DMYTROLUNIN/9025)据他说，维修人员在Hadyatsk，Globinsk，Kobelyatsk，Kozelshchyna，Shishatsk和Khorol社区工作。</text:p>
      <text:p text:style-name="P4">
同时，敖德萨ova oleg kiper的负责人<text:a xlink:type="simple" xlink:href="https://t.me/odeskaODA/1994" text:style-name="Internet_20_link" text:visited-style-name="Visited_20_Internet_20_Link">
通知</text:a>
28个没有电源的地区的定居点，其中三个部分相关。</text:p>
      <text:p text:style-name="P4">
据他说，从一天开始开始的能量在13个人口稠密的ODESA调子中恢复了光。 基珀保证，到了晚上，该地区的所有居民将是绿色的。</text:p>
      <text:p text:style-name="P4">
<text:span text:style-name="T4">
另请阅读：</text:span>
 <text:a xlink:type="simple" xlink:href="https://www.ukrinform.ua/rubric-regions/3732980-u-zaporizzi-cerez-negodu-poskodzeni-liniii-elektroperedac-u-frankivsku-obvalivsa-mist.html" text:style-name="Internet_20_link" text:visited-style-name="Visited_20_Internet_20_Link">
在Zaporizhhya negoda中损坏了电源线，Ufrankivsk倒塌了</text:a>
根据能源部的说法，截至7月8日上午，据报道，恶劣的天气[超过300个定居点被停用]。(https://www.ukrinform.ua/rubric-economy/3733163-v-ukraini-vnaslidok-negodi-znestrumleni-ponad-300-naselenih-punktiv.html)在乌克兰的十个地区。</text:p>
      <text:p text:style-name="P4">
News Source: <text:a xlink:type="simple" xlink:href="https://www.ukrinform.ua/rubric-regions/3733212-na-poltavsini-znestrumleni-23-naseleni-punkti-na-odesini-28.html" text:style-name="Internet_20_link" text:visited-style-name="Visited_20_Internet_20_Link">
https://www.ukrinform.ua/rubric-regions/3733212-na-poltavsini-znestrumleni-23-naseleni-punkti-na-odesini-28.html</text:a>
</text:p>
      <!--NEWS-->
      <text:h text:style-name="P10" text:outline-level="1">
<text:span text:style-name="T4">
这位17岁的乌克兰游泳者赢得了黄金和银少年欧元</text:span>
</text:h>
      <text:p text:style-name="P4">
作者: Ukrinform (Person)</text:p>
      <text:p text:style-name="P4">
出版商: Укринформ (Organization)</text:p>
      <text:p text:style-name="P4">
出版时间: 2023-07-08T14:36:21+03:00</text:p>
      <text:p text:style-name="P4">
修改时间: 2023-07-08T14:36:21+03:00</text:p>
      <text:p text:style-name="P4">
描述: 乌克兰游泳运动员亚历山大·泽尔蒂科夫（Alexander Zheltyakov）在贝尔格莱德的欧洲青少年锦标赛上获得了金牌和银牌。  - 乌克林。</text:p>
      <text:p text:style-name="P4">
图片: ['<text:a xlink:type="simple" xlink:href="https://static.ukrinform.com/photos/2023_07/thumb_files/630_360_1688816026-515.jpg" text:style-name="Internet_20_link" text:visited-style-name="Visited_20_Internet_20_Link">
630_360_16888...</text:a>
']</text:p>
      <text:p text:style-name="P4">
标签: ['Європа', 'Спорт', 'плавання', 'Збірна України', 'Молодь']</text:p>
      <text:p text:style-name="P4">
类型: Article</text:p>
      <!--METADATA-->
      <text:p text:style-name="P4">
<draw:frame draw:style-name="fr1" draw:name="Image118" text:anchor-type="as-char" svg:width="6.9236in" svg:height="3.956343in" draw:z-index="0">
<draw:image xlink:href="../Images/yкринформ/2023-07-08T14-36-21-03-00/630_360_1688816026-515.jpg" xlink:type="simple" xlink:show="embed" xlink:actuate="onLoad" draw:mime-type="image/jpeg"/>
</draw:frame>
乌克兰游泳运动员亚历山大·泽尔蒂亚科夫(Alexander Zheltyakov)赢得了贝尔格莱德(Belgrade)纽约尔欧洲冠军的金牌和银牌。</text:p>
      <text:p text:style-name="P4">
来自Dniep​​er的17岁运动员<text:a xlink:type="simple" xlink:href="https://www.facebook.com/olympicua" text:style-name="Internet_20_link" text:visited-style-name="Visited_20_Internet_20_Link">
获得了“黄金”</text:a>
据乌克林福姆报道，在后面的200米上，显示了时间1.55,79，这是全国纪录和大陆少年锦标赛的记录。</text:p>
      <text:p text:style-name="P4">
亚历山大还以50 m的距离赢得了白银，创下了乌克兰的瑞士纪录(25,10).</text:p>
      <text:p text:style-name="P4">
<text:span text:style-name="T4">
Читайте також:</text:span>
 <text:a xlink:type="simple" xlink:href="https://www.ukrinform.ua/rubric-sports/3730603-ukraina-zaversila-vistup-na-iii-evropejskih-igrah-41-medal-trete-komandne-misce.html" text:style-name="Internet_20_link" text:visited-style-name="Visited_20_Internet_20_Link">
 Україна завершила виступ на III Європейських іграх: 41медаль, третє командне місце </text:a>
另一枚奖牌 - “银”  - 带来了乌克兰Alexei Gragabarov，完成了时间差距(4.22,94)在400 m络合物的距离处。</text:p>
      <text:p text:style-name="P4">
照片：facebook.com/olympicua。</text:p>
      <text:p text:style-name="P4">
News Source: <text:a xlink:type="simple" xlink:href="https://www.ukrinform.ua/rubric-sports/3733215-17ricnij-ukrainskij-plavec-zdobuv-zoloto-ta-sriblo-uniorskogo-evro.html" text:style-name="Internet_20_link" text:visited-style-name="Visited_20_Internet_20_Link">
https://www.ukrinform.ua/rubric-sports/3733215-17ricnij-ukrainskij-plavec-zdobuv-zoloto-ta-sriblo-uniorskogo-evro.html</text:a>
</text:p>
      <!--NEWS-->
      <text:h text:style-name="P10" text:outline-level="1">
<text:span text:style-name="T4">
Zelensky与Rutte进行了交谈 - 谈论了乌克兰飞行员的学习任务</text:span>
</text:h>
      <text:p text:style-name="P4">
作者: Ukrinform (Person)</text:p>
      <text:p text:style-name="P4">
出版商: Укринформ (Organization)</text:p>
      <text:p text:style-name="P4">
出版时间: 2023-07-08T14:41:00+03:00</text:p>
      <text:p text:style-name="P4">
修改时间: 2023-07-08T14:41:00+03:00</text:p>
      <text:p text:style-name="P4">
描述: 乌克兰沃迪米尔·泽伦斯基（Ukraine Volodymyr Zelensky）总裁和荷兰总理马克·鲁特（Mark Rutte）在F-16上讨论了乌克兰飞行员的研究任务，并在北约维尔纽斯（Nato Vilnius）的前夕进行了协调的职位。  - 乌克林。</text:p>
      <text:p text:style-name="P4">
图片: ['<text:a xlink:type="simple" xlink:href="https://static.ukrinform.com/photos/2023_07/thumb_files/630_360_1688816445-963.jpg" text:style-name="Internet_20_link" text:visited-style-name="Visited_20_Internet_20_Link">
630_360_16888...</text:a>
']</text:p>
      <text:p text:style-name="P4">
标签: ['НАТО', 'Рютте', 'Військові навчання', 'Зеленський']</text:p>
      <text:p text:style-name="P4">
类型: Article</text:p>
      <!--METADATA-->
      <text:p text:style-name="P4">
<draw:frame draw:style-name="fr1" draw:name="Image119" text:anchor-type="as-char" svg:width="6.9236in" svg:height="3.956343in" draw:z-index="0">
<draw:image xlink:href="../Images/yкринформ/2023-07-08T14-41-00-03-00/630_360_1688816445-963.jpg" xlink:type="simple" xlink:show="embed" xlink:actuate="onLoad" draw:mime-type="image/jpeg"/>
</draw:frame>
乌克兰沃迪米尔·泽伦斯基(Volodymyr Zelensky)总统和荷兰总理马克·鲁特特泰特(Mark RutteteteteteTeteTeteTeTeteTeTeTeTeTeteteTeTeTeTeTeteteTeteTeteTeteTeteTeteTeteTeteTeTeteTeTeteTeTeteTeTeteTeTeTeTeTeTeTeteTeTeTeTeTeTeTeTeTeTeTETETETETETETETETETETETETETETETETETETETETETETETETETETETETETETETETETETETET是在北约维尔纽斯峰会前夕，在F-16 Tascoeder的职位上为乌克兰飞行员的研究任务开始。</text:p>
      <text:p text:style-name="P4">
正如乌克林福姆报道的那样，Zelensky在[]中报道(https://t.me/V_Zelenskiy_official/6905)<text:a xlink:type="simple" xlink:href="https://t.me/V_Zelenskiy_official/6905" text:style-name="Internet_20_link" text:visited-style-name="Visited_20_Internet_20_Link">
电报。</text:a>
他说，在与土耳其的鲁特(Rutte)的电话交谈中，他在艰难的政治时刻表示支持。</text:p>
      <text:p text:style-name="P4">
双方讨论了防御性合作，为全球和平峰会做准备。记录了F-16的乌克兰飞行员学习任务的开始(https://www.ukrinform.ua/tag-nato)。</text:p>
      <text:p text:style-name="P4">
<text:span text:style-name="T4">
另请阅读：</text:span>
 <text:a xlink:type="simple" xlink:href="https://www.ukrinform.ua/rubric-polytics/3732894-niderlandi-vidigrali-odnu-z-liderskih-rolej-u-koalicii-f16-dla-ukraini-posol.html" text:style-name="Internet_20_link" text:visited-style-name="Visited_20_Internet_20_Link">
<text:span text:style-name="T4">
 niderl </text:span>
安德斯(Andes)在F -16乌克兰联盟中扮演领导角色之一 - 大使</text:a>
总统感谢荷兰反对俄罗斯入侵的原则，以及对荷兰 - 总体种族灭绝众议院众议院的认可。</text:p>
      <text:p text:style-name="P4">
反过来，Rutte报告<text:a xlink:type="simple" xlink:href="https://twitter.com/MinPres/status/1677625356923142150" text:style-name="Internet_20_link" text:visited-style-name="Visited_20_Internet_20_Link">
在Twitter中</text:a>
与乌克兰总统讨论了前线事件的发展以及北约在维尔纽斯的培训。</text:p>
      <text:p text:style-name="P4">
“这将是联盟的重要峰会，将采取与北约和乌克兰有关的新步骤。 我在俄罗斯对俄罗斯对乌克兰的全面侵略的第500天与乌克兰沃罗迪米尔塞尔斯基总统谈到了这一点。当然，我们还谈到了前线事件的发展，我向他保证，荷兰将继续支持乌克兰拥有所有的机会，”荷兰的总理写道。</text:p>
      <text:p text:style-name="P4">
据乌克林福姆报道，荷兰将于今年夏天开始在F-16的乌克兰飞行员开始训练</text:p>
      <text:p text:style-name="P4">
News Source: <text:a xlink:type="simple" xlink:href="https://www.ukrinform.ua/rubric-polytics/3733216-zelenskij-proviv-rozmovu-z-rutte-govorili-pro-navcalnu-misiu-dla-ukrainskih-pilotiv.html" text:style-name="Internet_20_link" text:visited-style-name="Visited_20_Internet_20_Link">
https://www.ukrinform.ua/rubric-polytics/3733216-zelenskij-proviv-rozmovu-z-rutte-govorili-pro-navcalnu-misiu-dla-ukrainskih-pilotiv.html</text:a>
</text:p>
      <!--NEWS-->
      <text:h text:style-name="P10" text:outline-level="1">
<text:span text:style-name="T4">
对乌克兰能量的物体敌对271敌对-Galushchenko</text:span>
</text:h>
      <text:p text:style-name="P4">
作者: Ukrinform (Person)</text:p>
      <text:p text:style-name="P4">
出版商: Укринформ (Organization)</text:p>
      <text:p text:style-name="P4">
出版时间: 2023-07-08T14:43:00+03:00</text:p>
      <text:p text:style-name="P4">
修改时间: 2023-07-08T14:43:00+03:00</text:p>
      <text:p text:style-name="P4">
描述: 乌克兰的整个电力系统中，有一半遭受了俄罗斯军队的炮击，分支了271次敌对交通。  - 乌克林。</text:p>
      <text:p text:style-name="P4">
图片: ['<text:a xlink:type="simple" xlink:href="https://static.ukrinform.com/photos/2023_06/thumb_files/630_360_1686734292-722.jpg" text:style-name="Internet_20_link" text:visited-style-name="Visited_20_Internet_20_Link">
630_360_16867...</text:a>
']</text:p>
      <text:p text:style-name="P4">
标签: ['Галущенко', 'Війна з Росією', 'Єдині новини']</text:p>
      <text:p text:style-name="P4">
类型: Article</text:p>
      <!--METADATA-->
      <text:p text:style-name="P4">
<draw:frame draw:style-name="fr1" draw:name="Image120" text:anchor-type="as-char" svg:width="6.9236in" svg:height="3.956343in" draw:z-index="0">
<draw:image xlink:href="../Images/yкринформ/2023-07-08T14-43-00-03-00/630_360_1686734292-722.jpg" xlink:type="simple" xlink:show="embed" xlink:actuate="onLoad" draw:mime-type="image/jpeg"/>
</draw:frame>
乌克兰电力系统的一半遭受了俄罗斯军队的炮击，分支了271次敌对交通。</text:p>
      <text:p text:style-name="P4">
乌克林福姆报道，能源部长赫尔曼·盖申科(Herman Galushchenko)在Telernado“ One News”的播放中说。</text:p>
      <text:p text:style-name="P4">
“当我们谈论损失时，整个电力系统中有50％是一代人，传播是俄罗斯人的念珠。 实际上，我们说各种各样的命中都被困住了。”他说。</text:p>
      <text:p text:style-name="P4">
_viso：远镜“一个新闻” _</text:p>
      <text:p text:style-name="P4">
部长强调，从2022年10月10日至今年3月9日，乌克兰能源每天都在俄罗斯炮击中。</text:p>
      <text:p text:style-name="P4">
据他说，有些物体被摧毁并且不可回收。</text:p>
      <text:p text:style-name="P4">
*!(https://www.ukrinform.ua/rubric-economy/3733012-roboca-grupa-zi-spivpraci-ukraini-ta-bolgarii-v-energeticnij-galuzi-provela-perse-zasidanna.html)同时，Galushchenko强调，乌克兰能源已经在乌克兰历史上发起了更大的维修活动，因为任务是在暖气季节开始之前尽可能多地恢复。</text:p>
      <text:p text:style-name="P4">
他还回忆说，世界银行估计乌克兰能源损失为11美元，但补充说，这一数字不是静态的，而且炮击已经更大。</text:p>
      <text:p text:style-name="P4">
照片：能源部</text:p>
      <text:p text:style-name="P4">
News Source: <text:a xlink:type="simple" xlink:href="https://www.ukrinform.ua/rubric-economy/3733217-verifikovane-271-voroze-vlucanna-v-obekti-ukrainskoi-energetiki-galusenko.html" text:style-name="Internet_20_link" text:visited-style-name="Visited_20_Internet_20_Link">
https://www.ukrinform.ua/rubric-economy/3733217-verifikovane-271-voroze-vlucanna-v-obekti-ukrainskoi-energetiki-galusenko.html</text:a>
</text:p>
      <!--NEWS-->
      <text:h text:style-name="P10" text:outline-level="1">
<text:span text:style-name="T4">
波兰向与白俄罗斯边界派遣了另外一支军事特遣队</text:span>
</text:h>
      <text:p text:style-name="P4">
作者: Ukrinform (Person)</text:p>
      <text:p text:style-name="P4">
出版商: Укринформ (Organization)</text:p>
      <text:p text:style-name="P4">
出版时间: 2023-07-08T14:50:37+03:00</text:p>
      <text:p text:style-name="P4">
修改时间: 2023-07-08T14:50:37+03:00</text:p>
      <text:p text:style-name="P4">
描述: 波兰为与白俄罗斯的边界提供了另外一支军事成分，其中有数千多名军人和近200件设备。  - 乌克林。</text:p>
      <text:p text:style-name="P4">
图片: ['<text:a xlink:type="simple" xlink:href="https://static.ukrinform.com/photos/2023_07/thumb_files/630_360_1688816911-190.jpg" text:style-name="Internet_20_link" text:visited-style-name="Visited_20_Internet_20_Link">
630_360_16888...</text:a>
']</text:p>
      <text:p text:style-name="P4">
标签: ['Білорусь', 'Польща', 'Маріуш Блащак']</text:p>
      <text:p text:style-name="P4">
类型: Article</text:p>
      <!--METADATA-->
      <text:p text:style-name="P4">
<draw:frame draw:style-name="fr1" draw:name="Image121" text:anchor-type="as-char" svg:width="6.9236in" svg:height="3.956343in" draw:z-index="0">
<draw:image xlink:href="../Images/yкринформ/2023-07-08T14-50-37-03-00/630_360_1688816911-190.jpg" xlink:type="simple" xlink:show="embed" xlink:actuate="onLoad" draw:mime-type="image/jpeg"/>
</draw:frame>
波兰向与白俄罗斯边界派出了另外一支军事特征，数量超过一千名军人和近200件设备。</text:p>
      <text:p text:style-name="P4">
这是在[Twitter]中报道的(https://twitter.com/mblaszczak/status/1677575732099272706)据报道，美国国防部对RP Mariusz Blaschak的国防部长据报道。</text:p>
      <text:p text:style-name="P4">
“从第12和第17个机力的旅中，有超过1000名士兵和近200件设备在“安全podlasie”行动的框架内移到该国的东部。 这是我们愿意回应企图破坏我们国家边界的企图的意愿。”</text:p>
      <text:p text:style-name="Quotations">

<text:p text:style-name="P4">
PONAD 1000×ołnierzyi niemal 200 jednosteksprzętuz 12. i 17. brygady&gt;
 zmehanizowanej rozpoczyna przemieszenie nawschódkchódkchódkrajukraju kraju w ramach w ramach w ramach operac。 为了证明naszejgotowości做Reagowania&gt;
próbydestabilizacji wpobliêuGrancynaszegopaństwa。 <text:a xlink:type="simple" xlink:href="https://t.co/VEDKUrroLK" text:style-name="Internet_20_link" text:visited-style-name="Visited_20_Internet_20_Link">
&gt;
 pic.twitter.com/vedkurrolk</text:a>
&gt;
&gt;
-MariuszBłaszczak(@mblaszczak)<text:a xlink:type="simple" xlink:href="https://twitter.com/mblaszczak/status/1677575732099272706" text:style-name="Internet_20_link" text:visited-style-name="Visited_20_Internet_20_Link">
2023年7月8日&gt;
</text:a>
据报道，RP Mariushkaminsky的内部事务和管理部长最近报道说，波兰将派遣一群来自预防性恐怖主义部队和恐怖主义部门的500名警察到白俄罗斯。</text:p>

</text:p>
      <text:p text:style-name="P4">
<text:span text:style-name="T4">
另请阅读：</text:span>
 <text:a xlink:type="simple" xlink:href="https://www.ukrinform.ua/rubric-polytics/3732902-rosia-rozigruvatime-volinsku-kartu-poki-ne-bude-zasovano-vse-pro-tragediu-moraveckij.html" text:style-name="Internet_20_link" text:visited-style-name="Visited_20_Internet_20_Link">
Moravetsky：俄罗斯将播放Volyn卡，将留下有关悲剧的一切</text:a>
这是华沙的答案，以提高试图从白俄罗斯越过边界的非法移民团体的活动和侵略性，以及有关转移到白俄罗斯PVC“ Wagner”的信息。</text:p>
      <text:p text:style-name="P4">
早些时候，波兰总统安德烈·杜达(Andrzej Duda)表示，转移到白俄罗斯PEC“瓦格纳”，以及该国俄罗斯战术核武器的部署是该地区安全的建筑。</text:p>
      <text:p text:style-name="P4">
News Source: <text:a xlink:type="simple" xlink:href="https://www.ukrinform.ua/rubric-world/3733219-polsa-napravlae-dodatkovij-vijskovij-kontingent-na-kordon-iz-bilorussu.html" text:style-name="Internet_20_link" text:visited-style-name="Visited_20_Internet_20_Link">
https://www.ukrinform.ua/rubric-world/3733219-polsa-napravlae-dodatkovij-vijskovij-kontingent-na-kordon-iz-bilorussu.html</text:a>
</text:p>
      <!--NEWS-->
      <text:h text:style-name="P10" text:outline-level="1">
<text:span text:style-name="T4">
俄罗斯联邦有义务立即停止克里米亚的政治迫害</text:span>
</text:h>
      <text:p text:style-name="P4">
作者: Ukrinform (Person)</text:p>
      <text:p text:style-name="P4">
出版商: Укринформ (Organization)</text:p>
      <text:p text:style-name="P4">
出版时间: 2023-07-08T14:50:59+03:00</text:p>
      <text:p text:style-name="P4">
修改时间: 2023-07-08T14:50:59+03:00</text:p>
      <text:p text:style-name="P4">
描述: 俄罗斯联邦有义务立即停止暂时占领克里米亚对乌克兰人的政治迫害，并释放他们的监禁。  - 乌克林。</text:p>
      <text:p text:style-name="P4">
图片: ['<text:a xlink:type="simple" xlink:href="https://static.ukrinform.com/photos/2023_05/thumb_files/630_360_1685529085-928.jpg" text:style-name="Internet_20_link" text:visited-style-name="Visited_20_Internet_20_Link">
630_360_16855...</text:a>
']</text:p>
      <text:p text:style-name="P4">
标签: ['Крим', "Політв'язні Кремля", 'Війна з Росією', 'Дмитро Лубінець']</text:p>
      <text:p text:style-name="P4">
类型: Article</text:p>
      <!--METADATA-->
      <text:p text:style-name="P4">
<draw:frame draw:style-name="fr1" draw:name="Image122" text:anchor-type="as-char" svg:width="6.9236in" svg:height="3.956343in" draw:z-index="0">
<draw:image xlink:href="../Images/yкринформ/2023-07-08T14-50-59-03-00/630_360_1685529085-928.jpg" xlink:type="simple" xlink:show="embed" xlink:actuate="onLoad" draw:mime-type="image/jpeg"/>
</draw:frame>
俄罗斯联邦有义务立即阻止乌克兰人对克里米亚的政治迫害，并释放他们的监禁。</text:p>
      <text:p text:style-name="P4">
根据乌克霍夫纳(Verkhovna Rada)人权专员Dmitrolubinets的说法，<text:a xlink:type="simple" xlink:href="https://t.me/dmytro_lubinetzs/2922" text:style-name="Internet_20_link" text:visited-style-name="Visited_20_Internet_20_Link">
Telegram</text:a>
。</text:p>
      <text:p text:style-name="P4">
据他说，一名民事记者，克里米亚政治犯雷姆齐贝基罗夫<text:a xlink:type="simple" xlink:href="https://www.ukrinform.ua/rubric-crimea/3732159-politvazna-bekirova-etapuvali-do-vaznici-v-krasnoarskomu-krai.html" text:style-name="Internet_20_link" text:visited-style-name="Visited_20_Internet_20_Link">
被研究入狱</text:a>
Yenisei Krasnoyarsk领土上的#2。 贝基罗夫(Bekirov)根据唐(Rostov-on-Don)南部军事法院的裁决，应在19分中持有五年，然后在严格的政权殖民地中服刑。</text:p>
      <text:p text:style-name="P4">
“俄罗斯有义务立即停止以政治动机的迫害对被占领的克里米亚半岛的迫害，并释放乌克兰的所有非法公民!” Lubinets强调。</text:p>
      <text:p text:style-name="P4">
<text:span text:style-name="T4">
另请阅读：</text:span>
 [从克里米亚到俄罗斯拿出四名被告(https://www.ukrinform.ua/rubric-crimea/3698525-z-krimu-do-rosii-vivezli-cotiroh-figurantiv-spravi-hizbuttahrir.html)正如乌克林福姆(Ukrinform)报道的那样，贝基罗夫(Bekirov)在2019年3月在乌里米(Urrime)克里米亚塔塔尔(Crimean Tatars)紧凑型住所的大规模搜查中拘留了俄罗斯安全部队。 然后有20人被拘留。 Bekirov被指控参与了Hizb UT-Tahrir伊斯兰政党的活动。 3月，他被判处19年徒刑。</text:p>
      <text:p text:style-name="P4">
2014年之后，贝基罗夫(Bekirov)覆盖了克里米亚tatars，特别是Hizb Ut-Tahrir的Vyja Kashka案。</text:p>
      <text:p text:style-name="P4">
News Source: <text:a xlink:type="simple" xlink:href="https://www.ukrinform.ua/rubric-crimea/3733220-rf-zobovazana-negajno-pripiniti-politicni-peresliduvanna-u-krimu-lubinec.html" text:style-name="Internet_20_link" text:visited-style-name="Visited_20_Internet_20_Link">
https://www.ukrinform.ua/rubric-crimea/3733220-rf-zobovazana-negajno-pripiniti-politicni-peresliduvanna-u-krimu-lubinec.html</text:a>
</text:p>
      <!--NEWS-->
      <text:h text:style-name="P10" text:outline-level="1">
<text:span text:style-name="T4">
国际谈判和英雄的回归：Zelensky总结了繁忙的一天</text:span>
</text:h>
      <text:p text:style-name="P4">
作者: Ukrinform (Person)</text:p>
      <text:p text:style-name="P4">
出版商: Укринформ (Organization)</text:p>
      <text:p text:style-name="P4">
出版时间: 2023-07-08T14:53:00+03:00</text:p>
      <text:p text:style-name="P4">
修改时间: 2023-07-08T23:53:00+03:00</text:p>
      <text:p text:style-name="P4">
描述: 乌克兰总统总结了7月8日星期六，在此期间发生了许多重要的事件。  - 乌克林。</text:p>
      <text:p text:style-name="P4">
图片: ['<text:a xlink:type="simple" xlink:href="https://static.ukrinform.com/photos/2023_07/thumb_files/630_360_1688848301-1334.jpeg" text:style-name="Internet_20_link" text:visited-style-name="Visited_20_Internet_20_Link">
630_360_16888...</text:a>
']</text:p>
      <text:p text:style-name="P4">
标签: ['Україна', 'ЗСУ', 'Зеленський', 'Війна з Росією']</text:p>
      <text:p text:style-name="P4">
类型: Article</text:p>
      <!--METADATA-->
      <text:p text:style-name="P4">
<draw:frame draw:style-name="fr1" draw:name="Image123" text:anchor-type="as-char" svg:width="6.9236in" svg:height="3.956343in" draw:z-index="0">
<draw:image xlink:href="../Images/yкринформ/2023-07-08T14-53-00-03-00/630_360_1688848301-1334.jpeg" xlink:type="simple" xlink:show="embed" xlink:actuate="onLoad" draw:mime-type="image/jpeg"/>
</draw:frame>
乌克兰总统总结了7月8日(星期六)，在此期间发生了许多重要事件。</text:p>
      <text:p text:style-name="P4">
Volodymyr Zelenskyy在[Telegram]中发表了相应的帖子(https://t.me/s/V_Zelenskiy_official)，报道乌克林福姆。</text:p>
      <text:p text:style-name="P4">
“这是非常忙碌的一天。 早晨，他不得不听到阵线的报告，以祝贺Zaluzhny的总司令。 然后 - 莫勒本与他的圣父巴塞洛缪(Bartholomew)为战争的受害者而言。”他报道。</text:p>
      <text:p text:style-name="P4">
国家元首与尼尔兰和葡萄牙合作伙伴总理进行了安全谈判。</text:p>
      <text:p text:style-name="P4">
“最后，与我们的英雄 - 玛丽奥波尔和阿佐夫斯特尔的捍卫者会面。(https://www.ukrinform.ua/tag-zelenskij)。</text:p>
      <text:p text:style-name="P4">
总统还介绍了国民警卫队的新指挥官。 他尊重这场战争的所有英雄 - 我们的完整范围防守，现在可以谈论所有的勇气。</text:p>
      <text:p text:style-name="P4">
*!(https://www.ukrinform.ua/rubric-ato/3733326-prezident-priznaciv-oleksia-pivnenka-komanduvacem-nacgvardii.html)在利维夫(Lviv)结束了忙碌的一天，在那里为乌克兰国家提供了联合祈祷服务。</text:p>
      <text:p text:style-name="P4">
“谢谢大家为乌克兰而战!我感谢每个以我们的胜利保护乌克兰人的人!”  - 总结了Volodymyr Zelenskyy。</text:p>
      <text:p text:style-name="P4">
<text:span text:style-name="T4">
另请阅读：</text:span>
 <text:a xlink:type="simple" xlink:href="https://www.ukrinform.ua/rubric-society/3733322-na-500j-den-vijni-mi-povernuli-dodomu-nasih-geroiv-zelenskij.html" text:style-name="Internet_20_link" text:visited-style-name="Visited_20_Internet_20_Link">
<text:span text:style-name="T4">
 Zelensky </text:span>
：在战争的第500天，我们回到家中的英雄最多</text:a>
据报道，乌克兰返回了五名阿佐夫斯塔尔捍卫者的家园，他们在俄罗斯囚禁后在土耳其。</text:p>
      <text:p text:style-name="P4">
乌克兰士兵Denis Prokopenko，Svyatoslav Palamar，Sergey Volynsky，Oleghomenko，Denis Sleg终于能够与亲戚在一起。</text:p>
      <text:p text:style-name="P4">
News Source: <text:a xlink:type="simple" xlink:href="https://www.ukrinform.ua/rubric-polytics/3733335-miznarodni-peremovini-ta-povernenna-geroiv-zelenskij-pidbiv-pidsumki-nasicenogo-dna.html" text:style-name="Internet_20_link" text:visited-style-name="Visited_20_Internet_20_Link">
https://www.ukrinform.ua/rubric-polytics/3733335-miznarodni-peremovini-ta-povernenna-geroiv-zelenskij-pidbiv-pidsumki-nasicenogo-dna.html</text:a>
</text:p>
      <!--NEWS-->
      <text:h text:style-name="P10" text:outline-level="1">
<text:span text:style-name="T4">
利曼的炮击：七人被杀，两人受伤了严重</text:span>
</text:h>
      <text:p text:style-name="P4">
作者: Ukrinform (Person)</text:p>
      <text:p text:style-name="P4">
出版商: Укринформ (Organization)</text:p>
      <text:p text:style-name="P4">
出版时间: 2023-07-08T15:00:00+03:00</text:p>
      <text:p text:style-name="P4">
修改时间: 2023-07-08T15:00:00+03:00</text:p>
      <text:p text:style-name="P4">
描述: 在利马，由于磁带弹药的炮击，有7人丧生，13人受伤，其中2人处于严重状态。  - 乌克林。</text:p>
      <text:p text:style-name="P4">
图片: ['<text:a xlink:type="simple" xlink:href="https://static.ukrinform.com/photos/2023_07/thumb_files/630_360_1688817552-906.jpg" text:style-name="Internet_20_link" text:visited-style-name="Visited_20_Internet_20_Link">
630_360_16888...</text:a>
']</text:p>
      <text:p text:style-name="P4">
标签: ['Прокуратура', 'Лиман', 'Війна з Росією']</text:p>
      <text:p text:style-name="P4">
类型: Article</text:p>
      <!--METADATA-->
      <text:p text:style-name="P4">
<draw:frame draw:style-name="fr1" draw:name="Image124" text:anchor-type="as-char" svg:width="6.9236in" svg:height="3.956343in" draw:z-index="0">
<draw:image xlink:href="../Images/yкринформ/2023-07-08T15-00-00-03-00/630_360_1688817552-906.jpg" xlink:type="simple" xlink:show="embed" xlink:actuate="onLoad" draw:mime-type="image/jpeg"/>
</draw:frame>
河口被带有盒式弹药的盒式弹药杀死，13人受伤，其中2人处于严重状态。</text:p>
      <text:p text:style-name="P4">
关于<text:a xlink:type="simple" xlink:href="https://t.me/Donetsk_obl_prokuratura/1352" text:style-name="Internet_20_link" text:visited-style-name="Visited_20_Internet_20_Link">
电报</text:a>
乌克林福姆报道，顿涅茨克地区检察官办公室报告报告。</text:p>
      <text:p text:style-name="P4">
“由于袭击，七名52至71岁的平民被杀。 另外，三分之一的人 - 七个妇女和六名男子 - 得到了分裂。 所有受害者都被带到医疗机构，两个处于严重状态。”  - 他将在信息中。</text:p>
      <text:p text:style-name="P4">
如图所述，在街上和贸易柜台附近赎回的当地人正在入侵者看到。</text:p>
      <text:p text:style-name="P4">
<text:span text:style-name="T4">
另请阅读：</text:span>
 [敌人被解雇<text:span text:style-name="T4">
 liman </text:span>
 \  - 六人死和五人(https://www.ukrinform.ua/rubric-ato/3733127-vorog-obstrilav-liman-sestero-zagiblih-i-patero-poranenih.html)护理人员，检察官和警察继续在现场工作。</text:p>
      <text:p text:style-name="P4">
指定了最终数量的受害者。</text:p>
      <text:p text:style-name="P4">
据报道<text:a xlink:type="simple" xlink:href="https://www.ukrinform.ua/rubric-regions/3733189-u-limani-kilkist-zertv-obstrilu-zrosla-do-vosmi.html" text:style-name="Internet_20_link" text:visited-style-name="Visited_20_Internet_20_Link">
八人死亡和五人</text:a>
由于在Donetsk -Center上以RSSU“ Smerch”的方式炮击了Liman Center。</text:p>
      <text:p text:style-name="P4">
刑事诉讼中的 - 审判是关于战争法律和习俗的事实(艺术的第2部分。 乌克兰《刑法》的438).</text:p>
      <text:p text:style-name="P4">
News Source: <text:a xlink:type="simple" xlink:href="https://www.ukrinform.ua/rubric-ato/3733221-unaslidok-obstrilu-limana-zaginuli-semero-ludej-sered-poranenih-dvoe-u-tazkomu-stani.html" text:style-name="Internet_20_link" text:visited-style-name="Visited_20_Internet_20_Link">
https://www.ukrinform.ua/rubric-ato/3733221-unaslidok-obstrilu-limana-zaginuli-semero-ludej-sered-poranenih-dvoe-u-tazkomu-stani.html</text:a>
</text:p>
      <!--NEWS-->
      <text:h text:style-name="P10" text:outline-level="1">
<text:span text:style-name="T4">
在伊朗，聪明的恐怖分子袭击了一个警察局，六人死亡</text:span>
</text:h>
      <text:p text:style-name="P4">
作者: Ukrinform (Person)</text:p>
      <text:p text:style-name="P4">
出版商: Укринформ (Organization)</text:p>
      <text:p text:style-name="P4">
出版时间: 2023-07-08T15:13:40+03:00</text:p>
      <text:p text:style-name="P4">
修改时间: 2023-07-08T15:13:40+03:00</text:p>
      <text:p text:style-name="P4">
描述: 周六，两名警察和四名袭击者因与武装人员和伊朗东南部的武装恐怖分子袭击警察局而丧生。  - 乌克林。</text:p>
      <text:p text:style-name="P4">
图片: ['<text:a xlink:type="simple" xlink:href="https://static.ukrinform.com/photos/2023_05/thumb_files/630_360_1685368049-244.jpg" text:style-name="Internet_20_link" text:visited-style-name="Visited_20_Internet_20_Link">
630_360_16853...</text:a>
']</text:p>
      <text:p text:style-name="P4">
标签: ['Іран', 'Напад']</text:p>
      <text:p text:style-name="P4">
类型: Article</text:p>
      <!--METADATA-->
      <text:p text:style-name="P4">
<draw:frame draw:style-name="fr1" draw:name="Image125" text:anchor-type="as-char" svg:width="6.9236in" svg:height="3.956343in" draw:z-index="0">
<draw:image xlink:href="../Images/yкринформ/2023-07-08T15-13-40-03-00/630_360_1685368049-244.jpg" xlink:type="simple" xlink:show="embed" xlink:actuate="onLoad" draw:mime-type="image/jpeg"/>
</draw:frame>
由于武装人员和伊朗半天的恐怖分子的袭击警察，两国和四名攻击者在周六被杀。</text:p>
      <text:p text:style-name="P4">
正如乌克林福姆报道的那样，它报告了<text:a xlink:type="simple" xlink:href="https://www.reuters.com/world/middle-east/one-officer-killed-attack-police-station-restive-iran-province-2023-07-08/" text:style-name="Internet_20_link" text:visited-style-name="Visited_20_Internet_20_Link">
路透</text:a>
参考伊朗国家干扰。</text:p>
      <text:p text:style-name="P4">
袭击发生在锡斯坦 - 贝尔德兹斯坦省的首都扎多汉市。</text:p>
      <text:p text:style-name="P4">
伊朗的国家电视台报道说，事件发生时“间性别恐怖分子”和两名警察被杀。</text:p>
      <text:p text:style-name="P4">
与巴基斯坦和阿富汗有一个共同边界的锡斯坦 - 贝鲁兹历史，拥有伊朗最贫穷的省和主要贸易机构途径的埃德尼亚。</text:p>
      <text:p text:style-name="P4">
*!(https://www.ukrinform.ua/rubric-ato/3731944-ssa-zavadili-iranu-zahopiti-dva-tankeri-u-perskij-zatoci.html)正如乌克林福姆(Ukrinform(https://www.ukrinform.ua/rubric-world/3688057-bila-mzs-afganistanu-vdruge-za-tri-misaci-pidirvavsa-teroristsmertnik-e-zagibli.html)。 爆炸造成的至少六人被杀。  照片：盖蒂图像</text:p>
      <text:p text:style-name="P4">
News Source: <text:a xlink:type="simple" xlink:href="https://www.ukrinform.ua/rubric-world/3733225-v-irani-teroristismertniki-napali-na-policejskij-viddilok-sestero-zagiblih.html" text:style-name="Internet_20_link" text:visited-style-name="Visited_20_Internet_20_Link">
https://www.ukrinform.ua/rubric-world/3733225-v-irani-teroristismertniki-napali-na-policejskij-viddilok-sestero-zagiblih.html</text:a>
</text:p>
      <!--NEWS-->
      <text:h text:style-name="P10" text:outline-level="1">
<text:span text:style-name="T4">
Zaluzhny -50：在社交网络问候将军中</text:span>
</text:h>
      <text:p text:style-name="P4">
作者: Ukrinform (Person)</text:p>
      <text:p text:style-name="P4">
出版商: Укринформ (Organization)</text:p>
      <text:p text:style-name="P4">
出版时间: 2023-07-08T15:20:00+03:00</text:p>
      <text:p text:style-name="P4">
修改时间: 2023-07-08T15:20:00+03:00</text:p>
      <text:p text:style-name="P4">
描述: 今天，乌克兰·瓦莱里·扎卢兹尼（Ukraine Valery Zaluzhny）武装部队的总司令今天在全面入侵俄罗斯联邦的第500天才有50年的历史。 乌克林福姆已经简要概述了生日男人最聪明的愿望。  - 乌克林。</text:p>
      <text:p text:style-name="P4">
图片: ['<text:a xlink:type="simple" xlink:href="https://static.ukrinform.com/photos/2023_01/thumb_files/630_360_1673282797-616.jpeg" text:style-name="Internet_20_link" text:visited-style-name="Visited_20_Internet_20_Link">
630_360_16732...</text:a>
', '<text:a xlink:type="simple" xlink:href="https://static.ukrinform.com/photos/2023_07/1688832025-901.png" text:style-name="Internet_20_link" text:visited-style-name="Visited_20_Internet_20_Link">
1688832025-90...</text:a>
', '<text:a xlink:type="simple" xlink:href="https://static.ukrinform.com/photos/2023_07/1688815456-113.png" text:style-name="Internet_20_link" text:visited-style-name="Visited_20_Internet_20_Link">
1688815456-11...</text:a>
', '<text:a xlink:type="simple" xlink:href="https://static.ukrinform.com/photos/2023_07/1688815419-113.png" text:style-name="Internet_20_link" text:visited-style-name="Visited_20_Internet_20_Link">
1688815419-11...</text:a>
', '<text:a xlink:type="simple" xlink:href="https://static.ukrinform.com/photos/2023_07/1688815420-957.png" text:style-name="Internet_20_link" text:visited-style-name="Visited_20_Internet_20_Link">
1688815420-95...</text:a>
', '<text:a xlink:type="simple" xlink:href="https://static.ukrinform.com/photos/2023_07/1688815421-187.png" text:style-name="Internet_20_link" text:visited-style-name="Visited_20_Internet_20_Link">
1688815421-18...</text:a>
', '<text:a xlink:type="simple" xlink:href="https://static.ukrinform.com/photos/2023_07/1688815422-422.png" text:style-name="Internet_20_link" text:visited-style-name="Visited_20_Internet_20_Link">
1688815422-42...</text:a>
', '<text:a xlink:type="simple" xlink:href="https://static.ukrinform.com/photos/2023_07/1688815423-623.png" text:style-name="Internet_20_link" text:visited-style-name="Visited_20_Internet_20_Link">
1688815423-62...</text:a>
', '<text:a xlink:type="simple" xlink:href="https://static.ukrinform.com/photos/2023_07/1688815424-517.png" text:style-name="Internet_20_link" text:visited-style-name="Visited_20_Internet_20_Link">
1688815424-51...</text:a>
', '<text:a xlink:type="simple" xlink:href="https://static.ukrinform.com/photos/2023_07/1688815451-852.png" text:style-name="Internet_20_link" text:visited-style-name="Visited_20_Internet_20_Link">
1688815451-85...</text:a>
', '<text:a xlink:type="simple" xlink:href="https://static.ukrinform.com/photos/2023_07/1688815451-565.png" text:style-name="Internet_20_link" text:visited-style-name="Visited_20_Internet_20_Link">
1688815451-56...</text:a>
', '<text:a xlink:type="simple" xlink:href="https://static.ukrinform.com/photos/2023_07/1688815451-847.png" text:style-name="Internet_20_link" text:visited-style-name="Visited_20_Internet_20_Link">
1688815451-84...</text:a>
', '<text:a xlink:type="simple" xlink:href="https://static.ukrinform.com/photos/2023_07/1688815452-106.png" text:style-name="Internet_20_link" text:visited-style-name="Visited_20_Internet_20_Link">
1688815452-10...</text:a>
', '<text:a xlink:type="simple" xlink:href="https://static.ukrinform.com/photos/2023_07/1688815453-628.png" text:style-name="Internet_20_link" text:visited-style-name="Visited_20_Internet_20_Link">
1688815453-62...</text:a>
', '<text:a xlink:type="simple" xlink:href="https://static.ukrinform.com/photos/2023_07/1688815454-294.png" text:style-name="Internet_20_link" text:visited-style-name="Visited_20_Internet_20_Link">
1688815454-29...</text:a>
', '<text:a xlink:type="simple" xlink:href="https://static.ukrinform.com/photos/2023_07/1688832788-262.png" text:style-name="Internet_20_link" text:visited-style-name="Visited_20_Internet_20_Link">
1688832788-26...</text:a>
', '<text:a xlink:type="simple" xlink:href="https://static.ukrinform.com/photos/2023_07/1688834366-363.png" text:style-name="Internet_20_link" text:visited-style-name="Visited_20_Internet_20_Link">
1688834366-36...</text:a>
', '<text:a xlink:type="simple" xlink:href="https://static.ukrinform.com/photos/2023_07/1688815455-729.png" text:style-name="Internet_20_link" text:visited-style-name="Visited_20_Internet_20_Link">
1688815455-72...</text:a>
', '<text:a xlink:type="simple" xlink:href="https://static.ukrinform.com/photos/2023_07/1688815457-667.png" text:style-name="Internet_20_link" text:visited-style-name="Visited_20_Internet_20_Link">
1688815457-66...</text:a>
', '<text:a xlink:type="simple" xlink:href="https://static.ukrinform.com/photos/2023_07/1688815458-264.png" text:style-name="Internet_20_link" text:visited-style-name="Visited_20_Internet_20_Link">
1688815458-26...</text:a>
', '<text:a xlink:type="simple" xlink:href="https://static.ukrinform.com/photos/2023_07/1688815459-531.png" text:style-name="Internet_20_link" text:visited-style-name="Visited_20_Internet_20_Link">
1688815459-53...</text:a>
', '<text:a xlink:type="simple" xlink:href="https://static.ukrinform.com/photos/2023_07/1688817530-388.png" text:style-name="Internet_20_link" text:visited-style-name="Visited_20_Internet_20_Link">
1688817530-38...</text:a>
']</text:p>
      <text:p text:style-name="P4">
标签: ['ЗСУ', 'Соцмережі', 'Валерій Залужний']</text:p>
      <text:p text:style-name="P4">
类型: Article</text:p>
      <!--METADATA-->
      <text:p text:style-name="P4">
<draw:frame draw:style-name="fr1" draw:name="Image126" text:anchor-type="as-char" svg:width="6.9236in" svg:height="3.956343in" draw:z-index="0">
<draw:image xlink:href="../Images/yкринформ/2023-07-08T15-20-00-03-00/630_360_1673282797-616.jpeg" xlink:type="simple" xlink:show="embed" xlink:actuate="onLoad" draw:mime-type="image/jpeg"/>
</draw:frame>
如今，乌克兰瓦莱里·扎卢兹尼(Valery Zaluzhny)武装部队的总司令，500年全面入侵俄罗斯联邦，现年50岁。 乌克林福姆(Ukrinform(Images/yкринформ/2023-07-08T15-20-00-03-00/1688832025-901.png)  <draw:frame draw:style-name="fr1" draw:name="Image127" text:anchor-type="as-char" svg:width="6.9236in" svg:height="8.515823in" draw:z-index="0">
<draw:image xlink:href="../Images/yкринформ/2023-07-08T15-20-00-03-00/1688815456-113.png" xlink:type="simple" xlink:show="embed" xlink:actuate="onLoad" draw:mime-type="image/png"/>
</draw:frame>
</text:p>
      <text:p text:style-name="P4">
<draw:frame draw:style-name="fr1" draw:name="Image128" text:anchor-type="as-char" svg:width="6.9236in" svg:height="8.571583in" draw:z-index="0">
<draw:image xlink:href="../Images/yкринформ/2023-07-08T15-20-00-03-00/1688815419-113.png" xlink:type="simple" xlink:show="embed" xlink:actuate="onLoad" draw:mime-type="image/png"/>
</draw:frame>
</text:p>
      <text:p text:style-name="P4">
<draw:frame draw:style-name="fr1" draw:name="Image129" text:anchor-type="as-char" svg:width="6.9236in" svg:height="6.619367in" draw:z-index="0">
<draw:image xlink:href="../Images/yкринформ/2023-07-08T15-20-00-03-00/1688815420-957.png" xlink:type="simple" xlink:show="embed" xlink:actuate="onLoad" draw:mime-type="image/png"/>
</draw:frame>
  <draw:frame draw:style-name="fr1" draw:name="Image130" text:anchor-type="as-char" svg:width="6.9236in" svg:height="8.605194in" draw:z-index="0">
<draw:image xlink:href="../Images/yкринформ/2023-07-08T15-20-00-03-00/1688815421-187.png" xlink:type="simple" xlink:show="embed" xlink:actuate="onLoad" draw:mime-type="image/png"/>
</draw:frame>
  <draw:frame draw:style-name="fr1" draw:name="Image131" text:anchor-type="as-char" svg:width="5.90106in" svg:height="10.0in" draw:z-index="0">
<draw:image xlink:href="../Images/yкринформ/2023-07-08T15-20-00-03-00/1688815422-422.png" xlink:type="simple" xlink:show="embed" xlink:actuate="onLoad" draw:mime-type="image/png"/>
</draw:frame>
  <draw:frame draw:style-name="fr1" draw:name="Image132" text:anchor-type="as-char" svg:width="6.9236in" svg:height="8.659667in" draw:z-index="0">
<draw:image xlink:href="../Images/yкринформ/2023-07-08T15-20-00-03-00/1688815423-623.png" xlink:type="simple" xlink:show="embed" xlink:actuate="onLoad" draw:mime-type="image/png"/>
</draw:frame>
  <draw:frame draw:style-name="fr1" draw:name="Image133" text:anchor-type="as-char" svg:width="6.9236in" svg:height="6.68422in" draw:z-index="0">
<draw:image xlink:href="../Images/yкринформ/2023-07-08T15-20-00-03-00/1688815424-517.png" xlink:type="simple" xlink:show="embed" xlink:actuate="onLoad" draw:mime-type="image/png"/>
</draw:frame>
  <draw:frame draw:style-name="fr1" draw:name="Image134" text:anchor-type="as-char" svg:width="6.9236in" svg:height="1.549073in" draw:z-index="0">
<draw:image xlink:href="../Images/yкринформ/2023-07-08T15-20-00-03-00/1688815451-852.png" xlink:type="simple" xlink:show="embed" xlink:actuate="onLoad" draw:mime-type="image/png"/>
</draw:frame>
  <draw:frame draw:style-name="fr1" draw:name="Image135" text:anchor-type="as-char" svg:width="6.9236in" svg:height="3.029669in" draw:z-index="0">
<draw:image xlink:href="../Images/yкринформ/2023-07-08T15-20-00-03-00/1688815451-565.png" xlink:type="simple" xlink:show="embed" xlink:actuate="onLoad" draw:mime-type="image/png"/>
</draw:frame>
  <draw:frame draw:style-name="fr1" draw:name="Image136" text:anchor-type="as-char" svg:width="6.9236in" svg:height="8.724777in" draw:z-index="0">
<draw:image xlink:href="../Images/yкринформ/2023-07-08T15-20-00-03-00/1688815451-847.png" xlink:type="simple" xlink:show="embed" xlink:actuate="onLoad" draw:mime-type="image/png"/>
</draw:frame>
  <draw:frame draw:style-name="fr1" draw:name="Image137" text:anchor-type="as-char" svg:width="6.9236in" svg:height="7.722876in" draw:z-index="0">
<draw:image xlink:href="../Images/yкринформ/2023-07-08T15-20-00-03-00/1688815452-106.png" xlink:type="simple" xlink:show="embed" xlink:actuate="onLoad" draw:mime-type="image/png"/>
</draw:frame>
  <draw:frame draw:style-name="fr1" draw:name="Image138" text:anchor-type="as-char" svg:width="6.9236in" svg:height="8.55633in" draw:z-index="0">
<draw:image xlink:href="../Images/yкринформ/2023-07-08T15-20-00-03-00/1688815453-628.png" xlink:type="simple" xlink:show="embed" xlink:actuate="onLoad" draw:mime-type="image/png"/>
</draw:frame>
  <draw:frame draw:style-name="fr1" draw:name="Image139" text:anchor-type="as-char" svg:width="6.9236in" svg:height="7.318048in" draw:z-index="0">
<draw:image xlink:href="../Images/yкринформ/2023-07-08T15-20-00-03-00/1688815454-294.png" xlink:type="simple" xlink:show="embed" xlink:actuate="onLoad" draw:mime-type="image/png"/>
</draw:frame>
    <draw:frame draw:style-name="fr1" draw:name="Image140" text:anchor-type="as-char" svg:width="6.9236in" svg:height="8.838638in" draw:z-index="0">
<draw:image xlink:href="../Images/yкринформ/2023-07-08T15-20-00-03-00/1688832788-262.png" xlink:type="simple" xlink:show="embed" xlink:actuate="onLoad" draw:mime-type="image/png"/>
</draw:frame>
<draw:frame draw:style-name="fr1" draw:name="Image141" text:anchor-type="as-char" svg:width="6.9236in" svg:height="8.87641in" draw:z-index="0">
<draw:image xlink:href="../Images/yкринформ/2023-07-08T15-20-00-03-00/1688834366-363.png" xlink:type="simple" xlink:show="embed" xlink:actuate="onLoad" draw:mime-type="image/png"/>
</draw:frame>
</text:p>
      <text:p text:style-name="P4">
<draw:frame draw:style-name="fr1" draw:name="Image142" text:anchor-type="as-char" svg:width="6.9236in" svg:height="7.397944in" draw:z-index="0">
<draw:image xlink:href="../Images/yкринформ/2023-07-08T15-20-00-03-00/1688815455-729.png" xlink:type="simple" xlink:show="embed" xlink:actuate="onLoad" draw:mime-type="image/png"/>
</draw:frame>
  <draw:frame draw:style-name="fr1" draw:name="Image143" text:anchor-type="as-char" svg:width="6.9236in" svg:height="6.665257in" draw:z-index="0">
<draw:image xlink:href="../Images/yкринформ/2023-07-08T15-20-00-03-00/1688815457-667.png" xlink:type="simple" xlink:show="embed" xlink:actuate="onLoad" draw:mime-type="image/png"/>
</draw:frame>
  <draw:frame draw:style-name="fr1" draw:name="Image144" text:anchor-type="as-char" svg:width="6.681548in" svg:height="10.0in" draw:z-index="0">
<draw:image xlink:href="../Images/yкринформ/2023-07-08T15-20-00-03-00/1688815458-264.png" xlink:type="simple" xlink:show="embed" xlink:actuate="onLoad" draw:mime-type="image/png"/>
</draw:frame>
</text:p>
      <text:p text:style-name="P4">
<draw:frame draw:style-name="fr1" draw:name="Image145" text:anchor-type="as-char" svg:width="6.9236in" svg:height="6.142052in" draw:z-index="0">
<draw:image xlink:href="../Images/yкринформ/2023-07-08T15-20-00-03-00/1688815459-531.png" xlink:type="simple" xlink:show="embed" xlink:actuate="onLoad" draw:mime-type="image/png"/>
</draw:frame>
</text:p>
      <text:p text:style-name="P4">
<draw:frame draw:style-name="fr1" draw:name="Image146" text:anchor-type="as-char" svg:width="6.9236in" svg:height="6.969225in" draw:z-index="0">
<draw:image xlink:href="../Images/yкринформ/2023-07-08T15-20-00-03-00/1688817530-388.png" xlink:type="simple" xlink:show="embed" xlink:actuate="onLoad" draw:mime-type="image/png"/>
</draw:frame>
</text:p>
      <text:p text:style-name="P4">
News Source: <text:a xlink:type="simple" xlink:href="https://www.ukrinform.ua/rubric-society/3733213-zaluznomu-50-ak-u-socmerezi-vitaut-generala.html" text:style-name="Internet_20_link" text:visited-style-name="Visited_20_Internet_20_Link">
https://www.ukrinform.ua/rubric-society/3733213-zaluznomu-50-ak-u-socmerezi-vitaut-generala.html</text:a>
</text:p>
      <!--NEWS-->
      <text:h text:style-name="P10" text:outline-level="1">
<text:span text:style-name="T4">
SpaceX推出了48颗星条链卫星</text:span>
</text:h>
      <text:p text:style-name="P4">
作者: Ukrinform (Person)</text:p>
      <text:p text:style-name="P4">
出版商: Укринформ (Organization)</text:p>
      <text:p text:style-name="P4">
出版时间: 2023-07-08T15:29:16+03:00</text:p>
      <text:p text:style-name="P4">
修改时间: 2023-07-08T15:29:16+03:00</text:p>
      <text:p text:style-name="P4">
描述: SpaceX已推出了48个在线卫星星条链接的新批次。  - 乌克林。</text:p>
      <text:p text:style-name="P4">
图片: ['<text:a xlink:type="simple" xlink:href="https://static.ukrinform.com/photos/2023_07/thumb_files/630_360_1688817553-306.jpg" text:style-name="Internet_20_link" text:visited-style-name="Visited_20_Internet_20_Link">
630_360_16888...</text:a>
']</text:p>
      <text:p text:style-name="P4">
标签: ['SpaceX', 'Супутник', 'Starlink']</text:p>
      <text:p text:style-name="P4">
类型: Article</text:p>
      <!--METADATA-->
      <text:p text:style-name="P4">
<draw:frame draw:style-name="fr1" draw:name="Image147" text:anchor-type="as-char" svg:width="6.9236in" svg:height="3.956343in" draw:z-index="0">
<draw:image xlink:href="../Images/yкринформ/2023-07-08T15-29-16-03-00/630_360_1688817553-306.jpg" xlink:type="simple" xlink:show="embed" xlink:actuate="onLoad" draw:mime-type="image/jpeg"/>
</draw:frame>
Sspacex推出了48个在线卫星Starlink的新批次。</text:p>
      <text:p text:style-name="P4">
该公司在[Twitter]中报告了这一点(https://twitter.com/SpaceX/status/1677426097322094592)，报道乌克林福姆。</text:p>
      <text:p text:style-name="P4">
该帖子写道：“确认了48个星条卫星的部署。”</text:p>
      <text:p text:style-name="P4">
正如门户网站写的<text:a xlink:type="simple" xlink:href="https://www.space.com/spacex-starlink-group-5-13-launch" text:style-name="Internet_20_link" text:visited-style-name="Visited_20_Internet_20_Link">
space.com</text:a>
，Falcon 9与Starlink卫星的火箭队于7月7日星期五开始了Vandenberg Spacean太空部队。</text:p>
      <text:p text:style-name="P4">
第一个可重复使用的火箭发射器返回地面，当然，垂直着陆在海洋平台上，仍然在太平洋地区也很爱。</text:p>
      <text:p text:style-name="P4">
<text:span text:style-name="T4">
另请阅读：</text:span>
 <text:a xlink:type="simple" xlink:href="https://www.ukrinform.ua/rubric-technology/3730283-spacex-zapustila-zond-euclid-dla-doslidzenna-temnoi-materii-u-vsesviti.html" text:style-name="Internet_20_link" text:visited-style-name="Visited_20_Internet_20_Link">
<text:span text:style-name="T4">
 spacex </text:span>
发起了欧几里得探测器以研究宇宙中的深色材料</text:a>
SpaceX表示，这是这款发射车的第12次发射和登陆。</text:p>
      <text:p text:style-name="P4">
今天<text:a xlink:type="simple" xlink:href="https://www.ukrinform.ua/tag-spacex" text:style-name="Internet_20_link" text:visited-style-name="Visited_20_Internet_20_Link">
SpaceX</text:a>
它已经推出了4,700颗Starlink卫星，其中大多数目前正在工作。</text:p>
      <text:p text:style-name="P4">
News Source: <text:a xlink:type="simple" xlink:href="https://www.ukrinform.ua/rubric-technology/3733227-spacex-vivela-na-orbitu-48-suputnikiv-starlink.html" text:style-name="Internet_20_link" text:visited-style-name="Visited_20_Internet_20_Link">
https://www.ukrinform.ua/rubric-technology/3733227-spacex-vivela-na-orbitu-48-suputnikiv-starlink.html</text:a>
</text:p>
      <!--NEWS-->
      <text:h text:style-name="P10" text:outline-level="1">
<text:span text:style-name="T4">
自战争开始以来，联合国证实了乌克兰9177平民的去世</text:span>
</text:h>
      <text:p text:style-name="P4">
作者: Ukrinform (Person)</text:p>
      <text:p text:style-name="P4">
出版商: Укринформ (Organization)</text:p>
      <text:p text:style-name="P4">
出版时间: 2023-07-08T15:42:00+03:00</text:p>
      <text:p text:style-name="P4">
修改时间: 2023-07-08T15:42:00+03:00</text:p>
      <text:p text:style-name="P4">
描述: 联合国证实，从全面入侵俄罗斯联邦在乌克兰9177平民被杀，15,993名平民受伤。  - 乌克林。</text:p>
      <text:p text:style-name="P4">
图片: ['<text:a xlink:type="simple" xlink:href="https://static.ukrinform.com/photos/2023_04/thumb_files/630_360_1682323150-733.jpg" text:style-name="Internet_20_link" text:visited-style-name="Visited_20_Internet_20_Link">
630_360_16823...</text:a>
']</text:p>
      <text:p text:style-name="P4">
标签: ['ООН', 'Смерть', 'Війна з Росією']</text:p>
      <text:p text:style-name="P4">
类型: Article</text:p>
      <!--METADATA-->
      <text:p text:style-name="P4">
<draw:frame draw:style-name="fr1" draw:name="Image149" text:anchor-type="as-char" svg:width="6.9236in" svg:height="3.956343in" draw:z-index="0">
<draw:image xlink:href="../Images/yкринформ/2023-07-08T15-42-00-03-00/630_360_1682323150-733.jpg" xlink:type="simple" xlink:show="embed" xlink:actuate="onLoad" draw:mime-type="image/jpeg"/>
</draw:frame>
联合国组织证实，从乌克兰9177平民的俄罗斯联邦的全面保护开始，已被杀，15,993名武术居民受伤。</text:p>
      <text:p text:style-name="P4">
报道说，这是在乌克林福姆(Ukrinform)报道的，仅在右边的联合国高级专员办公室的网站上报道。</text:p>
      <text:p text:style-name="P4">
根据已确认的数据<text:a xlink:type="simple" xlink:href="https://www.ukrinform.ua/tag-oon" text:style-name="Internet_20_link" text:visited-style-name="Visited_20_Internet_20_Link">
UN</text:a>
，Medzagy -4202名男性，2506名女性，281名男孩和225个女孩，同时尚未建立29名儿童和1934年成年人。</text:p>
      <text:p text:style-name="P4">
在15,993人受伤的人中，有477名男孩和342名女孩，以及尚未确定性别的276名儿童。</text:p>
      <text:p text:style-name="P4">
平民伤亡人数最多的地区是联合国指出的顿涅茨克，哈尔克夫，赫尔森，基夫和卢汉斯克地区。</text:p>
      <text:p text:style-name="P4">
该报告指出，由于从某些地方收到强度战斗被延迟的地方收到信息，而且许多消息仍未得到证实，因此平民人口中受害者的实际数据显着更高。 这尤其适用于Mariupol，Lisichansk和Popasna Taseyerodonetsk，在那里报告了许多受害者。</text:p>
      <text:p text:style-name="P4">
根据该报告，每月最多的受害者和人口的受害者数量是在2022年3月 -  4143年3月，死亡和3000人。 然后，这些数字逐渐减少，达到2023-143死亡的最低水平，受伤456人。</text:p>
      <text:p text:style-name="P4">
根据联合国的说法，联合国最常见的死亡原因是可拆卸的武器，是行动，地雷和爆炸性编辑的巨大半径。</text:p>
      <text:p text:style-name="P4">
<text:span text:style-name="T4">
另请阅读：</text:span>
 <text:a xlink:type="simple" xlink:href="https://www.ukrinform.ua/rubric-ato/3733100-rosia-za-500-dniv-vbila-v-ukraini-ponad-105-tisaci-civilnih-i-skoila-94-tisaci-voennih-zlociniv.html" text:style-name="Internet_20_link" text:visited-style-name="Visited_20_Internet_20_Link">
俄罗斯在500天内杀死了乌克兰超过10.5千分之一以上，并犯下了9.4万军事<text:span text:style-name="T4">
犯罪</text:span>
 S</text:a>
在乌克兰的俄罗斯联邦的全面入侵开始时，联合国联合国UNCRC的摘要，受害者和受害者的腐败每天都在工作日内出版，然后才在工作日中发表。从去年7月开始，该报告每周发布，从2023年5月底开始 - 两周。</text:p>
      <text:p text:style-name="P4">
正如乌克兰乌克兰(Ukrinform)报道的，乌克兰人权监测任务(mmplu)她说，在过去的500天中，平民的平民比以前在乌克兰东部战斗的八年高三倍。</text:p>
      <text:p text:style-name="P4">
News Source: <text:a xlink:type="simple" xlink:href="https://www.ukrinform.ua/rubric-ato/3733229-oon-pidtverdila-zagibel-9177-civilnih-v-ukraini-vid-pocatku-vijni.html" text:style-name="Internet_20_link" text:visited-style-name="Visited_20_Internet_20_Link">
https://www.ukrinform.ua/rubric-ato/3733229-oon-pidtverdila-zagibel-9177-civilnih-v-ukraini-vid-pocatku-vijni.html</text:a>
</text:p>
      <!--NEWS-->
      <text:h text:style-name="P10" text:outline-level="1">
<text:span text:style-name="T4">
乌克兰将不会参加个人击剑世界杯</text:span>
</text:h>
      <text:p text:style-name="P4">
作者: Ukrinform (Person)</text:p>
      <text:p text:style-name="P4">
出版商: Укринформ (Organization)</text:p>
      <text:p text:style-name="P4">
出版时间: 2023-07-08T15:42:02+03:00</text:p>
      <text:p text:style-name="P4">
修改时间: 2023-07-08T15:42:02+03:00</text:p>
      <text:p text:style-name="P4">
描述: 乌克兰Mikhail Ilyashev击剑的总统通知乌克兰将在世界杯上演出，俄罗斯人和白俄罗斯人被录取给世界杯。  - 乌克林。</text:p>
      <text:p text:style-name="P4">
图片: ['<text:a xlink:type="simple" xlink:href="https://static.ukrinform.com/photos/2023_07/thumb_files/630_360_1688819965-397.jpeg" text:style-name="Internet_20_link" text:visited-style-name="Visited_20_Internet_20_Link">
630_360_16888...</text:a>
']</text:p>
      <text:p text:style-name="P4">
标签: ['Фехтування']</text:p>
      <text:p text:style-name="P4">
类型: Article</text:p>
      <!--METADATA-->
      <text:p text:style-name="P4">
<draw:frame draw:style-name="fr1" draw:name="Image150" text:anchor-type="as-char" svg:width="6.9236in" svg:height="3.956343in" draw:z-index="0">
<draw:image xlink:href="../Images/yкринформ/2023-07-08T15-42-02-03-00/630_360_1688819965-397.jpeg" xlink:type="simple" xlink:show="embed" xlink:actuate="onLoad" draw:mime-type="image/jpeg"/>
</draw:frame>
乌克兰击剑的总统米哈伊尔·伊利亚什夫(Mikhail Ilyashev)告知乌克兰人将参加世界杯，俄罗斯人和白俄罗斯人承认。</text:p>
      <text:p text:style-name="P4">
他告诉<text:a xlink:type="simple" xlink:href="https://suspilne.media/524543-ukraina-vistupit-na-cempionati-svitu-z-fehtuvanna-popri-dopusk-atletiv-z-rosii-ta-bilorusi-ale-v-obmezenomu-vigladi/" text:style-name="Internet_20_link" text:visited-style-name="Visited_20_Internet_20_Link">
公共运动</text:a>
，报道乌克林福姆。</text:p>
      <text:p text:style-name="P4">
乌克兰将在所有团队比赛中展出，但会错过所有女性击剑比赛，以及在剑上的男子击剑比赛 - 在所有这些物种中，都由俄罗斯人和白俄罗斯代表。</text:p>
      <text:p text:style-name="P4">
禁止俄罗斯联邦和RB的代表参加团队比赛。 8个俄罗斯人被包括在uns的申请中，其中包括支持入侵乌克兰的莉拉·皮里耶夫(Lila Piriyev)。</text:p>
      <text:p text:style-name="P4">
世界杯还将在世界上播放眼镜，这决定了2024年奥运会上的要用。</text:p>
      <text:p text:style-name="P4">
因此，奥尔加·哈兰(Olga Harlan)将无法为奥运会上的个人奖牌和巴约(Balyu)的得分而战。</text:p>
      <text:p text:style-name="P4">
尽管如此，FSU总统强调，如果俄罗斯人没有在比赛中出席，乌克兰人将参加个别比赛。</text:p>
      <text:p text:style-name="P4">
团队将全部。 在个人 - 俄罗斯人和白俄罗斯人将不会 - 我们不会。 他们没有的地方 - 我们将参加。 当清楚的情况下，问题将直接在那里区分。 因为有时在某些情况下提出申请，而运动员没有出现。 因此，如果他们是(俄罗斯人和白俄罗斯人 - )身体上不会出现，我们将表演。 还有其他几个国家宣布了他们不会保持一致的同一立场。</text:p>
      <text:p text:style-name="P4">
<text:span text:style-name="T4">
另请阅读：</text:span>
 <text:a xlink:type="simple" xlink:href="https://www.ukrinform.ua/rubric-sports/3729530-ukrainski-spazistki-stali-patimi-na-evropejskih-igrah-u-polsi.html" text:style-name="Internet_20_link" text:visited-style-name="Visited_20_Internet_20_Link">
乌克兰串在波兰欧洲比赛中成为五个</text:a>
据报道，比赛将于7月22日至7月25日在米兰举行。</text:p>
      <text:p text:style-name="P4">
照片：Facebook.com</text:p>
      <text:p text:style-name="P4">
News Source: <text:a xlink:type="simple" xlink:href="https://www.ukrinform.ua/rubric-sports/3733230-ukraina-ne-bratime-ucast-v-osobistih-zmagannah-na-cs-z-fehtuvanna.html" text:style-name="Internet_20_link" text:visited-style-name="Visited_20_Internet_20_Link">
https://www.ukrinform.ua/rubric-sports/3733230-ukraina-ne-bratime-ucast-v-osobistih-zmagannah-na-cs-z-fehtuvanna.html</text:a>
</text:p>
      <!--NEWS-->
      <text:h text:style-name="P10" text:outline-level="1">
<text:span text:style-name="T4">
在敖德萨，一名商人涉嫌试图贿赂SBU员工</text:span>
</text:h>
      <text:p text:style-name="P4">
作者: Ukrinform (Person)</text:p>
      <text:p text:style-name="P4">
出版商: Укринформ (Organization)</text:p>
      <text:p text:style-name="P4">
出版时间: 2023-07-08T15:56:00+03:00</text:p>
      <text:p text:style-name="P4">
修改时间: 2023-07-08T15:56:00+03:00</text:p>
      <text:p text:style-name="P4">
描述: 在敖德萨地区，一位商人试图以9万欧元的范围贿赂乌克兰安全局的雇员，以终止他的调查行动。  - 乌克林。</text:p>
      <text:p text:style-name="P4">
图片: ['<text:a xlink:type="simple" xlink:href="https://static.ukrinform.com/photos/2022_12/thumb_files/630_360_1669983394-548.jpg" text:style-name="Internet_20_link" text:visited-style-name="Visited_20_Internet_20_Link">
630_360_16699...</text:a>
']</text:p>
      <text:p text:style-name="P4">
标签: ['Хабар', 'Одещина', 'СБУ']</text:p>
      <text:p text:style-name="P4">
类型: Article</text:p>
      <!--METADATA-->
      <text:p text:style-name="P4">
<draw:frame draw:style-name="fr1" draw:name="Image151" text:anchor-type="as-char" svg:width="6.9236in" svg:height="3.956343in" draw:z-index="0">
<draw:image xlink:href="../Images/yкринформ/2023-07-08T15-56-00-03-00/630_360_1669983394-548.jpg" xlink:type="simple" xlink:show="embed" xlink:actuate="onLoad" draw:mime-type="image/jpeg"/>
</draw:frame>
在敖德萨地区，一位商人试图以90,000欧元的范围贿赂乌克兰安全局的雇员，以终止其调查行动。</text:p>
      <text:p text:style-name="P4">
根据乌克林福姆的说法，SBU在[电报]中报告(https://t.me/SBUkr/8917?fbclid=IwAR2gdGXnyU508JR1xfLJxBeh1-2t6pcLDKiBzOREpjaCEjQbp-6Ey8FMPyE).</text:p>
      <text:p text:style-name="P4">
“Служба безпеки задокументувала злочинні дії бізнесмена на Одещині, якийнамагався підкупити співробітників СБУ. За хабар у 90 тис. євро фігурантпропонував українським спецслужбістам припинити слідчі дії і не вилучати йогомайно у межах кримінального провадження, яке розслідує СБУ”, - ідеться вповідомленні.</text:p>
      <text:p text:style-name="P4">
Співробітники <text:a xlink:type="simple" xlink:href="https://www.ukrinform.ua/tag-sbu" text:style-name="Internet_20_link" text:visited-style-name="Visited_20_Internet_20_Link">
 СБУ </text:a>
立即向他们的维护报告了这样的建议，并考虑了运营组合。 这是对人的犯罪行为的奉献。</text:p>
      <text:p text:style-name="P4">
执法人员在搜查他的住所地址和在Renivivivaiviva的工作中进行了全部贿赂。</text:p>
      <text:p text:style-name="P4">
<text:span text:style-name="T4">
另请阅读：</text:span>
 <text:a xlink:type="simple" xlink:href="https://www.ukrinform.ua/rubric-economy/3732363-u-mikolaevi-kerivnik-derzprodspozivsluzbi-vimagav-habar-u-eksporteriv-silgospprodukcii-do-es.html" text:style-name="Internet_20_link" text:visited-style-name="Visited_20_Internet_20_Link">
在Nikolaev，揭露了Agro -Exporters的休闲计划 -  <text:span text:style-name="T4">
贿赂</text:span>
，兽医证书需要</text:a>
攻击者是本地商人，是一家物流公司的董事。 他是参与SBU的其他刑事诉讼的人，谴责乌克兰农产品出口的腐败计划。</text:p>
      <text:p text:style-name="P4">
根据收集的证据，SBU调查人员告诉商人 3汤匙。 《乌克兰刑法》的369(建议，承诺或授予员工非法律利益).</text:p>
      <text:p text:style-name="P4">
Вирішується питання обрання йому запобіжного заходу у виді тримання підвартою.</text:p>
      <text:p text:style-name="P4">
Зловмиснику загрожує до 8 років в'язниці з конфіскацією майна.</text:p>
      <text:p text:style-name="P4">
Як повідомляв Укрінформ, у червні  <text:a xlink:type="simple" xlink:href="https://www.ukrinform.ua/rubric-economy/3724756-cinovniki-vimagali-habari-v-eksporteriv-zerna-sbu-likviduvala-shemu-na-odesini.html" text:style-name="Internet_20_link" text:visited-style-name="Visited_20_Internet_20_Link">
 на Одещині СБУ викрила схему вимаганняхабарів з експортерів агропродукції </text:a>
。 组织者的每月利润达到了100万捐助者。</text:p>
      <text:p text:style-name="P4">
News Source: <text:a xlink:type="simple" xlink:href="https://www.ukrinform.ua/rubric-regions/3733232-na-odesini-biznesmenu-ogolosili-pidozru-za-namaganna-pidkupiti-spivrobitnikiv-sbu.html" text:style-name="Internet_20_link" text:visited-style-name="Visited_20_Internet_20_Link">
https://www.ukrinform.ua/rubric-regions/3733232-na-odesini-biznesmenu-ogolosili-pidozru-za-namaganna-pidkupiti-spivrobitnikiv-sbu.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7-08T16:02:00+03:00</text:p>
      <text:p text:style-name="P4">
修改时间: 2023-07-08T16:02: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52" text:anchor-type="as-char" svg:width="6.9236in" svg:height="3.956343in" draw:z-index="0">
<draw:image xlink:href="../Images/yкринформ/2023-07-08T16-02-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53" text:anchor-type="as-char" svg:width="6.9236in" svg:height="6.9236in" draw:z-index="0">
<draw:image xlink:href="../Images/yкринформ/2023-07-08T16-02-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54" text:anchor-type="as-char" svg:width="6.9236in" svg:height="6.9236in" draw:z-index="0">
<draw:image xlink:href="../Images/yкринформ/2023-07-08T16-02-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55" text:anchor-type="as-char" svg:width="6.9236in" svg:height="6.9236in" draw:z-index="0">
<draw:image xlink:href="../Images/yкринформ/2023-07-08T16-02-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56" text:anchor-type="as-char" svg:width="6.9236in" svg:height="6.9236in" draw:z-index="0">
<draw:image xlink:href="../Images/yкринформ/2023-07-08T16-02-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Melitopol的数十名居民位于俄罗斯审判前拘留中心-Fedorov</text:span>
</text:h>
      <text:p text:style-name="P4">
作者: Ukrinform (Person)</text:p>
      <text:p text:style-name="P4">
出版商: Укринформ (Organization)</text:p>
      <text:p text:style-name="P4">
出版时间: 2023-07-08T16:04:08+03:00</text:p>
      <text:p text:style-name="P4">
修改时间: 2023-07-08T16:04:08+03:00</text:p>
      <text:p text:style-name="P4">
描述: 在一场全面战争的500天中，访问了一千多个梅利托尔，数十人在俄罗斯的审判前拘留中心。  - 乌克林。</text:p>
      <text:p text:style-name="P4">
图片: ['<text:a xlink:type="simple" xlink:href="https://static.ukrinform.com/photos/2023_05/thumb_files/630_360_1685444472-679.jpg" text:style-name="Internet_20_link" text:visited-style-name="Visited_20_Internet_20_Link">
630_360_16854...</text:a>
']</text:p>
      <text:p text:style-name="P4">
标签: ['Мелітополь', 'СІЗО', 'Федоров', 'Війна з Росією', 'Єдині новини']</text:p>
      <text:p text:style-name="P4">
类型: Article</text:p>
      <!--METADATA-->
      <text:p text:style-name="P4">
<draw:frame draw:style-name="fr1" draw:name="Image157" text:anchor-type="as-char" svg:width="6.9236in" svg:height="3.956343in" draw:z-index="0">
<draw:image xlink:href="../Images/yкринформ/2023-07-08T16-04-08-03-00/630_360_1685444472-679.jpg" xlink:type="simple" xlink:show="embed" xlink:actuate="onLoad" draw:mime-type="image/jpeg"/>
</draw:frame>
在战争的第500次秋季，参观了一千多个梅利托尔，数十人在俄罗斯审判前拘留中心。</text:p>
      <text:p text:style-name="P4">
在[以太]中(https://t.me/ivan_fedorov_melitopol/2455)Melitopol市长Ivan Fedorov表示，国家TTELEORPHOPH“统一新闻”。</text:p>
      <text:p text:style-name="P4">
“现在，梅利托波尔(Melitopol)是恐怖最引人注目的例子之一，即入侵者的违法行为。(https://www.ukrinform.ua/tag-sizo)俄罗斯联邦。 许多人的命运是未知的，”  - 说。</text:p>
      <text:p text:style-name="P4">
费多罗夫指出，敌人占领了所有基础设施：在幼儿园，俄罗斯医院有军事医院。 对于医院，他们限制了不想接受俄罗斯护照的平民。</text:p>
      <text:p text:style-name="P4">
*!(https://www.ukrinform.ua/rubric-regions/3732243-u-melitopoli-zagarbniki-v-likarnah-vistavili-vijskovij-konvoj.html)尽管占领了，但梅利托波尔仍然没有被征服，一年半的时间确实如此。</text:p>
      <text:p text:style-name="P4">
据报道，占用者继续将Melitopol用作物流和行政中心。 [通过各个方向的城市，该技术被推翻]](https://www.ukrinform.ua/rubric-regions/3733114-cerez-melitopol-zagarbniki-perekidaut-vijskovu-tehniku.html)，在街上，在街上比当地居民更多。</text:p>
      <text:p text:style-name="P4">
News Source: <text:a xlink:type="simple" xlink:href="https://www.ukrinform.ua/rubric-regions/3733235-desatki-meskanciv-melitopola-znahodatsa-v-rosijskih-sizo-fedorov.html" text:style-name="Internet_20_link" text:visited-style-name="Visited_20_Internet_20_Link">
https://www.ukrinform.ua/rubric-regions/3733235-desatki-meskanciv-melitopola-znahodatsa-v-rosijskih-sizo-fedorov.html</text:a>
</text:p>
      <!--NEWS-->
      <text:h text:style-name="P10" text:outline-level="1">
<text:span text:style-name="T4">
英国和西班牙反对在乌克兰使用盒式弹药</text:span>
</text:h>
      <text:p text:style-name="P4">
作者: Ukrinform (Person)</text:p>
      <text:p text:style-name="P4">
出版商: Укринформ (Organization)</text:p>
      <text:p text:style-name="P4">
出版时间: 2023-07-08T16:14:00+03:00</text:p>
      <text:p text:style-name="P4">
修改时间: 2023-07-08T16:14:00+03:00</text:p>
      <text:p text:style-name="P4">
描述: 英国总理瑞莎·桑纳克（Risha Sunnak）表示，他“不鼓励”美国同意送往乌克兰的磁带弹药。 西班牙国防部也表达了类似的意见。  - 乌克林。</text:p>
      <text:p text:style-name="P4">
图片: ['<text:a xlink:type="simple" xlink:href="https://static.ukrinform.com/photos/2023_07/thumb_files/630_360_1688821993-772.jpg" text:style-name="Internet_20_link" text:visited-style-name="Visited_20_Internet_20_Link">
630_360_16888...</text:a>
']</text:p>
      <text:p text:style-name="P4">
标签: ['Британія', 'Іспанія', 'Боєприпаси', 'Ріші Сунак']</text:p>
      <text:p text:style-name="P4">
类型: Article</text:p>
      <!--METADATA-->
      <text:p text:style-name="P4">
<draw:frame draw:style-name="fr1" draw:name="Image158" text:anchor-type="as-char" svg:width="6.9236in" svg:height="3.956343in" draw:z-index="0">
<draw:image xlink:href="../Images/yкринформ/2023-07-08T16-14-00-03-00/630_360_1688821993-772.jpg" xlink:type="simple" xlink:show="embed" xlink:actuate="onLoad" draw:mime-type="image/jpeg"/>
</draw:frame>
英国总理里莎·桑纳克(Risha Sunnak)表示，他“不鼓励”美国同意送往乌克兰的棺材弹药的使用。 与西班牙国防部类似。</text:p>
      <text:p text:style-name="P4">
正如乌克林福姆报道的那样，它报告了<text:a xlink:type="simple" xlink:href="https://news.sky.com/story/ukraine-war-latest-biden-admits-not-easy-to-send-ukraine-cluster-bombs-as-conflict-enters-500th-day-12541713" text:style-name="Internet_20_link" text:visited-style-name="Visited_20_Internet_20_Link">
天空新闻</text:a>
。</text:p>
      <text:p text:style-name="P4">
据英国总理称，英国是签署了该公约的123个国家之一，该公约禁止使用这种喜欢。</text:p>
      <text:p text:style-name="P4">
“ <text:a xlink:type="simple" xlink:href="https://www.ukrinform.ua/tag-britania" text:style-name="Internet_20_link" text:visited-style-name="Visited_20_Internet_20_Link">
 英国 </text:a>
Sunak说：“签署了禁止生产或使用盒式弹药的消费量。” Sunak说。</text:p>
      <text:p text:style-name="P4">
同时，他强调，该国将继续以俄罗斯的侵略为乌克兰提供支持。</text:p>
      <text:p text:style-name="P4">
他说：“我们将继续为乌克兰的支持贡献俄罗斯的非法入侵，但我们这样做是为了提供大量的弹头和近距离的武器。”</text:p>
      <text:p text:style-name="P4">
<text:span text:style-name="T4">
另请阅读：</text:span>
 <text:a xlink:type="simple" xlink:href="https://www.ukrinform.ua/rubric-ato/3733120-reznikov-nazvav-pat-principiv-ukraini-sodo-zastosuvanna-kasetnih-boepripasiv.html" text:style-name="Internet_20_link" text:visited-style-name="Visited_20_Internet_20_Link">
Reznikov在申请中任命五个乌克兰原则<text:span text:style-name="T4">
录音机</text:span>
他们的弹药</text:a>
西班牙国防部长玛格丽塔·罗伯斯(Margarita Robles)表示，磁带弹药无法“在任何情况下”帮助乌克兰。</text:p>
      <text:p text:style-name="P4">
国防部负责人说，使用盒式弹药和“是”对乌克兰的合法防御，不应由盒式炮弹进行。”</text:p>
      <text:p text:style-name="P4">
正如乌克林福姆报道的那样，美国国防部已正式宣布<text:a xlink:type="simple" xlink:href="https://www.ukrinform.ua/rubric-ato/3732977-pentagon-ogolosiv-pro-novij-paket-dopomogi-ukraini-z-kasetnimi-boepripasami.html" text:style-name="Internet_20_link" text:visited-style-name="Visited_20_Internet_20_Link">
向乌克兰分配新的军事援助方案</text:a>
总量为8亿美元，包括盒式弹药。</text:p>
      <text:p text:style-name="P4">
照片：国防部我们</text:p>
      <text:p text:style-name="P4">
News Source: <text:a xlink:type="simple" xlink:href="https://www.ukrinform.ua/rubric-ato/3733238-britania-ta-ispania-vistupili-proti-vikoristanna-kasetnih-boepripasiv-ukrainou.html" text:style-name="Internet_20_link" text:visited-style-name="Visited_20_Internet_20_Link">
https://www.ukrinform.ua/rubric-ato/3733238-britania-ta-ispania-vistupili-proti-vikoristanna-kasetnih-boepripasiv-ukrainou.html</text:a>
</text:p>
      <!--NEWS-->
      <text:h text:style-name="P10" text:outline-level="1">
<text:span text:style-name="T4">
Zelensky与Azovstal Defenders从土耳其返回乌克兰</text:span>
</text:h>
      <text:p text:style-name="P4">
作者: Ukrinform (Person)</text:p>
      <text:p text:style-name="P4">
出版商: Укринформ (Organization)</text:p>
      <text:p text:style-name="P4">
出版时间: 2023-07-08T16:23:00+03:00</text:p>
      <text:p text:style-name="P4">
修改时间: 2023-07-08T16:23:00+03:00</text:p>
      <text:p text:style-name="P4">
描述: 乌克兰沃迪米尔·泽伦斯基（Ukraine Volodymyr Zelensky）总统说，他正与阿佐夫斯塔尔（Azovstal）的捍卫者一起从土耳其返回，后者自2022年9月以来一直在那里。  - 乌克林。</text:p>
      <text:p text:style-name="P4">
图片: ['<text:a xlink:type="simple" xlink:href="https://static.ukrinform.com/photos/2023_07/thumb_files/630_360_1688826082-310.jpg" text:style-name="Internet_20_link" text:visited-style-name="Visited_20_Internet_20_Link">
630_360_16888...</text:a>
']</text:p>
      <text:p text:style-name="P4">
标签: ['Азовсталь', 'Зеленський', 'Війна з Росією']</text:p>
      <text:p text:style-name="P4">
类型: Article</text:p>
      <!--METADATA-->
      <text:p text:style-name="P4">
<draw:frame draw:style-name="fr1" draw:name="Image159" text:anchor-type="as-char" svg:width="6.9236in" svg:height="3.956343in" draw:z-index="0">
<draw:image xlink:href="../Images/yкринформ/2023-07-08T16-23-00-03-00/630_360_1688826082-310.jpg" xlink:type="simple" xlink:show="embed" xlink:actuate="onLoad" draw:mime-type="image/jpeg"/>
</draw:frame>
乌克兰沃迪米尔·泽伦斯基(Ukraine Volodymyr Zelensky)总统报告说，他正与阿佐夫斯塔尔(Azovstal)的后卫一起从土耳其返回，他们自2022年9月以来一直在那里。</text:p>
      <text:p text:style-name="P4">
根据乌克林福姆的说法，Zelensky在[Telegram]中写了有关它的文章(https://t.me/V_Zelenskiy_official/6906)。</text:p>
      <text:p text:style-name="P4">
“我们从土耳其返回家园，回家我们的英雄，”  - 写作。</text:p>
      <text:p text:style-name="P4">
<text:a xlink:type="simple" xlink:href="https://t.me/V_Zelenskiy_official/6906" text:style-name="Internet_20_link" text:visited-style-name="Visited_20_Internet_20_Link">
<text:span text:style-name="T5">
viso：乌克兰总统的官方渠道-Vladimir Zelensky</text:span>
</text:a>
据他说，乌克兰士兵Denis Prokopenko，Svyatoslav Palamar，Sergivolynsky，Oleg Khomenko，Denis Sleg最终将与他们的亲戚在一起。</text:p>
      <text:p text:style-name="P4">
</text:p>
      <text:p text:style-name="P4">
<text:span text:style-name="T4">
另请阅读：</text:span>
 <text:a xlink:type="simple" xlink:href="https://www.ukrinform.ua/rubric-other_news/3733181-u-stambuli-zelenskij-vzav-ucast-u-pominalnomu-molebni-za-zertvami-vijni-v-ukraini.html" text:style-name="Internet_20_link" text:visited-style-name="Visited_20_Internet_20_Link">
在伊斯坦布尔<text:span text:style-name="T4">
 Zelensky </text:span>
参加了乌克兰战争受害者的葬礼</text:a>
据乌克林福姆报道，2022年9月，有215名乌克兰捍卫者作为交易所的一部分被释放，其中包括阿佐夫斯塔尔捍卫者的指挥官。在土耳其总统的个人担保和安全性Reghep Erdogan的个人担保和安全下，有5名Azovs在土耳其。</text:p>
      <text:p text:style-name="P4">
News Source: <text:a xlink:type="simple" xlink:href="https://www.ukrinform.ua/rubric-society/3733242-zelenskij-povertaetsa-z-tureccini-do-ukraini-iz-zahisnikami-azovstali.html" text:style-name="Internet_20_link" text:visited-style-name="Visited_20_Internet_20_Link">
https://www.ukrinform.ua/rubric-society/3733242-zelenskij-povertaetsa-z-tureccini-do-ukraini-iz-zahisnikami-azovstali.html</text:a>
</text:p>
      <!--NEWS-->
      <text:h text:style-name="P10" text:outline-level="1">
<text:span text:style-name="T4">
Nikopol地区已恢复了1800多人的供水</text:span>
</text:h>
      <text:p text:style-name="P4">
作者: Ukrinform (Person)</text:p>
      <text:p text:style-name="P4">
出版商: Укринформ (Organization)</text:p>
      <text:p text:style-name="P4">
出版时间: 2023-07-08T16:38:41+03:00</text:p>
      <text:p text:style-name="P4">
修改时间: 2023-07-08T16:38:41+03:00</text:p>
      <text:p text:style-name="P4">
描述: Nikopol区已部分现代化的网络，并为1800多人恢复了供水。  - 乌克林。</text:p>
      <text:p text:style-name="P4">
图片: ['<text:a xlink:type="simple" xlink:href="https://static.ukrinform.com/photos/2023_07/thumb_files/630_360_1688823512-659.jpg" text:style-name="Internet_20_link" text:visited-style-name="Visited_20_Internet_20_Link">
630_360_16888...</text:a>
']</text:p>
      <text:p text:style-name="P4">
标签: ['Нікополь', 'Вода']</text:p>
      <text:p text:style-name="P4">
类型: Article</text:p>
      <!--METADATA-->
      <text:p text:style-name="P4">
<draw:frame draw:style-name="fr1" draw:name="Image161" text:anchor-type="as-char" svg:width="6.9236in" svg:height="3.956343in" draw:z-index="0">
<draw:image xlink:href="../Images/yкринформ/2023-07-08T16-38-41-03-00/630_360_1688823512-659.jpg" xlink:type="simple" xlink:show="embed" xlink:actuate="onLoad" draw:mime-type="image/jpeg"/>
</draw:frame>
Unikolopol区拥有1800多人的部分现代化网络和恢复。</text:p>
      <text:p text:style-name="P4">
关于<text:a xlink:type="simple" xlink:href="https://t.me/dnipropetrovskaODA/5847" text:style-name="Internet_20_link" text:visited-style-name="Visited_20_Internet_20_Link">
电报</text:a>
乌克林福姆报道说，Dnipropetrovsk Ova S​​ergey Lisak的负责人报道。</text:p>
      <text:p text:style-name="P4">
“在尼科波尔地区的Chervonohrigor社区中，工作正在沸腾。正在调整一个新系统<text:a xlink:type="simple" xlink:href="https://www.ukrinform.ua/tag-voda" text:style-name="Internet_20_link" text:visited-style-name="Visited_20_Internet_20_Link">
供水</text:a>
。 在爆炸了卡科夫斯基水力发电厂后，他没有成为。 本地网络已经部分现代化。 同样，伴随着Chervonohrigorivka的一部分水 - 超过1800人。” Lisak写道。</text:p>
      <text:p text:style-name="P4">
据他介绍，专家还铺设了新的管道，购买了泵，这将允许其余的Chervonohrigorivka和Prydniprovsky和Musiivka的居民提供水。 一个单独的项目体现在Kamianske村。</text:p>
      <text:p text:style-name="P4">
<text:span text:style-name="T4">
另请阅读：</text:span>
 [入侵者被解雇<text:span text:style-name="T4">
 Nikopol </text:span>
(https://www.ukrinform.ua/rubric-ato/3732449-zagarbniki-obstrilali-nikopolsinu.html)据报道，该社区现在已经组织了一项技术tapewater的运输。 慈善家也在这方面有所帮助。</text:p>
      <text:p text:style-name="P4">
News Source: <text:a xlink:type="simple" xlink:href="https://www.ukrinform.ua/rubric-vidbudova/3733244-na-nikopolsini-vidnovili-vodopostacanna-dla-ponad-1800-ludej.html" text:style-name="Internet_20_link" text:visited-style-name="Visited_20_Internet_20_Link">
https://www.ukrinform.ua/rubric-vidbudova/3733244-na-nikopolsini-vidnovili-vodopostacanna-dla-ponad-1800-ludej.html</text:a>
</text:p>
      <!--NEWS-->
      <text:h text:style-name="P10" text:outline-level="1">
<text:span text:style-name="T4">
国际货币基金组织将研究返回 - 战前税收制度的法律-Stepanan</text:span>
</text:h>
      <text:p text:style-name="P4">
作者: Ukrinform (Person)</text:p>
      <text:p text:style-name="P4">
出版商: Укринформ (Organization)</text:p>
      <text:p text:style-name="P4">
出版时间: 2023-07-08T16:40:00+03:00</text:p>
      <text:p text:style-name="P4">
修改时间: 2023-07-08T16:40:00+03:00</text:p>
      <text:p text:style-name="P4">
描述: 国际货币基金组织将研究“乌克兰税法修正案和乌克兰其他法律在戒严期期间的特殊性”（第8401号）的法律（第8401号），以评估其遵守商定战略的规定。  - 乌克林。</text:p>
      <text:p text:style-name="P4">
图片: ['<text:a xlink:type="simple" xlink:href="https://static.ukrinform.com/photos/2023_07/thumb_files/630_360_1688822113-198.jpg" text:style-name="Internet_20_link" text:visited-style-name="Visited_20_Internet_20_Link">
630_360_16888...</text:a>
']</text:p>
      <text:p text:style-name="P4">
标签: ['МВФ', 'Податки', 'Закон']</text:p>
      <text:p text:style-name="P4">
类型: Article</text:p>
      <!--METADATA-->
      <text:p text:style-name="P4">
<draw:frame draw:style-name="fr1" draw:name="Image162" text:anchor-type="as-char" svg:width="6.9236in" svg:height="3.956343in" draw:z-index="0">
<draw:image xlink:href="../Images/yкринформ/2023-07-08T16-40-00-03-00/630_360_1688822113-198.jpg" xlink:type="simple" xlink:show="embed" xlink:actuate="onLoad" draw:mime-type="image/jpeg"/>
</draw:frame>
国际货币基金组织将研究“乌克兰税法修正案和乌克兰其他法律有关武装税收的特殊性”的法律”(№8401)评估其遵守一致策略的依从性。</text:p>
      <text:p text:style-name="P4">
Vagram Stepanan在乌克兰的乌克兰福明(Ukrinform)的一次采访中宣布了这一点。</text:p>
      <text:p text:style-name="P4">
据他说，这项法律在采用[IMF]时是决定性的(https://www.ukrinform.ua/tag-mvf)关于乌克兰实施贷款计划条件的决策，对于维持该国竞争环境的税基至关重要。</text:p>
      <text:p text:style-name="P4">
“自6月底以来，该结构信标的截止日期已更改，最终于2023年7月，为其讨论，采用和实施提供了更多时间。 6月30日，理事会批准了该法案。 让我们看一下最终版本，以评估其遵守商定的策略，该策略将决定是否制定了结构信标。</text:p>
      <text:p text:style-name="P4">
据他介绍，除了该法律的预期影响外，预算还表明，乌克兰设立了努力，以动员内部收入，以满足为外国援助的融资需求。</text:p>
      <text:p text:style-name="P4">
Stepanyan补充说：“应该重复的额外时刻是乌克兰需要保持强大的税基，包括避免造成破坏的措施。”</text:p>
      <text:p text:style-name="P4">
完整的访谈文本将很快发布在乌克林福姆网站上。</text:p>
      <text:p text:style-name="P4">
据报道，在首次审查的最新备忘录结果中，IMF扩展融资计划下的结构信标数量从19增加到23。</text:p>
      <text:p text:style-name="P4">
<text:span text:style-name="T4">
另请阅读：</text:span>
 <text:a xlink:type="simple" xlink:href="https://www.ukrinform.ua/rubric-economy/3729876-podatkova-reforma-ta-amnistia-kapitaliv-v-op-rozpovili-pro-bacenna-cashlessekonomiki-v-ukraini.html" text:style-name="Internet_20_link" text:visited-style-name="Visited_20_Internet_20_Link">
税收改革和大赦资本：在OP中讲述了乌克兰无现金经济学的愿景</text:a>
国际货币基金组织同意搬到月球(到7月底)执行先前要求之一的条款 - 关于税收变更的法案，并在上一个信标清单中提交其他修正案。<text:span text:style-name="T5">
foto：nv</text:span>
</text:p>
      <text:p text:style-name="P4">
News Source: <text:a xlink:type="simple" xlink:href="https://www.ukrinform.ua/rubric-economy/3733239-mvf-vivcit-zakon-pro-povernenna-na-dovoennu-sistemu-opodatkuvanna-stepanan.html" text:style-name="Internet_20_link" text:visited-style-name="Visited_20_Internet_20_Link">
https://www.ukrinform.ua/rubric-economy/3733239-mvf-vivcit-zakon-pro-povernenna-na-dovoennu-sistemu-opodatkuvanna-stepanan.html</text:a>
</text:p>
      <!--NEWS-->
      <text:h text:style-name="P10" text:outline-level="1">
<text:span text:style-name="T4">
Mkip命名了俄罗斯军队摧毁和破坏的文化古迹的数量</text:span>
</text:h>
      <text:p text:style-name="P4">
作者: Ukrinform (Person)</text:p>
      <text:p text:style-name="P4">
出版商: Укринформ (Organization)</text:p>
      <text:p text:style-name="P4">
出版时间: 2023-07-08T16:59:00+03:00</text:p>
      <text:p text:style-name="P4">
修改时间: 2023-07-08T16:59:00+03:00</text:p>
      <text:p text:style-name="P4">
描述: 在全面的战争中，俄罗斯军队摧毁或损害了150万个文化基础设施和600个文化和历史古迹。  - 乌克林。</text:p>
      <text:p text:style-name="P4">
图片: ['<text:a xlink:type="simple" xlink:href="https://static.ukrinform.com/photos/2022_12/thumb_files/630_360_1670254529-992.jpeg" text:style-name="Internet_20_link" text:visited-style-name="Visited_20_Internet_20_Link">
630_360_16702...</text:a>
']</text:p>
      <text:p text:style-name="P4">
标签: ['Ткаченко', "Руйнування пам'яток", 'МКІП ', 'Війна з Росією', 'Єдині новини']</text:p>
      <text:p text:style-name="P4">
类型: Article</text:p>
      <!--METADATA-->
      <text:p text:style-name="P4">
<draw:frame draw:style-name="fr1" draw:name="Image163" text:anchor-type="as-char" svg:width="6.9236in" svg:height="3.956343in" draw:z-index="0">
<draw:image xlink:href="../Images/yкринформ/2023-07-08T16-59-00-03-00/630_360_1670254529-992.jpeg" xlink:type="simple" xlink:show="embed" xlink:actuate="onLoad" draw:mime-type="image/jpeg"/>
</draw:frame>
在全面战争期间，鲁斯基维亚人摧毁或损坏了1.5万个文化基础设施和600种文化和历史古迹。</text:p>
      <text:p text:style-name="P4">
乌克林福姆报道，这是由文化和信息政策部长亚历山大·特卡肯科夫(Alexander Tkachenkov)宣布的。</text:p>
      <text:p text:style-name="P4">
他说：“超过1,500个文化基础设施，主要是俱乐部，图书馆员被损坏或摧毁，有600多个文化古迹，历史已经安排或损害。”</text:p>
      <text:p text:style-name="P4">
_viso：远镜“一个新闻” _</text:p>
      <text:p text:style-name="P4">
部长强调，这场战争也适用于乌克兰的身份，文化，语言，历史。</text:p>
      <text:p text:style-name="P4">
据他说，从俄罗斯全面入侵的第一分钟开始，乌克兰文化代表都被国内和国外的军队收集。</text:p>
      <text:p text:style-name="P4">
Tkachenko还指出，在这500天内，乌克兰剧院已经设置了数十个首映，敖德萨的历史中心被包括在世界遗产名单中<text:a xlink:type="simple" xlink:href="https://www.ukrinform.ua/tag-unesko" text:style-name="Internet_20_link" text:visited-style-name="Visited_20_Internet_20_Link">
UNESCO</text:a>
，可以从危险区域撤离数十万个展览。</text:p>
      <text:p text:style-name="P4">
Mkip负责人宣称：“战争期间，乌克兰人在文化领域的伟大活动表明，我们不仅是保护我们捍卫的言论，而且是特定的行动。”</text:p>
      <text:p text:style-name="P4">
<text:span text:style-name="T4">
另请阅读：</text:span>
 [联合国教科文组织**关于LVIV历史架子的炮击(https://www.ukrinform.ua/rubric-culture/3732254-u-mkip-rozpovili-unesko-pro-obstril-istoricnogo-arealu-lvova.html)同时，他强调，国际组织可以并且应该做更多的事情来保护乌克兰的文化遗址，并谴责俄罗斯人的行动，并提醒，例如，来自俄罗斯的人们继续担任联合国教科文组织。</text:p>
      <text:p text:style-name="P4">
正如乌克兰乌克兰(Ukrinform)报道的，乌克兰人权监测任务(mmplu)她说，在过去的500天中，平民的平民比以前在乌克兰东部战斗的八年高三倍。</text:p>
      <text:p text:style-name="P4">
联合国证实，自从乌克兰俄罗斯联邦的全面维护以来，乌克兰9177名平民被杀，15,993名武术居民受伤。</text:p>
      <text:p text:style-name="P4">
2022年2月24日，俄罗斯联邦发起了反乌克兰战争的新阶段，自2014年以来一直在进行，这是一次全面的入侵。</text:p>
      <text:p text:style-name="P4">
_照片：mkip _</text:p>
      <text:p text:style-name="P4">
News Source: <text:a xlink:type="simple" xlink:href="https://www.ukrinform.ua/rubric-culture/3733248-u-mkip-nazvali-kilkist-zrujnovanih-ta-poskodzenih-armieu-rf-kulturnih-pamatok.html" text:style-name="Internet_20_link" text:visited-style-name="Visited_20_Internet_20_Link">
https://www.ukrinform.ua/rubric-culture/3733248-u-mkip-nazvali-kilkist-zrujnovanih-ta-poskodzenih-armieu-rf-kulturnih-pamatok.html</text:a>
</text:p>
      <!--NEWS-->
      <text:h text:style-name="P10" text:outline-level="1">
<text:span text:style-name="T4">
在印度，逮捕了三起涉嫌铁路坠机事故</text:span>
</text:h>
      <text:p text:style-name="P4">
作者: Ukrinform (Person)</text:p>
      <text:p text:style-name="P4">
出版商: Укринформ (Organization)</text:p>
      <text:p text:style-name="P4">
出版时间: 2023-07-08T17:14:00+03:00</text:p>
      <text:p text:style-name="P4">
修改时间: 2023-07-08T17:14:00+03:00</text:p>
      <text:p text:style-name="P4">
描述: 印度调查局（CBD）以火车指控逮捕了三名铁路工人，导致300多人被杀。  - 乌克林。</text:p>
      <text:p text:style-name="P4">
图片: ['<text:a xlink:type="simple" xlink:href="https://static.ukrinform.com/photos/2023_06/thumb_files/630_360_1685764285-522.jpg" text:style-name="Internet_20_link" text:visited-style-name="Visited_20_Internet_20_Link">
630_360_16857...</text:a>
']</text:p>
      <text:p text:style-name="P4">
标签: ['Аварія', 'Індія', 'Залізниця']</text:p>
      <text:p text:style-name="P4">
类型: Article</text:p>
      <!--METADATA-->
      <text:p text:style-name="P4">
<draw:frame draw:style-name="fr1" draw:name="Image164" text:anchor-type="as-char" svg:width="6.9236in" svg:height="3.956343in" draw:z-index="0">
<draw:image xlink:href="../Images/yкринформ/2023-07-08T17-14-00-03-00/630_360_1685764285-522.jpg" xlink:type="simple" xlink:show="embed" xlink:actuate="onLoad" draw:mime-type="image/jpeg"/>
</draw:frame>
印度中央调查局(CBR)在火车碰撞的情况下，它逮捕了三名铁路工人，这导致300多人被杀。</text:p>
      <text:p text:style-name="P4">
正如乌克林福姆报道的那样，它报告了<text:a xlink:type="simple" xlink:href="https://www.hindustantimes.com/india-news/cbi-arrests-3-railway-employeesover-balasore-train-tragedy-101688756830445.html" text:style-name="Internet_20_link" text:visited-style-name="Visited_20_Internet_20_Link">
印度时报</text:a>
。</text:p>
      <text:p text:style-name="P4">
信号部，部门工程师和技术的高级工程师Odshi铁路的工作人员被指控“故意谋杀”和“破坏”。 在审讯后，CBR尤其是严重的犯罪将所有三条铁路都拘留。</text:p>
      <text:p text:style-name="P4">
根据铁路安全专员的说法，三列[火车]的碰撞(https://www.ukrinform.ua/tag-potag)6月2日，这是由于缺陷而发生的。</text:p>
      <text:p text:style-name="P4">
中央调查局印度对事件的调查正在进行中。</text:p>
      <text:p text:style-name="P4">
<text:span text:style-name="T4">
另请阅读：</text:span>
 <text:a xlink:type="simple" xlink:href="https://www.ukrinform.ua/rubric-world/3717734-zelenskij-visloviv-spivcutta-u-zvazku-iz-zagibellu-ludej-u-zaliznicnij-katastrofi-v-indii.html" text:style-name="Internet_20_link" text:visited-style-name="Visited_20_Internet_20_Link">
<text:span text:style-name="T4">
 Zelensky </text:span>
 <text:span text:style-name="T4">
 </text:span>
表达<text:span text:style-name="T4">
 </text:span>
同情<text:span text:style-name="T4">
在以下灾难中</text:span>
 <text:span text:style-name="T4">
在</text:span>
印度**</text:a>
正如乌克林福姆报道的<text:a xlink:type="simple" xlink:href="https://www.ukrinform.ua/rubric-world/3717664-zaliznicna-avaria-v-indii-pivsotni-zagiblih-ponad-300-poranenih.html" text:style-name="Internet_20_link" text:visited-style-name="Visited_20_Internet_20_Link">
灾难发生在6月2日晚上</text:a>
从孟加拉国到孟加拉西部的Haura的霍拉的快报与经营Colkutta -Cennay路线的Express Corollandel相撞。</text:p>
      <text:p text:style-name="P4">
在巴拉索市的火车地点被召集了200多名救护车。</text:p>
      <text:p text:style-name="P4">
根据最新数据，事故导致300多人丧生。</text:p>
      <text:p text:style-name="P4">
_照片：twitter.com/toibhubaneswar _</text:p>
      <text:p text:style-name="P4">
News Source: <text:a xlink:type="simple" xlink:href="https://www.ukrinform.ua/rubric-world/3733254-v-indii-zaarestuvali-troh-pidozruvanih-u-spravi-pro-avariu-na-zaliznici.html" text:style-name="Internet_20_link" text:visited-style-name="Visited_20_Internet_20_Link">
https://www.ukrinform.ua/rubric-world/3733254-v-indii-zaarestuvali-troh-pidozruvanih-u-spravi-pro-avariu-na-zaliznici.html</text:a>
</text:p>
      <!--NEWS-->
      <text:h text:style-name="P10" text:outline-level="1">
<text:span text:style-name="T4">
Berinchik将在Duel Usik -Duba的卧底上战斗</text:span>
</text:h>
      <text:p text:style-name="P4">
作者: Ukrinform (Person)</text:p>
      <text:p text:style-name="P4">
出版商: Укринформ (Organization)</text:p>
      <text:p text:style-name="P4">
出版时间: 2023-07-08T17:20:44+03:00</text:p>
      <text:p text:style-name="P4">
修改时间: 2023-07-08T17:20:44+03:00</text:p>
      <text:p text:style-name="P4">
描述: WBO国际冠军教练Denis Berinchyk（17-0，9 KO）Yegor Golub告诉他的病房何时被释放。  - 乌克林。</text:p>
      <text:p text:style-name="P4">
图片: ['<text:a xlink:type="simple" xlink:href="https://static.ukrinform.com/photos/2023_07/thumb_files/630_360_1688825958-653.jpg" text:style-name="Internet_20_link" text:visited-style-name="Visited_20_Internet_20_Link">
630_360_16888...</text:a>
']</text:p>
      <text:p text:style-name="P4">
标签: ['Бокс']</text:p>
      <text:p text:style-name="P4">
类型: Article</text:p>
      <!--METADATA-->
      <text:p text:style-name="P4">
<draw:frame draw:style-name="fr1" draw:name="Image165" text:anchor-type="as-char" svg:width="6.9236in" svg:height="3.956343in" draw:z-index="0">
<draw:image xlink:href="../Images/yкринформ/2023-07-08T17-20-44-03-00/630_360_1688825958-653.jpg" xlink:type="simple" xlink:show="embed" xlink:actuate="onLoad" draw:mime-type="image/jpeg"/>
</draw:frame>
WBO国际冠军教练丹尼斯·贝林奇克(Denis Berinchik)轻量级重量(17-09谁)，他告诉他的病房何时会去戒指。</text:p>
      <text:p text:style-name="P4">
他在[Instagram]中报告了(https://www.instagram.com/iegor_golub/)，报道乌克林福姆。</text:p>
      <text:p text:style-name="P4">
“今天他有一天的休息时间，他可以挑选蘑菇并品尝浆果。 但是在周一，他开始为这场战斗做准备，该战斗将于8月26日在弗罗茨瓦夫市举行。”戈鲁布写道。</text:p>
      <text:p text:style-name="P4">
这场战斗将在拳击框架内举行，亚历山大·乌西克(Alexander Usik)和丹尼尔·杜巴(Daniel Duba)的参与。</text:p>
      <text:p text:style-name="P4">
<text:span text:style-name="T4">
另请阅读：</text:span>
 <text:a xlink:type="simple" xlink:href="https://www.ukrinform.ua/rubric-sports/3732332-bij-usik-dubua-vidbudetsa-26-serpna.html" text:style-name="Internet_20_link" text:visited-style-name="Visited_20_Internet_20_Link">
战斗<text:span text:style-name="T4">
 usik </text:span>
  -  Dubois将于8月26日举行</text:a>
早些时候，贝林奇克(Berinchik)不得不在五月份进行装箱，但他的战斗被推迟了。 丹尼斯(Denis)在2022年12月度过了最后一个毛孔，伊万尼·曼迪(Ivani Mandy)赢得了胜利。</text:p>
      <text:p text:style-name="P4">
照片：盖蒂图像</text:p>
      <text:p text:style-name="P4">
News Source: <text:a xlink:type="simple" xlink:href="https://www.ukrinform.ua/rubric-sports/3733256-berincik-bitimetsa-v-anderkarti-poedinku-usik-dubua.html" text:style-name="Internet_20_link" text:visited-style-name="Visited_20_Internet_20_Link">
https://www.ukrinform.ua/rubric-sports/3733256-berincik-bitimetsa-v-anderkarti-poedinku-usik-dubua.html</text:a>
</text:p>
      <!--NEWS-->
      <text:h text:style-name="P10" text:outline-level="1">
<text:span text:style-name="T4">
俄罗斯在前线的失败最终将持续战争进入其内在空间 -  OP</text:span>
</text:h>
      <text:p text:style-name="P4">
作者: Ukrinform (Person)</text:p>
      <text:p text:style-name="P4">
出版商: Укринформ (Organization)</text:p>
      <text:p text:style-name="P4">
出版时间: 2023-07-08T17:35:00+03:00</text:p>
      <text:p text:style-name="P4">
修改时间: 2023-07-08T17:35:00+03:00</text:p>
      <text:p text:style-name="P4">
描述: 俄罗斯在前线的两到三场失败将最终忍受战争进入俄罗斯联邦的内部空间，并将开始在不同层次上拦截权力。  - 乌克林。</text:p>
      <text:p text:style-name="P4">
图片: ['<text:a xlink:type="simple" xlink:href="https://static.ukrinform.com/photos/2022_04/thumb_files/630_360_1650530083-444.jpg" text:style-name="Internet_20_link" text:visited-style-name="Visited_20_Internet_20_Link">
630_360_16505...</text:a>
']</text:p>
      <text:p text:style-name="P4">
标签: ['Офіс Президента', 'Подоляк', 'Війна з Росією', 'Єдині новини']</text:p>
      <text:p text:style-name="P4">
类型: Article</text:p>
      <!--METADATA-->
      <text:p text:style-name="P4">
<draw:frame draw:style-name="fr1" draw:name="Image166" text:anchor-type="as-char" svg:width="6.9236in" svg:height="3.956343in" draw:z-index="0">
<draw:image xlink:href="../Images/yкринформ/2023-07-08T17-35-00-03-00/630_360_1650530083-444.jpg" xlink:type="simple" xlink:show="embed" xlink:actuate="onLoad" draw:mime-type="image/jpeg"/>
</draw:frame>
前线的两到三向俄罗斯将最终忍受内部空间联合会的战争，并将开始在不同层次上拦截权力。</text:p>
      <text:p text:style-name="P4">
乌克林福姆报道，顾问在Eviritolevahorphone的“统一新闻”中，顾问向总统办公室Mikhail Podolyak的负责人发表了这一意见。</text:p>
      <text:p text:style-name="P4">
“俄罗斯迈出了历史上的道路。 为此，您只需要加速前线的过程。 俄罗斯在前线的两到三场失败将最终越过战争进入俄罗斯联邦的内部空间，并将开始在不同层次上拦截权力。” Podolyak说。</text:p>
      <text:p text:style-name="P4">
<text:span text:style-name="T4">
另请阅读：</text:span>
 <text:a xlink:type="simple" xlink:href="https://www.ukrinform.ua/rubric-polytics/3728570-orban-svoimi-zaavami-vtoptue-reputaciu-ugorsini-v-istoricnij-brud-podolak.html" text:style-name="Internet_20_link" text:visited-style-name="Visited_20_Internet_20_Link">
ORBAN及其陈述所践踏匈牙利的声誉 -  <text:span text:style-name="T4">
 Podolyak </text:span>
</text:a>
据他说，俄罗斯政治体系瓦解的过程已经开始并且显而易见。</text:p>
      <text:p text:style-name="P4">
“但是今天，俄罗斯精英们没有达成共识 - 他们想如何个人保护自己的身体生存，有必要做什么，以及谁可以被弹力拦截到足够弱的普京，”  - 负责人的顾问说。 OP</text:p>
      <text:p text:style-name="P4">
他强调，这是一个客观的过程，它将与乌克兰对前线的压力平行。 结果，“侵蚀”的内部过程将加速。</text:p>
      <text:p text:style-name="P4">
<text:span text:style-name="T4">
另请阅读：</text:span>
 <text:a xlink:type="simple" xlink:href="https://www.ukrinform.ua/rubric-ato/3728277-toj-samij-cas-ta-sama-zbroa-v-op-prokomentuvali-udar-rosian-po-kremencuku-v-ricnicu-ataki-na-trc.html" text:style-name="Internet_20_link" text:visited-style-name="Visited_20_Internet_20_Link">
同一时间，相同的武器：OP在袭击购物中心袭击周年纪念日的Kremenchuk罢工中发表了评论</text:a>
Podolyak提出了三项可以加速这些过程的行动 - 乌克兰武装部队的行动和有效行动，Thadia Partners的具体政治声明以及国际机构对俄罗斯的任何交流和参与的重大限制。</text:p>
      <text:p text:style-name="P4">
正如乌克林福姆(Ukrinform)报道的那样，总统办公室负责人米哈伊尔·波多利亚克(Mikhail Podolyakh)的顾问说，瓦格纳·佩克·耶夫恩·普里戈金(Wagner Pec Yevhen Prigogin)的创始人表明，没有关于暴力行为的垄断。</text:p>
      <text:p text:style-name="P4">
照片：AA</text:p>
      <text:p text:style-name="P4">
News Source: <text:a xlink:type="simple" xlink:href="https://www.ukrinform.ua/rubric-ato/3733265-porazki-rosii-na-fronti-ostatocno-perenesut-vijnu-u-ii-vnutrisnij-prostir-op.html" text:style-name="Internet_20_link" text:visited-style-name="Visited_20_Internet_20_Link">
https://www.ukrinform.ua/rubric-ato/3733265-porazki-rosii-na-fronti-ostatocno-perenesut-vijnu-u-ii-vnutrisnij-prostir-op.html</text:a>
</text:p>
      <!--NEWS-->
      <text:h text:style-name="P10" text:outline-level="1">
<text:span text:style-name="T4">
项目“并排”：乌克兰联队重建赫森地区的地区</text:span>
</text:h>
      <text:p text:style-name="P4">
作者: Ukrinform (Person)</text:p>
      <text:p text:style-name="P4">
出版商: Укринформ (Organization)</text:p>
      <text:p text:style-name="P4">
出版时间: 2023-07-08T18:11:00+03:00</text:p>
      <text:p text:style-name="P4">
修改时间: 2023-07-08T18:11:00+03:00</text:p>
      <text:p text:style-name="P4">
描述: 乌克兰地区团结一致，重建了赫森地区的26个定居点，这些定居点受俄罗斯侵略最大的影响。  - 乌克林。</text:p>
      <text:p text:style-name="P4">
图片: ['<text:a xlink:type="simple" xlink:href="https://static.ukrinform.com/photos/2023_07/thumb_files/630_360_1688828786-355.jpg" text:style-name="Internet_20_link" text:visited-style-name="Visited_20_Internet_20_Link">
630_360_16888...</text:a>
']</text:p>
      <text:p text:style-name="P4">
标签: ['Херсонщина', 'Війна з Росією', 'Відбудова', 'Відновлення України']</text:p>
      <text:p text:style-name="P4">
类型: Article</text:p>
      <!--METADATA-->
      <text:p text:style-name="P4">
<draw:frame draw:style-name="fr1" draw:name="Image167" text:anchor-type="as-char" svg:width="6.9236in" svg:height="3.956343in" draw:z-index="0">
<draw:image xlink:href="../Images/yкринформ/2023-07-08T18-11-00-03-00/630_360_1688828786-355.jpg" xlink:type="simple" xlink:show="embed" xlink:actuate="onLoad" draw:mime-type="image/jpeg"/>
</draw:frame>
乌克兰联合会重建了赫森地区的26个定居点，该定居点受俄罗斯侵略的影响最大。</text:p>
      <text:p text:style-name="P4">
关于<text:a xlink:type="simple" xlink:href="https://t.me/khersonskaODA/7801" text:style-name="Internet_20_link" text:visited-style-name="Visited_20_Internet_20_Link">
电报</text:a>
报道说，库尔森军事政府报道。</text:p>
      <text:p text:style-name="P4">
“一方”旨在帮助恢复受俄罗斯侵略最受影响的我们地区的社区。为此，乌克兰的15个地区团结一致地重建了霍森地区的26个定居点。” ova nformation。</text:p>
      <text:p text:style-name="P4">
总统阿列克谢·库莱巴(Alexei Kuleba)办公室的副负责人与酋长奥瓦·亚历山大·普罗库丁(Ova Alexander Prokudin)一起访问了已经开始进行修复工作的Vysokokopilsk Takchubeyey社区的村庄。</text:p>
      <text:p text:style-name="P4">
在负责Rivne地区的Kochubeyiv社区中，大约需要大约150所房屋进行大修。</text:p>
      <text:p text:style-name="P4">
在Zagradivka和Orlove的村庄中，已经修复了44所房屋。 他们完全或部分替换了屋顶和窗户。 Rivne地区的45个建筑商每天都在修复。</text:p>
      <text:p text:style-name="P4">
<text:span text:style-name="T4">
另请阅读：</text:span>
 [在<text:span text:style-name="T4">
 kherson </text:span>
，并开始了nabomphot hasters壁画“从宪法到独立性”]]](https://www.ukrinform.ua/rubric-culture/3733098-u-hersoni-startuvav-festival-muraliv-na-bomboshovisah-vid-konstitucii-do-nezaleznosti.html)除私人住宅外，还将恢复Zagradiv文化之家Taorlovsky教育综合体。</text:p>
      <text:p text:style-name="P4">
Khmelnitskaya，Cherkasy，Dnipropetrovsk，Ternopil和Chernivtsi地区负责重建Vysokopol社区的村庄。 15建筑旅建造了Arkhangelsk，Ivanivka和Novopetrivka。</text:p>
      <text:p text:style-name="P4">
该社区村庄中陈述的924所房屋已经是资本<text:a xlink:type="simple" xlink:href="https://www.ukrinform.ua/tag-remont" text:style-name="Internet_20_link" text:visited-style-name="Visited_20_Internet_20_Link">
已修复</text:a>
。</text:p>
      <text:p text:style-name="P4">
在Zarichne和Olgine的村庄，Vysokopol社区赞助人-Chernivtsi和Dnipropetrovsk Ova  - 计划修理178座房屋。</text:p>
      <text:p text:style-name="P4">
News Source: <text:a xlink:type="simple" xlink:href="https://www.ukrinform.ua/rubric-vidbudova/3733272-proekt-plicoplic-regioni-ukraini-obednalisa-sob-vidbuduvati-hersonsinu.html" text:style-name="Internet_20_link" text:visited-style-name="Visited_20_Internet_20_Link">
https://www.ukrinform.ua/rubric-vidbudova/3733272-proekt-plicoplic-regioni-ukraini-obednalisa-sob-vidbuduvati-hersonsinu.html</text:a>
</text:p>
      <!--NEWS-->
      <text:h text:style-name="P10" text:outline-level="1">
<text:span text:style-name="T4">
葡萄牙成为23个国家，支持乌克兰在北约的成员资格 -  OP</text:span>
</text:h>
      <text:p text:style-name="P4">
作者: Ukrinform (Person)</text:p>
      <text:p text:style-name="P4">
出版商: Укринформ (Organization)</text:p>
      <text:p text:style-name="P4">
出版时间: 2023-07-08T18:14:00+03:00</text:p>
      <text:p text:style-name="P4">
修改时间: 2023-07-08T18:14:00+03:00</text:p>
      <text:p text:style-name="P4">
描述: 乌克兰和葡萄牙之间的声明已成为第23个文件，正式地支持了乌克兰成员在联盟中的支持。  - 乌克林。</text:p>
      <text:p text:style-name="P4">
图片: ['<text:a xlink:type="simple" xlink:href="https://static.ukrinform.com/photos/2022_12/thumb_files/630_360_1670813052-848.jpg" text:style-name="Internet_20_link" text:visited-style-name="Visited_20_Internet_20_Link">
630_360_16708...</text:a>
']</text:p>
      <text:p text:style-name="P4">
标签: ['НАТО', 'Португалія']</text:p>
      <text:p text:style-name="P4">
类型: Article</text:p>
      <!--METADATA-->
      <text:p text:style-name="P4">
<draw:frame draw:style-name="fr1" draw:name="Image170" text:anchor-type="as-char" svg:width="6.9236in" svg:height="3.956343in" draw:z-index="0">
<draw:image xlink:href="../Images/yкринформ/2023-07-08T18-14-00-03-00/630_360_1670813052-848.jpg" xlink:type="simple" xlink:show="embed" xlink:actuate="onLoad" draw:mime-type="image/jpeg"/>
</draw:frame>
乌克兰和葡萄牙的宣言已成为第23个文件，正式地支持了乌克兰成员在联盟中的支持。</text:p>
      <text:p text:style-name="P4">
这是由总统办公室副总监Igor Zhovkva在[]的报道(https://m.facebook.com/story.php?story_fbid=pfbid0ra8xNTVFWvxv9EW9TbWMzEY82Wj9Li4ECwjspRjaEM1GZRSfAVaYRtvzQQpxmrmEl&amp;id=624154291)<text:a xlink:type="simple" xlink:href="https://m.facebook.com/story.php" text:style-name="Internet_20_link" text:visited-style-name="Visited_20_Internet_20_Link">
Facebook</text:a>
，报道乌克林福姆。</text:p>
      <text:p text:style-name="P4">
Zhovkva说：“葡萄牙已经补充了我们已经正式在联盟中正式支持乌克兰支持的国家的名单：从今天开始 -  23个州，约有四分之三的成员人数。”</text:p>
      <text:p text:style-name="P4">
据他说，该文件特别指出，葡萄牙在进入欧盟的谈判开始时强烈支持乌克兰，并继续在未来会员资格的途中支持乌克兰<text:a xlink:type="simple" xlink:href="https://www.ukrinform.ua/tag-nato" text:style-name="Internet_20_link" text:visited-style-name="Visited_20_Internet_20_Link">
北约</text:a>
它主张乌克兰在允许条件时成为联盟。</text:p>
      <text:p text:style-name="P4">
Zhovkva强调说：“在维尔纽斯举行的北约峰会开始之前，实际上有两个 - 继续为乌克兰带来最大的实际结果。”</text:p>
      <text:p text:style-name="P4">
*!(https://www.ukrinform.ua/rubric-polytics/3733196-zelenskij-obgovoriv-z-premerom-portugalii-pidgotovku-do-samitu-nato.html)据报道，周六，沃罗迪米尔·泽伦斯基(Volodymyr Zelenskyy)总统和安东尼·罗莎(Antonu Rosa)总理共和国在电话交谈中批准了联合<text:a xlink:type="simple" xlink:href="https://www.ukrinform.ua/rubric-polytics/3733208-portugalia-pidtrimue-clenstvo-ukraini-v-nato-koli-budut-vidpovidni-umovi.html" text:style-name="Internet_20_link" text:visited-style-name="Visited_20_Internet_20_Link">
乌克兰支持宣言</text:a>
，包括欧洲和欧洲 - 大西洋融合。</text:p>
      <text:p text:style-name="P4">
News Source: <text:a xlink:type="simple" xlink:href="https://www.ukrinform.ua/rubric-polytics/3733266-portugalia-stala-23-krainou-aka-pidtrimala-clenstvo-ukraini-v-nato-op.html" text:style-name="Internet_20_link" text:visited-style-name="Visited_20_Internet_20_Link">
https://www.ukrinform.ua/rubric-polytics/3733266-portugalia-stala-23-krainou-aka-pidtrimala-clenstvo-ukraini-v-nato-op.html</text:a>
</text:p>
      <!--NEWS-->
      <text:h text:style-name="P10" text:outline-level="1">
<text:span text:style-name="T4">
西班牙人宣布他离开曼联”</text:span>
</text:h>
      <text:p text:style-name="P4">
作者: Ukrinform (Person)</text:p>
      <text:p text:style-name="P4">
出版商: Укринформ (Organization)</text:p>
      <text:p text:style-name="P4">
出版时间: 2023-07-08T18:23:25+03:00</text:p>
      <text:p text:style-name="P4">
修改时间: 2023-07-08T18:23:25+03:00</text:p>
      <text:p text:style-name="P4">
描述: 曼联守门员戴维·德·哈亚（David De Haya）宣布合同完成后离开俱乐部。  - 乌克林。</text:p>
      <text:p text:style-name="P4">
图片: ['<text:a xlink:type="simple" xlink:href="https://static.ukrinform.com/photos/2023_07/thumb_files/630_360_1688829712-596.jpg" text:style-name="Internet_20_link" text:visited-style-name="Visited_20_Internet_20_Link">
630_360_16888...</text:a>
']</text:p>
      <text:p text:style-name="P4">
标签: ['Футбол', 'Манчестер Юнайтед']</text:p>
      <text:p text:style-name="P4">
类型: Article</text:p>
      <!--METADATA-->
      <text:p text:style-name="P4">
<draw:frame draw:style-name="fr1" draw:name="Image171" text:anchor-type="as-char" svg:width="6.9236in" svg:height="3.956343in" draw:z-index="0">
<draw:image xlink:href="../Images/yкринформ/2023-07-08T18-23-25-03-00/630_360_1688829712-596.jpg" xlink:type="simple" xlink:show="embed" xlink:actuate="onLoad" draw:mime-type="image/jpeg"/>
</draw:frame>
曼联守门员戴维·德·希特(David De Hea)宣布合同后离开俱乐部。</text:p>
      <text:p text:style-name="P4">
他在[Twitter]中报道了这一点(https://twitter.com/D_DeGea/status/1677671990910484480)，报道乌克林福姆。</text:p>
      <text:p text:style-name="P4">
“在过去的12年中，我要对您的爱表示感谢和感激之情。 自从我亲爱的Sergei Alex爵士吸引我加入这个俱乐部以来，我们已经取得了很多成就。 每当我穿这件T恤时，我都会感到不可思议。 代表世界上最大的俱乐部是一种荣誉，只有少数幸福的球员奏效。 我不认为，留下一个小男孩，我们将实现他们共同取得的成就。 现在，接受新的挑战，在新条件下再次尝试。 曼彻斯特的预兆将在我心中。”德哈亚说。</text:p>
      <text:p text:style-name="P4">
<text:span text:style-name="T4">
另请阅读：</text:span>
 <text:a xlink:type="simple" xlink:href="https://www.ukrinform.ua/rubric-sports/3733200-uefa-ta-konmebol-anonsuvali-kubok-vikliku.html" text:style-name="Internet_20_link" text:visited-style-name="Visited_20_Internet_20_Link">
UEFA和KONMEBOL宣布了呼叫杯</text:a>
据报道，这位32岁的西班牙人自2011年以来就一直在为俱乐部演出，赢得了APL，欧罗巴联赛，英格兰杯，英国联赛杯和乌克兰超级罐头。</text:p>
      <text:p text:style-name="P4">
照片：盖蒂图像</text:p>
      <text:p text:style-name="P4">
News Source: <text:a xlink:type="simple" xlink:href="https://www.ukrinform.ua/rubric-sports/3733274-ispanec-de-hea-ogolosiv-pro-svij-vidhid-z-mancester-unajted.html" text:style-name="Internet_20_link" text:visited-style-name="Visited_20_Internet_20_Link">
https://www.ukrinform.ua/rubric-sports/3733274-ispanec-de-hea-ogolosiv-pro-svij-vidhid-z-mancester-unajted.html</text:a>
</text:p>
      <!--NEWS-->
      <text:h text:style-name="P10" text:outline-level="1">
<text:span text:style-name="T4">
乌克兰敏感内容的安装在柏林</text:span>
</text:h>
      <text:p text:style-name="P4">
作者: Ukrinform (Person)</text:p>
      <text:p text:style-name="P4">
出版商: Укринформ (Organization)</text:p>
      <text:p text:style-name="P4">
出版时间: 2023-07-08T18:28:00+03:00</text:p>
      <text:p text:style-name="P4">
修改时间: 2023-07-08T18:28:00+03:00</text:p>
      <text:p text:style-name="P4">
描述: 由乌克兰艺术家索菲亚·古帕洛夫斯卡亚（Sophia Gupalovskaya）和达里亚·比拉（Daria Bila）创建的“敏感内容”的安装在本周柏林州立图书馆“柏林”“普鲁士文化遗产基金”上开放。  - 乌克林。</text:p>
      <text:p text:style-name="P4">
图片: ['<text:a xlink:type="simple" xlink:href="https://static.ukrinform.com/photos/2023_07/thumb_files/630_360_1688830020-6867.jpeg" text:style-name="Internet_20_link" text:visited-style-name="Visited_20_Internet_20_Link">
630_360_16888...</text:a>
']</text:p>
      <text:p text:style-name="P4">
标签: ['Берлін', 'Німеччина', 'Інсталяція']</text:p>
      <text:p text:style-name="P4">
类型: Article</text:p>
      <!--METADATA-->
      <text:p text:style-name="P4">
<draw:frame draw:style-name="fr1" draw:name="Image172" text:anchor-type="as-char" svg:width="6.9236in" svg:height="3.956343in" draw:z-index="0">
<draw:image xlink:href="../Images/yкринформ/2023-07-08T18-28-00-03-00/630_360_1688830020-6867.jpeg" xlink:type="simple" xlink:show="embed" xlink:actuate="onLoad" draw:mime-type="image/jpeg"/>
</draw:frame>
本周，柏林“普鲁士文化遗产基金会”，敏感内容，由乌克兰艺术家古帕洛夫斯卡亚(Gupalovskaya)和达里亚·比拉(Daria Bila)创建。</text:p>
      <text:p text:style-name="P4">
关于它的报告<text:a xlink:type="simple" xlink:href="https://www.facebook.com/UkrBotschaftBerlin/posts/pfbid0rwymVko5MGj1APQR6AX63ZoVFyHikLEDe3H3GHjyBnn6jJrY5Fppnwzja5zPr7wKl" text:style-name="Internet_20_link" text:visited-style-name="Visited_20_Internet_20_Link">
乌克兰在德国的大使馆</text:a>
，报道乌克林福姆。</text:p>
      <text:p text:style-name="P4">
该作品展示了艺术加工的家具，其中包括俄罗斯军队摧毁的五个乌克兰图书馆，包括十九世纪的切尔尼希夫青年图书馆。</text:p>
      <text:p text:style-name="P4">
<text:span text:style-name="T4">
另请阅读：</text:span>
 [在Bucha创建<text:span text:style-name="T4">
安装</text:span>
 i以纪念倒下的矿山(https://www.ukrinform.ua/rubric-regions/3730468-u-buci-stvorili-instalaciu-v-pamat-pro-zagiblih-meskanciv.html)7月6日，在官方开幕式上，乌克兰驻德国大使馆的顾问Maxim Yemelyanov强调了安装的象征意义，该装置与Bebel Square上的纪念碑“空图书馆”献给了该地区，该纪念碑献给了该地区的纳粹分子。 1933年的书籍。 外交官强调，拆除乌克兰的文化遗产是俄罗斯 - 主机在乌克兰暂时占领领土上的常规做法。</text:p>
      <text:p text:style-name="P4">
柏林·阿基姆·邦特(Akhim Bonte)国家图书馆的主任在讲话强调与乌克兰的团结以及对乌克兰图书馆的协助进行档案数字化的协助。 他回忆说，国家图书馆有大量乌克兰文学，因此有助于传播有关乌克兰的知识及其在Vnimechina的文化。</text:p>
      <text:p text:style-name="P4">
乌克兰奥琳娜学院副主任也参加了仪式，并参加了主动权“乌克兰外交官的配偶”塔蒂亚娜·西比加(Tatiana Sibiga)的主动权主管。 他们分享了他们对乌克兰作家阿梅林的个人回忆，该作家阿梅林(Amelin)因最近的俄罗斯人对克拉曼托克斯(Kramatorsk)的射击而被杀害。</text:p>
      <text:p text:style-name="P4">
<text:span text:style-name="T4">
另请阅读：</text:span>
 <text:a xlink:type="simple" xlink:href="https://www.ukrinform.ua/rubric-society/3728253-peticia-pro-stvorenna-memorialu-polku-azov-na-spivocomu-poli-nabrala-neobhidnu-kilkist-golosiv.html" text:style-name="Internet_20_link" text:visited-style-name="Visited_20_Internet_20_Link">
关于创建Azov团关于歌唱领域的请愿书已获得所需的选票数</text:a>
该展览的组织是由国家文化部长和德国媒体克劳迪娅·罗斯(Claudia Roth)，乌克兰驻德国大使馆，乌克兰书学院和乌克兰外交官倡议的支持。</text:p>
      <text:p text:style-name="P4">
</text:p>
      <text:p text:style-name="P4">
<text:a xlink:type="simple" xlink:href="https://static.ukrinform.com/photos/2023_07/1688830020-4806.jpeg" text:style-name="Internet_20_link" text:visited-style-name="Visited_20_Internet_20_Link">
 </text:a>
 <text:a xlink:type="simple" xlink:href="https://static.ukrinform.com/photos/2023_07/1688830020-4405.jpeg" text:style-name="Internet_20_link" text:visited-style-name="Visited_20_Internet_20_Link">
</text:a>
 <text:a xlink:type="simple" xlink:href="https://static.ukrinform.com/photos/2023_07/1688830020-6778.jpeg" text:style-name="Internet_20_link" text:visited-style-name="Visited_20_Internet_20_Link">
</text:a>
 <text:a xlink:type="simple" xlink:href="https://static.ukrinform.com/photos/2023_07/1688830020-9599.jpeg" text:style-name="Internet_20_link" text:visited-style-name="Visited_20_Internet_20_Link">
</text:a>
 <text:a xlink:type="simple" xlink:href="https://static.ukrinform.com/photos/2023_07/1688830020-6867.jpeg" text:style-name="Internet_20_link" text:visited-style-name="Visited_20_Internet_20_Link">
<draw:frame draw:style-name="fr1" draw:name="Image178" text:anchor-type="as-char" svg:width="6.9236in" svg:height="3.956343in" draw:z-index="0">
<draw:image xlink:href="../Images/yкринформ/2023-07-08T18-28-00-03-00/630_360_1688830020-6867.jpeg" xlink:type="simple" xlink:show="embed" xlink:actuate="onLoad" draw:mime-type="image/jpeg"/>
</draw:frame>
</text:a>
 <text:a xlink:type="simple" xlink:href="https://static.ukrinform.com/photos/2023_07/1688830020-4696.jpeg" text:style-name="Internet_20_link" text:visited-style-name="Visited_20_Internet_20_Link">
</text:a>
 <text:a xlink:type="simple" xlink:href="https://static.ukrinform.com/photos/2023_07/1688830021-3929.jpeg" text:style-name="Internet_20_link" text:visited-style-name="Visited_20_Internet_20_Link">
</text:a>
我们将提醒我们，“敏感内容”  - “被摧毁的图书馆”与设计师的家具的阐述，由于俄罗斯炮击而受损，由德国莱比锡的Knnzhkovka Fair代表，甚至更早 - 在伦敦的Booke Fair。</text:p>
      <text:p text:style-name="P4">
众所周知，俄罗斯对乌克兰的入侵战争除其他外，针对该国建筑和文化遗产的国家。 自2022年2月以来，至少有260个被摧毁的文化遗址，包括宗教和历史建筑，博物馆，纪念碑和图书馆。</text:p>
      <text:p text:style-name="P4">
News Source: <text:a xlink:type="simple" xlink:href="https://www.ukrinform.ua/rubric-culture/3733278-u-berlini-pracue-ukrainska-instalacia-sensitive-content.html" text:style-name="Internet_20_link" text:visited-style-name="Visited_20_Internet_20_Link">
https://www.ukrinform.ua/rubric-culture/3733278-u-berlini-pracue-ukrainska-instalacia-sensitive-content.html</text:a>
</text:p>
      <!--NEWS-->
      <text:h text:style-name="P10" text:outline-level="1">
<text:span text:style-name="T4">
乌克兰儿童加入了第比利斯的伊万·库帕拉（Ivan Kupala）的庆祝活动</text:span>
</text:h>
      <text:p text:style-name="P4">
作者: Ukrinform (Person)</text:p>
      <text:p text:style-name="P4">
出版商: Укринформ (Organization)</text:p>
      <text:p text:style-name="P4">
出版时间: 2023-07-08T18:31:00+03:00</text:p>
      <text:p text:style-name="P4">
修改时间: 2023-07-08T18:31:00+03:00</text:p>
      <text:p text:style-name="P4">
描述: 今年，伊万·库帕拉（Ivan Kupala）在第比利斯（Tbilisi）的森林湖上庆祝，乌克兰儿童与佐治亚州孤儿院的孤儿一起参加了“我们给予爱”的行动。  - 乌克林。</text:p>
      <text:p text:style-name="P4">
图片: ['<text:a xlink:type="simple" xlink:href="https://static.ukrinform.com/photos/2023_07/thumb_files/630_360_1688830228-420.jpg" text:style-name="Internet_20_link" text:visited-style-name="Visited_20_Internet_20_Link">
630_360_16888...</text:a>
']</text:p>
      <text:p text:style-name="P4">
标签: ['Діаспора', 'Діти', 'Грузія', 'Посольство', 'Івана Купала']</text:p>
      <text:p text:style-name="P4">
类型: Article</text:p>
      <!--METADATA-->
      <text:p text:style-name="P4">
<draw:frame draw:style-name="fr1" draw:name="Image181" text:anchor-type="as-char" svg:width="6.9236in" svg:height="3.956343in" draw:z-index="0">
<draw:image xlink:href="../Images/yкринформ/2023-07-08T18-31-00-03-00/630_360_1688830228-420.jpg" xlink:type="simple" xlink:show="embed" xlink:actuate="onLoad" draw:mime-type="image/jpeg"/>
</draw:frame>
伊万·库帕拉(Ivan Kupala)在第比利斯(Tbilisi)的今年森林湖举行，在第比利斯举行，乌克兰儿童以及佐治亚州愿望的孤儿参加了“我们给予爱”的框架。</text:p>
      <text:p text:style-name="P4">
根据乌克林福姆的说法，在[Facebook]上(https://www.facebook.com/permalink.php?story_fbid=pfbid0iftggpypEmJ1SagokiSxajV3bqVTwMyAUVaYmhqq6N9XbShNDesv1TTSTUP6XB4al&amp;id=100068681860471)据报道，乌克兰在佐治亚州的大使馆报道。</text:p>
      <text:p text:style-name="P4">
节日活动在大使馆，@lisiCharlieCafé，Ngo“ IACD”复兴中以及Iryna Ponko，Alia Znae和Natalia Verevka的协助下举行。</text:p>
      <text:p text:style-name="P4">
“在行动的框架”中，我们给予了爱情。 @Alena Ostapchuk Ridne唱歌，跳舞，从田野上花圈，将它们放在日落前的森林水上，”哨所。</text:p>
      <text:p text:style-name="P4">
孩子们也有机会观看乌克兰卡通“被盗公主：鲁斯兰和洛德米拉”，其慈善机构在Film.Ua的协助下表演。</text:p>
      <text:p text:style-name="P4">
大使馆感谢参加假期的每个人。</text:p>
      <text:p text:style-name="P4">
回想一下，在乔治亚大使馆在乌克兰的Cachetia的酒店大楼Akhasheni葡萄酒和水疗度假村和全面的支持(https://www.ukrinform.ua/rubric-diaspora/3727844-u-gruzii-vidkrili-tabir-litnij-tabir-dla-46-ukrainskih-ditej.html)来自利维夫地区的46名乌克兰儿童的每周夏令营。</text:p>
      <text:p text:style-name="P4">
<text:span text:style-name="T5">
foto：Victoria Chernysh，Alya Goldmayer，Tatiana Kolotilov</text:span>
</text:p>
      <text:p text:style-name="P4">
News Source: <text:a xlink:type="simple" xlink:href="https://www.ukrinform.ua/rubric-diaspora/3733279-ukrainski-diti-dolucilisa-do-svatkuvanna-ivana-kupala-u-tbilisi.html" text:style-name="Internet_20_link" text:visited-style-name="Visited_20_Internet_20_Link">
https://www.ukrinform.ua/rubric-diaspora/3733279-ukrainski-diti-dolucilisa-do-svatkuvanna-ivana-kupala-u-tbilisi.html</text:a>
</text:p>
      <!--NEWS-->
      <text:h text:style-name="P10" text:outline-level="1">
<text:span text:style-name="T4">
法国防止北约的办公室在日本开放-Politico</text:span>
</text:h>
      <text:p text:style-name="P4">
作者: Ukrinform (Person)</text:p>
      <text:p text:style-name="P4">
出版商: Укринформ (Organization)</text:p>
      <text:p text:style-name="P4">
出版时间: 2023-07-08T18:42:51+03:00</text:p>
      <text:p text:style-name="P4">
修改时间: 2023-07-08T18:42:51+03:00</text:p>
      <text:p text:style-name="P4">
描述: 法国反对在日本开设北约办事处。 该国总统认为，北大西洋应该“地理上”联盟。  - 乌克林。</text:p>
      <text:p text:style-name="P4">
图片: ['<text:a xlink:type="simple" xlink:href="https://static.ukrinform.com/photos/2023_04/thumb_files/630_360_1681376742-155.jpg" text:style-name="Internet_20_link" text:visited-style-name="Visited_20_Internet_20_Link">
630_360_16813...</text:a>
']</text:p>
      <text:p text:style-name="P4">
标签: ['Японія', 'НАТО', 'США']</text:p>
      <text:p text:style-name="P4">
类型: Article</text:p>
      <!--METADATA-->
      <text:p text:style-name="P4">
<draw:frame draw:style-name="fr1" draw:name="Image185" text:anchor-type="as-char" svg:width="6.9236in" svg:height="3.956343in" draw:z-index="0">
<draw:image xlink:href="../Images/yкринформ/2023-07-08T18-42-51-03-00/630_360_1681376742-155.jpg" xlink:type="simple" xlink:show="embed" xlink:actuate="onLoad" draw:mime-type="image/jpeg"/>
</draw:frame>
法国反对在日本开设北约办公室。 该国总统认为，北大西洋应该“在地理上”“地理上”。</text:p>
      <text:p text:style-name="P4">
正如乌克林福姆报道的那样，它报告了<text:a xlink:type="simple" xlink:href="https://www.politico.eu/article/emmanuel-macron-block-nato-outpost-japan-china-complaints/" text:style-name="Internet_20_link" text:visited-style-name="Visited_20_Internet_20_Link">
Politico</text:a>
参考知情来源。</text:p>
      <text:p text:style-name="P4">
几个月来，北约官员讨论了在日本开设传播办公室的计划，该办公室将成为亚洲盟友的第一个哨所。</text:p>
      <text:p text:style-name="P4">
这方面的进展应在年度峰会<text:a xlink:type="simple" xlink:href="https://www.ukrinform.ua/tag-nato" text:style-name="Internet_20_link" text:visited-style-name="Visited_20_Internet_20_Link">
北约</text:a>
，下周将在立陶宛举行。</text:p>
      <text:p text:style-name="P4">
但是，法国总统伊曼纽尔·马克龙(Emmanuel Macron)否认了联盟地理扩张的权宜之计，并坚持认为这将导致北约的权力的“风险”与最初的Novo -Atlantic取向“太远”，Politico指出。</text:p>
      <text:p text:style-name="P4">
“我们从根本上不是“为”(北约扩张的想法 -  ed。). Що стосується офісу,японська влада сама сказала нам, що не дуже прихильна до його створення», –заявив Макрон у п’ятницю.</text:p>
      <text:p text:style-name="P4">
На переконання французького президента, НАТО має бути географічно обмеженеПівнічною Атлантикою. Він додав, що статті 5 і 6, які складають основуПівнічноатлантичного договору, є «географічними».</text:p>
      <text:p text:style-name="P4">
У виданні зазначають, що план НАТО щодо відкриття першого азійського офісуз’явився на тлі підвищеної стурбованості агресивною морською та повітряноюповедінкою Китаю щодо Тайваню, а також військ США в регіоні.</text:p>
      <text:p text:style-name="P4">
Проти ідеї відкриття офісу Альянсу в Японії окрім Франції виступає такожКитай.</text:p>
      <text:p text:style-name="P4">
<text:span text:style-name="T4">
Читайте також:</text:span>
 <text:a xlink:type="simple" xlink:href="https://www.ukrinform.ua/rubric-world/3732718-makron-zaaviv-pro-vidnovlenna-poradku-u-francii-pisla-masovih-zavorusen.html" text:style-name="Internet_20_link" text:visited-style-name="Visited_20_Internet_20_Link">
 Макрон заявив про відновлення порядку у <text:span text:style-name="T4">
Фран</text:span>
 ціїпісля масових заворушень </text:a>
该出版物强调：“尽管其他一些北约盟友也对新办公室感到焦虑，但三名了解当前谈判的欧洲外交官认识到最大的反对派来自法国。”</text:p>
      <text:p text:style-name="P4">
据乌克林福姆报道，北约的下一次峰会将于11-12在维尔纽斯举行。 讨论的主要主题之一将继续为乌克兰与俄罗斯侵略作斗争。</text:p>
      <text:p text:style-name="P4">
News Source: <text:a xlink:type="simple" xlink:href="https://www.ukrinform.ua/rubric-world/3733282-francia-pereskodzae-vidkrittu-ofisu-nato-v-aponii-politico.html" text:style-name="Internet_20_link" text:visited-style-name="Visited_20_Internet_20_Link">
https://www.ukrinform.ua/rubric-world/3733282-francia-pereskodzae-vidkrittu-ofisu-nato-v-aponii-politico.html</text:a>
</text:p>
      <!--NEWS-->
      <text:h text:style-name="P10" text:outline-level="1">
<text:span text:style-name="T4">
乌克兰由于与土耳其的谈判而返回了五名阿佐夫斯台捍卫者</text:span>
</text:h>
      <text:p text:style-name="P4">
作者: Ukrinform (Person)</text:p>
      <text:p text:style-name="P4">
出版商: Укринформ (Organization)</text:p>
      <text:p text:style-name="P4">
出版时间: 2023-07-08T18:51:00+03:00</text:p>
      <text:p text:style-name="P4">
修改时间: 2023-07-08T18:51:00+03:00</text:p>
      <text:p text:style-name="P4">
描述: 乌克兰由于与土耳其一方的谈判而被释放出俄罗斯囚禁后在土耳其的五名阿佐夫斯塔尔捍卫者返回家园。  - 乌克林。</text:p>
      <text:p text:style-name="P4">
图片: ['<text:a xlink:type="simple" xlink:href="https://static.ukrinform.com/photos/2023_07/thumb_files/630_360_1688826346-3151.jpeg" text:style-name="Internet_20_link" text:visited-style-name="Visited_20_Internet_20_Link">
630_360_16888...</text:a>
']</text:p>
      <text:p text:style-name="P4">
标签: ['Азов', 'Азовсталь', 'Україна', 'Туреччина', 'Полонені', 'Війна з Росією']</text:p>
      <text:p text:style-name="P4">
类型: Article</text:p>
      <!--METADATA-->
      <text:p text:style-name="P4">
<draw:frame draw:style-name="fr1" draw:name="Image186" text:anchor-type="as-char" svg:width="6.9236in" svg:height="3.956343in" draw:z-index="0">
<draw:image xlink:href="../Images/yкринформ/2023-07-08T18-51-00-03-00/630_360_1688826346-3151.jpeg" xlink:type="simple" xlink:show="embed" xlink:actuate="onLoad" draw:mime-type="image/jpeg"/>
</draw:frame>
乌克兰带到了五名阿佐夫斯塔尔捍卫者的家园，由于与土耳其一方的谈判，他们从俄罗斯囚禁中释放后处于差距。</text:p>
      <text:p text:style-name="P4">
根据乌克林福姆的报道，它报告了<text:a xlink:type="simple" xlink:href="https://president.gov.ua/news/ukrayina-povernula-na-batkivshinu-pyatoh-zahisnikiv-azovstal-84209" text:style-name="Internet_20_link" text:visited-style-name="Visited_20_Internet_20_Link">
总统遗址</text:a>
.</text:p>
      <text:p text:style-name="P4">
"За результатами переговорів із турецькою стороною Україна повернула набатьківщину військових – захисників « <text:a xlink:type="simple" xlink:href="https://www.ukrinform.ua/tag-azovstal" text:style-name="Internet_20_link" text:visited-style-name="Visited_20_Internet_20_Link">
 Азовсталі</text:a>
»：国民警卫队“ Azov”英雄的个人支队的指挥官，他的副代理Svyatoslav Palamar的代理司令官Svyatoslav Palamar副指挥官在消息中说。</text:p>
      <text:p text:style-name="P4">
军方被释放出俄罗斯囚禁后在土耳其。</text:p>
      <text:p text:style-name="P4">
沃迪米尔总统Zelenskyy在伊斯坦布尔机场会见了捍卫者，并成长。</text:p>
      <text:p text:style-name="P4">
<text:span text:style-name="T4">
另请阅读：</text:span>
 [乌克兰从俄罗斯人<text:span text:style-name="T4">
囚禁</text:span>
在45名平民战士中(https://www.ukrinform.ua/rubric-ato/3732328-ukraina-povernula-z-rosijskogo-polonu-45-voiniv-i-dvoh-civilnih.html)“我祝贺你!你是我们的英雄。 非常高兴您返回祖国。斯拉夫人到乌克兰!” 国家元首说。</text:p>
      <text:p text:style-name="P4">
在飞机上，Volodymyr Zelenskyy与Azovstal的捍卫者进行了交流，并感谢他们的勇气和可持续性。</text:p>
      <text:p text:style-name="P4">
</text:p>
      <text:p text:style-name="P4">
正如乌克林福姆(Ukrinform)报道的那样，Zelensky报道说<text:a xlink:type="simple" xlink:href="https://www.ukrinform.ua/rubric-society/3733242-zelenskij-povertaetsa-z-tureccini-do-ukraini-iz-zahisnikami-azovstali.html" text:style-name="Internet_20_link" text:visited-style-name="Visited_20_Internet_20_Link">
与“ Azovstal”的捍卫者返回Zakurchyna</text:a>
自2022年9月以来一直在那里。</text:p>
      <text:p text:style-name="P4">
News Source: <text:a xlink:type="simple" xlink:href="https://www.ukrinform.ua/rubric-society/3733284-ukraina-povernula-patoh-zahisnikiv-azovstali-za-rezultatami-peregovoriv-iz-tureccinou.html" text:style-name="Internet_20_link" text:visited-style-name="Visited_20_Internet_20_Link">
https://www.ukrinform.ua/rubric-society/3733284-ukraina-povernula-patoh-zahisnikiv-azovstali-za-rezultatami-peregovoriv-iz-tureccinou.html</text:a>
</text:p>
      <!--NEWS-->
      <text:h text:style-name="P10" text:outline-level="1">
<text:span text:style-name="T4">
俄罗斯火箭制造商的家庭住在布拉格 - 媒体</text:span>
</text:h>
      <text:p text:style-name="P4">
作者: Ukrinform (Person)</text:p>
      <text:p text:style-name="P4">
出版商: Укринформ (Organization)</text:p>
      <text:p text:style-name="P4">
出版时间: 2023-07-08T19:08:00+03:00</text:p>
      <text:p text:style-name="P4">
修改时间: 2023-07-08T19:08:00+03:00</text:p>
      <text:p text:style-name="P4">
描述: 俄罗斯寡头的家族生产杀死乌克兰人的火箭，继续住在布拉格。  - 乌克林。</text:p>
      <text:p text:style-name="P4">
图片: ['<text:a xlink:type="simple" xlink:href="https://static.ukrinform.com/photos/2023_07/thumb_files/630_360_1688832463-304.jpg" text:style-name="Internet_20_link" text:visited-style-name="Visited_20_Internet_20_Link">
630_360_16888...</text:a>
']</text:p>
      <text:p text:style-name="P4">
标签: ['Чехія', 'Ракета', 'Росія', 'Війна з Росією']</text:p>
      <text:p text:style-name="P4">
类型: Article</text:p>
      <!--METADATA-->
      <text:p text:style-name="P4">
<draw:frame draw:style-name="fr1" draw:name="Image189" text:anchor-type="as-char" svg:width="6.9236in" svg:height="3.956343in" draw:z-index="0">
<draw:image xlink:href="../Images/yкринформ/2023-07-08T19-08-00-03-00/630_360_1688832463-304.jpg" xlink:type="simple" xlink:show="embed" xlink:actuate="onLoad" draw:mime-type="image/jpeg"/>
</draw:frame>
家族寡头生产的火箭杀死了乌克兰人，在布拉格继续进行。</text:p>
      <text:p text:style-name="P4">
周六这样的前进，捷克的新闻<text:a xlink:type="simple" xlink:href="https://www.novinky.cz/clanek/valka-na-ukrajine-rodina-oligarchy-ktery-vyrabi-rakety-zabijejici-ukrajince-dal-vesele-zije-v-praze-40437146" text:style-name="Internet_20_link" text:visited-style-name="Visited_20_Internet_20_Link">
Novinky</text:a>
，报道乌克林福姆。</text:p>
      <text:p text:style-name="P4">
根据材料，鲍里斯·奥布诺索夫(Boris Obnosov)的家人是俄罗斯OJSC“战术导弹安排”的负责人，该公司开发和制造导弹，俄罗斯由乌克兰领土发射的导弹在捷克共和国拥有千万皇冠的房地产。</text:p>
      <text:p text:style-name="P4">
<text:span text:style-name="T4">
另请阅读：</text:span>
 <text:a xlink:type="simple" xlink:href="https://www.ukrinform.ua/rubric-regions/3733201-u-lvovi-prosautsa-z-troma-zagiblimi-vnaslidok-raketnogo-obstrilu.html" text:style-name="Internet_20_link" text:visited-style-name="Visited_20_Internet_20_Link">
在lviv中说再见，因为**导弹被射击</text:a>
作者指出，奥德诺夫(Odnov)并未出现在捷克(Czech)或欧洲圣克特名单中，尽管他的控股行为 - 是的。 打击腐败的基金会Alexei Navalny。</text:p>
      <text:p text:style-name="P4">
根据激进主义者的说法，奥德诺索夫的儿子-in -law -Rostislav Zorikov自2020年6月以来一直居住在布拉格，他有一个永久的住所。 他的房地产成本超过数百万的冠(约420万欧元).</text:p>
      <text:p text:style-name="P4">
«Зоріков не тільки продовжує жити в Празі, але й живе як бандит. Він їздить нарозкішних автомобілях, хоча офіційно не має доходів, і б’є людей, якінаважуються протестувати проти корупції та несправедливості», – написалакерівниця відділу розслідувань ФБК Марія Певчих у суботу в Twitter. Вонадодала відео начебто атаки Зорікова.</text:p>
      <text:p text:style-name="P4">
<text:span text:style-name="T4">
Читайте також:</text:span>
 <text:a xlink:type="simple" xlink:href="https://www.ukrinform.ua/rubric-ato/3733203-zavdanna-iz-zahistu-neba-kieva-vid-rosijskih-raket-majze-virisene-reznikov.html" text:style-name="Internet_20_link" text:visited-style-name="Visited_20_Internet_20_Link">
 Завдання із захисту неба Києва від російських <text:span text:style-name="T4">
ракет</text:span>
майже вирішене - Резніков </text:a>
布拉格的俄罗斯反战争运动“春天”证实，佐里科夫袭击了他们的激进主义者，受害者被带到了一家带花园和瘀伤的医院。</text:p>
      <text:p text:style-name="P4">
捷克共和国外交部拒绝对此案发表评论。 该部门发言人说：“我们没有将提交法人实体的过程的详细信息发布到国家制裁名单上。”</text:p>
      <text:p text:style-name="P4">
Rostislav Zorikov是Olga Obnosov的丈夫，他在一家专门在俄罗斯和国外从事精英婚礼和庆祝活动的活动机构工作。 根据Navalny基金会的数据，Olga还与Holding父亲拥有20％的股份。根据今年5月的基金会的数据，佐里科夫通过两家公司拥有约1.88亿个皇冠的资产。 公司正式面向房地产，公寓和非住宅释放的建设和租金。 根据Navalny Foundation的说法，通过第二家公司，Zorikov在吉兹科夫拥有一栋沿着建筑物，其成本约为1.4亿冠。</text:p>
      <text:p text:style-name="P4">
众所周知，自1950年代以来，俄罗斯OJSC的“公司战术导弹武器”一直在过去的二十年中生存。</text:p>
      <text:p text:style-name="P4">
照片：Novinky.cz</text:p>
      <text:p text:style-name="P4">
News Source: <text:a xlink:type="simple" xlink:href="https://www.ukrinform.ua/rubric-world/3733287-rodina-rosijskogo-virobnika-raket-zive-v-prazi-zmi.html" text:style-name="Internet_20_link" text:visited-style-name="Visited_20_Internet_20_Link">
https://www.ukrinform.ua/rubric-world/3733287-rodina-rosijskogo-virobnika-raket-zive-v-prazi-zmi.html</text:a>
</text:p>
      <!--NEWS-->
      <text:h text:style-name="P10" text:outline-level="1">
<text:span text:style-name="T4">
Ferstapppen-英国大奖赛资格奖得主</text:span>
</text:h>
      <text:p text:style-name="P4">
作者: Ukrinform (Person)</text:p>
      <text:p text:style-name="P4">
出版商: Укринформ (Organization)</text:p>
      <text:p text:style-name="P4">
出版时间: 2023-07-08T19:21:46+03:00</text:p>
      <text:p text:style-name="P4">
修改时间: 2023-07-08T19:21:46+03:00</text:p>
      <text:p text:style-name="P4">
描述: 对于荷兰人来说，这是连续的第五杆。  - 乌克林。</text:p>
      <text:p text:style-name="P4">
图片: ['<text:a xlink:type="simple" xlink:href="https://static.ukrinform.com/photos/2023_07/thumb_files/630_360_1688833236-153.jpg" text:style-name="Internet_20_link" text:visited-style-name="Visited_20_Internet_20_Link">
630_360_16888...</text:a>
']</text:p>
      <text:p text:style-name="P4">
标签: ['Формула-1']</text:p>
      <text:p text:style-name="P4">
类型: Article</text:p>
      <!--METADATA-->
      <text:p text:style-name="P4">
<draw:frame draw:style-name="fr1" draw:name="Image190" text:anchor-type="as-char" svg:width="6.9236in" svg:height="3.956343in" draw:z-index="0">
<draw:image xlink:href="../Images/yкринформ/2023-07-08T19-21-46-03-00/630_360_1688833236-153.jpg" xlink:type="simple" xlink:show="embed" xlink:actuate="onLoad" draw:mime-type="image/jpeg"/>
</draw:frame>
对于托儿所来说，这是连续的第五杆。</text:p>
      <text:p text:style-name="P4">
乌克林福姆报道，本赛季连续第五次，一般一级方程式排名第一的领导者成为POUL位置的获胜者。</text:p>
      <text:p text:style-name="P4">
迈凯轮飞行员兰多·诺里斯(Lando Norris)和奥斯卡·帕斯特里(Oscar Pastri)展示了大不列颠大奖赛的第二和第三次。 这是澳大利亚人在公式-1资格中的最佳结果。</text:p>
      <text:p text:style-name="P4">
另一位红牛飞行员无法克服第16次的第一个分段资格。</text:p>
      <text:p text:style-name="P4">
<text:span text:style-name="T4">
另请阅读：</text:span>
 <text:a xlink:type="simple" xlink:href="https://www.ukrinform.ua/rubric-sports/3730618-formula1-ferstappen-vigrav-granpri-avstrii.html" text:style-name="Internet_20_link" text:visited-style-name="Visited_20_Internet_20_Link">
Formula-1“：<text:span text:style-name="T4">
 Ferstapppen </text:span>
赢得了奥地利大奖赛</text:a>
据乌克林福姆报道，英国大奖赛的主要种族将于7月9日在基辅落后于基辅的下午5:00的7月9日举行。</text:p>
      <text:p text:style-name="P4">
照片：盖蒂图像</text:p>
      <text:p text:style-name="P4">
News Source: <text:a xlink:type="simple" xlink:href="https://www.ukrinform.ua/rubric-sports/3733289-ferstappen-peremozec-kvalifikacii-granpri-velikoi-britanii.html" text:style-name="Internet_20_link" text:visited-style-name="Visited_20_Internet_20_Link">
https://www.ukrinform.ua/rubric-sports/3733289-ferstappen-peremozec-kvalifikacii-granpri-velikoi-britanii.html</text:a>
</text:p>
      <!--NEWS-->
      <text:h text:style-name="P10" text:outline-level="1">
<text:span text:style-name="T4">
敌人专注于四个方向 - 一天超过25次战斗冲突</text:span>
</text:h>
      <text:p text:style-name="P4">
作者: Ukrinform (Person)</text:p>
      <text:p text:style-name="P4">
出版商: Укринформ (Organization)</text:p>
      <text:p text:style-name="P4">
出版时间: 2023-07-08T19:27:00+03:00</text:p>
      <text:p text:style-name="P4">
修改时间: 2023-07-08T19:27:00+03:00</text:p>
      <text:p text:style-name="P4">
描述: 超过25次战斗发生在利曼，巴赫穆特，阿夫迪夫和马林斯克。  - 乌克林。</text:p>
      <text:p text:style-name="P4">
图片: ['<text:a xlink:type="simple" xlink:href="https://static.ukrinform.com/photos/2023_06/thumb_files/630_360_1687795781-867.jpg" text:style-name="Internet_20_link" text:visited-style-name="Visited_20_Internet_20_Link">
630_360_16877...</text:a>
']</text:p>
      <text:p text:style-name="P4">
标签: ['Генштаб', 'Обстріл', 'ЗСУ', 'Війна з Росією']</text:p>
      <text:p text:style-name="P4">
类型: Article</text:p>
      <!--METADATA-->
      <text:p text:style-name="P4">
<draw:frame draw:style-name="fr1" draw:name="Image191" text:anchor-type="as-char" svg:width="6.9236in" svg:height="3.956343in" draw:z-index="0">
<draw:image xlink:href="../Images/yкринформ/2023-07-08T19-27-00-03-00/630_360_1687795781-867.jpg" xlink:type="simple" xlink:show="embed" xlink:actuate="onLoad" draw:mime-type="image/jpeg"/>
</draw:frame>
超过25次战斗发生在纳利曼斯克，巴赫穆特，阿夫迪夫和马林斯基的方向。</text:p>
      <text:p text:style-name="P4">
乌克林福姆(Ukrinform(https://www.facebook.com/GeneralStaff.ua/posts/pfbid02EaFvSdZmWoUP9eBTrQiSLJTemktF3njBBP5GDR6JBeXBRn8kubGZMPpEgvvLHrYbl).</text:p>
      <text:p text:style-name="P4">
“Противник зосереджує основні зусилля на Лиманському, Бахмутському,Авдіївському та Мар’їнському напрямках - протягом доби відбулось понад 25бойових зіткнень”, - ідеться в повідомленні.</text:p>
      <text:p text:style-name="P4">
За даними Генштабу, протягом доби російські військові завдали черговогоракетно-авіаційного удару по території України, застосувавши зенітні керованіракети із зенітно-ракетних комплексів С-300 та іранські ударні безпілотнілітальні апарати Shahed. В результаті бойової роботи підрозділамиПротиповітряної оборони знищено п’ять ударних БпЛА типу Shahed.</text:p>
      <text:p text:style-name="P4">
Частина ударних БпЛА влучила в промислові об’єкти та об’єкти інфраструктури вДніпропетровській та Кіровоградській областях.</text:p>
      <text:p text:style-name="P4">
Також росіяни завдали 34 авіаційних удари, здійснили 42 обстріли з реактивнихсистем залпового вогню. Зокрема, внаслідок обстрілу російськими військовимиміста Лиман вісім цивільних людей загинули і 13 поранено.</text:p>
      <text:p text:style-name="P4">
<text:span text:style-name="T4">
Читайте також:</text:span>
 <text:a xlink:type="simple" xlink:href="https://www.ukrinform.ua/rubric-ato/3733221-unaslidok-obstrilu-limana-zaginuli-semero-ludej-sered-poranenih-dvoe-u-tazkomu-stani.html" text:style-name="Internet_20_link" text:visited-style-name="Visited_20_Internet_20_Link">
 Обстріл <text:span text:style-name="T4">
Лиман</text:span>
 а: загинули семеро людей, середпоранених двоє у тяжкому стані </text:a>
整个乌克兰的火箭和航空罢工的可能性很高。</text:p>
      <text:p text:style-name="P4">
总参谋部的说法，在<text:span text:style-name="T4">
 volyn和Polissya指示中</text:span>
操作保护没有重大变化。 未检测到进攻群体形成的迹象。 白俄罗斯武装部队确定的部队执行与乌克兰边境地区的任务。</text:p>
      <text:p text:style-name="P4">
在<text:span text:style-name="T4">
 Siversky和Slobozhansky的指示中</text:span>
侵略者保留了军事降水。 白天，他在Sumy地区的狼中造成了震惊。 进行了25多个居住的捐赠，特别是Chernihiv地区的Karpovichi进行了迫击炮和炮击； Znob-Novgorod，Bilopillya Sumy地区和Gatyshche，Vovchansk，Kharkiv地区的野蛮人。白天，在<text:span text:style-name="T4">
利马方向</text:span>
，俄罗斯军队领导了塔纳玛加(Tanamaga)的袭击行动，使乌克兰军队摆脱了维塞洛戈迪涅茨克(Veselogodonetsk)地区的职位，没有成功。</text:p>
      <text:p text:style-name="P4">
此外，敌人在Taspyrny Donetsk地区的Nevsky Luhansk地区附近袭击了航空罢工。 包括Nevskoye，Luhansk地区的Bigorivka，Donetsk地区的Taverhn Kamyanskoye和Vesele在内的10个以上的油漆点已被解雇。</text:p>
      <text:p text:style-name="P4">
<text:span text:style-name="T4">
另请阅读：</text:span>
 <text:a xlink:type="simple" xlink:href="https://www.ukrinform.ua/rubric-ato/3733265-porazki-rosii-na-fronti-ostatocno-perenesut-vijnu-u-ii-vnutrisnij-prostir-op.html" text:style-name="Internet_20_link" text:visited-style-name="Visited_20_Internet_20_Link">
<text:span text:style-name="T4">
失败</text:span>
 <text:span text:style-name="T4">
 </text:span>
前面<text:span text:style-name="T4">
 </text:span>
 <text:span text:style-name="T4">
 </text:span>
终于<text:span text:style-name="T4">
<text:span text:style-name="T5">
* shift </text:span>
* </text:span>
战争<text:span text:style-name="T4">
在其</text:span>
内部<text:span text:style-name="T4">
 </text:span>
空间** * \  -  op</text:a>
在<text:span text:style-name="T4">
 bakhmut方向</text:span>
侵略者在地区和白山的地区袭击。 在敌方炮弹中，有10个定居点受到影响 - 其中包括Bogdanivka，Chrome，Yar，Yar，Ivanovo，Donetsk地区。</text:p>
      <text:p text:style-name="P4">
在<text:span text:style-name="T4">
 avdeevsky的方向</text:span>
敌人进行了诺沃卡林，草原，Pervomaisky和Nevelsky的进攻行动不成功。 此外，俄罗斯人在阿夫迪夫卡地区进行了航空罢工。 同时，侵略者炮兵<text:a xlink:type="simple" xlink:href="https://www.ukrinform.ua/tag-obstril" text:style-name="Internet_20_link" text:visited-style-name="Visited_20_Internet_20_Link">
炮击</text:a>
尤其是15多个定居点，尤其是陶瓷，Avdiivka，Donetsk地区的Pervomaisk Tasemenivka。</text:p>
      <text:p text:style-name="P4">
在<text:span text:style-name="T4">
马林斯基的指示</text:span>
在炮兵的敌对大火下，乌克兰捍卫者反映了侵略者在Marinka市的所有袭击。 此外，在顿涅茨克地区的Krasnogorivka和Novomikhailivka附近进行罢工的侵略者。</text:p>
      <text:p text:style-name="P4">
在<text:span text:style-name="T4">
 Shakhtar方向</text:span>
敌人在顿涅茨克地区进行了不成功的进攻行动。 他在那里撞了。 进行了10多个定居点，特别是Novomikhailivka，Coal，Golden Niva和Shakhtar Donetsk地区受伤。</text:p>
      <text:p text:style-name="P4">
在<text:span text:style-name="T4">
 Zaporizhzhya和Kherson的指示中</text:span>
侵略者将主要站点集中在预防进一步促进乌克兰军队上。 另外，敌人洗了哥萨克·赫森地区的航空罢工。 执行20多个定居点，其中包括Novodarivka，Levadne，Malynivka，Zaporizhzhya地区的Gulyaypole； Havrylivka，Antonovka，Kherson地区的金色束，Kherson和Ivanivka和Kherson的Ochakov。声明说：“乌克兰的辩护部队继续在<text:span text:style-name="T4">
 Melitopol和Berdyansk的指示上进行进攻行动</text:span>
，他们固定在成就上，采取反击斗争的措施。”</text:p>
      <text:p text:style-name="P4">
据总参谋部称，国防军的航空在紧贴侵略者人员的领域进行了7次跳动。 在火灾位置，单弹弹药，三种防空手段和两次俄罗斯部队的无线电斗争中，有11个炮兵设施击中了导弹和炮兵的单位。</text:p>
      <text:p text:style-name="P4">
正如乌克林福姆报道的<text:a xlink:type="simple" xlink:href="https://www.ukrinform.ua/rubric-ato/3733034-sili-oboroni-likviduvali-vze-233-440-rosijskih-vijskovih.html" text:style-name="Internet_20_link" text:visited-style-name="Visited_20_Internet_20_Link">
乌克兰国防军</text:a>
从2022年2月24日至2023年7月8日，消除了约233,000 440个俄罗斯入侵者，只有630名。</text:p>
      <text:p text:style-name="P4">
<text:span text:style-name="T5">
foto：总人员</text:span>
</text:p>
      <text:p text:style-name="P4">
News Source: <text:a xlink:type="simple" xlink:href="https://www.ukrinform.ua/rubric-ato/3733292-armia-rf-zoseredila-zusilla-na-cotiroh-napramkah-za-dobu-ponad-25-bojovih-zitknen.html" text:style-name="Internet_20_link" text:visited-style-name="Visited_20_Internet_20_Link">
https://www.ukrinform.ua/rubric-ato/3733292-armia-rf-zoseredila-zusilla-na-cotiroh-napramkah-za-dobu-ponad-25-bojovih-zitknen.html</text:a>
</text:p>
      <!--NEWS-->
      <text:h text:style-name="P10" text:outline-level="1">
<text:span text:style-name="T4">
俄罗斯人从重型炮兵向Nikopol地区开火</text:span>
</text:h>
      <text:p text:style-name="P4">
作者: Ukrinform (Person)</text:p>
      <text:p text:style-name="P4">
出版商: Укринформ (Organization)</text:p>
      <text:p text:style-name="P4">
出版时间: 2023-07-08T19:48:00+03:00</text:p>
      <text:p text:style-name="P4">
修改时间: 2023-07-08T19:48:00+03:00</text:p>
      <text:p text:style-name="P4">
描述: 敌军在下午再次向尼科波尔区开火 - 袭击了玛格内特社区。  - 乌克林。</text:p>
      <text:p text:style-name="P4">
图片: ['<text:a xlink:type="simple" xlink:href="https://static.ukrinform.com/photos/2020_01/thumb_files/630_360_1578295367-779.jpg" text:style-name="Internet_20_link" text:visited-style-name="Visited_20_Internet_20_Link">
630_360_15782...</text:a>
']</text:p>
      <text:p text:style-name="P4">
标签: ['Дніпропетровщина', 'Обстріл', 'Війна з Росією']</text:p>
      <text:p text:style-name="P4">
类型: Article</text:p>
      <!--METADATA-->
      <text:p text:style-name="P4">
<draw:frame draw:style-name="fr1" draw:name="Image192" text:anchor-type="as-char" svg:width="6.9236in" svg:height="3.956343in" draw:z-index="0">
<draw:image xlink:href="../Images/yкринформ/2023-07-08T19-48-00-03-00/630_360_1578295367-779.jpg" xlink:type="simple" xlink:show="embed" xlink:actuate="onLoad" draw:mime-type="image/jpeg"/>
</draw:frame>
荣誉军在下午再次在尼科波尔区开火 - 她袭击了锰社区。</text:p>
      <text:p text:style-name="P4">
关于<text:a xlink:type="simple" xlink:href="https://t.me/dnipropetrovskaODA/5848" text:style-name="Internet_20_link" text:visited-style-name="Visited_20_Internet_20_Link">
电报</text:a>
报告首长-Propetrovsk Ova S​​ergey Lisak，Ukrinform报告</text:p>
      <text:p text:style-name="P4">
“如今，侵略者针对尼科波尔区的玛格内特社区。在那里的重型火炮村中抽搐。”</text:p>
      <text:p text:style-name="P4">
<text:span text:style-name="T4">
另请阅读：</text:span>
 <text:a xlink:type="simple" xlink:href="https://www.ukrinform.ua/rubric-ato/3733221-unaslidok-obstrilu-limana-zaginuli-semero-ludej-sered-poranenih-dvoe-u-tazkomu-stani.html" text:style-name="Internet_20_link" text:visited-style-name="Visited_20_Internet_20_Link">
<text:span text:style-name="T4">
填充</text:span>
利马：七人丧生，两人在严重的情况下赢得了两个</text:a>
没有受伤的人。</text:p>
      <text:p text:style-name="P4">
阐明了有关炮击后果的信息。</text:p>
      <text:p text:style-name="P4">
正如乌克林福姆报道的那样，<text:a xlink:type="simple" xlink:href="https://www.ukrinform.ua/rubric-vidbudova/3733244-na-nikopolsini-vidnovili-vodopostacanna-dla-ponad-1800-ludej.html" text:style-name="Internet_20_link" text:visited-style-name="Visited_20_Internet_20_Link">
在尼科波尔区部分现代化的网络，并恢复了1800多人的供水</text:a>
 .</text:p>
      <text:p text:style-name="P4">
News Source: <text:a xlink:type="simple" xlink:href="https://www.ukrinform.ua/rubric-ato/3733297-vorog-obstrilav-nikopolsinu-z-vazkoi-artilerii.html" text:style-name="Internet_20_link" text:visited-style-name="Visited_20_Internet_20_Link">
https://www.ukrinform.ua/rubric-ato/3733297-vorog-obstrilav-nikopolsinu-z-vazkoi-artilerii.html</text:a>
</text:p>
      <!--NEWS-->
      <text:h text:style-name="P10" text:outline-level="1">
<text:span text:style-name="T4">
在哈尔基夫（Kharkiv）</text:span>
</text:h>
      <text:p text:style-name="P4">
作者: Ukrinform (Person)</text:p>
      <text:p text:style-name="P4">
出版商: Укринформ (Organization)</text:p>
      <text:p text:style-name="P4">
出版时间: 2023-07-08T1:13:52+03:00</text:p>
      <text:p text:style-name="P4">
修改时间: 2023-07-08T21:13:52+03:00</text:p>
      <text:p text:style-name="P4">
描述: 在哈尔基夫（Kharkiv），从全面入侵弗拉基米尔·泽伦斯基（Vladimir Zelensky）的项目“ Active Parks- Healthy Ukraine的地点”开始。  - 乌克林。</text:p>
      <text:p text:style-name="P4">
图片: ['<text:a xlink:type="simple" xlink:href="https://static.ukrinform.com/photos/2023_07/thumb_files/630_360_1688839987-706.jpg" text:style-name="Internet_20_link" text:visited-style-name="Visited_20_Internet_20_Link">
630_360_16888...</text:a>
']</text:p>
      <text:p text:style-name="P4">
标签: ['Україна', 'Харків', 'Забіг']</text:p>
      <text:p text:style-name="P4">
类型: Article</text:p>
      <!--METADATA-->
      <text:p text:style-name="P4">
<draw:frame draw:style-name="fr1" draw:name="Image193" text:anchor-type="as-char" svg:width="6.9236in" svg:height="3.956343in" draw:z-index="0">
<draw:image xlink:href="../Images/yкринформ/2023-07-08T1-13-52-03-00/630_360_1688839987-706.jpg" xlink:type="simple" xlink:show="embed" xlink:actuate="onLoad" draw:mime-type="image/jpeg"/>
</draw:frame>
在哈尔基夫(Kharkiv)，这是从弗拉基米尔·泽伦斯基(Vladimir Zelensky)项目范围内全面入侵比赛的首次入侵，“活跃的公园 - 健康乌克兰的位置”。</text:p>
      <text:p text:style-name="P4">
这是在[电报]中报道的(https://t.me/kharkivoda/10773)Kharkiv，乌克林福姆报道。</text:p>
      <text:p text:style-name="P4">
“ Kharkiv Ova Roman Semenukha和Yevgeny Ivanovodolnokawack的副局长参加了乌克兰总统的项目“活跃的公园 - 健康乌克兰的位置。”</text:p>
      <text:p text:style-name="P4">
<text:span text:style-name="T4">
另请阅读：</text:span>
 <text:a xlink:type="simple" xlink:href="https://www.ukrinform.ua/rubric-diaspora/3715573-ukrainski-veterani-vzali-ucast-u-zabigu-v-cikago.html" text:style-name="Internet_20_link" text:visited-style-name="Visited_20_Internet_20_Link">
乌克兰退伍军人参加了<text:span text:style-name="T4">
 Range </text:span>
在芝加哥</text:a>
正如乌克林福姆(Ukrinform)报道的，在基辅(Kyiv)，6月11日，将在乌克兰国防部阿列克西·丘巴什维夫(Alexei Chubashev)少校少校情报局少校战役中举行慈善竞赛。(“招募”).</text:p>
      <text:p text:style-name="P4">
News Source: <text:a xlink:type="simple" xlink:href="https://www.ukrinform.ua/rubric-regions/3733316-u-harkovi-projsov-zabig-v-mezah-proektu-aktivni-parki-lokacii-zdorovoi-ukraini.html" text:style-name="Internet_20_link" text:visited-style-name="Visited_20_Internet_20_Link">
https://www.ukrinform.ua/rubric-regions/3733316-u-harkovi-projsov-zabig-v-mezah-proektu-aktivni-parki-lokacii-zdorovoi-ukraini.html</text:a>
</text:p>
      <!--NEWS-->
      <text:h text:style-name="P10" text:outline-level="1">
<text:span text:style-name="T4">
ZPP的最后一个单位保持“热停止”状态 - 情报</text:span>
</text:h>
      <text:p text:style-name="P4">
作者: Ukrinform (Person)</text:p>
      <text:p text:style-name="P4">
出版商: Укринформ (Organization)</text:p>
      <text:p text:style-name="P4">
出版时间: 2023-07-08T20:09:00+03:00</text:p>
      <text:p text:style-name="P4">
修改时间: 2023-07-08T20:09:00+03:00</text:p>
      <text:p text:style-name="P4">
描述: 目前，Zaporizhzhya NPP的最后一个单位继续处于“热停止”状态。  - 乌克林。</text:p>
      <text:p text:style-name="P4">
图片: ['<text:a xlink:type="simple" xlink:href="https://static.ukrinform.com/photos/2016_02/thumb_files/630_360_1456158015-9600.jpg" text:style-name="Internet_20_link" text:visited-style-name="Visited_20_Internet_20_Link">
630_360_14561...</text:a>
']</text:p>
      <text:p text:style-name="P4">
标签: ['Розвідка', 'Запорізька АЕС', 'Війна з Росією', 'Єдині новини']</text:p>
      <text:p text:style-name="P4">
类型: Article</text:p>
      <!--METADATA-->
      <text:p text:style-name="P4">
<draw:frame draw:style-name="fr1" draw:name="Image194" text:anchor-type="as-char" svg:width="6.9236in" svg:height="3.956343in" draw:z-index="0">
<draw:image xlink:href="../Images/yкринформ/2023-07-08T20-09-00-03-00/630_360_1456158015-9600.jpg" xlink:type="simple" xlink:show="embed" xlink:actuate="onLoad" draw:mime-type="image/jpeg"/>
</draw:frame>
目前，Zaporizhhya NPP单元继续处于“热胃”状态。</text:p>
      <text:p text:style-name="P4">
根据乌克林福姆的说法，它在<text:a xlink:type="simple" xlink:href="https://www.youtube.com/watch" text:style-name="Internet_20_link" text:visited-style-name="Visited_20_Internet_20_Link">
全国性的temachnaf“单一新闻”的气息中</text:a>
乌克兰·尤索夫国防部的情报局主要局长表示。</text:p>
      <text:p text:style-name="P4">
“目前，ZPP的最后一个单元继续处于“热凳子”状态。 这意味着该单元继续增加。”尤索夫说。</text:p>
      <text:p text:style-name="P4">
*!(https://www.ukrinform.ua/rubric-ato/3733112-rosiani-dostavlaut-na-zaes-mini-ta-vibuhovi-recovini-rozvidka.html)他回忆说，古尔今天发布了一张我的地图和爆炸性的障碍，即入侵者被置于ZPP领土上。</text:p>
      <text:p text:style-name="P4">
“一方面，这是所有和平的鸽子的“嗨”，他们在国外说，这在入侵者的行动中不会有任何问题。 另一方面，这是乌克兰人看到一切的信号。 实际上，种族主义者已经对发布该信息的发布做出了反应，而Rosgv​​ardia的代表则留下了一种相关调整的方式。” Yusov说。</text:p>
      <text:p text:style-name="P4">
他解释说，这张卡仅显示在矿山壁垒的水平上，该障碍物在车站放弃。 据他介绍，该车站的整个领土现在得到了证实。 此外，还有一个单独的采矿，单独的设备和卡车。</text:p>
      <text:p text:style-name="P4">
<text:span text:style-name="T4">
另请阅读：</text:span>
 <text:a xlink:type="simple" xlink:href="https://www.ukrinform.ua/rubric-ato/3733058-kirienko-pobuvav-na-zaes-dla-virisenna-problem-z-personalom-rozvidka.html" text:style-name="Internet_20_link" text:visited-style-name="Visited_20_Internet_20_Link">
Kiriyenko访问了<text:span text:style-name="T4">
 ZPP </text:span>
，以解决“解决问题”  - 智能</text:a>
Yusov强调，矿井过程仍在继续。</text:p>
      <text:p text:style-name="P4">
“当物体掌握在入侵者手中时，危险仍然存在。 乌克兰，安全和国防部，我们的外交，军事和政治领导层采取公开和非公共措施，以影响危险的减少。”</text:p>
      <text:p text:style-name="P4">
他强调，全世界应该记住，在欧洲，恐怖分子已经非法抓住，他们已经犯下了已经实行核勒索的恐怖袭击和战争罪。 他认为，乌克兰和全世界的这一挑战必须通过从那里撤离占领者以及在乌克兰合法控制下的ZPP返回来对车站的完全非军事作出反应。正如乌克林福姆报道的那样，俄罗斯入侵者将我的和炸药交付给核心电厂的领土。</text:p>
      <text:p text:style-name="P4">
News Source: <text:a xlink:type="simple" xlink:href="https://www.ukrinform.ua/rubric-ato/3733302-ostannij-energoblok-zaes-zalisaetsa-u-stani-garacogo-zupinu-rozvidka.html" text:style-name="Internet_20_link" text:visited-style-name="Visited_20_Internet_20_Link">
https://www.ukrinform.ua/rubric-ato/3733302-ostannij-energoblok-zaes-zalisaetsa-u-stani-garacogo-zupinu-rozvidka.html</text:a>
</text:p>
      <!--NEWS-->
      <text:h text:style-name="P10" text:outline-level="1">
<text:span text:style-name="T4">
Tsurenko：不幸的是，由于整个身体竖立的东西，有些平局不是很高</text:span>
</text:h>
      <text:p text:style-name="P4">
作者: Ukrinform (Person)</text:p>
      <text:p text:style-name="P4">
出版商: Укринформ (Organization)</text:p>
      <text:p text:style-name="P4">
出版时间: 2023-07-08T20:22:37+03:00</text:p>
      <text:p text:style-name="P4">
修改时间: 2023-07-08T20:22:37+03:00</text:p>
      <text:p text:style-name="P4">
描述: 乌克兰人将在温布尔登第四个圈子中踢球。  - 乌克林。</text:p>
      <text:p text:style-name="P4">
图片: ['<text:a xlink:type="simple" xlink:href="https://static.ukrinform.com/photos/2023_07/thumb_files/630_360_1688836860-973.jpg" text:style-name="Internet_20_link" text:visited-style-name="Visited_20_Internet_20_Link">
630_360_16888...</text:a>
']</text:p>
      <text:p text:style-name="P4">
标签: ['Цуренко', 'Теніс', 'Вімблдон']</text:p>
      <text:p text:style-name="P4">
类型: Article</text:p>
      <!--METADATA-->
      <text:p text:style-name="P4">
<draw:frame draw:style-name="fr1" draw:name="Image195" text:anchor-type="as-char" svg:width="6.9236in" svg:height="3.956343in" draw:z-index="0">
<draw:image xlink:href="../Images/yкринформ/2023-07-08T20-22-37-03-00/630_360_1688836860-973.jpg" xlink:type="simple" xlink:show="embed" xlink:actuate="onLoad" draw:mime-type="image/jpeg"/>
</draw:frame>
乌克兰人一直在温网第四个圈子里比赛。</text:p>
      <text:p text:style-name="P4">
乌克兰网球运动员Lesya Tsurenko在<text:a xlink:type="simple" xlink:href="https://btu.org.ua/ua/golovne/45743-lesya-curenko-u-deyakih-momentah-matchiv-koli-vzhe-sil-zovsim-nemaye-ya-sobi-nagaduyu-sho-ya-z-ukrayini.html" text:style-name="Internet_20_link" text:visited-style-name="Visited_20_Internet_20_Link">
评论</text:a>
BTU.org报道说，其释放到温布尔登的1/8决赛。</text:p>
      <text:p text:style-name="P4">
“自早晨以来，我头疼。 也许是因为今天的热量与过去的日子相当。 这就是为什么我无法像我那样专注的原因之一。 头痛是如此的脉动，尤其是图纸延迟。 我认为这是造成大量错误的主要原因，因为很难关注。</text:p>
      <text:p text:style-name="P4">
抽筋始于整个身体：在第二组中 - 在手中，第三组 - 甚至是手和腿。 因此，不幸的是，由于整个身体完全减少了，有些平局在定性上不是很可能。 比赛结束后，门廊无法站起来并使我的手正常化，因为我有一个无效的男人。 在某个时候，我只是害怕起床，以免被带到。 但是比赛结束后，幸运的是，有可能避免这种情况的继续，因为碰巧还有40分钟可以继续。 我尽快吃了一切。因此，比赛结束后我设法避开法院的最重要的事情。” Azurenko说。</text:p>
      <text:p text:style-name="P4">
Lesya Tsurenko在第三个Colivimbledon中从罗马尼亚赢得了Ana Bogdan -4：6、6：3、7：6(20-18).</text:p>
      <text:p text:style-name="P4">
<text:span text:style-name="T4">
Читайте також:</text:span>
 <text:a xlink:type="simple" xlink:href="https://www.ukrinform.ua/rubric-sports/3732946-curenko-uvijsla-v-istoriu-vigravsi-najtrivalisij-tajbrejk-na-grand-slam.html" text:style-name="Internet_20_link" text:visited-style-name="Visited_20_Internet_20_Link">
 Леся <text:span text:style-name="T4">
Цуренко</text:span>
 увійшла в історію, вигравшинайтриваліший тайбрейк на Grand Slam </text:a>
正如乌克林福姆(Ukrinform)报道的那样，四分之一决赛Tsurenko的门票正在美国杰西卡·佩古拉(Jessica Pegula)播种的第四个数字，后者将这座山占据了意大利化的Kocherto之上(6：4，6：0).</text:p>
      <text:p text:style-name="P4">
Фото: twitter.com/Wimbledon</text:p>
      <text:p text:style-name="P4">
News Source: <text:a xlink:type="simple" xlink:href="https://www.ukrinform.ua/rubric-sports/3733304-curenko-deaki-rozigrasi-na-zal-buli-ne-duze-akisnimi-same-cerez-te-so-zvodilo-vse-tilo.html" text:style-name="Internet_20_link" text:visited-style-name="Visited_20_Internet_20_Link">
https://www.ukrinform.ua/rubric-sports/3733304-curenko-deaki-rozigrasi-na-zal-buli-ne-duze-akisnimi-same-cerez-te-so-zvodilo-vse-tilo.html</text:a>
</text:p>
      <!--NEWS-->
      <text:h text:style-name="P10" text:outline-level="1">
<text:span text:style-name="T4">
德国对美国决定将盒式弹药移交给乌克兰的决定受到了限制</text:span>
</text:h>
      <text:p text:style-name="P4">
作者: Ukrinform (Person)</text:p>
      <text:p text:style-name="P4">
出版商: Укринформ (Organization)</text:p>
      <text:p text:style-name="P4">
出版时间: 2023-07-08T20:26:00+03:00</text:p>
      <text:p text:style-name="P4">
修改时间: 2023-07-08T20:26:00+03:00</text:p>
      <text:p text:style-name="P4">
描述: 德国总体上反对使用盒式弹药，但就乌克兰而言，它是关于保护其领土的。  - 乌克林。</text:p>
      <text:p text:style-name="P4">
图片: ['<text:a xlink:type="simple" xlink:href="https://static.ukrinform.com/photos/2023_06/thumb_files/630_360_1686771692-782.jpeg" text:style-name="Internet_20_link" text:visited-style-name="Visited_20_Internet_20_Link">
630_360_16867...</text:a>
']</text:p>
      <text:p text:style-name="P4">
标签: ['Німеччина', 'Україна', 'Боєприпаси', 'Війна з Росією']</text:p>
      <text:p text:style-name="P4">
类型: Article</text:p>
      <!--METADATA-->
      <text:p text:style-name="P4">
<draw:frame draw:style-name="fr1" draw:name="Image196" text:anchor-type="as-char" svg:width="6.9236in" svg:height="3.956343in" draw:z-index="0">
<draw:image xlink:href="../Images/yкринформ/2023-07-08T20-26-00-03-00/630_360_1686771692-782.jpeg" xlink:type="simple" xlink:show="embed" xlink:actuate="onLoad" draw:mime-type="image/jpeg"/>
</draw:frame>
德国通常反对使用盒式弹药，但就乌克兰而言，它是关于保护其领土的。</text:p>
      <text:p text:style-name="P4">
因此，他回答了记者要求对美国转移到乌克兰的决定的决定。</text:p>
      <text:p text:style-name="P4">
“在这种情况下，我们正在处理一种特殊情况：乌克兰使用<text:a xlink:type="simple" xlink:href="https://www.ukrinform.ua/tag-boepripasi" text:style-name="Internet_20_link" text:visited-style-name="Visited_20_Internet_20_Link">
弹药</text:a>
保护平民。 发言人说：“这是关于自己政府解放领土的行动。”</text:p>
      <text:p text:style-name="P4">
他还敦促俄罗斯在针对乌克兰的入侵战争中已经“使用”了自助餐厅。</text:p>
      <text:p text:style-name="P4">
<text:span text:style-name="T4">
另请阅读：</text:span>
 [<text:span text:style-name="T4">
五角大楼</text:span>
已宣布了一个新软件包(https://www.ukrinform.ua/rubric-ato/3732977-pentagon-ogolosiv-pro-novij-paket-dopomogi-ukraini-z-kasetnimi-boepripasami.html)同时，吉布斯蒂特(GebbeStyte)强调，德国联邦政府对这种诉讼的立场明显反映了以下事实：德国已在2010年加入了《库赛式初级公约》。 但他回忆说，与联邦共和国不同，美国图克兰不是参加奥斯陆大会的参与者。</text:p>
      <text:p text:style-name="P4">
发言人还表达了“美国朋友不容易传输到相关弹药”的信心。</text:p>
      <text:p text:style-name="P4">
同时，联邦政府外交事务委员会主席迈克尔·罗特(Michael Rot)(会员SPD)在广播电台[WDR]上说明(https://www1.wdr.de/nachrichten/streumunition-usa-ukraine-100.html)“乌克兰处于特殊情况，急需弹药。”但他补充说，他希望乌克兰军队已尽快停止在许多国家 /地区使用磁带弹药。</text:p>
      <text:p text:style-name="P4">
来自CDU Jurgen Gardt Naradio的反对派保守街区的联邦政府代理人<text:a xlink:type="simple" xlink:href="https://www.ndr.de/nachrichten/info/Streubomben-fuer-die-Ukraine-Kein-Risiko-fuer-Zivilisten,audio1419116.html" text:style-name="Internet_20_link" text:visited-style-name="Visited_20_Internet_20_Link">
NDR</text:a>
他指出，德国应批评美国伙伴的矛盾交付，阿德尼米菌无法增加“经典”弹药的生产来保护他们乌克兰。</text:p>
      <text:p text:style-name="P4">
<text:span text:style-name="T4">
另请阅读：</text:span>
 <text:a xlink:type="simple" xlink:href="https://www.ukrinform.ua/rubric-ato/3733120-reznikov-nazvav-pat-principiv-ukraini-sodo-zastosuvanna-kasetnih-boepripasiv.html" text:style-name="Internet_20_link" text:visited-style-name="Visited_20_Internet_20_Link">
Reznikov在申请中任命五个乌克兰原则<text:span text:style-name="T4">
录音机</text:span>
他们的弹药</text:a>
</text:p>
      <text:p text:style-name="P4">
据报道，联邦军开始处置大量的盒式盒式盒子，该盒子在冷战期间服役，这是2001年环保纯净的纯净的盒子，并于2015年11月完成。</text:p>
      <text:p text:style-name="P4">
奥斯陆公约于2008年通过，并于2010年生效。 参与者约有100个州。 乌克兰，俄罗斯联合会和美国不是这个数字的一​​部分。</text:p>
      <text:p text:style-name="P4">
News Source: <text:a xlink:type="simple" xlink:href="https://www.ukrinform.ua/rubric-ato/3733309-nimeccina-strimano-vidreaguvala-na-risenna-ssa-peredati-ukraini-kasetni-boepripasi.html" text:style-name="Internet_20_link" text:visited-style-name="Visited_20_Internet_20_Link">
https://www.ukrinform.ua/rubric-ato/3733309-nimeccina-strimano-vidreaguvala-na-risenna-ssa-peredati-ukraini-kasetni-boepripasi.html</text:a>
</text:p>
      <!--NEWS-->
      <text:h text:style-name="P10" text:outline-level="1">
<text:span text:style-name="T4">
佩斯科夫（Peskov</text:span>
</text:h>
      <text:p text:style-name="P4">
作者: Ukrinform (Person)</text:p>
      <text:p text:style-name="P4">
出版商: Укринформ (Organization)</text:p>
      <text:p text:style-name="P4">
出版时间: 2023-07-08T20:46:00+03:00</text:p>
      <text:p text:style-name="P4">
修改时间: 2023-07-08T20:46:00+03:00</text:p>
      <text:p text:style-name="P4">
描述: 俄罗斯总统德米特里·佩斯科夫（Dmitry Peskov）的发言人回应了阿佐夫斯塔尔（Azovstal）从土耳其返回乌克兰的捍卫者，并指出这是“违反可用协议”。  - 乌克林。</text:p>
      <text:p text:style-name="P4">
图片: ['<text:a xlink:type="simple" xlink:href="https://static.ukrinform.com/photos/2016_03/thumb_files/630_360_1458213800-5278.jpg" text:style-name="Internet_20_link" text:visited-style-name="Visited_20_Internet_20_Link">
630_360_14582...</text:a>
']</text:p>
      <text:p text:style-name="P4">
标签: ['Азов', 'Азовсталь', 'Кремль', 'Пєсков', 'Україна', 'Росія']</text:p>
      <text:p text:style-name="P4">
类型: Article</text:p>
      <!--METADATA-->
      <text:p text:style-name="P4">
<draw:frame draw:style-name="fr1" draw:name="Image197" text:anchor-type="as-char" svg:width="6.9236in" svg:height="3.956343in" draw:z-index="0">
<draw:image xlink:href="../Images/yкринформ/2023-07-08T20-46-00-03-00/630_360_1458213800-5278.jpg" xlink:type="simple" xlink:show="embed" xlink:actuate="onLoad" draw:mime-type="image/jpeg"/>
</draw:frame>
发言人德米特里·佩斯科夫(Dmitry Peskov)回应了阿佐夫斯塔尔(Azovstal)捍卫者从土耳其返回乌克兰的返回，并指出这是“违反现有事务的行为”。</text:p>
      <text:p text:style-name="P4">
正如乌克林福姆报道的那样，它报告了<text:a xlink:type="simple" xlink:href="https://life.ru/p/1592136" text:style-name="Internet_20_link" text:visited-style-name="Visited_20_Internet_20_Link">
生命</text:a>
认可RIA“ Novosti”。</text:p>
      <text:p text:style-name="P4">
佩斯科夫说：“从土耳其到乌克兰的“阿佐夫”领导人的回归无非是对可用协议条件的直接破坏。”</text:p>
      <text:p text:style-name="P4">
克里姆林宫发言人强调，根据协议，战斗机“ <text:a xlink:type="simple" xlink:href="https://www.ukrinform.ua/tag-azov" text:style-name="Internet_20_link" text:visited-style-name="Visited_20_Internet_20_Link">
Azov</text:a>
»它应该在土耳其进行，直到芬兰 - 乌克兰战争，并指责乌克兰和土耳其都和解提到的协议。</text:p>
      <text:p text:style-name="P4">
他补充说，莫斯科没有被告知军事基辅的转移。</text:p>
      <text:p text:style-name="P4">
<text:span text:style-name="T4">
另请阅读：</text:span>
 <text:a xlink:type="simple" xlink:href="https://www.ukrinform.ua/rubric-society/3733284-ukraina-povernula-patoh-zahisnikiv-azovstali-za-rezultatami-peregovoriv-iz-tureccinou.html" text:style-name="Internet_20_link" text:visited-style-name="Visited_20_Internet_20_Link">
乌克兰返回了五名后卫“ <text:span text:style-name="T4">
 azovst </text:span>
 li”，并与土耳其进行了会谈的储备</text:a>
正如乌克兰福明(Ukrinform)报道的那样，乌克兰沃迪米尔·泽伦斯基(Ukraine Volodymyr Zelensky)总裁报告说<text:a xlink:type="simple" xlink:href="https://www.ukrinform.ua/rubric-society/3733242-zelenskij-povertaetsa-z-tureccini-do-ukraini-iz-zahisnikami-azovstali.html" text:style-name="Internet_20_link" text:visited-style-name="Visited_20_Internet_20_Link">
与“阿佐夫斯塔尔”(Azovstal)的捍卫者的回报</text:a>
谁在2022年。</text:p>
      <text:p text:style-name="P4">
据他说，乌克兰士兵Denis Prokopenko，Svyatoslav Palamar，Sergivolynsky，Oleg Khomenko，Denis Sleg最终将与他们的亲戚在一起。</text:p>
      <text:p text:style-name="P4">
2022年9月，有215名乌克兰捍卫者在交易所的一部分中被释放，其中包括阿佐夫斯塔尔捍卫者的指挥官。 从那以后，在土耳其总统雷切普·泰耶普·埃尔多安(Recep Tayyip Erdogan)的保护和安全保证的情况下，有五个亚齐夫人在土耳其出现在土耳其。</text:p>
      <text:p text:style-name="P4">
News Source: <text:a xlink:type="simple" xlink:href="https://www.ukrinform.ua/rubric-polytics/3733312-povernenna-zahisnikiv-azovstali-peskov-zvinuvativ-ukrainu-j-tureccinu-v-porusenni-domovlenostej.html" text:style-name="Internet_20_link" text:visited-style-name="Visited_20_Internet_20_Link">
https://www.ukrinform.ua/rubric-polytics/3733312-povernenna-zahisnikiv-azovstali-peskov-zvinuvativ-ukrainu-j-tureccinu-v-porusenni-domovlenostej.html</text:a>
</text:p>
      <!--NEWS-->
      <text:h text:style-name="P10" text:outline-level="1">
<text:span text:style-name="T4">
Yarmolenko返回后打进了Dynamo的第一个进球</text:span>
</text:h>
      <text:p text:style-name="P4">
作者: Ukrinform (Person)</text:p>
      <text:p text:style-name="P4">
出版商: Укринформ (Organization)</text:p>
      <text:p text:style-name="P4">
出版时间: 2023-07-08T20:47:46+03:00</text:p>
      <text:p text:style-name="P4">
修改时间: 2023-07-08T20:47:46+03:00</text:p>
      <text:p text:style-name="P4">
描述: 安德鲁（Andrew）在对照比赛中与沃尔夫斯伯格（FC Wolfsberger）的比赛中被区分。  - 乌克林。</text:p>
      <text:p text:style-name="P4">
图片: ['<text:a xlink:type="simple" xlink:href="https://static.ukrinform.com/photos/2023_07/thumb_files/630_360_1688838398-445.jpg" text:style-name="Internet_20_link" text:visited-style-name="Visited_20_Internet_20_Link">
630_360_16888...</text:a>
']</text:p>
      <text:p text:style-name="P4">
标签: ['Ярмоленко', 'Динамо', 'Футбол']</text:p>
      <text:p text:style-name="P4">
类型: Article</text:p>
      <!--METADATA-->
      <text:p text:style-name="P4">
<draw:frame draw:style-name="fr1" draw:name="Image198" text:anchor-type="as-char" svg:width="6.9236in" svg:height="3.956343in" draw:z-index="0">
<draw:image xlink:href="../Images/yкринформ/2023-07-08T20-47-46-03-00/630_360_1688838398-445.jpg" xlink:type="simple" xlink:show="embed" xlink:actuate="onLoad" draw:mime-type="image/jpeg"/>
</draw:frame>
安德里(Andriy)在与足球俱乐部沃尔夫斯伯格(FC Wolfsberger)的控制比赛中被授予。</text:p>
      <text:p text:style-name="P4">
Dynamo中场球员Andriy Yarmolenko在社交盖洛克斯“ Wolfsberger”中进球(8：0)，报道乌克林福姆。</text:p>
      <text:p text:style-name="P4">
Yarmolenko在下半场进入了场地，并在第87分钟攻入了UGRI的第六个进球，在11米高的区域接球，击败了守门员并拳打了远处。</text:p>
      <text:p text:style-name="P4">
这是返回基辅俱乐部后的足球运动员的第一场比赛。</text:p>
      <text:p text:style-name="P4">
Mircea Lucescu团队以8：0的成绩赢得了比赛，这要归功于Lednev的进球，Kabaev(双倍的)，Shepelev，贝尼托(双倍的)，Yarmolenko和Buyalsky。</text:p>
      <text:p text:style-name="P4">
<text:span text:style-name="T4">
另请阅读：</text:span>
 <text:a xlink:type="simple" xlink:href="https://www.ukrinform.ua/rubric-sports/3732005-dinamo-rozgromilo-rumunskih-odnoklubnikiv-na-zborah-v-avstrii.html" text:style-name="Internet_20_link" text:visited-style-name="Visited_20_Internet_20_Link">
“ <text:span text:style-name="T4">
 dynamo </text:span>
”在奥地利击败了罗马尼亚同学</text:a>
正如乌克林福姆(Ukrinform)报道的那样，这是季后训练框架中的第二场比赛，在第一次控制会议“ Dynamo”击败了罗马尼亚“ Dinamo”。</text:p>
      <text:p text:style-name="P4">
照片：fcdynamo.com</text:p>
      <text:p text:style-name="P4">
News Source: <text:a xlink:type="simple" xlink:href="https://www.ukrinform.ua/rubric-sports/3733310-armolenko-zabiv-persij-gol-za-dinamo-pisla-povernenna.html" text:style-name="Internet_20_link" text:visited-style-name="Visited_20_Internet_20_Link">
https://www.ukrinform.ua/rubric-sports/3733310-armolenko-zabiv-persij-gol-za-dinamo-pisla-povernenna.html</text:a>
</text:p>
      <!--NEWS-->
      <text:h text:style-name="P10" text:outline-level="1">
<text:span text:style-name="T4">
Chubarov对克里米亚合作者的歇斯底里感到满意</text:span>
</text:h>
      <text:p text:style-name="P4">
作者: Ukrinform (Person)</text:p>
      <text:p text:style-name="P4">
出版商: Укринформ (Organization)</text:p>
      <text:p text:style-name="P4">
出版时间: 2023-07-08T20:57:40+03:00</text:p>
      <text:p text:style-name="P4">
修改时间: 2023-07-08T20:57:40+03:00</text:p>
      <text:p text:style-name="P4">
描述: 克里米亚塔塔尔人的玛利亚人负责人，乌克兰雷德·丘巴罗夫（Ukraine Refat Chubarov）副手表示，克里米亚的合作者介绍了歇斯底里的歇斯底里。  - 乌克林。</text:p>
      <text:p text:style-name="P4">
图片: ['<text:a xlink:type="simple" xlink:href="https://static.ukrinform.com/photos/2020_02/thumb_files/630_360_1582205932-217.jpg" text:style-name="Internet_20_link" text:visited-style-name="Visited_20_Internet_20_Link">
630_360_15822...</text:a>
']</text:p>
      <text:p text:style-name="P4">
标签: ['Чубаров', 'Крим', 'Колаборант']</text:p>
      <text:p text:style-name="P4">
类型: Article</text:p>
      <!--METADATA-->
      <text:p text:style-name="P4">
<draw:frame draw:style-name="fr1" draw:name="Image199" text:anchor-type="as-char" svg:width="6.9236in" svg:height="3.956343in" draw:z-index="0">
<draw:image xlink:href="../Images/yкринформ/2023-07-08T20-57-40-03-00/630_360_1582205932-217.jpg" xlink:type="simple" xlink:show="embed" xlink:actuate="onLoad" draw:mime-type="image/jpeg"/>
</draw:frame>
克里米亚塔塔尔人(Crimean Tatar)的负责人，乌克兰人民副代表Revat Chubarov，克里米亚合作者吞噬了歇斯底里的歇斯底里。</text:p>
      <text:p text:style-name="P4">
他在[电报]中写了有关它的文章(https://t.me/chubarov_refat/1987)乌克林福姆报道，在评论乌克兰和土耳其总统会议的照片-Vladimir和Recep Taiip Erdogan。</text:p>
      <text:p text:style-name="P4">
“对涵盖克里米亚合作者的歇斯底里感到满意……”  - 写道。</text:p>
      <text:p text:style-name="P4">
<text:span text:style-name="T4">
另请阅读：</text:span>
 [乌克兰返回了五名防守者“ <text:span text:style-name="T4">
 Azov </text:span>
 Steel”，并与土耳其进行了会谈的准备(https://www.ukrinform.ua/rubric-society/3733284-ukraina-povernula-patoh-zahisnikiv-azovstali-za-rezultatami-peregovoriv-iz-tureccinou.html)据乌克林福姆称，由于与土耳其一方的谈判，乌克兰返回了五名阿佐夫斯塔尔捍卫者的祖国，他们在被释放出俄罗斯囚禁后在土耳其。</text:p>
      <text:p text:style-name="P4">
沃迪米尔总统Zelenskyy在伊斯坦布尔机场会见了捍卫者，并成长。</text:p>
      <text:p text:style-name="P4">
乌克兰士兵Denis Prokopenko，Svyatoslav Palamar，Sergey Volynsky，Oleghomenko，Denis Sleg终于能够与亲戚在一起。</text:p>
      <text:p text:style-name="P4">
<text:span text:style-name="T4">
另请阅读：</text:span>
 [Zelensky带着“ <text:span text:style-name="T4">
 Azov </text:span>
 Steel”从土耳其返回乌克兰]](https://www.ukrinform.ua/rubric-society/3733242-zelenskij-povertaetsa-z-tureccini-do-ukraini-iz-zahisnikami-azovstali.html)俄罗斯总统发言人德米特里·佩斯科夫(Dmitry Peskov)回应了阿佐夫战斗机从土耳其返回乌克兰的返回，并指出这是“违反现有的负担能力”。</text:p>
      <text:p text:style-name="P4">
News Source: <text:a xlink:type="simple" xlink:href="https://www.ukrinform.ua/rubric-crimea/3733313-cubarov-zadovolenij-isterikou-sered-krimskih-kolaborantiv.html" text:style-name="Internet_20_link" text:visited-style-name="Visited_20_Internet_20_Link">
https://www.ukrinform.ua/rubric-crimea/3733313-cubarov-zadovolenij-isterikou-sered-krimskih-kolaborantiv.html</text:a>
</text:p>
      <!--NEWS-->
      <text:h text:style-name="P10" text:outline-level="1">
<text:span text:style-name="T4">
梅利托波利市市长宣布了一个兄弟 - 在美国的城市</text:span>
</text:h>
      <text:p text:style-name="P4">
作者: Ukrinform (Person)</text:p>
      <text:p text:style-name="P4">
出版商: Укринформ (Organization)</text:p>
      <text:p text:style-name="P4">
出版时间: 2023-07-08T21:00:51+03:00</text:p>
      <text:p text:style-name="P4">
修改时间: 2023-07-08T21:00:51+03:00</text:p>
      <text:p text:style-name="P4">
描述: 梅利托波（Melitopol）历史上第一次，合作伙伴城市将出现在美国。  - 乌克林。</text:p>
      <text:p text:style-name="P4">
图片: ['<text:a xlink:type="simple" xlink:href="https://static.ukrinform.com/photos/2023_05/thumb_files/630_360_1685444472-679.jpg" text:style-name="Internet_20_link" text:visited-style-name="Visited_20_Internet_20_Link">
630_360_16854...</text:a>
']</text:p>
      <text:p text:style-name="P4">
标签: ['Мелітополь', 'США', 'Федоров']</text:p>
      <text:p text:style-name="P4">
类型: Article</text:p>
      <!--METADATA-->
      <text:p text:style-name="P4">
<draw:frame draw:style-name="fr1" draw:name="Image200" text:anchor-type="as-char" svg:width="6.9236in" svg:height="3.956343in" draw:z-index="0">
<draw:image xlink:href="../Images/yкринформ/2023-07-08T21-00-51-03-00/630_360_1685444472-679.jpg" xlink:type="simple" xlink:show="embed" xlink:actuate="onLoad" draw:mime-type="image/jpeg"/>
</draw:frame>
Melitopol Vistoria将首次出现在美国。</text:p>
      <text:p text:style-name="P4">
关于<text:a xlink:type="simple" xlink:href="https://t.me/ivan_fedorov_melitopol/2468" text:style-name="Internet_20_link" text:visited-style-name="Visited_20_Internet_20_Link">
电报</text:a>
乌克林福姆报道说，梅利托波尔·伊万·费多罗夫市长报告说。</text:p>
      <text:p text:style-name="P4">
``与美国城市之一的风暴协议将于周一签署。 这对可持续发展很重要，因为梅利托波尔的历史上没有这样的事情。 我们正在美国建立 - 在美国之间建立关系，这将是我们与合作伙伴之间的联系，这是在纽约市之后发展的城市发展，以研究经验，创新，新领域。”</text:p>
      <text:p text:style-name="P4">
<text:span text:style-name="T4">
另请阅读：</text:span>
 <text:a xlink:type="simple" xlink:href="https://www.ukrinform.ua/rubric-regions/3733235-desatki-meskanciv-melitopola-znahodatsa-v-rosijskih-sizo-fedorov.html" text:style-name="Internet_20_link" text:visited-style-name="Visited_20_Internet_20_Link">
数十个居民<text:span text:style-name="T4">
 melitopo </text:span>
 la是乌罗西亚拘留中心-Fedorov</text:a>
他补充说，新姊妹城市将是新泽西州的霍克斯。</text:p>
      <text:p text:style-name="P4">
据报道，两个月前，他在前往美国的工作期间结识了市政当局并进行了谈判。</text:p>
      <text:p text:style-name="P4">
News Source: <text:a xlink:type="simple" xlink:href="https://www.ukrinform.ua/rubric-regions/3733314-mer-melitopola-anonsuvav-pobratimsku-ugodu-iz-mistom-u-ssa.html" text:style-name="Internet_20_link" text:visited-style-name="Visited_20_Internet_20_Link">
https://www.ukrinform.ua/rubric-regions/3733314-mer-melitopola-anonsuvav-pobratimsku-ugodu-iz-mistom-u-ssa.html</text:a>
</text:p>
      <!--NEWS-->
      <text:h text:style-name="P10" text:outline-level="1">
<text:span text:style-name="T4">
发现了俄罗斯造成的俄罗斯补偿机制 -</text:span>
</text:h>
      <text:p text:style-name="P4">
作者: Ukrinform (Person)</text:p>
      <text:p text:style-name="P4">
出版商: Укринформ (Organization)</text:p>
      <text:p text:style-name="P4">
出版时间: 2023-07-08T21:07:00+03:00</text:p>
      <text:p text:style-name="P4">
修改时间: 2023-07-08T21:07:00+03:00</text:p>
      <text:p text:style-name="P4">
描述: 发现俄罗斯联邦对乌克兰的侵略造成的损失的赔偿机制。  - 乌克林。</text:p>
      <text:p text:style-name="P4">
图片: ['<text:a xlink:type="simple" xlink:href="https://static.ukrinform.com/photos/2022_11/thumb_files/630_360_1669739046-749.jpg" text:style-name="Internet_20_link" text:visited-style-name="Visited_20_Internet_20_Link">
630_360_16697...</text:a>
']</text:p>
      <text:p text:style-name="P4">
标签: ['Велика сімка', 'Малюська', 'Війна з Росією']</text:p>
      <text:p text:style-name="P4">
类型: Article</text:p>
      <!--METADATA-->
      <text:p text:style-name="P4">
<draw:frame draw:style-name="fr1" draw:name="Image201" text:anchor-type="as-char" svg:width="6.9236in" svg:height="3.956343in" draw:z-index="0">
<draw:image xlink:href="../Images/yкринформ/2023-07-08T21-07-00-03-00/630_360_1669739046-749.jpg" xlink:type="simple" xlink:show="embed" xlink:actuate="onLoad" draw:mime-type="image/jpeg"/>
</draw:frame>
发现俄罗斯联邦对乌克兰的侵略造成的损失的赔偿机制。</text:p>
      <text:p text:style-name="P4">
关于<text:a xlink:type="simple" xlink:href="https://www.youtube.com/watch" text:style-name="Internet_20_link" text:visited-style-name="Visited_20_Internet_20_Link">
temachonfon曾经</text:a>
乌克林福姆报道，司法部长丹尼斯·马斯斯(Denis M. Masus)说。</text:p>
      <text:p text:style-name="P4">
“发现了对乌克兰造成的损害的补偿机制。在东京司法大臣的会议，讨论的关键主题是对俄罗斯联邦侵略的法律反应。</text:p>
      <text:p text:style-name="P4">
<text:span text:style-name="T4">
另请阅读：</text:span>
 <text:a xlink:type="simple" xlink:href="https://www.ukrinform.ua/rubric-world/3732744-ministri-usticii-g7-pidtverdili-pidtrimku-rozsliduvanna-voennih-zlociniv-rosian-v-ukraini.html" text:style-name="Internet_20_link" text:visited-style-name="Visited_20_Internet_20_Link">
G7司法部长证实了调查俄罗斯人在乌克兰的俄罗斯犯罪的支持</text:a>
他指出，这种机制由三个关键要素组成。 第一个元素是创建损失登记册 - 所有照片，视频证据，节目等。</text:p>
      <text:p text:style-name="P4">
“他已经处于实施的中间。 Masuska说：“创建了一个国际组织，称为国际损失登记册。</text:p>
      <text:p text:style-name="P4">
他强调，有40多个国家加入了这种机制，以确保其资金和运作。</text:p>
      <text:p text:style-name="P4">
<text:span text:style-name="T4">
另请阅读：</text:span>
 <text:a xlink:type="simple" xlink:href="https://www.ukrinform.ua/rubric-society/3725521-kerivnik-miznarodnoi-komisii-z-pitan-zniklih-bezvisti-rozpoviv-pro-slahi-pidtrimki-ukraini.html" text:style-name="Internet_20_link" text:visited-style-name="Visited_20_Internet_20_Link">
国际失踪委员会主管关于支持乌克兰的方法的失踪方法</text:a>
乌克兰方希望该注册表将被充分创建和推出，并将在年底更接近，并将“从我们的本地内注册中提出的信息，以及其他将发布的数据和证据”。</text:p>
      <text:p text:style-name="P4">
马苏斯的第二个要素称创建薪酬委员会，该委员会将考虑要求并告诉多少人，俄罗斯从补偿点向谁和俄罗斯联合会。</text:p>
      <text:p text:style-name="P4">
“在这里，我们对同事也有了解。 只有法律手续的问题。我们在讨论和讨论的过程中。 我们预计决策和讨论将在夏季结束时(今年初秋季)收获。”司法部长说。</text:p>
      <text:p text:style-name="P4">
<text:span text:style-name="T4">
另请阅读：</text:span>
 <text:a xlink:type="simple" xlink:href="https://www.ukrinform.ua/rubric-society/3685074-u-londoni-ministri-usticii-obgovorili-rozsliduvanna-zlociniv-rf-v-ukraini.html" text:style-name="Internet_20_link" text:visited-style-name="Visited_20_Internet_20_Link">
在伦敦，司法部长讨论了乌克兰俄罗斯RF的调查</text:a>
</text:p>
      <text:p text:style-name="P4">
“与美国的同事合作。他们没收了俄罗斯寡头之一的最新行为。从这种没收的情况下，在试点模式下收取的资金，我们将尝试将这种补偿机制发送给帐户。因此，我们正在努力选择西方俄罗斯联邦的所有资产，并向他们发送赔偿。”</text:p>
      <text:p text:style-name="P4">
根据乌克林福姆的说法，七组国家的司法部长确认了他们的任务，以确保对俄罗斯对乌克兰战争期间犯下的战争罪进行调查。</text:p>
      <text:p text:style-name="P4">
News Source: <text:a xlink:type="simple" xlink:href="https://www.ukrinform.ua/rubric-society/3733311-znajdenij-mehanizm-kompensacii-za-zavdani-rosieu-zbitki-maluska.html" text:style-name="Internet_20_link" text:visited-style-name="Visited_20_Internet_20_Link">
https://www.ukrinform.ua/rubric-society/3733311-znajdenij-mehanizm-kompensacii-za-zavdani-rosieu-zbitki-maluska.html</text:a>
</text:p>
      <!--NEWS-->
      <text:h text:style-name="P10" text:outline-level="1">
<text:span text:style-name="T4">
Kostyuk在一次排放中完成了温网上的表演</text:span>
</text:h>
      <text:p text:style-name="P4">
作者: Ukrinform (Person)</text:p>
      <text:p text:style-name="P4">
出版商: Укринформ (Organization)</text:p>
      <text:p text:style-name="P4">
出版时间: 2023-07-08T21:10:20+03:00</text:p>
      <text:p text:style-name="P4">
修改时间: 2023-07-08T21:10:20+03:00</text:p>
      <text:p text:style-name="P4">
描述: 乌克兰人让位于美国人。  - 乌克林。</text:p>
      <text:p text:style-name="P4">
图片: ['<text:a xlink:type="simple" xlink:href="https://static.ukrinform.com/photos/2023_07/thumb_files/630_360_1688839743-533.jpg" text:style-name="Internet_20_link" text:visited-style-name="Visited_20_Internet_20_Link">
630_360_16888...</text:a>
']</text:p>
      <text:p text:style-name="P4">
标签: ['Теніс', 'Марта Костюк', 'Вімблдон']</text:p>
      <text:p text:style-name="P4">
类型: Article</text:p>
      <!--METADATA-->
      <text:p text:style-name="P4">
<draw:frame draw:style-name="fr1" draw:name="Image202" text:anchor-type="as-char" svg:width="6.9236in" svg:height="3.956343in" draw:z-index="0">
<draw:image xlink:href="../Images/yкринформ/2023-07-08T21-10-20-03-00/630_360_1688839743-533.jpg" xlink:type="simple" xlink:show="embed" xlink:actuate="onLoad" draw:mime-type="image/jpeg"/>
</draw:frame>
乌克兰山羊已经发生了。</text:p>
      <text:p text:style-name="P4">
乌克兰·乌克林福姆(Ukrinform)报道，乌克兰网球运动员玛塔·科斯蒂克(Marta Kostyuk)让位于UNTREA KOLI WIMBLEDON的美国人麦迪逊·基兹(Madison Kizz)-4：6、1：6报道。</text:p>
      <text:p text:style-name="P4">
在第一盘之后，乌克兰人将医生送到法院，但能够继续繁殖。 在第二盘中，科斯蒂克(Kostyuk)无能为力，只能赢得一场比赛。</text:p>
      <text:p text:style-name="P4">
第三个圆圈是温布尔登科斯蒂克的最佳结果。</text:p>
      <text:p text:style-name="P4">
今天，7月8日，乌克兰人将在温布尔登(Wimbledon)进行另一场比赛。 从Marselo Arealo Kostyuk配对将抵抗Duetuvinus-Andreysk。 比赛将不早于22:20。</text:p>
      <text:p text:style-name="P4">
*!(https://www.ukrinform.ua/rubric-sports/3732976-svitolina-vijsla-do-18-finalu-vimbldona-obigravsi-cempionku-australian-open-kenin.html)正如乌克林福姆(Ukrinform)报道的那样，明天7月9日，两名乌克兰人将来到草药“ Maidora”的法庭上：Tsurenko将与Svitolina Coment Coment Meazarenko一起玩。</text:p>
      <text:p text:style-name="P4">
照片：Daniel Kopatsch</text:p>
      <text:p text:style-name="P4">
News Source: <text:a xlink:type="simple" xlink:href="https://www.ukrinform.ua/rubric-sports/3733315-kostuk-zaversila-vistupi-na-vimbldoni-v-odinocnomu-rozradi.html" text:style-name="Internet_20_link" text:visited-style-name="Visited_20_Internet_20_Link">
https://www.ukrinform.ua/rubric-sports/3733315-kostuk-zaversila-vistupi-na-vimbldoni-v-odinocnomu-rozradi.html</text:a>
</text:p>
      <!--NEWS-->
      <text:h text:style-name="P10" text:outline-level="1">
<text:span text:style-name="T4">
在哈尔基夫（Kharkiv）</text:span>
</text:h>
      <text:p text:style-name="P4">
作者: Ukrinform (Person)</text:p>
      <text:p text:style-name="P4">
出版商: Укринформ (Organization)</text:p>
      <text:p text:style-name="P4">
出版时间: 2023-07-08T21:13:52+03:00</text:p>
      <text:p text:style-name="P4">
修改时间: 2023-07-08T21:13:52+03:00</text:p>
      <text:p text:style-name="P4">
描述: 在哈尔基夫（Kharkiv），从全面入侵弗拉基米尔·泽伦斯基（Vladimir Zelensky）的项目“ Active Parks- Healthy Ukraine的地点”开始。  - 乌克林。</text:p>
      <text:p text:style-name="P4">
图片: ['<text:a xlink:type="simple" xlink:href="https://static.ukrinform.com/photos/2023_07/thumb_files/630_360_1688839987-706.jpg" text:style-name="Internet_20_link" text:visited-style-name="Visited_20_Internet_20_Link">
630_360_16888...</text:a>
']</text:p>
      <text:p text:style-name="P4">
标签: ['Україна', 'Харків', 'Забіг']</text:p>
      <text:p text:style-name="P4">
类型: Article</text:p>
      <!--METADATA-->
      <text:p text:style-name="P4">
<draw:frame draw:style-name="fr1" draw:name="Image203" text:anchor-type="as-char" svg:width="6.9236in" svg:height="3.956343in" draw:z-index="0">
<draw:image xlink:href="../Images/yкринформ/2023-07-08T21-13-52-03-00/630_360_1688839987-706.jpg" xlink:type="simple" xlink:show="embed" xlink:actuate="onLoad" draw:mime-type="image/jpeg"/>
</draw:frame>
在哈尔基夫(Kharkiv)，这是从弗拉基米尔·泽伦斯基(Vladimir Zelensky)项目范围内全面入侵比赛的首次入侵，“活跃的公园 - 健康乌克兰的位置”。</text:p>
      <text:p text:style-name="P4">
这是在[电报]中报道的(https://t.me/kharkivoda/10773)Kharkiv，乌克林福姆报道。</text:p>
      <text:p text:style-name="P4">
“ Kharkiv Ova Roman Semenukha和Yevgeny Ivanovodolnokawack的副局长参加了乌克兰总统的项目“活跃的公园 - 健康乌克兰的位置。”</text:p>
      <text:p text:style-name="P4">
<text:span text:style-name="T4">
另请阅读：</text:span>
 <text:a xlink:type="simple" xlink:href="https://www.ukrinform.ua/rubric-diaspora/3715573-ukrainski-veterani-vzali-ucast-u-zabigu-v-cikago.html" text:style-name="Internet_20_link" text:visited-style-name="Visited_20_Internet_20_Link">
乌克兰退伍军人参加了<text:span text:style-name="T4">
 Range </text:span>
在芝加哥</text:a>
正如乌克林福姆(Ukrinform)报道的，在基辅(Kyiv)，6月11日，将在乌克兰国防部阿列克西·丘巴什维夫(Alexei Chubashev)少校少校情报局少校战役中举行慈善竞赛。(“招募”).</text:p>
      <text:p text:style-name="P4">
News Source: <text:a xlink:type="simple" xlink:href="https://www.ukrinform.ua/rubric-regions/3733316-u-harkovi-projsov-zabig-v-mezah-proektu-aktivni-parki-lokacii-zdorovoi-ukraini.html" text:style-name="Internet_20_link" text:visited-style-name="Visited_20_Internet_20_Link">
https://www.ukrinform.ua/rubric-regions/3733316-u-harkovi-projsov-zabig-v-mezah-proektu-aktivni-parki-lokacii-zdorovoi-ukraini.html</text:a>
</text:p>
      <!--NEWS-->
      <text:h text:style-name="P10" text:outline-level="1">
<text:span text:style-name="T4">
英格兰国家队是足球青年欧元的获胜者</text:span>
</text:h>
      <text:p text:style-name="P4">
作者: Ukrinform (Person)</text:p>
      <text:p text:style-name="P4">
出版商: Укринформ (Organization)</text:p>
      <text:p text:style-name="P4">
出版时间: 2023-07-08T21:19:00+03:00</text:p>
      <text:p text:style-name="P4">
修改时间: 2023-07-08T21:19:00+03:00</text:p>
      <text:p text:style-name="P4">
描述: 英格兰并没有错过Euro U-21的一个进球。  - 乌克林。</text:p>
      <text:p text:style-name="P4">
图片: ['<text:a xlink:type="simple" xlink:href="https://static.ukrinform.com/photos/2023_07/thumb_files/630_360_1688840278-834.jpg" text:style-name="Internet_20_link" text:visited-style-name="Visited_20_Internet_20_Link">
630_360_16888...</text:a>
']</text:p>
      <text:p text:style-name="P4">
标签: ['Футбол']</text:p>
      <text:p text:style-name="P4">
类型: Article</text:p>
      <!--METADATA-->
      <text:p text:style-name="P4">
<draw:frame draw:style-name="fr1" draw:name="Image204" text:anchor-type="as-char" svg:width="6.9236in" svg:height="3.956343in" draw:z-index="0">
<draw:image xlink:href="../Images/yкринформ/2023-07-08T21-19-00-03-00/630_360_1688840278-834.jpg" xlink:type="simple" xlink:show="embed" xlink:actuate="onLoad" draw:mime-type="image/jpeg"/>
</draw:frame>
英格兰不允许欧元U-21的一个进球。</text:p>
      <text:p text:style-name="P4">
乌克林福姆报道，英格兰39年来首次赢得了欧洲足球青年锦标赛，乌菲纳斯人最少会从西班牙 -  1-0赢得同行。</text:p>
      <text:p text:style-name="P4">
库尔提斯·琼斯(Kurtis Jones)在比赛上半场结束时唯一的进球。 英格兰在历史上第三次成为欧洲U-21的赢家。</text:p>
      <text:p text:style-name="P4">
李·卡斯利(Lee Karsley)的球队并没有错过整个比赛的一个进球。 Cermandeims Trafford的守门员参加了所有比赛，并没有错过任何一个球，在决赛的最后几秒钟都反映了。</text:p>
      <text:p text:style-name="P4">
在小组赛中，英国最高得分(9)打进6球。 英格兰上升的英格兰克服了葡萄牙(1：0)和以色列(3：0).</text:p>
      <text:p text:style-name="P4">
<text:span text:style-name="T4">
Читайте також:</text:span>
 <text:a xlink:type="simple" xlink:href="https://www.ukrinform.ua/rubric-sports/3732408-rotan-meni-duze-priemno-bulo-pracuvati-z-hlopcami-kozna-hvilina-provedena-razom-bude-v-moemu-serci-nazavzdi.html" text:style-name="Internet_20_link" text:visited-style-name="Visited_20_Internet_20_Link">
 <text:span text:style-name="T4">
Ротань</text:span>
 : Мені дуже приємно було працювати з хлопцями– кожна хвилина проведена разом буде в моєму серці</text:a>
正如乌克林福姆报道的那样，乌克兰国家队进入了比赛的半决赛，西班牙被存入了比赛。 半决赛的出口保证了乌克兰参加2024年Volhympic运动会的参与。</text:p>
      <text:p text:style-name="P4">
照片：盖蒂图像</text:p>
      <text:p text:style-name="P4">
News Source: <text:a xlink:type="simple" xlink:href="https://www.ukrinform.ua/rubric-sports/3733318-zbirna-anglii-peremozec-molodiznogo-evro-z-futbolu.html" text:style-name="Internet_20_link" text:visited-style-name="Visited_20_Internet_20_Link">
https://www.ukrinform.ua/rubric-sports/3733318-zbirna-anglii-peremozec-molodiznogo-evro-z-futbolu.html</text:a>
</text:p>
      <!--NEWS-->
      <text:h text:style-name="P10" text:outline-level="1">
<text:span text:style-name="T4">
军团“俄罗斯自由”计划对俄罗斯联邦领土的新突袭 - 观察员</text:span>
</text:h>
      <text:p text:style-name="P4">
作者: Ukrinform (Person)</text:p>
      <text:p text:style-name="P4">
出版商: Укринформ (Organization)</text:p>
      <text:p text:style-name="P4">
出版时间: 2023-07-08T21:38:00+03:00</text:p>
      <text:p text:style-name="P4">
修改时间: 2023-07-08T21:38:00+03:00</text:p>
      <text:p text:style-name="P4">
描述: 军团“俄罗斯自由”的指挥官报告说，他的战斗人员计划在俄罗斯联邦领土上进行另一场跨境突袭。  - 乌克林。</text:p>
      <text:p text:style-name="P4">
图片: ['<text:a xlink:type="simple" xlink:href="https://static.ukrinform.com/photos/2022_08/thumb_files/630_360_1661954199-345.jpg" text:style-name="Internet_20_link" text:visited-style-name="Visited_20_Internet_20_Link">
630_360_16619...</text:a>
']</text:p>
      <text:p text:style-name="P4">
标签: ['Доброволець', 'Війна з Росією', 'Легіон «Свобода Росії» ']</text:p>
      <text:p text:style-name="P4">
类型: Article</text:p>
      <!--METADATA-->
      <text:p text:style-name="P4">
<draw:frame draw:style-name="fr1" draw:name="Image205" text:anchor-type="as-char" svg:width="6.9236in" svg:height="3.956343in" draw:z-index="0">
<draw:image xlink:href="../Images/yкринформ/2023-07-08T21-38-00-03-00/630_360_1661954199-345.jpg" xlink:type="simple" xlink:show="embed" xlink:actuate="onLoad" draw:mime-type="image/jpeg"/>
</draw:frame>
俄罗斯司令的自由说，他的战士计划对俄罗斯联邦领土进行一次袭击。</text:p>
      <text:p text:style-name="P4">
根据乌克林福姆的说法，凯撒的呼号马克西米利安·安德罗尼科夫(Maximilian Andronnikov)在接受采访<text:a xlink:type="simple" xlink:href="http://www.theguardian.com/world/2023/jul/08/anti-putin-forces-plan-fresh-attacks-inside-russia" text:style-name="Internet_20_link" text:visited-style-name="Visited_20_Internet_20_Link">
Oberver</text:a>
。</text:p>
      <text:p text:style-name="P4">
“这将是我们的第三次操作。 那将是第四和第五。 我们有雄心勃勃的植物。 凯撒补充说，军团旨在解放俄罗斯联邦的整个领土。</text:p>
      <text:p text:style-name="P4">
大约200名俄罗斯(志愿者)组成的军团“俄罗斯自由”(https://www.ukrinform.ua/tag-dobrovolec)，在5月和6月突袭了俄罗斯气味。 据安德隆尼科夫(Andronnikov)称，该小组的成员被杀。 他称克里姆林宫关于游击队中巨大损失的陈述。</text:p>
      <text:p text:style-name="P4">
49岁的Andronnikov-A前健身教练在索契和圣彼得堡工作。 全面入侵俄罗斯之后，他搬到了杜克兰娜(Dukraina)。 俄罗斯联邦的检察官办公室指控他犯了许多罪行，特别是国家社区。</text:p>
      <text:p text:style-name="P4">
<text:span text:style-name="T4">
另请阅读：</text:span>
 <text:a xlink:type="simple" xlink:href="https://www.ukrinform.ua/rubric-ato/3717763-legion-svoboda-rosii-zaproponuvav-zitelam-belgorodsini-evakuuvatisa-v-ukrainu.html" text:style-name="Internet_20_link" text:visited-style-name="Visited_20_Internet_20_Link">
Lefion“ <text:span text:style-name="T4">
自由</text:span>
 <text:span text:style-name="T4">
 </text:span>
俄罗斯**”建议Mambelgorod地区的居民撤离乌克兰</text:a>
军团的负责人承认，他的民兵只能在乌克兰军队的帮助下起作用，但说在俄罗斯领土上的积极行动中，这些决定是独立的。 据他说，他们在其中，主要来自乌克兰被捕的俄罗斯奖杯。</text:p>
      <text:p text:style-name="P4">
安德隆尼科夫(Andronnikov)称“俄罗斯自由”的活动为乌克兰和俄罗斯联邦的未来的“共同斗争”。</text:p>
      <text:p text:style-name="P4">
反对派军事组织的负责人还指出，瓦格纳PEC的解散增加了乌克兰在战场上的前景，并在乌克兰反对意见的成功方面表达了无可争议的。</text:p>
      <text:p text:style-name="P4">
<text:span text:style-name="T4">
另请阅读：</text:span>
 <text:a xlink:type="simple" xlink:href="https://www.ukrinform.ua/rubric-world/3722458-putin-viznav-negotovnist-rf-do-rejdiv-dobrovolciv-u-belgorodsku-oblast.html" text:style-name="Internet_20_link" text:visited-style-name="Visited_20_Internet_20_Link">
普京认识到俄罗斯联邦对Ubelgorod地区志愿者的袭击的不愿意</text:a>
安德隆尼科夫总结说：“我坚信乌克兰将100％成功。”</text:p>
      <text:p text:style-name="P4">
正如乌克林福姆报道的那样，俄罗斯志愿军团和自由军团成功地突袭了俄罗斯联邦贝尔戈罗德地区的领土。</text:p>
      <text:p text:style-name="P4">
News Source: <text:a xlink:type="simple" xlink:href="https://www.ukrinform.ua/rubric-ato/3733319-legion-svoboda-rosii-planue-novi-rejdi-na-teritoriu-rf-zmi.html" text:style-name="Internet_20_link" text:visited-style-name="Visited_20_Internet_20_Link">
https://www.ukrinform.ua/rubric-ato/3733319-legion-svoboda-rosii-planue-novi-rejdi-na-teritoriu-rf-zmi.html</text:a>
</text:p>
      <!--NEWS-->
      <text:h text:style-name="P10" text:outline-level="1">
<text:span text:style-name="T4">
Zelensky：战争的第500天，我们回到家我们的英雄</text:span>
</text:h>
      <text:p text:style-name="P4">
作者: Ukrinform (Person)</text:p>
      <text:p text:style-name="P4">
出版商: Укринформ (Organization)</text:p>
      <text:p text:style-name="P4">
出版时间: 2023-07-08T22:02:00+03:00</text:p>
      <text:p text:style-name="P4">
修改时间: 2023-07-08T22:02:00+03:00</text:p>
      <text:p text:style-name="P4">
描述: 在战争的第五天，乌克兰回到了其英雄 - 为玛丽奥波尔和阿佐夫斯尔斯塔尔辩护的单位指挥官。  - 乌克林。</text:p>
      <text:p text:style-name="P4">
图片: ['<text:a xlink:type="simple" xlink:href="https://static.ukrinform.com/photos/2023_07/thumb_files/630_360_1688848303-7761.jpeg" text:style-name="Internet_20_link" text:visited-style-name="Visited_20_Internet_20_Link">
630_360_16888...</text:a>
']</text:p>
      <text:p text:style-name="P4">
标签: ['Азовсталь', 'Львів', 'Маріуполь', 'ЗСУ', 'Зеленський', 'Війна з Росією']</text:p>
      <text:p text:style-name="P4">
类型: Article</text:p>
      <!--METADATA-->
      <text:p text:style-name="P4">
<draw:frame draw:style-name="fr1" draw:name="Image206" text:anchor-type="as-char" svg:width="6.9236in" svg:height="3.956343in" draw:z-index="0">
<draw:image xlink:href="../Images/yкринформ/2023-07-08T22-02-00-03-00/630_360_1688848303-7761.jpeg" xlink:type="simple" xlink:show="embed" xlink:actuate="onLoad" draw:mime-type="image/jpeg"/>
</draw:frame>
战争当天的一开始，乌克兰返回了其英雄 - 为玛丽奥波尔和阿佐夫斯塔尔辩护的部队的指挥官。</text:p>
      <text:p text:style-name="P4">
乌克林法姆现场通讯员报道，沃罗迪米·泽伦斯基(Volodymyr Zelenskyy)在从土耳其返回英雄指挥官后在LVIV中说了这一点。</text:p>
      <text:p text:style-name="P4">
“亲爱的乌克兰人民，今天有500天的全层战争，500天，因为我们为乌克兰的自由和独立而奋斗，为尊严而奋斗，为我们全国各地的所有人民而享有尊严的权利。乌克兰将永远感谢每个正在为之奋斗的溃疡 - 我们的士兵，我们的英雄。今天，在战争的500天，我们回到了家，返回了乌克兰的五个英雄，英雄乌克兰，玛丽奥波尔和阿佐夫斯塔尔的指挥官 - 丹尼斯·普罗科皮彭科 - Sergei Volynsky，Oleg Khomenko，Denis Schleg。他们赢得了乌克兰的胜利，绝对是英勇的战斗。他们经过了俄罗斯的囚禁，然后在土耳其赢得了300多天，他们有时间以某种方式成为一种时间，” - 说<text:a xlink:type="simple" xlink:href="https://www.ukrinform.ua/tag-zelenskij" text:style-name="Internet_20_link" text:visited-style-name="Visited_20_Internet_20_Link">
Zelensky</text:a>
。</text:p>
      <text:p text:style-name="P4">
<text:span text:style-name="T5">
video：<text:a xlink:type="simple" xlink:href="https://www.president.gov.ua/" text:style-name="Internet_20_link" text:visited-style-name="Visited_20_Internet_20_Link">
总统办公室</text:a>
</text:span>
</text:p>
      <text:p text:style-name="P4">
他亲自感谢土耳其总统泰国·泰伊普·埃尔多安(Recep Taiip Erdogan)和土耳其斯托罗(Storo)在解放我们的人民方面的帮助。</text:p>
      <text:p text:style-name="P4">
<text:span text:style-name="T4">
另请阅读：</text:span>
 [Zelensky带着“ <text:span text:style-name="T4">
 Azovsta </text:span>
 Lee”从土耳其返回乌克兰)(https://www.ukrinform.ua/rubric-society/3733242-zelenskij-povertaetsa-z-tureccini-do-ukraini-iz-zahisnikami-azovstali.html)国家元首还感谢乌克兰团队为乌克兰人的住所参考：Andriy Yermak，Kirill Budanov，Igor Klimenko，Rustem Umerov，乌克兰的所有安全局。</text:p>
      <text:p text:style-name="P4">
正如乌克林福姆报道的那样，乌克兰返回了五名阿佐夫斯塔尔捍卫者的家园，他们被释放出俄罗斯囚禁后在土耳其。</text:p>
      <text:p text:style-name="P4">
沃迪米尔总统Zelenskyy在伊斯坦布尔机场会见了捍卫者，并成长。</text:p>
      <text:p text:style-name="P4">
<text:span text:style-name="T4">
另请阅读：</text:span>
 [乌克兰返回了五名防守者“ <text:span text:style-name="T4">
 Azovstal </text:span>
和“与土耳其的会谈储备”(https://www.ukrinform.ua/rubric-society/3733284-ukraina-povernula-patoh-zahisnikiv-azovstali-za-rezultatami-peregovoriv-iz-tureccinou.html)乌克兰士兵Denis Prokopenko，Svyatoslav Palamar，Sergey Volynsky，Oleghomenko，Denis Sleg终于能够与亲戚在一起。</text:p>
      <text:p text:style-name="P4">
News Source: <text:a xlink:type="simple" xlink:href="https://www.ukrinform.ua/rubric-society/3733322-na-500j-den-vijni-mi-povernuli-dodomu-nasih-geroiv-zelenskij.html" text:style-name="Internet_20_link" text:visited-style-name="Visited_20_Internet_20_Link">
https://www.ukrinform.ua/rubric-society/3733322-na-500j-den-vijni-mi-povernuli-dodomu-nasih-geroiv-zelenskij.html</text:a>
</text:p>
      <!--NEWS-->
      <text:h text:style-name="P10" text:outline-level="1">
<text:span text:style-name="T4">
将盒式弹药转移到乌克兰的历史让人联想起榴弹炮M777的情况 - 专家</text:span>
</text:h>
      <text:p text:style-name="P4">
作者: Ukrinform (Person)</text:p>
      <text:p text:style-name="P4">
出版商: Укринформ (Organization)</text:p>
      <text:p text:style-name="P4">
出版时间: 2023-07-08T22:19:00+03:00</text:p>
      <text:p text:style-name="P4">
修改时间: 2023-07-08T22:19:00+03:00</text:p>
      <text:p text:style-name="P4">
描述: 当盒式弹药的历史与我们开始谈论政治限制的情况下，同时简单地解决技术细节时，盒式弹药的历史完全相同。  - 乌克林。</text:p>
      <text:p text:style-name="P4">
图片: ['<text:a xlink:type="simple" xlink:href="https://static.ukrinform.com/photos/2023_07/thumb_files/630_360_1688842643-946.jpg" text:style-name="Internet_20_link" text:visited-style-name="Visited_20_Internet_20_Link">
630_360_16888...</text:a>
']</text:p>
      <text:p text:style-name="P4">
标签: ['США', 'Зброя', 'Війна з Росією']</text:p>
      <text:p text:style-name="P4">
类型: Article</text:p>
      <!--METADATA-->
      <text:p text:style-name="P4">
<draw:frame draw:style-name="fr1" draw:name="Image207" text:anchor-type="as-char" svg:width="6.9236in" svg:height="3.956343in" draw:z-index="0">
<draw:image xlink:href="../Images/yкринформ/2023-07-08T22-19-00-03-00/630_360_1688842643-946.jpg" xlink:type="simple" xlink:show="embed" xlink:actuate="onLoad" draw:mime-type="image/jpeg"/>
</draw:frame>
磁带弹药的历史与我们开始谈论政治限制时，同时简单地解决了技术细节时，盒式弹药的历史完全相同。</text:p>
      <text:p text:style-name="P4">
这一观点是由专家，国防快报启蒙运动伊万·基里切夫斯基(Ivan Kirichevsky)发表的，对[乌克兰广播电台]发表了评论。(https://ukr.radio/news.html?newsID=101809)美国关于将盒式弹药转移到乌克兰的决定。</text:p>
      <text:p text:style-name="P4">
“即使在四月份通过的M777 Howls，我们也有一个故事，即美国人告诉“这是一条红线，甚至没有梦想”，他们只是对这些榴弹炮如何维修和然后进行翻新。事实证明，他们通过强烈时刻的故事以及盒式贝壳来解决他们的技术问题，”基里切夫斯基说。</text:p>
      <text:p text:style-name="P4">
<text:span text:style-name="T4">
另请阅读：</text:span>
 <text:a xlink:type="simple" xlink:href="https://www.ukrinform.ua/rubric-ato/3733309-nimeccina-strimano-vidreaguvala-na-risenna-ssa-peredati-ukraini-kasetni-boepripasi.html" text:style-name="Internet_20_link" text:visited-style-name="Visited_20_Internet_20_Link">
德国对美国决定转交给乌克兰的决定的反应<text:span text:style-name="T4">
 casset </text:span>
否弹药</text:a>
同时，他强调这是一种武器，可以增加几次，而不是俄罗斯入侵者的处置数量。</text:p>
      <text:p text:style-name="P4">
DPICM贝壳在70's-90年代制造。 因此，专家补充说，相应的水平技术服务性问题确实出现了。 事实证明，在美国的信息对抗被遗弃的情况下，产生了白噪声，“这些贝壳不会给出，有技术限制，即盒式贝壳仅在水平上使用，因此不超过2％他们工作的弹药。(应该转移到处置以及可以给武装部队的东西).</text:p>
      <text:p text:style-name="P4">
І виходить рішення щодо передачі касетних снарядів Україні визріло рівно в тоймомент, коли був сформований пакет, скільки саме снарядів можна віддати,вважає експерт. Виявилось, що декілька сотень тисяч. Тож якщо союзникипочинають розповідати про ймовірні політичні обмеження, варто бути готовими дотого, що ця зброя просто приводиться до технічного стану, щоб бути переданоюЗСУ. І щойно ця зброя буде відремонтована, тоді всі розповіді будуть обійденікрасивими риторичними фразами, наголосив Киричевський.</text:p>
      <text:p text:style-name="P4">
“如果您提到五角大楼或白宫代表昨天被宣布的短语，我们发现他们不担心美国立法中的盒式磁带如何在美国的立法中，我们的人口的玩具将首先受苦，并且俄罗斯入侵者最重要的是，iv是所有政治主题都被“压缩”到这句话中。这再次表明，盒式贝壳的问题是技术性的，并且关注贝壳的状况，而不是政治限制的话题，“专家”相信。</text:p>
      <text:p text:style-name="P4">
正如乌克林福姆报道的那样，美国国防部正式宣布将新的军事援助计划分开，总计8亿美元，其中包括盒式弹药。</text:p>
      <text:p text:style-name="P4">
美国副国防部长科林·卡鲁斯(Colin Calus)表示，这是155毫米榴弹炮的DPICM Cafeter。 美国总统顾问杰克·沙利文(Jake Sullivan)表示，他们将拥有一个无法忍受的系数-Sulfur不超过2.5％。</text:p>
      <text:p text:style-name="P4">
<text:span text:style-name="T4">
另请阅读：</text:span>
 <text:a xlink:type="simple" xlink:href="https://www.ukrinform.ua/rubric-ato/3733015-bajden-pro-kasetni-snaradi-dla-ukraini-vazke-risenna-ale-voni-ij-potribni.html" text:style-name="Internet_20_link" text:visited-style-name="Visited_20_Internet_20_Link">
Biden-关于<text:span text:style-name="T4">
 casset </text:span>
乌克兰没有外壳：硬度，但他们需要它</text:a>
英国总理里莎·斯纳克(Risha Snak)说，他“不鼓励”使用盒式弹药，即美国同意派遣给乌克兰。类似的意见在西班牙国防部也表达了。</text:p>
      <text:p text:style-name="P4">
德国联邦政府Steffen Gebestrytit的发言人说，德国反对使用盒式弹药，但乌克兰旨在保护其领土和平民。</text:p>
      <text:p text:style-name="P4">
照片：维基百科</text:p>
      <text:p text:style-name="P4">
News Source: <text:a xlink:type="simple" xlink:href="https://www.ukrinform.ua/rubric-ato/3733321-istoria-z-peredaceu-ukraini-kasetnih-boepripasiv-nagadue-situaciu-z-gaubicami-m777-ekspert.html" text:style-name="Internet_20_link" text:visited-style-name="Visited_20_Internet_20_Link">
https://www.ukrinform.ua/rubric-ato/3733321-istoria-z-peredaceu-ukraini-kasetnih-boepripasiv-nagadue-situaciu-z-gaubicami-m777-ekspert.html</text:a>
</text:p>
      <!--NEWS-->
      <text:h text:style-name="P10" text:outline-level="1">
<text:span text:style-name="T4">
总统任命了国民警卫队的Alexei Pivnenko指挥官</text:span>
</text:h>
      <text:p text:style-name="P4">
作者: Ukrinform (Person)</text:p>
      <text:p text:style-name="P4">
出版商: Укринформ (Organization)</text:p>
      <text:p text:style-name="P4">
出版时间: 2023-07-08T22:23:00+03:00</text:p>
      <text:p text:style-name="P4">
修改时间: 2023-07-08T22:23:00+03:00</text:p>
      <text:p text:style-name="P4">
描述: 乌克兰沃迪米尔·泽伦斯基总统任命了国民警卫队的战斗官Alexei Pivnenko指挥官。  - 乌克林。</text:p>
      <text:p text:style-name="P4">
图片: ['<text:a xlink:type="simple" xlink:href="https://static.ukrinform.com/photos/2023_06/thumb_files/630_360_1687808461-379.jpeg" text:style-name="Internet_20_link" text:visited-style-name="Visited_20_Internet_20_Link">
630_360_16878...</text:a>
', '<text:a xlink:type="simple" xlink:href="https://static.ukrinform.com/photos/2023_07/1688845758-866.jpg" text:style-name="Internet_20_link" text:visited-style-name="Visited_20_Internet_20_Link">
1688845758-86...</text:a>
']</text:p>
      <text:p text:style-name="P4">
标签: ['Нацгвардія', 'Зеленський', 'Війна з Росією']</text:p>
      <text:p text:style-name="P4">
类型: Article</text:p>
      <!--METADATA-->
      <text:p text:style-name="P4">
<draw:frame draw:style-name="fr1" draw:name="Image208" text:anchor-type="as-char" svg:width="6.9236in" svg:height="3.956343in" draw:z-index="0">
<draw:image xlink:href="../Images/yкринформ/2023-07-08T22-23-00-03-00/630_360_1687808461-379.jpeg" xlink:type="simple" xlink:show="embed" xlink:actuate="onLoad" draw:mime-type="image/jpeg"/>
</draw:frame>
乌克兰沃迪米尔Zelenskyy总统任命了一名战斗官Alexei Pivnenenko为国民警卫队。</text:p>
      <text:p text:style-name="P4">
乌克林福德通讯员报告说，国家元首在从土耳其与阿佐夫指挥官一起返回后在利维夫说。</text:p>
      <text:p text:style-name="P4">
“现在，我们当中是乌克兰Oleksandr Pivnenko的英雄，他是国民警卫队的强大战士，一名战斗人员，在与俄罗斯入侵者的战斗中，特别是在Boyakhza Bakhmut。乌克兰国民警卫队，”弗拉基米尔·泽伦斯基说。</text:p>
      <text:p text:style-name="P4">
<text:span text:style-name="T4">
另请阅读：</text:span>
 <text:a xlink:type="simple" xlink:href="https://www.ukrinform.ua/rubric-society/3733322-na-500j-den-vijni-mi-povernuli-dodomu-nasih-geroiv-zelenskij.html" text:style-name="Internet_20_link" text:visited-style-name="Visited_20_Internet_20_Link">
<text:span text:style-name="T4">
 Zelensky </text:span>
：在战争的第500天，我们回到家中的英雄最多</text:a>
总统希望国民警卫队对我们所有土地的解放，我们所有人民的回归以及梦幻般的胜利。</text:p>
      <text:p text:style-name="P4">
<draw:frame draw:style-name="fr1" draw:name="Image209" text:anchor-type="as-char" svg:width="6.9236in" svg:height="4.612849in" draw:z-index="0">
<draw:image xlink:href="../Images/yкринформ/2023-07-08T22-23-00-03-00/1688845758-866.jpg" xlink:type="simple" xlink:show="embed" xlink:actuate="onLoad" draw:mime-type="image/jpeg"/>
</draw:frame>
_foto：国民警卫队</text:p>
      <text:p text:style-name="P4">
此外，国家元首还向乌克兰军方颁发了乌克兰军事奖。</text:p>
      <text:p text:style-name="P4">
据乌克林福姆称，由于与土耳其一方的谈判，乌克兰返回了五名阿佐夫斯塔尔捍卫者的祖国，他们在被释放出俄罗斯囚禁后在土耳其。</text:p>
      <text:p text:style-name="P4">
<text:span text:style-name="T4">
另请阅读：</text:span>
 <text:a xlink:type="simple" xlink:href="https://www.ukrinform.ua/rubric-society/3733242-zelenskij-povertaetsa-z-tureccini-do-ukraini-iz-zahisnikami-azovstali.html" text:style-name="Internet_20_link" text:visited-style-name="Visited_20_Internet_20_Link">
<text:span text:style-name="T4">
 Zelens </text:span>
它带有Azovstali Defenses从土耳其返回乌克兰</text:a>
沃迪米尔总统Zelenskyy在伊斯坦布尔机场会见了捍卫者，并成长。</text:p>
      <text:p text:style-name="P4">
乌克兰士兵Denis Prokopenko，Svyatoslav Palamar，Sergey Volynsky，Oleghomenko，Denis Sleg终于能够与亲戚在一起。</text:p>
      <text:p text:style-name="P4">
News Source: <text:a xlink:type="simple" xlink:href="https://www.ukrinform.ua/rubric-ato/3733326-prezident-priznaciv-oleksia-pivnenka-komanduvacem-nacgvardii.html" text:style-name="Internet_20_link" text:visited-style-name="Visited_20_Internet_20_Link">
https://www.ukrinform.ua/rubric-ato/3733326-prezident-priznaciv-oleksia-pivnenka-komanduvacem-nacgvardii.html</text:a>
</text:p>
      <!--NEWS-->
      <text:h text:style-name="P10" text:outline-level="1">
<text:span text:style-name="T4">
敌人向苏米地区的六个社区开火，共有54起爆炸</text:span>
</text:h>
      <text:p text:style-name="P4">
作者: Ukrinform (Person)</text:p>
      <text:p text:style-name="P4">
出版商: Укринформ (Organization)</text:p>
      <text:p text:style-name="P4">
出版时间: 2023-07-08T22:45:00+03:00</text:p>
      <text:p text:style-name="P4">
修改时间: 2023-07-08T22:45:00+03:00</text:p>
      <text:p text:style-name="P4">
描述: 今天，俄罗斯入侵者对Sumy地区边界进行了11次炮击，记录了54起爆炸。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ибух', 'Війна з Росією']</text:p>
      <text:p text:style-name="P4">
类型: Article</text:p>
      <!--METADATA-->
      <text:p text:style-name="P4">
<draw:frame draw:style-name="fr1" draw:name="Image210" text:anchor-type="as-char" svg:width="6.9236in" svg:height="3.956343in" draw:z-index="0">
<draw:image xlink:href="../Images/yкринформ/2023-07-08T22-45-00-03-00/630_360_1479558145-5682.jpg" xlink:type="simple" xlink:show="embed" xlink:actuate="onLoad" draw:mime-type="image/jpeg"/>
</draw:frame>
白天，俄罗斯入侵者对边境地区进行了11次炮击，记录了54起爆炸。</text:p>
      <text:p text:style-name="P4">
根据乌克林福姆的说法，<text:a xlink:type="simple" xlink:href="https://t.me/s/Sumy_news_ODA" text:style-name="Internet_20_link" text:visited-style-name="Visited_20_Internet_20_Link">
电报</text:a>
。</text:p>
      <text:p text:style-name="P4">
Belopilsk，Novoslobidskaya，Putivl，Krasnopil，Seredi-Budsk和Esman Communities遭受了炮击。</text:p>
      <text:p text:style-name="P4">
在Belopil社区，敌人从炮兵和迫击炮中击败(在这两种情况下，都有11次爆炸).</text:p>
      <text:p text:style-name="P4">
Територію Новослобідської громади росіяни обстріляли з гелікоптеранекерованими авіаційними ракетами. Зафіксовано шість вибухів.</text:p>
      <text:p text:style-name="P4">
Путивльська громада зазнала мінометного обстрілу (两次爆炸).</text:p>
      <text:p text:style-name="P4">
<text:span text:style-name="T4">
Читайте також:</text:span>
 <text:a xlink:type="simple" xlink:href="https://www.ukrinform.ua/rubric-ato/3732997-rosiani-za-den-18-raziv-obstrilali-prikordonna-sumsini-poskodzena-lep.html" text:style-name="Internet_20_link" text:visited-style-name="Visited_20_Internet_20_Link">
 Росіяни за день 18 разів обстріляли прикордоння<text:span text:style-name="T4">
Сумщин</text:span>
 и, пошкоджена ЛЕП </text:a>
在Krasnopil社区中，俄罗斯人击中了迫击炮和炮兵(五岛<text:a xlink:type="simple" xlink:href="https://www.ukrinform.ua/tag-vibuh" text:style-name="Internet_20_link" text:visited-style-name="Visited_20_Internet_20_Link">
爆炸</text:a>
根据).</text:p>
      <text:p text:style-name="P4">
Середино-Будську громаду агресори обстріляли з артилерії (五次爆炸).</text:p>
      <text:p text:style-name="P4">
На територію Есманської громади ворог скинув з БПЛА три вибухові пристрої типуВОГ, унаслідок чого пошкоджено приватний будинок.</text:p>
      <text:p text:style-name="P4">
<text:span text:style-name="T4">
Читайте також:</text:span>
 <text:a xlink:type="simple" xlink:href="https://www.ukrinform.ua/rubric-ato/3732139-rosiani-vnoci-obstrilali-z-minometiv-tri-gromadi-na-sumsini.html" text:style-name="Internet_20_link" text:visited-style-name="Visited_20_Internet_20_Link">
 Росіяни вночі обстріляли з мінометів три громади наСумщині </text:a>
据乌克林福姆报道，俄罗斯军队在Chernihiv Tasum地区的边界地区发射了15次纤薄武器的最后一天，记录了119起爆炸。</text:p>
      <text:p text:style-name="P4">
News Source: <text:a xlink:type="simple" xlink:href="https://www.ukrinform.ua/rubric-ato/3733324-vorog-obstriliv-sist-gromad-sumsini-zagalom-54-vibuhi.html" text:style-name="Internet_20_link" text:visited-style-name="Visited_20_Internet_20_Link">
https://www.ukrinform.ua/rubric-ato/3733324-vorog-obstriliv-sist-gromad-sumsini-zagalom-54-vibuhi.html</text:a>
</text:p>
      <!--NEWS-->
      <text:h text:style-name="P10" text:outline-level="1">
<text:span text:style-name="T4">
莫尔查诺夫赢得了意大利的PPR锦标赛</text:span>
</text:h>
      <text:p text:style-name="P4">
作者: Ukrinform (Person)</text:p>
      <text:p text:style-name="P4">
出版商: Укринформ (Organization)</text:p>
      <text:p text:style-name="P4">
出版时间: 2023-07-08T22:45:01+03:00</text:p>
      <text:p text:style-name="P4">
修改时间: 2023-07-08T22:45:01+03:00</text:p>
      <text:p text:style-name="P4">
描述: 乌克兰人与法国代表乔纳森·埃塞里克（Jonathan Eiserik）一起参加了二重奏。  - 乌克林。</text:p>
      <text:p text:style-name="P4">
图片: ['<text:a xlink:type="simple" xlink:href="https://static.ukrinform.com/photos/2023_07/thumb_files/630_360_1688845447-886.jpg" text:style-name="Internet_20_link" text:visited-style-name="Visited_20_Internet_20_Link">
630_360_16888...</text:a>
']</text:p>
      <text:p text:style-name="P4">
标签: ['Теніс']</text:p>
      <text:p text:style-name="P4">
类型: Article</text:p>
      <!--METADATA-->
      <text:p text:style-name="P4">
<draw:frame draw:style-name="fr1" draw:name="Image211" text:anchor-type="as-char" svg:width="6.9236in" svg:height="3.956343in" draw:z-index="0">
<draw:image xlink:href="../Images/yкринформ/2023-07-08T22-45-01-03-00/630_360_1688845447-886.jpg" xlink:type="simple" xlink:show="embed" xlink:actuate="onLoad" draw:mime-type="image/jpeg"/>
</draw:frame>
乌克兰人与法国代表乔纳森·埃塞里克(Jonathan Eusserik)一起参加了二重奏。</text:p>
      <text:p text:style-name="P4">
乌克林福姆报道，乌克兰网球运动员丹尼斯·莫尔查诺夫(Denis Molchanov)与法国代表乔纳萨尼塞里克(Jonathanyserik)一起赢得了在意大利米兰举行的ATP Challenger Tour 100。</text:p>
      <text:p text:style-name="P4">
乌克兰 - 弗朗奇对的第一个数字被弗朗西姆的其他代表殴打 - 阿里巴萨(Arribazha)和卢克·桑切扎(Luke Sancheza)的Febus -6：2，6：4。</text:p>
      <text:p text:style-name="P4">
比赛持续了一个多小时。</text:p>
      <text:p text:style-name="P4">
<text:span text:style-name="T4">
另请阅读：</text:span>
 <text:a xlink:type="simple" xlink:href="https://www.ukrinform.ua/rubric-sports/3733315-kostuk-zaversila-vistupi-na-vimbldoni-v-odinocnomu-rozradi.html" text:style-name="Internet_20_link" text:visited-style-name="Visited_20_Internet_20_Link">
Kostyuk在一次排放中完成了Wimbledon上的表演</text:a>
对于Molchanov来说，这是今年配对锦标赛的第二次胜利。 五月，哈萨克斯坦代表安德里·戈卢贝夫(Andriy Golubev)在五月赢得了都灵的比赛。</text:p>
      <text:p text:style-name="P4">
照片：btu.org.ua</text:p>
      <text:p text:style-name="P4">
News Source: <text:a xlink:type="simple" xlink:href="https://www.ukrinform.ua/rubric-sports/3733329-molcanov-zdobuv-peremogu-na-parnomu-turniri-atr-v-italii.html" text:style-name="Internet_20_link" text:visited-style-name="Visited_20_Internet_20_Link">
https://www.ukrinform.ua/rubric-sports/3733329-molcanov-zdobuv-peremogu-na-parnomu-turniri-atr-v-italii.html</text:a>
</text:p>
      <!--NEWS-->
      <text:h text:style-name="P10" text:outline-level="1">
<text:span text:style-name="T4">
来自俄罗斯和白俄罗斯的运动员将被允许参加亚洲运动会 - 媒体</text:span>
</text:h>
      <text:p text:style-name="P4">
作者: Ukrinform (Person)</text:p>
      <text:p text:style-name="P4">
出版商: Укринформ (Organization)</text:p>
      <text:p text:style-name="P4">
出版时间: 2023-07-08T23:06:00+03:00</text:p>
      <text:p text:style-name="P4">
修改时间: 2023-07-08T23:06:00+03:00</text:p>
      <text:p text:style-name="P4">
描述: 大约有500名俄罗斯和白俄罗斯运动员将获得参加今年在中国汉切斯的亚洲运动会的许可，这将帮助他们参加2024年奥运会的资格。  - 乌克林。</text:p>
      <text:p text:style-name="P4">
图片: ['<text:a xlink:type="simple" xlink:href="https://static.ukrinform.com/photos/2023_07/thumb_files/630_360_1688837216-430.jpg" text:style-name="Internet_20_link" text:visited-style-name="Visited_20_Internet_20_Link">
630_360_16888...</text:a>
']</text:p>
      <text:p text:style-name="P4">
标签: ['Білорусь', 'Олімпіада', 'Росія']</text:p>
      <text:p text:style-name="P4">
类型: Article</text:p>
      <!--METADATA-->
      <text:p text:style-name="P4">
<draw:frame draw:style-name="fr1" draw:name="Image212" text:anchor-type="as-char" svg:width="6.9236in" svg:height="3.951288in" draw:z-index="0">
<draw:image xlink:href="../Images/yкринформ/2023-07-08T23-06-00-03-00/630_360_1688837216-430.jpg" xlink:type="simple" xlink:show="embed" xlink:actuate="onLoad" draw:mime-type="image/jpeg"/>
</draw:frame>
约有500名俄罗斯和白俄罗斯运动员将获得中国汉切斯的圣亚洲运动会的许可，这将帮助他们在2024年奥运会上获得资格。</text:p>
      <text:p text:style-name="P4">
根据乌克林福姆的报道，它报告了<text:a xlink:type="simple" xlink:href="https://www.insidethegames.biz/articles/1138715/russia-belarus-asian-games-hangzhou-2022" text:style-name="Internet_20_link" text:visited-style-name="Visited_20_Internet_20_Link">
奥运会内部</text:a>
。</text:p>
      <text:p text:style-name="P4">
值得注意的是，俄罗斯和白俄罗斯运动员将在9月23日至10月8日在中国举行的亚洲Gygraphs 2024竞争，并在中国举行。 他们也将无法夺取奖牌。</text:p>
      <text:p text:style-name="P4">
<text:span text:style-name="T4">
另请阅读：</text:span>
 <text:a xlink:type="simple" xlink:href="https://www.ukrinform.ua/rubric-sports/3731887-rosijskih-sportsmenok-zaavili-na-panarabskih-igrah-ak-sirijskih.html" text:style-name="Internet_20_link" text:visited-style-name="Visited_20_Internet_20_Link">
俄罗斯运动员在Yakyrian的Panarab游戏中说的</text:a>
俄罗斯联邦和白俄罗斯参加亚洲运动会的运动员的参与将使他们获得参加2024年奥运会的资格，该奥运会将在巴黎举行。</text:p>
      <text:p text:style-name="P4">
在2024年在亚洲大会上投票后，所有体育的理事机构将由所有体育的理事机构做出相应的决定。</text:p>
      <text:p text:style-name="P4">
<text:span text:style-name="T4">
另请阅读：</text:span>
 <text:a xlink:type="simple" xlink:href="https://www.ukrinform.ua/rubric-sports/3729357-cehia-zaboronila-sportsmenam-iz-rf-ta-bilorusi-ucast-u-zmagannah-na-teritorii-kraini.html" text:style-name="Internet_20_link" text:visited-style-name="Visited_20_Internet_20_Link">
捷克共和国已禁止参加俄罗斯联合会和白俄罗斯的运动员参加该国的参与</text:a>
正如乌克林福姆报道的那样，欧洲委员会议会议会已批准，该议会建议国际奥运会委员会不允许俄罗斯和白俄罗斯的体育运动出口参加2024年在巴黎的奥林匹克和残奥会的gigram，即使是中立的国旗也是如此。</text:p>
      <text:p text:style-name="P4">
News Source: <text:a xlink:type="simple" xlink:href="https://www.ukrinform.ua/rubric-sports/3733307-sportsmenam-z-rosii-ta-bilorusi-dozvolat-vzati-ucast-v-azijskih-igrah-zmi.html" text:style-name="Internet_20_link" text:visited-style-name="Visited_20_Internet_20_Link">
https://www.ukrinform.ua/rubric-sports/3733307-sportsmenam-z-rosii-ta-bilorusi-dozvolat-vzati-ucast-v-azijskih-igrah-zmi.html</text:a>
</text:p>
      <!--NEWS-->
      <text:h text:style-name="P10" text:outline-level="1">
<text:span text:style-name="T4">
UEFA确定了2023年青年最佳球员</text:span>
</text:h>
      <text:p text:style-name="P4">
作者: Ukrinform (Person)</text:p>
      <text:p text:style-name="P4">
出版商: Укринформ (Organization)</text:p>
      <text:p text:style-name="P4">
出版时间: 2023-07-08T23:20:00+03:00</text:p>
      <text:p text:style-name="P4">
修改时间: 2023-07-08T23:20:00+03:00</text:p>
      <text:p text:style-name="P4">
描述: 比赛的冠军是英格兰国家队的球员。  - 乌克林。</text:p>
      <text:p text:style-name="P4">
图片: ['<text:a xlink:type="simple" xlink:href="https://static.ukrinform.com/photos/2023_07/thumb_files/630_360_1688847532-332.jpg" text:style-name="Internet_20_link" text:visited-style-name="Visited_20_Internet_20_Link">
630_360_16888...</text:a>
']</text:p>
      <text:p text:style-name="P4">
标签: ['Футбол']</text:p>
      <text:p text:style-name="P4">
类型: Article</text:p>
      <!--METADATA-->
      <text:p text:style-name="P4">
<draw:frame draw:style-name="fr1" draw:name="Image213" text:anchor-type="as-char" svg:width="6.9236in" svg:height="3.956343in" draw:z-index="0">
<draw:image xlink:href="../Images/yкринформ/2023-07-08T23-20-00-03-00/630_360_1688847532-332.jpg" xlink:type="simple" xlink:show="embed" xlink:actuate="onLoad" draw:mime-type="image/jpeg"/>
</draw:frame>
冠军成为英格兰国家队的球员。</text:p>
      <text:p text:style-name="P4">
UEFA <text:a xlink:type="simple" xlink:href="https://www.uefa.com/under21/news/0283-1871d669de39-41d3412d964f-1000--player-of-the-tournament-gordon/" text:style-name="Internet_20_link" text:visited-style-name="Visited_20_Internet_20_Link">
正式</text:a>
乌克兰报道，他确定了最佳的青年 - 赫罗-2023足球足球运动员，该奖项是由安东尼·戈登(Anthony Gordon)的英国人获得的。</text:p>
      <text:p text:style-name="P4">
俱乐部级别的22岁戈登代表纽卡斯尔，以2个进球和一个助手为自己出名。 作为李·卡尔斯利(Lee Karsley)团队的一部分，温格里(Wingeri)处于进攻的边缘。</text:p>
      <text:p text:style-name="P4">
戈登对英格兰四分之一决赛击败葡萄牙同龄人的贡献(1：0) -  Anthony在第34分钟的比赛中花了一个决定性的进球。 Shcheodin进球他通过与以色列的小组赛打开比分得分(2：0).</text:p>
      <text:p text:style-name="P4">
<text:span text:style-name="T4">
Читайте також:</text:span>
 <text:a xlink:type="simple" xlink:href="https://www.ukrinform.ua/rubric-sports/3733318-zbirna-anglii-peremozec-molodiznogo-evro-z-futbolu.html" text:style-name="Internet_20_link" text:visited-style-name="Visited_20_Internet_20_Link">
 Збірна Англії – переможець молодіжного Євро з <text:span text:style-name="T4">
футбол</text:span>
у </text:a>
在比赛的最佳得分手名单中，攻击者立即与八名球员分配了第二名，其中包括乌克兰Artem Bondarenko的队长，同胞Cameron Archer和Emil Smit-Rou。</text:p>
      <text:p text:style-name="P4">
照片：盖蒂图像</text:p>
      <text:p text:style-name="P4">
News Source: <text:a xlink:type="simple" xlink:href="https://www.ukrinform.ua/rubric-sports/3733332-uefa-viznaciv-najkrasogo-futbolista-molodiznogo-evro2023.html" text:style-name="Internet_20_link" text:visited-style-name="Visited_20_Internet_20_Link">
https://www.ukrinform.ua/rubric-sports/3733332-uefa-viznaciv-najkrasogo-futbolista-molodiznogo-evro2023.html</text:a>
</text:p>
      <!--NEWS-->
      <text:h text:style-name="P10" text:outline-level="1">
<text:span text:style-name="T4">
亚齐夫指挥官：我们一定会在战斗中说出我们的话</text:span>
</text:h>
      <text:p text:style-name="P4">
作者: Ukrinform (Person)</text:p>
      <text:p text:style-name="P4">
出版商: Укринформ (Organization)</text:p>
      <text:p text:style-name="P4">
出版时间: 2023-07-08T23:29:00+03:00</text:p>
      <text:p text:style-name="P4">
修改时间: 2023-07-08T23:29:00+03:00</text:p>
      <text:p text:style-name="P4">
描述: Azov指挥官Denis Prokopenko（Redis）与战斗兄弟一起从土耳其抵达乌克兰，并告知他打算返回前线。  - 乌克林。</text:p>
      <text:p text:style-name="P4">
图片: ['<text:a xlink:type="simple" xlink:href="https://static.ukrinform.com/photos/2023_07/thumb_files/630_360_1688848927-195.jpg" text:style-name="Internet_20_link" text:visited-style-name="Visited_20_Internet_20_Link">
630_360_16888...</text:a>
']</text:p>
      <text:p text:style-name="P4">
标签: ['Азов', 'Військові', 'Полонені', 'Війна з Росією']</text:p>
      <text:p text:style-name="P4">
类型: Article</text:p>
      <!--METADATA-->
      <text:p text:style-name="P4">
<draw:frame draw:style-name="fr1" draw:name="Image214" text:anchor-type="as-char" svg:width="6.9236in" svg:height="3.956343in" draw:z-index="0">
<draw:image xlink:href="../Images/yкринформ/2023-07-08T23-29-00-03-00/630_360_1688848927-195.jpg" xlink:type="simple" xlink:show="embed" xlink:actuate="onLoad" draw:mime-type="image/jpeg"/>
</draw:frame>
亚齐夫指挥官丹尼斯·普罗科本科(Denis Prokopenko)(Redis)今天，他与今天的战斗兄弟一起从土耳其来到乌克兰，告知打算返回前线。</text:p>
      <text:p text:style-name="P4">
乌克林福姆报道，Prokopenko在与LVIV的记者进行沟通时说。</text:p>
      <text:p text:style-name="P4">
“我深信军队是一项团队合作，从现在开始，我们继续进行斗争，我们一定会在战斗中说出我们的话。最重要的是，乌克兰在前线和各个方面的千层型倡议和每个人都在下午，我们向前迈进，摧毁敌人，暂时释放占领领土，我相信我们将尽我们所能，不可能加速这一过程<text:a xlink:type="simple" xlink:href="https://www.ukrinform.ua/tag-vijna-z-rosieu" text:style-name="Internet_20_link" text:visited-style-name="Visited_20_Internet_20_Link">
战争</text:a>
她来到了逻辑上的核心，”阿佐夫指挥官强调。</text:p>
      <text:p text:style-name="P4">
</text:p>
      <text:p text:style-name="P4">
为了回答记者的问题，他们是否会回到前面，红色，“当然，我们已经回到乌克兰，这是我们最重要的。”</text:p>
      <text:p text:style-name="P4">
<text:span text:style-name="T4">
另请阅读：</text:span>
 <text:a xlink:type="simple" xlink:href="https://www.ukrinform.ua/rubric-society/3733322-na-500j-den-vijni-mi-povernuli-dodomu-nasih-geroiv-zelenskij.html" text:style-name="Internet_20_link" text:visited-style-name="Visited_20_Internet_20_Link">
Zelensky：在战争的第500天，我们回到了我们的英雄家</text:a>
Prokopenko感谢乌克兰总统，他的团队，国防部队以及所有争取乌克兰并保护其免受敌人的人。</text:p>
      <text:p text:style-name="P4">
据乌克林福姆称，由于与土耳其一方的谈判，乌克兰返回了五名阿佐夫斯塔尔捍卫者的祖国，他们在被释放出俄罗斯囚禁后在土耳其。</text:p>
      <text:p text:style-name="P4">
<text:span text:style-name="T4">
另请阅读：</text:span>
 <text:a xlink:type="simple" xlink:href="https://www.ukrinform.ua/rubric-society/3733284-ukraina-povernula-patoh-zahisnikiv-azovstali-za-rezultatami-peregovoriv-iz-tureccinou.html" text:style-name="Internet_20_link" text:visited-style-name="Visited_20_Internet_20_Link">
乌克兰与与土耳其的会谈储备一起返回了五名Azovstal Defenders</text:a>
乌克兰士兵Denis Prokopenko，Svyatoslav Palamar，Sergey Volynsky，Oleghomenko，Denis Sleg终于能够与亲戚在一起。</text:p>
      <text:p text:style-name="P4">
News Source: <text:a xlink:type="simple" xlink:href="https://www.ukrinform.ua/rubric-ato/3733334-komandir-azova-mi-obovazkovo-skazemo-svoe-slovo-v-bou.html" text:style-name="Internet_20_link" text:visited-style-name="Visited_20_Internet_20_Link">
https://www.ukrinform.ua/rubric-ato/3733334-komandir-azova-mi-obovazkovo-skazemo-svoe-slovo-v-bou.html</text:a>
</text:p>
      <!--NEWS-->
      <text:h text:style-name="P10" text:outline-level="1">
<text:span text:style-name="T4">
国际谈判和英雄的回归：Zelensky总结了繁忙的一天</text:span>
</text:h>
      <text:p text:style-name="P4">
作者: Ukrinform (Person)</text:p>
      <text:p text:style-name="P4">
出版商: Укринформ (Organization)</text:p>
      <text:p text:style-name="P4">
出版时间: 2023-07-08T23:53:00+03:00</text:p>
      <text:p text:style-name="P4">
修改时间: 2023-07-08T23:53:00+03:00</text:p>
      <text:p text:style-name="P4">
描述: 乌克兰总统总结了7月8日星期六，在此期间发生了许多重要的事件。  - 乌克林。</text:p>
      <text:p text:style-name="P4">
图片: ['<text:a xlink:type="simple" xlink:href="https://static.ukrinform.com/photos/2023_07/thumb_files/630_360_1688848301-1334.jpeg" text:style-name="Internet_20_link" text:visited-style-name="Visited_20_Internet_20_Link">
630_360_16888...</text:a>
']</text:p>
      <text:p text:style-name="P4">
标签: ['Україна', 'ЗСУ', 'Зеленський', 'Війна з Росією']</text:p>
      <text:p text:style-name="P4">
类型: Article</text:p>
      <!--METADATA-->
      <text:p text:style-name="P4">
<draw:frame draw:style-name="fr1" draw:name="Image216" text:anchor-type="as-char" svg:width="6.9236in" svg:height="3.956343in" draw:z-index="0">
<draw:image xlink:href="../Images/yкринформ/2023-07-08T23-53-00-03-00/630_360_1688848301-1334.jpeg" xlink:type="simple" xlink:show="embed" xlink:actuate="onLoad" draw:mime-type="image/jpeg"/>
</draw:frame>
乌克兰总统总结了7月8日(星期六)，在此期间发生了许多重要事件。</text:p>
      <text:p text:style-name="P4">
Volodymyr Zelenskyy在[Telegram]中发表了相应的帖子(https://t.me/s/V_Zelenskiy_official)，报道乌克林福姆。</text:p>
      <text:p text:style-name="P4">
“这是非常忙碌的一天。 早晨，他不得不听到阵线的报告，以祝贺Zaluzhny的总司令。 然后 - 莫勒本与他的圣父巴塞洛缪(Bartholomew)为战争的受害者而言。”他报道。</text:p>
      <text:p text:style-name="P4">
国家元首与尼尔兰和葡萄牙合作伙伴总理进行了安全谈判。</text:p>
      <text:p text:style-name="P4">
“最后，与我们的英雄 - 玛丽奥波尔和阿佐夫斯特尔的捍卫者会面。(https://www.ukrinform.ua/tag-zelenskij)。</text:p>
      <text:p text:style-name="P4">
总统还介绍了国民警卫队的新指挥官。 他尊重这场战争的所有英雄 - 我们的完整范围防守，现在可以谈论所有的勇气。</text:p>
      <text:p text:style-name="P4">
*!(https://www.ukrinform.ua/rubric-ato/3733326-prezident-priznaciv-oleksia-pivnenka-komanduvacem-nacgvardii.html)在利维夫(Lviv)结束了忙碌的一天，在那里为乌克兰国家提供了联合祈祷服务。</text:p>
      <text:p text:style-name="P4">
“谢谢大家为乌克兰而战!我感谢每个以我们的胜利保护乌克兰人的人!”  - 总结了Volodymyr Zelenskyy。</text:p>
      <text:p text:style-name="P4">
<text:span text:style-name="T4">
另请阅读：</text:span>
 <text:a xlink:type="simple" xlink:href="https://www.ukrinform.ua/rubric-society/3733322-na-500j-den-vijni-mi-povernuli-dodomu-nasih-geroiv-zelenskij.html" text:style-name="Internet_20_link" text:visited-style-name="Visited_20_Internet_20_Link">
<text:span text:style-name="T4">
 Zelensky </text:span>
：在战争的第500天，我们回到家中的英雄最多</text:a>
据报道，乌克兰返回了五名阿佐夫斯塔尔捍卫者的家园，他们在俄罗斯囚禁后在土耳其。</text:p>
      <text:p text:style-name="P4">
乌克兰士兵Denis Prokopenko，Svyatoslav Palamar，Sergey Volynsky，Oleghomenko，Denis Sleg终于能够与亲戚在一起。</text:p>
      <text:p text:style-name="P4">
News Source: <text:a xlink:type="simple" xlink:href="https://www.ukrinform.ua/rubric-polytics/3733335-miznarodni-peremovini-ta-povernenna-geroiv-zelenskij-pidbiv-pidsumki-nasicenogo-dna.html" text:style-name="Internet_20_link" text:visited-style-name="Visited_20_Internet_20_Link">
https://www.ukrinform.ua/rubric-polytics/3733335-miznarodni-peremovini-ta-povernenna-geroiv-zelenskij-pidbiv-pidsumki-nasicenogo-dna.html</text:a>
</text:p>
      <!--NEWS-->
      <text:h text:style-name="P10" text:outline-level="1">
<text:span text:style-name="T4">
销售药品Rosarmia：药理学公司在Zhytomyr地区暴露</text:span>
</text:h>
      <text:p text:style-name="P4">
作者: ['АРМІЯINFORM']</text:p>
      <text:p text:style-name="P4">
时间: 2023-07-08T26:00:00-04:00</text:p>
      <text:p text:style-name="P4">
描述: 仅维克里特（Vikrit），Zhitomirskiye的Pidipriyki的Iz Pharmaceuticals在Spivpraci Z上...与乌克兰2022年的战争，与乌克兰与乌克兰的最新新闻，今天与乌克兰2022年的新闻战争，今天与乌克兰2022年的新闻战争，乌克兰和俄罗斯和俄罗斯和俄罗斯之间以及俄罗斯和俄罗斯之间的战争将会他们说，乌克兰在2022年是否会有一年的时间，在不久的将来是否会与乌克兰进行战争</text:p>
      <text:p text:style-name="P4">
图片: ['<text:a xlink:type="simple" xlink:href="https://armyinform.com.ua/wp-content/uploads/2023/07/0a6c720e52b85496aaf1683cdd0a1630.jpeg" text:style-name="Internet_20_link" text:visited-style-name="Visited_20_Internet_20_Link">
0a6c720e52b85496aaf1683cdd0a1630.jpeg</text:a>
']</text:p>
      <text:p text:style-name="P4">
标签: ['АГЕНТ РФ', 'ЗРАДНИКИ УКРАЇНИ', 'СБУ']</text:p>
      <text:p text:style-name="P4">
类别: News</text:p>
      <!--METADATA-->
      <text:p text:style-name="P4">
<draw:frame draw:style-name="fr1" draw:name="Image217" text:anchor-type="as-char" svg:width="6.9236in" svg:height="4.615733in" draw:z-index="0">
<draw:image xlink:href="../Images/AРМІЯINFORM/2023-07-08T26-00-00-04-00/0a6c720e52b85496aaf1683cdd0a1630.jpeg" xlink:type="simple" xlink:show="embed" xlink:actuate="onLoad" draw:mime-type="image/jpeg"/>
</draw:frame>
Zhytomyr地区的一家药物企业是在Rashists的合作中暴露的。</text:p>
      <text:p text:style-name="P4">
关于它<text:a xlink:type="simple" xlink:href="https://ssu.gov.ua/novyny/sbu-vykryla-farmakolohichnu-kompaniiu-na-zhytomyrshchyni-yaka-prodavala-medykamenty-rosiiskii-armii" text:style-name="Internet_20_link" text:visited-style-name="Visited_20_Internet_20_Link">
报告</text:a>
乌克兰的安全服务。</text:p>
      <text:p text:style-name="P4">
“经过大规模的入侵，攻击者为俄罗斯军事医院建立了一项“隐藏”计划。 非法出口的调解人是止痛药，在乌克兰暂时占领领土上，它们是焊接入侵者的待遇。”声明说。</text:p>
      <text:p text:style-name="P4">
到2022年2月，该公司将其产品出口到俄罗斯。 乌克兰公司在俄罗斯联合会的商业伙伴是一家执行俄罗斯国防部国家存在的机构。</text:p>
      <text:p text:style-name="P4">
在开始对克里姆林宫对面进行大规模入侵并引入适当的制裁之后，乌克兰企业的管理发展了一种虔诚的限制机制。</text:p>
      <text:p text:style-name="P4">
“为此，设备的组织者及其俄罗斯同伙涉及对中东和欧盟受控商业结构的控制。 对帐将乌克兰药品送往这些外国公司的地址，然后更改了托运人，并将产品从俄罗斯联合会发送给了实际商品，” SBU指出。</text:p>
      <text:p text:style-name="P4">
乌克兰的安全局已经记录了多齐的非法运输，将近300公斤的医疗产品。</text:p>
      <text:p text:style-name="P4">
在乌克兰制药公司的办公室和生产场所的搜索过程中，具有非法活动证据的计算机，与俄罗斯实际的药品和俄罗斯一致性证书的合同。</text:p>
      <text:p text:style-name="P4">
目前，乌克兰企业主管已被告知涉嫌侵略国的出版。 选择预防措施的问题已经解决 - 拘留。 攻击者面临长达12年的剥夺。</text:p>
      <text:p text:style-name="P4">
News Source: <text:a xlink:type="simple" xlink:href="https://armyinform.com.ua/2023/07/08/prodavala-medykamenty-rosarmiyi-vykryto-farmakologichnu-kompaniyu-na-zhytomyrshhyni/" text:style-name="Internet_20_link" text:visited-style-name="Visited_20_Internet_20_Link">
https://armyinform.com.ua/2023/07/08/prodavala-medykamenty-rosarmiyi-vykryto-farmakologichnu-kompaniyu-na-zhytomyrshhyni/</text:a>
</text:p>
      <!--NEWS-->
      <text:h text:style-name="P10" text:outline-level="1">
<text:span text:style-name="T4">
立陶宛 - 波兰特种作战部队进行了联合培训</text:span>
</text:h>
      <text:p text:style-name="P4">
作者: ['АРМІЯINFORM']</text:p>
      <text:p text:style-name="P4">
时间: 2023-07-08T28:00:00-04:00</text:p>
      <text:p text:style-name="P4">
描述: 在一半的卡兹（Kazes）veverskes（立陶宛），立陶宛和波兰部队的史密斯（Spilne）受伤了……与乌克兰2022年的战争，与乌克兰今天与乌克兰的最新新闻，《与乌克兰的新闻》 2022年的战争，今天将有一场战争，将会发生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7/resize_1200x900_d3_1.jpg" text:style-name="Internet_20_link" text:visited-style-name="Visited_20_Internet_20_Link">
resize_1200x900_d3_1.jpg</text:a>
', '<text:a xlink:type="simple" xlink:href="https://armyinform.com.ua/wp-content/uploads/2023/07/resize_1200x900_d2_3-150x150.jpg" text:style-name="Internet_20_link" text:visited-style-name="Visited_20_Internet_20_Link">
resize_1200x900_d2_3-150x150.jpg</text:a>
', '<text:a xlink:type="simple" xlink:href="https://armyinform.com.ua/wp-content/uploads/2023/07/resize_1200x900_d1_6-150x150.jpg" text:style-name="Internet_20_link" text:visited-style-name="Visited_20_Internet_20_Link">
resize_1200x900_d1_6-150x150.jpg</text:a>
', '<text:a xlink:type="simple" xlink:href="https://armyinform.com.ua/wp-content/uploads/2023/07/resize_1200x900_d1_4-150x150.jpg" text:style-name="Internet_20_link" text:visited-style-name="Visited_20_Internet_20_Link">
resize_1200x900_d1_4-150x150.jpg</text:a>
', '<text:a xlink:type="simple" xlink:href="https://armyinform.com.ua/wp-content/uploads/2023/07/resize_1200x900_d1_8-150x150.jpg" text:style-name="Internet_20_link" text:visited-style-name="Visited_20_Internet_20_Link">
resize_1200x900_d1_8-150x150.jpg</text:a>
']</text:p>
      <text:p text:style-name="P4">
标签: ['БАГАТОНАЦІОНАЛЬНІ НАВЧАННЯ', 'ЛИТВА', 'ПОЛЬЩА']</text:p>
      <text:p text:style-name="P4">
类别: News</text:p>
      <!--METADATA-->
      <text:p text:style-name="P4">
<draw:frame draw:style-name="fr1" draw:name="Image218" text:anchor-type="as-char" svg:width="6.9236in" svg:height="4.615733in" draw:z-index="0">
<draw:image xlink:href="../Images/AРМІЯINFORM/2023-07-08T28-00-00-04-00/resize_1200x900_d3_1.jpg" xlink:type="simple" xlink:show="embed" xlink:actuate="onLoad" draw:mime-type="image/jpeg"/>
</draw:frame>
在垃圾填埋场Kazis Veverskis(立陶宛)立陶宛 - 波兰特种作战部队进行了联合培训(SOP). Це частина тристоронніх навчань<text:a xlink:type="simple" xlink:href="https://armyinform.com.ua/2023/07/04/u-lytvi-tryvayut-mizhnarodni-navchannya-sso-sylni-ta-yedyni-2023/" text:style-name="Internet_20_link" text:visited-style-name="Visited_20_Internet_20_Link">
Strong&amp;United2023</text:a>
在立陶宛，波兰塔尼米奇之间。</text:p>
      <text:p text:style-name="P4">
关于这个<text:a xlink:type="simple" xlink:href="https://kariuomene.lt/tarptautines-pratybos-strong-united-2023-lietuvos-ir-lenkijos-specialiuju-operaciju-pajegu-kariai-treniravosi-neutralizuoti-priesiskas-pajegas/25435" text:style-name="Internet_20_link" text:visited-style-name="Visited_20_Internet_20_Link">
被引用</text:a>
在立陶宛武装力量的报告中。</text:p>
      <text:p text:style-name="P4">
“我们快速有效地集成盟友的能力是立陶宛特殊行动力量的关键好处之一。 强烈的理解和支持是使您能够理解和建立多边军事联盟的基本因素。” Mindaugas Mazonas上校说。</text:p>
      <text:p text:style-name="P4">
<text:a xlink:type="simple" xlink:href="https://armyinform.com.ua/wp-content/uploads/2023/07/resize_1200x900_d2_3.jpg" text:style-name="Internet_20_link" text:visited-style-name="Visited_20_Internet_20_Link">
!(Images/AРМІЯINFORM/2023-07-08T28-00-00-04-00/resize_1200x900_d2_3-150x150.jpg)</text:a>
</text:p>
      <text:p text:style-name="P4">
<text:a xlink:type="simple" xlink:href="https://armyinform.com.ua/wp-content/uploads/2023/07/resize_1200x900_d1_6.jpg" text:style-name="Internet_20_link" text:visited-style-name="Visited_20_Internet_20_Link">
<draw:frame draw:style-name="fr1" draw:name="Image219" text:anchor-type="as-char" svg:width="6.9236in" svg:height="6.9236in" draw:z-index="0">
<draw:image xlink:href="../Images/AРМІЯINFORM/2023-07-08T28-00-00-04-00/resize_1200x900_d1_6-150x150.jpg" xlink:type="simple" xlink:show="embed" xlink:actuate="onLoad" draw:mime-type="image/jpeg"/>
</draw:frame>
</text:a>
根据剧本，立陶宛军队的情报部队发现某个物体有一个敌对的团体，因此决定使用立陶宛 - 派利分支机构进行专业。 行动的战术部分是由立陶宛军队的一个狙击手集团发射的，该狙击手渗透了该地区，并实际上证实了物体上的敌军。 Vitutas大营的另一支球队从空军L-410降落伞，降落在物体附近，以阻止行动和行动的通道。 同时武装JLTV战斗机器(关节轻型战术车辆)对象访问受到的周长上的对象。</text:p>
      <text:p text:style-name="P4">
<text:a xlink:type="simple" xlink:href="https://armyinform.com.ua/wp-content/uploads/2023/07/resize_1200x900_d1_4.jpg" text:style-name="Internet_20_link" text:visited-style-name="Visited_20_Internet_20_Link">
!(Images/AРМІЯINFORM/2023-07-08T28-00-00-04-00/resize_1200x900_d1_4-150x150.jpg)</text:a>
</text:p>
      <text:p text:style-name="P4">
<text:a xlink:type="simple" xlink:href="https://armyinform.com.ua/wp-content/uploads/2023/07/resize_1200x900_d1_8.jpg" text:style-name="Internet_20_link" text:visited-style-name="Visited_20_Internet_20_Link">
<draw:frame draw:style-name="fr1" draw:name="Image220" text:anchor-type="as-char" svg:width="6.9236in" svg:height="6.9236in" draw:z-index="0">
<draw:image xlink:href="../Images/AРМІЯINFORM/2023-07-08T28-00-00-04-00/resize_1200x900_d1_8-150x150.jpg" xlink:type="simple" xlink:show="embed" xlink:actuate="onLoad" draw:mime-type="image/jpeg"/>
</draw:frame>
</text:a>
</text:p>
      <text:p text:style-name="P4">
News Source: <text:a xlink:type="simple" xlink:href="https://armyinform.com.ua/2023/07/08/vidbulosya-spilne-navchannya-lytovsko-polskyh-syl-speczialnyh-operaczij/" text:style-name="Internet_20_link" text:visited-style-name="Visited_20_Internet_20_Link">
https://armyinform.com.ua/2023/07/08/vidbulosya-spilne-navchannya-lytovsko-polskyh-syl-speczialnyh-operaczij/</text:a>
</text:p>
      <!--NEWS-->
      <text:h text:style-name="P10" text:outline-level="1">
<text:span text:style-name="T4">
英格兰国家队是足球青年欧元的获胜者</text:span>
</text:h>
      <text:p text:style-name="P4">
作者: Ukrinform (Person)</text:p>
      <text:p text:style-name="P4">
出版商: Укринформ (Organization)</text:p>
      <text:p text:style-name="P4">
出版时间: 2023-07-08T2:19:00+03:00</text:p>
      <text:p text:style-name="P4">
修改时间: 2023-07-08T21:19:00+03:00</text:p>
      <text:p text:style-name="P4">
描述: 英格兰并没有错过Euro U-21的一个进球。  - 乌克林。</text:p>
      <text:p text:style-name="P4">
图片: ['<text:a xlink:type="simple" xlink:href="https://static.ukrinform.com/photos/2023_07/thumb_files/630_360_1688840278-834.jpg" text:style-name="Internet_20_link" text:visited-style-name="Visited_20_Internet_20_Link">
630_360_16888...</text:a>
']</text:p>
      <text:p text:style-name="P4">
标签: ['Футбол']</text:p>
      <text:p text:style-name="P4">
类型: Article</text:p>
      <!--METADATA-->
      <text:p text:style-name="P4">
<draw:frame draw:style-name="fr1" draw:name="Image221" text:anchor-type="as-char" svg:width="6.9236in" svg:height="3.956343in" draw:z-index="0">
<draw:image xlink:href="../Images/yкринформ/2023-07-08T2-19-00-03-00/630_360_1688840278-834.jpg" xlink:type="simple" xlink:show="embed" xlink:actuate="onLoad" draw:mime-type="image/jpeg"/>
</draw:frame>
英格兰不允许欧元U-21的一个进球。</text:p>
      <text:p text:style-name="P4">
乌克林福姆报道，英格兰39年来首次赢得了欧洲足球青年锦标赛，乌菲纳斯人最少会从西班牙 -  1-0赢得同行。</text:p>
      <text:p text:style-name="P4">
库尔提斯·琼斯(Kurtis Jones)在比赛上半场结束时唯一的进球。 英格兰在历史上第三次成为欧洲U-21的赢家。</text:p>
      <text:p text:style-name="P4">
李·卡斯利(Lee Karsley)的球队并没有错过整个比赛的一个进球。 Cermandeims Trafford的守门员参加了所有比赛，并没有错过任何一个球，在决赛的最后几秒钟都反映了。</text:p>
      <text:p text:style-name="P4">
在小组赛中，英国最高得分(9)打进6球。 英格兰上升的英格兰克服了葡萄牙(1：0)和以色列(3：0).</text:p>
      <text:p text:style-name="P4">
<text:span text:style-name="T4">
Читайте також:</text:span>
 <text:a xlink:type="simple" xlink:href="https://www.ukrinform.ua/rubric-sports/3732408-rotan-meni-duze-priemno-bulo-pracuvati-z-hlopcami-kozna-hvilina-provedena-razom-bude-v-moemu-serci-nazavzdi.html" text:style-name="Internet_20_link" text:visited-style-name="Visited_20_Internet_20_Link">
 <text:span text:style-name="T4">
Ротань</text:span>
 : Мені дуже приємно було працювати з хлопцями– кожна хвилина проведена разом буде в моєму серці</text:a>
正如乌克林福姆报道的那样，乌克兰国家队进入了比赛的半决赛，西班牙被存入了比赛。 半决赛的出口保证了乌克兰参加2024年Volhympic运动会的参与。</text:p>
      <text:p text:style-name="P4">
照片：盖蒂图像</text:p>
      <text:p text:style-name="P4">
News Source: <text:a xlink:type="simple" xlink:href="https://www.ukrinform.ua/rubric-sports/3733318-zbirna-anglii-peremozec-molodiznogo-evro-z-futbolu.html" text:style-name="Internet_20_link" text:visited-style-name="Visited_20_Internet_20_Link">
https://www.ukrinform.ua/rubric-sports/3733318-zbirna-anglii-peremozec-molodiznogo-evro-z-futbolu.html</text:a>
</text:p>
      <!--NEWS-->
      <text:h text:style-name="P10" text:outline-level="1">
<text:span text:style-name="T4">
乌克兰正在努力吸引世界上关注囚禁的问题</text:span>
</text:h>
      <text:p text:style-name="P4">
作者: ['АРМІЯINFORM']</text:p>
      <text:p text:style-name="P4">
时间: 2023-07-08T30:00:00-04:00</text:p>
      <text:p text:style-name="P4">
描述: 乌克兰报道了乔比（Chobi）的Ilvikhovikh Zusil对...与乌克兰的最新新闻战争，与乌克兰的最新新闻，《与乌克兰2022年与乌克兰的战争》上次进行的战争尊重...这将是不久的</text:p>
      <text:p text:style-name="P4">
图片: ['<text:a xlink:type="simple" xlink:href="https://armyinform.com.ua/wp-content/uploads/2023/07/photo_5278562666060826146_w.jpg" text:style-name="Internet_20_link" text:visited-style-name="Visited_20_Internet_20_Link">
photo_5278562666060826146_w.jpg</text:a>
']</text:p>
      <text:p text:style-name="P4">
标签: ['ВІЙНА', 'ВІЙСЬКОВОПОЛОНЕНІ', 'КООРДИНАЦІЙНИЙ ШТАБ З ПИТАНЬ ПОВОДЖЕННЯ З ВІЙСЬКОВОПОЛОНЕНИМИ']</text:p>
      <text:p text:style-name="P4">
类别: News</text:p>
      <!--METADATA-->
      <text:p text:style-name="P4">
<draw:frame draw:style-name="fr1" draw:name="Image222" text:anchor-type="as-char" svg:width="6.9236in" svg:height="3.882986in" draw:z-index="0">
<draw:image xlink:href="../Images/AРМІЯINFORM/2023-07-08T30-00-00-04-00/photo_5278562666060826146_w.jpg" xlink:type="simple" xlink:show="embed" xlink:actuate="onLoad" draw:mime-type="image/jpeg"/>
</draw:frame>
乌克兰正在竭尽全力关注国际社会，以解决平民和非战斗侵略者的非法维护问题。</text:p>
      <text:p text:style-name="P4">
关于这个<text:a xlink:type="simple" xlink:href="https://t.me/Koord_shtab/1513" text:style-name="Internet_20_link" text:visited-style-name="Visited_20_Internet_20_Link">
一个正在说话</text:a>
在与协调员的非政府组织“军事医生”协会的会议上。</text:p>
      <text:p text:style-name="P4">
在与军事医生家人的会议上，由工作人员德米特里·乌索夫(Dmitry Usov)领导的协调员担任。</text:p>
      <text:p text:style-name="P4">
“医疗保健专业人员具有非战斗人员的法律地位。 因此，维持医务人员是俄罗斯对国际人道主义法的直接侵犯。”</text:p>
      <text:p text:style-name="P4">
总部强调，乌克兰努力将所有囚犯从俄罗斯囚禁中释放。</text:p>
      <text:p text:style-name="P4">
News Source: <text:a xlink:type="simple" xlink:href="https://armyinform.com.ua/2023/07/08/ukrayina-dokladaye-zusyl-shhoby-zvernuty-uvagu-svitu-na-problemy-nezakonnogo-utrymannya-u-poloni-rf-czyvilnyh-ta-nekombatantiv-koordshtab/" text:style-name="Internet_20_link" text:visited-style-name="Visited_20_Internet_20_Link">
https://armyinform.com.ua/2023/07/08/ukrayina-dokladaye-zusyl-shhoby-zvernuty-uvagu-svitu-na-problemy-nezakonnogo-utrymannya-u-poloni-rf-czyvilnyh-ta-nekombatantiv-koordshtab/</text:a>
</text:p>
      <!--NEWS-->
      <text:h text:style-name="P10" text:outline-level="1">
<text:span text:style-name="T4">
在基辅，已经启动了所有紧急情况的单个数字</text:span>
</text:h>
      <text:p text:style-name="P4">
作者: ['АРМІЯINFORM']</text:p>
      <text:p text:style-name="P4">
时间: 2023-07-08T32:00:00-04:00</text:p>
      <text:p text:style-name="P4">
描述: 室内帮助的迷你建设并未从奇异果-Dinia拨打服务112 ...与乌克兰2022年的战争，与乌克兰的战争是今天的最新消息，即与乌克兰2022年的新闻战争，这是今天的最后一场新闻。乌克兰和俄罗斯之间的战争以及2022年与乌克兰的战争是一年在俄罗斯的乌克兰媒体</text:p>
      <text:p text:style-name="P4">
图片: ['<text:a xlink:type="simple" xlink:href="https://armyinform.com.ua/wp-content/uploads/2023/07/ehjzv1549881270278.jpg" text:style-name="Internet_20_link" text:visited-style-name="Visited_20_Internet_20_Link">
ehjzv1549881270278.jpg</text:a>
']</text:p>
      <text:p text:style-name="P4">
标签: ['КИЇВ', 'МВС УКРАЇНИ', 'НАДЗВИЧАЙНА СИТУАЦІЯ']</text:p>
      <text:p text:style-name="P4">
类别: News</text:p>
      <!--METADATA-->
      <text:p text:style-name="P4">
<draw:frame draw:style-name="fr1" draw:name="Image223" text:anchor-type="as-char" svg:width="6.9236in" svg:height="5.1927in" draw:z-index="0">
<draw:image xlink:href="../Images/AРМІЯINFORM/2023-07-08T32-00-00-04-00/ehjzv1549881270278.jpg" xlink:type="simple" xlink:show="embed" xlink:actuate="onLoad" draw:mime-type="image/jpeg"/>
</draw:frame>
内政部已在基辅(Kiev)全面实施<text:span text:style-name="T4">
服务112 </text:span>
  - 危机情况唯一的电话号码。 通信中心已经处理输入并涵盖资本。</text:p>
      <text:p text:style-name="P4">
关于它<text:a xlink:type="simple" xlink:href="https://t.me/mvs_ukraine/27140" text:style-name="Internet_20_link" text:visited-style-name="Visited_20_Internet_20_Link">
报告</text:a>
内部事务部伊戈尔·克里姆森科(Igor Klimenko)。</text:p>
      <text:p text:style-name="P4">
“公民的电话接收运营商。 接下来，将请求转介给相应响应的附件。”消息写道。</text:p>
      <text:p text:style-name="P4">
重要的是要有手语工作的操作员。 他们可以通过视频通话与申请人结合在一起。 为此，请将SMS发送到<text:span text:style-name="T4">
 112 </text:span>
，并期望与连接的链接。</text:p>
      <text:p text:style-name="P4">
内政部说：“我们的下一步是在所有百万富翁城市，在整个国家的整个领土上进行112次缩放。”</text:p>
      <text:p text:style-name="P4">
News Source: <text:a xlink:type="simple" xlink:href="https://armyinform.com.ua/2023/07/08/u-kyyevi-zapraczyuvav-yedynyj-nomer-dlya-vsih-nadzvychajnyh-sytuaczij/" text:style-name="Internet_20_link" text:visited-style-name="Visited_20_Internet_20_Link">
https://armyinform.com.ua/2023/07/08/u-kyyevi-zapraczyuvav-yedynyj-nomer-dlya-vsih-nadzvychajnyh-sytuaczij/</text:a>
</text:p>
      <!--NEWS-->
      <text:h text:style-name="P10" text:outline-level="1">
<text:span text:style-name="T4">
Kakhovskaya Hydroe Hephew的受害者开始从该州获得帮助</text:span>
</text:h>
      <text:p text:style-name="P4">
作者: ['АРМІЯINFORM']</text:p>
      <text:p text:style-name="P4">
时间: 2023-07-08T34:00:00-04:00</text:p>
      <text:p text:style-name="P4">
描述: 6 ukrposhta vipelsa of permanzam khersonshchini的个人杜普尔萨（Vipelsa），Yaki，Yaki推动...与乌克兰2022年的战争，与乌克兰的最新新闻，今天与乌克兰2022年的新闻战争，今天与乌克兰2022年的新闻战争，乌克兰和俄罗斯之间的战争将在乌克兰和俄罗斯之间发生一场战争。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7/630_360_1686481734-425.jpg" text:style-name="Internet_20_link" text:visited-style-name="Visited_20_Internet_20_Link">
630_360_1686481734-425.jpg</text:a>
']</text:p>
      <text:p text:style-name="P4">
标签: ['МІНРЕІНТЕГРАЦІЇ', 'ПІДРИВ ГРЕБЛІ КАХОВСЬКОЇ ГЕС', 'ШТАБ З ЛІКВІДАЦІЇ НАСЛІДКІВ ПІДРИВУ']</text:p>
      <text:p text:style-name="P4">
类别: News</text:p>
      <!--METADATA-->
      <text:p text:style-name="P4">
<draw:frame draw:style-name="fr1" draw:name="Image224" text:anchor-type="as-char" svg:width="6.9236in" svg:height="3.956343in" draw:z-index="0">
<draw:image xlink:href="../Images/AРМІЯINFORM/2023-07-08T34-00-00-04-00/630_360_1686481734-425.jpg" xlink:type="simple" xlink:show="embed" xlink:actuate="onLoad" draw:mime-type="image/jpeg"/>
</draw:frame>
7月6日，Ukrposhta开始向赫森地区的居民付款，他们意识到爆炸了洪水是由于炸毁了Kakhovka Hydroectric Power Station的敌人。</text:p>
      <text:p text:style-name="P4">
关于它<text:a xlink:type="simple" xlink:href="https://minre.gov.ua/2023/07/07/postrazhdali-vid-pidtoplennya-pochaly-otrymuvaty-po-5-tysyach-gryven-derzhdopomogy/" text:style-name="Internet_20_link" text:visited-style-name="Visited_20_Internet_20_Link">
报告</text:a>
重返社会部。</text:p>
      <text:p text:style-name="P4">
因此，霍森市医院的公民持有了5000份Hryvnias的财政支持。</text:p>
      <text:p text:style-name="P4">
此外，州财政部已经转移了447万hryvnias，以支付指定的财政援助532，并向赫森地区的居民和362-尼古拉夫地区转移。 根据他们的陈述，银行已经收到了钱。</text:p>
      <text:p text:style-name="P4">
News Source: <text:a xlink:type="simple" xlink:href="https://armyinform.com.ua/2023/07/08/postrazhdali-vid-pidryvu-kahovskoyi-ges-pochaly-otrymuvaty-dopomogu-vid-derzhavy/" text:style-name="Internet_20_link" text:visited-style-name="Visited_20_Internet_20_Link">
https://armyinform.com.ua/2023/07/08/postrazhdali-vid-pidryvu-kahovskoyi-ges-pochaly-otrymuvaty-dopomogu-vid-derzhavy/</text:a>
</text:p>
      <!--NEWS-->
      <text:h text:style-name="P10" text:outline-level="1">
<text:span text:style-name="T4">
在乌克兰的大规模战争中，乌克兰有9,000名平民被杀，其中包括500名儿童 - 联合国</text:span>
</text:h>
      <text:p text:style-name="P4">
作者: ['АРМІЯINFORM']</text:p>
      <text:p text:style-name="P4">
时间: 2023-07-08T36:00:00-04:00</text:p>
      <text:p text:style-name="P4">
描述: 在第500天的前面，乌克兰罗莎（Rosa）的大规模发票的收入...与乌克兰2022年的战争，与乌克兰的最新新闻，《与乌克兰的新闻战争》，《与乌克兰的新闻战》 2022年，这是今天的最后一次战争，会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7/vijna-obstril.jpg" text:style-name="Internet_20_link" text:visited-style-name="Visited_20_Internet_20_Link">
vijna-obstril.jpg</text:a>
']</text:p>
      <text:p text:style-name="P4">
标签: ['STOPRUSSIA', 'АГРЕСІЯ РФ', 'ВТОРГНЕННЯ РФ', 'ЖЕРТВИ ВІЙНИ', 'ММПЛУ', 'ООН']</text:p>
      <text:p text:style-name="P4">
类别: News</text:p>
      <!--METADATA-->
      <text:p text:style-name="P4">
<draw:frame draw:style-name="fr1" draw:name="Image225" text:anchor-type="as-char" svg:width="6.9236in" svg:height="4.628555in" draw:z-index="0">
<draw:image xlink:href="../Images/AРМІЯINFORM/2023-07-08T36-00-00-04-00/vijna-obstril.jpg" xlink:type="simple" xlink:show="embed" xlink:actuate="onLoad" draw:mime-type="image/jpeg"/>
</draw:frame>
从大规模入侵俄罗斯在乌克兰人权监测任务开始的第500天前夕(mmplu)瓦拉吉贝尔(Vallagibel)拥有9,000多名平民，其中包括500多名儿童。 同时，任务是在实际受害者人数可能要高得多的之前。</text:p>
      <text:p text:style-name="P4">
这样的<text:a xlink:type="simple" xlink:href="https://ukraine.un.org/uk/239136-%D0%B2%D1%96%D0%B9%D0%BD%D0%B0-%D0%B2-%D1%83%D0%BA%D1%80%D0%B0%D1%97%D0%BD%D1%96-%D1%81%D1%8F%D0%B3%D0%BD%D1%83%D0%BB%D0%B0-%D1%89%D0%B5-%D0%BE%D0%B4%D0%BD%D1%96%D1%94%D1%97-%D1%81%D1%83%D0%BC%D0%BD%D0%BE%D1%97-%D0%BF%D0%BE%D0%B7%D0%BD%D0%B0%D1%87%D0%BA%D0%B8" text:style-name="Internet_20_link" text:visited-style-name="Visited_20_Internet_20_Link">
语句</text:a>
联合国人权监测任务在乌克兰发布。</text:p>
      <text:p text:style-name="P4">
MMPL指出，与2022年相比，今年早些时候的死亡人数和受伤人数总数发生了变化，但在5月，他们的平均人数再次增加。 这是6月27日的最后一次死亡袭击提醒，当时有13名平民，包括4名儿童，由于在乌克兰东部乌克马克巨人的活泼贸易区发生了火箭袭击，因此在傍晚被杀。 在这次袭击中的受害者中，乌克兰马玛是乌克兰舞，死于较早受伤的乌克兰作家和人权活动家维多利亚·阿米丽娜(Victoria Amelina)。</text:p>
      <text:p text:style-name="P4">
几天后，另一场火箭罢工夺走了利维夫10名平民的生命。 在这两个星期中，从俄罗斯入侵开始时，在平民中被杀的人数是最高的人数。</text:p>
      <text:p text:style-name="P4">
News Source: <text:a xlink:type="simple" xlink:href="https://armyinform.com.ua/2023/07/08/za-chas-shyrokomasshtabnoyi-vijny-v-ukrayini-zagynulo-9-tysyach-czyvilnyh-zokrema-500-ditej-oon/" text:style-name="Internet_20_link" text:visited-style-name="Visited_20_Internet_20_Link">
https://armyinform.com.ua/2023/07/08/za-chas-shyrokomasshtabnoyi-vijny-v-ukrayini-zagynulo-9-tysyach-czyvilnyh-zokrema-500-ditej-oon/</text:a>
</text:p>
      <!--NEWS-->
      <text:h text:style-name="P10" text:outline-level="1">
<text:span text:style-name="T4">
英国外交大臣警告俄罗斯Zaporozhye NPP的挑衅</text:span>
</text:h>
      <text:p text:style-name="P4">
作者: ['АРМІЯINFORM']</text:p>
      <text:p text:style-name="P4">
时间: 2023-07-08T38:00:00-04:00</text:p>
      <text:p text:style-name="P4">
描述: 伟大的英国詹姆斯·克洛弗（James Clover）的执法机构部，俄罗斯联邦无罪。俄罗斯联邦（俄罗斯联邦，乌克兰与俄罗斯之间会发生战争，当2022年与乌克兰的战争是与乌克兰的战争时，是否会在不久的将来与乌克兰发生战争，他们说，与乌克兰的战争，今天，乌克兰的新闻，乌克兰人，乌克兰媒体的新闻在俄罗斯</text:p>
      <text:p text:style-name="P4">
图片: ['<text:a xlink:type="simple" xlink:href="https://armyinform.com.ua/wp-content/uploads/2023/07/f329e3e59a9e1ec85d891c727857924e.webp" text:style-name="Internet_20_link" text:visited-style-name="Visited_20_Internet_20_Link">
f329e3e59a9e1ec85d891c727857924e.webp</text:a>
']</text:p>
      <text:p text:style-name="P4">
标签: ['ЗАЕС', 'МЗС БРИТАНІЇ', 'НЕБЕЗПЕКА ПІДРИВУ ЗАЕС']</text:p>
      <text:p text:style-name="P4">
类别: News</text:p>
      <!--METADATA-->
      <text:p text:style-name="P4">
<draw:frame draw:style-name="fr1" draw:name="Image226" text:anchor-type="as-char" svg:width="6.9236in" svg:height="3.4618in" draw:z-index="0">
<draw:image xlink:href="../ConvertedIMGs/AРМІЯINFORM/2023-07-08T38-00-00-04-00/f329e3e59a9e1ec85d891c727857924e.png" xlink:type="simple" xlink:show="embed" xlink:actuate="onLoad" draw:mime-type="image/png"/>
</draw:frame>
英国外交部长詹姆斯·克莱维利(James Kleverli)强调，俄罗斯联邦无辜地对Zaporozhye核电站构成威胁。</text:p>
      <text:p text:style-name="P4">
他<text:a xlink:type="simple" xlink:href="https://twitter.com/JamesCleverly/status/1677324160903553026" text:style-name="Internet_20_link" text:visited-style-name="Visited_20_Internet_20_Link">
写</text:a>
推特。</text:p>
      <text:p text:style-name="P4">
詹姆斯·克莱维利(James Kleverli)强调，俄罗斯对Zaporozhye NPP的安全没有任何威胁。</text:p>
      <text:p text:style-name="P4">
他补充说：“国际原子能机构必须完全访问车站检查和安全性。”</text:p>
      <text:p text:style-name="P4">
News Source: <text:a xlink:type="simple" xlink:href="https://armyinform.com.ua/2023/07/08/glava-mzs-brytaniyi-zasterig-rosiyu-vid-provokaczij-na-zaporizkij-aes/" text:style-name="Internet_20_link" text:visited-style-name="Visited_20_Internet_20_Link">
https://armyinform.com.ua/2023/07/08/glava-mzs-brytaniyi-zasterig-rosiyu-vid-provokaczij-na-zaporizkij-aes/</text:a>
</text:p>
      <!--NEWS-->
      <text:h text:style-name="P10" text:outline-level="1">
<text:span text:style-name="T4">
军团“俄罗斯自由”计划对俄罗斯联邦领土的新突袭 - 观察员</text:span>
</text:h>
      <text:p text:style-name="P4">
作者: Ukrinform (Person)</text:p>
      <text:p text:style-name="P4">
出版商: Укринформ (Organization)</text:p>
      <text:p text:style-name="P4">
出版时间: 2023-07-08T3:38:00+03:00</text:p>
      <text:p text:style-name="P4">
修改时间: 2023-07-08T21:38:00+03:00</text:p>
      <text:p text:style-name="P4">
描述: 军团“俄罗斯自由”的指挥官报告说，他的战斗人员计划在俄罗斯联邦领土上进行另一场跨境突袭。  - 乌克林。</text:p>
      <text:p text:style-name="P4">
图片: ['<text:a xlink:type="simple" xlink:href="https://static.ukrinform.com/photos/2022_08/thumb_files/630_360_1661954199-345.jpg" text:style-name="Internet_20_link" text:visited-style-name="Visited_20_Internet_20_Link">
630_360_16619...</text:a>
']</text:p>
      <text:p text:style-name="P4">
标签: ['Доброволець', 'Війна з Росією', 'Легіон «Свобода Росії» ']</text:p>
      <text:p text:style-name="P4">
类型: Article</text:p>
      <!--METADATA-->
      <text:p text:style-name="P4">
<draw:frame draw:style-name="fr1" draw:name="Image227" text:anchor-type="as-char" svg:width="6.9236in" svg:height="3.956343in" draw:z-index="0">
<draw:image xlink:href="../Images/yкринформ/2023-07-08T3-38-00-03-00/630_360_1661954199-345.jpg" xlink:type="simple" xlink:show="embed" xlink:actuate="onLoad" draw:mime-type="image/jpeg"/>
</draw:frame>
俄罗斯司令的自由说，他的战士计划对俄罗斯联邦领土进行一次袭击。</text:p>
      <text:p text:style-name="P4">
根据乌克林福姆的说法，凯撒的呼号马克西米利安·安德罗尼科夫(Maximilian Andronnikov)在接受采访<text:a xlink:type="simple" xlink:href="http://www.theguardian.com/world/2023/jul/08/anti-putin-forces-plan-fresh-attacks-inside-russia" text:style-name="Internet_20_link" text:visited-style-name="Visited_20_Internet_20_Link">
Oberver</text:a>
。</text:p>
      <text:p text:style-name="P4">
“这将是我们的第三次操作。 那将是第四和第五。 我们有雄心勃勃的植物。 凯撒补充说，军团旨在解放俄罗斯联邦的整个领土。</text:p>
      <text:p text:style-name="P4">
大约200名俄罗斯(志愿者)组成的军团“俄罗斯自由”(https://www.ukrinform.ua/tag-dobrovolec)，在5月和6月突袭了俄罗斯气味。 据安德隆尼科夫(Andronnikov)称，该小组的成员被杀。 他称克里姆林宫关于游击队中巨大损失的陈述。</text:p>
      <text:p text:style-name="P4">
49岁的Andronnikov-A前健身教练在索契和圣彼得堡工作。 全面入侵俄罗斯之后，他搬到了杜克兰娜(Dukraina)。 俄罗斯联邦的检察官办公室指控他犯了许多罪行，特别是国家社区。</text:p>
      <text:p text:style-name="P4">
<text:span text:style-name="T4">
另请阅读：</text:span>
 <text:a xlink:type="simple" xlink:href="https://www.ukrinform.ua/rubric-ato/3717763-legion-svoboda-rosii-zaproponuvav-zitelam-belgorodsini-evakuuvatisa-v-ukrainu.html" text:style-name="Internet_20_link" text:visited-style-name="Visited_20_Internet_20_Link">
Lefion“ <text:span text:style-name="T4">
自由</text:span>
 <text:span text:style-name="T4">
 </text:span>
俄罗斯**”建议Mambelgorod地区的居民撤离乌克兰</text:a>
军团的负责人承认，他的民兵只能在乌克兰军队的帮助下起作用，但说在俄罗斯领土上的积极行动中，这些决定是独立的。 据他说，他们在其中，主要来自乌克兰被捕的俄罗斯奖杯。</text:p>
      <text:p text:style-name="P4">
安德隆尼科夫(Andronnikov)称“俄罗斯自由”的活动为乌克兰和俄罗斯联邦的未来的“共同斗争”。</text:p>
      <text:p text:style-name="P4">
反对派军事组织的负责人还指出，瓦格纳PEC的解散增加了乌克兰在战场上的前景，并在乌克兰反对意见的成功方面表达了无可争议的。</text:p>
      <text:p text:style-name="P4">
<text:span text:style-name="T4">
另请阅读：</text:span>
 <text:a xlink:type="simple" xlink:href="https://www.ukrinform.ua/rubric-world/3722458-putin-viznav-negotovnist-rf-do-rejdiv-dobrovolciv-u-belgorodsku-oblast.html" text:style-name="Internet_20_link" text:visited-style-name="Visited_20_Internet_20_Link">
普京认识到俄罗斯联邦对Ubelgorod地区志愿者的袭击的不愿意</text:a>
安德隆尼科夫总结说：“我坚信乌克兰将100％成功。”</text:p>
      <text:p text:style-name="P4">
正如乌克林福姆报道的那样，俄罗斯志愿军团和自由军团成功地突袭了俄罗斯联邦贝尔戈罗德地区的领土。</text:p>
      <text:p text:style-name="P4">
News Source: <text:a xlink:type="simple" xlink:href="https://www.ukrinform.ua/rubric-ato/3733319-legion-svoboda-rosii-planue-novi-rejdi-na-teritoriu-rf-zmi.html" text:style-name="Internet_20_link" text:visited-style-name="Visited_20_Internet_20_Link">
https://www.ukrinform.ua/rubric-ato/3733319-legion-svoboda-rosii-planue-novi-rejdi-na-teritoriu-rf-zmi.html</text:a>
</text:p>
      <!--NEWS-->
      <text:h text:style-name="P10" text:outline-level="1">
<text:span text:style-name="T4">
我们的航空摧毁了4个SPR和1个敌人管理点</text:span>
</text:h>
      <text:p text:style-name="P4">
作者: ['АРМІЯINFORM']</text:p>
      <text:p text:style-name="P4">
时间: 2023-07-08T40:00:00-04:00</text:p>
      <text:p text:style-name="P4">
描述: 牛将在ZS乌克兰人的Zvenni总参谋部弯腰，Avisaatsimy国防军...与2022年乌克兰的战争，与乌克兰的战争是今天的最新消息，今天与乌克兰2022年的新闻战争，今天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2/06/foto-aviacziya.jpg" text:style-name="Internet_20_link" text:visited-style-name="Visited_20_Internet_20_Link">
foto-aviacziya.jpg</text:a>
']</text:p>
      <text:p text:style-name="P4">
标签: ['STOPRUSSIA', 'ВТОРГНЕННЯ РФ', 'ГШ ЗСУ', 'ОБОРОНА УКРАЇНИ', 'ХРОНІКА ОБОРОНИ']</text:p>
      <text:p text:style-name="P4">
类别: News</text:p>
      <!--METADATA-->
      <text:p text:style-name="P4">
<draw:frame draw:style-name="fr1" draw:name="Image228" text:anchor-type="as-char" svg:width="6.9236in" svg:height="5.385022in" draw:z-index="0">
<draw:image xlink:href="../Images/AРМІЯINFORM/2023-07-08T40-00-00-04-00/foto-aviacziya.jpg" xlink:type="simple" xlink:show="embed" xlink:actuate="onLoad" draw:mime-type="image/jpeg"/>
</draw:frame>
说明性照片<text:span text:style-name="T4">
🔥俄罗斯入侵的情况</text:span>
</text:p>
      <text:p text:style-name="P4">
如..所示](https://www.facebook.com/GeneralStaff.ua/posts/pfbid05Jwm5VXfXfCHMrL3dbRxEthRitLxhtnQae5dWni6PZoTGixUHxXQq61FkDauttm5l?locale=uk_UA)在乌克兰武装部队总参谋部的建设中，过去的国防军航空在敌人的人员集中，4杆缝制的缝隙中的综合体中产生了7次，在敌人管理点中有1个。 。 此外，我们的捍卫者摧毁了2个行动级别的侦察无人机。</text:p>
      <text:p text:style-name="P4">
同时，白天的火箭部队和炮兵部队被2点管理，弹药构成，8个火灾位置，2个防空产品和2个无线电电子战斗机站击中。</text:p>
      <text:p text:style-name="P4">
News Source: <text:a xlink:type="simple" xlink:href="https://armyinform.com.ua/2023/07/08/nasha-aviacziya-znyshhyla-4-zrk-ta-1-punkt-upravlinnya-voroga/" text:style-name="Internet_20_link" text:visited-style-name="Visited_20_Internet_20_Link">
https://armyinform.com.ua/2023/07/08/nasha-aviacziya-znyshhyla-4-zrk-ta-1-punkt-upravlinnya-voroga/</text:a>
</text:p>
      <!--NEWS-->
      <text:h text:style-name="P10" text:outline-level="1">
<text:span text:style-name="T4">
36次战斗冲突 - 总参谋部发生在过去一天</text:span>
</text:h>
      <text:p text:style-name="P4">
作者: ['АРМІЯINFORM']</text:p>
      <text:p text:style-name="P4">
时间: 2023-07-08T42:00:00-04:00</text:p>
      <text:p text:style-name="P4">
描述: Rosarmii的最后一次是基本Zusill的Zoserdhuvati ...与乌克兰2022年的战争，与乌克兰的战争是今天的最新消息，与乌克兰2022的新闻战是今天的最后一场战争，是否会有一场战争他们说，在乌克兰和俄罗斯之间以及与乌克兰的战争将在2022年与乌克兰的战争之间</text:p>
      <text:p text:style-name="P4">
图片: ['<text:a xlink:type="simple" xlink:href="https://armyinform.com.ua/wp-content/uploads/2023/07/1556724.jpg" text:style-name="Internet_20_link" text:visited-style-name="Visited_20_Internet_20_Link">
1556724.jpg</text:a>
']</text:p>
      <text:p text:style-name="P4">
标签: ['STOPRUSSIA', 'АГРЕСІЯ РФ', 'ВТОРГНЕННЯ РФ', 'ГШ ЗСУ']</text:p>
      <text:p text:style-name="P4">
类别: News</text:p>
      <!--METADATA-->
      <text:p text:style-name="P4">
<draw:frame draw:style-name="fr1" draw:name="Image229" text:anchor-type="as-char" svg:width="6.9236in" svg:height="4.61903in" draw:z-index="0">
<draw:image xlink:href="../Images/AРМІЯINFORM/2023-07-08T42-00-00-04-00/1556724.jpg" xlink:type="simple" xlink:show="embed" xlink:actuate="onLoad" draw:mime-type="image/jpeg"/>
</draw:frame>
说明性照片<text:span text:style-name="T4">
🔥俄罗斯入侵的情况</text:span>
</text:p>
      <text:p text:style-name="P4">
在最后一天，Rosarmia的部队继续集中在Kupyansk，Lyman，Bakhmut和Avdiivsky Tamarin的指示中 - 有36个战斗冲突。</text:p>
      <text:p text:style-name="P4">
关于这个<text:a xlink:type="simple" xlink:href="https://www.facebook.com/GeneralStaff.ua/posts/pfbid05Jwm5VXfXfCHMrL3dbRxEthRitLxhtnQae5dWni6PZoTGixUHxXQq61FkDauttm5l" text:style-name="Internet_20_link" text:visited-style-name="Visited_20_Internet_20_Link">
被引用</text:a>
在乌克兰武装部队的总参谋部。</text:p>
      <text:p text:style-name="P4">
<text:span text:style-name="T4">
在Kupyansk方向</text:span>
敌人试图在卢汉斯克地区的Navoselivsky和Stelmachivka地区前进。 我们的战士保持辩护，反映了敌人的所有攻击。</text:p>
      <text:p text:style-name="P4">
<text:span text:style-name="T4">
在利马方向</text:span>
白天，敌人领导了塔纳玛(Tanamaggager)的袭击行动，使我们的部队从布雷斯特西北部卢汉斯(Brest Luhansk)地区的职位上毫无成功。</text:p>
      <text:p text:style-name="P4">
<text:span text:style-name="T4">
在Bakhmut方向</text:span>
，在密集的航空大火和保护者的炮兵下，我们的后卫成功地反映了顿涅茨克地区伯基夫卡地区的所有敌人袭击。</text:p>
      <text:p text:style-name="P4">
<text:span text:style-name="T4">
在Avdiivsky方向</text:span>
敌人在航空的支持下，在Novokalin，Avdiivka和Nevelsky的领域执行了连续的连续行动。</text:p>
      <text:p text:style-name="P4">
<text:span text:style-name="T4">
在玛丽斯基(Mariinsky)的方向</text:span>
，在炮兵的敌人大火下，我们的捍卫者反映了马林卡地区的所有袭击。</text:p>
      <text:p text:style-name="P4">
<text:span text:style-name="T4">
在矿物方向</text:span>
敌人在顿涅茨克地区进行了不成功的进攻行动。</text:p>
      <text:p text:style-name="P4">
此外，乌克兰的力量继续进行Tselitopol和Berdyansk指示的进攻行动，固定在成就上，造成火灾损害，采取反击措施。</text:p>
      <text:p text:style-name="P4">
News Source: <text:a xlink:type="simple" xlink:href="https://armyinform.com.ua/2023/07/08/za-mynulu-dobu-vidbulos-36-bojovyh-zitknen-genshtab/" text:style-name="Internet_20_link" text:visited-style-name="Visited_20_Internet_20_Link">
https://armyinform.com.ua/2023/07/08/za-mynulu-dobu-vidbulos-36-bojovyh-zitknen-genshtab/</text:a>
</text:p>
      <!--NEWS-->
      <text:h text:style-name="P10" text:outline-level="1">
<text:span text:style-name="T4">
大解放战争的500天</text:span>
</text:h>
      <text:p text:style-name="P4">
作者: ['Антон Печерський']</text:p>
      <text:p text:style-name="P4">
时间: 2023-07-08T44:00:00-04:00</text:p>
      <text:p text:style-name="P4">
描述: 乌克兰人是乌克兰的坚定，乌克兰的补给品，可以在Yaki的Zsu，可爱...与乌克兰2022年的战争，与乌克兰的最新新闻，今天与乌克兰的新闻，今天与乌克兰的新闻战争，今天上次与乌克兰的新闻战争，乌克兰和俄罗斯之间以及俄罗斯和俄罗斯之间的战争，与2022年的战争，乌克兰是否会在不久</text:p>
      <text:p text:style-name="P4">
图片: ['<text:a xlink:type="simple" xlink:href="https://armyinform.com.ua/wp-content/uploads/2023/07/golovna-.jpeg" text:style-name="Internet_20_link" text:visited-style-name="Visited_20_Internet_20_Link">
golovna-.jpeg</text:a>
', '<text:a xlink:type="simple" xlink:href="https://armyinform.com.ua/wp-content/uploads/2023/07/vtraty-rf-100-scaled.jpg" text:style-name="Internet_20_link" text:visited-style-name="Visited_20_Internet_20_Link">
vtraty-rf-100-scaled.jpg</text:a>
', '<text:a xlink:type="simple" xlink:href="https://armyinform.com.ua/wp-content/uploads/2023/07/03-5.jpg" text:style-name="Internet_20_link" text:visited-style-name="Visited_20_Internet_20_Link">
03-5.jpg</text:a>
', '<text:a xlink:type="simple" xlink:href="https://armyinform.com.ua/wp-content/uploads/2023/07/05-2.jpg" text:style-name="Internet_20_link" text:visited-style-name="Visited_20_Internet_20_Link">
05-2.jpg</text:a>
']</text:p>
      <text:p text:style-name="P4">
标签: ['500 ДНІВ ВЕЛИКОЇ ВИЗВОЛЬНОЇ ВІЙНИ', 'STOPRUSSIA', 'АГРЕСІЯ РФ', 'ВІЙНА', 'ВТОРГНЕННЯ РФ']</text:p>
      <text:p text:style-name="P4">
类别: News</text:p>
      <!--METADATA-->
      <text:p text:style-name="P4">
<draw:frame draw:style-name="fr1" draw:name="Image230" text:anchor-type="as-char" svg:width="6.9236in" svg:height="3.892631in" draw:z-index="0">
<draw:image xlink:href="../Images/AРМІЯINFORM/2023-07-08T44-00-00-04-00/golovna-.jpeg" xlink:type="simple" xlink:show="embed" xlink:actuate="onLoad" draw:mime-type="image/jpeg"/>
</draw:frame>
乌克兰坚定不移地坚定不移，乌克兰社会相信武装部队被解放了暂时被占领的领土，国际对乌克兰人和无条件支持的支持。 取而代之的是，俄罗斯不仅没有袭击任何袭击，而且严重破坏了其军事和经济潜力，最终变成了塔维斯塔独裁统治国际舞台的标签国家，该政权最近证明了世界。</text:p>
      <text:p text:style-name="P4">
截至大规模入侵俄罗斯联邦进入乌克兰的500天，这是主要结果。 有数百万个勇气的勇气，因此不仅世界不仅相信乌克兰，而且最重要的是，乌克兰人本身也相信自己的力量和稳定。 这场流血的战争终于取消了俄罗斯宣传的波兰，这是一种误解，不仅是世界，而且是俄罗斯人本身。</text:p>
      <text:p text:style-name="P4">
<draw:frame draw:style-name="fr1" draw:name="Image231" text:anchor-type="as-char" svg:width="6.9236in" svg:height="7.004375in" draw:z-index="0">
<draw:image xlink:href="../Images/AРМІЯINFORM/2023-07-08T44-00-00-04-00/vtraty-rf-100-scaled.jpg" xlink:type="simple" xlink:show="embed" xlink:actuate="onLoad" draw:mime-type="image/jpeg"/>
</draw:frame>
事实证明，乌克兰是一个成熟的州，能够承受并承受所有可能的最极端崩溃测试，这是大战的测试。 尽管遇到了所有极大的困难，但乌克兰国家证明，这是至关重要的，因为它因成熟和负责任的公民社会的饮料而缓解，准备对该国的他汀类药物保护是其财产中最有价值的，尊重人权的关键。</text:p>
      <text:p text:style-name="P4">
而被收购的俄罗斯以其傲慢和高自尊的自尊心，在国际竞技场的亲切肤浅地位终于终于在内部表现出来。 在第16个月末，它显然不仅证明了通常已经是人类的政策，而且还证明了俄罗斯国家机构和陆军的无助，这无法解决军事叛乱的明显威胁。</text:p>
      <text:p text:style-name="P4">
<draw:frame draw:style-name="fr1" draw:name="Image232" text:anchor-type="as-char" svg:width="6.9236in" svg:height="5.012458in" draw:z-index="0">
<draw:image xlink:href="../Images/AРМІЯINFORM/2023-07-08T44-00-00-04-00/03-5.jpg" xlink:type="simple" xlink:show="embed" xlink:actuate="onLoad" draw:mime-type="image/jpeg"/>
</draw:frame>
乌克兰领土的Deookupopovanka，自2014年以来一直处于俄罗斯的职业。(来自交互式在线卡的屏幕截图https://deepstatemap.live)</text:p>
      <text:p text:style-name="P4">
在战争的500天前夕，乌克兰的俄罗斯入侵者甚至更大。 比乌克兰进攻的沉重但无能继续进行，其居住的指标不仅是新的释放领土，而且在5月 -  7月初的损失显着增长。 应特别注意敌方艺术系统的总灭绝 - 实际上，俄罗斯入侵者损失了几十或几十个工厂。</text:p>
      <text:p text:style-name="P4">
2023年6月，敌人失去了650多种瞬间。 最热门的是6月22日至6月23日，当时武装部队摧毁了44架敌方炮兵。 如果您还在4月底以及7月的第一天在这里增加损失两个月。 这证明了武装部队反击的高效率，并逐渐改变了炮兵的潜力，以支持乌克兰军队。 在俄罗斯人只采用这一数字的地方，乌克兰炮兵将从质量和火灾损害的准确性中受益匪浅。</text:p>
      <text:p text:style-name="P4">
同样重要的是敌对汽车工程和防空的损失。 当局在5月初(2023年7月初)遭受了活力，坦克，战斗装甲机械的损失，这证明了乌克兰进攻的成功。 它已经以庞大的领土和许多定居点的形式表现出来，随着乌克兰国防军的力量，可以解放自2014年以来一直在俄罗斯占领下的乌克兰土地地区。 总的来说，从500日起的DE企业区域实际上等于乌克兰领土的一部分，被2022年2月24日捕获。</text:p>
      <text:p text:style-name="P4">
<draw:frame draw:style-name="fr1" draw:name="Image233" text:anchor-type="as-char" svg:width="6.9236in" svg:height="3.378717in" draw:z-index="0">
<draw:image xlink:href="../Images/AРМІЯINFORM/2023-07-08T44-00-00-04-00/05-2.jpg" xlink:type="simple" xlink:show="embed" xlink:actuate="onLoad" draw:mime-type="image/jpeg"/>
</draw:frame>
控制器(来自交互式在线卡的屏幕截图https://deepstatemap.live)截至战争的第500天，乌克兰的武装部队有一项战略性倡议，并自信地发生，造成了严重损失的敌人。 取而代之的是，由于俄罗斯战争和家庭的损失，普京政权的存在受到威胁。</text:p>
      <text:p text:style-name="P4">
让我们保持界线吧!</text:p>
      <text:p text:style-name="P4">
News Source: <text:a xlink:type="simple" xlink:href="https://armyinform.com.ua/2023/07/08/500-dniv-velykoyi-vyzvolnoyi-vijny/" text:style-name="Internet_20_link" text:visited-style-name="Visited_20_Internet_20_Link">
https://armyinform.com.ua/2023/07/08/500-dniv-velykoyi-vyzvolnoyi-vijny/</text:a>
</text:p>
      <!--NEWS-->
      <text:h text:style-name="P10" text:outline-level="1">
<text:span text:style-name="T4">
630名销售占领者和71个单位被摧毁的敌方武器</text:span>
</text:h>
      <text:p text:style-name="P4">
作者: ['АРМІЯINFORM']</text:p>
      <text:p text:style-name="P4">
时间: 2023-07-08T46:00:00-04:00</text:p>
      <text:p text:style-name="P4">
描述: Zagalni Boyov，在02.24.22至08/08/23 Orintovo成为：...与乌克兰2022年战争，与乌克兰的战争，今天与乌克兰的最新新闻，今天与乌克兰的新闻战争，今天与乌克兰的新闻战争，今天，乌克兰之间会有一场战争和俄罗斯，当战争，当与乌克兰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7/vtraty-rf-100-scaled.jpg" text:style-name="Internet_20_link" text:visited-style-name="Visited_20_Internet_20_Link">
vtraty-rf-100-scaled.jpg</text:a>
']</text:p>
      <text:p text:style-name="P4">
标签: ['STOPRUSSIA', 'АГРЕСІЯ РФ', 'ВІЙНА', 'ВТОРГНЕННЯ РФ', 'ВТРАТИ ВОРОГА', 'ГШ ЗСУ']</text:p>
      <text:p text:style-name="P4">
类别: News</text:p>
      <!--METADATA-->
      <text:p text:style-name="P4">
<draw:frame draw:style-name="fr1" draw:name="Image234" text:anchor-type="as-char" svg:width="6.9236in" svg:height="7.004375in" draw:z-index="0">
<draw:image xlink:href="../Images/AРМІЯINFORM/2023-07-08T46-00-00-04-00/vtraty-rf-100-scaled.jpg" xlink:type="simple" xlink:show="embed" xlink:actuate="onLoad" draw:mime-type="image/jpeg"/>
</draw:frame>
<text:span text:style-name="T4">
总敌人的战斗损失从24.02.22到08.07.23方向：</text:span>
</text:p>
      <text:p text:style-name="P4">
<text:span text:style-name="T4">
<text:span text:style-name="T5">
人员 -  </text:span>
* 233440(+630)淘汰的人</text:span>
<text:span text:style-name="T5">
坦克 -  </text:span>
<text:span text:style-name="T5">
 4074(+4)</text:span>
<text:span text:style-name="T4">
战斗装甲车 -  </text:span>
 7953(+9)<text:span text:style-name="T4">
<text:span text:style-name="T5">
炮兵系统 -  </text:span>
<text:span text:style-name="T5">
 4346(+16)</text:span>
 </text:span>
 rszv- <text:span text:style-name="T4">
 661(+3)</text:span>
<text:span text:style-name="T5">
防空 -  </text:span>
<text:span text:style-name="T5">
 410(+2)</text:span>
<text:span text:style-name="T4">
飞机 -  </text:span>
 315(0)<text:span text:style-name="T4">
<text:span text:style-name="T5">
直升机 -  </text:span>
* 309(0)</text:span>
<text:span text:style-name="T5">
无人机手术战术水平 -  </text:span>
<text:span text:style-name="T5">
 3666(+14)</text:span>
<text:span text:style-name="T4">
有翼的导弹 -  </text:span>
 1271(0)<text:span text:style-name="T4">
<text:span text:style-name="T5">
船 /船 -  </text:span>
* 18(0)</text:span>
<text:span text:style-name="T5">
汽车设备和坦克 -  </text:span>
<text:span text:style-name="T5">
 6914(+16)</text:span>
<text:span text:style-name="T4">
特殊设备 -  </text:span>
 619(+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8.07.23。</text:p>
      <text:p text:style-name="P4">
News Source: <text:a xlink:type="simple" xlink:href="https://armyinform.com.ua/2023/07/08/630-likvidovanyh-okupantiv-ta-71-odynyczya-znyshhenogo-vorozhogo-ozbroyennya/" text:style-name="Internet_20_link" text:visited-style-name="Visited_20_Internet_20_Link">
https://armyinform.com.ua/2023/07/08/630-likvidovanyh-okupantiv-ta-71-odynyczya-znyshhenogo-vorozhogo-ozbroyennya/</text:a>
</text:p>
      <!--NEWS-->
      <text:h text:style-name="P10" text:outline-level="1">
<text:span text:style-name="T4">
在总人员中报告了过去一天被殴打的敌人无人机的数量</text:span>
</text:h>
      <text:p text:style-name="P4">
作者: ['АРМІЯINFORM']</text:p>
      <text:p text:style-name="P4">
时间: 2023-07-08T48:00:00-04:00</text:p>
      <text:p text:style-name="P4">
描述: 牛在Zvedenni总参谋部弯腰，由Rosiyski Percoptician通过...与乌克兰2022年的战争，与乌克兰与乌克兰的最新新闻，今天与乌克兰的新闻，乌克兰2022年上次与乌克兰进行战争，乌克兰和俄罗斯之间以及俄罗斯之间的战争，以及何时，何时，何时，何时，当时，，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7/ilyustratyvne-foto_large.jpg" text:style-name="Internet_20_link" text:visited-style-name="Visited_20_Internet_20_Link">
ilyustratyvne-foto_large.jpg</text:a>
']</text:p>
      <text:p text:style-name="P4">
标签: ['STOPRUSSIA', 'АГРЕСІЯ РФ', 'ВТОРГНЕННЯ РФ', 'ГШ ЗСУ']</text:p>
      <text:p text:style-name="P4">
类别: News</text:p>
      <!--METADATA-->
      <text:p text:style-name="P4">
<draw:frame draw:style-name="fr1" draw:name="Image235" text:anchor-type="as-char" svg:width="6.9236in" svg:height="3.89908in" draw:z-index="0">
<draw:image xlink:href="../Images/AРМІЯINFORM/2023-07-08T48-00-00-04-00/ilyustratyvne-foto_large.jpg" xlink:type="simple" xlink:show="embed" xlink:actuate="onLoad" draw:mime-type="image/jpeg"/>
</draw:frame>
说明性照片<text:span text:style-name="T4">
🔥俄罗斯入侵的情况</text:span>
</text:p>
      <text:p text:style-name="P4">
如..所示](https://www.facebook.com/GeneralStaff.ua/posts/pfbid05Jwm5VXfXfCHMrL3dbRxEthRitLxhtnQae5dWni6PZoTGixUHxXQq61FkDauttm5l?locale=uk_UA)在最后一天，俄罗斯占领部队在建设中，俄罗斯占领部队袭击了伊朗的萨赫德(Shahd)伊朗冲击无人机。 其中18个无人机中有12个减少了。</text:p>
      <text:p text:style-name="P4">
此外，敌人在Zaporozhye的一个基础设施实体的领土上击中了火箭袭击。 在我们坦塞琳部队的位置，还有53次航空罢工和大约60张曲调。 不幸的是，基础设施被摧毁，和平的人受伤。</text:p>
      <text:p text:style-name="P4">
整个乌克兰的火箭和航空罢工的可能性很高。</text:p>
      <text:p text:style-name="P4">
News Source: <text:a xlink:type="simple" xlink:href="https://armyinform.com.ua/2023/07/08/u-genshtabi-povidomyly-pro-kilkist-zbytyh-vorozhyh-droniv-za-mynulu-dobu/" text:style-name="Internet_20_link" text:visited-style-name="Visited_20_Internet_20_Link">
https://armyinform.com.ua/2023/07/08/u-genshtabi-povidomyly-pro-kilkist-zbytyh-vorozhyh-droniv-za-mynulu-dobu/</text:a>
</text:p>
      <!--NEWS-->
      <text:h text:style-name="P10" text:outline-level="1">
<text:span text:style-name="T4">
在乌克兰沉默的时刻</text:span>
</text:h>
      <text:p text:style-name="P4">
作者: ['АРМІЯINFORM']</text:p>
      <text:p text:style-name="P4">
时间: 2023-07-08T5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7/candle.gif" text:style-name="Internet_20_link" text:visited-style-name="Visited_20_Internet_20_Link">
candle.gif</text:a>
']</text:p>
      <text:p text:style-name="P4">
标签: ['STOPRUSSIA', 'АГРЕСІЯ РФ', 'ВІЙНА', 'ВТОРГНЕННЯ РФ', 'УКАЗ ПРЕЗИДЕНТА УКРАЇНИ', 'ХВИЛИНА МОВЧАННЯ']</text:p>
      <text:p text:style-name="P4">
类别: News</text:p>
      <!--METADATA-->
      <text:p text:style-name="P4">
<draw:frame draw:style-name="fr1" draw:name="Image236" text:anchor-type="as-char" svg:width="6.9236in" svg:height="3.895992in" draw:z-index="0">
<draw:image xlink:href="../Images/AРМІЯINFORM/2023-07-08T50-00-00-04-00/candle.gif" xlink:type="simple" xlink:show="embed" xlink:actuate="onLoad" draw:mime-type="image/gif"/>
</draw:frame>
根据乌克兰Volodymyr Zelensky第143/2022号总统的法令，每天在9:00举行会议记录。</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7/08/v-ukrayini-hvylyna-movchannya-2/" text:style-name="Internet_20_link" text:visited-style-name="Visited_20_Internet_20_Link">
https://armyinform.com.ua/2023/07/08/v-ukrayini-hvylyna-movchannya-2/</text:a>
</text:p>
      <!--NEWS-->
      <text:h text:style-name="P10" text:outline-level="1">
<text:span text:style-name="T4">
Zaluzhny已经两次静音了50年（和500天）：武装部队委员的荣誉</text:span>
</text:h>
      <text:p text:style-name="P4">
作者: ['Антон Печерський']</text:p>
      <text:p text:style-name="P4">
时间: 2023-07-08T52:00:00-04:00</text:p>
      <text:p text:style-name="P4">
描述: Syogodnis，在大电报的第500天 - 罗西斯科·费德拉斯（Rosisko Federals）的大规模攻击...与乌克兰2022年的战争，与乌克兰的最新新闻，今天与乌克兰的新闻战争，乌克兰2022年最后一次战争，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7/01_golovna-1.jpg" text:style-name="Internet_20_link" text:visited-style-name="Visited_20_Internet_20_Link">
01_golovna-1.jpg</text:a>
', '<text:a xlink:type="simple" xlink:href="https://armyinform.com.ua/wp-content/uploads/2023/07/02-4.jpeg" text:style-name="Internet_20_link" text:visited-style-name="Visited_20_Internet_20_Link">
02-4.jpeg</text:a>
', '<text:a xlink:type="simple" xlink:href="https://armyinform.com.ua/wp-content/uploads/2023/07/03-7.jpg" text:style-name="Internet_20_link" text:visited-style-name="Visited_20_Internet_20_Link">
03-7.jpg</text:a>
', '<text:a xlink:type="simple" xlink:href="https://armyinform.com.ua/wp-content/uploads/2023/07/04-5.jpg" text:style-name="Internet_20_link" text:visited-style-name="Visited_20_Internet_20_Link">
04-5.jpg</text:a>
']</text:p>
      <text:p text:style-name="P4">
标签: ['STOPRUSSIA', 'АГРЕСІЯ РФ', 'ВАЛЕРІЙ ЗАЛУЖНИЙ', 'ВІЙНА', 'ВТОРГНЕННЯ РФ']</text:p>
      <text:p text:style-name="P4">
类别: News</text:p>
      <!--METADATA-->
      <text:p text:style-name="P4">
<draw:frame draw:style-name="fr1" draw:name="Image237" text:anchor-type="as-char" svg:width="6.9236in" svg:height="4.611118in" draw:z-index="0">
<draw:image xlink:href="../Images/AРМІЯINFORM/2023-07-08T52-00-00-04-00/01_golovna-1.jpg" xlink:type="simple" xlink:show="embed" xlink:actuate="onLoad" draw:mime-type="image/jpeg"/>
</draw:frame>
今天，在大战的第500天 - 俄罗斯联邦对乌克兰人民和乌克兰州的大规模袭击，乌克兰武装部队的50年来，乌克兰·瓦莱里·瓦莱里·扎卢兹纳亚(Ukraine Valery Zaluzhnaya)已转身。 但是，不可能真正寻找随机巧合和命理学计算中的迹象。 而且，它不会错过其他迹象更加生动。</text:p>
      <text:p text:style-name="P4">
他们中的第一个是及时性。 在灾难和艰难的审判时期，乌克兰国脚一直在他们的儿子和女儿中有一个值得且能够对未来负责并捍卫该国的女儿。数百万人民，每个人都为乌克兰共同的胜利而努力。</text:p>
      <text:p text:style-name="P4">
因此，第二个标志是独特的典型性。 Valery Zaluzhny是为自己的土地而来的数百万乌克兰人和乌克兰妇女之一。 可以说每个人和每个人的日常英雄主义都是典型的，广泛而独特的，因为总是个人，个人。</text:p>
      <text:p text:style-name="P4">
<draw:frame draw:style-name="fr1" draw:name="Image238" text:anchor-type="as-char" svg:width="6.9236in" svg:height="4.32725in" draw:z-index="0">
<draw:image xlink:href="../Images/AРМІЯINFORM/2023-07-08T52-00-00-04-00/02-4.jpeg" xlink:type="simple" xlink:show="embed" xlink:actuate="onLoad" draw:mime-type="image/jpeg"/>
</draw:frame>
另一个功能是停留。 Zaluzhny将军是乌克兰军官的同伙之一，每个人都为乌克兰人民提供最必要和及时的服务。 请记住，从瞬间 - 言论入侵俄罗斯侵略者发生了多少次，改变了俄罗斯军队入侵乌克兰的指挥官。 指挥官-IN-主持人不变。 这与他的无替代性无关(在乌克兰的武装部队中，足够的专业和才华横溢的军官)，缺乏残疾来改变在复杂的有条件战争中执行工作的人。</text:p>
      <text:p text:style-name="P4">
最后，乌克兰军队固有的瓦莱里·扎卢兹尼(Valery Zaluzhny)的另一个显着区别是平静的束缚力量和人性的结合。这在俄罗斯军官的背景下尤其引人注目童话故事。一个说明性的例子是确定的Surovika，甚至无法从Telesufler读到两个字。</text:p>
      <text:p text:style-name="P4">
<draw:frame draw:style-name="fr1" draw:name="Image239" text:anchor-type="as-char" svg:width="6.9236in" svg:height="3.877216in" draw:z-index="0">
<draw:image xlink:href="../Images/AРМІЯINFORM/2023-07-08T52-00-00-04-00/03-7.jpg" xlink:type="simple" xlink:show="embed" xlink:actuate="onLoad" draw:mime-type="image/jpeg"/>
</draw:frame>
</text:p>
      <text:p text:style-name="P4">
正是由于这些品质受到尊重和被爱，他们被信任并相信他们。乌克兰的武器认为，乌克兰军队是乌克兰人民的自我局部，以至于哥萨克人曾经是。 似乎是布朗尼蛋糕的现代乌克兰战斗机 - 勇敢而有趣，足智多谋，善良，诚实和坦率。</text:p>
      <text:p text:style-name="P4">
<draw:frame draw:style-name="fr1" draw:name="Image240" text:anchor-type="as-char" svg:width="6.9236in" svg:height="4.618041in" draw:z-index="0">
<draw:image xlink:href="../Images/AРМІЯINFORM/2023-07-08T52-00-00-04-00/04-5.jpg" xlink:type="simple" xlink:show="embed" xlink:actuate="onLoad" draw:mime-type="image/jpeg"/>
</draw:frame>
乌克兰最好的军队是童话般的kotygoroshko的形象 - 同时，一个坚强的公正和慷慨的人，准备在他看上去并有礼貌地行事的情况下欣赏敌人，但也能够摧毁微妙的敌人。他试图利用善良。</text:p>
      <text:p text:style-name="P4">
这就是为什么Kotygoroshka Koval将最强的狼牙棒燃烧为面对蛇的最强武器的原因。 这就是为什么他找到了忠实的兄弟和助手到Vernigora，Vernidub和Krutivus的原因。 这就是为什么他为这个世界上一切好处的一切都奋斗的原因 - 鸟类和野兽，tudrev花，阳光，风和雨……因为当您在善良的一面时，好处是一样的。</text:p>
      <text:p text:style-name="P4">
来自Valery Fedorovich的露水和水。 许多夏天。 胜利与和平给乌克兰。</text:p>
      <text:p text:style-name="P4">
News Source: <text:a xlink:type="simple" xlink:href="https://armyinform.com.ua/2023/07/08/zaluzhnyj-mutyt-dvizh-uzhe-50-rokiv-i-500-dniv-vidznaky-golovnokomanduvacha-zsu/" text:style-name="Internet_20_link" text:visited-style-name="Visited_20_Internet_20_Link">
https://armyinform.com.ua/2023/07/08/zaluzhnyj-mutyt-dvizh-uzhe-50-rokiv-i-500-dniv-vidznaky-golovnokomanduvacha-zsu/</text:a>
</text:p>
      <!--NEWS-->
      <text:h text:style-name="P10" text:outline-level="1">
<text:span text:style-name="T4">
晚上的防空队被枪杀5 SHAHD-136/131</text:span>
</text:h>
      <text:p text:style-name="P4">
作者: ['АРМІЯINFORM']</text:p>
      <text:p text:style-name="P4">
时间: 2023-07-08T54:00:00-04:00</text:p>
      <text:p text:style-name="P4">
描述: UNOCH 8 LIPNYA 2023 ROCK VOROG与Shahed-136/131 W ...与乌克兰的战争2022，与乌克兰的最新消息，今天与乌克兰的新闻战争，今天与乌克兰2022的战争，今天将在乌克兰之间发生战争和俄罗斯，以及何时，何时，何时，何时，何时，何时，何时，何时与乌克兰在2022年与乌克兰进行战争，将在不久的将来与乌克兰发生战争，与乌克兰的战争，乌克兰的新闻，乌克兰新闻，乌克兰新闻在俄罗斯的乌克兰媒体</text:p>
      <text:p text:style-name="P4">
图片: ['<text:a xlink:type="simple" xlink:href="https://armyinform.com.ua/wp-content/uploads/2023/03/2799375.jpg" text:style-name="Internet_20_link" text:visited-style-name="Visited_20_Internet_20_Link">
2799375.jpg</text:a>
']</text:p>
      <text:p text:style-name="P4">
标签: ['STOPRUSSIA', 'АГРЕСІЯ РФ', 'ВТОРГНЕННЯ РФ', 'КОМАНДУВАННЯ ПОВІТРЯНИХ СИЛ ЗС УКРАЇНИ']</text:p>
      <text:p text:style-name="P4">
类别: News</text:p>
      <!--METADATA-->
      <text:p text:style-name="P4">
<draw:frame draw:style-name="fr1" draw:name="Image241" text:anchor-type="as-char" svg:width="6.9236in" svg:height="4.944604in" draw:z-index="0">
<draw:image xlink:href="../Images/AРМІЯINFORM/2023-07-08T54-00-00-04-00/2799375.jpg" xlink:type="simple" xlink:show="embed" xlink:actuate="onLoad" draw:mime-type="image/jpeg"/>
</draw:frame>
照片说明性</text:p>
      <text:p text:style-name="P4">
2023年7月8日晚上，敌人从东南方向袭击了伊朗的冲击无人机136/131(Primorsko-Akhtarsk，Krasnodar领土).</text:p>
      <text:p text:style-name="P4">
Про це<text:a xlink:type="simple" xlink:href="https://www.facebook.com/kpszsu/posts/pfbid0DEcNjkrAse1a3F4kJNpH7hv4TKnajqzJF1hfFji3EQz9g2ERYbuVuDGtUxFhnZTjl" text:style-name="Internet_20_link" text:visited-style-name="Visited_20_Internet_20_Link">
повідомляє</text:a>
武装部队司令部。</text:p>
      <text:p text:style-name="P4">
由于战斗工作，乌克兰的国防军摧毁了乌克兰部队的Shahed-136/131 UAV部队。</text:p>
      <text:p text:style-name="P4">
“某些打击可乐无人机无法拦截。 Shahed受到Dnipropetrovsk和Kirovograd的工业对象和基础设施站点的打击。 消息将被告知损失和消除后果。”消息写道。</text:p>
      <text:p text:style-name="P4">
News Source: <text:a xlink:type="simple" xlink:href="https://armyinform.com.ua/2023/07/08/sylamy-ppo-vnochi-zbyto-5-shahed-136-131/" text:style-name="Internet_20_link" text:visited-style-name="Visited_20_Internet_20_Link">
https://armyinform.com.ua/2023/07/08/sylamy-ppo-vnochi-zbyto-5-shahed-136-131/</text:a>
</text:p>
      <!--NEWS-->
      <text:h text:style-name="P10" text:outline-level="1">
<text:span text:style-name="T4">
乌克兰和土耳其正在努力从俄罗斯囚禁中返回乌克兰人 - 沃迪米尔·泽伦斯基</text:span>
</text:h>
      <text:p text:style-name="P4">
作者: ['АРМІЯINFORM']</text:p>
      <text:p text:style-name="P4">
时间: 2023-07-08T56:00:00-04:00</text:p>
      <text:p text:style-name="P4">
描述: 乌克兰乌克兰·沃罗迪米尔·泽伦斯基（Volodymyr Zelensky）总统说，潘妮娜·斯托斯诺（Pannnya Stosno Draopomoga）在转身...与乌克兰2022年的战争，与乌克兰的最新新闻，今天与乌克兰2022年的新闻战争，今天与乌克兰2022年的新闻战争，乌克兰和俄罗斯之间的战争将是一场战争与乌克兰的战争将是不久的</text:p>
      <text:p text:style-name="P4">
图片: ['<text:a xlink:type="simple" xlink:href="https://armyinform.com.ua/wp-content/uploads/2023/07/e7b353f895cc6ebedb7504d68dd0cefb_1688769411_extra_large.jpeg" text:style-name="Internet_20_link" text:visited-style-name="Visited_20_Internet_20_Link">
e7b353f895cc6ebedb7504d68dd0cefb_1688769411_extra_large.jpeg</text:a>
']</text:p>
      <text:p text:style-name="P4">
标签: ['STOPRUSSIA', 'АГРЕСІЯ РФ', 'ВІЙНА', 'ВОЛОДИМИР ЗЕЛЕНСЬКИЙ', 'ВТОРГНЕННЯ РФ', 'ОФІС ПРЕЗИДЕНТА УКРАЇНИ', 'ТУРЕЧЧИНА']</text:p>
      <text:p text:style-name="P4">
类别: News</text:p>
      <!--METADATA-->
      <text:p text:style-name="P4">
<draw:frame draw:style-name="fr1" draw:name="Image242" text:anchor-type="as-char" svg:width="6.9236in" svg:height="4.617948in" draw:z-index="0">
<draw:image xlink:href="../Images/AРМІЯINFORM/2023-07-08T56-00-00-04-00/e7b353f895cc6ebedb7504d68dd0cefb_1688769411_extra_large.jpeg" xlink:type="simple" xlink:show="embed" xlink:actuate="onLoad" draw:mime-type="image/jpeg"/>
</draw:frame>
乌克兰沃迪米尔·泽伦斯基总统表示，从乌克兰公民的俄罗斯囚禁中补充的问题是与土耳其总统雷克·泰伊普·泰伊普·埃尔多安的优先会议之一。 乌克兰国家负责人在与伊斯坦布尔进行谈判的储备的沟通中报告了这一点，[报告] <text:a xlink:type="simple" xlink:href="https://www.president.gov.ua/news/ukrayina-j-turechchina-pracyuyut-nad-tim-shob-povernuti-ukra-84185" text:style-name="Internet_20_link" text:visited-style-name="Visited_20_Internet_20_Link">
报告</text:a>
乌克兰总统办公室。</text:p>
      <text:p text:style-name="P4">
“克里米亚的塔塔尔人，政治犯，我们所有的囚犯和被驱逐出境 - 这是第一个相信我，在我们的会议上，随时与总统埃尔多安(Erdogan)的电话联系。 这个话题始终非常相关。 因此，对我和总统而言，人们是当务之急。</text:p>
      <text:p text:style-name="P4">
同时，他指出，在出现特定结果之前，不适合推荐该过程。</text:p>
      <text:p text:style-name="P4">
News Source: <text:a xlink:type="simple" xlink:href="https://armyinform.com.ua/2023/07/08/ukrayina-j-turechchyna-praczyuyut-nad-tym-shhob-povernuty-ukrayincziv-iz-rosijskogo-polonu-prezydent/" text:style-name="Internet_20_link" text:visited-style-name="Visited_20_Internet_20_Link">
https://armyinform.com.ua/2023/07/08/ukrayina-j-turechchyna-praczyuyut-nad-tym-shhob-povernuty-ukrayincziv-iz-rosijskogo-polonu-prezydent/</text:a>
</text:p>
      <!--NEWS-->
      <text:h text:style-name="P10" text:outline-level="1">
<text:span text:style-name="T4">
总统已将乌克兰49的标题英雄授予了捍卫者，其中46位 - 死后</text:span>
</text:h>
      <text:p text:style-name="P4">
作者: ['АРМІЯINFORM']</text:p>
      <text:p text:style-name="P4">
时间: 2023-07-08T58:00:00-04:00</text:p>
      <text:p text:style-name="P4">
描述: 乌克兰总统第429/2023号总统关于乌克兰M. Choban Zavnnya英雄的任务...与乌克兰2022年的战争，与乌克兰与乌克兰的最新新闻战争，今天与乌克兰的新闻，乌克兰2022年最后一次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2/10/geroj-ukrayiny1-e1665826268162.jpg" text:style-name="Internet_20_link" text:visited-style-name="Visited_20_Internet_20_Link">
geroj-ukrayiny1-e1665826268162.jpg</text:a>
']</text:p>
      <text:p text:style-name="P4">
标签: ['STOPRUSSIA', 'АГРЕСІЯ РФ', 'ВІЙНА', 'ВОЛОДИМИР ЗЕЛЕНСЬКИЙ', 'ВТОРГНЕННЯ РФ', 'ГЕРОЙ УКРАЇНИ', 'ОФІС ПРЕЗИДЕНТА УКРАЇНИ']</text:p>
      <text:p text:style-name="P4">
类别: News</text:p>
      <!--METADATA-->
      <text:p text:style-name="P4">
<draw:frame draw:style-name="fr1" draw:name="Image243" text:anchor-type="as-char" svg:width="6.9236in" svg:height="4.12142in" draw:z-index="0">
<draw:image xlink:href="../Images/AРМІЯINFORM/2023-07-08T58-00-00-04-00/geroj-ukrayiny1-e1665826268162.jpg" xlink:type="simple" xlink:show="embed" xlink:actuate="onLoad" draw:mime-type="image/jpeg"/>
</draw:frame>
说明性照片</text:p>
      <text:p text:style-name="P4">
总统法令第429/2023号</text:p>
      <text:p text:style-name="P4">
关于M.Chabana的分配是乌克兰的标题英雄</text:p>
      <text:p text:style-name="P4">
为了个人勇气和英雄主义，在保护乌克兰的国有诚信的国家主权中揭示了对乌克兰人民的无私服务<text:span text:style-name="T4">
我订购：</text:span>
</text:p>
      <text:p text:style-name="P4">
为了授予乌克兰的标题英雄，授予了少年中尉的金星Chobanumikola Ivanovich的命令。</text:p>
      <text:p text:style-name="P4">
<text:span text:style-name="T4">
乌克兰V. Zelensky总统</text:span>
</text:p>
      <text:p text:style-name="P4">
_8 2023年7月8日</text:p>
      <text:p text:style-name="P4">
总统法令第428/2023号</text:p>
      <text:p text:style-name="P4">
关于O. Khizhnyak的分配是乌克兰的标题英雄</text:p>
      <text:p text:style-name="P4">
为了个人勇气和英雄主义，在保护乌克兰的国有诚信的国家主权中揭示了对乌克兰人民的无私服务<text:span text:style-name="T4">
我订购：</text:span>
</text:p>
      <text:p text:style-name="P4">
授予乌克兰英雄的头衔，并授予金星khizhnyakoleksius leonidovich的命令 - 上尉(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7/2023</text:p>
      <text:p text:style-name="P4">
Про присвоєння С.Хар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ХАРЧЕНКУСергію Миколайовичу — старшому лейтенанту.</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6/2023</text:p>
      <text:p text:style-name="P4">
Про присвоєння А.Сороці звання Герой України</text:p>
      <text:p text:style-name="P4">
За особисту мужність і героїзм, виявлені у захисті державного суверенітету татериторіальної цілісності України, вірність військовій присязі<text:span text:style-name="T4">
постановляю:</text:span>
</text:p>
      <text:p text:style-name="P4">
Присвоїти звання Герой України з удостоєнням ордена «Золота Зірка» СОРОЦІАндрію Віталійовичу — старшому лейтен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5/2023</text:p>
      <text:p text:style-name="P4">
Про присвоєння О.Сімоновій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ІМОНОВІЙОльзі Сергіївні — старшому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4/2023</text:p>
      <text:p text:style-name="P4">
Про присвоєння В.Сові-Лісовцю звання Герой України</text:p>
      <text:p text:style-name="P4">
为了授予乌克兰的标题英雄，以授予金星猫头鹰的命令Volodymyr Alexandrovich-Sergeant(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3/2023</text:p>
      <text:p text:style-name="P4">
Про присвоєння Д.Самофал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АМОФАЛУДенису Вікторовичу — лейтен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2/2023</text:p>
      <text:p text:style-name="P4">
Про присвоєння Д.Мураш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УРАШКУДанилу Геннадійовичу — майор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1/2023</text:p>
      <text:p text:style-name="P4">
Про присвоєння Д.Сафон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АФОНОВУДаніїлу Юрійовичу — лейтенанту поліції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0/2023</text:p>
      <text:p text:style-name="P4">
Про присвоєння О.Махаче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АХАЧЕКУОлександру Ярославовичу — полковник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9/2023</text:p>
      <text:p text:style-name="P4">
Про присвоєння В.Прима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ПРИМАЧЕНКУВолодимиру Васильовичу — старшому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8/2023</text:p>
      <text:p text:style-name="P4">
Про присвоєння Я.Олійнику звання Герой України</text:p>
      <text:p text:style-name="P4">
为了授予乌克兰英雄的头衔，并授予金星Oliynyk Yaroslav Olegovich的命令 - 一名士兵(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7/2023</text:p>
      <text:p text:style-name="P4">
Про присвоєння І.Лєщєнк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ЄЩЄНКОВУІвану Геннадійовичу — капітан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6/2023</text:p>
      <text:p text:style-name="P4">
Про присвоєння Ю.Ковальчу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ОВАЛЬЧУКУЮрію Олександровичу — солда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5/2023</text:p>
      <text:p text:style-name="P4">
Про присвоєння В.Дуд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ДУДЧЕНКУВолодимиру Володимировичу — головному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4/2023</text:p>
      <text:p text:style-name="P4">
Про присвоєння Ю.Каню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АНЮКУ ЮріюІгоровичу — старшому лейтен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3/2023</text:p>
      <text:p text:style-name="P4">
Про присвоєння В.Дерех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ДЕРЕХУВіталію Мирославовичу — молодшому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2/2023</text:p>
      <text:p text:style-name="P4">
Про присвоєння В.Благовісному звання Герой України</text:p>
      <text:p text:style-name="P4">
将乌克兰的标题英雄授予金星的命令授予圣瓦迪姆·安德里维奇 - 上校(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1/2023</text:p>
      <text:p text:style-name="P4">
Про присвоєння В.Барчу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АРЧУКУВолодимиру Васильовичу — капітан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0/2023</text:p>
      <text:p text:style-name="P4">
Про присвоєння І.Щоголе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ЩОГОЛЕВУІвану Євгеновичу — молодшому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9/2023</text:p>
      <text:p text:style-name="P4">
Про присвоєння В.Скворц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КВОРЦОВУВладиславу Юрійовичу — старшому лейтен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8/2023</text:p>
      <text:p text:style-name="P4">
Про присвоєння М.Реуц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РЕУЦЬКОМУМихайлу Івановичу —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7/2023</text:p>
      <text:p text:style-name="P4">
Про присвоєння М.Макаревич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АКАРЕВИЧУМиколі Миколайовичу — лейтен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6/2023</text:p>
      <text:p text:style-name="P4">
Про присвоєння В.Лисенкову звання Герой України</text:p>
      <text:p text:style-name="P4">
授予乌克兰的标题英雄，并授予金星Lysenkovadim Nikolaevich的命令 - 初中中士(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5/2023</text:p>
      <text:p text:style-name="P4">
Про присвоєння Д.Лабунс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АБУНСЬКОМУДенису Богдановичу —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4/2023</text:p>
      <text:p text:style-name="P4">
Про присвоєння Б.Калагурс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КАЛАГУРСЬКОМУ Богдану Петровичу — капітан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3/2023</text:p>
      <text:p text:style-name="P4">
Про присвоєння Т.Довгу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ДОВГУНУТарасу Сергійовичу — солда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2/2023</text:p>
      <text:p text:style-name="P4">
Про присвоєння В.Горбаню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ГОРБАНЮВладиславу Вячеславовичу — капітан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1/2023</text:p>
      <text:p text:style-name="P4">
Про присвоєння М.Яниши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ЯНИШИНУМиколі Олександровичу — головному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0/2023</text:p>
      <text:p text:style-name="P4">
Про присвоєння М.Чабаненку звання Герой України</text:p>
      <text:p text:style-name="P4">
为了授予乌克兰英雄的头衔，授予Chabanenkomykhail Anatoliyevich的金星勋章 - 高级中士(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9/2023</text:p>
      <text:p text:style-name="P4">
Про присвоєння Є.Храп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ХРАПКУЄвгену Вікторовичу —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8/2023</text:p>
      <text:p text:style-name="P4">
Про присвоєння С.Сучк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УЧКОВУСергію Веніаміновичу — старшому лейтен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7/2023</text:p>
      <text:p text:style-name="P4">
Про присвоєння В.Стельмах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ТЕЛЬМАХУВолодимиру Володимировичу — старшому лейтен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6/2023</text:p>
      <text:p text:style-name="P4">
Про присвоєння Д.Роман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РОМАНЧЕНКУДмитру Юрійовичу — капітан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5/2023</text:p>
      <text:p text:style-name="P4">
Про присвоєння О.Роман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РОМАНОВУОлександру Олеговичу — молодшому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4/2023</text:p>
      <text:p text:style-name="P4">
Про присвоєння О.Миршавому звання Герой України</text:p>
      <text:p text:style-name="P4">
为了授予乌克兰英雄的头衔，并授予Mirroshvomoleksii Viktorovich的金星命令 - 初中中士(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3/2023</text:p>
      <text:p text:style-name="P4">
Про присвоєння К.Марач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АРАЧУКирилу Сергійовичу — головному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2/2023</text:p>
      <text:p text:style-name="P4">
Про присвоєння Є.Лис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ИСЕНКУЄвгену Вадимовичу — майор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1/2023</text:p>
      <text:p text:style-name="P4">
Про присвоєння О.Леун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ЕУНОВУОлександру Володимировичу — старшому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0/2023</text:p>
      <text:p text:style-name="P4">
Про присвоєння С.Королю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ОРОЛЮСергію Володимировичу — капітан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9/2023</text:p>
      <text:p text:style-name="P4">
Про присвоєння І.Колесні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КОЛЕСНІЧЕНКУ Ігорю Андрійовичу — сержан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8/2023</text:p>
      <text:p text:style-name="P4">
Про присвоєння В.Климчуку звання Герой України</text:p>
      <text:p text:style-name="P4">
为了授予乌克兰英雄的头衔，以授予金星Klimchuvava Zavalen的命令 - 高级士兵(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7/2023</text:p>
      <text:p text:style-name="P4">
Про присвоєння Е.Камарді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АМАРДІНУЕдуарду Руслановичу — капітан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6/2023</text:p>
      <text:p text:style-name="P4">
Про присвоєння С.Вербиц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врученням ордена «Золота Зірка» ВЕРБИЦЬКОМУСергію Сергійовичу — майору.</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5/2023</text:p>
      <text:p text:style-name="P4">
Про присвоєння Р.Бутусі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УТУСІНУРоману Олеговичу — солда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4/2023</text:p>
      <text:p text:style-name="P4">
Про присвоєння Л.Бутусі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УТУСІНУЛеоніду Олеговичу — солда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3/2023</text:p>
      <text:p text:style-name="P4">
Про присвоєння С.Бож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ОЖКУСергію Віталійовичу — старшому солдату (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2/2023</text:p>
      <text:p text:style-name="P4">
Про присвоєння В.Блищику звання Герой України</text:p>
      <text:p text:style-name="P4">
为了授予乌克兰英雄的头衔，授予金星Blyschyvadim Adamovich的命令 - 年轻的中尉(死后).</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1/2023</text:p>
      <text:p text:style-name="P4">
Про присвоєння С.Алексапольс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АЛЕКСАПОЛЬСЬКОМУ Святославу Миколайовичу — молодшому сержанту (死后).</text:p>
      <text:p text:style-name="P4">
<text:span text:style-name="T4">
Президент України В.ЗЕЛЕНСЬКИЙ</text:span>
</text:p>
      <text:p text:style-name="P4">
<text:span text:style-name="T5">
8 липня 2023 року</text:span>
</text:p>
      <text:p text:style-name="P4">
<text:span text:style-name="T4">
Джерело:</text:span>
 <text:a xlink:type="simple" xlink:href="https://www.president.gov.ua/documents/decrees" text:style-name="Internet_20_link" text:visited-style-name="Visited_20_Internet_20_Link">
<text:span text:style-name="T5">
Офіс ПрезидентаУкраїни</text:span>
</text:a>
</text:p>
      <text:p text:style-name="P4">
News Source: <text:a xlink:type="simple" xlink:href="https://armyinform.com.ua/2023/07/08/prezydent-ukrayiny-prysvoyiv-zvannya-geroj-ukrayiny-49-zahysnykam-46-z-nyh-posmertno/" text:style-name="Internet_20_link" text:visited-style-name="Visited_20_Internet_20_Link">
https://armyinform.com.ua/2023/07/08/prezydent-ukrayiny-prysvoyiv-zvannya-geroj-ukrayiny-49-zahysnykam-46-z-nyh-posmertno/</text:a>
</text:p>
      <!--NEWS-->
      <text:h text:style-name="P10" text:outline-level="1">
<text:span text:style-name="T4">
Zelensky：战争的第500天，我们回到家我们的英雄</text:span>
</text:h>
      <text:p text:style-name="P4">
作者: Ukrinform (Person)</text:p>
      <text:p text:style-name="P4">
出版商: Укринформ (Organization)</text:p>
      <text:p text:style-name="P4">
出版时间: 2023-07-08T5:02:00+03:00</text:p>
      <text:p text:style-name="P4">
修改时间: 2023-07-08T22:02:00+03:00</text:p>
      <text:p text:style-name="P4">
描述: 在战争的第五天，乌克兰回到了其英雄 - 为玛丽奥波尔和阿佐夫斯尔斯塔尔辩护的单位指挥官。  - 乌克林。</text:p>
      <text:p text:style-name="P4">
图片: ['<text:a xlink:type="simple" xlink:href="https://static.ukrinform.com/photos/2023_07/thumb_files/630_360_1688848303-7761.jpeg" text:style-name="Internet_20_link" text:visited-style-name="Visited_20_Internet_20_Link">
630_360_16888...</text:a>
']</text:p>
      <text:p text:style-name="P4">
标签: ['Азовсталь', 'Львів', 'Маріуполь', 'ЗСУ', 'Зеленський', 'Війна з Росією']</text:p>
      <text:p text:style-name="P4">
类型: Article</text:p>
      <!--METADATA-->
      <text:p text:style-name="P4">
<draw:frame draw:style-name="fr1" draw:name="Image244" text:anchor-type="as-char" svg:width="6.9236in" svg:height="3.956343in" draw:z-index="0">
<draw:image xlink:href="../Images/yкринформ/2023-07-08T5-02-00-03-00/630_360_1688848303-7761.jpeg" xlink:type="simple" xlink:show="embed" xlink:actuate="onLoad" draw:mime-type="image/jpeg"/>
</draw:frame>
战争当天的一开始，乌克兰返回了其英雄 - 为玛丽奥波尔和阿佐夫斯塔尔辩护的部队的指挥官。</text:p>
      <text:p text:style-name="P4">
乌克林法姆现场通讯员报道，沃罗迪米·泽伦斯基(Volodymyr Zelenskyy)在从土耳其返回英雄指挥官后在LVIV中说了这一点。</text:p>
      <text:p text:style-name="P4">
“亲爱的乌克兰人民，今天有500天的全层战争，500天，因为我们为乌克兰的自由和独立而奋斗，为尊严而奋斗，为我们全国各地的所有人民而享有尊严的权利。乌克兰将永远感谢每个正在为之奋斗的溃疡 - 我们的士兵，我们的英雄。今天，在战争的500天，我们回到了家，返回了乌克兰的五个英雄，英雄乌克兰，玛丽奥波尔和阿佐夫斯塔尔的指挥官 - 丹尼斯·普罗科皮彭科 - Sergei Volynsky，Oleg Khomenko，Denis Schleg。他们赢得了乌克兰的胜利，绝对是英勇的战斗。他们经过了俄罗斯的囚禁，然后在土耳其赢得了300多天，他们有时间以某种方式成为一种时间，” - 说<text:a xlink:type="simple" xlink:href="https://www.ukrinform.ua/tag-zelenskij" text:style-name="Internet_20_link" text:visited-style-name="Visited_20_Internet_20_Link">
Zelensky</text:a>
。</text:p>
      <text:p text:style-name="P4">
<text:span text:style-name="T5">
video：<text:a xlink:type="simple" xlink:href="https://www.president.gov.ua/" text:style-name="Internet_20_link" text:visited-style-name="Visited_20_Internet_20_Link">
总统办公室</text:a>
</text:span>
</text:p>
      <text:p text:style-name="P4">
他亲自感谢土耳其总统泰国·泰伊普·埃尔多安(Recep Taiip Erdogan)和土耳其斯托罗(Storo)在解放我们的人民方面的帮助。</text:p>
      <text:p text:style-name="P4">
<text:span text:style-name="T4">
另请阅读：</text:span>
 [Zelensky带着“ <text:span text:style-name="T4">
 Azovsta </text:span>
 Lee”从土耳其返回乌克兰)(https://www.ukrinform.ua/rubric-society/3733242-zelenskij-povertaetsa-z-tureccini-do-ukraini-iz-zahisnikami-azovstali.html)国家元首还感谢乌克兰团队为乌克兰人的住所参考：Andriy Yermak，Kirill Budanov，Igor Klimenko，Rustem Umerov，乌克兰的所有安全局。</text:p>
      <text:p text:style-name="P4">
正如乌克林福姆报道的那样，乌克兰返回了五名阿佐夫斯塔尔捍卫者的家园，他们被释放出俄罗斯囚禁后在土耳其。</text:p>
      <text:p text:style-name="P4">
沃迪米尔总统Zelenskyy在伊斯坦布尔机场会见了捍卫者，并成长。</text:p>
      <text:p text:style-name="P4">
<text:span text:style-name="T4">
另请阅读：</text:span>
 [乌克兰返回了五名防守者“ <text:span text:style-name="T4">
 Azovstal </text:span>
和“与土耳其的会谈储备”(https://www.ukrinform.ua/rubric-society/3733284-ukraina-povernula-patoh-zahisnikiv-azovstali-za-rezultatami-peregovoriv-iz-tureccinou.html)乌克兰士兵Denis Prokopenko，Svyatoslav Palamar，Sergey Volynsky，Oleghomenko，Denis Sleg终于能够与亲戚在一起。</text:p>
      <text:p text:style-name="P4">
News Source: <text:a xlink:type="simple" xlink:href="https://www.ukrinform.ua/rubric-society/3733322-na-500j-den-vijni-mi-povernuli-dodomu-nasih-geroiv-zelenskij.html" text:style-name="Internet_20_link" text:visited-style-name="Visited_20_Internet_20_Link">
https://www.ukrinform.ua/rubric-society/3733322-na-500j-den-vijni-mi-povernuli-dodomu-nasih-geroiv-zelenskij.html</text:a>
</text:p>
      <!--NEWS-->
      <text:h text:style-name="P10" text:outline-level="1">
<text:span text:style-name="T4">
盒式弹药将有助于给俄罗斯入侵者造成极大的损失-Alexei Reznikov</text:span>
</text:h>
      <text:p text:style-name="P4">
作者: ['АРМІЯINFORM']</text:p>
      <text:p text:style-name="P4">
时间: 2023-07-08T60:00:00-04:00</text:p>
      <text:p text:style-name="P4">
描述: 明斯特罗（Minstro）对乌克兰Oleksii Reznikov的防御，说，Kasotni Boilpashi对Z​​apomuzhnu Zavdati ...与乌克兰2022年的战争，与乌克兰的最新新闻，今天与乌克兰的新闻战争，与乌克兰2022年的新闻战争，今天与乌克兰和乌克兰之间的战争，乌克兰和乌斯兰之间的战争将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7/232812kassetbombtelegrafcomua-bf4dafd6.jpg" text:style-name="Internet_20_link" text:visited-style-name="Visited_20_Internet_20_Link">
232812kassetbombtelegrafcomua-bf4dafd6.jpg</text:a>
']</text:p>
      <text:p text:style-name="P4">
标签: ['STOPRUSSIA', 'АГРЕСІЯ РФ', 'ВТОРГНЕННЯ РФ', 'ОЛЕКСІЙ РЕЗНІКОВ', 'ОФІЦІЙНО']</text:p>
      <text:p text:style-name="P4">
类别: News</text:p>
      <!--METADATA-->
      <text:p text:style-name="P4">
<draw:frame draw:style-name="fr1" draw:name="Image245" text:anchor-type="as-char" svg:width="6.9236in" svg:height="3.943823in" draw:z-index="0">
<draw:image xlink:href="../Images/AРМІЯINFORM/2023-07-08T60-00-00-04-00/232812kassetbombtelegrafcomua-bf4dafd6.jpg" xlink:type="simple" xlink:show="embed" xlink:actuate="onLoad" draw:mime-type="image/jpeg"/>
</draw:frame>
说明性照片</text:p>
      <text:p text:style-name="P4">
乌克兰Oleksiy Reznikov的国防部长表示，盒式弹药将有助于给俄罗斯入侵者造成尽可能多的损失。 他<text:a xlink:type="simple" xlink:href="https://twitter.com/oleksiireznikov/status/1677410470108471298" text:style-name="Internet_20_link" text:visited-style-name="Visited_20_Internet_20_Link">
写</text:a>
在Twitter中。</text:p>
      <text:p text:style-name="P4">
据他说，盒式贝壳是一种解放武器，可以帮助解放乌克兰领土，挽救士兵的生命。</text:p>
      <text:p text:style-name="P4">
他说：“我想强调的是，在行使我们独立的自卫权时，我们将继续严格遵守乌克兰签署和批准的所有国际人道主义公约。”</text:p>
      <text:p text:style-name="P4">
他指出，俄罗斯联邦使用盒式贝壳而没有在战争的第一天开始解析，尤其是在哈尔基夫住宅区被解雇。</text:p>
      <text:p text:style-name="P4">
Alexei Reznikov表示，乌克兰需要返回该领土并保留人们的生命，为此，对敌人造成更大的伤害是必要的。</text:p>
      <text:p text:style-name="P4">
“我们将造成的损失越多，乌克兰人的生命就越多。 为了我们的利益，以维护士兵的生命。 这就是为什么我们将使用所有的致命武器来做到这一点。”部门负责人强调。</text:p>
      <text:p text:style-name="P4">
“我们将造成的损失越多，乌克兰人的生命就越多。 为了我们的利益，以维护士兵的生命。 这就是为什么我们将使用所有致命武器来做到这一点的原因。”部门负责人强调。</text:p>
      <text:p text:style-name="P4">
<text:span text:style-name="T5">
仅申请其领土的占领。 乌克兰不会解雇俄罗斯的领土。 </text:span>
不要在城市发展中使用弹药，而只是在俄罗斯军队集中的领域打破国防。 <text:span text:style-name="T5">
严格考虑使用盒式贝壳的使用； </text:span>
使用这些弹药的领土将被优先放弃； *将这些外壳用于报告和控制的通知合作伙伴。</text:p>
      <text:p text:style-name="P4">
News Source: <text:a xlink:type="simple" xlink:href="https://armyinform.com.ua/2023/07/08/vyzvolna-zbroya-potribno-yakomoga-bilshe-vtrat-rosiyan-oleksij-reznikov-pro-kasetni-boyeprypasy/" text:style-name="Internet_20_link" text:visited-style-name="Visited_20_Internet_20_Link">
https://armyinform.com.ua/2023/07/08/vyzvolna-zbroya-potribno-yakomoga-bilshe-vtrat-rosiyan-oleksij-reznikov-pro-kasetni-boyeprypasy/</text:a>
</text:p>
      <!--NEWS-->
      <text:h text:style-name="P10" text:outline-level="1">
<text:span text:style-name="T4">
在大规模入侵的500天内，俄罗斯人在乌克兰杀死了近500名儿童</text:span>
</text:h>
      <text:p text:style-name="P4">
作者: ['АРМІЯINFORM']</text:p>
      <text:p text:style-name="P4">
时间: 2023-07-08T62:00:00-04:00</text:p>
      <text:p text:style-name="P4">
描述: Rosiesk us Zagarbniks进行了500天的大规模入侵者，被带入乌克兰494 Ditini ...与乌克兰2022年的战争，与乌克兰的最新新闻，《与乌克兰的新闻》，今天与乌克兰2022年的新闻战争，今天将在乌克兰和俄罗斯和俄罗斯之间以及俄罗斯和俄罗斯之间发动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47_big.jpg" text:style-name="Internet_20_link" text:visited-style-name="Visited_20_Internet_20_Link">
47_big.jpg</text:a>
']</text:p>
      <text:p text:style-name="P4">
标签: ['STOPRUSSIA', 'АГРЕСІЯ РФ', 'ВТОРГНЕННЯ РФ', 'ДІТИ ВІЙНИ']</text:p>
      <text:p text:style-name="P4">
类别: News</text:p>
      <!--METADATA-->
      <text:p text:style-name="P4">
<draw:frame draw:style-name="fr1" draw:name="Image246" text:anchor-type="as-char" svg:width="6.9236in" svg:height="5.18693in" draw:z-index="0">
<draw:image xlink:href="../Images/AРМІЯINFORM/2023-07-08T62-00-00-04-00/47_big.jpg" xlink:type="simple" xlink:show="embed" xlink:actuate="onLoad" draw:mime-type="image/jpeg"/>
</draw:frame>
说明性照片</text:p>
      <text:p text:style-name="P4">
在乌克兰494名儿童中丧生的大规模入侵和另外1051名儿童受伤的500天内，俄罗斯入侵者受伤。</text:p>
      <text:p text:style-name="P4">
关于它<text:a xlink:type="simple" xlink:href="https://t.me/pgo_gov_ua/14227" text:style-name="Internet_20_link" text:visited-style-name="Visited_20_Internet_20_Link">
报告</text:a>
电报检察官总办公室。</text:p>
      <text:p text:style-name="P4">
“乌克兰在500天的俄罗斯联邦武装侵略的500天内在乌克兰受伤1545名儿童。 消息称，截至2023年7月8日上午，根据少年检察官的官方信息，有494名儿童被杀，有1051年以上的严重性存在。 最多的孩子在顿涅茨克地区-472，Kharkiv -297，Kiev -129，Kherson -115，Zaporizhia -91，Mykolaiv -89，Dnipropetrovsk -83，Chernihiv -71，Chernihiv -71，Lugansk -67。</text:p>
      <text:p text:style-name="P4">
注意到数据不是最终的。 在暂时捕获的臀部领土上的敌对行动安装方面正在进行工作。</text:p>
      <text:p text:style-name="P4">
News Source: <text:a xlink:type="simple" xlink:href="https://armyinform.com.ua/2023/07/08/za-500-dniv-shyrokomasshtabnogo-vtorgnennya-rosiyany-vbyly-v-ukrayini-majzhe-500-ditej/" text:style-name="Internet_20_link" text:visited-style-name="Visited_20_Internet_20_Link">
https://armyinform.com.ua/2023/07/08/za-500-dniv-shyrokomasshtabnogo-vtorgnennya-rosiyany-vbyly-v-ukrayini-majzhe-500-ditej/</text:a>
</text:p>
      <!--NEWS-->
      <text:h text:style-name="P10" text:outline-level="1">
<text:span text:style-name="T4">
神职人员应成为释放领土重建的推动力。</text:span>
</text:h>
      <text:p text:style-name="P4">
作者: ['АРМІЯINFORM']</text:p>
      <text:p text:style-name="P4">
时间: 2023-07-08T63:00:00-04:00</text:p>
      <text:p text:style-name="P4">
描述: 组织组织的relagyni成为了Viyn心目中的人文中心。 角色...与乌克兰2022年的战争，与乌克兰的最新新闻战争，今天与乌克兰的新闻战争，今天的最后一次战争，乌克兰和俄罗斯之间的最后一场战争将发生战争，当2022年与乌克兰的战争将是与乌克兰之间的战争，将在不久的将来与乌克兰发动战争，说，与乌克兰的战争，今天的乌克兰新闻，乌克兰的新闻，乌克兰媒体的俄罗斯媒体</text:p>
      <text:p text:style-name="P4">
图片: ['<text:a xlink:type="simple" xlink:href="https://armyinform.com.ua/wp-content/uploads/2023/07/45.png" text:style-name="Internet_20_link" text:visited-style-name="Visited_20_Internet_20_Link">
45.png</text:a>
']</text:p>
      <text:p text:style-name="P4">
标签: ['ДУХОВЕНСТВО', 'ІРИНИ ВЕРЕЩУК', 'МІНРЕІНТЕГРАЦІЯ', 'ТИМЧАСОВО ОКУПОВАНІ ТЕРИТОРІЇ']</text:p>
      <text:p text:style-name="P4">
类别: News</text:p>
      <!--METADATA-->
      <text:p text:style-name="P4">
<draw:frame draw:style-name="fr1" draw:name="Image247" text:anchor-type="as-char" svg:width="6.9236in" svg:height="4.615733in" draw:z-index="0">
<draw:image xlink:href="../Images/AРМІЯINFORM/2023-07-08T63-00-00-04-00/45.png" xlink:type="simple" xlink:show="embed" xlink:actuate="onLoad" draw:mime-type="image/png"/>
</draw:frame>
宗教组织在战争中已成为真正的人道主义枢纽。现在的作用在恢复乌克兰至关重要。</text:p>
      <text:p text:style-name="P4">
在这个<text:a xlink:type="simple" xlink:href="https://minre.gov.ua/2023/07/07/duhovenstvo-maye-staty-rushijnoyu-syloyu-u-vidbudovi-zvilnenyh-terytorij/" text:style-name="Internet_20_link" text:visited-style-name="Visited_20_Internet_20_Link">
强调</text:a>
在一次旨在旨在旨在旨在促进乌克兰的伊利维尔斯楚克(Irivreshuk)暂时占领领土的会议的会议上，该会议致力于重新融合了命名领土人口的精神重新融合。</text:p>
      <text:p text:style-name="P4">
全部 - 乌克兰人教会理事会的代表，宗教自由研究所，Zetnopolitics的国家服务和良心自由，总统办公室，国防部，其他权力意识和感兴趣的当局加入了讨论。</text:p>
      <text:p text:style-name="P4">
如前所述，注意力的重点是由神职人员，尤其是在领土上为人口提供人道主义援助和心理支持。</text:p>
      <text:p text:style-name="P4">
“神职人员的代表应加入人事储备，以扣除DE工业领土。 这是有助于恢复我们人民生活的驱动力。 正是神职人员，与心理学家一起，使军人的家属，内部流离失所的人，以及更多遭受战争的人。” Irina Vereshchuk强调。</text:p>
      <text:p text:style-name="P4">
News Source: <text:a xlink:type="simple" xlink:href="https://armyinform.com.ua/2023/07/08/duhovenstvo-maye-staty-rushijnoyu-syloyu-u-vidbudovi-zvilnenyh-terytorij-minreintegracziyi/" text:style-name="Internet_20_link" text:visited-style-name="Visited_20_Internet_20_Link">
https://armyinform.com.ua/2023/07/08/duhovenstvo-maye-staty-rushijnoyu-syloyu-u-vidbudovi-zvilnenyh-terytorij-minreintegracziyi/</text:a>
</text:p>
      <!--NEWS-->
      <text:h text:style-name="P10" text:outline-level="1">
<text:span text:style-name="T4">
SES烟火技术每天中和663个爆炸性物品</text:span>
</text:h>
      <text:p text:style-name="P4">
作者: ['АРМІЯINFORM']</text:p>
      <text:p text:style-name="P4">
时间: 2023-07-08T64:00:00-04:00</text:p>
      <text:p text:style-name="P4">
描述: DSN的最后一部Minotech获得了135次，Viyv，Vytheyen，Vilyueno I ...与乌克兰2022年的战争，与乌克兰的最新新闻，今天与乌克兰2022年的新闻战争，乌克兰和俄罗斯与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miny-1.jpg" text:style-name="Internet_20_link" text:visited-style-name="Visited_20_Internet_20_Link">
miny-1.jpg</text:a>
']</text:p>
      <text:p text:style-name="P4">
标签: ['STOPRUSSIA', 'АГРЕСІЯ РФ', 'ВІЙНА', 'ВТОРГНЕННЯ РФ', 'ДСНС УКРАЇНИ', 'РОСІЙСЬКІ МІНИ']</text:p>
      <text:p text:style-name="P4">
类别: News</text:p>
      <!--METADATA-->
      <text:p text:style-name="P4">
<draw:frame draw:style-name="fr1" draw:name="Image248" text:anchor-type="as-char" svg:width="6.9236in" svg:height="3.894525in" draw:z-index="0">
<draw:image xlink:href="../Images/AРМІЯINFORM/2023-07-08T64-00-00-04-00/miny-1.jpg" xlink:type="simple" xlink:show="embed" xlink:actuate="onLoad" draw:mime-type="image/jpeg"/>
</draw:frame>
白天，SES的烟火单位涉及135次，被识别，扣押和处置了663个爆炸物体和51公顷。</text:p>
      <text:p text:style-name="P4">
关于它<text:a xlink:type="simple" xlink:href="https://dsns.gov.ua/uk/news/nadzvicaini-podiyi/informaciia-shhodo-diialnosti-pirotexnicnix-pidrozdiliv-dsns-141" text:style-name="Internet_20_link" text:visited-style-name="Visited_20_Internet_20_Link">
报告</text:a>
乌克兰的Sesu。</text:p>
      <text:p text:style-name="P4">
<text:span text:style-name="T4">
最常工作的烟火单元工作：</text:span>
 <text:span text:style-name="T4">
 </text:span>
 <text:span text:style-name="T4">
 </text:span>
 kharkiv region20 <text:span text:style-name="T4">
 </text:span>
<text:span text:style-name="T4">
<text:span text:style-name="T5">
*</text:span>
千</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时代，<text:span text:style-name="T4">
 </text:span>
 <text:span text:style-name="T4">
 </text:span>
<text:span text:style-name="T4">
<text:span text:style-name="T5">
*</text:span>
*on </text:span>
 <text:span text:style-name="T4">
基辅地区</text:span>
 <text:span text:style-name="T4">
 </text:span>
<text:span text:style-name="T4">
<text:span text:style-name="T5">
*  -  8 </text:span>
</text:span>
<text:span text:style-name="T4">
<text:span text:style-name="T5">
*</text:span>
*千</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 </text:span>
* 144，顿涅茨克地区</text:span>
 <text:span text:style-name="T4">
<text:span text:style-name="T5">
*</text:span>
*  -  6 </text:span>
 <text:span text:style-name="T4">
<text:span text:style-name="T5">
*</text:span>
*千</text:span>
<text:span text:style-name="T4">
<text:span text:style-name="T5">
*</text:span>
</text:span>
<text:span text:style-name="T4">
<text:span text:style-name="T5">
*</text:span>
</text:span>
<text:span text:style-name="T4">
 526，mykolaiv地区</text:span>
 <text:span text:style-name="T4">
 </text:span>
<text:span text:style-name="T4">
<text:span text:style-name="T5">
*  -  5 </text:span>
* </text:span>
<text:span text:style-name="T4">
<text:span text:style-name="T5">
千</text:span>
* </text:span>
<text:span text:style-name="T4">
<text:span text:style-name="T5">
*</text:span>
 370，赫尔森地区</text:span>
 <text:span text:style-name="T4">
 </text:span>
<text:span text:style-name="T4">
<text:span text:style-name="T5">
*</text:span>
</text:span>
<text:span text:style-name="T4">
<text:span text:style-name="T5">
*</text:span>
</text:span>
<text:span text:style-name="T4">
<text:span text:style-name="T5">
*</text:span>
千</text:span>
 <text:span text:style-name="T4">
<text:span text:style-name="T5">
*</text:span>
* 116，切尔尼希夫地区</text:span>
 <text:span text:style-name="T4">
<text:span text:style-name="T5">
*</text:span>
</text:span>
 -4 <text:span text:style-name="T4">
 </text:span>
<text:span text:style-name="T4">
<text:span text:style-name="T5">
*</text:span>
千。</text:span>
 <text:span text:style-name="T4">
<text:span text:style-name="T5">
*</text:span>
* 759，Sumy地区</text:span>
 <text:span text:style-name="T4">
 </text:span>
<text:span text:style-name="T4">
<text:span text:style-name="T5">
* -2 </text:span>
</text:span>
<text:span text:style-name="T4">
<text:span text:style-name="T5">
 </text:span>
千</text:span>
 <text:span text:style-name="T4">
<text:span text:style-name="T5">
*</text:span>
</text:span>
 251，Cherkasy地区<text:span text:style-name="T4">
 </text:span>
 <text:span text:style-name="T4">
<text:span text:style-name="T5">
*</text:span>
</text:span>
-1 <text:span text:style-name="T4">
<text:span text:style-name="T5">
*</text:span>
</text:span>
<text:span text:style-name="T5">
千</text:span>
<text:span text:style-name="T5">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p>
      <text:p text:style-name="P4">
从大规模入侵俄罗斯乌克兰联合会的大规模入侵开始，40.80亿个爆炸物爆炸物具有2000.891公斤的爆炸性物质，尤其是3000千45个航空炸弹。 调查了超过91 006公顷的领土。</text:p>
      <text:p text:style-name="P4">
<text:span text:style-name="T4">
 u </text:span>
 <text:span text:style-name="T4">
<text:span text:style-name="T5">
*</text:span>
*结论结论嫌疑人项目</text:span>
 <text:span text:style-name="T4">
 a </text:span>
 <text:span text:style-name="T4">
 </text:span>
或炸药立即<text:span text:style-name="T4">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pan text:style-name="T4">
** 101. </text:span>
</text:p>
      <text:p text:style-name="P4">
News Source: <text:a xlink:type="simple" xlink:href="https://armyinform.com.ua/2023/07/08/pirotehniky-dsns-za-dobu-zneshkodyly-663-vybuhonebezpechnyh-predmetiv/" text:style-name="Internet_20_link" text:visited-style-name="Visited_20_Internet_20_Link">
https://armyinform.com.ua/2023/07/08/pirotehniky-dsns-za-dobu-zneshkodyly-663-vybuhonebezpechnyh-predmetiv/</text:a>
</text:p>
      <!--NEWS-->
      <text:h text:style-name="P10" text:outline-level="1">
<text:span text:style-name="T4">
LNR参与者被判入狱10年 - 他在巴赫穆特地区寻求乌克兰职位</text:span>
</text:h>
      <text:p text:style-name="P4">
作者: ['АРМІЯINFORM']</text:p>
      <text:p text:style-name="P4">
时间: 2023-07-08T65:00:00-04:00</text:p>
      <text:p text:style-name="P4">
描述: Zasujen Vodzhenza Bakhmut在Navalnniy Tsilsnisstvoystvoi上进行了Teritorian ...与乌克兰2022年的战争，与乌克兰的最新新闻，今天与乌克兰的新闻战争，今天与乌克兰2022年的新闻战争，今天与乌克兰和乌斯兰之间的战争，与乌克兰和俄罗斯之间的战争，与乌克兰（Waraine）和乌克兰（Waraine）之间的战争，与乌克兰（Waraine）之间的战争他们说，2022年，是否会在不久的将来与乌克兰进行战争</text:p>
      <text:p text:style-name="P4">
图片: ['<text:a xlink:type="simple" xlink:href="https://armyinform.com.ua/wp-content/uploads/2023/01/360_240_1582135276-970.jpg" text:style-name="Internet_20_link" text:visited-style-name="Visited_20_Internet_20_Link">
360_240_1582135276-970.jpg</text:a>
']</text:p>
      <text:p text:style-name="P4">
标签: ['ВІЙНА', 'НЕЗАКОННІ ЗБРОЙНІ ФОРМУВАННЯ', 'ОФІС ГЕНПРОКУРОРА УКРАЇНИ']</text:p>
      <text:p text:style-name="P4">
类别: News</text:p>
      <!--METADATA-->
      <text:p text:style-name="P4">
<draw:frame draw:style-name="fr1" draw:name="Image249" text:anchor-type="as-char" svg:width="6.9236in" svg:height="4.617974in" draw:z-index="0">
<draw:image xlink:href="../Images/AРМІЯINFORM/2023-07-08T65-00-00-04-00/360_240_1582135276-970.jpg" xlink:type="simple" xlink:show="embed" xlink:actuate="onLoad" draw:mime-type="image/jpeg"/>
</draw:frame>
说明性照片</text:p>
      <text:p text:style-name="P4">
巴赫穆特(Bakhmut)的本地人被判犯有对乌克兰的Invetotor，参与恐怖组织和不可预见的武装部队活动的领土完整性的侵占。</text:p>
      <text:p text:style-name="P4">
关于它<text:a xlink:type="simple" xlink:href="https://www.gp.gov.ua/ua/posts/do-10-rokiv-za-gratami-zasudzeno-ucasnika-lnr-yakii-visukuvav-ukrayinski-poziciyi-v-baxmutskomu-raioni" text:style-name="Internet_20_link" text:visited-style-name="Visited_20_Internet_20_Link">
报告</text:a>
乌克兰检察长办公室。</text:p>
      <text:p text:style-name="P4">
法院将他判给他长达10年的监禁。</text:p>
      <text:p text:style-name="P4">
“ 2019年11月，该名男子到达了卢根斯克(Lugansk)被占领的NFF“ LNR”。 声明说，由于犯罪记录的犯罪记录很困难，因此很难，这是唯一的“正确”决定，他希望为占领者提供服务。”</text:p>
      <text:p text:style-name="P4">
如图所述，“工人”最初是在针对乌克兰的战争中富含的，他是第二军兵团的反坦克管理导弹的运营商，他摧毁了乌克兰设备。</text:p>
      <text:p text:style-name="P4">
后来，作为一名侦察兵，他监视了卢汉斯克地区Lomuvatka村附近的个人作品的位置和移动。 他将收到的信息传递给了司令部，以进一步袭击我们军方的立场。</text:p>
      <text:p text:style-name="P4">
乌克兰检察长办公室补充说：“一位自称共和国的部队的代表在醉酒时被乌克兰捍卫者拘留在巴赫穆特地区的观察站附近。”</text:p>
      <text:p text:style-name="P4">
News Source: <text:a xlink:type="simple" xlink:href="https://armyinform.com.ua/2023/07/08/uchasnyka-lnr-zasudzheno-do-10-rokiv-za-gratamy-vyshukuvav-ukrayinski-pozycziyi-v-bahmutskomu-rajoni/" text:style-name="Internet_20_link" text:visited-style-name="Visited_20_Internet_20_Link">
https://armyinform.com.ua/2023/07/08/uchasnyka-lnr-zasudzheno-do-10-rokiv-za-gratamy-vyshukuvav-ukrayinski-pozycziyi-v-bahmutskomu-rajoni/</text:a>
</text:p>
      <!--NEWS-->
      <text:h text:style-name="P10" text:outline-level="1">
<text:span text:style-name="T4">
在伊斯坦布尔，总统参加了乌克兰战争受害者的葬礼祈祷服务</text:span>
</text:h>
      <text:p text:style-name="P4">
作者: ['АРМІЯINFORM']</text:p>
      <text:p text:style-name="P4">
时间: 2023-07-08T66:00:00-04:00</text:p>
      <text:p text:style-name="P4">
描述: 在Vizit的笔触中，在土耳其响应之前，总统Volodymyr Zelensky的命运在...与乌克兰2022年的战争，与乌克兰的最新新闻战争，今天与乌克兰2022年的新闻战争，今天将在乌克兰和俄罗斯之间以及俄罗斯和俄罗斯之间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7/7fb7b4cfebaf7bf97e3914ccc01fa803_1688807388_extra_large.jpeg" text:style-name="Internet_20_link" text:visited-style-name="Visited_20_Internet_20_Link">
7fb7b4cfebaf7bf97e3914ccc01fa803_1688807388_extra_large.jpeg</text:a>
']</text:p>
      <text:p text:style-name="P4">
标签: ['STOPRUSSIA', 'АГРЕСІЯ РФ', 'ВІЙНА', 'ВОЛОДИМИР ЗЕЛЕНСЬКИЙ', 'ВТОРГНЕННЯ РФ', 'ОФІС ПРЕЗИДЕНТА УКРАЇНИ']</text:p>
      <text:p text:style-name="P4">
类别: News</text:p>
      <!--METADATA-->
      <text:p text:style-name="P4">
<draw:frame draw:style-name="fr1" draw:name="Image250" text:anchor-type="as-char" svg:width="6.9236in" svg:height="4.617948in" draw:z-index="0">
<draw:image xlink:href="../Images/AРМІЯINFORM/2023-07-08T66-00-00-04-00/7fb7b4cfebaf7bf97e3914ccc01fa803_1688807388_extra_large.jpeg" xlink:type="simple" xlink:show="embed" xlink:actuate="onLoad" draw:mime-type="image/jpeg"/>
</draw:frame>
在访问土耳其共和国的框架内，沃迪米尔·泽伦斯基(Volodymyr Zelenskyy)总统正在为乌克兰战争受害者的葬礼祈祷服务。(https://www.president.gov.ua/news/u-stambuli-prezident-uzyav-uchast-u-pominalnomu-molebni-za-z-84189)乌克兰总统办公室。</text:p>
      <text:p text:style-name="P4">
祈祷服务在法纳尔伊斯坦布尔的圣乔治大教堂举行。</text:p>
      <text:p text:style-name="P4">
乌克兰和希腊语的祈祷仪式由普雷斯托尔父亲Methodius和父权制执事Epiphanius父亲Epiphanius统治。</text:p>
      <text:p text:style-name="P4">
News Source: <text:a xlink:type="simple" xlink:href="https://armyinform.com.ua/2023/07/08/u-stambuli-prezydent-uzyav-uchast-u-pomynalnomu-molebni-za-zhertvamy-vijny-v-ukrayini/" text:style-name="Internet_20_link" text:visited-style-name="Visited_20_Internet_20_Link">
https://armyinform.com.ua/2023/07/08/u-stambuli-prezydent-uzyav-uchast-u-pomynalnomu-molebni-za-zhertvamy-vijny-v-ukrayini/</text:a>
</text:p>
      <!--NEWS-->
      <text:h text:style-name="P10" text:outline-level="1">
<text:span text:style-name="T4">
奥地利和瑞士加入了保护天空的欧洲倡议</text:span>
</text:h>
      <text:p text:style-name="P4">
作者: ['АРМІЯINFORM']</text:p>
      <text:p text:style-name="P4">
时间: 2023-07-08T67:00:00-04:00</text:p>
      <text:p text:style-name="P4">
描述: Syogodni PD小时的Trialage Zustychi Nimuccini的Shchorichny，Austri tu Swiss三...与乌克兰2022年的战争，与乌克兰的最新消息，今天与乌克兰的新闻，今天与乌克兰2022年的新闻，今天，乌克兰和俄罗斯之间的战争将在乌克兰和俄罗斯之间发生战争与乌克兰的战争将是不久的</text:p>
      <text:p text:style-name="P4">
图片: ['<text:a xlink:type="simple" xlink:href="https://armyinform.com.ua/wp-content/uploads/2023/07/oif.jpg" text:style-name="Internet_20_link" text:visited-style-name="Visited_20_Internet_20_Link">
oif.jpg</text:a>
']</text:p>
      <text:p text:style-name="P4">
标签: ['АВСТРІЯ', 'МЕМОРАНДУМ', 'ШВЕЙЦАРІЯ']</text:p>
      <text:p text:style-name="P4">
类别: News</text:p>
      <!--METADATA-->
      <text:p text:style-name="P4">
<draw:frame draw:style-name="fr1" draw:name="Image251" text:anchor-type="as-char" svg:width="6.9236in" svg:height="4.601127in" draw:z-index="0">
<draw:image xlink:href="../Images/AРМІЯINFORM/2023-07-08T67-00-00-04-00/oif.jpg" xlink:type="simple" xlink:show="embed" xlink:actuate="onLoad" draw:mime-type="image/jpeg"/>
</draw:frame>
今天，在德国，奥地利，塔什威特尔德的年度三方会议上，三名国防部长签署了一份关于Sky Shields的欧洲倡议“ Sky Shiefls”倡议的备忘录(他们).</text:p>
      <text:p text:style-name="P4">
Про це <text:a xlink:type="simple" xlink:href="https://www.admin.ch/gov/en/start/documentation/media-releases.msg-id-96576.html" text:style-name="Internet_20_link" text:visited-style-name="Visited_20_Internet_20_Link">
повідомляє </text:a>
瑞士联邦议会。</text:p>
      <text:p text:style-name="P4">
该倡议旨在改善欧洲的防空防空。 此外，就武器领域的促进研究合作达成了一项协议。</text:p>
      <text:p text:style-name="P4">
会议的主要主题是欧洲的安全状况，乌克兰战争的后果，三方合作与军事维持和平。</text:p>
      <text:p text:style-name="P4">
联邦Viola Amherrd顾问以及奥地利国防部和德国劳迪亚·坦纳(Laudya Tanner)和鲍里斯·皮斯托里乌斯(Boris Pistorius)的国防部长交换了有关攻击乌克兰以安全和支持乌克兰的支持的后果的想法。</text:p>
      <text:p text:style-name="P4">
签署了与埃西(Essi)国际工作有关的相互理解的备忘录，这意味着瑞士现在将确定计划加强参与的工作领域。</text:p>
      <text:p text:style-name="P4">
News Source: <text:a xlink:type="simple" xlink:href="https://armyinform.com.ua/2023/07/08/avstriya-ta-shvejczariya-pryyednalysya-do-yevropejskoyi-inicziatyvy-zahystu-neba/" text:style-name="Internet_20_link" text:visited-style-name="Visited_20_Internet_20_Link">
https://armyinform.com.ua/2023/07/08/avstriya-ta-shvejczariya-pryyednalysya-do-yevropejskoyi-inicziatyvy-zahystu-neba/</text:a>
</text:p>
      <!--NEWS-->
      <text:h text:style-name="P10" text:outline-level="1">
<text:span text:style-name="T4">
我们不排除任何机会-Alexander Pavlyuk关于乌克兰首都复发的可能性</text:span>
</text:h>
      <text:p text:style-name="P4">
作者: ['АРМІЯINFORM']</text:p>
      <text:p text:style-name="P4">
时间: 2023-07-08T68:00:00-04:00</text:p>
      <text:p text:style-name="P4">
描述:  - 在里兹尼·沃斯蒂（Rizni Warsti）负责人的头上最后的最后，乌克兰与俄罗斯之间的战争以及乌克兰在2022年与乌克兰战争时，是否会在不久的将来与乌克兰发生战争，他们说，今天与乌克兰的战争，今天，乌克兰新闻在乌克兰媒体的俄罗斯人</text:p>
      <text:p text:style-name="P4">
图片: ['<text:a xlink:type="simple" xlink:href="https://armyinform.com.ua/wp-content/uploads/2023/07/photo_2023-07-08_13-44-30.jpg" text:style-name="Internet_20_link" text:visited-style-name="Visited_20_Internet_20_Link">
photo_2023-07-08_13-44-30.jpg</text:a>
']</text:p>
      <text:p text:style-name="P4">
标签: ['STOPRUSSIA', 'АГРЕСІЯ РФ', 'ВІЙНА', 'ВТОРГНЕННЯ РФ', 'ОЛЕКСАНДР ПАВЛЮК']</text:p>
      <text:p text:style-name="P4">
类别: News</text:p>
      <!--METADATA-->
      <text:p text:style-name="P4">
<draw:frame draw:style-name="fr1" draw:name="Image252" text:anchor-type="as-char" svg:width="6.9236in" svg:height="3.329098in" draw:z-index="0">
<draw:image xlink:href="../Images/AРМІЯINFORM/2023-07-08T68-00-00-04-00/photo_2023-07-08_13-44-30.jpg" xlink:type="simple" xlink:show="embed" xlink:actuate="onLoad" draw:mime-type="image/jpeg"/>
</draw:frame>
 - 生病的头脑中有可能不同的选择，但是在基辅进行相关俄罗斯人的相关攻势的力量和手段，鉴于我们有一个相当强大的多种优势，没有常识的选择，在此期间说明了常识。电视马拉松“单一新闻”第一任乌克兰中尉亚历山大·帕夫林(Alexander Pavlyuk)的第一任副部长。</text:p>
      <text:p text:style-name="P4">
此外，他强调，即使俄罗斯人仍然决定一步，结果也对他们来说是非常可悲的。</text:p>
      <ul>
        <li>
好吧，如果他们的领导层令人疯狂，那就搬走了几千千万。</li>
      </ul>
      <text:p text:style-name="P4">
News Source: <text:a xlink:type="simple" xlink:href="https://armyinform.com.ua/2023/07/08/my-ne-vyklyuchayemo-zhodnoyi-mozhlyvosti-oleksandr-pavlyuk-pro-jmovirnist-povtornogo-nastupu-na-stolyczyu-ukrayiny/" text:style-name="Internet_20_link" text:visited-style-name="Visited_20_Internet_20_Link">
https://armyinform.com.ua/2023/07/08/my-ne-vyklyuchayemo-zhodnoyi-mozhlyvosti-oleksandr-pavlyuk-pro-jmovirnist-povtornogo-nastupu-na-stolyczyu-ukrayiny/</text:a>
</text:p>
      <!--NEWS-->
      <text:h text:style-name="P10" text:outline-level="1">
<text:span text:style-name="T4">
北约66％的成员国对俄罗斯是负面的 - 一项调查</text:span>
</text:h>
      <text:p text:style-name="P4">
作者: ['АРМІЯINFORM']</text:p>
      <text:p text:style-name="P4">
时间: 2023-07-08T69:00:00-04:00</text:p>
      <text:p text:style-name="P4">
描述: 大部分权力的66％ - 北约成员对俄罗斯联邦负面。 在TSOMU ...与乌克兰2022年的战争，与乌克兰的战争是今天的最新消息，与乌克兰2022年的战争是今天的最后一场，乌克兰和俄罗斯之间的战争是否会发生战争，当与乌克兰与乌克兰战争之间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7/151557-1_large.jpg" text:style-name="Internet_20_link" text:visited-style-name="Visited_20_Internet_20_Link">
151557-1_large.jpg</text:a>
']</text:p>
      <text:p text:style-name="P4">
标签: ['НАТО', 'ПІДТРИМКА УКРАЇНИ', 'САМІТ НАТО']</text:p>
      <text:p text:style-name="P4">
类别: News</text:p>
      <!--METADATA-->
      <text:p text:style-name="P4">
<draw:frame draw:style-name="fr1" draw:name="Image253" text:anchor-type="as-char" svg:width="6.9236in" svg:height="4.66432in" draw:z-index="0">
<draw:image xlink:href="../Images/AРМІЯINFORM/2023-07-08T69-00-00-04-00/151557-1_large.jpg" xlink:type="simple" xlink:show="embed" xlink:actuate="onLoad" draw:mime-type="image/jpeg"/>
</draw:frame>
北约66％的成员国对俄罗斯联邦负面影响。 这是指联盟的大力支持以及继续对乌克兰的援助。</text:p>
      <text:p text:style-name="P4">
关于这个<text:a xlink:type="simple" xlink:href="https://www.facebook.com/GeneralStaff.ua/posts/pfbid02aA9nzaZfVBtsnBDxWriDTFEN9KrFa9ayjmcK6VRVhKzqwurTRut5eTawzYDYK78Ml" text:style-name="Internet_20_link" text:visited-style-name="Visited_20_Internet_20_Link">
作证</text:a>
在Vilnius Summit的前夕，对北约订购北约进行的公众舆论调查的结果</text:p>
      <text:p text:style-name="P4">
像以前民意调查的结果一样，绝大多数受访者认为北约对其国家的未来安全很重要(73％)，还有70％的人将在全民投票中投票，以保留北约的成员。</text:p>
      <text:p text:style-name="P4">
在当前水平上的支持或增加防御支出增加了73％的受访者。</text:p>
      <text:p text:style-name="P4">
大多数受访者分享了这样的想法，即他们的国家必须在发生袭击时保护其他北约成员(64％)，有62％的受访者认为，由于对国家的外部攻击，联盟的可能性较小。</text:p>
      <text:p text:style-name="P4">
负面看待俄罗斯三分之二的受访者(66％). Цей показникзбігається з тенденціями, виявленими за підсумками минулорічного опитування.</text:p>
      <text:p text:style-name="P4">
Подібно до опитування громадської думки, що проводилося напередодні самітуНАТО у 2022 році, одним із параметрів було сприйняття вторгнення росії вУкраїну.</text:p>
      <text:p text:style-name="P4">
Майже дві третини респондентів в державах–членах Альянсу вважають, щовторгнення росії в Україну позначилося на безпеці і спокої їхньої країни(64％). Підтримка респондентами продовження надання їхніми країнами допомогиУкраїні залишається високою і становить 65%.</text:p>
      <text:p text:style-name="P4">
News Source: <text:a xlink:type="simple" xlink:href="https://armyinform.com.ua/2023/07/08/66-gromadyan-gromadyan-derzhav-chleniv-nato-negatyvno-stavlyatsya-do-rosiyi-opytuvannya/" text:style-name="Internet_20_link" text:visited-style-name="Visited_20_Internet_20_Link">
https://armyinform.com.ua/2023/07/08/66-gromadyan-gromadyan-derzhav-chleniv-nato-negatyvno-stavlyatsya-do-rosiyi-opytuvannya/</text:a>
</text:p>
      <!--NEWS-->
      <text:h text:style-name="P10" text:outline-level="1">
<text:span text:style-name="T4">
将盒式弹药转移到乌克兰的历史让人联想起榴弹炮M777的情况 - 专家</text:span>
</text:h>
      <text:p text:style-name="P4">
作者: Ukrinform (Person)</text:p>
      <text:p text:style-name="P4">
出版商: Укринформ (Organization)</text:p>
      <text:p text:style-name="P4">
出版时间: 2023-07-08T6:19:00+03:00</text:p>
      <text:p text:style-name="P4">
修改时间: 2023-07-08T22:19:00+03:00</text:p>
      <text:p text:style-name="P4">
描述: 当盒式弹药的历史与我们开始谈论政治限制的情况下，同时简单地解决技术细节时，盒式弹药的历史完全相同。  - 乌克林。</text:p>
      <text:p text:style-name="P4">
图片: ['<text:a xlink:type="simple" xlink:href="https://static.ukrinform.com/photos/2023_07/thumb_files/630_360_1688842643-946.jpg" text:style-name="Internet_20_link" text:visited-style-name="Visited_20_Internet_20_Link">
630_360_16888...</text:a>
']</text:p>
      <text:p text:style-name="P4">
标签: ['США', 'Зброя', 'Війна з Росією']</text:p>
      <text:p text:style-name="P4">
类型: Article</text:p>
      <!--METADATA-->
      <text:p text:style-name="P4">
<draw:frame draw:style-name="fr1" draw:name="Image254" text:anchor-type="as-char" svg:width="6.9236in" svg:height="3.956343in" draw:z-index="0">
<draw:image xlink:href="../Images/yкринформ/2023-07-08T6-19-00-03-00/630_360_1688842643-946.jpg" xlink:type="simple" xlink:show="embed" xlink:actuate="onLoad" draw:mime-type="image/jpeg"/>
</draw:frame>
磁带弹药的历史与我们开始谈论政治限制时，同时简单地解决了技术细节时，盒式弹药的历史完全相同。</text:p>
      <text:p text:style-name="P4">
这一观点是由专家，国防快报启蒙运动伊万·基里切夫斯基(Ivan Kirichevsky)发表的，对[乌克兰广播电台]发表了评论。(https://ukr.radio/news.html?newsID=101809)美国关于将盒式弹药转移到乌克兰的决定。</text:p>
      <text:p text:style-name="P4">
“即使在四月份通过的M777 Howls，我们也有一个故事，即美国人告诉“这是一条红线，甚至没有梦想”，他们只是对这些榴弹炮如何维修和然后进行翻新。事实证明，他们通过强烈时刻的故事以及盒式贝壳来解决他们的技术问题，”基里切夫斯基说。</text:p>
      <text:p text:style-name="P4">
<text:span text:style-name="T4">
另请阅读：</text:span>
 <text:a xlink:type="simple" xlink:href="https://www.ukrinform.ua/rubric-ato/3733309-nimeccina-strimano-vidreaguvala-na-risenna-ssa-peredati-ukraini-kasetni-boepripasi.html" text:style-name="Internet_20_link" text:visited-style-name="Visited_20_Internet_20_Link">
德国对美国决定转交给乌克兰的决定的反应<text:span text:style-name="T4">
 casset </text:span>
否弹药</text:a>
同时，他强调这是一种武器，可以增加几次，而不是俄罗斯入侵者的处置数量。</text:p>
      <text:p text:style-name="P4">
DPICM贝壳在70's-90年代制造。 因此，专家补充说，相应的水平技术服务性问题确实出现了。 事实证明，在美国的信息对抗被遗弃的情况下，产生了白噪声，“这些贝壳不会给出，有技术限制，即盒式贝壳仅在水平上使用，因此不超过2％他们工作的弹药。(应该转移到处置以及可以给武装部队的东西).</text:p>
      <text:p text:style-name="P4">
І виходить рішення щодо передачі касетних снарядів Україні визріло рівно в тоймомент, коли був сформований пакет, скільки саме снарядів можна віддати,вважає експерт. Виявилось, що декілька сотень тисяч. Тож якщо союзникипочинають розповідати про ймовірні політичні обмеження, варто бути готовими дотого, що ця зброя просто приводиться до технічного стану, щоб бути переданоюЗСУ. І щойно ця зброя буде відремонтована, тоді всі розповіді будуть обійденікрасивими риторичними фразами, наголосив Киричевський.</text:p>
      <text:p text:style-name="P4">
“如果您提到五角大楼或白宫代表昨天被宣布的短语，我们发现他们不担心美国立法中的盒式磁带如何在美国的立法中，我们的人口的玩具将首先受苦，并且俄罗斯入侵者最重要的是，iv是所有政治主题都被“压缩”到这句话中。这再次表明，盒式贝壳的问题是技术性的，并且关注贝壳的状况，而不是政治限制的话题，“专家”相信。</text:p>
      <text:p text:style-name="P4">
正如乌克林福姆报道的那样，美国国防部正式宣布将新的军事援助计划分开，总计8亿美元，其中包括盒式弹药。</text:p>
      <text:p text:style-name="P4">
美国副国防部长科林·卡鲁斯(Colin Calus)表示，这是155毫米榴弹炮的DPICM Cafeter。 美国总统顾问杰克·沙利文(Jake Sullivan)表示，他们将拥有一个无法忍受的系数-Sulfur不超过2.5％。</text:p>
      <text:p text:style-name="P4">
<text:span text:style-name="T4">
另请阅读：</text:span>
 <text:a xlink:type="simple" xlink:href="https://www.ukrinform.ua/rubric-ato/3733015-bajden-pro-kasetni-snaradi-dla-ukraini-vazke-risenna-ale-voni-ij-potribni.html" text:style-name="Internet_20_link" text:visited-style-name="Visited_20_Internet_20_Link">
Biden-关于<text:span text:style-name="T4">
 casset </text:span>
乌克兰没有外壳：硬度，但他们需要它</text:a>
英国总理里莎·斯纳克(Risha Snak)说，他“不鼓励”使用盒式弹药，即美国同意派遣给乌克兰。类似的意见在西班牙国防部也表达了。</text:p>
      <text:p text:style-name="P4">
德国联邦政府Steffen Gebestrytit的发言人说，德国反对使用盒式弹药，但乌克兰旨在保护其领土和平民。</text:p>
      <text:p text:style-name="P4">
照片：维基百科</text:p>
      <text:p text:style-name="P4">
News Source: <text:a xlink:type="simple" xlink:href="https://www.ukrinform.ua/rubric-ato/3733321-istoria-z-peredaceu-ukraini-kasetnih-boepripasiv-nagadue-situaciu-z-gaubicami-m777-ekspert.html" text:style-name="Internet_20_link" text:visited-style-name="Visited_20_Internet_20_Link">
https://www.ukrinform.ua/rubric-ato/3733321-istoria-z-peredaceu-ukraini-kasetnih-boepripasiv-nagadue-situaciu-z-gaubicami-m777-ekspert.html</text:a>
</text:p>
      <!--NEWS-->
      <text:h text:style-name="P10" text:outline-level="1">
<text:span text:style-name="T4">
敌人继续挖掘</text:span>
</text:h>
      <text:p text:style-name="P4">
作者: ['АРМІЯINFORM']</text:p>
      <text:p text:style-name="P4">
时间: 2023-07-08T70:00:00-04:00</text:p>
      <text:p text:style-name="P4">
描述: 通过Zaporizkiye Etertrostan -tster -tskkkhktiv的Minuvannya ...与乌克兰2022年的战争，与乌克兰与乌克兰的最新新闻，今天与乌克兰2022年的新闻战争，今天与乌克兰的新闻战争，乌克兰和俄罗斯之间的战争将与乌克兰和俄罗斯之间发生战争他们说，乌克兰在2022年将是与乌克兰的战争</text:p>
      <text:p text:style-name="P4">
图片: ['<text:a xlink:type="simple" xlink:href="https://armyinform.com.ua/wp-content/uploads/2023/07/20230708-02.jpeg" text:style-name="Internet_20_link" text:visited-style-name="Visited_20_Internet_20_Link">
20230708-02.jpeg</text:a>
']</text:p>
      <text:p text:style-name="P4">
标签: ['STOPRUSSIA', 'АГРЕСІЯ РФ', 'ВТОРГНЕННЯ РФ', 'НЕБЕЗПЕКА ПІДРИВУ ЗАЕС']</text:p>
      <text:p text:style-name="P4">
类别: News</text:p>
      <!--METADATA-->
      <text:p text:style-name="P4">
<draw:frame draw:style-name="fr1" draw:name="Image255" text:anchor-type="as-char" svg:width="6.9236in" svg:height="4.933065in" draw:z-index="0">
<draw:image xlink:href="../Images/AРМІЯINFORM/2023-07-08T70-00-00-04-00/20230708-02.jpeg" xlink:type="simple" xlink:show="embed" xlink:actuate="onLoad" draw:mime-type="image/jpeg"/>
</draw:frame>
入侵者继续是Zaporozhye核电站和车站对象的地雷。 目前，矿山和炸药正在运送到乌克兰领土。</text:p>
      <text:p text:style-name="P4">
关于它<text:a xlink:type="simple" xlink:href="https://gur.gov.ua/content/voroh-prodovzhuie-minuvannia-zaes.html" text:style-name="Internet_20_link" text:visited-style-name="Visited_20_Internet_20_Link">
报告</text:a>
Mov Intelligence局。</text:p>
      <text:p text:style-name="P4">
在技​​术场所和机器大厅中，矿产生产由受控的遥控和未托管的定向类型组成。</text:p>
      <text:p text:style-name="P4">
在大多数情况下，使用了苏联样品的定向类型的地雷：MES-50，MES-90，MES-100，MES-200。</text:p>
      <text:p text:style-name="P4">
News Source: <text:a xlink:type="simple" xlink:href="https://armyinform.com.ua/2023/07/08/vorog-prodovzhuye-minuvannya-zaes/" text:style-name="Internet_20_link" text:visited-style-name="Visited_20_Internet_20_Link">
https://armyinform.com.ua/2023/07/08/vorog-prodovzhuye-minuvannya-zaes/</text:a>
</text:p>
      <!--NEWS-->
      <text:h text:style-name="P10" text:outline-level="1">
<text:span text:style-name="T4">
在北部的方向上，未发现敌人进攻群体的迹象</text:span>
</text:h>
      <text:p text:style-name="P4">
作者: ['АРМІЯINFORM']</text:p>
      <text:p text:style-name="P4">
时间: 2023-07-08T71:00:00-04:00</text:p>
      <text:p text:style-name="P4">
描述: 牛在沃林斯基（Volinsky）的泽维尼（Zvedenni）犹豫不决的一半...与乌克兰2022年的战争，与乌克兰的最新新闻战争，今天与乌克兰2022年的新闻战争，乌克兰和俄罗斯之间的战争将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7/pinchinyj-napryamok-1.jpg" text:style-name="Internet_20_link" text:visited-style-name="Visited_20_Internet_20_Link">
pinchinyj-napryamok-1.jpg</text:a>
']</text:p>
      <text:p text:style-name="P4">
标签: ['STOPRUSSIA', 'АГРЕСІЯ РФ', 'ВТОРГНЕННЯ РФ', 'ГШ ЗСУ']</text:p>
      <text:p text:style-name="P4">
类别: News</text:p>
      <!--METADATA-->
      <text:p text:style-name="P4">
<draw:frame draw:style-name="fr1" draw:name="Image256" text:anchor-type="as-char" svg:width="6.9236in" svg:height="4.61903in" draw:z-index="0">
<draw:image xlink:href="../Images/AРМІЯINFORM/2023-07-08T71-00-00-04-00/pinchinyj-napryamok-1.jpg" xlink:type="simple" xlink:show="embed" xlink:actuate="onLoad" draw:mime-type="image/jpeg"/>
</draw:frame>
说明性照片<text:span text:style-name="T4">
🔥俄罗斯入侵的情况</text:span>
</text:p>
      <text:p text:style-name="P4">
如..所示](https://www.facebook.com/GeneralStaff.ua/posts/pfbid05Jwm5VXfXfCHMrL3dbRxEthRitLxhtnQae5dWni6PZoTGixUHxXQq61FkDauttm5l?locale=uk_UA)在总参谋部的摘要中，在<text:span text:style-name="T4">
 volyn和polissya指示</text:span>
运营条款中，没有重大更改。 揭示了进攻群体形成的迹象。 白俄罗斯武装部队的定义部队与乌克兰进行了边界区域的任务。</text:p>
      <text:p text:style-name="P4">
<text:span text:style-name="T4">
在西弗斯基(Siversky)和斯洛博汉斯基(Slobozhansky)的指示</text:span>
罢工当天在维尔萨纳·哈基夫(Vilshana Kharkiv)地区罢工之日。 进行了15多个定居点，包括Popivka Chernihiv地区，进行了迫击炮炮击； Sumy地区的Krasnopillya和Okip，Neskachny，Vovchansk，Budarki，在Kharkiv地区切碎。</text:p>
      <text:p text:style-name="P4">
News Source: <text:a xlink:type="simple" xlink:href="https://armyinform.com.ua/2023/07/08/na-pivnichnomu-napryamku-oznak-formuvannya-nastupalnyh-ugrupovan-protyvnyka-ne-vyyavleno/" text:style-name="Internet_20_link" text:visited-style-name="Visited_20_Internet_20_Link">
https://armyinform.com.ua/2023/07/08/na-pivnichnomu-napryamku-oznak-formuvannya-nastupalnyh-ugrupovan-protyvnyka-ne-vyyavleno/</text:a>
</text:p>
      <!--NEWS-->
      <text:h text:style-name="P10" text:outline-level="1">
<text:span text:style-name="T4">
乌克兰总统会见了普世的族长巴塞洛缪（Bartholomew），讨论了和平公式的实现</text:span>
</text:h>
      <text:p text:style-name="P4">
作者: ['АРМІЯINFORM']</text:p>
      <text:p text:style-name="P4">
时间: 2023-07-08T72:00:00-04:00</text:p>
      <text:p text:style-name="P4">
描述: 伊斯坦布利·沃罗迪米尔·泽伦斯基（Istanbuli Volodymyr Zelensky）在普帕利特里奇·巴索勒姆（Barthollem）中，关于...与乌克兰2022年的战争，与乌克兰的最新新闻战争，今天与乌克兰的新闻战争，今天与乌克兰的新闻战争，乌克兰和俄罗斯与俄罗斯和乌克兰在乌克兰之间发生战争2022他们说，无论是否有一年，他们是否会在不久的将来与乌克兰战争，他们说，与乌克兰的战争，今天的乌克兰新闻，乌克兰的新闻，乌克兰媒体在俄罗斯的乌克兰新闻</text:p>
      <text:p text:style-name="P4">
图片: []</text:p>
      <text:p text:style-name="P4">
标签: ['STOPRUSSIA', 'АГРЕСІЯ РФ', 'ВІЙНА', 'ВОЛОДИМИР ЗЕЛЕНСЬКИЙ', 'ВСЕЛЕНСЬКИМ ПАТРІАРХОМ ВАРФОЛОМІЄМ', 'ВТОРГНЕННЯ РФ', 'ОФІС ПРЕЗИДЕНТА УКРАЇНИ']</text:p>
      <text:p text:style-name="P4">
类别: News</text:p>
      <!--METADATA-->
      <text:p text:style-name="P4">
在伊斯坦布尔，Volodymyr Zelenskyy会见了普遍的父权制霍曼瓦霍尔霍洛缪<text:a xlink:type="simple" xlink:href="https://www.president.gov.ua/news/u-stambuli-volodimir-zelenskij-zustrivsya-zi-vselenskim-patr-84193" text:style-name="Internet_20_link" text:visited-style-name="Visited_20_Internet_20_Link">
报告</text:a>
总统办公室。</text:p>
      <text:p text:style-name="P4">
在访问土耳其共和国的框架内，乌克兰沃迪米尔·泽伦斯基(Ukraine Volodymyr Zelensky)总统与他的普世族长巴塞洛缪(Bartholomew)结合。</text:p>
      <text:p text:style-name="P4">
国家元首向普世的族长通报了侵略者针对乌克兰平民的其他罪行的局势。</text:p>
      <text:p text:style-name="P4">
总统感谢他坚决支持我国的支持，为和平祈祷，对侵略与犯罪的谴责，以及所有受俄罗斯对乌克兰战争影响的乌克兰人的援助。</text:p>
      <text:p text:style-name="P4">
“我要感谢他的圣洁。 今天是重要的一天 - 我们的斗争是自全面入侵以来的500天。 我们得到了圣洁的支持，为我们的战士，人民，我们的人民，乌克兰的生活祈祷。”</text:p>
      <text:p text:style-name="P4">
Volodymyr Zelensky强调，在会议上讨论了乌克兰和平公式，儿童的返回被非法驱逐出乌克兰。</text:p>
      <text:p text:style-name="P4">
就他的神圣族长巴塞洛缪(Bartholomew)而言，他指出了乌克兰和平和解的重要性。</text:p>
      <text:p text:style-name="P4">
他的联盟强调说：“作为乌克兰全东正教教会的母亲，普世的宗主的父权制总是在他们身边收获。”</text:p>
      <text:p text:style-name="P4">
族长巴塞洛缪(Bartholomew)补充说：“我想祝所有俘虏和所有现在来自家的孩子。”</text:p>
      <text:p text:style-name="P4">
News Source: <text:a xlink:type="simple" xlink:href="https://armyinform.com.ua/2023/07/08/zustrich-iz-vselenskym-patriarhom-varfolomiyem-obgovoryly-realizacziyu-formuly-myru-ta-povernennya-ditej-yaki-buly-deportovani-okupantamy/" text:style-name="Internet_20_link" text:visited-style-name="Visited_20_Internet_20_Link">
https://armyinform.com.ua/2023/07/08/zustrich-iz-vselenskym-patriarhom-varfolomiyem-obgovoryly-realizacziyu-formuly-myru-ta-povernennya-ditej-yaki-buly-deportovani-okupantamy/</text:a>
</text:p>
      <!--NEWS-->
      <text:h text:style-name="P10" text:outline-level="1">
<text:span text:style-name="T4">
荣耀荣耀所有为安全而战的每个人 - 沃迪米尔Zelenskyy</text:span>
</text:h>
      <text:p text:style-name="P4">
作者: ['АРМІЯINFORM']</text:p>
      <text:p text:style-name="P4">
时间: 2023-07-08T73:00:00-04:00</text:p>
      <text:p text:style-name="P4">
描述: 500 Dight Veini。 蛇。 Vilniy Ostriv Vilenayasya。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7/2023-07-08_083429.jpg" text:style-name="Internet_20_link" text:visited-style-name="Visited_20_Internet_20_Link">
2023-07-08_083429.jpg</text:a>
']</text:p>
      <text:p text:style-name="P4">
标签: ['500 ДНІВ', 'STOPRUSSIA', 'АГРЕСІЯ РФ', 'ВІЙНА', 'ВОЛОДИМИР ЗЕЛЕНСЬКИЙ', 'ВТОРГНЕННЯ РФ', 'ОФІС ПРЕЗИДЕНТА УКРАЇНИ']</text:p>
      <text:p text:style-name="P4">
类别: News</text:p>
      <!--METADATA-->
      <text:p text:style-name="P4">
<draw:frame draw:style-name="fr1" draw:name="Image257" text:anchor-type="as-char" svg:width="6.9236in" svg:height="3.738744in" draw:z-index="0">
<draw:image xlink:href="../Images/AРМІЯINFORM/2023-07-08T73-00-00-04-00/2023-07-08_083429.jpg" xlink:type="simple" xlink:show="embed" xlink:actuate="onLoad" draw:mime-type="image/jpeg"/>
</draw:frame>
500天的全层战争。</text:p>
      <text:p text:style-name="P4">
蛇形。 免费乌克兰岛。</text:p>
      <text:p text:style-name="P4">
关于它报告<text:a xlink:type="simple" xlink:href="https://www.facebook.com/president.gov.ua/posts/pfbid0bsCxfd1Qwxf9qYsTgi1r9HVthZeTD42uxWwZS4keQ4M3Y7efByBhxdgUKNCV2gY8l" text:style-name="Internet_20_link" text:visited-style-name="Visited_20_Internet_20_Link">
总统办公室</text:a>
在您的官方Facebook社交网络上。</text:p>
      <text:p text:style-name="P4">
我感谢所有在这里与占领者作战的人。 他们兑现了在这场战斗中获得生命的英雄的记忆 - 在整个范围内最重要的英雄之一。</text:p>
      <text:p text:style-name="P4">
在我们的黑海中为为安全而战的每个人荣耀!</text:p>
      <text:p text:style-name="P4">
荣誉!</text:p>
      <text:p text:style-name="P4">
News Source: <text:a xlink:type="simple" xlink:href="https://armyinform.com.ua/2023/07/08/500-dniv-povnomasshtabnoyi-vijny/" text:style-name="Internet_20_link" text:visited-style-name="Visited_20_Internet_20_Link">
https://armyinform.com.ua/2023/07/08/500-dniv-povnomasshtabnoyi-vijny/</text:a>
</text:p>
      <!--NEWS-->
      <text:h text:style-name="P10" text:outline-level="1">
<text:span text:style-name="T4">
不列颠哥伦比亚省的六个敌人仓库和近一百名入侵者被摧毁</text:span>
</text:h>
      <text:p text:style-name="P4">
作者: ["Владислав Дем'яненко"]</text:p>
      <text:p text:style-name="P4">
时间: 2023-07-08T74:00:00-04:00</text:p>
      <text:p text:style-name="P4">
描述: 国防塔夫里斯科耶的力量是要贯穿先进的领先优势，成为技术人员……与乌克兰2022年的战争，与乌克兰与乌克兰的最新新闻，今天与乌克兰2022年的新闻战争，今天将有乌克兰和俄罗斯之间的战争以及2022年与乌克兰的战争是一年在俄罗斯的乌克兰媒体</text:p>
      <text:p text:style-name="P4">
图片: ['<text:a xlink:type="simple" xlink:href="https://armyinform.com.ua/wp-content/uploads/2023/07/285775157_331000489213036_651323077417525667_n.jpg" text:style-name="Internet_20_link" text:visited-style-name="Visited_20_Internet_20_Link">
285775157_331000489213036_651323077417525667_n.jpg</text:a>
']</text:p>
      <text:p text:style-name="P4">
标签: ['STOPRUSSIA', 'АГРЕСІЯ РФ', 'ВАЛЕРІЙ ШЕРШЕНЬ', 'ВІЙНА', 'ВТОРГНЕННЯ РФ']</text:p>
      <text:p text:style-name="P4">
类别: News</text:p>
      <!--METADATA-->
      <text:p text:style-name="P4">
<draw:frame draw:style-name="fr1" draw:name="Image258" text:anchor-type="as-char" svg:width="6.9236in" svg:height="4.608521in" draw:z-index="0">
<draw:image xlink:href="../Images/AРМІЯINFORM/2023-07-08T74-00-00-04-00/285775157_331000489213036_651323077417525667_n.jpg" xlink:type="simple" xlink:show="embed" xlink:actuate="onLoad" draw:mime-type="image/jpeg"/>
</draw:frame>
说明性照片</text:p>
      <text:p text:style-name="P4">
塔夫里亚(Tavriya)辩护的力量继续采取进攻行动，摧毁了入侵者的设备和现场力量。 特别是，在梅利托尔(Melitopol)的方向上，乌克兰士兵取得了部分成功，他们向前迈进了进步，占领了俄罗斯人的排堡，并继续进攻。 瓦莱里·谢森(Valery Shershen)少校塔夫里亚·索洛博伦(Tavriya Siloboron)的联合出版社中心发言人在唯一新闻的居住者中讲述了这一点。</text:p>
      <ul>
        <li>
在过去的24小时内，导弹部队和国防部队的炮兵部队完成了1276多个火灾任务。 这是一场亲对比的斗争，并且在计划中确定的计划中的工作集中在敌人的后部和物流上。6个敌人的弹药，一种燃料和润滑剂的组成以及一个控制点被摧毁。</li>
      </ul>
      <text:p text:style-name="P4">
据他说，敌人的损失被杀害97人，受伤–211，俄罗斯联邦的一名军人被俘虏。 还销毁了35台武器和敌方设备，特别是：3辆坦克，8辆战斗装甲车，2个炮兵系统。</text:p>
      <text:p text:style-name="P4">
该官员报告说，白天，占领者总共袭击了乌克兰职位的25倍。</text:p>
      <ul>
        <li>
最重要的是，即14次风暴，落在海洋方向上。 诺迪耶夫斯基方向有10次袭击。 此外，敌人使用坦克，RSSV和炮兵制造了644个坦克。 在顿涅茨克(Donetsk)，敌人在阿夫迪夫卡(Avdiivka)和内维尔斯基(Nevelsky)地区的地区进行了不成功的进攻行动。 瓦莱里·谢尔森(Valery Shershen)说，与此同时，周围有15多个周围定居点被记录下来。</li>
      </ul>
      <text:p text:style-name="P4">
发言人指出，在马林斯基方向上，乌克兰捍卫者击退了所有敌人。 另外，敌人在友好地区也没有成功。</text:p>
      <text:p text:style-name="P4">
News Source: <text:a xlink:type="simple" xlink:href="https://armyinform.com.ua/2023/07/08/shist-vorozhyh-skladiv-bk-ta-majzhe-sotnyu-okupantiv-znyshhyly-nashi-zahysnyky-na-tavrijskomu-napryamku-valerij-shershen/" text:style-name="Internet_20_link" text:visited-style-name="Visited_20_Internet_20_Link">
https://armyinform.com.ua/2023/07/08/shist-vorozhyh-skladiv-bk-ta-majzhe-sotnyu-okupantiv-znyshhyly-nashi-zahysnyky-na-tavrijskomu-napryamku-valerij-shershen/</text:a>
</text:p>
      <!--NEWS-->
      <text:h text:style-name="P10" text:outline-level="1">
<text:span text:style-name="T4">
在胜利之前 - 安娜·马利亚（Anna Malyar）</text:span>
</text:h>
      <text:p text:style-name="P4">
作者: ['АРМІЯINFORM']</text:p>
      <text:p text:style-name="P4">
时间: 2023-07-08T75:00:00-04:00</text:p>
      <text:p text:style-name="P4">
描述: 关于TS，乌克兰国防部的代祷者Ganna Malel Mardoril在电报中。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malyar-e1685980532284.jpeg" text:style-name="Internet_20_link" text:visited-style-name="Visited_20_Internet_20_Link">
malyar-e1685980532284.jpeg</text:a>
']</text:p>
      <text:p text:style-name="P4">
标签: ['STOPRUSSIA', 'АГРЕСІЯ РФ', 'ВІЙНА', 'ВТОРГНЕННЯ РФ', 'ГАННА МАЛЯР']</text:p>
      <text:p text:style-name="P4">
类别: News</text:p>
      <!--METADATA-->
      <text:p text:style-name="P4">
<draw:frame draw:style-name="fr1" draw:name="Image259" text:anchor-type="as-char" svg:width="6.9236in" svg:height="3.813847in" draw:z-index="0">
<draw:image xlink:href="../Images/AРМІЯINFORM/2023-07-08T75-00-00-04-00/malyar-e1685980532284.jpeg" xlink:type="simple" xlink:show="embed" xlink:actuate="onLoad" draw:mime-type="image/jpeg"/>
</draw:frame>
关于乌克兰国防部副部长安娜·马里亚尔<text:a xlink:type="simple" xlink:href="https://t.me/annamaliar/919" text:style-name="Internet_20_link" text:visited-style-name="Visited_20_Internet_20_Link">
报道</text:a>
在他的电报中。</text:p>
      <text:p text:style-name="P4">
<text:span text:style-name="T4">
 500 </text:span>
广泛战争的日子。</text:p>
      <text:p text:style-name="P4">
<text:span text:style-name="T4">
 497 </text:span>
几天前，我们摧毁了“基辅对基辅”的期望和“世界第二军”的神话。</text:p>
      <text:p text:style-name="P4">
<text:span text:style-name="T4">
 462 </text:span>
几天前，我们发行了俄罗斯媒体的基辅和乌克兰以北的第一个(简单)作为“善意手势”。</text:p>
      <text:p text:style-name="P4">
<text:span text:style-name="T4">
 451 </text:span>
，当我们将莫斯科巡洋舰送到底部时。</text:p>
      <text:p text:style-name="P4">
<text:span text:style-name="T4">
 380 </text:span>
几天前 - 收到了盟国的第一批主持人。</text:p>
      <text:p text:style-name="P4">
<text:span text:style-name="T4">
 373 </text:span>
，随着蛇岛被释放。</text:p>
      <text:p text:style-name="P4">
<text:span text:style-name="T4">
 305 </text:span>
几天前，他们在哈尔基夫地区开始了反攻。 空前的快速包装，随着俄罗斯人防御的喀斯喀特崩溃，全世界袭击了整个世界。</text:p>
      <text:p text:style-name="P4">
<text:span text:style-name="T4">
 273 </text:span>
 DN，当他们撞到克里米亚桥以打破物流时。</text:p>
      <text:p text:style-name="P4">
<text:span text:style-name="T4">
 239 </text:span>
几天前，我们返回了我们的Kherson。</text:p>
      <text:p text:style-name="P4">
<text:span text:style-name="T4">
 113 </text:span>
几天前，普京被捕在海牙。</text:p>
      <text:p text:style-name="P4">
<text:span text:style-name="T4">
 80 </text:span>
天，正如强大的爱国者系统从合作伙伴那里收到的那样。</text:p>
      <text:p text:style-name="P4">
News Source: <text:a xlink:type="simple" xlink:href="https://armyinform.com.ua/2023/07/08/poperedu-peremoga-ganna-malyar/" text:style-name="Internet_20_link" text:visited-style-name="Visited_20_Internet_20_Link">
https://armyinform.com.ua/2023/07/08/poperedu-peremoga-ganna-malyar/</text:a>
</text:p>
      <!--NEWS-->
      <text:h text:style-name="P10" text:outline-level="1">
<text:span text:style-name="T4">
Volodymyr Zelensky和葡萄牙总理批准了一份联合声明</text:span>
</text:h>
      <text:p text:style-name="P4">
作者: ['АРМІЯINFORM']</text:p>
      <text:p text:style-name="P4">
时间: 2023-07-08T76:00:00-04:00</text:p>
      <text:p text:style-name="P4">
描述: PID Hour Robochka乌克兰乌克兰沃迪米尔·泽伦斯基·普罗维夫（Volodimir Zelensky Proviv）的总裁...与乌克兰2022年的战争，与乌克兰的最新新闻战争，今天与乌克兰2022年的新闻战争，乌克兰和俄罗斯之间的战争将发生战争，当与乌克兰的战争之间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7/ab276ead35267e4f28721d00dfe3a5a1_1688814618_extra_large.jpeg" text:style-name="Internet_20_link" text:visited-style-name="Visited_20_Internet_20_Link">
ab276ead35267e4f28721d00dfe3a5a1_1688814618_extra_large.jpeg</text:a>
']</text:p>
      <text:p text:style-name="P4">
标签: ['STOPRUSSIA', 'АГРЕСІЯ РФ', 'ВОЛОДИМИР ЗЕЛЕНСЬКИЙ', 'ВТОРГНЕННЯ РФ']</text:p>
      <text:p text:style-name="P4">
类别: News</text:p>
      <!--METADATA-->
      <text:p text:style-name="P4">
<draw:frame draw:style-name="fr1" draw:name="Image260" text:anchor-type="as-char" svg:width="6.9236in" svg:height="4.617948in" draw:z-index="0">
<draw:image xlink:href="../Images/AРМІЯINFORM/2023-07-08T76-00-00-04-00/ab276ead35267e4f28721d00dfe3a5a1_1688814618_extra_large.jpeg" xlink:type="simple" xlink:show="embed" xlink:actuate="onLoad" draw:mime-type="image/jpeg"/>
</draw:frame>
在前往土耳其的工作期间，乌克兰沃迪米尔·泽伦斯基(Volodymyr Zelenskyi)总裁与葡萄牙安东尼(Antonu)首相进行了电话交谈。</text:p>
      <text:p text:style-name="P4">
关于它<text:a xlink:type="simple" xlink:href="https://www.president.gov.ua/news/u-turechchini-prezident-ukrayini-proviv-telefonnu-rozmovu-z-84197" text:style-name="Internet_20_link" text:visited-style-name="Visited_20_Internet_20_Link">
报告</text:a>
乌克兰总统办公室。</text:p>
      <text:p text:style-name="P4">
对话者在北约维尔纽斯峰会前夕协调了职位。沃迪米尔·泽伦斯基(Volodymyr Zelensky)强调了乌克兰联盟决定性立场的重要性。</text:p>
      <text:p text:style-name="P4">
国家元首感谢葡萄牙总理对我国对我们国家建议的积极评估。</text:p>
      <text:p text:style-name="P4">
双方向乌克兰与欧盟进行谈判的今年年底表达了希望。</text:p>
      <text:p text:style-name="P4">
Volodymyr Zelensky分别感谢葡萄牙政府的负责人，特别是参与乌克兰公式的三个点，特别是与食品和能源安全以及Ecocid有关的葡萄酒。</text:p>
      <text:p text:style-name="P4">
在电话交谈中，乌克兰总统和葡萄牙总理已经意识到<text:a xlink:type="simple" xlink:href="https://www.president.gov.ua/news/spilna-deklaraciya-ukrayini-ta-portugalskoyi-respubliki-84201" text:style-name="Internet_20_link" text:visited-style-name="Visited_20_Internet_20_Link">
联合宣言</text:a>
.</text:p>
      <text:p text:style-name="P4">
News Source: <text:a xlink:type="simple" xlink:href="https://armyinform.com.ua/2023/07/08/volodymyr-zelenskyj-ta-premyer-ministr-portugaliyi-uhvalyly-spilnu-deklaracziyu/" text:style-name="Internet_20_link" text:visited-style-name="Visited_20_Internet_20_Link">
https://armyinform.com.ua/2023/07/08/volodymyr-zelenskyj-ta-premyer-ministr-portugaliyi-uhvalyly-spilnu-deklaracziyu/</text:a>
</text:p>
      <!--NEWS-->
      <text:h text:style-name="P10" text:outline-level="1">
<text:span text:style-name="T4">
大型且非常需要：乌克兰总统感谢美国的新套餐</text:span>
</text:h>
      <text:p text:style-name="P4">
作者: ['АРМІЯINFORM']</text:p>
      <text:p text:style-name="P4">
时间: 2023-07-08T77:00:00-04:00</text:p>
      <text:p text:style-name="P4">
描述: 沃迪米尔·泽伦斯基（Volodymyr Zelensky）在乔·拜登（Joe Biden）撰写的《新的美国人民》（American of American People），参加了新的……与乌克兰2022年的战争，与乌克兰与乌克兰的最新新闻，《与乌克兰的新闻》（News War）与乌克​​兰2022年的《战争》（News War）持续了今天，乌克兰和俄罗斯之间以及俄罗斯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7/2753705.jpeg" text:style-name="Internet_20_link" text:visited-style-name="Visited_20_Internet_20_Link">
2753705.jpeg</text:a>
']</text:p>
      <text:p text:style-name="P4">
标签: ['БЕЗПЕКОВА ДОПОМОГА УКРАЇНІ', 'ВОЛОДИМИР ЗЕЛЕНСЬКИЙ', 'США']</text:p>
      <text:p text:style-name="P4">
类别: News</text:p>
      <!--METADATA-->
      <text:p text:style-name="P4">
<draw:frame draw:style-name="fr1" draw:name="Image261" text:anchor-type="as-char" svg:width="6.9236in" svg:height="4.944604in" draw:z-index="0">
<draw:image xlink:href="../Images/AРМІЯINFORM/2023-07-08T77-00-00-04-00/2753705.jpeg" xlink:type="simple" xlink:show="embed" xlink:actuate="onLoad" draw:mime-type="image/jpeg"/>
</draw:frame>
Volodymyr Zelensky向美国人民和Joe Bidenus表示感谢，为乌克兰提供了新的军事援助，称其为及时，大规模且非常必要。</text:p>
      <text:p text:style-name="P4">
国家元首<text:a xlink:type="simple" xlink:href="https://twitter.com/ZelenskyyUa/status/1677403517768671238" text:style-name="Internet_20_link" text:visited-style-name="Visited_20_Internet_20_Link">
写</text:a>
UTWITTER。</text:p>
      <text:p text:style-name="P4">
“美国人民和总统约瑟夫·拜登(Joseph Biden)采取了决定性的步骤，使乌克兰更接近击败敌人的胜利和民主 - 以胜利独裁统治，“及时，大规模和非常需要的防御帮助。”说。</text:p>
      <text:p text:style-name="P4">
他补充说，乌克兰国防能力的扩展将为我们土地的分解和和平的方法提供新的工具。</text:p>
      <text:p text:style-name="P4">
召回美国<text:a xlink:type="simple" xlink:href="https://armyinform.com.ua/2023/07/07/ssha-ogolosyly-pro-novyj-paket-vijskovoyi-dopomogy-dlya-ukrayiny-do-yakogo-zokrema-uvijshly-kasetni-boyeprypasy/" text:style-name="Internet_20_link" text:visited-style-name="Visited_20_Internet_20_Link">
宣布</text:a>
关于乌克兰的新军事援助计划，特别是包括盒式磁带。</text:p>
      <text:p text:style-name="P4">
News Source: <text:a xlink:type="simple" xlink:href="https://armyinform.com.ua/2023/07/08/masshtabnyj-i-duzhe-potribnyj-prezydent-ukrayiny-podyakuvav-ssha-za-novyj-paket-dopomogy/" text:style-name="Internet_20_link" text:visited-style-name="Visited_20_Internet_20_Link">
https://armyinform.com.ua/2023/07/08/masshtabnyj-i-duzhe-potribnyj-prezydent-ukrayiny-podyakuvav-ssha-za-novyj-paket-dopomogy/</text:a>
</text:p>
      <!--NEWS-->
      <text:h text:style-name="P10" text:outline-level="1">
<text:span text:style-name="T4">
在6个月的时间里，国防部一直在247亿美元</text:span>
</text:h>
      <text:p text:style-name="P4">
作者: ['АРМІЯINFORM']</text:p>
      <text:p text:style-name="P4">
时间: 2023-07-08T78:00:00-04:00</text:p>
      <text:p text:style-name="P4">
描述: 乌克兰辩护的迷你建构，以进行Podo Dotlamann立法的机器人制度。今天，乌克兰和俄罗斯之间会发生战争，当2022年与乌克兰战争时，是否会在不久的将来与乌克兰发生战争，他们说，今天与乌克兰的战争，今天，乌克兰的新闻，今天，乌克兰的战争，乌克兰新闻在俄罗斯的乌克兰媒体</text:p>
      <text:p text:style-name="P4">
图片: []</text:p>
      <text:p text:style-name="P4">
标签: ['STOPRUSSIA', 'АГРЕСІЯ РФ', 'ВІЙНА', 'ВТОРГНЕННЯ РФ', 'МОУ']</text:p>
      <text:p text:style-name="P4">
类别: News</text:p>
      <!--METADATA-->
      <text:p text:style-name="P4">
乌克兰国防部从事遵守法律的系统工作，并稳步履行合同条款(合同)商品，工程和服务的供应商满足乌克兰武装部队的需求，<text:a xlink:type="simple" xlink:href="https://www.mil.gov.ua/news/2023/07/08/za-6-misyacziv-minoboroni-zabezpechilo-znizhennya-prostrochenoi-debitorskoi-zaborgovanosti-na-24-7-mlrd-grn/" text:style-name="Internet_20_link" text:visited-style-name="Visited_20_Internet_20_Link">
报告</text:a>
谅解备忘录。</text:p>
      <text:p text:style-name="P4">
从2022年1月1日至2023年7月1日，所有权的总资金总额(合同)，可能会出现应收账款，预付款的结果尤其是5080亿欧元，尤其是今年的预付款1.34亿UAH 3.149亿。</text:p>
      <text:p text:style-name="P4">
截至2023年7月1日，具有集中式计算的应收款总额为1.59亿美元7.757亿。</text:p>
      <text:p text:style-name="P4">
尤其是该卷包括与乌克兰OVT生产商的长期合同，价值超过370亿欧元，其条款将于2024  -  2025年到期。 以及超过30亿欧元的逾期债务，该债务在截至2021年11月1日之前累积。</text:p>
      <text:p text:style-name="P4">
在2023年6月，收款人总额为50亿UAH 6.99亿。</text:p>
      <text:p text:style-name="P4">
自年初以来偿还应收账款的总金额为111MLRD。 6247万UAH。</text:p>
      <text:p text:style-name="P4">
此外，过去几年的收款人已退还给国家预算。</text:p>
      <text:p text:style-name="P4">
现实的情况是，在特殊时期，当不可抗力不断从供应商和/或需求兴奋中出现时，需要在工作条件下进行全额或部分预付款。</text:p>
      <text:p text:style-name="P4">
为了确保2022年10月的控制权，一个咨询和咨询主体委员会考虑了国防部偿还逾期应收帐款的问题，该问题已永久监控了响应措施。</text:p>
      <text:p text:style-name="P4">
截至2023年1月1日，国防部的逾期应收账款为580亿UAH 0.157亿，其中57.2％的收款是债务。</text:p>
      <text:p text:style-name="P4">
截至2023年7月1日，逾期应收账款的数量为330亿英镑，其中乌克兰企业的债务份额占67.5％。应该强调的是，外国公司的债务数量减少了2.3倍，其在债务结构中的份额从42.7％下降到32.5％。</text:p>
      <text:p text:style-name="P4">
与2023年5月1日相比，逾期应收账款的量超过30亿次，或8.3％。 减少是通过实施武器，军事诊断设备和弹药的合同。</text:p>
      <text:p text:style-name="P4">
国防部采取密集的索赔和措施，以应用条件规定的处罚(合同).</text:p>
      <text:p text:style-name="P4">
На цей час спрямовано позовів до судів та міжнародних арбітражів на суму 15,08млрд грн.</text:p>
      <text:p text:style-name="P4">
За порушення умов договорів (合同)国防部在司法程序中征收交易对手并转移到州预算，尤其是在2022年 -  uah 5640万中，罚款为1.638亿，为2023年6个月 -  uah 107440万。</text:p>
      <text:p text:style-name="P4">
执行合同的问题正在处理，并声称有182.27亿美元的机器人金额。</text:p>
      <text:p text:style-name="P4">
因此，应收账款是动态的，国防部指导逐步减少数量的努力(合同).</text:p>
      <text:p text:style-name="P4">
News Source: <text:a xlink:type="simple" xlink:href="https://armyinform.com.ua/2023/07/08/za-6-misyacziv-minoborony-zabezpechylo-znyzhennya-prostrochenoyi-debitorskoyi-zaborgovanosti-na-247-mlrd-grn/" text:style-name="Internet_20_link" text:visited-style-name="Visited_20_Internet_20_Link">
https://armyinform.com.ua/2023/07/08/za-6-misyacziv-minoborony-zabezpechylo-znyzhennya-prostrochenoyi-debitorskoyi-zaborgovanosti-na-247-mlrd-grn/</text:a>
</text:p>
      <!--NEWS-->
      <text:h text:style-name="P10" text:outline-level="1">
<text:span text:style-name="T4">
乌克兰国防军：无畏现象和前所未有的悖论的军队-Anna Malyar</text:span>
</text:h>
      <text:p text:style-name="P4">
作者: ['АРМІЯINFORM']</text:p>
      <text:p text:style-name="P4">
时间: 2023-07-08T79:00:00-04:00</text:p>
      <text:p text:style-name="P4">
描述: Ministan of Ministan of Ukraine Ganna Malel的代祷者是由他的电报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5/ganna-malyar.jpg" text:style-name="Internet_20_link" text:visited-style-name="Visited_20_Internet_20_Link">
ganna-malyar.jpg</text:a>
']</text:p>
      <text:p text:style-name="P4">
标签: ['STOPRUSSIA', 'АГРЕСІЯ РФ', 'ВТОРГНЕННЯ РФ', 'ГАННА МАЛЯР']</text:p>
      <text:p text:style-name="P4">
类别: News</text:p>
      <!--METADATA-->
      <text:p text:style-name="P4">
<draw:frame draw:style-name="fr1" draw:name="Image262" text:anchor-type="as-char" svg:width="6.9236in" svg:height="4.615733in" draw:z-index="0">
<draw:image xlink:href="../Images/AРМІЯINFORM/2023-07-08T79-00-00-04-00/ganna-malyar.jpg" xlink:type="simple" xlink:show="embed" xlink:actuate="onLoad" draw:mime-type="image/jpeg"/>
</draw:frame>
乌克兰国防部副部长安娜·马利亚(Anna Malyar)<text:a xlink:type="simple" xlink:href="https://t.me/annamaliar/920" text:style-name="Internet_20_link" text:visited-style-name="Visited_20_Internet_20_Link">
出版</text:a>
在他们的电报中，关于我们的解放战争的独特事实：</text:p>
      <text:p text:style-name="P4">
<text:span text:style-name="T4">
 1. </text:span>
 500天 + 8年真正的战斗经验：没有现代军队参与如此高强度的战争。 这场战争已经在乌克兰传播了俄罗斯，已成为第二次世界大战以来欧洲最大的冲突。</text:p>
      <text:p text:style-name="P4">
<text:span text:style-name="T4">
 2. </text:span>
这场战争可以自信地视为“第一次无人机战争”。 在战斗阶段集成的无人空气，地面和水车。 我们是世界上第一个开始使用广泛使用鼓手的人和FPV的人。</text:p>
      <text:p text:style-name="P4">
*!</text:p>
      <text:p text:style-name="P4">
*!(3-5次)进攻期间活着的硅武器的优势。 乌克兰军队来了，并解放了敌人的全部优势 - 无论是在服役还是个人组成的数量。</text:p>
      <text:p text:style-name="P4">
<text:span text:style-name="T4">
 5. </text:span>
 5000名妇女在武装部队中有42,000多名妇女的火线。</text:p>
      <text:p text:style-name="P4">
*!它是军事和平民医疗机构的合并，也是一个专门开发的物流系统，涵盖了国家的苏福利亚州，并使用了所有运输方式。 结果是，乌克兰军队中有82％恢复了恢复。</text:p>
      <text:p text:style-name="P4">
<text:span text:style-name="T5">
在SO称为黄金时期，80％的受伤者得到适当的援助 </text:span>
在撤离阶段，军方的死亡率已尽可能下降。</text:p>
      <text:p text:style-name="P4">
*!</text:p>
      <text:p text:style-name="P4">
<text:span text:style-name="T5">
!敌对的目标被抗污点pratyrio综合体摧毁。</text:span>
<text:span text:style-name="T5">
 10. </text:span>
*“数字武器”。 在战争的500天中，提出了IT决定以管理战斗，行动及其全面支持： -</text:p>
      <text:p text:style-name="P4">
<text:span text:style-name="T5">
“荨麻”战术链接的战斗系统 </text:span>
平台关于Delta的情境意识 *支持北约物流运营“ Logfas” * Project“ Eyes”的支持。</text:p>
      <text:p text:style-name="P4">
News Source: <text:a xlink:type="simple" xlink:href="https://armyinform.com.ua/2023/07/08/syly-oborony-ukrayiny-armiya-bezstrashnyh-fenomeniv-ta-bezpreczedentnyh-paradoksiv-ganna-malyar/" text:style-name="Internet_20_link" text:visited-style-name="Visited_20_Internet_20_Link">
https://armyinform.com.ua/2023/07/08/syly-oborony-ukrayiny-armiya-bezstrashnyh-fenomeniv-ta-bezpreczedentnyh-paradoksiv-ganna-malyar/</text:a>
</text:p>
      <!--NEWS-->
      <text:h text:style-name="P10" text:outline-level="1">
<text:span text:style-name="T4">
总统任命了国民警卫队的Alexei Pivnenko指挥官</text:span>
</text:h>
      <text:p text:style-name="P4">
作者: Ukrinform (Person)</text:p>
      <text:p text:style-name="P4">
出版商: Укринформ (Organization)</text:p>
      <text:p text:style-name="P4">
出版时间: 2023-07-08T7:23:00+03:00</text:p>
      <text:p text:style-name="P4">
修改时间: 2023-07-08T22:23:00+03:00</text:p>
      <text:p text:style-name="P4">
描述: 乌克兰沃迪米尔·泽伦斯基总统任命了国民警卫队的战斗官Alexei Pivnenko指挥官。  - 乌克林。</text:p>
      <text:p text:style-name="P4">
图片: ['<text:a xlink:type="simple" xlink:href="https://static.ukrinform.com/photos/2023_06/thumb_files/630_360_1687808461-379.jpeg" text:style-name="Internet_20_link" text:visited-style-name="Visited_20_Internet_20_Link">
630_360_16878...</text:a>
', '<text:a xlink:type="simple" xlink:href="https://static.ukrinform.com/photos/2023_07/1688845758-866.jpg" text:style-name="Internet_20_link" text:visited-style-name="Visited_20_Internet_20_Link">
1688845758-86...</text:a>
']</text:p>
      <text:p text:style-name="P4">
标签: ['Нацгвардія', 'Зеленський', 'Війна з Росією']</text:p>
      <text:p text:style-name="P4">
类型: Article</text:p>
      <!--METADATA-->
      <text:p text:style-name="P4">
<draw:frame draw:style-name="fr1" draw:name="Image263" text:anchor-type="as-char" svg:width="6.9236in" svg:height="3.956343in" draw:z-index="0">
<draw:image xlink:href="../Images/yкринформ/2023-07-08T7-23-00-03-00/630_360_1687808461-379.jpeg" xlink:type="simple" xlink:show="embed" xlink:actuate="onLoad" draw:mime-type="image/jpeg"/>
</draw:frame>
乌克兰沃迪米尔Zelenskyy总统任命了一名战斗官Alexei Pivnenenko为国民警卫队。</text:p>
      <text:p text:style-name="P4">
乌克林福德通讯员报告说，国家元首在从土耳其与阿佐夫指挥官一起返回后在利维夫说。</text:p>
      <text:p text:style-name="P4">
“现在，我们当中是乌克兰Oleksandr Pivnenko的英雄，他是国民警卫队的强大战士，一名战斗人员，在与俄罗斯入侵者的战斗中，特别是在Boyakhza Bakhmut。乌克兰国民警卫队，”弗拉基米尔·泽伦斯基说。</text:p>
      <text:p text:style-name="P4">
<text:span text:style-name="T4">
另请阅读：</text:span>
 <text:a xlink:type="simple" xlink:href="https://www.ukrinform.ua/rubric-society/3733322-na-500j-den-vijni-mi-povernuli-dodomu-nasih-geroiv-zelenskij.html" text:style-name="Internet_20_link" text:visited-style-name="Visited_20_Internet_20_Link">
<text:span text:style-name="T4">
 Zelensky </text:span>
：在战争的第500天，我们回到家中的英雄最多</text:a>
总统希望国民警卫队对我们所有土地的解放，我们所有人民的回归以及梦幻般的胜利。</text:p>
      <text:p text:style-name="P4">
<draw:frame draw:style-name="fr1" draw:name="Image264" text:anchor-type="as-char" svg:width="6.9236in" svg:height="4.612849in" draw:z-index="0">
<draw:image xlink:href="../Images/yкринформ/2023-07-08T7-23-00-03-00/1688845758-866.jpg" xlink:type="simple" xlink:show="embed" xlink:actuate="onLoad" draw:mime-type="image/jpeg"/>
</draw:frame>
_foto：国民警卫队</text:p>
      <text:p text:style-name="P4">
此外，国家元首还向乌克兰军方颁发了乌克兰军事奖。</text:p>
      <text:p text:style-name="P4">
据乌克林福姆称，由于与土耳其一方的谈判，乌克兰返回了五名阿佐夫斯塔尔捍卫者的祖国，他们在被释放出俄罗斯囚禁后在土耳其。</text:p>
      <text:p text:style-name="P4">
<text:span text:style-name="T4">
另请阅读：</text:span>
 <text:a xlink:type="simple" xlink:href="https://www.ukrinform.ua/rubric-society/3733242-zelenskij-povertaetsa-z-tureccini-do-ukraini-iz-zahisnikami-azovstali.html" text:style-name="Internet_20_link" text:visited-style-name="Visited_20_Internet_20_Link">
<text:span text:style-name="T4">
 Zelens </text:span>
它带有Azovstali Defenses从土耳其返回乌克兰</text:a>
沃迪米尔总统Zelenskyy在伊斯坦布尔机场会见了捍卫者，并成长。</text:p>
      <text:p text:style-name="P4">
乌克兰士兵Denis Prokopenko，Svyatoslav Palamar，Sergey Volynsky，Oleghomenko，Denis Sleg终于能够与亲戚在一起。</text:p>
      <text:p text:style-name="P4">
News Source: <text:a xlink:type="simple" xlink:href="https://www.ukrinform.ua/rubric-ato/3733326-prezident-priznaciv-oleksia-pivnenka-komanduvacem-nacgvardii.html" text:style-name="Internet_20_link" text:visited-style-name="Visited_20_Internet_20_Link">
https://www.ukrinform.ua/rubric-ato/3733326-prezident-priznaciv-oleksia-pivnenka-komanduvacem-nacgvardii.html</text:a>
</text:p>
      <!--NEWS-->
      <text:h text:style-name="P10" text:outline-level="1">
<text:span text:style-name="T4">
我们将根据需要在乌克兰附近-Ursula von der lyen</text:span>
</text:h>
      <text:p text:style-name="P4">
作者: ['АРМІЯINFORM']</text:p>
      <text:p text:style-name="P4">
时间: 2023-07-08T80:00:00-04:00</text:p>
      <text:p text:style-name="P4">
描述: Hovropyskoi Ursula von der Lyan的总统在矮人的第500天...与乌克兰2022年的战争，与乌克兰的最新新闻，今天与乌克兰的新闻，今天与乌克兰的新闻战争，今天将在乌克兰和俄罗斯之间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2/05/ursula.jpg" text:style-name="Internet_20_link" text:visited-style-name="Visited_20_Internet_20_Link">
ursula.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265" text:anchor-type="as-char" svg:width="6.9236in" svg:height="4.367194in" draw:z-index="0">
<draw:image xlink:href="../Images/AРМІЯINFORM/2023-07-08T80-00-00-04-00/ursula.jpg" xlink:type="simple" xlink:show="embed" xlink:actuate="onLoad" draw:mime-type="image/jpeg"/>
</draw:frame>
欧盟委员会主席Ursula von der Liaien在俄罗斯联邦在乌克兰的全面入侵的第500天表示，欧盟将继续支持基辅。</text:p>
      <text:p text:style-name="P4">
关于它<text:a xlink:type="simple" xlink:href="https://twitter.com/vonderleyen/status/1677630803772166144" text:style-name="Internet_20_link" text:visited-style-name="Visited_20_Internet_20_Link">
写</text:a>
紫罗兰。</text:p>
      <text:p text:style-name="P4">
“俄罗斯入侵乌克兰的500天。 500天勇敢的乌克兰抵抗。 500天的欧洲支持乌克兰的支持。 让我们尽可能多地接受。”</text:p>
      <text:p text:style-name="P4">
News Source: <text:a xlink:type="simple" xlink:href="https://armyinform.com.ua/2023/07/08/my-budemo-poruch-z-ukrayinoyu-stilky-skilky-bude-potribno-ursula-fon-der-lyayen/" text:style-name="Internet_20_link" text:visited-style-name="Visited_20_Internet_20_Link">
https://armyinform.com.ua/2023/07/08/my-budemo-poruch-z-ukrayinoyu-stilky-skilky-bude-potribno-ursula-fon-der-lyayen/</text:a>
</text:p>
      <!--NEWS-->
      <text:h text:style-name="P10" text:outline-level="1">
<text:span text:style-name="T4">
乌克兰会赢得胜利，因为这是真的-Denis Shmigal</text:span>
</text:h>
      <text:p text:style-name="P4">
作者: ['АРМІЯINFORM']</text:p>
      <text:p text:style-name="P4">
时间: 2023-07-08T81:00:00-04:00</text:p>
      <text:p text:style-name="P4">
描述: 乌斯里安（Ukryan）正在为自己的真理而磨，说乌克兰巨大的乌克兰丹尼斯·施密尔（Denis Schmigal）...与乌克兰2022年的战争，与乌克兰的最新新闻，今天与乌克兰的新闻，乌克兰2022年上次与乌克兰进行战争，乌克兰与俄罗斯，俄罗斯和俄罗斯和俄罗斯和俄罗斯与俄罗斯之间的战争将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5/denys-shmygal-1.jpg" text:style-name="Internet_20_link" text:visited-style-name="Visited_20_Internet_20_Link">
denys-shmygal-1.jpg</text:a>
']</text:p>
      <text:p text:style-name="P4">
标签: ['STOPRUSSIA', 'АГРЕСІЯ РФ', 'ВТОРГНЕННЯ РФ', 'ПРЕМ’ЄР-МІНІСТР ДЕНИС ШМИГАЛЬ']</text:p>
      <text:p text:style-name="P4">
类别: News</text:p>
      <!--METADATA-->
      <text:p text:style-name="P4">
<draw:frame draw:style-name="fr1" draw:name="Image266" text:anchor-type="as-char" svg:width="6.9236in" svg:height="4.610104in" draw:z-index="0">
<draw:image xlink:href="../Images/AРМІЯINFORM/2023-07-08T81-00-00-04-00/denys-shmygal-1.jpg" xlink:type="simple" xlink:show="embed" xlink:actuate="onLoad" draw:mime-type="image/jpeg"/>
</draw:frame>
乌克兰的乌克兰总理在全面的俄罗斯侵略第500天表示，乌克兰之所以会赢得胜利。</text:p>
      <text:p text:style-name="P4">
他<text:a xlink:type="simple" xlink:href="https://www.facebook.com/dshmyhal/posts/pfbid029uCStNg3Tkixszk4i2HBgavNFwF43Z9TSBVXWitPT4ZR43yUzbvDq7VLAZUi8dpul" text:style-name="Internet_20_link" text:visited-style-name="Visited_20_Internet_20_Link">
写</text:a>
在您的Facebook页面上。</text:p>
      <text:p text:style-name="P4">
“他们站了起来。 我们赢了。 我们改变。 我们提供陆军 - 我们将所有纳税人派往国防。 举行了经济。 获得了欧盟会员资格候选人的身份和5张签证签证。 我们团结了世界以支持乌克兰，”政府负责人宣布。</text:p>
      <text:p text:style-name="P4">
正如Denis Shmigal强调的那样，尽管执行大规模执行，乌克兰仍具有能源系统。 开始快速恢复。 付款并筹集养老金和社会援助。 她花了两个播种。 建立新的物流。 为公民和企业推出新的数字代理商。</text:p>
      <text:p text:style-name="P4">
“每天，我们都会向乌克兰军队抬起头，这保护了我们的自由，独立和未来。 我们会赢，因为我们是真实的。 我们在我们的土地上。 我们保持界限，”总理说。</text:p>
      <text:p text:style-name="P4">
News Source: <text:a xlink:type="simple" xlink:href="https://armyinform.com.ua/2023/07/08/ukrayina-peremozhe-bo-za-neyu-pravda-denys-shmygal-u-500-j-den-shyrokomasshtabnogo-vtorgnennya/" text:style-name="Internet_20_link" text:visited-style-name="Visited_20_Internet_20_Link">
https://armyinform.com.ua/2023/07/08/ukrayina-peremozhe-bo-za-neyu-pravda-denys-shmygal-u-500-j-den-shyrokomasshtabnogo-vtorgnennya/</text:a>
</text:p>
      <!--NEWS-->
      <text:h text:style-name="P10" text:outline-level="1">
<text:span text:style-name="T4">
俄罗斯军队正在为克里米亚 - 军事媒体中心的可能战斗做准备</text:span>
</text:h>
      <text:p text:style-name="P4">
作者: ['АРМІЯINFORM']</text:p>
      <text:p text:style-name="P4">
时间: 2023-07-08T82:00:00-04:00</text:p>
      <text:p text:style-name="P4">
描述: Paydleshica凭借元含钾的钾，探索Fortifacia ...与乌克兰2022年的战争，与乌克兰的最新消息，今天与乌克兰的最新新闻，今天与乌克兰2022年的新闻战争，乌克兰和俄罗斯与俄罗斯之间以及俄罗斯之间的战争将发生，当时，当俄罗斯和俄罗斯之间的战争时，他们说，乌克兰在2022年将是与乌克兰的战争</text:p>
      <text:p text:style-name="P4">
图片: ['<text:a xlink:type="simple" xlink:href="https://armyinform.com.ua/wp-content/uploads/2023/07/thumbnail-tw-20221121182858-5842.jpg" text:style-name="Internet_20_link" text:visited-style-name="Visited_20_Internet_20_Link">
thumbnail-tw-20221121182858-5842.jpg</text:a>
']</text:p>
      <text:p text:style-name="P4">
标签: ['MILITARY MEDIA CENTER', 'STOPRUSSIA', 'АГРЕСІЯ РФ', 'АР КРИМ', 'ВІЙНА', 'ВТОРГНЕННЯ РФ']</text:p>
      <text:p text:style-name="P4">
类别: News</text:p>
      <!--METADATA-->
      <text:p text:style-name="P4">
<draw:frame draw:style-name="fr1" draw:name="Image267" text:anchor-type="as-char" svg:width="6.9236in" svg:height="3.356897in" draw:z-index="0">
<draw:image xlink:href="../Images/AРМІЯINFORM/2023-07-08T82-00-00-04-00/thumbnail-tw-20221121182858-5842.jpg" xlink:type="simple" xlink:show="embed" xlink:actuate="onLoad" draw:mime-type="image/jpeg"/>
</draw:frame>
说明性照片</text:p>
      <text:p text:style-name="P4">
为了反映潜在的进攻，占领部队在半岛的北部，西部和东部进行制定。(https://t.me/militarymediacenter/2469)军事媒体中心。</text:p>
      <text:p text:style-name="P4">
根据信息，还可以加强对克里米亚歌剧的保护。</text:p>
      <text:p text:style-name="P4">
在亚齐夫和黑海，俄罗斯军队专注于他们的船只和舰队的基点。</text:p>
      <text:p text:style-name="P4">
News Source: <text:a xlink:type="simple" xlink:href="https://armyinform.com.ua/2023/07/08/rosijski-vijska-gotuyutsya-do-mozhlyvyh-bojovyh-dij-na-terytoriyi-krymu-dovidka-military-media-center/" text:style-name="Internet_20_link" text:visited-style-name="Visited_20_Internet_20_Link">
https://armyinform.com.ua/2023/07/08/rosijski-vijska-gotuyutsya-do-mozhlyvyh-bojovyh-dij-na-terytoriyi-krymu-dovidka-military-media-center/</text:a>
</text:p>
      <!--NEWS-->
      <text:h text:style-name="P10" text:outline-level="1">
<text:span text:style-name="T4">
在黑海中，五艘敌军</text:span>
</text:h>
      <text:p text:style-name="P4">
作者: ['АРМІЯINFORM']</text:p>
      <text:p text:style-name="P4">
时间: 2023-07-08T83:00:00-04:00</text:p>
      <text:p text:style-name="P4">
描述: 在Chorny Morcea Trima的Boyal Cherguvanni，P'yat Klabliv，中间是Vidsutnhis ...与乌克兰2022年的战争，与乌克兰的战争是今天的最新消息，与乌克兰2022年的战争是今天的最后一场。 ，是否将在乌克兰和俄罗斯之间发生战争，何时，何时，何时，何时，何时，何时，何时，何时，何时，何时，何时，何时与乌克兰在2022年进行战争，将与乌克兰发生战争不久的将来，与乌克兰的战争，今天的乌克兰新闻，乌克兰的新闻，乌克兰媒体的俄罗斯媒体</text:p>
      <text:p text:style-name="P4">
图片: ['<text:a xlink:type="simple" xlink:href="https://armyinform.com.ua/wp-content/uploads/2021/03/vms-rf.jpeg" text:style-name="Internet_20_link" text:visited-style-name="Visited_20_Internet_20_Link">
vms-rf.jpeg</text:a>
', '<text:a xlink:type="simple" xlink:href="https://armyinform.com.ua/wp-content/uploads/2023/07/358596969_659448662889386_7739176110896276417_n.jpg" text:style-name="Internet_20_link" text:visited-style-name="Visited_20_Internet_20_Link">
358596969_659448662889386_7739176110896276417_n.jpg</text:a>
']</text:p>
      <text:p text:style-name="P4">
标签: ['STOPRUSSIA', 'АГРЕСІЯ РФ', 'ВМС', 'ВТОРГНЕННЯ РФ']</text:p>
      <text:p text:style-name="P4">
类别: News</text:p>
      <!--METADATA-->
      <text:p text:style-name="P4">
<draw:frame draw:style-name="fr1" draw:name="Image268" text:anchor-type="as-char" svg:width="6.9236in" svg:height="4.290974in" draw:z-index="0">
<draw:image xlink:href="../Images/AРМІЯINFORM/2023-07-08T83-00-00-04-00/vms-rf.jpeg" xlink:type="simple" xlink:show="embed" xlink:actuate="onLoad" draw:mime-type="image/jpeg"/>
</draw:frame>
在黑海的战斗中，俄罗斯拥有五艘船，其中包括口径类型的马车导弹。</text:p>
      <text:p text:style-name="P4">
关于它<text:a xlink:type="simple" xlink:href="https://www.facebook.com/navy.mil.gov.ua/posts/pfbid0dh99RSjuJnAx5kwzKikkyc9uHmS9tWv7NxtPYoFe5XPuyDRdzT3aTx5MFGeDK3SPl" text:style-name="Internet_20_link" text:visited-style-name="Visited_20_Internet_20_Link">
报告</text:a>
乌克兰武装部队的海军。</text:p>
      <text:p text:style-name="P4">
阿佐夫海有一艘敌方船，直到地中海 - 多达8艘船，其中一艘碳载体总数总高达16枚导弹。</text:p>
      <text:p text:style-name="P4">
<draw:frame draw:style-name="fr1" draw:name="Image269" text:anchor-type="as-char" svg:width="6.9236in" svg:height="8.6545in" draw:z-index="0">
<draw:image xlink:href="../Images/AРМІЯINFORM/2023-07-08T83-00-00-04-00/358596969_659448662889386_7739176110896276417_n.jpg" xlink:type="simple" xlink:show="embed" xlink:actuate="onLoad" draw:mime-type="image/jpeg"/>
</draw:frame>
<text:span text:style-name="T4">
为了俄罗斯联合会的利益，凯奇 - 元海峡的通过：</text:span>
</text:p>
      <text:p text:style-name="P4">
<text:span text:style-name="T5">
到Azov Sea -6艘船； </text:span>
到黑海 -  16艘船，其中4艘在Bosphorus海峡的方向上移动；</text:p>
      <text:p text:style-name="P4">
俄罗斯联邦还继续违反1974年《保护人类生命的国际公约》。(Solas)通过关闭自动识别系统(AIS)，在亚佐夫海的民用船上。</text:p>
      <text:p text:style-name="P4">
News Source: <text:a xlink:type="simple" xlink:href="https://armyinform.com.ua/2023/07/08/u-chornomu-mori-na-bojovomu-cherguvanni-5-vorozhyh-korabliv/" text:style-name="Internet_20_link" text:visited-style-name="Visited_20_Internet_20_Link">
https://armyinform.com.ua/2023/07/08/u-chornomu-mori-na-bojovomu-cherguvanni-5-vorozhyh-korabliv/</text:a>
</text:p>
      <!--NEWS-->
      <text:h text:style-name="P10" text:outline-level="1">
<text:span text:style-name="T4">
SES单位每天进行216次旅行，以消除敌人炮击的后果</text:span>
</text:h>
      <text:p text:style-name="P4">
作者: ['АРМІЯINFORM']</text:p>
      <text:p text:style-name="P4">
时间: 2023-07-08T84:00:00-04:00</text:p>
      <text:p text:style-name="P4">
描述: DSNS的Pidrodrols已在LiSkvidatsiy Naslidkiv上的7 Lipnya 136 Viyzdiv获得...与乌克兰2022年的战争，乌克兰与乌克兰的最新新闻，与乌克兰2022年的新闻新闻，新闻新闻，与乌克兰和俄罗斯和俄罗斯的战争，以及乌克兰的战争，以及乌克兰的战争，乌克兰在乌克兰的情况将是不久的</text:p>
      <text:p text:style-name="P4">
图片: ['<text:a xlink:type="simple" xlink:href="https://armyinform.com.ua/wp-content/uploads/2022/04/pirotehniky-dsns-kyyivshhyna.jpg" text:style-name="Internet_20_link" text:visited-style-name="Visited_20_Internet_20_Link">
pirotehniky-dsns-kyyivshhyna.jpg</text:a>
']</text:p>
      <text:p text:style-name="P4">
标签: ['STOPRUSSIA', 'АГРЕСІЯ РФ', 'ВТОРГНЕННЯ РФ', 'ДСНС УКРАЇНИ']</text:p>
      <text:p text:style-name="P4">
类别: News</text:p>
      <!--METADATA-->
      <text:p text:style-name="P4">
<draw:frame draw:style-name="fr1" draw:name="Image270" text:anchor-type="as-char" svg:width="6.9236in" svg:height="4.615733in" draw:z-index="0">
<draw:image xlink:href="../Images/AРМІЯINFORM/2023-07-08T84-00-00-04-00/pirotehniky-dsns-kyyivshhyna.jpg" xlink:type="simple" xlink:show="embed" xlink:actuate="onLoad" draw:mime-type="image/jpeg"/>
</draw:frame>
7月7日，SES单位进行了216次旅行，以消除定居点和基础设施的居民炮击。 为53人提供了心理帮助。</text:p>
      <text:p text:style-name="P4">
关于它<text:a xlink:type="simple" xlink:href="https://dsns.gov.ua/uk/news/nadzvicaini-podiyi/operativna-informaciia-dsns-shhodo-naslidkiv-vedennia-boiovix-dii-rosiiskoiu-federacijeiu-211" text:style-name="Internet_20_link" text:visited-style-name="Visited_20_Internet_20_Link">
报告</text:a>
乌克兰国家服务处于紧急情况下。</text:p>
      <text:p text:style-name="P4">
参考，自战争开始以来：</text:p>
      <ul>
        <li>
104,000 327次旅行以消除炮击的后果； * 15,000次淘汰。 187次大火； *拯救了400010人； * 221,000888人提供了心理帮助</li>
      </ul>
      <text:p text:style-name="P4">
News Source: <text:a xlink:type="simple" xlink:href="https://armyinform.com.ua/2023/07/08/pidrozdily-dsns-za-dobu-zdijsnyly-216-vyyizdiv-na-likvidacziyu-naslidkiv-vorozhyh-obstriliv/" text:style-name="Internet_20_link" text:visited-style-name="Visited_20_Internet_20_Link">
https://armyinform.com.ua/2023/07/08/pidrozdily-dsns-za-dobu-zdijsnyly-216-vyyizdiv-na-likvidacziyu-naslidkiv-vorozhyh-obstriliv/</text:a>
</text:p>
      <!--NEWS-->
      <text:h text:style-name="P10" text:outline-level="1">
<text:span text:style-name="T4">
保护基辅从俄罗斯导弹中保护天空的任务几乎是解决的 - 乌克兰国防部长</text:span>
</text:h>
      <text:p text:style-name="P4">
作者: ['АРМІЯINFORM']</text:p>
      <text:p text:style-name="P4">
时间: 2023-07-08T85:00:00-04:00</text:p>
      <text:p text:style-name="P4">
描述: Zavdannya Zahist Heaven of Kiwa Vid Rosiysky导弹Mayge Virishino，Nasyzi Viskovis ...与乌克兰2022年的战争，与乌克兰的最新新闻，与乌克兰的新闻，与乌克兰2022年的新闻战争，今天，乌克兰和俄罗斯和俄罗斯之间的战争将会发生，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3/petriot.jpg" text:style-name="Internet_20_link" text:visited-style-name="Visited_20_Internet_20_Link">
petriot.jpg</text:a>
']</text:p>
      <text:p text:style-name="P4">
标签: ['STOPRUSSIA', 'АГРЕСІЯ РФ', 'ВТОРГНЕННЯ РФ', 'ОЛЕКСІЙ РЕЗНІКОВ', 'ОФІЦІЙНО']</text:p>
      <text:p text:style-name="P4">
类别: News</text:p>
      <!--METADATA-->
      <text:p text:style-name="P4">
<draw:frame draw:style-name="fr1" draw:name="Image271" text:anchor-type="as-char" svg:width="6.9236in" svg:height="3.894525in" draw:z-index="0">
<draw:image xlink:href="../Images/AРМІЯINFORM/2023-07-08T85-00-00-04-00/petriot.jpg" xlink:type="simple" xlink:show="embed" xlink:actuate="onLoad" draw:mime-type="image/jpeg"/>
</draw:frame>
保护基辅侵害俄罗斯导弹的天空的任务几乎已经解决了，现在军方正在努力防止LVIV，Kharkiv，Dnipro，Zaporozhye和Odessa的导弹罢工。</text:p>
      <text:p text:style-name="P4">
关于它，乌克兰国防部长Alexei Reznikov <text:a xlink:type="simple" xlink:href="https://www.facebook.com/reznikovoleksii/posts/pfbid02GpsdiFsKgbGbcnayoaHLsgwAYQyJQYhNd1pJ8V1ZE9ZsgCAZB2teruqXgojBxTeXl" text:style-name="Internet_20_link" text:visited-style-name="Visited_20_Internet_20_Link">
报道</text:a>
在Facebook网络上。</text:p>
      <text:p text:style-name="P4">
“我不相信俄罗斯人会开始解雇和平城市。 因为这显然违背了他们的目的。 因此，最常见的挑战所感知到对我们天空的可靠保护。 在基辅，我们几乎解决了这项任务。 在利沃夫，哈尔基夫，dnipro，Zaporozhye，Odessa-我们不是，但我们工作。”他说。</text:p>
      <text:p text:style-name="P4">
正如部长所强调的那样，他无法想象一个俄罗斯联邦这样大国的人口可能会失去道德，从而使动物降低。 “我们不仅看到在可怕的犯罪中表现出来，而且在俄罗斯与妻子的男人交流儿童时，我们都会听到它的声音。 他们创造了自己。”  - 乌克兰国防部的Glava补充说。</text:p>
      <text:p text:style-name="P4">
根据亚历克西·雷兹尼科夫(Alexei Reznikov)的说法，他第一次惊讶于去年3月的乌比洛鲁斯(Ubilorus)在谈判中，他提供了俄罗斯方面，以捡起一千个散布在乌克兰森林和田野中的被摧毁的士兵。</text:p>
      <text:p text:style-name="P4">
他指出，俄罗斯人不仅放弃了自己的东西 - 他们一个人撒谎，没有损失。</text:p>
      <text:p text:style-name="P4">
根据国防部负责人的说法，要纠正这种道德降级将需要数十年的时间。</text:p>
      <text:p text:style-name="P4">
因此，我们不仅必须从它们中释放我们的土地 - 我们必须使这种邪恶在很长一段时间内不会恢复，而且几代人没有侵略性。”</text:p>
      <text:p text:style-name="P4">
根据500天前的雷兹尼科夫(Reznikov)的说法，没有人会相信乌克兰将成为现在的地步。 “我们每天移动。 这就是为什么要以错误的方式推动的原因。”他补充说。</text:p>
      <text:p text:style-name="P4">
“战后，这将是新的乌克兰。 或者会没有。”他补充说。</text:p>
      <text:p text:style-name="P4">
Alexei Reznikov警告说，乌克兰可以在不久的将来期望多重，因为乌克兰人不仅与一个残酷的敌人作战，而且还选择了世界上的位置和胜利。 他说：“伟大的世界是竞争。”</text:p>
      <text:p text:style-name="P4">
“这将非常困难。 会有压力，会有损失和破坏。 会有挫败感和绝望。 这是正常的，因为测试实际上很大。 我们和平。 确保 - 我们将克服一切，我们将取得成功。 我们有真正的朋友，它的重量很大。”国防部长说。</text:p>
      <text:p text:style-name="P4">
News Source: <text:a xlink:type="simple" xlink:href="https://armyinform.com.ua/2023/07/08/zavdannya-iz-zahystu-neba-kyyeva-vid-rosijskyh-raket-majzhe-vyrishene-ministr-oborony-ukrayiny/" text:style-name="Internet_20_link" text:visited-style-name="Visited_20_Internet_20_Link">
https://armyinform.com.ua/2023/07/08/zavdannya-iz-zahystu-neba-kyyeva-vid-rosijskyh-raket-majzhe-vyrishene-ministr-oborony-ukrayiny/</text:a>
</text:p>
      <!--NEWS-->
      <text:h text:style-name="P10" text:outline-level="1">
<text:span text:style-name="T4">
敌人将基本努力集中在四个方向上</text:span>
</text:h>
      <text:p text:style-name="P4">
作者: ['АРМІЯINFORM']</text:p>
      <text:p text:style-name="P4">
时间: 2023-07-08T86:00:00-04:00</text:p>
      <text:p text:style-name="P4">
描述: 对手Zoseredzhu，Zusillya在Limansky，Bakhmutsky，Avdeskky ...与乌克兰2022年的战争，与乌克兰的最新新闻，今天与乌克兰2022年的新闻战争，今天与乌克兰之间的战争，乌克兰和俄罗斯之间的战争，以及与乌克兰之间的战争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2/04/vtraty-voroga-3.jpg" text:style-name="Internet_20_link" text:visited-style-name="Visited_20_Internet_20_Link">
vtraty-voroga-3.jpg</text:a>
']</text:p>
      <text:p text:style-name="P4">
标签: ['STOPRUSSIA', 'АГРЕСІЯ РФ', 'ВТОРГНЕННЯ РФ', 'ГШ ЗСУ', 'ОПЕРАТИВНА ІНФОРМАЦІЯ']</text:p>
      <text:p text:style-name="P4">
类别: News</text:p>
      <!--METADATA-->
      <text:p text:style-name="P4">
<draw:frame draw:style-name="fr1" draw:name="Image272" text:anchor-type="as-char" svg:width="6.9236in" svg:height="3.80798in" draw:z-index="0">
<draw:image xlink:href="../Images/AРМІЯINFORM/2023-07-08T86-00-00-04-00/vtraty-voroga-3.jpg" xlink:type="simple" xlink:show="embed" xlink:actuate="onLoad" draw:mime-type="image/jpeg"/>
</draw:frame>
<text:span text:style-name="T4">
🔥俄罗斯入侵的情况</text:span>
</text:p>
      <text:p text:style-name="P4">
敌人将重大的努力集中在利曼，巴赫穆特，阿夫迪夫和马里斯基的指示上 - 白天进行了25次战斗。</text:p>
      <text:p text:style-name="P4">
在Facebook上关于它<text:a xlink:type="simple" xlink:href="https://www.facebook.com/GeneralStaff.ua/posts/pfbid02EaFvSdZmWoUP9eBTrQiSLJTemktF3njBBP5GDR6JBeXBRn8kubGZMPpEgvvLHrYbl" text:style-name="Internet_20_link" text:visited-style-name="Visited_20_Internet_20_Link">
报告</text:a>
乌克兰武装部队的总参谋部。</text:p>
      <text:p text:style-name="P4">
“在马林斯卡亚的指示下，在炮兵的敌人大火下，我们的捍卫者反映了在马林卡地区的所有敌对袭击。 敌人是由Krasnogorivka附近的航空和尚和Donetsk地区的Novomikhailivka造成的。 邮件写道：“定居点Georgiyivka，Elizabeth，Krasnogorivka，Oleksandropol，Marinka和Katerynivka的定居点。”</text:p>
      <text:p text:style-name="P4">
News Source: <text:a xlink:type="simple" xlink:href="https://armyinform.com.ua/2023/07/08/vorog-zoseredzhuye-osnovni-zusyllya-na-chotyroh-napryamkah/" text:style-name="Internet_20_link" text:visited-style-name="Visited_20_Internet_20_Link">
https://armyinform.com.ua/2023/07/08/vorog-zoseredzhuye-osnovni-zusyllya-na-chotyroh-napryamkah/</text:a>
</text:p>
      <!--NEWS-->
      <text:h text:style-name="P10" text:outline-level="1">
<text:span text:style-name="T4">
德国向乌克兰提供了另一批援助</text:span>
</text:h>
      <text:p text:style-name="P4">
作者: ['АРМІЯINFORM']</text:p>
      <text:p text:style-name="P4">
时间: 2023-07-08T87:00:00-04:00</text:p>
      <text:p text:style-name="P4">
描述: 尼米奇纳（Nimechina）移交给了乌克兰杜普（Ukrainian Duphum），前往柴戈夫（Chergovs），关于SVO的持续...与乌克兰2022年的战争，与乌克兰的最新新闻，今天与乌克兰的新闻战争，与乌克兰2022年最后一次，将在今天，乌克兰之间会有一场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7/358668420_619428330370249_155677324551053414_n.jpg" text:style-name="Internet_20_link" text:visited-style-name="Visited_20_Internet_20_Link">
358668420_619428330370249_155677324551053414_n.jpg</text:a>
', '<text:a xlink:type="simple" xlink:href="https://armyinform.com.ua/wp-content/uploads/2023/07/358421856_619428237036925_2270619136512681669_n-150x150.jpg" text:style-name="Internet_20_link" text:visited-style-name="Visited_20_Internet_20_Link">
358421856_619428237036925_2270619136512681669_n-150x150.jpg</text:a>
', '<text:a xlink:type="simple" xlink:href="https://armyinform.com.ua/wp-content/uploads/2023/07/357818261_619428210370261_4707281035861712261_n-150x150.jpg" text:style-name="Internet_20_link" text:visited-style-name="Visited_20_Internet_20_Link">
357818261_619428210370261_4707281035861712261_n-150x150.jpg</text:a>
']</text:p>
      <text:p text:style-name="P4">
标签: ['BUNDESREGIERUNG', 'STOPRUSSIA', 'АГРЕСІЯ РФ', 'ВІЙНА', 'ВТОРГНЕННЯ РФ', 'ГШ ЗСУ', 'НІМЕЧЧИНА']</text:p>
      <text:p text:style-name="P4">
类别: News</text:p>
      <!--METADATA-->
      <text:p text:style-name="P4">
<draw:frame draw:style-name="fr1" draw:name="Image273" text:anchor-type="as-char" svg:width="6.9236in" svg:height="3.894525in" draw:z-index="0">
<draw:image xlink:href="../Images/AРМІЯINFORM/2023-07-08T87-00-00-04-00/358668420_619428330370249_155677324551053414_n.jpg" xlink:type="simple" xlink:show="embed" xlink:actuate="onLoad" draw:mime-type="image/jpeg"/>
</draw:frame>
德国已将下一个聚会移交给乌克兰，这证明了(https://www.facebook.com/Bundesregierung)2023年7月7日，关于它<text:a xlink:type="simple" xlink:href="https://www.facebook.com/GeneralStaff.ua/posts/pfbid0E5D65whszrJMSXEw49AZUgehuUdwFEwErmCjSkohFRfY9xLaS6jJayWJey53F36Ql" text:style-name="Internet_20_link" text:visited-style-name="Visited_20_Internet_20_Link">
报告</text:a>
武装部队的HSC。</text:p>
      <text:p text:style-name="P4">
<text:span text:style-name="T4">
在上周，德国提供了乌克兰：</text:span>
</text:p>
      <text:p text:style-name="P4">
<text:span text:style-name="T4">
<text:span text:style-name="T5">
 1桥(之前：3)</text:span>
</text:span>
<text:span text:style-name="T4">
 1工程师装甲机dachs<text:span text:style-name="T5">
(之前：4)</text:span>
</text:span>
<text:span text:style-name="T4">
 2 Bridge Tanks Beaver<text:span text:style-name="T5">
(前：)</text:span>
</text:span>
<text:span text:style-name="T4">
 3无线电干扰工具<text:span text:style-name="T5">
(之前：7)<text:span text:style-name="T5">
!(之前：55)</text:span>
* </text:span>
</text:span>
 6萨德尔拖拉机8×8 Hx81(之前：25)<text:span text:style-name="T4">
 </text:span>
<text:span text:style-name="T5">
 3个半教器(之前：20).</text:span>
*</text:p>
      <text:p text:style-name="P4">
Федеральний Уряд Німеччини підтримує українських військових у тіснійкоординації зі своїми партнерами та союзниками. Цей список містить оглядлетальної та нелетальної військової підтримки України Німеччиною. Він включаєпоставки з Бундесверу, а також поставки з німецької промисловості, щофінансуються з фондів Федерального Уряду Німеччини для так званого розвиткупотенціалу безпеки.</text:p>
      <text:p text:style-name="P4">
<text:a xlink:type="simple" xlink:href="https://armyinform.com.ua/wp-content/uploads/2023/07/358421856_619428237036925_2270619136512681669_n.jpg" text:style-name="Internet_20_link" text:visited-style-name="Visited_20_Internet_20_Link">
<draw:frame draw:style-name="fr1" draw:name="Image274" text:anchor-type="as-char" svg:width="6.9236in" svg:height="6.9236in" draw:z-index="0">
<draw:image xlink:href="../Images/AРМІЯINFORM/2023-07-08T87-00-00-04-00/358421856_619428237036925_2270619136512681669_n-150x150.jpg" xlink:type="simple" xlink:show="embed" xlink:actuate="onLoad" draw:mime-type="image/jpeg"/>
</draw:frame>
</text:a>
</text:p>
      <text:p text:style-name="P4">
<text:a xlink:type="simple" xlink:href="https://armyinform.com.ua/wp-content/uploads/2023/07/357818261_619428210370261_4707281035861712261_n.jpg" text:style-name="Internet_20_link" text:visited-style-name="Visited_20_Internet_20_Link">
<draw:frame draw:style-name="fr1" draw:name="Image275" text:anchor-type="as-char" svg:width="6.9236in" svg:height="6.9236in" draw:z-index="0">
<draw:image xlink:href="../Images/AРМІЯINFORM/2023-07-08T87-00-00-04-00/357818261_619428210370261_4707281035861712261_n-150x150.jpg" xlink:type="simple" xlink:show="embed" xlink:actuate="onLoad" draw:mime-type="image/jpeg"/>
</draw:frame>
</text:a>
为安全建筑筹集资金为2023年的22亿苔丝(2022年20亿欧元后). Кошти мають бутиспрямовані найперше на підтримку України. Водночас вони будуть використані дляфінансування збільшених обов’язкових внесків Німеччини до Європейського фондумиру (EPF)这反过来又将资金指导给欧盟成员国，同时为他们提供支持乌克兰的支持。</text:p>
      <text:p text:style-name="P4">
来自行业储备的供应由德国资金资助，以提高安全潜力。 一些供应需要现代化，存储生产，并正在进行教育活动。</text:p>
      <text:p text:style-name="P4">
News Source: <text:a xlink:type="simple" xlink:href="https://armyinform.com.ua/2023/07/08/nimechchyna-peredala-ukrayini-chergovu-partiyu-dopomogy-dlya-frontu-2/" text:style-name="Internet_20_link" text:visited-style-name="Visited_20_Internet_20_Link">
https://armyinform.com.ua/2023/07/08/nimechchyna-peredala-ukrayini-chergovu-partiyu-dopomogy-dlya-frontu-2/</text:a>
</text:p>
      <!--NEWS-->
      <text:h text:style-name="P10" text:outline-level="1">
<text:span text:style-name="T4">
我们每天的航空在敌对的位置上取得了7次跳动</text:span>
</text:h>
      <text:p text:style-name="P4">
作者: ['АРМІЯINFORM']</text:p>
      <text:p text:style-name="P4">
时间: 2023-07-08T88:00:00-04:00</text:p>
      <text:p text:style-name="P4">
描述: DOB的AVISAATSIA国防军在特殊仓库的Zserdzhennya地区进行了7杆...与乌克兰2022年的战争，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2/ukrayinska-aviacziya.jpg" text:style-name="Internet_20_link" text:visited-style-name="Visited_20_Internet_20_Link">
ukrayinska-aviacziya.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276" text:anchor-type="as-char" svg:width="6.9236in" svg:height="4.615733in" draw:z-index="0">
<draw:image xlink:href="../Images/AРМІЯINFORM/2023-07-08T88-00-00-04-00/ukrayinska-aviacziya.jpg" xlink:type="simple" xlink:show="embed" xlink:actuate="onLoad" draw:mime-type="image/jpeg"/>
</draw:frame>
说明性照片<text:span text:style-name="T4">
🔥俄罗斯入侵的情况</text:span>
</text:p>
      <text:p text:style-name="P4">
国防军航空在敌人人员集中的领域中打出了7次。</text:p>
      <text:p text:style-name="P4">
在Facebook上关于它<text:a xlink:type="simple" xlink:href="https://www.facebook.com/GeneralStaff.ua/posts/pfbid02EaFvSdZmWoUP9eBTrQiSLJTemktF3njBBP5GDR6JBeXBRn8kubGZMPpEgvvLHrYbl" text:style-name="Internet_20_link" text:visited-style-name="Visited_20_Internet_20_Link">
报告</text:a>
乌克兰武装部队的总参谋部。</text:p>
      <text:p text:style-name="P4">
白天，火箭部队和炮兵的单位被11炮兵击中，以发射姿势，1个弹药组成，3种防空手段和2个敌人的电子战场。</text:p>
      <text:p text:style-name="P4">
News Source: <text:a xlink:type="simple" xlink:href="https://armyinform.com.ua/2023/07/08/nasha-aviacziya-za-dobu-zavdala-7-udariv-po-vorozhyh-pozycziyah/" text:style-name="Internet_20_link" text:visited-style-name="Visited_20_Internet_20_Link">
https://armyinform.com.ua/2023/07/08/nasha-aviacziya-za-dobu-zavdala-7-udariv-po-vorozhyh-pozycziyah/</text:a>
</text:p>
      <!--NEWS-->
      <text:h text:style-name="P10" text:outline-level="1">
<text:span text:style-name="T4">
来自土耳其，马里波尔捍卫者的指挥官 - 沃迪米尔·泽伦斯基（Volodymyr Zelenskyy）返回家园</text:span>
</text:h>
      <text:p text:style-name="P4">
作者: ['АРМІЯINFORM']</text:p>
      <text:p text:style-name="P4">
时间: 2023-07-08T89:00:00-04:00</text:p>
      <text:p text:style-name="P4">
描述: 乌克兰求助于乌克兰乌克兰的乌克兰人Visysikovikh，Yaki在那里超越了...与乌克兰2022年的战争，与乌克兰的最新新闻战争，今天与乌克兰2022年的新闻战争，今天将在乌克兰和俄罗斯和俄罗斯之间发生战争，当这将是不久的</text:p>
      <text:p text:style-name="P4">
图片: ['<text:a xlink:type="simple" xlink:href="https://armyinform.com.ua/wp-content/uploads/2022/09/zahid-na-pidtrymku-zahysnykiv-azovstali-5.jpg" text:style-name="Internet_20_link" text:visited-style-name="Visited_20_Internet_20_Link">
zahid-na-pidtrymku-zahysnykiv-azovstali-5.jpg</text:a>
']</text:p>
      <text:p text:style-name="P4">
标签: ['STOPRUSSIA', 'АГРЕСІЯ РФ', 'ВОЛОДИМИР ЗЕЛЕНСЬКИЙ', 'ВТОРГНЕННЯ РФ']</text:p>
      <text:p text:style-name="P4">
类别: News</text:p>
      <!--METADATA-->
      <text:p text:style-name="P4">
<draw:frame draw:style-name="fr1" draw:name="Image277" text:anchor-type="as-char" svg:width="6.9236in" svg:height="4.623107in" draw:z-index="0">
<draw:image xlink:href="../Images/AРМІЯINFORM/2023-07-08T89-00-00-04-00/zahid-na-pidtrymku-zahysnykiv-azovstali-5.jpg" xlink:type="simple" xlink:show="embed" xlink:actuate="onLoad" draw:mime-type="image/jpeg"/>
</draw:frame>
乌克兰从土耳其返回阿佐夫斯塔尔(Azovstal)的乌克兰士兵，后者在俄罗斯被囚禁后重新解释了那里。</text:p>
      <text:p text:style-name="P4">
关于它<text:a xlink:type="simple" xlink:href="https://www.facebook.com/zelenskiy.official/videos/1275039893400273/" text:style-name="Internet_20_link" text:visited-style-name="Visited_20_Internet_20_Link">
报告</text:a>
乌克兰Volodymyr Zelenskyy总裁。</text:p>
      <text:p text:style-name="P4">
它是关于Denis Prokopenko，Svyatoslav Palamar，Sergey Volynsky，Oleghamenko和Denis Sleg。</text:p>
      <text:p text:style-name="P4">
News Source: <text:a xlink:type="simple" xlink:href="https://armyinform.com.ua/2023/07/08/z-turechchyny-dodomu-povertayutsya-komandyry-zahysnykiv-mariupolya-volodymyr-zelenskyj/" text:style-name="Internet_20_link" text:visited-style-name="Visited_20_Internet_20_Link">
https://armyinform.com.ua/2023/07/08/z-turechchyny-dodomu-povertayutsya-komandyry-zahysnykiv-mariupolya-volodymyr-zelenskyj/</text:a>
</text:p>
      <!--NEWS-->
      <text:h text:style-name="P10" text:outline-level="1">
<text:span text:style-name="T4">
敌人向苏米地区的六个社区开火，共有54起爆炸</text:span>
</text:h>
      <text:p text:style-name="P4">
作者: Ukrinform (Person)</text:p>
      <text:p text:style-name="P4">
出版商: Укринформ (Organization)</text:p>
      <text:p text:style-name="P4">
出版时间: 2023-07-08T8:45:00+03:00</text:p>
      <text:p text:style-name="P4">
修改时间: 2023-07-08T22:45:00+03:00</text:p>
      <text:p text:style-name="P4">
描述: 今天，俄罗斯入侵者对Sumy地区边界进行了11次炮击，记录了54起爆炸。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ибух', 'Війна з Росією']</text:p>
      <text:p text:style-name="P4">
类型: Article</text:p>
      <!--METADATA-->
      <text:p text:style-name="P4">
<draw:frame draw:style-name="fr1" draw:name="Image278" text:anchor-type="as-char" svg:width="6.9236in" svg:height="3.956343in" draw:z-index="0">
<draw:image xlink:href="../Images/yкринформ/2023-07-08T8-45-00-03-00/630_360_1479558145-5682.jpg" xlink:type="simple" xlink:show="embed" xlink:actuate="onLoad" draw:mime-type="image/jpeg"/>
</draw:frame>
白天，俄罗斯入侵者对边境地区进行了11次炮击，记录了54起爆炸。</text:p>
      <text:p text:style-name="P4">
根据乌克林福姆的说法，<text:a xlink:type="simple" xlink:href="https://t.me/s/Sumy_news_ODA" text:style-name="Internet_20_link" text:visited-style-name="Visited_20_Internet_20_Link">
电报</text:a>
。</text:p>
      <text:p text:style-name="P4">
Belopilsk，Novoslobidskaya，Putivl，Krasnopil，Seredi-Budsk和Esman Communities遭受了炮击。</text:p>
      <text:p text:style-name="P4">
在Belopil社区，敌人从炮兵和迫击炮中击败(在这两种情况下，都有11次爆炸).</text:p>
      <text:p text:style-name="P4">
Територію Новослобідської громади росіяни обстріляли з гелікоптеранекерованими авіаційними ракетами. Зафіксовано шість вибухів.</text:p>
      <text:p text:style-name="P4">
Путивльська громада зазнала мінометного обстрілу (两次爆炸).</text:p>
      <text:p text:style-name="P4">
<text:span text:style-name="T4">
Читайте також:</text:span>
 <text:a xlink:type="simple" xlink:href="https://www.ukrinform.ua/rubric-ato/3732997-rosiani-za-den-18-raziv-obstrilali-prikordonna-sumsini-poskodzena-lep.html" text:style-name="Internet_20_link" text:visited-style-name="Visited_20_Internet_20_Link">
 Росіяни за день 18 разів обстріляли прикордоння<text:span text:style-name="T4">
Сумщин</text:span>
 и, пошкоджена ЛЕП </text:a>
在Krasnopil社区中，俄罗斯人击中了迫击炮和炮兵(五岛<text:a xlink:type="simple" xlink:href="https://www.ukrinform.ua/tag-vibuh" text:style-name="Internet_20_link" text:visited-style-name="Visited_20_Internet_20_Link">
爆炸</text:a>
根据).</text:p>
      <text:p text:style-name="P4">
Середино-Будську громаду агресори обстріляли з артилерії (五次爆炸).</text:p>
      <text:p text:style-name="P4">
На територію Есманської громади ворог скинув з БПЛА три вибухові пристрої типуВОГ, унаслідок чого пошкоджено приватний будинок.</text:p>
      <text:p text:style-name="P4">
<text:span text:style-name="T4">
Читайте також:</text:span>
 <text:a xlink:type="simple" xlink:href="https://www.ukrinform.ua/rubric-ato/3732139-rosiani-vnoci-obstrilali-z-minometiv-tri-gromadi-na-sumsini.html" text:style-name="Internet_20_link" text:visited-style-name="Visited_20_Internet_20_Link">
 Росіяни вночі обстріляли з мінометів три громади наСумщині </text:a>
据乌克林福姆报道，俄罗斯军队在Chernihiv Tasum地区的边界地区发射了15次纤薄武器的最后一天，记录了119起爆炸。</text:p>
      <text:p text:style-name="P4">
News Source: <text:a xlink:type="simple" xlink:href="https://www.ukrinform.ua/rubric-ato/3733324-vorog-obstriliv-sist-gromad-sumsini-zagalom-54-vibuhi.html" text:style-name="Internet_20_link" text:visited-style-name="Visited_20_Internet_20_Link">
https://www.ukrinform.ua/rubric-ato/3733324-vorog-obstriliv-sist-gromad-sumsini-zagalom-54-vibuhi.html</text:a>
</text:p>
      <!--NEWS-->
      <text:h text:style-name="P10" text:outline-level="1">
<text:span text:style-name="T4">
自战争开始以来，俄罗斯军队在乌克兰犯下了近8.5万次刑事罪行</text:span>
</text:h>
      <text:p text:style-name="P4">
作者: ['АРМІЯINFORM']</text:p>
      <text:p text:style-name="P4">
时间: 2023-07-08T90:00:00-04:00</text:p>
      <text:p text:style-name="P4">
描述: 罗莎（Rosa）在乌克兰国家国家政治上的大规模入侵的丘比特（Rosa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4/okupanty-na-donechchyni.-ilyustratyvne-foto.jpg" text:style-name="Internet_20_link" text:visited-style-name="Visited_20_Internet_20_Link">
okupanty-na-donechchyni.-ilyustratyvne-foto.jpg</text:a>
', '<text:a xlink:type="simple" xlink:href="https://armyinform.com.ua/wp-content/uploads/2023/07/thumb_101378_800_600_0_0_auto.png" text:style-name="Internet_20_link" text:visited-style-name="Visited_20_Internet_20_Link">
thumb_101378_800_600_0_0_auto.png</text:a>
']</text:p>
      <text:p text:style-name="P4">
标签: ['STOPRUSSIA', 'АГРЕСІЯ РФ', 'ВТОРГНЕННЯ РФ', 'НАЦПОЛІЦІЯ']</text:p>
      <text:p text:style-name="P4">
类别: News</text:p>
      <!--METADATA-->
      <text:p text:style-name="P4">
<draw:frame draw:style-name="fr1" draw:name="Image279" text:anchor-type="as-char" svg:width="6.9236in" svg:height="4.615733in" draw:z-index="0">
<draw:image xlink:href="../Images/AРМІЯINFORM/2023-07-08T90-00-00-04-00/okupanty-na-donechchyni.-ilyustratyvne-foto.jpg" xlink:type="simple" xlink:show="embed" xlink:actuate="onLoad" draw:mime-type="image/jpeg"/>
</draw:frame>
顿涅茨克地区的入侵者。 说明性照片</text:p>
      <text:p text:style-name="P4">
自从大规模入侵俄罗斯进入乌克兰以来，有85 445次刑事诉讼已开始对乌克兰国家警察的调查人员进行有关俄罗斯联邦武装部队及其武装部队及其乌克兰领土的事实的调查员同伙。</text:p>
      <text:p text:style-name="P4">
关于它<text:a xlink:type="simple" xlink:href="https://www.npu.gov.ua/news/zlochyny-vchyneni-viiskovymy-rf-pid-chas-povnomasshtabnoho-vtorhnennia-v-ukrainu-stanom-na-08072023" text:style-name="Internet_20_link" text:visited-style-name="Visited_20_Internet_20_Link">
报告</text:a>
乌克兰国家警察。</text:p>
      <text:p text:style-name="P4">
<draw:frame draw:style-name="fr1" draw:name="Image280" text:anchor-type="as-char" svg:width="6.9236in" svg:height="4.058961in" draw:z-index="0">
<draw:image xlink:href="../Images/AРМІЯINFORM/2023-07-08T90-00-00-04-00/thumb_101378_800_600_0_0_auto.png" xlink:type="simple" xlink:show="embed" xlink:actuate="onLoad" draw:mime-type="image/png"/>
</draw:frame>
<text:span text:style-name="T4">
：</text:span>
</text:p>
      <ul>
        <li>
72 934-在艺术下。 乌克兰《刑法》的438(违反战争的法律和习俗)<text:span text:style-name="T5">
 9 209-在艺术下。 《乌克兰刑法》 110(侵占乌克兰的领土完整性和完整性)</text:span>
 3 029-在艺术下。 乌克兰刑法的111-1(合作)* 170-在艺术下。 《乌克兰刑法》 111(叛国罪)ETC。</li>
      </ul>
      <text:p text:style-name="P4">
News Source: <text:a xlink:type="simple" xlink:href="https://armyinform.com.ua/2023/07/08/z-pochatku-shyrokomasshtabnogo-vtorgnennya-armiya-rf-vchynyla-v-ukrayini-majzhe-85-tysyach-kryminalnyh-zlochyniv/" text:style-name="Internet_20_link" text:visited-style-name="Visited_20_Internet_20_Link">
https://armyinform.com.ua/2023/07/08/z-pochatku-shyrokomasshtabnogo-vtorgnennya-armiya-rf-vchynyla-v-ukrayini-majzhe-85-tysyach-kryminalnyh-zlochyniv/</text:a>
</text:p>
      <!--NEWS-->
      <text:h text:style-name="P10" text:outline-level="1">
<text:span text:style-name="T4">
500天的全层战争。 和一天的弱点 -  Volodymyr Zelenskyy</text:span>
</text:h>
      <text:p text:style-name="P4">
作者: ['АРМІЯINFORM']</text:p>
      <text:p text:style-name="P4">
时间: 2023-07-08T91:00:00-04:00</text:p>
      <text:p text:style-name="P4">
描述: 500 Dight Veini。 我buydnoye protekosti day，关于戈洛迪米尔的奉献呢？他们说，在2022年是否在不久的将来与乌克兰战争，他们说，与乌克兰的战争，今天的乌克兰新闻，乌克兰的新闻，乌克兰媒体在俄罗斯的媒体</text:p>
      <text:p text:style-name="P4">
图片: []</text:p>
      <text:p text:style-name="P4">
标签: ['STOPRUSSIA', 'АГРЕСІЯ РФ', 'ВІЙНА', 'ВОЛОДИМИР ЗЕЛЕНСЬКИЙ', 'ВТОРГНЕННЯ РФ', 'ОФІС ПРЕЗИДЕНТА УКРАЇНИ']</text:p>
      <text:p text:style-name="P4">
类别: News</text:p>
      <!--METADATA-->
      <text:p text:style-name="P4">
500天的全层战争。 和一天的弱点，关于它<text:a xlink:type="simple" xlink:href="https://www.facebook.com/zelenskiy.official/videos/140091249069712/" text:style-name="Internet_20_link" text:visited-style-name="Visited_20_Internet_20_Link">
报告</text:a>
Volodymyr Zelensky在他的官方页面上的社交网络Facebook上。</text:p>
      <text:p text:style-name="P4">
我感谢任何为乌克兰的自由和独立而战斗的人。</text:p>
      <text:p text:style-name="P4">
News Source: <text:a xlink:type="simple" xlink:href="https://armyinform.com.ua/2023/07/08/dyakuyu-vsim-hto-b%ca%bcyetsya-zarady-svobody-ta-nezalezhnosti-ukrayiny-volodymyr-zelenskyj/" text:style-name="Internet_20_link" text:visited-style-name="Visited_20_Internet_20_Link">
https://armyinform.com.ua/2023/07/08/dyakuyu-vsim-hto-b%ca%bcyetsya-zarady-svobody-ta-nezalezhnosti-ukrayiny-volodymyr-zelenskyj/</text:a>
</text:p>
      <!--NEWS-->
      <text:h text:style-name="P10" text:outline-level="1">
<text:span text:style-name="T4">
Destanders展示了战斗协调如何进行</text:span>
</text:h>
      <text:p text:style-name="P4">
作者: ['АРМІЯINFORM']</text:p>
      <text:p text:style-name="P4">
时间: 2023-07-08T92:00:00-04:00</text:p>
      <text:p text:style-name="P4">
描述: Nakrikinz，《捕获学员基本的Pidogovka Cadet的皮肤课程》 ...与乌克兰2022年的战争，与乌克兰的最新新闻，今天与乌克兰的新闻，今天与乌克兰的新闻战争，今天上次与乌克兰的新闻战争，乌克兰和俄罗斯之间以及俄罗斯和俄罗斯之间的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1/11/1280px-beret_koloru_marun.jpg" text:style-name="Internet_20_link" text:visited-style-name="Visited_20_Internet_20_Link">
1280px-beret_koloru_marun.jpg</text:a>
']</text:p>
      <text:p text:style-name="P4">
标签: ['STOPRUSSIA', 'АГРЕСІЯ РФ', 'ВТОРГНЕННЯ РФ', 'ДШВ']</text:p>
      <text:p text:style-name="P4">
类别: News</text:p>
      <!--METADATA-->
      <text:p text:style-name="P4">
<draw:frame draw:style-name="fr1" draw:name="Image281" text:anchor-type="as-char" svg:width="6.9236in" svg:height="4.615733in" draw:z-index="0">
<draw:image xlink:href="../Images/AРМІЯINFORM/2023-07-08T92-00-00-04-00/1280px-beret_koloru_marun.jpg" xlink:type="simple" xlink:show="embed" xlink:actuate="onLoad" draw:mime-type="image/jpeg"/>
</draw:frame>
在每个基本的通用军事培训课程结束时，在为期3天的现场退出期间，学员将使用所有知识和技能。</text:p>
      <text:p text:style-name="P4">
关于它<text:a xlink:type="simple" xlink:href="https://www.facebook.com/uaairborne/videos/786531252945391/" text:style-name="Internet_20_link" text:visited-style-name="Visited_20_Internet_20_Link">
报告</text:a>
乌克兰空军指挥的公共关系服务。</text:p>
      <text:p text:style-name="P4">
“在警报上升后的第一天，通过战术和工程培训和战术医学的实际锻炼，包括克服水性干扰，战斗位置，遵守火灾训练和遵守火灾和战术医学的实际锻炼，将军人放入集中的教学法。通讯员。</text:p>
      <text:p text:style-name="P4">
第二天，制定了对敌人的攻势，并在晚上在夜间通过游行的表演清洁沟渠。 在第三天，在空袭期间，在DRG的攻势反映室内安全的组成中，他将在信息中。</text:p>
      <text:p text:style-name="P4">
News Source: <text:a xlink:type="simple" xlink:href="https://armyinform.com.ua/2023/07/08/voyiny-desantnyky-pokazaly-yak-prohodyat-bojove-zlagodzhennya/" text:style-name="Internet_20_link" text:visited-style-name="Visited_20_Internet_20_Link">
https://armyinform.com.ua/2023/07/08/voyiny-desantnyky-pokazaly-yak-prohodyat-bojove-zlagodzhennya/</text:a>
</text:p>
      <!--NEWS-->
      <text:h text:style-name="P10" text:outline-level="1">
<text:span text:style-name="T4">
乌克兰士兵继续朝着Melitopol和Berdyansk的方向攻击</text:span>
</text:h>
      <text:p text:style-name="P4">
作者: ['АРМІЯINFORM']</text:p>
      <text:p text:style-name="P4">
时间: 2023-07-08T93:00:00-04:00</text:p>
      <text:p text:style-name="P4">
描述: 乌克兰辩护的能力是对梅利托波尔斯基的袭击的领导……与乌克兰2022的战争，与乌克兰的战争是今天的最新消息，今天与乌克兰2022年的战争今天上次，会有一场战争他们说，在乌克兰和俄罗斯之间以及与乌克兰的战争将在2022年与乌克兰的战争之间</text:p>
      <text:p text:style-name="P4">
图片: ['<text:a xlink:type="simple" xlink:href="https://armyinform.com.ua/wp-content/uploads/2023/07/ukraine-tests-new-bogdana-truck-mounted-artillery-3.jpg" text:style-name="Internet_20_link" text:visited-style-name="Visited_20_Internet_20_Link">
ukraine-tests-new-bogdana-truck-mounted-artillery-3.jpg</text:a>
']</text:p>
      <text:p text:style-name="P4">
标签: ['STOPRUSSIA', 'АГРЕСІЯ РФ', 'ВТОРГНЕННЯ РФ', 'ГШ ЗСУ', 'ОПЕРАТИВНА ІНФОРМАЦІЯ']</text:p>
      <text:p text:style-name="P4">
类别: News</text:p>
      <!--METADATA-->
      <text:p text:style-name="P4">
<draw:frame draw:style-name="fr1" draw:name="Image282" text:anchor-type="as-char" svg:width="6.9236in" svg:height="4.596485in" draw:z-index="0">
<draw:image xlink:href="../Images/AРМІЯINFORM/2023-07-08T93-00-00-04-00/ukraine-tests-new-bogdana-truck-mounted-artillery-3.jpg" xlink:type="simple" xlink:show="embed" xlink:actuate="onLoad" draw:mime-type="image/jpeg"/>
</draw:frame>
说明性照片<text:span text:style-name="T4">
🔥俄罗斯入侵的情况</text:span>
</text:p>
      <text:p text:style-name="P4">
乌克兰的防御力量继续进行肿瘤和伯迪斯克指示的进攻行动，以取得成就为由，并采取了反合斗争的措施。</text:p>
      <text:p text:style-name="P4">
在Facebook上关于它<text:a xlink:type="simple" xlink:href="https://www.facebook.com/GeneralStaff.ua/posts/pfbid02EaFvSdZmWoUP9eBTrQiSLJTemktF3njBBP5GDR6JBeXBRn8kubGZMPpEgvvLHrYbl" text:style-name="Internet_20_link" text:visited-style-name="Visited_20_Internet_20_Link">
报告</text:a>
乌克兰武装部队的总参谋部。</text:p>
      <text:p text:style-name="P4">
“在Zaporizhhya和Kherson的指示中，敌人将主要资产集中在防止我们部队的进一步前进上。 他在哥萨克·赫森地区击中了飞机秤。 对20个定居点进行了炮击，包括Novodarivka，Levadne，Malynivka，Gulyaypole，Zaporizhzhya地区； 演讲写道，Havrylivka，Antonovka，Kherson地区的黄金梁，Kherson和Mykolaiv地区的Ivanivka和Ochakov市。”演讲写道。</text:p>
      <text:p text:style-name="P4">
News Source: <text:a xlink:type="simple" xlink:href="https://armyinform.com.ua/2023/07/08/ukrayinski-voyiny-prodovzhuyut-nastupalnu-operacziyu-v-napryamku-melitopolya-ta-berdyanska/" text:style-name="Internet_20_link" text:visited-style-name="Visited_20_Internet_20_Link">
https://armyinform.com.ua/2023/07/08/ukrayinski-voyiny-prodovzhuyut-nastupalnu-operacziyu-v-napryamku-melitopolya-ta-berdyanska/</text:a>
</text:p>
      <!--NEWS-->
      <text:h text:style-name="P10" text:outline-level="1">
<text:span text:style-name="T4">
伪造的伪造被拘留，通过敌人的信息有关Kharkiv的情况</text:span>
</text:h>
      <text:p text:style-name="P4">
作者: ['АРМІЯINFORM']</text:p>
      <text:p text:style-name="P4">
时间: 2023-07-08T94:00:00-04:00</text:p>
      <text:p text:style-name="P4">
描述: 在供应供应的KVIT摇滚乐中，kerivnitva kharkivskiy oblast检察官...与乌克兰2022年的战争，与乌克兰的最新新闻，今天与乌克兰的新闻战争，今天与乌克兰2022年的新闻战争，今天将在乌克兰和俄罗斯之间发生战争他们说，乌克兰在2022年将是与乌克兰的战争</text:p>
      <text:p text:style-name="P4">
图片: ['<text:a xlink:type="simple" xlink:href="https://armyinform.com.ua/wp-content/uploads/2023/07/357584172_670648111764692_7345212181672307412_n.jpg" text:style-name="Internet_20_link" text:visited-style-name="Visited_20_Internet_20_Link">
357584172_670648111764692_7345212181672307412_n.jpg</text:a>
', '<text:a xlink:type="simple" xlink:href="https://armyinform.com.ua/wp-content/uploads/2023/07/355123096_670648161764687_4165124145828798352_n-150x150.jpg" text:style-name="Internet_20_link" text:visited-style-name="Visited_20_Internet_20_Link">
355123096_670648161764687_4165124145828798352_n-150x150.jpg</text:a>
', '<text:a xlink:type="simple" xlink:href="https://armyinform.com.ua/wp-content/uploads/2023/07/357143227_670648118431358_6609941451581194511_n-150x150.jpg" text:style-name="Internet_20_link" text:visited-style-name="Visited_20_Internet_20_Link">
357143227_670648118431358_6609941451581194511_n-150x150.jpg</text:a>
', '<text:a xlink:type="simple" xlink:href="https://armyinform.com.ua/wp-content/uploads/2023/07/355698829_670648175098019_7887441541282401198_n-150x150.jpg" text:style-name="Internet_20_link" text:visited-style-name="Visited_20_Internet_20_Link">
355698829_670648175098019_7887441541282401198_n-150x150.jpg</text:a>
']</text:p>
      <text:p text:style-name="P4">
标签: ['STOPRUSSIA', 'АГРЕСІЯ РФ', 'ВТОРГНЕННЯ РФ', 'КОЛАБОРАНТ']</text:p>
      <text:p text:style-name="P4">
类别: News</text:p>
      <!--METADATA-->
      <text:p text:style-name="P4">
<draw:frame draw:style-name="fr1" draw:name="Image283" text:anchor-type="as-char" svg:width="6.9236in" svg:height="4.863829in" draw:z-index="0">
<draw:image xlink:href="../Images/AРМІЯINFORM/2023-07-08T94-00-00-04-00/357584172_670648111764692_7345212181672307412_n.jpg" xlink:type="simple" xlink:show="embed" xlink:actuate="onLoad" draw:mime-type="image/jpeg"/>
</draw:frame>
今年4月，在哈尔基夫地区检察官办公室的程序领导下，公民被告知缺席涉嫌合作活动(艺术第7部分。 乌克兰刑法的111-1). А 7 липня правоохоронці на підставіухвали слідчого судді затримали його у Харкові.</text:p>
      <text:p text:style-name="P4">
Про це<text:a xlink:type="simple" xlink:href="https://www.facebook.com/pgo.gov.ua/posts/pfbid02TLhgRV2e29s5rSpKgA9hsMqSzMGoL8cqvTpuF36ZKkMyyKiGfFh7gH3KWJpBro72l" text:style-name="Internet_20_link" text:visited-style-name="Visited_20_Internet_20_Link">
повідомляє</text:a>
检察长办公室。</text:p>
      <text:p text:style-name="P4">
根据调查，在库珀扬斯克占领期间，当地居民决定在俄罗斯联邦代表的指导下建立执法人员的职业。</text:p>
      <text:p text:style-name="P4">
他担任“ in”的位置。 在。 小组巡逻队的督察和巡逻队的巡逻队检查部门检查部门临时民事行政管理部的道路运动局局长。 伪原子根管从道路事故进行检查点进行检查。</text:p>
      <text:p text:style-name="P4">
在库皮安男子的占领之后，他立即意识到自己没有逃脱公开的责任，他要求志愿者带他去哈尔基夫。 一直以来，该男子都在熟人公寓里在哈尔基夫进行调查。 他通过电报支持与俄罗斯联邦代表的接触，那里掩盖了有关哈尔基夫局势的信息。</text:p>
      <text:p text:style-name="P4">
<text:a xlink:type="simple" xlink:href="https://armyinform.com.ua/wp-content/uploads/2023/07/355123096_670648161764687_4165124145828798352_n.jpg" text:style-name="Internet_20_link" text:visited-style-name="Visited_20_Internet_20_Link">
!(Images/AРМІЯINFORM/2023-07-08T94-00-00-04-00/355123096_670648161764687_4165124145828798352_n-150x150.jpg)</text:a>
</text:p>
      <text:p text:style-name="P4">
<text:a xlink:type="simple" xlink:href="https://armyinform.com.ua/wp-content/uploads/2023/07/357143227_670648118431358_6609941451581194511_n.jpg" text:style-name="Internet_20_link" text:visited-style-name="Visited_20_Internet_20_Link">
<draw:frame draw:style-name="fr1" draw:name="Image284" text:anchor-type="as-char" svg:width="6.9236in" svg:height="6.9236in" draw:z-index="0">
<draw:image xlink:href="../Images/AРМІЯINFORM/2023-07-08T94-00-00-04-00/357143227_670648118431358_6609941451581194511_n-150x150.jpg" xlink:type="simple" xlink:show="embed" xlink:actuate="onLoad" draw:mime-type="image/jpeg"/>
</draw:frame>
</text:a>
</text:p>
      <text:p text:style-name="P4">
<text:a xlink:type="simple" xlink:href="https://armyinform.com.ua/wp-content/uploads/2023/07/355698829_670648175098019_7887441541282401198_n.jpg" text:style-name="Internet_20_link" text:visited-style-name="Visited_20_Internet_20_Link">
<draw:frame draw:style-name="fr1" draw:name="Image285" text:anchor-type="as-char" svg:width="6.9236in" svg:height="6.9236in" draw:z-index="0">
<draw:image xlink:href="../Images/AРМІЯINFORM/2023-07-08T94-00-00-04-00/355698829_670648175098019_7887441541282401198_n-150x150.jpg" xlink:type="simple" xlink:show="embed" xlink:actuate="onLoad" draw:mime-type="image/jpeg"/>
</draw:frame>
</text:a>
犯罪嫌疑人的电话揭示了与侵略者亲俄罗斯内容的代表的信件。 目前，他是通过预防措施以拘留形式选择的，而无需确定抵押品的数量。</text:p>
      <text:p text:style-name="P4">
审前调查是由SU Sunp的Kharkiv地区的调查人员进行的，以维持NPU的Kharkiv DVB员工。</text:p>
      <text:p text:style-name="P4">
News Source: <text:a xlink:type="simple" xlink:href="https://armyinform.com.ua/2023/07/08/zatrymano-psevdopatrulnogo-yakyj-peredavav-vorogu-informacziyu-pro-obstanovku-u-harkovi/" text:style-name="Internet_20_link" text:visited-style-name="Visited_20_Internet_20_Link">
https://armyinform.com.ua/2023/07/08/zatrymano-psevdopatrulnogo-yakyj-peredavav-vorogu-informacziyu-pro-obstanovku-u-harkovi/</text:a>
</text:p>
      <!--NEWS-->
      <text:h text:style-name="P10" text:outline-level="1">
<text:span text:style-name="T4">
占领者计划捡起能源居民的住所，以鼓励俄罗斯人为ZPP工作</text:span>
</text:h>
      <text:p text:style-name="P4">
作者: ['АРМІЯINFORM']</text:p>
      <text:p text:style-name="P4">
时间: 2023-07-08T95:00:00-04:00</text:p>
      <text:p text:style-name="P4">
描述: 6 Lipnya在Elektrostani的核原子民族运动员飞机上，与2022年乌克兰战争，与乌克兰的最新消息，今天与乌克兰的新闻战争，今天与乌克兰的新闻战争，今天将在今天与乌克兰的新闻战争，乌克兰和俄罗斯以及俄罗斯以及俄罗斯以及俄罗斯之间的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7/gur.jpg" text:style-name="Internet_20_link" text:visited-style-name="Visited_20_Internet_20_Link">
gur.jpg</text:a>
']</text:p>
      <text:p text:style-name="P4">
标签: ['STOPRUSSIA', 'АГРЕСІЯ РФ', 'ВТОРГНЕННЯ РФ', 'НЕБЕЗПЕКА ПІДРИВУ ЗАЕС']</text:p>
      <text:p text:style-name="P4">
类别: News</text:p>
      <!--METADATA-->
      <text:p text:style-name="P4">
<draw:frame draw:style-name="fr1" draw:name="Image286" text:anchor-type="as-char" svg:width="6.9236in" svg:height="3.894525in" draw:z-index="0">
<draw:image xlink:href="../Images/AРМІЯINFORM/2023-07-08T95-00-00-04-00/gur.jpg" xlink:type="simple" xlink:show="embed" xlink:actuate="onLoad" draw:mime-type="image/jpeg"/>
</draw:frame>
7月6日，普京政府副负责人Serhiy Kirienko到达了被占领的Zaporizhzhya核电站。 在发布有关更换ZPP的占用者的信息的背景下。 非正式 - 普京的特使monipinoma，以反映缺乏恐慌情绪，并尝试解决与人员配备有关的无工作问题。</text:p>
      <text:p text:style-name="P4">
关于它<text:a xlink:type="simple" xlink:href="https://gur.gov.ua/content/okupanty-planuiut-zabyraty-zhytlo-zhyteliv-enerhodaru-shchob-zaokhotyty-rosiian-pratsiuvaty-na-zaes.html" text:style-name="Internet_20_link" text:visited-style-name="Visited_20_Internet_20_Link">
报告</text:a>
Mov Intelligence局。</text:p>
      <text:p text:style-name="P4">
入侵后，该车站的大多数合格人员要么停止了被占领的领土，要么拒绝与罗萨托姆签订合同。 试图吸引俄罗斯雇员的尝试也不是失败的结果。 即使承诺的薪水和福利，专家也经常拒绝去NPP。</text:p>
      <text:p text:style-name="P4">
根据在车站收到的信息，举行了Zaporizhzhia地区Kiethykat Gauliter的会议，Yevgeny Balytsky举行了对俄罗斯潜在工人的额外刺激。 为此，计划向俄罗斯人提供住房，这些住房是从离开能源领土的乌克兰人那里夺取的。</text:p>
      <text:p text:style-name="P4">
计划以这种方式定居多达4,500名俄罗斯人。 但是，没有多少人想去ZPP。</text:p>
      <text:p text:style-name="P4">
News Source: <text:a xlink:type="simple" xlink:href="https://armyinform.com.ua/2023/07/08/okupanty-planuyut-zabyraty-zhytlo-zhyteliv-energodaru-shhob-zaohotyty-rosiyan-praczyuvaty-na-zaes/" text:style-name="Internet_20_link" text:visited-style-name="Visited_20_Internet_20_Link">
https://armyinform.com.ua/2023/07/08/okupanty-planuyut-zabyraty-zhytlo-zhyteliv-energodaru-shhob-zaohotyty-rosiyan-praczyuvaty-na-zaes/</text:a>
</text:p>
      <!--NEWS-->
      <text:h text:style-name="P10" text:outline-level="1">
<text:span text:style-name="T4">
西班牙国防部长访问了现场医院，该医院将移交给乌克兰国防军</text:span>
</text:h>
      <text:p text:style-name="P4">
作者: ['АРМІЯINFORM']</text:p>
      <text:p text:style-name="P4">
时间: 2023-07-08T96:00:00-04:00</text:p>
      <text:p text:style-name="P4">
描述: 乌克兰乌克兰·普尔达顿（Ukrainian Prordont），科特里（Kotri）在...与乌克兰2022年的战争，与乌克兰的最新新闻，今天与乌克兰2022年与乌克兰的最新新闻进行战争，今天将在乌克兰和俄罗斯之间进行战争，当乌克兰的新闻与乌克兰的最新新闻，当乌克兰的新闻与乌克兰的最新新闻，当乌克兰的新闻与乌克兰的最新新闻，当乌克兰的新闻与乌克兰战争中他们在2022年与乌克兰有一年</text:p>
      <text:p text:style-name="P4">
图片: ['<text:a xlink:type="simple" xlink:href="https://armyinform.com.ua/wp-content/uploads/2023/07/image-1.jpg" text:style-name="Internet_20_link" text:visited-style-name="Visited_20_Internet_20_Link">
image-1.jpg</text:a>
', '<text:a xlink:type="simple" xlink:href="https://armyinform.com.ua/wp-content/uploads/2023/07/news_20230708_114031_16888056313.jpeg" text:style-name="Internet_20_link" text:visited-style-name="Visited_20_Internet_20_Link">
news_20230708_114031_16888056313.jpeg</text:a>
', '<text:a xlink:type="simple" xlink:href="https://armyinform.com.ua/wp-content/uploads/2023/07/news_20230708_114032_16888056324.jpeg" text:style-name="Internet_20_link" text:visited-style-name="Visited_20_Internet_20_Link">
news_20230708_114032_16888056324.jpeg</text:a>
', '<text:a xlink:type="simple" xlink:href="https://armyinform.com.ua/wp-content/uploads/2023/07/news_20230708_114030_16888056302.jpeg" text:style-name="Internet_20_link" text:visited-style-name="Visited_20_Internet_20_Link">
news_20230708_114030_16888056302.jpeg</text:a>
']</text:p>
      <text:p text:style-name="P4">
标签: ['STOPRUSSIA', 'АГРЕСІЯ РФ', 'ВІЙНА', 'ВТОРГНЕННЯ РФ', 'ДЕРЖПРИКОРДОНСЛУЖБА', 'МІНІСТР ОБОРОНИ ІСПАНІЇ МАРГАРИТА РОБЛЕС']</text:p>
      <text:p text:style-name="P4">
类别: News</text:p>
      <!--METADATA-->
      <text:p text:style-name="P4">
<draw:frame draw:style-name="fr1" draw:name="Image287" text:anchor-type="as-char" svg:width="6.9236in" svg:height="4.617987in" draw:z-index="0">
<draw:image xlink:href="../Images/AРМІЯINFORM/2023-07-08T96-00-00-04-00/image-1.jpg" xlink:type="simple" xlink:show="embed" xlink:actuate="onLoad" draw:mime-type="image/jpeg"/>
</draw:frame>
部长女士会见了在西班牙教书的乌克兰边防部队，<text:a xlink:type="simple" xlink:href="https://dpsu.gov.ua/ua/news/Ministr-oboroni-Ispanii-Margarita-Robles-vidvidala-poloviy-shpital-yakiy-Ispaniya-peredast-ukrainskim-prikordonnikam/" text:style-name="Internet_20_link" text:visited-style-name="Visited_20_Internet_20_Link">
报告</text:a>
乌克兰国家边境服务。</text:p>
      <text:p text:style-name="P4">
西班牙合作伙伴将在我们的跨学科边境医生团队通过讲师和方法学培训后通过该综合大楼。</text:p>
      <text:p text:style-name="P4">
玛格丽塔·罗伯斯(Margarita Robles)代表西班牙的边缘和英勇感谢乌克兰军队，以保护其国家以及与欧洲国家社会的价值观。</text:p>
      <text:p text:style-name="P4">
<draw:frame draw:style-name="fr1" draw:name="Image288" text:anchor-type="as-char" svg:width="6.9236in" svg:height="4.617987in" draw:z-index="0">
<draw:image xlink:href="../Images/AРМІЯINFORM/2023-07-08T96-00-00-04-00/news_20230708_114031_16888056313.jpeg" xlink:type="simple" xlink:show="embed" xlink:actuate="onLoad" draw:mime-type="image/jpeg"/>
</draw:frame>
乌克兰军人的准备由航空医疗部门的部署支持(u到Zaragoza). У програмі навчань— інтенсивна безперервна медична та військова підготовка, що, за словамиміністра, є ще одним прикладом участі Іспанії як країни, яка проводитьнавчання «законної оборони» перед лицем «жорстокого» вторгнення.</text:p>
      <text:p text:style-name="P4">
«Цей польовий госпіталь є дуже важливим зобов’язанням для нас, тому що мивіримо, що з ним, завдяки безпосередності, з якою його можливовикористовувати, буде врятовано багато життів, що є фундаментальною метою», —заявила міністр під час зустрічі.</text:p>
      <text:p text:style-name="P4">
Мобільний польовий госпіталь Role-2 (扩展) - 这是一家野外医院，可以帮助受害者进行战斗。 它的功能是冲动，稳定，如果有必要，则在受害者被送往医院之前的手术。 标准组包括帐篷，容器或通常两者。 它由门诊部，包括隔离器和重症监护病房，包括术前和术后区域，牙科分离，实验室和放射学病房，支持，验收管理，验收管理，包括隔离器和重症监护病房。</text:p>
      <text:p text:style-name="P4">
<draw:frame draw:style-name="fr1" draw:name="Image289" text:anchor-type="as-char" svg:width="6.9236in" svg:height="4.617987in" draw:z-index="0">
<draw:image xlink:href="../Images/AРМІЯINFORM/2023-07-08T96-00-00-04-00/news_20230708_114032_16888056324.jpeg" xlink:type="simple" xlink:show="embed" xlink:actuate="onLoad" draw:mime-type="image/jpeg"/>
</draw:frame>
乌马德·扎拉戈萨(Umaad Zaragoza)技术和医务人员还教乌克兰军事医生，使用复杂的诊断设备电气医学设备。</text:p>
      <text:p text:style-name="P4">
乌克兰上校萨维库克(Savchuk)的州边境警卫队移动野外医院负责人感谢女士向部长提供了这样的综合体和材料。</text:p>
      <text:p text:style-name="P4">
<draw:frame draw:style-name="fr1" draw:name="Image290" text:anchor-type="as-char" svg:width="6.9236in" svg:height="4.617987in" draw:z-index="0">
<draw:image xlink:href="../Images/AРМІЯINFORM/2023-07-08T96-00-00-04-00/news_20230708_114030_16888056302.jpeg" xlink:type="simple" xlink:show="embed" xlink:actuate="onLoad" draw:mime-type="image/jpeg"/>
</draw:frame>
国防部长还强调，与所有北约盟友一样，西班牙将继续以各种方式支持乌克兰，无论是发送必要的设备，培训员工还是受伤的大量截肢，因为它仍然在USARARAGOS的一般国防医院中。</text:p>
      <text:p text:style-name="P4">
News Source: <text:a xlink:type="simple" xlink:href="https://armyinform.com.ua/2023/07/08/ministr-oborony-ispaniyi-margaryta-robles-vidvidala-polovyj-shpytal-yakyj-ispaniya-peredast-ukrayinskym-prykordonnykam/" text:style-name="Internet_20_link" text:visited-style-name="Visited_20_Internet_20_Link">
https://armyinform.com.ua/2023/07/08/ministr-oborony-ispaniyi-margaryta-robles-vidvidala-polovyj-shpytal-yakyj-ispaniya-peredast-ukrayinskym-prykordonnykam/</text:a>
</text:p>
      <!--NEWS-->
      <text:h text:style-name="P10" text:outline-level="1">
<text:span text:style-name="T4">
当他们发送肉时，他们坐在肉上 -  gur拦截</text:span>
</text:h>
      <text:p text:style-name="P4">
作者: ['АРМІЯINFORM']</text:p>
      <text:p text:style-name="P4">
时间: 2023-07-08T97:00:00-04:00</text:p>
      <text:p text:style-name="P4">
描述: 在Rosves Mou viiskovovovovovovovovovovovovovovev Rozpovid的新的Perekholnny负责人管理中...与乌克兰2022年的战争，与乌克兰的最新新闻，今天与乌克兰的新闻战争，今天与乌克兰2022年的新闻战争，今天将在乌克兰和俄罗斯之间发生战争他们说，乌克兰在2022年将是与乌克兰的战争</text:p>
      <text:p text:style-name="P4">
图片: ['<text:a xlink:type="simple" xlink:href="https://armyinform.com.ua/wp-content/uploads/2022/09/gur-perehoplennya.jpg" text:style-name="Internet_20_link" text:visited-style-name="Visited_20_Internet_20_Link">
gur-perehoplennya.jpg</text:a>
']</text:p>
      <text:p text:style-name="P4">
标签: ['STOPRUSSIA', 'АГРЕСІЯ РФ', 'ВТОРГНЕННЯ РФ', 'ГУР ПЕРЕХОПЛЕННЯ']</text:p>
      <text:p text:style-name="P4">
类别: News</text:p>
      <!--METADATA-->
      <text:p text:style-name="P4">
<draw:frame draw:style-name="fr1" draw:name="Image291" text:anchor-type="as-char" svg:width="6.9236in" svg:height="4.615733in" draw:z-index="0">
<draw:image xlink:href="../Images/AРМІЯINFORM/2023-07-08T97-00-00-04-00/gur-perehoplennya.jpg" xlink:type="simple" xlink:show="embed" xlink:actuate="onLoad" draw:mime-type="image/jpeg"/>
</draw:frame>
说明性照片</text:p>
      <text:p text:style-name="P4">
在新的<text:a xlink:type="simple" xlink:href="https://gur.gov.ua/content/kak-ony-otpravlialy-miaso-tak-ony-miaso-prystrelochnoe-y-otpravliaiut.html" text:style-name="Internet_20_link" text:visited-style-name="Visited_20_Internet_20_Link">
拦截</text:a>
Iou Intelligence Serviceman的主要局向他的妻子讲述了命令对军队的“ Scott”态度。</text:p>
      <text:p text:style-name="P4">
对于针对乌克兰的每项军事犯罪，都会有公平的付款。</text:p>
      <text:p text:style-name="P4">
News Source: <text:a xlink:type="simple" xlink:href="https://armyinform.com.ua/2023/07/08/yak-vony-vidpravlyaly-myaso-tak-vony-myaso-prystrilochne-vidpravlyayut-gur-perehoplennya/" text:style-name="Internet_20_link" text:visited-style-name="Visited_20_Internet_20_Link">
https://armyinform.com.ua/2023/07/08/yak-vony-vidpravlyaly-myaso-tak-vony-myaso-prystrilochne-vidpravlyayut-gur-perehoplennya/</text:a>
</text:p>
      <!--NEWS-->
      <text:h text:style-name="P10" text:outline-level="1">
<text:span text:style-name="T4">
短的。 战争。 第500天</text:span>
</text:h>
      <text:p text:style-name="P4">
作者: ['АРМІЯINFORM']</text:p>
      <text:p text:style-name="P4">
时间: 2023-07-08T98: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ЙНА', 'ВТОРГНЕННЯ РФ', 'ГШ ЗСУ']</text:p>
      <text:p text:style-name="P4">
类别: News</text:p>
      <!--METADATA-->
      <text:p text:style-name="P4">
News Source: <text:a xlink:type="simple" xlink:href="https://armyinform.com.ua/2023/07/08/korotko-vijna-den-500-videodajdzhest/" text:style-name="Internet_20_link" text:visited-style-name="Visited_20_Internet_20_Link">
https://armyinform.com.ua/2023/07/08/korotko-vijna-den-500-videodajdzhest/</text:a>
</text:p>
      <!--NEWS-->
      <text:h text:style-name="P10" text:outline-level="1">
<text:span text:style-name="T4">
俄罗斯人已经习惯于成为世界第二军 - 亚历克西岛·雷兹尼科夫</text:span>
</text:h>
      <text:p text:style-name="P4">
作者: ['АРМІЯINFORM']</text:p>
      <text:p text:style-name="P4">
时间: 2023-07-08T99:00:00-04:00</text:p>
      <text:p text:style-name="P4">
描述: Taku Vumoka在Efiri Telemarafon中包裹了乌克兰Oleksiy Reznikov的国防部，“єIini...与乌克兰2022年的战争，与乌克兰的最新新闻，与乌克兰的新闻，与乌克兰的新闻进行战争，与乌克兰2022年的新闻战争，今天是乌克兰之间的战争，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07/1-84.jpg" text:style-name="Internet_20_link" text:visited-style-name="Visited_20_Internet_20_Link">
1-84.jpg</text:a>
']</text:p>
      <text:p text:style-name="P4">
标签: ['HIMARS', 'STOPRUSSIA', 'АГРЕСІЯ РФ', 'ВІЙНА', 'ВТОРГНЕННЯ РФ', 'ОЛЕКСІЙ РЕЗНІКОВ']</text:p>
      <text:p text:style-name="P4">
类别: News</text:p>
      <!--METADATA-->
      <text:p text:style-name="P4">
<draw:frame draw:style-name="fr1" draw:name="Image292" text:anchor-type="as-char" svg:width="6.9236in" svg:height="4.104007in" draw:z-index="0">
<draw:image xlink:href="../Images/AРМІЯINFORM/2023-07-08T99-00-00-04-00/1-84.jpg" xlink:type="simple" xlink:show="embed" xlink:actuate="onLoad" draw:mime-type="image/jpeg"/>
</draw:frame>
喜玛尔</text:p>
      <text:p text:style-name="P4">
这一观点是由乌克兰·阿列克谢·雷兹尼科夫国防部在Eviritolevahorphone的“统一新闻”中表达的。 他还希望在不久的将来能够获得俄罗斯人的“善意”。</text:p>
      <ul>
        <li>
他们开始将其指挥和后勤点延迟，从同一HIMARS或较长的炮兵区域延迟，但是今天我们有了Storm Shadow和合作伙伴的类似物等手段。 这场战争在教导，不仅是俄罗斯的武装力量或乌克兰的安全和国防部门，还教我们的合作伙伴。 这场战争将成为认真研究的主题：学术，技术，心理，政治，军事，医疗领域。 在我看来，敌人已经习惯于了解他们不是世界第二军。 由于“特殊军事行动”的目标是无人看管的，因此基辅在三天内没有跌倒，乌克兰在三个星期内都没有跌倒。 相反，他们学会了倒高跟鞋，他说。</li>
      </ul>
      <text:p text:style-name="P4">
News Source: <text:a xlink:type="simple" xlink:href="https://armyinform.com.ua/2023/07/08/rosiyany-vzhe-zvykayut-shho-vony-ne-druga-armiya-svitu-oleksij-reznikov/" text:style-name="Internet_20_link" text:visited-style-name="Visited_20_Internet_20_Link">
https://armyinform.com.ua/2023/07/08/rosiyany-vzhe-zvykayut-shho-vony-ne-druga-armiya-svitu-oleksij-reznikov/</text:a>
</text:p>
      <!--NEWS-->
      <text:h text:style-name="P10" text:outline-level="1">
<text:span text:style-name="T4">
莫尔查诺夫赢得了意大利的PPR锦标赛</text:span>
</text:h>
      <text:p text:style-name="P4">
作者: Ukrinform (Person)</text:p>
      <text:p text:style-name="P4">
出版商: Укринформ (Organization)</text:p>
      <text:p text:style-name="P4">
出版时间: 2023-07-08T9:45:01+03:00</text:p>
      <text:p text:style-name="P4">
修改时间: 2023-07-08T22:45:01+03:00</text:p>
      <text:p text:style-name="P4">
描述: 乌克兰人与法国代表乔纳森·埃塞里克（Jonathan Eiserik）一起参加了二重奏。  - 乌克林。</text:p>
      <text:p text:style-name="P4">
图片: ['<text:a xlink:type="simple" xlink:href="https://static.ukrinform.com/photos/2023_07/thumb_files/630_360_1688845447-886.jpg" text:style-name="Internet_20_link" text:visited-style-name="Visited_20_Internet_20_Link">
630_360_16888...</text:a>
']</text:p>
      <text:p text:style-name="P4">
标签: ['Теніс']</text:p>
      <text:p text:style-name="P4">
类型: Article</text:p>
      <!--METADATA-->
      <text:p text:style-name="P4">
<draw:frame draw:style-name="fr1" draw:name="Image293" text:anchor-type="as-char" svg:width="6.9236in" svg:height="3.956343in" draw:z-index="0">
<draw:image xlink:href="../Images/yкринформ/2023-07-08T9-45-01-03-00/630_360_1688845447-886.jpg" xlink:type="simple" xlink:show="embed" xlink:actuate="onLoad" draw:mime-type="image/jpeg"/>
</draw:frame>
乌克兰人与法国代表乔纳森·埃塞里克(Jonathan Eusserik)一起参加了二重奏。</text:p>
      <text:p text:style-name="P4">
乌克林福姆报道，乌克兰网球运动员丹尼斯·莫尔查诺夫(Denis Molchanov)与法国代表乔纳萨尼塞里克(Jonathanyserik)一起赢得了在意大利米兰举行的ATP Challenger Tour 100。</text:p>
      <text:p text:style-name="P4">
乌克兰 - 弗朗奇对的第一个数字被弗朗西姆的其他代表殴打 - 阿里巴萨(Arribazha)和卢克·桑切扎(Luke Sancheza)的Febus -6：2，6：4。</text:p>
      <text:p text:style-name="P4">
比赛持续了一个多小时。</text:p>
      <text:p text:style-name="P4">
<text:span text:style-name="T4">
另请阅读：</text:span>
 <text:a xlink:type="simple" xlink:href="https://www.ukrinform.ua/rubric-sports/3733315-kostuk-zaversila-vistupi-na-vimbldoni-v-odinocnomu-rozradi.html" text:style-name="Internet_20_link" text:visited-style-name="Visited_20_Internet_20_Link">
Kostyuk在一次排放中完成了Wimbledon上的表演</text:a>
对于Molchanov来说，这是今年配对锦标赛的第二次胜利。 五月，哈萨克斯坦代表安德里·戈卢贝夫(Andriy Golubev)在五月赢得了都灵的比赛。</text:p>
      <text:p text:style-name="P4">
照片：btu.org.ua</text:p>
      <text:p text:style-name="P4">
News Source: <text:a xlink:type="simple" xlink:href="https://www.ukrinform.ua/rubric-sports/3733329-molcanov-zdobuv-peremogu-na-parnomu-turniri-atr-v-italii.html" text:style-name="Internet_20_link" text:visited-style-name="Visited_20_Internet_20_Link">
https://www.ukrinform.ua/rubric-sports/3733329-molcanov-zdobuv-peremogu-na-parnomu-turniri-atr-v-italii.html</text:a>
</text:p>
      <!--NEWS-->
      <text:h text:style-name="P10" text:outline-level="1">
<text:span text:style-name="T4">
卡洛维瓦拉克（Karlovy Varakh）的大奖赛节赢得了保加利亚 - 德国缎带</text:span>
</text:h>
      <text:p text:style-name="P4">
作者: Ukrinform (Person)</text:p>
      <text:p text:style-name="P4">
出版商: Укринформ (Organization)</text:p>
      <text:p text:style-name="P4">
出版时间: 2023-07-09T-1:03:00+03:00</text:p>
      <text:p text:style-name="P4">
修改时间: 2023-07-09T02:03:00+03:00</text:p>
      <text:p text:style-name="P4">
描述: 在捷克城市卡洛夫（Karlov）中，第57届国际电影节以获胜者的宣布结束。  - 乌克林。</text:p>
      <text:p text:style-name="P4">
图片: ['<text:a xlink:type="simple" xlink:href="https://static.ukrinform.com/photos/2017_06/thumb_files/630_360_1498744201-4337.jpg" text:style-name="Internet_20_link" text:visited-style-name="Visited_20_Internet_20_Link">
630_360_14987...</text:a>
']</text:p>
      <text:p text:style-name="P4">
标签: ['Чехія', 'Кіно', 'Кінофестиваль у Карлових Варах', 'фільм']</text:p>
      <text:p text:style-name="P4">
类型: Article</text:p>
      <!--METADATA-->
      <text:p text:style-name="P4">
<draw:frame draw:style-name="fr1" draw:name="Image294" text:anchor-type="as-char" svg:width="6.9236in" svg:height="3.956343in" draw:z-index="0">
<draw:image xlink:href="../Images/yкринформ/2023-07-09T-1-03-00-03-00/630_360_1498744201-4337.jpg" xlink:type="simple" xlink:show="embed" xlink:actuate="onLoad" draw:mime-type="image/jpeg"/>
</draw:frame>
第57届国际电影节在卡洛夫结束。</text:p>
      <text:p text:style-name="P4">
关于它报告了电影节组委会的报道。</text:p>
      <text:p text:style-name="P4">
节日的大奖赛Crystal Globe被授予保加利亚和德国联合制作的“优秀”胶带。 它的作者获得了25,000美元的规模。</text:p>
      <text:p text:style-name="P4">
特别奖(和$ 15,000)陪审团颁发了“空网络”电影(德国 - 伊朗).</text:p>
      <text:p text:style-name="P4">
Приз за найкращу режисуру дістався фільму «Фрімонт» (美国，导演巴巴利利).</text:p>
      <text:p text:style-name="P4">
Фестиваль проходив з 30 червня до 8 липня. Його гостями стали 11 тисяч людей,зокрема, президент Чехії Петр Павел.</text:p>
      <text:p text:style-name="P4">
<text:span text:style-name="T4">
Читайте також:</text:span>
 <text:a xlink:type="simple" xlink:href="https://www.ukrinform.ua/rubric-culture/3722916-ukrainskij-film-prezentuut-na-karlovarskomu-miznarodnomu-kinofestivali.html" text:style-name="Internet_20_link" text:visited-style-name="Visited_20_Internet_20_Link">
 Український фільм презентують на Карловарськомуміжнародному кінофестивалі </text:a>
在<text:a xlink:type="simple" xlink:href="https://www.ukrinform.ua/tag-festival" text:style-name="Internet_20_link" text:visited-style-name="Visited_20_Internet_20_Link">
节日</text:a>
有445个Cinners，出售了123 517张门票。 总共显示了185部电影，其中116部电影，28部纪录片和41部短片。 36个磁带已成为世界首演。</text:p>
      <text:p text:style-name="P4">
Karlovy的下一个IFF将于2024年6月28日至7月6日举行。</text:p>
      <text:p text:style-name="P4">
News Source: <text:a xlink:type="simple" xlink:href="https://www.ukrinform.ua/rubric-culture/3733341-granpri-kinofestivalu-v-karlovih-varah-zdobula-bolgarskonimecka-stricka.html" text:style-name="Internet_20_link" text:visited-style-name="Visited_20_Internet_20_Link">
https://www.ukrinform.ua/rubric-culture/3733341-granpri-kinofestivalu-v-karlovih-varah-zdobula-bolgarskonimecka-stricka.html</text:a>
</text:p>
      <!--NEWS-->
      <text:h text:style-name="P10" text:outline-level="1">
<text:span text:style-name="T4">
回到乌克兰，阿佐夫斯塔利的英雄们帮助了捷克空军 - 法利里总理</text:span>
</text:h>
      <text:p text:style-name="P4">
作者: Ukrinform (Person)</text:p>
      <text:p text:style-name="P4">
出版商: Укринформ (Organization)</text:p>
      <text:p text:style-name="P4">
出版时间: 2023-07-09T-3:40:00+03:00</text:p>
      <text:p text:style-name="P4">
修改时间: 2023-07-09T01:40:00+03:00</text:p>
      <text:p text:style-name="P4">
描述: 来自土耳其的Azovstal Defenders撤离了捷克特种部队，该共和国在访问欧洲期间还提供了弗拉基米尔·泽伦斯基及其团队的运输。  - 乌克林。</text:p>
      <text:p text:style-name="P4">
图片: ['<text:a xlink:type="simple" xlink:href="https://static.ukrinform.com/photos/2023_07/thumb_files/630_360_1688856133-869.jpeg" text:style-name="Internet_20_link" text:visited-style-name="Visited_20_Internet_20_Link">
630_360_16888...</text:a>
']</text:p>
      <text:p text:style-name="P4">
标签: ['Азовсталь', 'Чехія', 'Літак', 'Військові', 'Зеленський']</text:p>
      <text:p text:style-name="P4">
类型: Article</text:p>
      <!--METADATA-->
      <text:p text:style-name="P4">
<draw:frame draw:style-name="fr1" draw:name="Image295" text:anchor-type="as-char" svg:width="6.9236in" svg:height="3.956343in" draw:z-index="0">
<draw:image xlink:href="../Images/yкринформ/2023-07-09T-3-40-00-03-00/630_360_1688856133-869.jpeg" xlink:type="simple" xlink:show="embed" xlink:actuate="onLoad" draw:mime-type="image/jpeg"/>
</draw:frame>
来自土耳其的Azovstali的捍卫者出口了空军Silacheyhia的特殊飞机，该飞机还提供了弗拉基米尔·泽伦斯基(Vladimir Zelensky)的运输及其在欧洲访问中的命令。</text:p>
      <text:p text:style-name="P4">
这是在[Twitter]中报道的(http://twitter.com/P_Fiala/status/1677693592154824704)捷克共和国的捷克总理由乌克林福姆传播。</text:p>
      <text:p text:style-name="P4">
“我很高兴我们的空军帮助乌克兰回家了这些勇敢的保护自由的Azovstal!乌克兰，我们将永远与您同在，” Fali写道。</text:p>
      <text:p text:style-name="Quotations">

<text:p text:style-name="P4">
我很高兴我们的空军协助返回乌克兰&gt;
这些勇敢的自由捍卫阿佐夫斯塔尔的捍卫者!&gt;
&gt;
我们将永远留在您身边。 🇺🇦🇨🇿<text:a xlink:type="simple" xlink:href="https://t.co/HesAE1Lirj" text:style-name="Internet_20_link" text:visited-style-name="Visited_20_Internet_20_Link">
https://t.co/hesae1lirj&gt;
</text:a>
&gt;
&gt;
 -PETR FIALA(@p_fala)<text:a xlink:type="simple" xlink:href="https://twitter.com/P_Fiala/status/1677693592154824704" text:style-name="Internet_20_link" text:visited-style-name="Visited_20_Internet_20_Link">
2023年7月8日&gt;
</text:a>
记录了乌克兰代表团返回的照片，其中有五个Azovstali，很明显，它们坐在捷克政府特别委员会中。</text:p>

</text:p>
      <text:p text:style-name="P4">
应当指出的是，同一架飞机上周四将乌克兰总统运送到捷克共和国，然后送往斯洛伐克和土耳其。</text:p>
      <text:p text:style-name="P4">
<text:span text:style-name="T4">
另请阅读：</text:span>
 <text:a xlink:type="simple" xlink:href="https://www.ukrinform.ua/rubric-society/3733322-na-500j-den-vijni-mi-povernuli-dodomu-nasih-geroiv-zelenskij.html" text:style-name="Internet_20_link" text:visited-style-name="Visited_20_Internet_20_Link">
<text:span text:style-name="T4">
 Zelensky </text:span>
：在战争的第500天，我们回到家中的英雄最多</text:a>
据报道，乌克兰返回了五名捍卫者的家园<text:a xlink:type="simple" xlink:href="https://www.ukrinform.ua/tag-azovstal" text:style-name="Internet_20_link" text:visited-style-name="Visited_20_Internet_20_Link">
Azovstali</text:a>
在被释放出俄罗斯囚禁后，他处于差距。 总统弗拉基米尔泽斯基(Vladimirzelensky)在伊斯坦布尔机场会见了他们，并祝贺他们返回。</text:p>
      <text:p text:style-name="P4">
乌克兰士兵Denis Prokopenko，Svyatoslav Palamar，Sergey Volynsky，Oleghomenko，Denis Sleg终于能够与亲戚在一起。</text:p>
      <text:p text:style-name="P4">
_foto：op _</text:p>
      <text:p text:style-name="P4">
News Source: <text:a xlink:type="simple" xlink:href="https://www.ukrinform.ua/rubric-society/3733340-povernutisa-do-ukraini-geroam-azovstali-dopomig-litak-vps-cehii-premer-fiala.html" text:style-name="Internet_20_link" text:visited-style-name="Visited_20_Internet_20_Link">
https://www.ukrinform.ua/rubric-society/3733340-povernutisa-do-ukraini-geroam-azovstali-dopomig-litak-vps-cehii-premer-fiala.html</text:a>
</text:p>
      <!--NEWS-->
      <text:h text:style-name="P10" text:outline-level="1">
<text:span text:style-name="T4">
加拿大将结束使用盒式弹药</text:span>
</text:h>
      <text:p text:style-name="P4">
作者: Ukrinform (Person)</text:p>
      <text:p text:style-name="P4">
出版商: Укринформ (Organization)</text:p>
      <text:p text:style-name="P4">
出版时间: 2023-07-09T-4:14:00+03:00</text:p>
      <text:p text:style-name="P4">
修改时间: 2023-07-09T01:14:00+03:00</text:p>
      <text:p text:style-name="P4">
描述: 加拿大当局表示，它不支持使用磁带弹药，并决心结束其生产和使用。  - 乌克林。</text:p>
      <text:p text:style-name="P4">
图片: ['<text:a xlink:type="simple" xlink:href="https://static.ukrinform.com/photos/2019_05/thumb_files/630_360_1557290844-571.jpg" text:style-name="Internet_20_link" text:visited-style-name="Visited_20_Internet_20_Link">
630_360_15572...</text:a>
']</text:p>
      <text:p text:style-name="P4">
标签: ['Канада', 'Війна', 'Боєприпаси']</text:p>
      <text:p text:style-name="P4">
类型: Article</text:p>
      <!--METADATA-->
      <text:p text:style-name="P4">
<draw:frame draw:style-name="fr1" draw:name="Image297" text:anchor-type="as-char" svg:width="6.9236in" svg:height="3.956343in" draw:z-index="0">
<draw:image xlink:href="../Images/yкринформ/2023-07-09T-4-14-00-03-00/630_360_1557290844-571.jpg" xlink:type="simple" xlink:show="embed" xlink:actuate="onLoad" draw:mime-type="image/jpeg"/>
</draw:frame>
主教表示，她不支持使用盒式弹药，并决心结束其生产和使用。</text:p>
      <text:p text:style-name="P4">
根据乌克林的通讯员，它报告了<text:a xlink:type="simple" xlink:href="http://www.ctvnews.ca/politics/canada-condemns-use-of-cluster-munitions-following-u-s-decision-to-send-weapon-to-ukraine-1.6471584" text:style-name="Internet_20_link" text:visited-style-name="Visited_20_Internet_20_Link">
CTV新闻</text:a>
参考，加拿大科学。</text:p>
      <ul>
        <li>
在广泛的声明中说：“我们不支持使用盒式弹药，并果断地建立了这些弹药对平民，尤其是儿童的影响的边缘。”</li>
      </ul>
      <text:p text:style-name="P4">
注意到<text:a xlink:type="simple" xlink:href="https://www.ukrinform.ua/tag-kanada" text:style-name="Internet_20_link" text:visited-style-name="Visited_20_Internet_20_Link">
加拿大</text:a>
它是凯西特弹药公约的123个签署者之一，该公约禁止其生产，使用，转移和积累。</text:p>
      <text:p text:style-name="P4">
政府强调说：“加拿大完全遵守了这一公约，并严重地遵守了其鼓励其全球采用的义务。”</text:p>
      <text:p text:style-name="P4">
<text:span text:style-name="T4">
另请阅读：</text:span>
 <text:a xlink:type="simple" xlink:href="https://www.ukrinform.ua/rubric-ato/3733015-bajden-pro-kasetni-snaradi-dla-ukraini-vazke-risenna-ale-voni-ij-potribni.html" text:style-name="Internet_20_link" text:visited-style-name="Visited_20_Internet_20_Link">
Biden-关于<text:span text:style-name="T4">
盒式盒</text:span>
乌克兰的壳：硬度，但他们需要它</text:a>
正如乌克林福姆报道的那样，美国国防部正式宣布将新的军事援助计划分开，总计8亿美元，其中包括盒式弹药。 德国，西班牙和英国已经对乌克兰弹药的提供表示了分歧。</text:p>
      <text:p text:style-name="P4">
News Source: <text:a xlink:type="simple" xlink:href="https://www.ukrinform.ua/rubric-world/3733333-kanada-nalastovana-poklasti-kraj-zastosuvannu-kasetnih-boepripasiv.html" text:style-name="Internet_20_link" text:visited-style-name="Visited_20_Internet_20_Link">
https://www.ukrinform.ua/rubric-world/3733333-kanada-nalastovana-poklasti-kraj-zastosuvannu-kasetnih-boepripasiv.html</text:a>
</text:p>
      <!--NEWS-->
      <text:h text:style-name="P10" text:outline-level="1">
<text:span text:style-name="T4">
Zelensky参加了为乌克兰祈祷</text:span>
</text:h>
      <text:p text:style-name="P4">
作者: Ukrinform (Person)</text:p>
      <text:p text:style-name="P4">
出版商: Укринформ (Organization)</text:p>
      <text:p text:style-name="P4">
出版时间: 2023-07-09T-6:49:00+03:00</text:p>
      <text:p text:style-name="P4">
修改时间: 2023-07-09T00:49:00+03:00</text:p>
      <text:p text:style-name="P4">
描述: 在前往利维夫地区的工作之旅中，沃迪米尔·泽伦斯基（Volodymyr Zelenskyy）参加了祈祷活动：“上帝，保持乌克兰！ 500天的抵抗和咆哮。”  - 乌克林。</text:p>
      <text:p text:style-name="P4">
图片: ['<text:a xlink:type="simple" xlink:href="https://static.ukrinform.com/photos/2023_07/thumb_files/630_360_1688852817-449.jpeg" text:style-name="Internet_20_link" text:visited-style-name="Visited_20_Internet_20_Link">
630_360_16888...</text:a>
']</text:p>
      <text:p text:style-name="P4">
标签: ['Львів', 'Україна', 'Молитва', 'Зеленський']</text:p>
      <text:p text:style-name="P4">
类型: Article</text:p>
      <!--METADATA-->
      <text:p text:style-name="P4">
<draw:frame draw:style-name="fr1" draw:name="Image298" text:anchor-type="as-char" svg:width="6.9236in" svg:height="3.956343in" draw:z-index="0">
<draw:image xlink:href="../Images/yкринформ/2023-07-09T-6-49-00-03-00/630_360_1688852817-449.jpeg" xlink:type="simple" xlink:show="embed" xlink:actuate="onLoad" draw:mime-type="image/jpeg"/>
</draw:frame>
在前往利维夫地区的旅行期间，沃迪米尔·泽伦斯基(Volodymyr Zelenskyy)参加了祈祷“上帝，珍惜乌克兰!500天的抵抗和咆哮。”</text:p>
      <text:p text:style-name="P4">
关于它报告了乌克林福姆，并链接到<text:a xlink:type="simple" xlink:href="https://www.president.gov.ua/news/u-lvovi-prezident-uzyav-uchast-u-molebni-za-ukrayinu-84221" text:style-name="Internet_20_link" text:visited-style-name="Visited_20_Internet_20_Link">
网站</text:a>
乌克兰总统。</text:p>
      <text:p text:style-name="P4">
在利维夫(Lviv)的塔拉斯·谢申科(Taras Shevchenko)的纪念碑上，宗教组织的神职人员和负责人宣布为乌克兰祈祷。 他们为我们的国家祈祷，只是和平。</text:p>
      <text:p text:style-name="P4">
<text:span text:style-name="T5">
video：<text:a xlink:type="simple" xlink:href="https://www.president.gov.ua/" text:style-name="Internet_20_link" text:visited-style-name="Visited_20_Internet_20_Link">
总统办公室</text:a>
</text:span>
</text:p>
      <text:p text:style-name="P4">
精神领导人要求为我们家乡的捍卫者提供代祷和力量，祝福乌克兰当局的代表，并为战争中的所有人救赎。 他们还为恢复领土对象祈祷<text:a xlink:type="simple" xlink:href="https://www.ukrinform.ua/tag-ukraina" text:style-name="Internet_20_link" text:visited-style-name="Visited_20_Internet_20_Link">
乌克兰</text:a>
 .</text:p>
      <text:p text:style-name="P4">
室内合唱团被“为乌克兰祈祷”。</text:p>
      <text:p text:style-name="P4">
<text:span text:style-name="T4">
另请阅读：</text:span>
 <text:a xlink:type="simple" xlink:href="https://www.ukrinform.ua/rubric-ato/3733336-za-500-dniv-vijni-zvannam-geroa-ukraini-vidznaceni-298-zahisnikiv-i-zahisnic-prezident.html" text:style-name="Internet_20_link" text:visited-style-name="Visited_20_Internet_20_Link">
在500天的战争中，乌克兰英雄的头衔被授予298名捍卫者和捍卫者 - 总统</text:a>
正如所指出的那样，利维夫市长和总统萨德维市长什米列尔总统安德里·耶尔马克(Andriy Yermak)也参加了祈祷活动。</text:p>
      <text:p text:style-name="P4">
_foto：op _</text:p>
      <text:p text:style-name="P4">
News Source: <text:a xlink:type="simple" xlink:href="https://www.ukrinform.ua/rubric-society/3733338-zelenskij-uzav-ucast-u-molebni-za-ukrainu.html" text:style-name="Internet_20_link" text:visited-style-name="Visited_20_Internet_20_Link">
https://www.ukrinform.ua/rubric-society/3733338-zelenskij-uzav-ucast-u-molebni-za-ukrainu.html</text:a>
</text:p>
      <!--NEWS-->
      <text:h text:style-name="P10" text:outline-level="1">
<text:span text:style-name="T4">
在战争的500天内，乌克兰英雄的头衔被授予298名捍卫者和捍卫者 - 总统</text:span>
</text:h>
      <text:p text:style-name="P4">
作者: Ukrinform (Person)</text:p>
      <text:p text:style-name="P4">
出版商: Укринформ (Organization)</text:p>
      <text:p text:style-name="P4">
出版时间: 2023-07-09T-7:26:00+03:00</text:p>
      <text:p text:style-name="P4">
修改时间: 2023-07-09T00:26:00+03:00</text:p>
      <text:p text:style-name="P4">
描述: 乌克兰沃罗迪米尔·泽伦斯基（Ukraine Volodymyr Zelensky）总统在乌克兰国民警卫队的西方领土局在洛杉矶国民警卫队的工作之旅中与卢维夫（Lviv）地区的工作旅行并颁发了州奖。  - 乌克林。</text:p>
      <text:p text:style-name="P4">
图片: ['<text:a xlink:type="simple" xlink:href="https://static.ukrinform.com/photos/2023_07/thumb_files/630_360_1688851856-2496.jpeg" text:style-name="Internet_20_link" text:visited-style-name="Visited_20_Internet_20_Link">
630_360_16888...</text:a>
']</text:p>
      <text:p text:style-name="P4">
标签: ['Нацгвардія', 'Нагорода', 'Герой України', 'Військові', 'Зеленський', 'Війна з Росією']</text:p>
      <text:p text:style-name="P4">
类型: Article</text:p>
      <!--METADATA-->
      <text:p text:style-name="P4">
<draw:frame draw:style-name="fr1" draw:name="Image300" text:anchor-type="as-char" svg:width="6.9236in" svg:height="3.956343in" draw:z-index="0">
<draw:image xlink:href="../Images/yкринформ/2023-07-09T-7-26-00-03-00/630_360_1688851856-2496.jpeg" xlink:type="simple" xlink:show="embed" xlink:actuate="onLoad" draw:mime-type="image/jpeg"/>
</draw:frame>
乌克兰沃罗迪米尔·泽伦斯基(Ukraine Volodymyr Zelensky)总统在前往利维夫地区的工作之旅中与乌克兰国民警卫队的西方领土管理人员一起颁发了州奖。</text:p>
      <text:p text:style-name="P4">
关于它报告<text:a xlink:type="simple" xlink:href="https://www.president.gov.ua/news/za-500-dniv-povnomasshtabnoyi-vijni-298-ukrayincyam-i-ukrayi-84213" text:style-name="Internet_20_link" text:visited-style-name="Visited_20_Internet_20_Link">
国家元首的地点</text:a>
，报道乌克林福姆。</text:p>
      <text:p text:style-name="P4">
Azovstal的后卫参加了会议，后者返回了Nabatkivshchyna：国民警卫队“ Azov” Denis Prokopenko的独立特殊目的的指挥官国民警卫队丹尼斯·勒格(Denyshleg)第12旅的指挥官。</text:p>
      <text:p text:style-name="P4">
<text:span text:style-name="T5">
video：<text:a xlink:type="simple" xlink:href="https://www.president.gov.ua/" text:style-name="Internet_20_link" text:visited-style-name="Visited_20_Internet_20_Link">
总统办公室</text:a>
</text:span>
</text:p>
      <text:p text:style-name="P4">
“ 500天，我们为乌克兰争取自由和独立性而战。 出于尊严，为了为我们所有的人民谋生的权利，整个乌克兰。 乌克兰将永远是一个感激的每个人和为之奋斗的人。 我们的士兵。 我们的英雄。”泽伦斯基说。</text:p>
      <text:p text:style-name="P4">
总统感谢为乌克兰人的回家返回的团队：戈尔德·伊尔马克(OP Andriy Yermak)负责SBU Vasily的负责人Rustem Umerov国家财产财产基金负责人。 此外，Volodymyr Zelensky对土耳其囚犯和亲自总统Recep Taiip Taiip Erdogan的帮助表示感谢。</text:p>
      <text:p text:style-name="P4">
</text:p>
      <text:p text:style-name="P4">
“ 500天前，世界上许多人尚未了解我们是什么，您是什么，期望什么和我们的角色。 现在每个人都明白。 现在，世界相信乌克兰。 世界受到我们的勇气的启发，灵感来自我们的英雄。 阿洛维亚 - 乌克兰人相信乌克兰，乌克兰人看到了我们在一起时我们的能力。 总统强调。</text:p>
      <text:p text:style-name="P4">
据他说，从一场全面的自由战争开始，成千上万的人表现出最大的英勇，近50,000名乌克兰士兵被州奖定义。</text:p>
      <text:p text:style-name="P4">
<text:span text:style-name="T4">
另请阅读：</text:span>
 <text:a xlink:type="simple" xlink:href="https://www.ukrinform.ua/rubric-society/3729545-za-cas-vijni-prezident-nagorodiv-ponad-49-tisac-ukrainciv.html" text:style-name="Internet_20_link" text:visited-style-name="Visited_20_Internet_20_Link">
战争总统期间<text:span text:style-name="T4">
授予</text:span>
超过4.9万乌克兰人</text:a>
“ 298名乌克兰人和乌克兰妇女获得了最高的头衔<text:a xlink:type="simple" xlink:href="http://www.ukrinform.ua/tag-geroj-ukraini" text:style-name="Internet_20_link" text:visited-style-name="Visited_20_Internet_20_Link">
乌克兰英雄</text:a>
。 我们所有人都必须尊敬这些人 - 我们的英雄 - 现在和之后我们都必须尊重这些人。 还有我们的孙子以及乌克兰人民的所有代人。 谢谢乌克兰的女主人公!荣耀乌克兰!” 国家元首说。</text:p>
      <text:p text:style-name="P4">
总统任命了270多名乌克兰英雄，并指出我们的士兵的名字(也获得了最高州奖)仍然可以称为。</text:p>
      <text:p text:style-name="P4">
“只有在我们胜利之后，我们才能说明这些乌克兰英雄的真正有力成就。 并确保告诉你。”他补充说。</text:p>
      <text:p text:style-name="P4">
同时，Zelensky指出，乌克兰英雄的大部分名字赢得了这个冠军。</text:p>
      <text:p text:style-name="P4">
<text:span text:style-name="T4">
另请阅读：</text:span>
 <text:a xlink:type="simple" xlink:href="https://www.ukrinform.ua/rubric-society/3733322-na-500j-den-vijni-mi-povernuli-dodomu-nasih-geroiv-zelenskij.html" text:style-name="Internet_20_link" text:visited-style-name="Visited_20_Internet_20_Link">
<text:span text:style-name="T4">
 Zelensky </text:span>
：在战争的第500天，我们回到家中的英雄最多</text:a>
与会者为了纪念所有为乌克兰的自由和独立而献出生命的乌克兰人的纪念片刻。</text:p>
      <text:p text:style-name="P4">
“当然，我感谢你们所有人 - 我感谢我们今天通过州奖裁定的所有士兵 - 勇气的命令 - 拥有生活和美好状态的壮举。 谢谢你!” 总统说。</text:p>
      <text:p text:style-name="P4">
他向国民警卫队颁发了国家奖项。 对于乌克兰的国家主权和领土目的而言，乌克兰人民的无私服务是三个学位的“勇气”。</text:p>
      <text:p text:style-name="P4">
“对乌克兰获得自由和权力的所有乌克兰人和乌克兰人的荣耀!荣耀我们所有的英雄!荣耀乌克兰人民!去赢!”  - 所研究的国家负责人。</text:p>
      <text:p text:style-name="P4">
News Source: <text:a xlink:type="simple" xlink:href="https://www.ukrinform.ua/rubric-ato/3733336-za-500-dniv-vijni-zvannam-geroa-ukraini-vidznaceni-298-zahisnikiv-i-zahisnic-prezident.html" text:style-name="Internet_20_link" text:visited-style-name="Visited_20_Internet_20_Link">
https://www.ukrinform.ua/rubric-ato/3733336-za-500-dniv-vijni-zvannam-geroa-ukraini-vidznaceni-298-zahisnikiv-i-zahisnic-prezident.html</text:a>
</text:p>
      <!--NEWS-->
      <text:h text:style-name="P10" text:outline-level="1">
<text:span text:style-name="T4">
在乌克兰主要没有降水，下午27°</text:span>
</text:h>
      <text:p text:style-name="P4">
作者: Ukrinform (Person)</text:p>
      <text:p text:style-name="P4">
出版商: Укринформ (Organization)</text:p>
      <text:p text:style-name="P4">
出版时间: 2023-07-09T-8:11:00+03:00</text:p>
      <text:p text:style-name="P4">
修改时间: 2023-07-09T00:11:00+03:00</text:p>
      <text:p text:style-name="P4">
描述: 7月9日，星期日，在乌克兰，在没有降水量的其余部分中，雷暴下雨，将在东南部和东部地区下雨。 下午，在Transcarpathia和Odessa中，空气在30°的位置变暖了27°。  - 乌克林。</text:p>
      <text:p text:style-name="P4">
图片: ['<text:a xlink:type="simple" xlink:href="https://static.ukrinform.com/photos/2020_07/thumb_files/630_360_1594362306-194.jpg" text:style-name="Internet_20_link" text:visited-style-name="Visited_20_Internet_20_Link">
630_360_15943...</text:a>
']</text:p>
      <text:p text:style-name="P4">
标签: ['Дощ', 'Гроза', 'Погода', 'Прогноз']</text:p>
      <text:p text:style-name="P4">
类型: Article</text:p>
      <!--METADATA-->
      <text:p text:style-name="P4">
<draw:frame draw:style-name="fr1" draw:name="Image302" text:anchor-type="as-char" svg:width="6.9236in" svg:height="3.956343in" draw:z-index="0">
<draw:image xlink:href="../Images/yкринформ/2023-07-09T-8-11-00-03-00/630_360_1594362306-194.jpg" xlink:type="simple" xlink:show="embed" xlink:actuate="onLoad" draw:mime-type="image/jpeg"/>
</draw:frame>
7月9日，星期日，在乌克兰，东南部和东部地区将通过在其余领土的其余部分中提出，而没有降水； 在白天，空气在27°，Nazakarpattya和Odessa的位置上升到30°。</text:p>
      <text:p text:style-name="P4">
乌克林福姆在乌克兰水文气象学中心报道了这一点。</text:p>
      <text:p text:style-name="P4">
“在东南部和东部地区中等，局部短暂的[下雨]的药物云。(https://www.ukrinform.ua/tag-dos?page=5)，雷暴；在其余领土上没有降水的情况下，仅在夜间夜生活，夜晚，夜晚，泰恩斯(Mykolaiv)，基洛维格拉德(Kirovograd)，波尔塔瓦(Poltava)和苏米(Sumy)地区。 西北的风，7-12 m/s，在乌克兰，除西方裁缝区外，阵风为15-20 m/s。 晚上12-17°的温度在诱人的部分和东部地区18-22°； 下午22-27°，在Transcarpathia Taidoshchina的位置为28-30°，”  - 预报员说。</text:p>
      <text:p text:style-name="P4">
在基辅和基辅地区，不会有可变的云彩，而不会降水。 首都的温度将在14-16°晚上，白天24-26°，在该地区，晚上将为12-17°，下午22-27°。</text:p>
      <text:p text:style-name="P4">
预计乌克兰的多云不断变化。 据估计，在7月10日，东南部的夜晚将在东部，东北地区，中部地区和喀尔巴阡山脉的白天进行中等雨水。 在其余领土内没有降水。</text:p>
      <text:p text:style-name="P4">
在7月11日晚上在Transcarpathia和喀尔巴阡山脉的夜间，乌克兰的下午，除了西部地区，(在东部和东北地区中等)短期降雨。</text:p>
      <text:p text:style-name="P4">
风主要是西北7-12 m/s。 晚上的温度为10-15°，卖家在海洋的海洋至23°； 7月11日，在乌克兰乌克兰南部，在乌克兰南部和25-30°的喀尔巴阡地区，下午20-25°。</text:p>
      <text:p text:style-name="P4">
如今，在基辅和该地区将改变多云，仅在7月11日下午，将有一些短期降雨。 夜晚的资本温度为12-14°，白天22-24°，晚上将为10-15°，下午20-25°。</text:p>
      <text:p text:style-name="P4">
预报员警告说，7月9日至11日在7月11日在沃尔林，特诺皮尔，赫尔森，扎波里兹亚，米科洛夫 - 在利维夫和切尔尼夫特地区，非凡的火灾危险水平将超过。</text:p>
      <text:p text:style-name="P4">
7月12日，仅在乌克兰，仅在东部，白天和视线，短期降雨，雷暴场所的降水量。 晚上的温度为10-16°，南到20°，下午20-26°，西南地区27-32°。取而代之的是，仅预计在7月13日在该国东部和东北地区，短期降雨，雷暴。 晚上13-19°的温度在白天24-30°，在西部地区为20-26°； 在夜晚18-23°的南部，下午29-34°，在Odesa地区南部，最高37°。</text:p>
      <text:p text:style-name="P4">
7月12日在基辅和该地区没有降水； 夜晚的首都的温度为13-15°，下午23-25°，在该地区，该地区的夜晚为10-15°，下午21-26°。</text:p>
      <text:p text:style-name="P4">
7月13日，首都地区的短期降雨预计(到了晚上，一个小地方很小，在基辅，没有降水)，雷暴。 首都的温度为16-18°，下午26-28°，晚上14-19°，下午24-29°。</text:p>
      <text:p text:style-name="P4">
News Source: <text:a xlink:type="simple" xlink:href="https://www.ukrinform.ua/rubric-regions/3733207-v-ukraini-perevazno-bez-opadiv-vden-do-27.html" text:style-name="Internet_20_link" text:visited-style-name="Visited_20_Internet_20_Link">
https://www.ukrinform.ua/rubric-regions/3733207-v-ukraini-perevazno-bez-opadiv-vden-do-27.html</text:a>
</text:p>
      <!--NEWS-->
      <text:h text:style-name="P10" text:outline-level="1">
<text:span text:style-name="T4">
在乌克兰主要没有降水，下午27°</text:span>
</text:h>
      <text:p text:style-name="P4">
作者: Ukrinform (Person)</text:p>
      <text:p text:style-name="P4">
出版商: Укринформ (Organization)</text:p>
      <text:p text:style-name="P4">
出版时间: 2023-07-09T00:11:00+03:00</text:p>
      <text:p text:style-name="P4">
修改时间: 2023-07-09T00:11:00+03:00</text:p>
      <text:p text:style-name="P4">
描述: 7月9日，星期日，在乌克兰，在没有降水量的其余部分中，雷暴下雨，将在东南部和东部地区下雨。 下午，在Transcarpathia和Odessa中，空气在30°的位置变暖了27°。  - 乌克林。</text:p>
      <text:p text:style-name="P4">
图片: ['<text:a xlink:type="simple" xlink:href="https://static.ukrinform.com/photos/2020_07/thumb_files/630_360_1594362306-194.jpg" text:style-name="Internet_20_link" text:visited-style-name="Visited_20_Internet_20_Link">
630_360_15943...</text:a>
']</text:p>
      <text:p text:style-name="P4">
标签: ['Дощ', 'Гроза', 'Погода', 'Прогноз']</text:p>
      <text:p text:style-name="P4">
类型: Article</text:p>
      <!--METADATA-->
      <text:p text:style-name="P4">
<draw:frame draw:style-name="fr1" draw:name="Image303" text:anchor-type="as-char" svg:width="6.9236in" svg:height="3.956343in" draw:z-index="0">
<draw:image xlink:href="../Images/yкринформ/2023-07-09T00-11-00-03-00/630_360_1594362306-194.jpg" xlink:type="simple" xlink:show="embed" xlink:actuate="onLoad" draw:mime-type="image/jpeg"/>
</draw:frame>
7月9日，星期日，在乌克兰，东南部和东部地区将通过在其余领土的其余部分中提出，而没有降水； 在白天，空气在27°，Nazakarpattya和Odessa的位置上升到30°。</text:p>
      <text:p text:style-name="P4">
乌克林福姆在乌克兰水文气象学中心报道了这一点。</text:p>
      <text:p text:style-name="P4">
“在东南部和东部地区中等，局部短暂的[下雨]的药物云。(https://www.ukrinform.ua/tag-dos?page=5)，雷暴；在其余领土上没有降水的情况下，仅在夜间夜生活，夜晚，夜晚，泰恩斯(Mykolaiv)，基洛维格拉德(Kirovograd)，波尔塔瓦(Poltava)和苏米(Sumy)地区。 西北的风，7-12 m/s，在乌克兰，除西方裁缝区外，阵风为15-20 m/s。 晚上12-17°的温度在诱人的部分和东部地区18-22°； 下午22-27°，在Transcarpathia Taidoshchina的位置为28-30°，”  - 预报员说。</text:p>
      <text:p text:style-name="P4">
在基辅和基辅地区，不会有可变的云彩，而不会降水。 首都的温度将在14-16°晚上，白天24-26°，在该地区，晚上将为12-17°，下午22-27°。</text:p>
      <text:p text:style-name="P4">
预计乌克兰的多云不断变化。 据估计，在7月10日，东南部的夜晚将在东部，东北地区，中部地区和喀尔巴阡山脉的白天进行中等雨水。 在其余领土内没有降水。</text:p>
      <text:p text:style-name="P4">
在7月11日晚上在Transcarpathia和喀尔巴阡山脉的夜间，乌克兰的下午，除了西部地区，(在东部和东北地区中等)短期降雨。</text:p>
      <text:p text:style-name="P4">
风主要是西北7-12 m/s。 晚上的温度为10-15°，卖家在海洋的海洋至23°； 7月11日，在乌克兰乌克兰南部，在乌克兰南部和25-30°的喀尔巴阡地区，下午20-25°。</text:p>
      <text:p text:style-name="P4">
如今，在基辅和该地区将改变多云，仅在7月11日下午，将有一些短期降雨。 夜晚的资本温度为12-14°，白天22-24°，晚上将为10-15°，下午20-25°。</text:p>
      <text:p text:style-name="P4">
预报员警告说，7月9日至11日在7月11日在沃尔林，特诺皮尔，赫尔森，扎波里兹亚，米科洛夫 - 在利维夫和切尔尼夫特地区，非凡的火灾危险水平将超过。</text:p>
      <text:p text:style-name="P4">
7月12日，仅在乌克兰，仅在东部，白天和视线，短期降雨，雷暴场所的降水量。 晚上的温度为10-16°，南到20°，下午20-26°，西南地区27-32°。取而代之的是，仅预计在7月13日在该国东部和东北地区，短期降雨，雷暴。 晚上13-19°的温度在白天24-30°，在西部地区为20-26°； 在夜晚18-23°的南部，下午29-34°，在Odesa地区南部，最高37°。</text:p>
      <text:p text:style-name="P4">
7月12日在基辅和该地区没有降水； 夜晚的首都的温度为13-15°，下午23-25°，在该地区，该地区的夜晚为10-15°，下午21-26°。</text:p>
      <text:p text:style-name="P4">
7月13日，首都地区的短期降雨预计(到了晚上，一个小地方很小，在基辅，没有降水)，雷暴。 首都的温度为16-18°，下午26-28°，晚上14-19°，下午24-29°。</text:p>
      <text:p text:style-name="P4">
News Source: <text:a xlink:type="simple" xlink:href="https://www.ukrinform.ua/rubric-regions/3733207-v-ukraini-perevazno-bez-opadiv-vden-do-27.html" text:style-name="Internet_20_link" text:visited-style-name="Visited_20_Internet_20_Link">
https://www.ukrinform.ua/rubric-regions/3733207-v-ukraini-perevazno-bez-opadiv-vden-do-27.html</text:a>
</text:p>
      <!--NEWS-->
      <text:h text:style-name="P10" text:outline-level="1">
<text:span text:style-name="T4">
在战争的500天内，乌克兰英雄的头衔被授予298名捍卫者和捍卫者 - 总统</text:span>
</text:h>
      <text:p text:style-name="P4">
作者: Ukrinform (Person)</text:p>
      <text:p text:style-name="P4">
出版商: Укринформ (Organization)</text:p>
      <text:p text:style-name="P4">
出版时间: 2023-07-09T00:26:00+03:00</text:p>
      <text:p text:style-name="P4">
修改时间: 2023-07-09T00:26:00+03:00</text:p>
      <text:p text:style-name="P4">
描述: 乌克兰沃罗迪米尔·泽伦斯基（Ukraine Volodymyr Zelensky）总统在乌克兰国民警卫队的西方领土局在洛杉矶国民警卫队的工作之旅中与卢维夫（Lviv）地区的工作旅行并颁发了州奖。  - 乌克林。</text:p>
      <text:p text:style-name="P4">
图片: ['<text:a xlink:type="simple" xlink:href="https://static.ukrinform.com/photos/2023_07/thumb_files/630_360_1688851856-2496.jpeg" text:style-name="Internet_20_link" text:visited-style-name="Visited_20_Internet_20_Link">
630_360_16888...</text:a>
']</text:p>
      <text:p text:style-name="P4">
标签: ['Нацгвардія', 'Нагорода', 'Герой України', 'Військові', 'Зеленський', 'Війна з Росією']</text:p>
      <text:p text:style-name="P4">
类型: Article</text:p>
      <!--METADATA-->
      <text:p text:style-name="P4">
<draw:frame draw:style-name="fr1" draw:name="Image304" text:anchor-type="as-char" svg:width="6.9236in" svg:height="3.956343in" draw:z-index="0">
<draw:image xlink:href="../Images/yкринформ/2023-07-09T00-26-00-03-00/630_360_1688851856-2496.jpeg" xlink:type="simple" xlink:show="embed" xlink:actuate="onLoad" draw:mime-type="image/jpeg"/>
</draw:frame>
乌克兰沃罗迪米尔·泽伦斯基(Ukraine Volodymyr Zelensky)总统在前往利维夫地区的工作之旅中与乌克兰国民警卫队的西方领土管理人员一起颁发了州奖。</text:p>
      <text:p text:style-name="P4">
关于它报告<text:a xlink:type="simple" xlink:href="https://www.president.gov.ua/news/za-500-dniv-povnomasshtabnoyi-vijni-298-ukrayincyam-i-ukrayi-84213" text:style-name="Internet_20_link" text:visited-style-name="Visited_20_Internet_20_Link">
国家元首的地点</text:a>
，报道乌克林福姆。</text:p>
      <text:p text:style-name="P4">
Azovstal的后卫参加了会议，后者返回了Nabatkivshchyna：国民警卫队“ Azov” Denis Prokopenko的独立特殊目的的指挥官国民警卫队丹尼斯·勒格(Denyshleg)第12旅的指挥官。</text:p>
      <text:p text:style-name="P4">
<text:span text:style-name="T5">
video：<text:a xlink:type="simple" xlink:href="https://www.president.gov.ua/" text:style-name="Internet_20_link" text:visited-style-name="Visited_20_Internet_20_Link">
总统办公室</text:a>
</text:span>
</text:p>
      <text:p text:style-name="P4">
“ 500天，我们为乌克兰争取自由和独立性而战。 出于尊严，为了为我们所有的人民谋生的权利，整个乌克兰。 乌克兰将永远是一个感激的每个人和为之奋斗的人。 我们的士兵。 我们的英雄。”泽伦斯基说。</text:p>
      <text:p text:style-name="P4">
总统感谢为乌克兰人的回家返回的团队：戈尔德·伊尔马克(OP Andriy Yermak)负责SBU Vasily的负责人Rustem Umerov国家财产财产基金负责人。 此外，Volodymyr Zelensky对土耳其囚犯和亲自总统Recep Taiip Taiip Erdogan的帮助表示感谢。</text:p>
      <text:p text:style-name="P4">
</text:p>
      <text:p text:style-name="P4">
“ 500天前，世界上许多人尚未了解我们是什么，您是什么，期望什么和我们的角色。 现在每个人都明白。 现在，世界相信乌克兰。 世界受到我们的勇气的启发，灵感来自我们的英雄。 阿洛维亚 - 乌克兰人相信乌克兰，乌克兰人看到了我们在一起时我们的能力。 总统强调。</text:p>
      <text:p text:style-name="P4">
据他说，从一场全面的自由战争开始，成千上万的人表现出最大的英勇，近50,000名乌克兰士兵被州奖定义。</text:p>
      <text:p text:style-name="P4">
<text:span text:style-name="T4">
另请阅读：</text:span>
 <text:a xlink:type="simple" xlink:href="https://www.ukrinform.ua/rubric-society/3729545-za-cas-vijni-prezident-nagorodiv-ponad-49-tisac-ukrainciv.html" text:style-name="Internet_20_link" text:visited-style-name="Visited_20_Internet_20_Link">
战争总统期间<text:span text:style-name="T4">
授予</text:span>
超过4.9万乌克兰人</text:a>
“ 298名乌克兰人和乌克兰妇女获得了最高的头衔<text:a xlink:type="simple" xlink:href="http://www.ukrinform.ua/tag-geroj-ukraini" text:style-name="Internet_20_link" text:visited-style-name="Visited_20_Internet_20_Link">
乌克兰英雄</text:a>
。 我们所有人都必须尊敬这些人 - 我们的英雄 - 现在和之后我们都必须尊重这些人。 还有我们的孙子以及乌克兰人民的所有代人。 谢谢乌克兰的女主人公!荣耀乌克兰!” 国家元首说。</text:p>
      <text:p text:style-name="P4">
总统任命了270多名乌克兰英雄，并指出我们的士兵的名字(也获得了最高州奖)仍然可以称为。</text:p>
      <text:p text:style-name="P4">
“只有在我们胜利之后，我们才能说明这些乌克兰英雄的真正有力成就。 并确保告诉你。”他补充说。</text:p>
      <text:p text:style-name="P4">
同时，Zelensky指出，乌克兰英雄的大部分名字赢得了这个冠军。</text:p>
      <text:p text:style-name="P4">
<text:span text:style-name="T4">
另请阅读：</text:span>
 <text:a xlink:type="simple" xlink:href="https://www.ukrinform.ua/rubric-society/3733322-na-500j-den-vijni-mi-povernuli-dodomu-nasih-geroiv-zelenskij.html" text:style-name="Internet_20_link" text:visited-style-name="Visited_20_Internet_20_Link">
<text:span text:style-name="T4">
 Zelensky </text:span>
：在战争的第500天，我们回到家中的英雄最多</text:a>
与会者为了纪念所有为乌克兰的自由和独立而献出生命的乌克兰人的纪念片刻。</text:p>
      <text:p text:style-name="P4">
“当然，我感谢你们所有人 - 我感谢我们今天通过州奖裁定的所有士兵 - 勇气的命令 - 拥有生活和美好状态的壮举。 谢谢你!” 总统说。</text:p>
      <text:p text:style-name="P4">
他向国民警卫队颁发了国家奖项。 对于乌克兰的国家主权和领土目的而言，乌克兰人民的无私服务是三个学位的“勇气”。</text:p>
      <text:p text:style-name="P4">
“对乌克兰获得自由和权力的所有乌克兰人和乌克兰人的荣耀!荣耀我们所有的英雄!荣耀乌克兰人民!去赢!”  - 所研究的国家负责人。</text:p>
      <text:p text:style-name="P4">
News Source: <text:a xlink:type="simple" xlink:href="https://www.ukrinform.ua/rubric-ato/3733336-za-500-dniv-vijni-zvannam-geroa-ukraini-vidznaceni-298-zahisnikiv-i-zahisnic-prezident.html" text:style-name="Internet_20_link" text:visited-style-name="Visited_20_Internet_20_Link">
https://www.ukrinform.ua/rubric-ato/3733336-za-500-dniv-vijni-zvannam-geroa-ukraini-vidznaceni-298-zahisnikiv-i-zahisnic-prezident.html</text:a>
</text:p>
      <!--NEWS-->
      <text:h text:style-name="P10" text:outline-level="1">
<text:span text:style-name="T4">
Zelensky参加了为乌克兰祈祷</text:span>
</text:h>
      <text:p text:style-name="P4">
作者: Ukrinform (Person)</text:p>
      <text:p text:style-name="P4">
出版商: Укринформ (Organization)</text:p>
      <text:p text:style-name="P4">
出版时间: 2023-07-09T00:49:00+03:00</text:p>
      <text:p text:style-name="P4">
修改时间: 2023-07-09T00:49:00+03:00</text:p>
      <text:p text:style-name="P4">
描述: 在前往利维夫地区的工作之旅中，沃迪米尔·泽伦斯基（Volodymyr Zelenskyy）参加了祈祷活动：“上帝，保持乌克兰！ 500天的抵抗和咆哮。”  - 乌克林。</text:p>
      <text:p text:style-name="P4">
图片: ['<text:a xlink:type="simple" xlink:href="https://static.ukrinform.com/photos/2023_07/thumb_files/630_360_1688852817-449.jpeg" text:style-name="Internet_20_link" text:visited-style-name="Visited_20_Internet_20_Link">
630_360_16888...</text:a>
']</text:p>
      <text:p text:style-name="P4">
标签: ['Львів', 'Україна', 'Молитва', 'Зеленський']</text:p>
      <text:p text:style-name="P4">
类型: Article</text:p>
      <!--METADATA-->
      <text:p text:style-name="P4">
<draw:frame draw:style-name="fr1" draw:name="Image306" text:anchor-type="as-char" svg:width="6.9236in" svg:height="3.956343in" draw:z-index="0">
<draw:image xlink:href="../Images/yкринформ/2023-07-09T00-49-00-03-00/630_360_1688852817-449.jpeg" xlink:type="simple" xlink:show="embed" xlink:actuate="onLoad" draw:mime-type="image/jpeg"/>
</draw:frame>
在前往利维夫地区的旅行期间，沃迪米尔·泽伦斯基(Volodymyr Zelenskyy)参加了祈祷“上帝，珍惜乌克兰!500天的抵抗和咆哮。”</text:p>
      <text:p text:style-name="P4">
关于它报告了乌克林福姆，并链接到<text:a xlink:type="simple" xlink:href="https://www.president.gov.ua/news/u-lvovi-prezident-uzyav-uchast-u-molebni-za-ukrayinu-84221" text:style-name="Internet_20_link" text:visited-style-name="Visited_20_Internet_20_Link">
网站</text:a>
乌克兰总统。</text:p>
      <text:p text:style-name="P4">
在利维夫(Lviv)的塔拉斯·谢申科(Taras Shevchenko)的纪念碑上，宗教组织的神职人员和负责人宣布为乌克兰祈祷。 他们为我们的国家祈祷，只是和平。</text:p>
      <text:p text:style-name="P4">
<text:span text:style-name="T5">
video：<text:a xlink:type="simple" xlink:href="https://www.president.gov.ua/" text:style-name="Internet_20_link" text:visited-style-name="Visited_20_Internet_20_Link">
总统办公室</text:a>
</text:span>
</text:p>
      <text:p text:style-name="P4">
精神领导人要求为我们家乡的捍卫者提供代祷和力量，祝福乌克兰当局的代表，并为战争中的所有人救赎。 他们还为恢复领土对象祈祷<text:a xlink:type="simple" xlink:href="https://www.ukrinform.ua/tag-ukraina" text:style-name="Internet_20_link" text:visited-style-name="Visited_20_Internet_20_Link">
乌克兰</text:a>
 .</text:p>
      <text:p text:style-name="P4">
室内合唱团被“为乌克兰祈祷”。</text:p>
      <text:p text:style-name="P4">
<text:span text:style-name="T4">
另请阅读：</text:span>
 <text:a xlink:type="simple" xlink:href="https://www.ukrinform.ua/rubric-ato/3733336-za-500-dniv-vijni-zvannam-geroa-ukraini-vidznaceni-298-zahisnikiv-i-zahisnic-prezident.html" text:style-name="Internet_20_link" text:visited-style-name="Visited_20_Internet_20_Link">
在500天的战争中，乌克兰英雄的头衔被授予298名捍卫者和捍卫者 - 总统</text:a>
正如所指出的那样，利维夫市长和总统萨德维市长什米列尔总统安德里·耶尔马克(Andriy Yermak)也参加了祈祷活动。</text:p>
      <text:p text:style-name="P4">
_foto：op _</text:p>
      <text:p text:style-name="P4">
News Source: <text:a xlink:type="simple" xlink:href="https://www.ukrinform.ua/rubric-society/3733338-zelenskij-uzav-ucast-u-molebni-za-ukrainu.html" text:style-name="Internet_20_link" text:visited-style-name="Visited_20_Internet_20_Link">
https://www.ukrinform.ua/rubric-society/3733338-zelenskij-uzav-ucast-u-molebni-za-ukrainu.html</text:a>
</text:p>
      <!--NEWS-->
      <text:h text:style-name="P10" text:outline-level="1">
<text:span text:style-name="T4">
加拿大将结束使用盒式弹药</text:span>
</text:h>
      <text:p text:style-name="P4">
作者: Ukrinform (Person)</text:p>
      <text:p text:style-name="P4">
出版商: Укринформ (Organization)</text:p>
      <text:p text:style-name="P4">
出版时间: 2023-07-09T01:14:00+03:00</text:p>
      <text:p text:style-name="P4">
修改时间: 2023-07-09T01:14:00+03:00</text:p>
      <text:p text:style-name="P4">
描述: 加拿大当局表示，它不支持使用磁带弹药，并决心结束其生产和使用。  - 乌克林。</text:p>
      <text:p text:style-name="P4">
图片: ['<text:a xlink:type="simple" xlink:href="https://static.ukrinform.com/photos/2019_05/thumb_files/630_360_1557290844-571.jpg" text:style-name="Internet_20_link" text:visited-style-name="Visited_20_Internet_20_Link">
630_360_15572...</text:a>
']</text:p>
      <text:p text:style-name="P4">
标签: ['Канада', 'Війна', 'Боєприпаси']</text:p>
      <text:p text:style-name="P4">
类型: Article</text:p>
      <!--METADATA-->
      <text:p text:style-name="P4">
<draw:frame draw:style-name="fr1" draw:name="Image308" text:anchor-type="as-char" svg:width="6.9236in" svg:height="3.956343in" draw:z-index="0">
<draw:image xlink:href="../Images/yкринформ/2023-07-09T01-14-00-03-00/630_360_1557290844-571.jpg" xlink:type="simple" xlink:show="embed" xlink:actuate="onLoad" draw:mime-type="image/jpeg"/>
</draw:frame>
主教表示，她不支持使用盒式弹药，并决心结束其生产和使用。</text:p>
      <text:p text:style-name="P4">
根据乌克林的通讯员，它报告了<text:a xlink:type="simple" xlink:href="http://www.ctvnews.ca/politics/canada-condemns-use-of-cluster-munitions-following-u-s-decision-to-send-weapon-to-ukraine-1.6471584" text:style-name="Internet_20_link" text:visited-style-name="Visited_20_Internet_20_Link">
CTV新闻</text:a>
参考，加拿大科学。</text:p>
      <ul>
        <li>
在广泛的声明中说：“我们不支持使用盒式弹药，并果断地建立了这些弹药对平民，尤其是儿童的影响的边缘。”</li>
      </ul>
      <text:p text:style-name="P4">
注意到<text:a xlink:type="simple" xlink:href="https://www.ukrinform.ua/tag-kanada" text:style-name="Internet_20_link" text:visited-style-name="Visited_20_Internet_20_Link">
加拿大</text:a>
它是凯西特弹药公约的123个签署者之一，该公约禁止其生产，使用，转移和积累。</text:p>
      <text:p text:style-name="P4">
政府强调说：“加拿大完全遵守了这一公约，并严重地遵守了其鼓励其全球采用的义务。”</text:p>
      <text:p text:style-name="P4">
<text:span text:style-name="T4">
另请阅读：</text:span>
 <text:a xlink:type="simple" xlink:href="https://www.ukrinform.ua/rubric-ato/3733015-bajden-pro-kasetni-snaradi-dla-ukraini-vazke-risenna-ale-voni-ij-potribni.html" text:style-name="Internet_20_link" text:visited-style-name="Visited_20_Internet_20_Link">
Biden-关于<text:span text:style-name="T4">
盒式盒</text:span>
乌克兰的壳：硬度，但他们需要它</text:a>
正如乌克林福姆报道的那样，美国国防部正式宣布将新的军事援助计划分开，总计8亿美元，其中包括盒式弹药。 德国，西班牙和英国已经对乌克兰弹药的提供表示了分歧。</text:p>
      <text:p text:style-name="P4">
News Source: <text:a xlink:type="simple" xlink:href="https://www.ukrinform.ua/rubric-world/3733333-kanada-nalastovana-poklasti-kraj-zastosuvannu-kasetnih-boepripasiv.html" text:style-name="Internet_20_link" text:visited-style-name="Visited_20_Internet_20_Link">
https://www.ukrinform.ua/rubric-world/3733333-kanada-nalastovana-poklasti-kraj-zastosuvannu-kasetnih-boepripasiv.html</text:a>
</text:p>
      <!--NEWS-->
      <text:h text:style-name="P10" text:outline-level="1">
<text:span text:style-name="T4">
回到乌克兰，阿佐夫斯塔利的英雄们帮助了捷克空军 - 法利里总理</text:span>
</text:h>
      <text:p text:style-name="P4">
作者: Ukrinform (Person)</text:p>
      <text:p text:style-name="P4">
出版商: Укринформ (Organization)</text:p>
      <text:p text:style-name="P4">
出版时间: 2023-07-09T01:40:00+03:00</text:p>
      <text:p text:style-name="P4">
修改时间: 2023-07-09T01:40:00+03:00</text:p>
      <text:p text:style-name="P4">
描述: 来自土耳其的Azovstal Defenders撤离了捷克特种部队，该共和国在访问欧洲期间还提供了弗拉基米尔·泽伦斯基及其团队的运输。  - 乌克林。</text:p>
      <text:p text:style-name="P4">
图片: ['<text:a xlink:type="simple" xlink:href="https://static.ukrinform.com/photos/2023_07/thumb_files/630_360_1688856133-869.jpeg" text:style-name="Internet_20_link" text:visited-style-name="Visited_20_Internet_20_Link">
630_360_16888...</text:a>
']</text:p>
      <text:p text:style-name="P4">
标签: ['Азовсталь', 'Чехія', 'Літак', 'Військові', 'Зеленський']</text:p>
      <text:p text:style-name="P4">
类型: Article</text:p>
      <!--METADATA-->
      <text:p text:style-name="P4">
<draw:frame draw:style-name="fr1" draw:name="Image309" text:anchor-type="as-char" svg:width="6.9236in" svg:height="3.956343in" draw:z-index="0">
<draw:image xlink:href="../Images/yкринформ/2023-07-09T01-40-00-03-00/630_360_1688856133-869.jpeg" xlink:type="simple" xlink:show="embed" xlink:actuate="onLoad" draw:mime-type="image/jpeg"/>
</draw:frame>
来自土耳其的Azovstali的捍卫者出口了空军Silacheyhia的特殊飞机，该飞机还提供了弗拉基米尔·泽伦斯基(Vladimir Zelensky)的运输及其在欧洲访问中的命令。</text:p>
      <text:p text:style-name="P4">
这是在[Twitter]中报道的(http://twitter.com/P_Fiala/status/1677693592154824704)捷克共和国的捷克总理由乌克林福姆传播。</text:p>
      <text:p text:style-name="P4">
“我很高兴我们的空军帮助乌克兰回家了这些勇敢的保护自由的Azovstal!乌克兰，我们将永远与您同在，” Fali写道。</text:p>
      <text:p text:style-name="Quotations">

<text:p text:style-name="P4">
我很高兴我们的空军协助返回乌克兰&gt;
这些勇敢的自由捍卫阿佐夫斯塔尔的捍卫者!&gt;
&gt;
我们将永远留在您身边。 🇺🇦🇨🇿<text:a xlink:type="simple" xlink:href="https://t.co/HesAE1Lirj" text:style-name="Internet_20_link" text:visited-style-name="Visited_20_Internet_20_Link">
https://t.co/hesae1lirj&gt;
</text:a>
&gt;
&gt;
 -PETR FIALA(@p_fala)<text:a xlink:type="simple" xlink:href="https://twitter.com/P_Fiala/status/1677693592154824704" text:style-name="Internet_20_link" text:visited-style-name="Visited_20_Internet_20_Link">
2023年7月8日&gt;
</text:a>
记录了乌克兰代表团返回的照片，其中有五个Azovstali，很明显，它们坐在捷克政府特别委员会中。</text:p>

</text:p>
      <text:p text:style-name="P4">
应当指出的是，同一架飞机上周四将乌克兰总统运送到捷克共和国，然后送往斯洛伐克和土耳其。</text:p>
      <text:p text:style-name="P4">
<text:span text:style-name="T4">
另请阅读：</text:span>
 <text:a xlink:type="simple" xlink:href="https://www.ukrinform.ua/rubric-society/3733322-na-500j-den-vijni-mi-povernuli-dodomu-nasih-geroiv-zelenskij.html" text:style-name="Internet_20_link" text:visited-style-name="Visited_20_Internet_20_Link">
<text:span text:style-name="T4">
 Zelensky </text:span>
：在战争的第500天，我们回到家中的英雄最多</text:a>
据报道，乌克兰返回了五名捍卫者的家园<text:a xlink:type="simple" xlink:href="https://www.ukrinform.ua/tag-azovstal" text:style-name="Internet_20_link" text:visited-style-name="Visited_20_Internet_20_Link">
Azovstali</text:a>
在被释放出俄罗斯囚禁后，他处于差距。 总统弗拉基米尔泽斯基(Vladimirzelensky)在伊斯坦布尔机场会见了他们，并祝贺他们返回。</text:p>
      <text:p text:style-name="P4">
乌克兰士兵Denis Prokopenko，Svyatoslav Palamar，Sergey Volynsky，Oleghomenko，Denis Sleg终于能够与亲戚在一起。</text:p>
      <text:p text:style-name="P4">
_foto：op _</text:p>
      <text:p text:style-name="P4">
News Source: <text:a xlink:type="simple" xlink:href="https://www.ukrinform.ua/rubric-society/3733340-povernutisa-do-ukraini-geroam-azovstali-dopomig-litak-vps-cehii-premer-fiala.html" text:style-name="Internet_20_link" text:visited-style-name="Visited_20_Internet_20_Link">
https://www.ukrinform.ua/rubric-society/3733340-povernutisa-do-ukraini-geroam-azovstali-dopomig-litak-vps-cehii-premer-fiala.html</text:a>
</text:p>
      <!--NEWS-->
      <text:h text:style-name="P10" text:outline-level="1">
<text:span text:style-name="T4">
卡洛维瓦拉克（Karlovy Varakh）的大奖赛节赢得了保加利亚 - 德国缎带</text:span>
</text:h>
      <text:p text:style-name="P4">
作者: Ukrinform (Person)</text:p>
      <text:p text:style-name="P4">
出版商: Укринформ (Organization)</text:p>
      <text:p text:style-name="P4">
出版时间: 2023-07-09T02:03:00+03:00</text:p>
      <text:p text:style-name="P4">
修改时间: 2023-07-09T02:03:00+03:00</text:p>
      <text:p text:style-name="P4">
描述: 在捷克城市卡洛夫（Karlov）中，第57届国际电影节以获胜者的宣布结束。  - 乌克林。</text:p>
      <text:p text:style-name="P4">
图片: ['<text:a xlink:type="simple" xlink:href="https://static.ukrinform.com/photos/2017_06/thumb_files/630_360_1498744201-4337.jpg" text:style-name="Internet_20_link" text:visited-style-name="Visited_20_Internet_20_Link">
630_360_14987...</text:a>
']</text:p>
      <text:p text:style-name="P4">
标签: ['Чехія', 'Кіно', 'Кінофестиваль у Карлових Варах', 'фільм']</text:p>
      <text:p text:style-name="P4">
类型: Article</text:p>
      <!--METADATA-->
      <text:p text:style-name="P4">
<draw:frame draw:style-name="fr1" draw:name="Image311" text:anchor-type="as-char" svg:width="6.9236in" svg:height="3.956343in" draw:z-index="0">
<draw:image xlink:href="../Images/yкринформ/2023-07-09T02-03-00-03-00/630_360_1498744201-4337.jpg" xlink:type="simple" xlink:show="embed" xlink:actuate="onLoad" draw:mime-type="image/jpeg"/>
</draw:frame>
第57届国际电影节在卡洛夫结束。</text:p>
      <text:p text:style-name="P4">
关于它报告了电影节组委会的报道。</text:p>
      <text:p text:style-name="P4">
节日的大奖赛Crystal Globe被授予保加利亚和德国联合制作的“优秀”胶带。 它的作者获得了25,000美元的规模。</text:p>
      <text:p text:style-name="P4">
特别奖(和$ 15,000)陪审团颁发了“空网络”电影(德国 - 伊朗).</text:p>
      <text:p text:style-name="P4">
Приз за найкращу режисуру дістався фільму «Фрімонт» (美国，导演巴巴利利).</text:p>
      <text:p text:style-name="P4">
Фестиваль проходив з 30 червня до 8 липня. Його гостями стали 11 тисяч людей,зокрема, президент Чехії Петр Павел.</text:p>
      <text:p text:style-name="P4">
<text:span text:style-name="T4">
Читайте також:</text:span>
 <text:a xlink:type="simple" xlink:href="https://www.ukrinform.ua/rubric-culture/3722916-ukrainskij-film-prezentuut-na-karlovarskomu-miznarodnomu-kinofestivali.html" text:style-name="Internet_20_link" text:visited-style-name="Visited_20_Internet_20_Link">
 Український фільм презентують на Карловарськомуміжнародному кінофестивалі </text:a>
在<text:a xlink:type="simple" xlink:href="https://www.ukrinform.ua/tag-festival" text:style-name="Internet_20_link" text:visited-style-name="Visited_20_Internet_20_Link">
节日</text:a>
有445个Cinners，出售了123 517张门票。 总共显示了185部电影，其中116部电影，28部纪录片和41部短片。 36个磁带已成为世界首演。</text:p>
      <text:p text:style-name="P4">
Karlovy的下一个IFF将于2024年6月28日至7月6日举行。</text:p>
      <text:p text:style-name="P4">
News Source: <text:a xlink:type="simple" xlink:href="https://www.ukrinform.ua/rubric-culture/3733341-granpri-kinofestivalu-v-karlovih-varah-zdobula-bolgarskonimecka-stricka.html" text:style-name="Internet_20_link" text:visited-style-name="Visited_20_Internet_20_Link">
https://www.ukrinform.ua/rubric-culture/3733341-granpri-kinofestivalu-v-karlovih-varah-zdobula-bolgarskonimecka-stricka.html</text:a>
</text:p>
      <!--NEWS-->
      <text:h text:style-name="P10" text:outline-level="1">
<text:span text:style-name="T4">
德国联邦政府批准购买乌克兰的弹药</text:span>
</text:h>
      <text:p text:style-name="P4">
作者: Ukrinform (Person)</text:p>
      <text:p text:style-name="P4">
出版商: Укринформ (Organization)</text:p>
      <text:p text:style-name="P4">
出版时间: 2023-07-09T02:23:00+03:00</text:p>
      <text:p text:style-name="P4">
修改时间: 2023-07-09T02:23:00+03:00</text:p>
      <text:p text:style-name="P4">
描述: 德国政府联邦政府的预算委员会批准购买为Panzerhaubitze 2000，Leopard 2和Puma步兵战斗机的其他弹药购买。  - 乌克林。</text:p>
      <text:p text:style-name="P4">
图片: ['<text:a xlink:type="simple" xlink:href="https://static.ukrinform.com/photos/2021_07/thumb_files/630_360_1627644191-631.jpg" text:style-name="Internet_20_link" text:visited-style-name="Visited_20_Internet_20_Link">
630_360_16276...</text:a>
']</text:p>
      <text:p text:style-name="P4">
标签: ['Бундестаг', 'Бундесвер', 'Фінанси', 'Німеччина', 'Україна', 'Боєприпаси', 'Війна з Росією']</text:p>
      <text:p text:style-name="P4">
类型: Article</text:p>
      <!--METADATA-->
      <text:p text:style-name="P4">
<draw:frame draw:style-name="fr1" draw:name="Image312" text:anchor-type="as-char" svg:width="6.9236in" svg:height="3.956343in" draw:z-index="0">
<draw:image xlink:href="../Images/yкринформ/2023-07-09T02-23-00-03-00/630_360_1627644191-631.jpg" xlink:type="simple" xlink:show="embed" xlink:actuate="onLoad" draw:mime-type="image/jpeg"/>
</draw:frame>
德国联邦政府预算委员会批准购买Saupanzerhaubitze 2000，主要Loopard 2战斗坦克和PUMA战斗机的额外弹药。</text:p>
      <text:p text:style-name="P4">
关于它的报道，乌克林福姆参考了德国国防部。</text:p>
      <text:p text:style-name="P4">
因此，计划提供德国国防部的需求，进一步支持乌克兰，并更新已经转移到基辅的弹药储备。</text:p>
      <text:p text:style-name="P4">
“俄罗斯对乌克兰的袭击从根本上改变了安全政策。 这决定了购买额外弹药的必要性 - 对于德国的武装部队，对于乌克兰的武装力量，”德国国防部说。</text:p>
      <text:p text:style-name="P4">
乌克兰正在积极使用德国Panzerhaubitz 2000和主要的战车豹2。因此，需要155毫米炮弹榴弹炮和120毫米的炮弹，坦克也被德国覆盖。 自战争开始以来，乌克兰从仓库那里收到了大量弹药<text:a xlink:type="simple" xlink:href="http://www.ukrinform.ua/tag-bundesver" text:style-name="Internet_20_link" text:visited-style-name="Visited_20_Internet_20_Link">
Bundeswehr</text:a>
打击俄罗斯的关系，但需要更多。</text:p>
      <text:p text:style-name="P4">
<text:span text:style-name="T4">
另请阅读：</text:span>
 <text:a xlink:type="simple" xlink:href="https://www.ukrinform.ua/rubric-ato/3732836-nimeccina-peredala-cergovij-paket-vijskovoi-dopomogi-ukraini.html" text:style-name="Internet_20_link" text:visited-style-name="Visited_20_Internet_20_Link">
德国通过<text:span text:style-name="T4">
职责</text:span>
军事援助计划</text:a>
尤其是预算委员会批准为乌克兰购买大量155毫米口径的Fugas胸部。 Numerian炮兵系统(例如M777)也可以使用它们。 该订单将在未来两年内完成。 批准的提案的另一部分是今年Bundeswehr存在155毫米Fugas壳，这些名称已转移到乌克兰的名称。 计划分配约128亿欧元。</text:p>
      <text:p text:style-name="P4">
豹子2 120毫米枪还需要有关该计划的更多信息。 与国防工业抗衡，计划要大幅度增加。 弹药既用于德国政府弹药，又用于乌克兰的支持。 3.81亿欧元的支出将由国防预算部分资助，部分是由联邦政府现代化的资金。委员会的决定还规定了PUMA战斗车辆的弹药购买(自动30毫米机芯枪)和训练弹药7.62毫米，可为MG3和MG5机枪。</text:p>
      <text:p text:style-name="P4">
德国国防军的每份单独的合同都超过2500万欧元。</text:p>
      <text:p text:style-name="P4">
已经提供了最初的协议，用于提供155毫米的五位数的碎片和逃避壳，并可能需要进一步购买。通过变更协议，此期权再次大大扩展。 国防预算将支付约1.18亿欧元的投资。</text:p>
      <text:p text:style-name="P4">
News Source: <text:a xlink:type="simple" xlink:href="https://www.ukrinform.ua/rubric-ato/3733342-nimeckij-bundestag-shvaliv-zakupivlu-boepripasiv-dla-ukraini.html" text:style-name="Internet_20_link" text:visited-style-name="Visited_20_Internet_20_Link">
https://www.ukrinform.ua/rubric-ato/3733342-nimeckij-bundestag-shvaliv-zakupivlu-boepripasiv-dla-ukraini.html</text:a>
</text:p>
      <!--NEWS-->
      <text:h text:style-name="P10" text:outline-level="1">
<text:span text:style-name="T4">
苏丹的城市受到空军的影响，22人死亡</text:span>
</text:h>
      <text:p text:style-name="P4">
作者: Ukrinform (Person)</text:p>
      <text:p text:style-name="P4">
出版商: Укринформ (Organization)</text:p>
      <text:p text:style-name="P4">
出版时间: 2023-07-09T02:47:00+03:00</text:p>
      <text:p text:style-name="P4">
修改时间: 2023-07-09T02:47:00+03:00</text:p>
      <text:p text:style-name="P4">
描述: 由于苏丹市奥姆曼（Omurman）的航空罢工，至少有22人被杀。  - 乌克林。</text:p>
      <text:p text:style-name="P4">
图片: ['<text:a xlink:type="simple" xlink:href="https://static.ukrinform.com/photos/2023_04/thumb_files/630_360_1681626756-721.jpg" text:style-name="Internet_20_link" text:visited-style-name="Visited_20_Internet_20_Link">
630_360_16816...</text:a>
']</text:p>
      <text:p text:style-name="P4">
标签: ['Авіація', 'Обстріл', 'Судан', 'Загибель', 'Війна']</text:p>
      <text:p text:style-name="P4">
类型: Article</text:p>
      <!--METADATA-->
      <text:p text:style-name="P4">
<draw:frame draw:style-name="fr1" draw:name="Image313" text:anchor-type="as-char" svg:width="6.9236in" svg:height="3.956343in" draw:z-index="0">
<draw:image xlink:href="../Images/yкринформ/2023-07-09T02-47-00-03-00/630_360_1681626756-721.jpg" xlink:type="simple" xlink:show="embed" xlink:actuate="onLoad" draw:mime-type="image/jpeg"/>
</draw:frame>
由于苏丹市的航空罢工，至少有22人在周六被杀。</text:p>
      <text:p text:style-name="P4">
正如乌克林福姆报道的那样，它报告了<text:a xlink:type="simple" xlink:href="http://www.chinaview.cn/africa/20230709/a99fbac07ed24672be0b06a80439d253/c.html" text:style-name="Internet_20_link" text:visited-style-name="Visited_20_Internet_20_Link">
新华社</text:a>
参考Hartum国家卫生部。</text:p>
      <text:p text:style-name="P4">
“由于达尔萨尔姆·阿米里亚(Dar-Al-Salm al-Amria)的空袭，周六在奥姆曼纳(Omurmanan)西部被杀22人，许多人受伤，”该部的声明被发出。</text:p>
      <text:p text:style-name="P4">
如前所述，苏丹军队尚未对该事件进行评论。</text:p>
      <text:p text:style-name="P4">
反过来，反对陆军的快速反应力量谴责他们在奥尔曼(Omurmann)以西的住宅房屋中称其为“系统轰炸”公民。</text:p>
      <text:p text:style-name="P4">
<text:span text:style-name="T4">
另请阅读：</text:span>
 <text:a xlink:type="simple" xlink:href="https://www.ukrinform.ua/rubric-world/3724332-u-sudani-vnaslidok-obstrilu-stolici-zaginulo-15-osib-sered-akih-patero-ditej.html" text:style-name="Internet_20_link" text:visited-style-name="Visited_20_Internet_20_Link">
在<text:span text:style-name="T4">
苏丹</text:span>
，并且由于首都解雇，15人被杀，包括5个孩子</text:a>
正如乌克林福姆报道的那样，陆军之间的战斗<text:a xlink:type="simple" xlink:href="https://www.ukrinform.ua/tag-sudan" text:style-name="Internet_20_link" text:visited-style-name="Visited_20_Internet_20_Link">
苏丹</text:a>
但是，由于该国军事领导层争取权力的斗争，大4月中旬爆发了快速反应的力量。</text:p>
      <text:p text:style-name="P4">
由于战斗冲突，根据联合国的初步数据，约有220万人不得不离开房屋，超过50万人离开该国。</text:p>
      <text:p text:style-name="P4">
<text:span text:style-name="T5">
照片说明性：AA</text:span>
</text:p>
      <text:p text:style-name="P4">
News Source: <text:a xlink:type="simple" xlink:href="https://www.ukrinform.ua/rubric-world/3733339-misto-v-sudani-zaznalo-aviaudaru-22-zagiblih.html" text:style-name="Internet_20_link" text:visited-style-name="Visited_20_Internet_20_Link">
https://www.ukrinform.ua/rubric-world/3733339-misto-v-sudani-zaznalo-aviaudaru-22-zagiblih.html</text:a>
</text:p>
      <!--NEWS-->
      <text:h text:style-name="P10" text:outline-level="1">
<text:span text:style-name="T4">
在巴黎中心，执法人员分散了反对警察暴力的行军</text:span>
</text:h>
      <text:p text:style-name="P4">
作者: Ukrinform (Person)</text:p>
      <text:p text:style-name="P4">
出版商: Укринформ (Organization)</text:p>
      <text:p text:style-name="P4">
出版时间: 2023-07-09T03:12:00+03:00</text:p>
      <text:p text:style-name="P4">
修改时间: 2023-07-09T03:12:00+03:00</text:p>
      <text:p text:style-name="P4">
描述: 尽管禁令，但数百名抗议者于周六在巴黎中部进行了一次游行。  - 乌克林。</text:p>
      <text:p text:style-name="P4">
图片: ['<text:a xlink:type="simple" xlink:href="https://static.ukrinform.com/photos/2017_10/thumb_files/630_360_1508396305-6401.jpg" text:style-name="Internet_20_link" text:visited-style-name="Visited_20_Internet_20_Link">
630_360_15083...</text:a>
']</text:p>
      <text:p text:style-name="P4">
标签: ['Париж', 'Поліція', 'Протест']</text:p>
      <text:p text:style-name="P4">
类型: Article</text:p>
      <!--METADATA-->
      <text:p text:style-name="P4">
<draw:frame draw:style-name="fr1" draw:name="Image314" text:anchor-type="as-char" svg:width="6.9236in" svg:height="3.956343in" draw:z-index="0">
<draw:image xlink:href="../Images/yкринформ/2023-07-09T03-12-00-03-00/630_360_1508396305-6401.jpg" xlink:type="simple" xlink:show="embed" xlink:actuate="onLoad" draw:mime-type="image/jpeg"/>
</draw:frame>
尽管禁令，数以百计的术语前往巴黎中心的警察暴力行动。</text:p>
      <text:p text:style-name="P4">
正如乌克林福姆报道的那样，它报告了<text:a xlink:type="simple" xlink:href="https://www.reuters.com/world/europe/paris-protest-against-police-violence-banned-after-riots-2023-07-08/" text:style-name="Internet_20_link" text:visited-style-name="Visited_20_Internet_20_Link">
路透</text:a>
。</text:p>
      <text:p text:style-name="P4">
警察将人群从法国首都的共和国广场分散了，将数百人送往泥泞的林荫大道，在那里他们举行了宁静的沼泽。</text:p>
      <text:p text:style-name="P4">
<text:span text:style-name="T4">
另请阅读：</text:span>
 <text:a xlink:type="simple" xlink:href="https://www.ukrinform.ua/rubric-world/3731434-makron-zaaviv-so-pik-zavorusen-u-francii-minuv.html" text:style-name="Internet_20_link" text:visited-style-name="Visited_20_Internet_20_Link">
Macron说法国的骚乱峰值已经过去</text:a>
据巴黎警方称，两人被拘留。</text:p>
      <text:p text:style-name="P4">
根据巴黎警察局发布的决定，由于“紧张局势”，Subentons被禁止。</text:p>
      <text:p text:style-name="P4">
法国当局还禁止在北部城市莉尔·苏伯塔(Lill Subbota)举行示威活动。 同时，马赛仍在举行，尽管示威者的轨迹改变了。</text:p>
      <text:p text:style-name="P4">
<text:span text:style-name="T4">
另请阅读：</text:span>
 <text:a xlink:type="simple" xlink:href="https://www.ukrinform.ua/rubric-world/3731200-u-francii-vid-pocatku-zavorusen-zatrimali-majze-35-tisaci-ludej.html" text:style-name="Internet_20_link" text:visited-style-name="Visited_20_Internet_20_Link">
从骚乱开始时，在法国被拘留了近35万人</text:a>
6月27日，一名未成年男孩枪杀的未成年男孩死后，法国席卷了一波暴动。</text:p>
      <text:p text:style-name="P4">
据报道，在法国，警察开枪射击了一个17岁的人，该男子不在警察的命令下。</text:p>
      <text:p text:style-name="P4">
从一名少年去世引起的暴动开始起，几千人都在该国，法国业务损失了每10亿欧元的损失。</text:p>
      <text:p text:style-name="P4">
照片：Shutterstock</text:p>
      <text:p text:style-name="P4">
News Source: <text:a xlink:type="simple" xlink:href="https://www.ukrinform.ua/rubric-world/3733323-u-centri-pariza-pravoohoronci-rozignali-mars-proti-policejskogo-nasilstva.html" text:style-name="Internet_20_link" text:visited-style-name="Visited_20_Internet_20_Link">
https://www.ukrinform.ua/rubric-world/3733323-u-centri-pariza-pravoohoronci-rozignali-mars-proti-policejskogo-nasilstva.html</text:a>
</text:p>
      <!--NEWS-->
      <text:h text:style-name="P10" text:outline-level="1">
<text:span text:style-name="T4">
德国联邦政府批准购买乌克兰的弹药</text:span>
</text:h>
      <text:p text:style-name="P4">
作者: Ukrinform (Person)</text:p>
      <text:p text:style-name="P4">
出版商: Укринформ (Organization)</text:p>
      <text:p text:style-name="P4">
出版时间: 2023-07-09T0:23:00+03:00</text:p>
      <text:p text:style-name="P4">
修改时间: 2023-07-09T02:23:00+03:00</text:p>
      <text:p text:style-name="P4">
描述: 德国政府联邦政府的预算委员会批准购买为Panzerhaubitze 2000，Leopard 2和Puma步兵战斗机的其他弹药购买。  - 乌克林。</text:p>
      <text:p text:style-name="P4">
图片: ['<text:a xlink:type="simple" xlink:href="https://static.ukrinform.com/photos/2021_07/thumb_files/630_360_1627644191-631.jpg" text:style-name="Internet_20_link" text:visited-style-name="Visited_20_Internet_20_Link">
630_360_16276...</text:a>
']</text:p>
      <text:p text:style-name="P4">
标签: ['Бундестаг', 'Бундесвер', 'Фінанси', 'Німеччина', 'Україна', 'Боєприпаси', 'Війна з Росією']</text:p>
      <text:p text:style-name="P4">
类型: Article</text:p>
      <!--METADATA-->
      <text:p text:style-name="P4">
<draw:frame draw:style-name="fr1" draw:name="Image315" text:anchor-type="as-char" svg:width="6.9236in" svg:height="3.956343in" draw:z-index="0">
<draw:image xlink:href="../Images/yкринформ/2023-07-09T0-23-00-03-00/630_360_1627644191-631.jpg" xlink:type="simple" xlink:show="embed" xlink:actuate="onLoad" draw:mime-type="image/jpeg"/>
</draw:frame>
德国联邦政府预算委员会批准购买Saupanzerhaubitze 2000，主要Loopard 2战斗坦克和PUMA战斗机的额外弹药。</text:p>
      <text:p text:style-name="P4">
关于它的报道，乌克林福姆参考了德国国防部。</text:p>
      <text:p text:style-name="P4">
因此，计划提供德国国防部的需求，进一步支持乌克兰，并更新已经转移到基辅的弹药储备。</text:p>
      <text:p text:style-name="P4">
“俄罗斯对乌克兰的袭击从根本上改变了安全政策。 这决定了购买额外弹药的必要性 - 对于德国的武装部队，对于乌克兰的武装力量，”德国国防部说。</text:p>
      <text:p text:style-name="P4">
乌克兰正在积极使用德国Panzerhaubitz 2000和主要的战车豹2。因此，需要155毫米炮弹榴弹炮和120毫米的炮弹，坦克也被德国覆盖。 自战争开始以来，乌克兰从仓库那里收到了大量弹药<text:a xlink:type="simple" xlink:href="http://www.ukrinform.ua/tag-bundesver" text:style-name="Internet_20_link" text:visited-style-name="Visited_20_Internet_20_Link">
Bundeswehr</text:a>
打击俄罗斯的关系，但需要更多。</text:p>
      <text:p text:style-name="P4">
<text:span text:style-name="T4">
另请阅读：</text:span>
 <text:a xlink:type="simple" xlink:href="https://www.ukrinform.ua/rubric-ato/3732836-nimeccina-peredala-cergovij-paket-vijskovoi-dopomogi-ukraini.html" text:style-name="Internet_20_link" text:visited-style-name="Visited_20_Internet_20_Link">
德国通过<text:span text:style-name="T4">
职责</text:span>
军事援助计划</text:a>
尤其是预算委员会批准为乌克兰购买大量155毫米口径的Fugas胸部。 Numerian炮兵系统(例如M777)也可以使用它们。 该订单将在未来两年内完成。 批准的提案的另一部分是今年Bundeswehr存在155毫米Fugas壳，这些名称已转移到乌克兰的名称。 计划分配约128亿欧元。</text:p>
      <text:p text:style-name="P4">
豹子2 120毫米枪还需要有关该计划的更多信息。 与国防工业抗衡，计划要大幅度增加。 弹药既用于德国政府弹药，又用于乌克兰的支持。 3.81亿欧元的支出将由国防预算部分资助，部分是由联邦政府现代化的资金。委员会的决定还规定了PUMA战斗车辆的弹药购买(自动30毫米机芯枪)和训练弹药7.62毫米，可为MG3和MG5机枪。</text:p>
      <text:p text:style-name="P4">
德国国防军的每份单独的合同都超过2500万欧元。</text:p>
      <text:p text:style-name="P4">
已经提供了最初的协议，用于提供155毫米的五位数的碎片和逃避壳，并可能需要进一步购买。通过变更协议，此期权再次大大扩展。 国防预算将支付约1.18亿欧元的投资。</text:p>
      <text:p text:style-name="P4">
News Source: <text:a xlink:type="simple" xlink:href="https://www.ukrinform.ua/rubric-ato/3733342-nimeckij-bundestag-shvaliv-zakupivlu-boepripasiv-dla-ukraini.html" text:style-name="Internet_20_link" text:visited-style-name="Visited_20_Internet_20_Link">
https://www.ukrinform.ua/rubric-ato/3733342-nimeckij-bundestag-shvaliv-zakupivlu-boepripasiv-dla-ukraini.html</text:a>
</text:p>
      <!--NEWS-->
      <text:h text:style-name="P10" text:outline-level="1">
<text:span text:style-name="T4">
苏丹的城市受到空军的影响，22人死亡</text:span>
</text:h>
      <text:p text:style-name="P4">
作者: Ukrinform (Person)</text:p>
      <text:p text:style-name="P4">
出版商: Укринформ (Organization)</text:p>
      <text:p text:style-name="P4">
出版时间: 2023-07-09T1:47:00+03:00</text:p>
      <text:p text:style-name="P4">
修改时间: 2023-07-09T02:47:00+03:00</text:p>
      <text:p text:style-name="P4">
描述: 由于苏丹市奥姆曼（Omurman）的航空罢工，至少有22人被杀。  - 乌克林。</text:p>
      <text:p text:style-name="P4">
图片: ['<text:a xlink:type="simple" xlink:href="https://static.ukrinform.com/photos/2023_04/thumb_files/630_360_1681626756-721.jpg" text:style-name="Internet_20_link" text:visited-style-name="Visited_20_Internet_20_Link">
630_360_16816...</text:a>
']</text:p>
      <text:p text:style-name="P4">
标签: ['Авіація', 'Обстріл', 'Судан', 'Загибель', 'Війна']</text:p>
      <text:p text:style-name="P4">
类型: Article</text:p>
      <!--METADATA-->
      <text:p text:style-name="P4">
<draw:frame draw:style-name="fr1" draw:name="Image316" text:anchor-type="as-char" svg:width="6.9236in" svg:height="3.956343in" draw:z-index="0">
<draw:image xlink:href="../Images/yкринформ/2023-07-09T1-47-00-03-00/630_360_1681626756-721.jpg" xlink:type="simple" xlink:show="embed" xlink:actuate="onLoad" draw:mime-type="image/jpeg"/>
</draw:frame>
由于苏丹市的航空罢工，至少有22人在周六被杀。</text:p>
      <text:p text:style-name="P4">
正如乌克林福姆报道的那样，它报告了<text:a xlink:type="simple" xlink:href="http://www.chinaview.cn/africa/20230709/a99fbac07ed24672be0b06a80439d253/c.html" text:style-name="Internet_20_link" text:visited-style-name="Visited_20_Internet_20_Link">
新华社</text:a>
参考Hartum国家卫生部。</text:p>
      <text:p text:style-name="P4">
“由于达尔萨尔姆·阿米里亚(Dar-Al-Salm al-Amria)的空袭，周六在奥姆曼纳(Omurmanan)西部被杀22人，许多人受伤，”该部的声明被发出。</text:p>
      <text:p text:style-name="P4">
如前所述，苏丹军队尚未对该事件进行评论。</text:p>
      <text:p text:style-name="P4">
反过来，反对陆军的快速反应力量谴责他们在奥尔曼(Omurmann)以西的住宅房屋中称其为“系统轰炸”公民。</text:p>
      <text:p text:style-name="P4">
<text:span text:style-name="T4">
另请阅读：</text:span>
 <text:a xlink:type="simple" xlink:href="https://www.ukrinform.ua/rubric-world/3724332-u-sudani-vnaslidok-obstrilu-stolici-zaginulo-15-osib-sered-akih-patero-ditej.html" text:style-name="Internet_20_link" text:visited-style-name="Visited_20_Internet_20_Link">
在<text:span text:style-name="T4">
苏丹</text:span>
，并且由于首都解雇，15人被杀，包括5个孩子</text:a>
正如乌克林福姆报道的那样，陆军之间的战斗<text:a xlink:type="simple" xlink:href="https://www.ukrinform.ua/tag-sudan" text:style-name="Internet_20_link" text:visited-style-name="Visited_20_Internet_20_Link">
苏丹</text:a>
但是，由于该国军事领导层争取权力的斗争，大4月中旬爆发了快速反应的力量。</text:p>
      <text:p text:style-name="P4">
由于战斗冲突，根据联合国的初步数据，约有220万人不得不离开房屋，超过50万人离开该国。</text:p>
      <text:p text:style-name="P4">
<text:span text:style-name="T5">
照片说明性：AA</text:span>
</text:p>
      <text:p text:style-name="P4">
News Source: <text:a xlink:type="simple" xlink:href="https://www.ukrinform.ua/rubric-world/3733339-misto-v-sudani-zaznalo-aviaudaru-22-zagiblih.html" text:style-name="Internet_20_link" text:visited-style-name="Visited_20_Internet_20_Link">
https://www.ukrinform.ua/rubric-world/3733339-misto-v-sudani-zaznalo-aviaudaru-22-zagiblih.html</text:a>
</text:p>
      <!--NEWS-->
      <text:h text:style-name="P10" text:outline-level="1">
<text:span text:style-name="T4">
俄罗斯联邦的军队每天都在乌克兰开火，以色列公民必须意识到这一点，到达Rosh ha-shan</text:span>
</text:h>
      <text:p text:style-name="P4">
作者: ['АРМІЯINFORM']</text:p>
      <text:p text:style-name="P4">
时间: 2023-07-09T88:00:00-04:00</text:p>
      <text:p text:style-name="P4">
描述: 乌克兰人说，关于王室间的代祷者，Zustychi的Pid Hour ...与乌克兰2022年的战争，与乌克兰的最新消息，今天与乌克兰的新闻，乌克兰2022年的新闻战争，今天将在乌克兰和俄罗斯之间以及战争之间发生战争他们在2022年与乌克兰有一年</text:p>
      <text:p text:style-name="P4">
图片: ['<text:a xlink:type="simple" xlink:href="https://armyinform.com.ua/wp-content/uploads/2023/07/thumb_101370_800_600_0_0_auto.jpg" text:style-name="Internet_20_link" text:visited-style-name="Visited_20_Internet_20_Link">
thumb_101370_800_600_0_0_auto.jpg</text:a>
']</text:p>
      <text:p text:style-name="P4">
标签: ['STOPRUSSIA', 'АГРЕСІЯ РФ', 'ВІЙНА', 'ВТОРГНЕННЯ РФ', 'МВС УКРАЇНИ']</text:p>
      <text:p text:style-name="P4">
类别: News</text:p>
      <!--METADATA-->
      <text:p text:style-name="P4">
<draw:frame draw:style-name="fr1" draw:name="Image317" text:anchor-type="as-char" svg:width="6.9236in" svg:height="4.612849in" draw:z-index="0">
<draw:image xlink:href="../Images/AРМІЯINFORM/2023-07-09T88-00-00-04-00/thumb_101370_800_600_0_0_auto.jpg" xlink:type="simple" xlink:show="embed" xlink:actuate="onLoad" draw:mime-type="image/jpeg"/>
</draw:frame>
关于这个<text:a xlink:type="simple" xlink:href="https://www.npu.gov.ua/news/kateryna-pavlichenko-armiia-rf-shchodenno-obstriliuie-ukrainu-i-hromadiany-izrailiu-maiut-tse-usvidomliuvaty-prybuvaiuchy-na-sviatkuvannia-rosh-ha-shana" text:style-name="Internet_20_link" text:visited-style-name="Visited_20_Internet_20_Link">
代理</text:a>
乌克兰的入侵部在与以色列在乌克兰迈克尔·布罗德斯基(Michael Brodsky)的非凡和正统大使会面上表示。</text:p>
      <text:p text:style-name="P4">
Kateryna Pavlichenko指出，由于俄罗斯的不断攻击，乌克兰没有完全安全的城市，朝圣者必须了解这一点，在Uman市庆祝Rosh Ha-Shan。</text:p>
      <text:p text:style-name="P4">
“我们现在没有任何城市现在可以安全的，因为俄罗斯妨碍了乌克兰的整个领土。 目前，我们不能保证以色列公民的完全安全，这是我们建议朝圣者不要接待乌克兰的人。”内政部副主管说。</text:p>
      <text:p text:style-name="P4">
为了回应以色列以色列与乌克兰的非凡和全体统计大使，迈克尔布罗德斯基(Michaelbrodsky)表示，官方耶路撒冷还为今年访问乌克兰的公民巩固公民的安全建议：</text:p>
      <text:p text:style-name="P4">
“感谢您每年提供的帮助，因为成千上万的Hasidims来到了乌克兰。 然而，去年，尽管感到悲伤，但在Uman庆祝了Rosh Ha-Shan，这尤其困难。 尽管有持续的电话，但当年有将近23,000名朝圣者访问了乌克兰。 人数可能不会减少，尽管以色列导致警告前往乌克兰，包括庆祝Rosh Ha-Shan。”</text:p>
      <text:p text:style-name="P4">
反过来，T.V。 乌克兰伊万·维戈夫斯基国家警察局负责人提名乌克兰不想在此问题上限制以色列公民，但乌克兰国家警察将采取加强的安全措施。</text:p>
      <text:p text:style-name="P4">
“我们计划对朝圣者的运动建立完全控制。 在Zakhaghhhhhhhhh，警察在场以避免冲突情况。 通过宵禁，提出了搬家的替代方案 - 这是集中式公交巡逻队的支持。”伊万·维吉夫斯基(Ivan Vygivsky)说。</text:p>
      <text:p text:style-name="P4">
会议结束时，当事方同意进一步支持俄罗斯的票据 - 富裕范围入侵。 迈克尔·布罗德斯基(Michael Brodsky)尤其说，乌克兰的非凡和全体植物学，他的国家正在准备新的包裹。</text:p>
      <text:p text:style-name="P4">
News Source: <text:a xlink:type="simple" xlink:href="https://armyinform.com.ua/2023/07/09/armiya-rf-shhodenno-obstrilyuye-ukrayinu-i-gromadyany-izrayilyu-mayut-cze-usvidomlyuvaty-prybuvayuchy-na-svyatkuvannya-rosh-ga-shana/" text:style-name="Internet_20_link" text:visited-style-name="Visited_20_Internet_20_Link">
https://armyinform.com.ua/2023/07/09/armiya-rf-shhodenno-obstrilyuye-ukrayinu-i-gromadyany-izrayilyu-mayut-cze-usvidomlyuvaty-prybuvayuchy-na-svyatkuvannya-rosh-ga-shana/</text:a>
</text:p>
      <!--NEWS-->
      <text:h text:style-name="P10" text:outline-level="1">
<text:span text:style-name="T4">
国家元首报告说，国民警卫队指挥官被任命为乌克兰上校亚历山大·皮文科</text:span>
</text:h>
      <text:p text:style-name="P4">
作者: ['АРМІЯINFORM']</text:p>
      <text:p text:style-name="P4">
时间: 2023-07-09T90:00:00-04:00</text:p>
      <text:p text:style-name="P4">
描述: 总统沃罗迪米尔·泽伦斯基（Volodymyr Zelensky）认可乌克兰英雄国民警卫队的指挥官……与乌克兰2022年的战争，与乌克兰的战争是今天的最新消息，这是与乌克兰2022年的新闻战，今天的战争将是一场战争，会有一场战争他们说，在乌克兰和俄罗斯之间以及与乌克兰的战争将在2022年与乌克兰的战争之间</text:p>
      <text:p text:style-name="P4">
图片: ['<text:a xlink:type="simple" xlink:href="https://armyinform.com.ua/wp-content/uploads/2023/07/56079887ae3d28278e491f3f3e1fbad5_1688849247_extra_large.jpeg" text:style-name="Internet_20_link" text:visited-style-name="Visited_20_Internet_20_Link">
56079887ae3d28278e491f3f3e1fbad5_1688849247_extra_large.jpeg</text:a>
']</text:p>
      <text:p text:style-name="P4">
标签: ['STOPRUSSIA', 'АГРЕСІЯ РФ', 'ВІЙНА', 'ВТОРГНЕННЯ РФ', 'НАЦГВАРДІЯ', 'ОЛЕКСАНДР ПІВНЕНКО']</text:p>
      <text:p text:style-name="P4">
类别: News</text:p>
      <!--METADATA-->
      <text:p text:style-name="P4">
<draw:frame draw:style-name="fr1" draw:name="Image318" text:anchor-type="as-char" svg:width="6.9236in" svg:height="4.617948in" draw:z-index="0">
<draw:image xlink:href="../Images/AРМІЯINFORM/2023-07-09T90-00-00-04-00/56079887ae3d28278e491f3f3e1fbad5_1688849247_extra_large.jpeg" xlink:type="simple" xlink:show="embed" xlink:actuate="onLoad" draw:mime-type="image/jpeg"/>
</draw:frame>
沃迪米尔·泽伦斯基(Volodymyr Zelensky)总统任命了乌克兰上校亚历山大·皮文纳科(Alexander Pivnenko)英雄国民警卫队的指挥官。 国家元首在访问国民警卫队的西方领土管理上的工作之旅中宣布了这一点。</text:p>
      <text:p text:style-name="P4">
关于它<text:a xlink:type="simple" xlink:href="https://president.gov.ua/news/glava-derzhavi-povidomiv-pro-priznachennya-geroya-ukrayini-p-84217" text:style-name="Internet_20_link" text:visited-style-name="Visited_20_Internet_20_Link">
报告</text:a>
乌克兰总统办公室。</text:p>
      <text:p text:style-name="P4">
弗拉基米尔·泽伦斯基(Vladimir Zelensky)在对人员采访时强调，亚历山大·皮文恩科上校是乌克兰国民警卫队的有力战士，他在与俄罗斯入侵者的战斗中受到了杰出挑战，尤其是在巴赫穆特纳·顿涅茨克的战斗中。</text:p>
      <text:p text:style-name="P4">
“我任命了乌克兰乌克兰国民警卫队的乌克兰Oleksandr Pivnenko的英雄。 司令先生!祝您和乌克兰所有土地的解放，我们所有的人民的回归，梦幻般的胜利。”</text:p>
      <text:p text:style-name="P4">
News Source: <text:a xlink:type="simple" xlink:href="https://armyinform.com.ua/2023/07/09/glava-derzhavy-povidomyv-pro-pryznachennya-geroya-ukrayiny-polkovnyka-oleksandra-pivnenka-komanduvachem-naczionalnoyi-gvardiyi/" text:style-name="Internet_20_link" text:visited-style-name="Visited_20_Internet_20_Link">
https://armyinform.com.ua/2023/07/09/glava-derzhavy-povidomyv-pro-pryznachennya-geroya-ukrayiny-polkovnyka-oleksandra-pivnenka-komanduvachem-naczionalnoyi-gvardiyi/</text:a>
</text:p>
      <!--NEWS-->
      <text:h text:style-name="P10" text:outline-level="1">
<text:span text:style-name="T4">
欧盟的一百万毫米炮弹的项目已经完全在March-Alexei Reznikov上</text:span>
</text:h>
      <text:p text:style-name="P4">
作者: ['АРМІЯINFORM']</text:p>
      <text:p text:style-name="P4">
时间: 2023-07-09T92:00:00-04:00</text:p>
      <text:p text:style-name="P4">
描述: Necokhiydny Nabir Systems Ozbronna Vid Zahid父母Mazha，Ale Shchelo ....与乌克兰2022年战争，与乌克兰的最新消息，今天与乌克兰的新闻战争，今天与乌克兰2022年的新闻战争，乌克兰和俄罗斯之间的战争将与乌克兰和俄罗斯之间的战争以及与俄罗斯之间的战争他们说，乌克兰在2022年将在不久的将来与乌克兰战争，他们说，今天与乌克兰的战争，今天的乌克兰新闻，乌克兰的新闻，乌克兰媒体在俄罗斯的乌克兰媒体</text:p>
      <text:p text:style-name="P4">
图片: ['<text:a xlink:type="simple" xlink:href="https://armyinform.com.ua/wp-content/uploads/2023/07/417106w540zc0.jpg" text:style-name="Internet_20_link" text:visited-style-name="Visited_20_Internet_20_Link">
417106w540zc0.jpg</text:a>
']</text:p>
      <text:p text:style-name="P4">
标签: ['STOPRUSSIA', 'АГРЕСІЯ РФ', 'ВІЙНА', 'ВТОРГНЕННЯ РФ', 'ОЛЕКСІЙ РЕЗНІКОВ']</text:p>
      <text:p text:style-name="P4">
类别: News</text:p>
      <!--METADATA-->
      <text:p text:style-name="P4">
<draw:frame draw:style-name="fr1" draw:name="Image319" text:anchor-type="as-char" svg:width="6.9236in" svg:height="5.1927in" draw:z-index="0">
<draw:image xlink:href="../Images/AРМІЯINFORM/2023-07-09T92-00-00-04-00/417106w540zc0.jpg" xlink:type="simple" xlink:show="embed" xlink:actuate="onLoad" draw:mime-type="image/jpeg"/>
</draw:frame>
说明性照片</text:p>
      <text:p text:style-name="P4">
西方合作伙伴的必要武器系统几乎是无意的。 国防部长阿列克谢·雷兹尼科夫(Alexei Reznikov)在唯一的新闻中说了这一点。 特别是，尤其是乌克兰仍在等待艾布拉姆斯的坦克。</text:p>
      <ul>
        <li>
一组必要的系统几乎发生了，但终于没有。 例如，同样的艾布拉姆斯(Abrams)是由我们的美国合作伙伴诚实地告诉我们的，它们将在夏季初和夏季结束。 有基本的事情，但是持卡人开始检查他们的仓库，事实证明，我们的承诺也不是完美的技术状况。 许多国家，特殊的欧洲国家生活在战争不在门口的和平，和平时期的范式上。 因此，在许多国家中，相反，武器减少，减少仓库中的股票，并冻结命令，以制造破坏其武装部队需求的手段。 在每个人看来，世界大战的邮政，一个完整的，开放的，苏格莱的战场可能会发生。 但是它发生了，这就是为什么他们也重建它。 现在我看到，我听到了，我觉得，我与国防部长进行了交流，我直接与制造商，强大的公司交流，现在他们都挤压了。 因此，我们期望他们将继续根据需要保持尽可能多的时间。”部长说。</li>
      </ul>
      <text:p text:style-name="P4">
Alexei Reznikov还说，西方合作伙伴系统地为乌克兰提供了弹药枪，并为其行业提供了额外的单位，弹药，弹药，各种类型的武器和语言设备备用部分的生产。</text:p>
      <ul>
        <li>
例如，欧盟的155毫米炮弹项目已经在3月满足。 工厂已收到订单，因此，该命令已经收到了我们欧洲合作伙伴的分配资金，即国防部报告部。</li>
      </ul>
      <text:p text:style-name="P4">
News Source: <text:a xlink:type="simple" xlink:href="https://armyinform.com.ua/2023/07/09/proyekt-yevropejskogo-soyuzu-na-miljon-155-mm-snaryadiv-vzhe-povnistyu-na-marshi-oleksij-reznikov/" text:style-name="Internet_20_link" text:visited-style-name="Visited_20_Internet_20_Link">
https://armyinform.com.ua/2023/07/09/proyekt-yevropejskogo-soyuzu-na-miljon-155-mm-snaryadiv-vzhe-povnistyu-na-marshi-oleksij-reznikov/</text:a>
</text:p>
      <!--NEWS-->
      <text:h text:style-name="P10" text:outline-level="1">
<text:span text:style-name="T4">
在全面战争的500天内，有298名乌克兰人和乌克兰人被授予乌克兰英雄的最高称号 - 总统</text:span>
</text:h>
      <text:p text:style-name="P4">
作者: ['АРМІЯINFORM']</text:p>
      <text:p text:style-name="P4">
时间: 2023-07-09T93:00:00-04:00</text:p>
      <text:p text:style-name="P4">
描述: 乌克兰沃罗迪米尔Zelensky Zhalensky总统在与LVIVSHCHINA定时，胆怯的...与乌克兰2022年的战争，与乌克兰的最新新闻，今天与乌克兰2022年的新闻战争，今天上次与乌克兰的新闻战争，乌克兰和俄罗斯和俄罗斯之间的战争会发生，以及乌克兰和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7/7dda112a4abe30e9508534433dc02e2c_1688849245_extra_large.jpeg" text:style-name="Internet_20_link" text:visited-style-name="Visited_20_Internet_20_Link">
7dda112a4abe30e9508534433dc02e2c_1688849245_extra_large.jpeg</text:a>
', '<text:a xlink:type="simple" xlink:href="https://armyinform.com.ua/wp-content/uploads/2023/07/8b6e3dfc7124ca3169bce1ae8a64ec05_1688849242_extra_large.jpeg" text:style-name="Internet_20_link" text:visited-style-name="Visited_20_Internet_20_Link">
8b6e3dfc7124ca3169bce1ae8a64ec05_1688849242_extra_large.jpeg</text:a>
', '<text:a xlink:type="simple" xlink:href="https://armyinform.com.ua/wp-content/uploads/2023/07/36a9093b08fc29364d2c6845c01d7b85_1688849251_extra_large.jpeg" text:style-name="Internet_20_link" text:visited-style-name="Visited_20_Internet_20_Link">
36a9093b08fc29364d2c6845c01d7b85_1688849251_extra_large.jpeg</text:a>
']</text:p>
      <text:p text:style-name="P4">
标签: ['STOPRUSSIA', 'АГРЕСІЯ РФ', 'ВІЙНА', 'ВОЛОДИМИР ЗЕЛЕНСЬКИЙ', 'ВТОРГНЕННЯ РФ', 'ОФІС ПРЕЗИДЕНТА УКРАЇНИ', 'ПРЕЗИДЕНТ УКРАЇНИ']</text:p>
      <text:p text:style-name="P4">
类别: News</text:p>
      <!--METADATA-->
      <text:p text:style-name="P4">
<draw:frame draw:style-name="fr1" draw:name="Image320" text:anchor-type="as-char" svg:width="6.9236in" svg:height="4.617948in" draw:z-index="0">
<draw:image xlink:href="../Images/AРМІЯINFORM/2023-07-09T93-00-00-04-00/7dda112a4abe30e9508534433dc02e2c_1688849245_extra_large.jpeg" xlink:type="simple" xlink:show="embed" xlink:actuate="onLoad" draw:mime-type="image/jpeg"/>
</draw:frame>
乌克兰沃迪米尔·泽伦斯基(Volodymyr Zelensky)总裁前往利维夫地区，在那里他会见了乌克兰西部领土管理人员并颁发了州奖。</text:p>
      <text:p text:style-name="P4">
关于它<text:a xlink:type="simple" xlink:href="https://www.president.gov.ua/" text:style-name="Internet_20_link" text:visited-style-name="Visited_20_Internet_20_Link">
报告</text:a>
乌克兰总统办公室。</text:p>
      <text:p text:style-name="P4">
Azovstal Deffers还参加了会议，今天来到了自己的家园：特殊目的警卫“ Azov” Denis Prokopenko的单独支队的指挥官，他的代理人Svyatoslavpalamar，第36位独立的Brigade Oleg Khomenko和指挥官Svyatoslavpalamar国民警卫队丹尼斯·谢尔格(Denis Shleg)的12座旅行。 会议开始前，士兵向他们的亲戚和亲戚致意。</text:p>
      <text:p text:style-name="P4">
此外，事件还由：总统办公室负责人安德里·耶尔马克(Andriy Yermak)，国防部智力部主要局长基里尔·布达马诺夫(Kirill Budanov)，侵入伊戈尔·克里姆伦科(Igor Klimenko)。</text:p>
      <text:p text:style-name="P4">
国家元首转向士兵和整个乌克兰人民，他指出，从一场全面战争开始的500天，这是由俄罗斯乌克兰部门解决的。</text:p>
      <text:p text:style-name="P4">
<draw:frame draw:style-name="fr1" draw:name="Image321" text:anchor-type="as-char" svg:width="6.9236in" svg:height="4.617948in" draw:z-index="0">
<draw:image xlink:href="../Images/AРМІЯINFORM/2023-07-09T93-00-00-04-00/8b6e3dfc7124ca3169bce1ae8a64ec05_1688849242_extra_large.jpeg" xlink:type="simple" xlink:show="embed" xlink:actuate="onLoad" draw:mime-type="image/jpeg"/>
</draw:frame>
“ 500天，我们为乌克兰争取自由和独立性而战。 出于尊严，为了为我们所有的人民谋生的权利，整个乌克兰。 乌克兰将永远是一个感激的每个人和为之奋斗的人。 我们的士兵。 我们的英雄。</text:p>
      <text:p text:style-name="P4">
总统强调，在战争的第500天，我们的州返回了乌克兰的第五名英雄 - 马里奥波尔和阿佐夫斯塔尔的指挥官。</text:p>
      <text:p text:style-name="P4">
“英勇的战斗!他们经历了俄罗斯的囚禁。 然后有300多天在土耳其。 现在是时候在家了，”国家负责人强调。</text:p>
      <text:p text:style-name="P4">
他还要感谢为乌克兰人返回家园工作的团队：总统办公室主管安德里·耶尔马克(Andriy Yermak)，国防部主要情报局负责该活动以及乌克兰鲁斯特姆州州财产基金的负责人和他的雇员。 此外，Volodymyr Zelensky对Branzurkchyna和亲自Recep Taiip Taiip Erdogan的帮助表示感谢。据他说，从一场全面的自由战争开始，成千上万的人表现出最大的英勇，近50,000名乌克兰士兵被州奖定义。</text:p>
      <text:p text:style-name="P4">
“ 298名乌克兰人和乌克兰妇女获得了乌克兰英雄头衔。 我们所有人都荣幸地荣誉，并记住这些人 - 我们的英雄 - 现在和之后获胜。 我们的孩子，我们的孙子以及乌克兰人民的所有几代人。我们更有可能您，乌克兰英雄!荣耀乌克兰!”  -  Volodymyr Zelenskyy说。</text:p>
      <text:p text:style-name="P4">
总统任命了270多名乌克兰英雄，并指出我们的士兵的名字(也获得了最高州奖)仍然可以称为。</text:p>
      <text:p text:style-name="P4">
“只有在我们胜利之后，我们才能说明这些乌克兰英雄的真正有力成就。 并确保告诉你。”他补充说。</text:p>
      <text:p text:style-name="P4">
同时，Volodymyr Zelenskyy指出，乌克兰英雄的很大一部分(他的名字称呼)被授予了这个冠军。</text:p>
      <text:p text:style-name="P4">
与会者为了纪念所有为乌克兰的自由和独立而献出生命的乌克兰人的纪念片刻。</text:p>
      <text:p text:style-name="P4">
“当然，我感谢你们所有人 - 我感谢我们今天通过州颁奖典礼所确定的所有士兵 - 勇气的命令 - 壮举，这是生活和美好的状态。 谢谢你!” 总统说。</text:p>
      <text:p text:style-name="P4">
<draw:frame draw:style-name="fr1" draw:name="Image322" text:anchor-type="as-char" svg:width="6.9236in" svg:height="4.617948in" draw:z-index="0">
<draw:image xlink:href="../Images/AРМІЯINFORM/2023-07-09T93-00-00-04-00/36a9093b08fc29364d2c6845c01d7b85_1688849251_extra_large.jpeg" xlink:type="simple" xlink:show="embed" xlink:actuate="onLoad" draw:mime-type="image/jpeg"/>
</draw:frame>
Volodymyr Zelensky向国民警卫队颁发了国家奖项。为个人勇气，在保护乌克兰的国家主权和乌克兰领土诚信中透露，为乌克兰人民的无私服务，获得了III III的勇气。程度。</text:p>
      <text:p text:style-name="P4">
“对乌克兰获得自由和权力的所有乌克兰人和乌克兰人的荣耀!荣耀我们所有的英雄!荣耀乌克兰人民!去赢!”  - 所研究的国家负责人。</text:p>
      <text:p text:style-name="P4">
News Source: <text:a xlink:type="simple" xlink:href="https://armyinform.com.ua/2023/07/09/za-500-dniv-povnomasshtabnoyi-vijny-298-ukrayinczyam-i-ukrayinkam-prysvoyeno-najvyshhe-zvannya-geroya-ukrayiny-prezydent/" text:style-name="Internet_20_link" text:visited-style-name="Visited_20_Internet_20_Link">
https://armyinform.com.ua/2023/07/09/za-500-dniv-povnomasshtabnoyi-vijny-298-ukrayinczyam-i-ukrayinkam-prysvoyeno-najvyshhe-zvannya-geroya-ukrayiny-prezydent/</text:a>
</text:p>
      <!--NEWS-->
      <text:h text:style-name="P10" text:outline-level="1">
<text:span text:style-name="T4">
政府已批准建立平民直接参与保护乌克兰以授予适当身份的程序</text:span>
</text:h>
      <text:p text:style-name="P4">
作者: ['АРМІЯINFORM']</text:p>
      <text:p text:style-name="P4">
时间: 2023-07-09T94:00:00-04:00</text:p>
      <text:p text:style-name="P4">
描述: vidpovydny prochkt rect of the Necisters of Nevinders的内阁，Fakhivtsi Minlave的燃料 -  Viconnya上的无燃料...与乌克兰2022年的战争，与乌克兰的最新新闻，今天与乌克兰2022年与乌克兰的新闻战争，今天与乌克兰之间的战争，乌克兰和乌克兰之间的战争将在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19/10/posvidchennya-ubd.jpg" text:style-name="Internet_20_link" text:visited-style-name="Visited_20_Internet_20_Link">
posvidchennya-ubd.jpg</text:a>
']</text:p>
      <text:p text:style-name="P4">
标签: ['STOPRUSSIA', 'АГРЕСІЯ РФ', 'ВІЙНА', 'ВТОРГНЕННЯ РФ', 'МІНВЕТЕРАНІВ', 'СТАТУС УБД']</text:p>
      <text:p text:style-name="P4">
类别: News</text:p>
      <!--METADATA-->
      <text:p text:style-name="P4">
<draw:frame draw:style-name="fr1" draw:name="Image323" text:anchor-type="as-char" svg:width="6.9236in" svg:height="3.894525in" draw:z-index="0">
<draw:image xlink:href="../Images/AРМІЯINFORM/2023-07-09T94-00-00-04-00/posvidchennya-ubd.jpg" xlink:type="simple" xlink:show="embed" xlink:actuate="onLoad" draw:mime-type="image/jpeg"/>
</draw:frame>
说明性照片</text:p>
      <text:p text:style-name="P4">
CMU决议的相关项目是由乌克兰总理部长的专家在7月7日在乌克兰部长会议上批准的。</text:p>
      <text:p text:style-name="P4">
这是一种从2022年2月24日起直接参与保护乌克兰平民的事实的程序，乌克兰执法机构在正式上并不复杂。</text:p>
      <text:p text:style-name="P4">
关于它<text:a xlink:type="simple" xlink:href="https://mva.gov.ua/ua/news/za-iniciativi-minveteraniv-uryad-zatverdiv-poryadok-vstanovlennya-faktu-bezposerednoyi-uchasti-civilnih-osib-u-zahisti-ukrayini-dlya-nadannya-vidpovidnih-statusiv" text:style-name="Internet_20_link" text:visited-style-name="Visited_20_Internet_20_Link">
报告</text:a>
退伍军人部。</text:p>
      <text:p text:style-name="P4">
不幸的是，由于该国捍卫俄罗斯入侵者，由于受伤，伤害，伤害或疾病，许多平民成为残疾人或死亡的人(死了). У зв’язкуз цим, Законом № 2864 таких осіб віднесено до осіб з інвалідністю внаслідоквійни, а рідних осіб, що загинули — до членів сімей загиблих Захисників іЗахисниць України.</text:p>
      <text:p text:style-name="P4">
Завдяки ухваленому проєкту постанови Мінветеранів матиме можливістьорганізовувати та координувати роботу з питань встановлення факту участівищевказаних осіб у заходах, необхідних для забезпечення оборони України,захисту безпеки населення та інтересів держави у зв’язку з військовою агресієюРосійської Федерації проти України.</text:p>
      <text:p text:style-name="P4">
<text:span text:style-name="T4">
Відтак, рішення про безпосередню участь цивільних осіб у захисті Українибуде прийматися утвореною Мінветеранів міжвідомчою комісією за заявоювстановленого зразка та на основі:</text:span>
</text:p>
      <ul>
        <li>
довідки командира військової частини;  * за її відсутності — засвідчених нотаріусом двох свідчень, або свідчення командира підрозділу, в зоні відповідальності якого перебувала особа.</li>
      </ul>
      <text:p text:style-name="P4">
<text:span text:style-name="T4">
За результатами розгляду Мінветеранів видаватиме особам, зазначеним урішенні міжвідомчої комісії:</text:span>
</text:p>
      <ul>
        <li>
довідку за формою згідно з додатком 6 до постанови КМУ № 413 — для осіб з інвалідністю внаслідок війни;  * довідку за формою згідно з додатком до постанови КМУ № 740 — для членів сімей загиблих (死亡)乌克兰的捍卫者和捍卫者。</li>
      </ul>
      <text:p text:style-name="P4">
这样的证书将是由其中一个地位的人口进一步建立社会保护的必要理由之一：战争后的残疾人或受害人家族的成员(死者)乌克兰的后卫或捍卫者。“目前，司法部正在与所有相关国家机构，公众，社会保护区域和城市政府的部门合作，以建立有效的机制，以提供参与保护乌克兰的平民公民，适当地位。 同时，可以在这些问题上预防虐待。”</text:p>
      <text:p text:style-name="P4">
News Source: <text:a xlink:type="simple" xlink:href="https://armyinform.com.ua/2023/07/09/za-inicziatyvy-minveteraniv-uryad-zatverdyv-poryadok-vstanovlennya-faktu-bezposerednoyi-uchasti-czyvilnyh-osib-u-zahysti-ukrayiny-dlya-nadannya-vidpovidnyh-statusiv/" text:style-name="Internet_20_link" text:visited-style-name="Visited_20_Internet_20_Link">
https://armyinform.com.ua/2023/07/09/za-inicziatyvy-minveteraniv-uryad-zatverdyv-poryadok-vstanovlennya-faktu-bezposerednoyi-uchasti-czyvilnyh-osib-u-zahysti-ukrayiny-dlya-nadannya-vidpovidnyh-statusiv/</text:a>
</text:p>
      <!--NEWS-->
      <text:h text:style-name="P10" text:outline-level="1">
<text:span text:style-name="T4">
该电话应取消，前“军事商品”应成为CNAP -Alexei Reznikov</text:span>
</text:h>
      <text:p text:style-name="P4">
作者: ['АРМІЯINFORM']</text:p>
      <text:p text:style-name="P4">
时间: 2023-07-09T95:00:00-04:00</text:p>
      <text:p text:style-name="P4">
描述: 谈到了乌克兰在乌克兰奥利基·雷兹尼科夫（Olekiy Reznikov）的国防部，埃菲·埃兹尼科夫（Telemarafon ，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7/384.jpg" text:style-name="Internet_20_link" text:visited-style-name="Visited_20_Internet_20_Link">
384.jpg</text:a>
']</text:p>
      <text:p text:style-name="P4">
标签: ['STOPRUSSIA', 'АГРЕСІЯ РФ', 'ВІЙНА', 'ВТОРГНЕННЯ РФ', 'ОЛЕКСІЙ РЕЗНІКОВ']</text:p>
      <text:p text:style-name="P4">
类别: News</text:p>
      <!--METADATA-->
      <text:p text:style-name="P4">
<draw:frame draw:style-name="fr1" draw:name="Image324" text:anchor-type="as-char" svg:width="6.9236in" svg:height="2.76944in" draw:z-index="0">
<draw:image xlink:href="../Images/AРМІЯINFORM/2023-07-09T95-00-00-04-00/384.jpg" xlink:type="simple" xlink:show="embed" xlink:actuate="onLoad" draw:mime-type="image/jpeg"/>
</draw:frame>
说明性照片</text:p>
      <text:p text:style-name="P4">
乌克兰国防部长阿列克谢·雷兹尼科夫(Alexei Reznikov)在统一新闻的广播中指出了这一点。 据他说，“动员系统，储备系统，离心系统，前“军事委员会”都是“苏联继承”，必须改变。</text:p>
      <ul>
        <li>
采用不同的方法，最大的数字化。 坦率地说，“军事商品”应该成为CNAP。 那时候，人口清楚的时候，他们不会看到他们，站在一排，在流浪中受苦。 我们需要更改方法，我们需要取消征兵，成为专业军队，但要在发生全面战争的情况下，在停工时清楚地登记了储备金。 这意味着我们的主要首都是人民，我们需要与他们合作， - 国防部长说。</li>
      </ul>
      <text:p text:style-name="P4">
News Source: <text:a xlink:type="simple" xlink:href="https://armyinform.com.ua/2023/07/09/pryzov-maye-buty-skasovano-a-kolyshni-voyenkomaty-mayut-staty-cznapamy-oleksij-reznikov/" text:style-name="Internet_20_link" text:visited-style-name="Visited_20_Internet_20_Link">
https://armyinform.com.ua/2023/07/09/pryzov-maye-buty-skasovano-a-kolyshni-voyenkomaty-mayut-staty-cznapamy-oleksij-reznikov/</text:a>
</text:p>
      <!--NEWS-->
      <text:h text:style-name="P10" text:outline-level="1">
<text:span text:style-name="T4">
俄罗斯很长一段时间都不会停止尝试挪用乌克兰文化，这绝不属于它</text:span>
</text:h>
      <text:p text:style-name="P4">
作者: ['АРМІЯINFORM']</text:p>
      <text:p text:style-name="P4">
时间: 2023-07-09T96:00:00-04:00</text:p>
      <text:p text:style-name="P4">
描述: 斯拉瓦乌克兰艺术家倾向的趋势没有透露，弗朗西（Franzih） - 前进...与乌克兰2022年的战争，与乌克兰的战争，今天的最新消息，与乌克兰2022年的战争是今天的最后一场，将会有一场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7/358747322_286884690527270_992413548216707086_n-150x150.jpg" text:style-name="Internet_20_link" text:visited-style-name="Visited_20_Internet_20_Link">
358747322_286884690527270_992413548216707086_n-150x150.jpg</text:a>
', '<text:a xlink:type="simple" xlink:href="https://armyinform.com.ua/wp-content/uploads/2023/07/359398608_286884733860599_1382663395050584363_n-150x150.jpg" text:style-name="Internet_20_link" text:visited-style-name="Visited_20_Internet_20_Link">
359398608_286884733860599_1382663395050584363_n-150x150.jpg</text:a>
', '<text:a xlink:type="simple" xlink:href="https://armyinform.com.ua/wp-content/uploads/2023/07/358530759_286884770527262_1302761441583590297_n-150x150.jpg" text:style-name="Internet_20_link" text:visited-style-name="Visited_20_Internet_20_Link">
358530759_286884770527262_1302761441583590297_n-150x150.jpg</text:a>
', '<text:a xlink:type="simple" xlink:href="https://armyinform.com.ua/wp-content/uploads/2023/07/358524794_286884800527259_1090666132593750728_n-150x150.jpg" text:style-name="Internet_20_link" text:visited-style-name="Visited_20_Internet_20_Link">
358524794_286884800527259_1090666132593750728_n-150x150.jpg</text:a>
', '<text:a xlink:type="simple" xlink:href="https://armyinform.com.ua/wp-content/uploads/2023/07/358534578_286884840527255_2441692880478079167_n-150x150.jpg" text:style-name="Internet_20_link" text:visited-style-name="Visited_20_Internet_20_Link">
358534578_286884840527255_2441692880478079167_n-150x150.jpg</text:a>
']</text:p>
      <text:p text:style-name="P4">
标签: ['STOPRUSSIA', 'АГРЕСІЯ РФ', 'ВІЙНА', 'ВТОРГНЕННЯ РФ']</text:p>
      <text:p text:style-name="P4">
类别: News</text:p>
      <!--METADATA-->
      <text:p text:style-name="P4">
这种趋势并没有错过著名的乌克兰艺术家，后者创建了乌夫兰 - 玛丽亚·巴什克·萨尔塞瓦(Maria Bashkirtseva)，俄罗斯“艺术评论家”最常是“俄罗斯”，这是在页面上的页面上的错误信息中的中心[报告] [报告] [报告] [报告] [报告] [报告] [报告]这是给出的(https://www.facebook.com/protydiyadezinformatsiyi.cpd/posts/pfbid0g7utRSxJ8qgJSaidA2hHmx1HJgCSavx5MYfGbu4tsWKKj21pK6SK1oioXgPAr8SCl)关于敌对宣传者常见的假货。</text:p>
      <text:p text:style-name="P4">
<text:a xlink:type="simple" xlink:href="https://armyinform.com.ua/wp-content/uploads/2023/07/358747322_286884690527270_992413548216707086_n.jpg" text:style-name="Internet_20_link" text:visited-style-name="Visited_20_Internet_20_Link">
!(Images/AРМІЯINFORM/2023-07-09T96-00-00-04-00/358747322_286884690527270_992413548216707086_n-150x150.jpg)</text:a>
</text:p>
      <text:p text:style-name="P4">
<text:a xlink:type="simple" xlink:href="https://armyinform.com.ua/wp-content/uploads/2023/07/359398608_286884733860599_1382663395050584363_n.jpg" text:style-name="Internet_20_link" text:visited-style-name="Visited_20_Internet_20_Link">
<draw:frame draw:style-name="fr1" draw:name="Image325" text:anchor-type="as-char" svg:width="6.9236in" svg:height="6.9236in" draw:z-index="0">
<draw:image xlink:href="../Images/AРМІЯINFORM/2023-07-09T96-00-00-04-00/359398608_286884733860599_1382663395050584363_n-150x150.jpg" xlink:type="simple" xlink:show="embed" xlink:actuate="onLoad" draw:mime-type="image/jpeg"/>
</draw:frame>
</text:a>
</text:p>
      <text:p text:style-name="P4">
<text:a xlink:type="simple" xlink:href="https://armyinform.com.ua/wp-content/uploads/2023/07/358530759_286884770527262_1302761441583590297_n.jpg" text:style-name="Internet_20_link" text:visited-style-name="Visited_20_Internet_20_Link">
<draw:frame draw:style-name="fr1" draw:name="Image326" text:anchor-type="as-char" svg:width="6.9236in" svg:height="6.9236in" draw:z-index="0">
<draw:image xlink:href="../Images/AРМІЯINFORM/2023-07-09T96-00-00-04-00/358530759_286884770527262_1302761441583590297_n-150x150.jpg" xlink:type="simple" xlink:show="embed" xlink:actuate="onLoad" draw:mime-type="image/jpeg"/>
</draw:frame>
</text:a>
</text:p>
      <text:p text:style-name="P4">
<text:a xlink:type="simple" xlink:href="https://armyinform.com.ua/wp-content/uploads/2023/07/358524794_286884800527259_1090666132593750728_n.jpg" text:style-name="Internet_20_link" text:visited-style-name="Visited_20_Internet_20_Link">
<draw:frame draw:style-name="fr1" draw:name="Image327" text:anchor-type="as-char" svg:width="6.9236in" svg:height="6.9236in" draw:z-index="0">
<draw:image xlink:href="../Images/AРМІЯINFORM/2023-07-09T96-00-00-04-00/358524794_286884800527259_1090666132593750728_n-150x150.jpg" xlink:type="simple" xlink:show="embed" xlink:actuate="onLoad" draw:mime-type="image/jpeg"/>
</draw:frame>
</text:a>
</text:p>
      <text:p text:style-name="P4">
<text:a xlink:type="simple" xlink:href="https://armyinform.com.ua/wp-content/uploads/2023/07/358534578_286884840527255_2441692880478079167_n.jpg" text:style-name="Internet_20_link" text:visited-style-name="Visited_20_Internet_20_Link">
<draw:frame draw:style-name="fr1" draw:name="Image328" text:anchor-type="as-char" svg:width="6.9236in" svg:height="6.9236in" draw:z-index="0">
<draw:image xlink:href="../Images/AРМІЯINFORM/2023-07-09T96-00-00-04-00/358534578_286884840527255_2441692880478079167_n-150x150.jpg" xlink:type="simple" xlink:show="embed" xlink:actuate="onLoad" draw:mime-type="image/jpeg"/>
</draw:frame>
</text:a>
关于促进Rospropaganda的假货，旨在“分配” Maria Bashkirtsevut在Care Intryformation Centry Centry和YouTube频道“ Cultiger”中的联合信息图中。</text:p>
      <text:p text:style-name="P4">
News Source: <text:a xlink:type="simple" xlink:href="https://armyinform.com.ua/2023/07/09/rosiya-protyagom-dovgogo-chasu-ne-prypynyaye-sprob-pryvlasnennya-ukrayinskoyi-kultury-yaka-zhodnym-chynom-yij-ne-nalezhyt/" text:style-name="Internet_20_link" text:visited-style-name="Visited_20_Internet_20_Link">
https://armyinform.com.ua/2023/07/09/rosiya-protyagom-dovgogo-chasu-ne-prypynyaye-sprob-pryvlasnennya-ukrayinskoyi-kultury-yaka-zhodnym-chynom-yij-ne-nalezhyt/</text:a>
</text:p>
      <!--NEWS-->
      <text:h text:style-name="P10" text:outline-level="1">
<text:span text:style-name="T4">
军事人员和家庭流离失所者的子女可以获得赠款</text:span>
</text:h>
      <text:p text:style-name="P4">
作者: ['АРМІЯINFORM']</text:p>
      <text:p text:style-name="P4">
时间: 2023-07-09T97:00:00-04:00</text:p>
      <text:p text:style-name="P4">
描述: 伊科尼基（Kshe）的基夫斯卡学校（Kyivska School）偷走了ryannaya的比赛。 Odrimati fisnansov ...与乌克兰2022年的战争，与乌克兰的最新消息，今天与乌克兰的新闻战争，乌克兰2022年最后一次与乌克兰的战争，乌克兰和俄罗斯之间的战争以及2022年与乌克兰的战争将是一场战争在不久的将来与乌克兰发动了战争，这是与乌克兰的战争，今天的乌克兰新闻，乌克兰的新闻，乌克兰媒体的俄罗斯媒体</text:p>
      <text:p text:style-name="P4">
图片: ['<text:a xlink:type="simple" xlink:href="https://armyinform.com.ua/wp-content/uploads/2023/07/student-849822_960_720.jpg" text:style-name="Internet_20_link" text:visited-style-name="Visited_20_Internet_20_Link">
student-849822_960_720.jpg</text:a>
']</text:p>
      <text:p text:style-name="P4">
标签: ['STOPRUSSIA', 'АГРЕСІЯ РФ', 'ВІЙНА', 'ВТОРГНЕННЯ РФ', 'ГРАНАТИ', 'МІНРЕІНТЕГРАЦІЇ']</text:p>
      <text:p text:style-name="P4">
类别: News</text:p>
      <!--METADATA-->
      <text:p text:style-name="P4">
<draw:frame draw:style-name="fr1" draw:name="Image329" text:anchor-type="as-char" svg:width="6.9236in" svg:height="4.615733in" draw:z-index="0">
<draw:image xlink:href="../Images/AРМІЯINFORM/2023-07-09T97-00-00-04-00/student-849822_960_720.jpg" xlink:type="simple" xlink:show="embed" xlink:actuate="onLoad" draw:mime-type="image/jpeg"/>
</draw:frame>
说明性照片</text:p>
      <text:p text:style-name="P4">
基辅经济学院宣布了收据的竞争(houl). Отриматифінансову допомогу зможуть 700 вступників. Програма повністю покриває вартістьнавчання і частково проживання, про це<text:a xlink:type="simple" xlink:href="https://minre.gov.ua/2023/07/08/granty-na-navchannya-dlya-ditej-vijskovosluzhbovcziv-i-vnutrishnih-pereselencziv/" text:style-name="Internet_20_link" text:visited-style-name="Visited_20_Internet_20_Link">
повідомляє</text:a>
重返社会部。</text:p>
      <text:p text:style-name="P4">
军人，内部流离失所者，不同奥林匹克运动会，锦标赛和比赛的获胜者可以获得赠款。 还有那些在2022年2月24日之后强迫国外的人，但想回家。</text:p>
      <text:p text:style-name="P4">
对于每个类别，都有一个单独的申请表来提交您的候选人资格。可以通过[参考]查看它们(https://university.kse.ua/grants).</text:p>
      <text:p text:style-name="P4">
Як долучитися до програми?</text:p>
      <ol>
        <li>
Підготувати необхідні документи. Їх перелік наведений <text:a xlink:type="simple" xlink:href="https://university.kse.ua/grants-documents" text:style-name="Internet_20_link" text:visited-style-name="Visited_20_Internet_20_Link">
тут</text:a>
.  2. Заповнити відповідну форму на сайті Київської школи економіки та додати скан-копії зазначених документів.  3. Надіслати грантовому комітету мотиваційний лист (有关如何做的说明将会寄给您的电子邮件).  4. Пройти співбесіду з грантовим комітетом та отримати рішення.  5. Подати заяву в електронному кабінеті вступника з результатами: НМТ/ЗНО для бакалаврату, єдиного вступного іспиту та єдиного фахового вступного випробування — для магістратури.  6. Подати документи до КШЕ (在线的).</li>
      </ol>
      <text:p text:style-name="P4">
Заявки на участь у грантовій програмі приймаються до кінця липня. Докладніше зумовами отримання грантів можна ознайомитися за<text:a xlink:type="simple" xlink:href="https://university.kse.ua/grants" text:style-name="Internet_20_link" text:visited-style-name="Visited_20_Internet_20_Link">
посиланням</text:a>
.</text:p>
      <text:p text:style-name="P4">
News Source: <text:a xlink:type="simple" xlink:href="https://armyinform.com.ua/2023/07/09/granty-na-navchannya-dlya-ditej-vijskovosluzhbovcziv-i-vnutrishnih-pereselencziv/" text:style-name="Internet_20_link" text:visited-style-name="Visited_20_Internet_20_Link">
https://armyinform.com.ua/2023/07/09/granty-na-navchannya-dlya-ditej-vijskovosluzhbovcziv-i-vnutrishnih-pereselencziv/</text:a>
</text:p>
      <!--NEWS-->
      <text:h text:style-name="P10" text:outline-level="1">
<text:span text:style-name="T4">
举行了协调总部的会议</text:span>
</text:h>
      <text:p text:style-name="P4">
作者: ['АРМІЯINFORM']</text:p>
      <text:p text:style-name="P4">
时间: 2023-07-09T98:00:00-04:00</text:p>
      <text:p text:style-name="P4">
描述: Zakhid Proshov Pid Medicanes Viceper’r-Ministra Irini Vereshchuk。 在Nomo Buli，与乌克兰2022年的战争中，与乌克兰的战争是今天的最新消息，即今天与乌克兰2022年的新闻战争，乌克兰和俄罗斯之间的战争将在2022年与乌克兰的战争之间发动战争不管您是否将在不久的将来与乌克兰发生战争</text:p>
      <text:p text:style-name="P4">
图片: ['<text:a xlink:type="simple" xlink:href="https://armyinform.com.ua/wp-content/uploads/2022/11/dity-pereselenczi.jpg" text:style-name="Internet_20_link" text:visited-style-name="Visited_20_Internet_20_Link">
dity-pereselenczi.jpg</text:a>
']</text:p>
      <text:p text:style-name="P4">
标签: ['STOPRUSSIA', 'АГРЕСІЯ РФ', 'ВІЙНА', 'ВТОРГНЕННЯ РФ', 'МІНРЕІНТЕГРАЦІЇ']</text:p>
      <text:p text:style-name="P4">
类别: News</text:p>
      <!--METADATA-->
      <text:p text:style-name="P4">
<draw:frame draw:style-name="fr1" draw:name="Image330" text:anchor-type="as-char" svg:width="6.9236in" svg:height="3.894525in" draw:z-index="0">
<draw:image xlink:href="../Images/AРМІЯINFORM/2023-07-09T98-00-00-04-00/dity-pereselenczi.jpg" xlink:type="simple" xlink:show="embed" xlink:actuate="onLoad" draw:mime-type="image/jpeg"/>
</draw:frame>
说明性照片</text:p>
      <text:p text:style-name="P4">
该活动由Viceremer-Minister Irina Vereshchuk主持。 重返社会政策部，国家社会服务部，国家信息局，OVA，儿童服务，其他部门机构的代表，社会政策部，国家社会服务局，国家信息局，国家信息局，国家社会服务局，其他部门机构的代表参加了会议。</text:p>
      <text:p text:style-name="P4">
关于它<text:a xlink:type="simple" xlink:href="https://minre.gov.ua/2023/07/08/vidbulosya-zasidannya-koordynaczijnogo-shtabu-z-pytan-zahystu-prav-dytyny-v-umovah-voyennogo-stanu-3/" text:style-name="Internet_20_link" text:visited-style-name="Visited_20_Internet_20_Link">
报告</text:a>
重返社会部。</text:p>
      <text:p text:style-name="P4">
讨论的主题尤其是对可能被收养的儿童的集中委员会的问题以及特殊服务为儿童提供当地服务的互动。</text:p>
      <text:p text:style-name="P4">
首先，这在保护儿童权利方面很重要。 会议的参与者强调，相关服务将记录更多的保护儿童权利的机会。</text:p>
      <text:p text:style-name="P4">
议程上的另一个问题是准备巩固孩子的人的准备。 它目前处于离线格式。</text:p>
      <text:p text:style-name="P4">
Irina Vereshchuk指出，在战争中，培训的理论部分可以转化为在线格式。 这可以大大加速处理过程，因此它可以使您更快地行使身份儿童权利。</text:p>
      <text:p text:style-name="P4">
“我们必须更快地进行培训。 有必要计算该领域必要的培训师数量，以使准备工作是动态的，并且候选人采用者能够尽快收养孩子。” Irivoreshchuk强调。</text:p>
      <text:p text:style-name="P4">
News Source: <text:a xlink:type="simple" xlink:href="https://armyinform.com.ua/2023/07/09/vidbulosya-zasidannya-koordynaczijnogo-shtabu-z-pytan-zahystu-prav-dytyny-v-umovah-voyennogo-stanu/" text:style-name="Internet_20_link" text:visited-style-name="Visited_20_Internet_20_Link">
https://armyinform.com.ua/2023/07/09/vidbulosya-zasidannya-koordynaczijnogo-shtabu-z-pytan-zahystu-prav-dytyny-v-umovah-voyennogo-stan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